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 style:data-style-name="N61">
      <style:table-cell-properties fo:background-color="#fff2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 style:data-style-name="N61"/>
    <style:style style:name="ce7" style:family="table-cell" style:parent-style-name="Default" style:data-style-name="N61">
      <style:table-cell-properties fo:background-color="#dee6ef"/>
    </style:style>
    <style:style style:name="ce8" style:family="table-cell" style:parent-style-name="Default" style:data-style-name="N61">
      <style:table-cell-properties fo:background-color="#ffffd7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61">
      <style:table-cell-properties fo:background-color="#dee6ef"/>
      <style:text-properties fo:color="#000000"/>
    </style:style>
    <style:style style:name="ce13" style:family="table-cell" style:parent-style-name="Default">
      <style:table-cell-properties fo:background-color="#dee6ef"/>
      <style:text-properties fo:color="#000000"/>
    </style:style>
    <style:style style:name="ce14" style:family="table-cell" style:parent-style-name="Default" style:data-style-name="N61">
      <style:table-cell-properties fo:background-color="#ffff00"/>
    </style:style>
    <style:style style:name="ce15" style:family="table-cell" style:parent-style-name="Default" style:data-style-name="N61">
      <style:table-cell-properties fo:background-color="transparen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6d6d"/>
      <style:text-properties fo:color="#000000"/>
    </style:style>
    <style:style style:name="ce18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CUDA 1D POW2" table:style-name="ta1">
        <table:table-column table:style-name="co1" table:number-columns-repeated="5" table:default-cell-style-name="ce2"/>
        <table:table-column table:style-name="co1" table:number-columns-repeated="4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FFT1DCEXECCUDA_AVG</text:p>
          </table:table-cell>
          <table:table-cell table:style-name="Default" office:value-type="string" calcext:value-type="string">
            <text:p>FFT1DCEXECCUDA_STD</text:p>
          </table:table-cell>
          <table:table-cell table:style-name="Default" office:value-type="string" calcext:value-type="string">
            <text:p>FFT1DCINITCUDA_AVG</text:p>
          </table:table-cell>
          <table:table-cell table:style-name="Default"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ce4" office:value-type="float" office:value="0.0000400458" calcext:value-type="float">
            <text:p>4.00E-05</text:p>
          </table:table-cell>
          <table:table-cell table:style-name="ce6" office:value-type="float" office:value="0.00000189779461481" calcext:value-type="float">
            <text:p>1.90E-06</text:p>
          </table:table-cell>
          <table:table-cell table:style-name="ce5" office:value-type="float" office:value="0.000280481" calcext:value-type="float">
            <text:p>0.000280481</text:p>
          </table:table-cell>
          <table:table-cell table:style-name="ce6" office:value-type="float" office:value="0.0000106723676328" calcext:value-type="float">
            <text:p>1.07E-05</text:p>
          </table:table-cell>
          <table:table-cell table:style-name="ce4" office:value-type="float" office:value="0.0000595172" calcext:value-type="float">
            <text:p>5.95E-05</text:p>
          </table:table-cell>
          <table:table-cell table:style-name="ce6" office:value-type="float" office:value="0.00000351409358631" calcext:value-type="float">
            <text:p>3.51E-06</text:p>
          </table:table-cell>
          <table:table-cell table:style-name="ce5" office:value-type="float" office:value="0.0003510439" calcext:value-type="float">
            <text:p>0.0003510439</text:p>
          </table:table-cell>
          <table:table-cell office:value-type="float" office:value="0.000489577638773" calcext:value-type="float">
            <text:p>0.000489577638773</text:p>
          </table:table-cell>
          <table:table-cell table:style-name="ce6" office:value-type="float" office:value="0.000039054" calcext:value-type="float">
            <text:p>3.91E-05</text:p>
          </table:table-cell>
          <table:table-cell table:style-name="ce6" office:value-type="float" office:value="0.0000046931711383" calcext:value-type="float">
            <text:p>4.69E-06</text:p>
          </table:table-cell>
          <table:table-cell office:value-type="float" office:value="0.0002749732" calcext:value-type="float">
            <text:p>0.0002749732</text:p>
          </table:table-cell>
          <table:table-cell table:style-name="ce6" office:value-type="float" office:value="0.000015169277847" calcext:value-type="float">
            <text:p>1.52E-05</text:p>
          </table:table-cell>
          <table:table-cell table:style-name="ce6" office:value-type="float" office:value="0.0000547554" calcext:value-type="float">
            <text:p>5.48E-05</text:p>
          </table:table-cell>
          <table:table-cell table:style-name="ce6" office:value-type="float" office:value="0.00000202513435494" calcext:value-type="float">
            <text:p>2.03E-06</text:p>
          </table:table-cell>
          <table:table-cell office:value-type="float" office:value="0.00033528" calcext:value-type="float">
            <text:p>0.00033528</text:p>
          </table:table-cell>
          <table:table-cell table:style-name="ce6" office:value-type="float" office:value="0.000011395384007" calcext:value-type="float">
            <text:p>1.14E-05</text:p>
          </table:table-cell>
          <table:table-cell table:style-name="ce6" office:value-type="float" office:value="0.0000268843" calcext:value-type="float">
            <text:p>2.69E-05</text:p>
          </table:table-cell>
          <table:table-cell table:style-name="ce6" office:value-type="float" office:value="0.000000624693178022" calcext:value-type="float">
            <text:p>6.25E-07</text:p>
          </table:table-cell>
          <table:table-cell office:value-type="float" office:value="0.0002748334" calcext:value-type="float">
            <text:p>0.0002748334</text:p>
          </table:table-cell>
          <table:table-cell table:style-name="ce6" office:value-type="float" office:value="0.0000136649759052" calcext:value-type="float">
            <text:p>1.37E-05</text:p>
          </table:table-cell>
          <table:table-cell table:style-name="ce6" office:value-type="float" office:value="0.0000517567" calcext:value-type="float">
            <text:p>5.18E-05</text:p>
          </table:table-cell>
          <table:table-cell table:style-name="ce6" office:value-type="float" office:value="0.000000941248939796" calcext:value-type="float">
            <text:p>9.41E-07</text:p>
          </table:table-cell>
          <table:table-cell office:value-type="float" office:value="0.000330666" calcext:value-type="float">
            <text:p>0.000330666</text:p>
          </table:table-cell>
          <table:table-cell table:style-name="ce6" office:value-type="float" office:value="0.000011133379441" calcext:value-type="float">
            <text:p>1.11E-05</text:p>
          </table:table-cell>
          <table:table-cell office:value-type="float" office:value="0.1567598" calcext:value-type="float">
            <text:p>0.1567598</text:p>
          </table:table-cell>
          <table:table-cell office:value-type="float" office:value="0.00191169347845" calcext:value-type="float">
            <text:p>0.00191169347845</text:p>
          </table:table-cell>
          <table:table-cell table:style-name="ce4" office:value-type="float" office:value="0.0000021168" calcext:value-type="float">
            <text:p>2.12E-06</text:p>
          </table:table-cell>
          <table:table-cell table:style-name="ce6" office:value-type="float" office:value="0.000000179799765171" calcext:value-type="float">
            <text:p>1.80E-07</text:p>
          </table:table-cell>
          <table:table-cell table:style-name="ce5" office:value-type="float" office:value="0.0002688588" calcext:value-type="float">
            <text:p>0.0002688588</text:p>
          </table:table-cell>
          <table:table-cell table:style-name="ce6" office:value-type="float" office:value="0.00000749213455417" calcext:value-type="float">
            <text:p>7.49E-06</text:p>
          </table:table-cell>
          <table:table-cell table:style-name="ce5" office:value-type="float" office:value="0.007102958" calcext:value-type="float">
            <text:p>0.007102958</text:p>
          </table:table-cell>
          <table:table-cell office:value-type="float" office:value="0.000340418871582" calcext:value-type="float">
            <text:p>0.000340418871582</text:p>
          </table:table-cell>
          <table:table-cell table:style-name="ce6" office:value-type="float" office:value="0.0000005846" calcext:value-type="float">
            <text:p>5.85E-07</text:p>
          </table:table-cell>
          <table:table-cell table:style-name="ce6" office:value-type="float" office:value="0.0000000874785052964" calcext:value-type="float">
            <text:p>8.75E-08</text:p>
          </table:table-cell>
          <table:table-cell table:style-name="ce6" office:value-type="float" office:value="0.0000005013" calcext:value-type="float">
            <text:p>5.01E-07</text:p>
          </table:table-cell>
          <table:table-cell table:style-name="ce6" office:value-type="float" office:value="0.0000000464998207882" calcext:value-type="float">
            <text:p>4.65E-08</text:p>
          </table:table-cell>
          <table:table-cell table:style-name="ce4" office:value-type="float" office:value="0.0000042805" calcext:value-type="float">
            <text:p>4.28E-06</text:p>
          </table:table-cell>
          <table:table-cell table:style-name="ce6" office:value-type="float" office:value="0.00000167706743057" calcext:value-type="float">
            <text:p>1.68E-06</text:p>
          </table:table-cell>
          <table:table-cell table:style-name="ce5" office:value-type="float" office:value="0.10196355" calcext:value-type="float">
            <text:p>0.10196355</text:p>
          </table:table-cell>
          <table:table-cell office:value-type="float" office:value="0.00775289344499" calcext:value-type="float">
            <text:p>0.00775289344499</text:p>
          </table:table-cell>
          <table:table-cell table:style-name="ce5" office:value-type="float" office:value="0.006085653" calcext:value-type="float">
            <text:p>0.006085653</text:p>
          </table:table-cell>
          <table:table-cell office:value-type="float" office:value="0.000311698414962" calcext:value-type="float">
            <text:p>0.000311698414962</text:p>
          </table:table-cell>
          <table:table-cell table:style-name="ce6" office:value-type="float" office:value="0.0000006411" calcext:value-type="float">
            <text:p>6.41E-07</text:p>
          </table:table-cell>
          <table:table-cell table:style-name="ce6" office:value-type="float" office:value="0.000000266401305469" calcext:value-type="float">
            <text:p>2.66E-07</text:p>
          </table:table-cell>
          <table:table-cell table:style-name="ce6" office:value-type="float" office:value="0.0000006383" calcext:value-type="float">
            <text:p>6.38E-07</text:p>
          </table:table-cell>
          <table:table-cell table:style-name="ce6" office:value-type="float" office:value="0.000000264026534862" calcext:value-type="float">
            <text:p>2.64E-07</text:p>
          </table:table-cell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ce4" office:value-type="float" office:value="0.0000515867" calcext:value-type="float">
            <text:p>5.16E-05</text:p>
          </table:table-cell>
          <table:table-cell table:style-name="ce6" office:value-type="float" office:value="0.00000549197452956" calcext:value-type="float">
            <text:p>5.49E-06</text:p>
          </table:table-cell>
          <table:table-cell table:style-name="ce5" office:value-type="float" office:value="0.0003061906" calcext:value-type="float">
            <text:p>0.0003061906</text:p>
          </table:table-cell>
          <table:table-cell table:style-name="ce6" office:value-type="float" office:value="0.0000267752668923" calcext:value-type="float">
            <text:p>2.68E-05</text:p>
          </table:table-cell>
          <table:table-cell table:style-name="ce4" office:value-type="float" office:value="0.0000677375" calcext:value-type="float">
            <text:p>6.77E-05</text:p>
          </table:table-cell>
          <table:table-cell table:style-name="ce6" office:value-type="float" office:value="0.0000116770795555" calcext:value-type="float">
            <text:p>1.17E-05</text:p>
          </table:table-cell>
          <table:table-cell table:style-name="ce5" office:value-type="float" office:value="0.0002017673" calcext:value-type="float">
            <text:p>0.0002017673</text:p>
          </table:table-cell>
          <table:table-cell table:style-name="ce6" office:value-type="float" office:value="0.0000154273033076" calcext:value-type="float">
            <text:p>1.54E-05</text:p>
          </table:table-cell>
          <table:table-cell table:style-name="ce6" office:value-type="float" office:value="0.0000472441" calcext:value-type="float">
            <text:p>4.72E-05</text:p>
          </table:table-cell>
          <table:table-cell table:style-name="ce6" office:value-type="float" office:value="0.00000301271809538" calcext:value-type="float">
            <text:p>3.01E-06</text:p>
          </table:table-cell>
          <table:table-cell office:value-type="float" office:value="0.0002814508" calcext:value-type="float">
            <text:p>0.0002814508</text:p>
          </table:table-cell>
          <table:table-cell table:style-name="ce6" office:value-type="float" office:value="0.0000235591376413" calcext:value-type="float">
            <text:p>2.36E-05</text:p>
          </table:table-cell>
          <table:table-cell table:style-name="ce6" office:value-type="float" office:value="0.0000606054" calcext:value-type="float">
            <text:p>6.06E-05</text:p>
          </table:table-cell>
          <table:table-cell table:style-name="ce6" office:value-type="float" office:value="0.0000024243931291" calcext:value-type="float">
            <text:p>2.42E-06</text:p>
          </table:table-cell>
          <table:table-cell office:value-type="float" office:value="0.0003478926" calcext:value-type="float">
            <text:p>0.0003478926</text:p>
          </table:table-cell>
          <table:table-cell table:style-name="ce6" office:value-type="float" office:value="0.0000140791366307" calcext:value-type="float">
            <text:p>1.41E-05</text:p>
          </table:table-cell>
          <table:table-cell table:style-name="ce6" office:value-type="float" office:value="0.0000399248" calcext:value-type="float">
            <text:p>3.99E-05</text:p>
          </table:table-cell>
          <table:table-cell table:style-name="ce6" office:value-type="float" office:value="0.00000531150963684" calcext:value-type="float">
            <text:p>5.31E-06</text:p>
          </table:table-cell>
          <table:table-cell office:value-type="float" office:value="0.0002888593" calcext:value-type="float">
            <text:p>0.0002888593</text:p>
          </table:table-cell>
          <table:table-cell table:style-name="ce6" office:value-type="float" office:value="0.000020799764016" calcext:value-type="float">
            <text:p>2.08E-05</text:p>
          </table:table-cell>
          <table:table-cell table:style-name="ce6" office:value-type="float" office:value="0.0000584477" calcext:value-type="float">
            <text:p>5.84E-05</text:p>
          </table:table-cell>
          <table:table-cell table:style-name="ce6" office:value-type="float" office:value="0.00000145290559837" calcext:value-type="float">
            <text:p>1.45E-06</text:p>
          </table:table-cell>
          <table:table-cell office:value-type="float" office:value="0.0003492148" calcext:value-type="float">
            <text:p>0.0003492148</text:p>
          </table:table-cell>
          <table:table-cell table:style-name="ce6" office:value-type="float" office:value="0.0000351664701536" calcext:value-type="float">
            <text:p>3.52E-05</text:p>
          </table:table-cell>
          <table:table-cell office:value-type="float" office:value="0.1566925" calcext:value-type="float">
            <text:p>0.1566925</text:p>
          </table:table-cell>
          <table:table-cell office:value-type="float" office:value="0.00317704807959" calcext:value-type="float">
            <text:p>0.00317704807959</text:p>
          </table:table-cell>
          <table:table-cell table:style-name="ce4" office:value-type="float" office:value="0.000005795" calcext:value-type="float">
            <text:p>5.80E-06</text:p>
          </table:table-cell>
          <table:table-cell table:style-name="ce6" office:value-type="float" office:value="0.000000623475384883" calcext:value-type="float">
            <text:p>6.23E-07</text:p>
          </table:table-cell>
          <table:table-cell table:style-name="ce5" office:value-type="float" office:value="0.0002842717" calcext:value-type="float">
            <text:p>0.0002842717</text:p>
          </table:table-cell>
          <table:table-cell table:style-name="ce6" office:value-type="float" office:value="0.00000670895997984" calcext:value-type="float">
            <text:p>6.71E-06</text:p>
          </table:table-cell>
          <table:table-cell table:style-name="ce5" office:value-type="float" office:value="0.007078346" calcext:value-type="float">
            <text:p>0.007078346</text:p>
          </table:table-cell>
          <table:table-cell office:value-type="float" office:value="0.000192857482971" calcext:value-type="float">
            <text:p>0.000192857482971</text:p>
          </table:table-cell>
          <table:table-cell table:style-name="ce6" office:value-type="float" office:value="0.0000019505" calcext:value-type="float">
            <text:p>1.95E-06</text:p>
          </table:table-cell>
          <table:table-cell table:style-name="ce6" office:value-type="float" office:value="0.000000047322181785" calcext:value-type="float">
            <text:p>4.73E-08</text:p>
          </table:table-cell>
          <table:table-cell table:style-name="ce6" office:value-type="float" office:value="0.0000016721" calcext:value-type="float">
            <text:p>1.67E-06</text:p>
          </table:table-cell>
          <table:table-cell table:style-name="ce6" office:value-type="float" office:value="0.0000000177479263264" calcext:value-type="float">
            <text:p>1.77E-08</text:p>
          </table:table-cell>
          <table:table-cell table:style-name="ce4" office:value-type="float" office:value="0.0000095857" calcext:value-type="float">
            <text:p>9.59E-06</text:p>
          </table:table-cell>
          <table:table-cell table:style-name="ce6" office:value-type="float" office:value="0.00000195462574139" calcext:value-type="float">
            <text:p>1.95E-06</text:p>
          </table:table-cell>
          <table:table-cell table:style-name="ce5" office:value-type="float" office:value="0.10249925" calcext:value-type="float">
            <text:p>0.10249925</text:p>
          </table:table-cell>
          <table:table-cell office:value-type="float" office:value="0.00617464564584" calcext:value-type="float">
            <text:p>0.00617464564584</text:p>
          </table:table-cell>
          <table:table-cell table:style-name="ce5" office:value-type="float" office:value="0.005939039" calcext:value-type="float">
            <text:p>0.005939039</text:p>
          </table:table-cell>
          <table:table-cell office:value-type="float" office:value="0.000105820488297" calcext:value-type="float">
            <text:p>0.000105820488297</text:p>
          </table:table-cell>
          <table:table-cell table:style-name="ce6" office:value-type="float" office:value="0.0000037195" calcext:value-type="float">
            <text:p>3.72E-06</text:p>
          </table:table-cell>
          <table:table-cell table:style-name="ce6" office:value-type="float" office:value="0.0000048450977573" calcext:value-type="float">
            <text:p>4.85E-06</text:p>
          </table:table-cell>
          <table:table-cell table:style-name="ce6" office:value-type="float" office:value="0.0000021454" calcext:value-type="float">
            <text:p>2.15E-06</text:p>
          </table:table-cell>
          <table:table-cell table:style-name="ce6" office:value-type="float" office:value="0.000000460328916223" calcext:value-type="float">
            <text:p>4.60E-07</text:p>
          </table:table-cell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ce4" office:value-type="float" office:value="0.0000863413" calcext:value-type="float">
            <text:p>8.63E-05</text:p>
          </table:table-cell>
          <table:table-cell table:style-name="ce6" office:value-type="float" office:value="0.00000829268659121" calcext:value-type="float">
            <text:p>8.29E-06</text:p>
          </table:table-cell>
          <table:table-cell table:style-name="ce5" office:value-type="float" office:value="0.0002829099" calcext:value-type="float">
            <text:p>0.0002829099</text:p>
          </table:table-cell>
          <table:table-cell table:style-name="ce6" office:value-type="float" office:value="0.0000169310671282" calcext:value-type="float">
            <text:p>1.69E-05</text:p>
          </table:table-cell>
          <table:table-cell table:style-name="ce4" office:value-type="float" office:value="0.0000816191" calcext:value-type="float">
            <text:p>8.16E-05</text:p>
          </table:table-cell>
          <table:table-cell table:style-name="ce6" office:value-type="float" office:value="0.00000603584674075" calcext:value-type="float">
            <text:p>6.04E-06</text:p>
          </table:table-cell>
          <table:table-cell table:style-name="ce5" office:value-type="float" office:value="0.0002027785" calcext:value-type="float">
            <text:p>0.0002027785</text:p>
          </table:table-cell>
          <table:table-cell table:style-name="ce6" office:value-type="float" office:value="0.0000123394851257" calcext:value-type="float">
            <text:p>1.23E-05</text:p>
          </table:table-cell>
          <table:table-cell table:style-name="ce6" office:value-type="float" office:value="0.0000900757" calcext:value-type="float">
            <text:p>9.01E-05</text:p>
          </table:table-cell>
          <table:table-cell table:style-name="ce6" office:value-type="float" office:value="0.0000171437128809" calcext:value-type="float">
            <text:p>1.71E-05</text:p>
          </table:table-cell>
          <table:table-cell office:value-type="float" office:value="0.0002808226" calcext:value-type="float">
            <text:p>0.0002808226</text:p>
          </table:table-cell>
          <table:table-cell table:style-name="ce6" office:value-type="float" office:value="0.0000241033114332" calcext:value-type="float">
            <text:p>2.41E-05</text:p>
          </table:table-cell>
          <table:table-cell table:style-name="ce6" office:value-type="float" office:value="0.0000978967" calcext:value-type="float">
            <text:p>9.79E-05</text:p>
          </table:table-cell>
          <table:table-cell table:style-name="ce6" office:value-type="float" office:value="0.00000519059495733" calcext:value-type="float">
            <text:p>5.19E-06</text:p>
          </table:table-cell>
          <table:table-cell office:value-type="float" office:value="0.0003766121" calcext:value-type="float">
            <text:p>0.0003766121</text:p>
          </table:table-cell>
          <table:table-cell table:style-name="ce6" office:value-type="float" office:value="0.0000132523388833" calcext:value-type="float">
            <text:p>1.33E-05</text:p>
          </table:table-cell>
          <table:table-cell table:style-name="ce6" office:value-type="float" office:value="0.0000799128" calcext:value-type="float">
            <text:p>7.99E-05</text:p>
          </table:table-cell>
          <table:table-cell table:style-name="ce6" office:value-type="float" office:value="0.000000983854076804" calcext:value-type="float">
            <text:p>9.84E-07</text:p>
          </table:table-cell>
          <table:table-cell office:value-type="float" office:value="0.0002739045" calcext:value-type="float">
            <text:p>0.0002739045</text:p>
          </table:table-cell>
          <table:table-cell table:style-name="ce6" office:value-type="float" office:value="0.0000156612693841" calcext:value-type="float">
            <text:p>1.57E-05</text:p>
          </table:table-cell>
          <table:table-cell table:style-name="ce6" office:value-type="float" office:value="0.0000961999" calcext:value-type="float">
            <text:p>9.62E-05</text:p>
          </table:table-cell>
          <table:table-cell table:style-name="ce6" office:value-type="float" office:value="0.00000190049370486" calcext:value-type="float">
            <text:p>1.90E-06</text:p>
          </table:table-cell>
          <table:table-cell office:value-type="float" office:value="0.0003601123" calcext:value-type="float">
            <text:p>0.0003601123</text:p>
          </table:table-cell>
          <table:table-cell table:style-name="ce6" office:value-type="float" office:value="0.0000140915203426" calcext:value-type="float">
            <text:p>1.41E-05</text:p>
          </table:table-cell>
          <table:table-cell office:value-type="float" office:value="0.1554449" calcext:value-type="float">
            <text:p>0.1554449</text:p>
          </table:table-cell>
          <table:table-cell office:value-type="float" office:value="0.00152970675839" calcext:value-type="float">
            <text:p>0.00152970675839</text:p>
          </table:table-cell>
          <table:table-cell table:style-name="ce4" office:value-type="float" office:value="0.0000225166" calcext:value-type="float">
            <text:p>2.25E-05</text:p>
          </table:table-cell>
          <table:table-cell table:style-name="ce6" office:value-type="float" office:value="0.00000538501600534" calcext:value-type="float">
            <text:p>5.39E-06</text:p>
          </table:table-cell>
          <table:table-cell table:style-name="ce5" office:value-type="float" office:value="0.0003352862" calcext:value-type="float">
            <text:p>0.0003352862</text:p>
          </table:table-cell>
          <table:table-cell table:style-name="ce6" office:value-type="float" office:value="0.0000393795316286" calcext:value-type="float">
            <text:p>3.94E-05</text:p>
          </table:table-cell>
          <table:table-cell table:style-name="ce5" office:value-type="float" office:value="0.006628972" calcext:value-type="float">
            <text:p>0.006628972</text:p>
          </table:table-cell>
          <table:table-cell office:value-type="float" office:value="0.000100645221424" calcext:value-type="float">
            <text:p>0.000100645221424</text:p>
          </table:table-cell>
          <table:table-cell table:style-name="ce6" office:value-type="float" office:value="0.0000074849" calcext:value-type="float">
            <text:p>7.48E-06</text:p>
          </table:table-cell>
          <table:table-cell table:style-name="ce6" office:value-type="float" office:value="0.0000000306356727435" calcext:value-type="float">
            <text:p>3.06E-08</text:p>
          </table:table-cell>
          <table:table-cell table:style-name="ce6" office:value-type="float" office:value="0.0000071828" calcext:value-type="float">
            <text:p>7.18E-06</text:p>
          </table:table-cell>
          <table:table-cell table:style-name="ce6" office:value-type="float" office:value="0.00000177233272522" calcext:value-type="float">
            <text:p>1.77E-06</text:p>
          </table:table-cell>
          <table:table-cell table:style-name="ce4" office:value-type="float" office:value="0.0000416324" calcext:value-type="float">
            <text:p>4.16E-05</text:p>
          </table:table-cell>
          <table:table-cell table:style-name="ce6" office:value-type="float" office:value="0.00000799812858945" calcext:value-type="float">
            <text:p>8.00E-06</text:p>
          </table:table-cell>
          <table:table-cell table:style-name="ce5" office:value-type="float" office:value="0.10105426" calcext:value-type="float">
            <text:p>0.10105426</text:p>
          </table:table-cell>
          <table:table-cell office:value-type="float" office:value="0.00379226163279" calcext:value-type="float">
            <text:p>0.00379226163279</text:p>
          </table:table-cell>
          <table:table-cell table:style-name="ce5" office:value-type="float" office:value="0.00578778" calcext:value-type="float">
            <text:p>0.00578778</text:p>
          </table:table-cell>
          <table:table-cell table:style-name="ce6" office:value-type="float" office:value="0.0000955888885918" calcext:value-type="float">
            <text:p>9.56E-05</text:p>
          </table:table-cell>
          <table:table-cell table:style-name="ce6" office:value-type="float" office:value="0.0000094856" calcext:value-type="float">
            <text:p>9.49E-06</text:p>
          </table:table-cell>
          <table:table-cell table:style-name="ce6" office:value-type="float" office:value="0.00000205443964785" calcext:value-type="float">
            <text:p>2.05E-06</text:p>
          </table:table-cell>
          <table:table-cell table:style-name="ce6" office:value-type="float" office:value="0.0000094564" calcext:value-type="float">
            <text:p>9.46E-06</text:p>
          </table:table-cell>
          <table:table-cell table:style-name="ce6" office:value-type="float" office:value="0.00000203549127021" calcext:value-type="float">
            <text:p>2.04E-06</text:p>
          </table:table-cell>
        </table:table-row>
        <table:table-row table:style-name="ro1">
          <table:table-cell table:style-name="Default" office:value-type="float" office:value="16384" calcext:value-type="float">
            <text:p>16384</text:p>
          </table:table-cell>
          <table:table-cell table:style-name="ce5" office:value-type="float" office:value="0.0002058503" calcext:value-type="float">
            <text:p>0.0002058503</text:p>
          </table:table-cell>
          <table:table-cell table:style-name="ce6" office:value-type="float" office:value="0.00000573152219552" calcext:value-type="float">
            <text:p>5.73E-06</text:p>
          </table:table-cell>
          <table:table-cell table:style-name="ce5" office:value-type="float" office:value="0.0003066477" calcext:value-type="float">
            <text:p>0.0003066477</text:p>
          </table:table-cell>
          <table:table-cell table:style-name="ce6" office:value-type="float" office:value="0.000039360482286" calcext:value-type="float">
            <text:p>3.94E-05</text:p>
          </table:table-cell>
          <table:table-cell table:style-name="ce5" office:value-type="float" office:value="0.000162767" calcext:value-type="float">
            <text:p>0.000162767</text:p>
          </table:table-cell>
          <table:table-cell table:style-name="ce6" office:value-type="float" office:value="0.000016615092871" calcext:value-type="float">
            <text:p>1.66E-05</text:p>
          </table:table-cell>
          <table:table-cell table:style-name="ce5" office:value-type="float" office:value="0.0002230597" calcext:value-type="float">
            <text:p>0.0002230597</text:p>
          </table:table-cell>
          <table:table-cell table:style-name="ce6" office:value-type="float" office:value="0.0000479086488783" calcext:value-type="float">
            <text:p>4.79E-05</text:p>
          </table:table-cell>
          <table:table-cell office:value-type="float" office:value="0.0001950314" calcext:value-type="float">
            <text:p>0.0001950314</text:p>
          </table:table-cell>
          <table:table-cell table:style-name="ce6" office:value-type="float" office:value="0.00000310074024137" calcext:value-type="float">
            <text:p>3.10E-06</text:p>
          </table:table-cell>
          <table:table-cell office:value-type="float" office:value="0.0002886966" calcext:value-type="float">
            <text:p>0.0002886966</text:p>
          </table:table-cell>
          <table:table-cell table:style-name="ce6" office:value-type="float" office:value="0.0000147272610428" calcext:value-type="float">
            <text:p>1.47E-05</text:p>
          </table:table-cell>
          <table:table-cell office:value-type="float" office:value="0.0002065986" calcext:value-type="float">
            <text:p>0.0002065986</text:p>
          </table:table-cell>
          <table:table-cell table:style-name="ce6" office:value-type="float" office:value="0.00000461950127659" calcext:value-type="float">
            <text:p>4.62E-06</text:p>
          </table:table-cell>
          <table:table-cell office:value-type="float" office:value="0.0005894031" calcext:value-type="float">
            <text:p>0.0005894031</text:p>
          </table:table-cell>
          <table:table-cell office:value-type="float" office:value="0.000286251078563" calcext:value-type="float">
            <text:p>0.000286251078563</text:p>
          </table:table-cell>
          <table:table-cell office:value-type="float" office:value="0.0002041352" calcext:value-type="float">
            <text:p>0.0002041352</text:p>
          </table:table-cell>
          <table:table-cell table:style-name="ce6" office:value-type="float" office:value="0.00000881898935757" calcext:value-type="float">
            <text:p>8.82E-06</text:p>
          </table:table-cell>
          <table:table-cell office:value-type="float" office:value="0.0002962328" calcext:value-type="float">
            <text:p>0.0002962328</text:p>
          </table:table-cell>
          <table:table-cell table:style-name="ce6" office:value-type="float" office:value="0.0000407506900986" calcext:value-type="float">
            <text:p>4.08E-05</text:p>
          </table:table-cell>
          <table:table-cell office:value-type="float" office:value="0.0002049062" calcext:value-type="float">
            <text:p>0.0002049062</text:p>
          </table:table-cell>
          <table:table-cell table:style-name="ce6" office:value-type="float" office:value="0.00000601426435513" calcext:value-type="float">
            <text:p>6.01E-06</text:p>
          </table:table-cell>
          <table:table-cell office:value-type="float" office:value="0.0004516194" calcext:value-type="float">
            <text:p>0.0004516194</text:p>
          </table:table-cell>
          <table:table-cell table:style-name="ce6" office:value-type="float" office:value="0.0000199205311799" calcext:value-type="float">
            <text:p>1.99E-05</text:p>
          </table:table-cell>
          <table:table-cell office:value-type="float" office:value="0.1553161" calcext:value-type="float">
            <text:p>0.1553161</text:p>
          </table:table-cell>
          <table:table-cell office:value-type="float" office:value="0.00241703944022" calcext:value-type="float">
            <text:p>0.00241703944022</text:p>
          </table:table-cell>
          <table:table-cell table:style-name="ce5" office:value-type="float" office:value="0.0001011987" calcext:value-type="float">
            <text:p>0.0001011987</text:p>
          </table:table-cell>
          <table:table-cell table:style-name="ce6" office:value-type="float" office:value="0.000013896638075" calcext:value-type="float">
            <text:p>1.39E-05</text:p>
          </table:table-cell>
          <table:table-cell table:style-name="ce5" office:value-type="float" office:value="0.0005209558" calcext:value-type="float">
            <text:p>0.0005209558</text:p>
          </table:table-cell>
          <table:table-cell table:style-name="ce6" office:value-type="float" office:value="0.0000493503988227" calcext:value-type="float">
            <text:p>4.94E-05</text:p>
          </table:table-cell>
          <table:table-cell table:style-name="ce5" office:value-type="float" office:value="0.006972999" calcext:value-type="float">
            <text:p>0.006972999</text:p>
          </table:table-cell>
          <table:table-cell office:value-type="float" office:value="0.000312401025943" calcext:value-type="float">
            <text:p>0.000312401025943</text:p>
          </table:table-cell>
          <table:table-cell table:style-name="ce6" office:value-type="float" office:value="0.0000321054" calcext:value-type="float">
            <text:p>3.21E-05</text:p>
          </table:table-cell>
          <table:table-cell table:style-name="ce6" office:value-type="float" office:value="0.00000185872077874" calcext:value-type="float">
            <text:p>1.86E-06</text:p>
          </table:table-cell>
          <table:table-cell table:style-name="ce6" office:value-type="float" office:value="0.0000258732" calcext:value-type="float">
            <text:p>2.59E-05</text:p>
          </table:table-cell>
          <table:table-cell table:style-name="ce6" office:value-type="float" office:value="0.000000647263435979" calcext:value-type="float">
            <text:p>6.47E-07</text:p>
          </table:table-cell>
          <table:table-cell table:style-name="ce5" office:value-type="float" office:value="0.0001996055" calcext:value-type="float">
            <text:p>0.0001996055</text:p>
          </table:table-cell>
          <table:table-cell table:style-name="ce6" office:value-type="float" office:value="0.000031014970662" calcext:value-type="float">
            <text:p>3.10E-05</text:p>
          </table:table-cell>
          <table:table-cell table:style-name="ce5" office:value-type="float" office:value="0.10244155" calcext:value-type="float">
            <text:p>0.10244155</text:p>
          </table:table-cell>
          <table:table-cell office:value-type="float" office:value="0.00626438250309" calcext:value-type="float">
            <text:p>0.00626438250309</text:p>
          </table:table-cell>
          <table:table-cell table:style-name="ce5" office:value-type="float" office:value="0.006143641" calcext:value-type="float">
            <text:p>0.006143641</text:p>
          </table:table-cell>
          <table:table-cell office:value-type="float" office:value="0.000326582867056" calcext:value-type="float">
            <text:p>0.000326582867056</text:p>
          </table:table-cell>
          <table:table-cell table:style-name="ce6" office:value-type="float" office:value="0.000042139" calcext:value-type="float">
            <text:p>4.21E-05</text:p>
          </table:table-cell>
          <table:table-cell table:style-name="ce6" office:value-type="float" office:value="0.00000725554724179" calcext:value-type="float">
            <text:p>7.26E-06</text:p>
          </table:table-cell>
          <table:table-cell table:style-name="ce6" office:value-type="float" office:value="0.0000414481" calcext:value-type="float">
            <text:p>4.14E-05</text:p>
          </table:table-cell>
          <table:table-cell table:style-name="ce6" office:value-type="float" office:value="0.00000712823896672" calcext:value-type="float">
            <text:p>7.13E-06</text:p>
          </table:table-cell>
        </table:table-row>
        <table:table-row table:style-name="ro1">
          <table:table-cell table:style-name="Default" office:value-type="float" office:value="65536" calcext:value-type="float">
            <text:p>65536</text:p>
          </table:table-cell>
          <table:table-cell table:style-name="ce5" office:value-type="float" office:value="0.000708216" calcext:value-type="float">
            <text:p>0.000708216</text:p>
          </table:table-cell>
          <table:table-cell table:style-name="ce6" office:value-type="float" office:value="0.000015165117877" calcext:value-type="float">
            <text:p>1.52E-05</text:p>
          </table:table-cell>
          <table:table-cell table:style-name="ce5" office:value-type="float" office:value="0.0003815184" calcext:value-type="float">
            <text:p>0.0003815184</text:p>
          </table:table-cell>
          <table:table-cell table:style-name="ce6" office:value-type="float" office:value="0.0000133366593368" calcext:value-type="float">
            <text:p>1.33E-05</text:p>
          </table:table-cell>
          <table:table-cell table:style-name="ce5" office:value-type="float" office:value="0.0004329414" calcext:value-type="float">
            <text:p>0.0004329414</text:p>
          </table:table-cell>
          <table:table-cell table:style-name="ce6" office:value-type="float" office:value="0.00000613831611365" calcext:value-type="float">
            <text:p>6.14E-06</text:p>
          </table:table-cell>
          <table:table-cell table:style-name="ce5" office:value-type="float" office:value="0.0003519378" calcext:value-type="float">
            <text:p>0.0003519378</text:p>
          </table:table-cell>
          <table:table-cell table:style-name="ce6" office:value-type="float" office:value="0.00000853799360766" calcext:value-type="float">
            <text:p>8.54E-06</text:p>
          </table:table-cell>
          <table:table-cell office:value-type="float" office:value="0.000720159" calcext:value-type="float">
            <text:p>0.000720159</text:p>
          </table:table-cell>
          <table:table-cell table:style-name="ce6" office:value-type="float" office:value="0.00000869121959221" calcext:value-type="float">
            <text:p>8.69E-06</text:p>
          </table:table-cell>
          <table:table-cell office:value-type="float" office:value="0.0003843655" calcext:value-type="float">
            <text:p>0.0003843655</text:p>
          </table:table-cell>
          <table:table-cell table:style-name="ce6" office:value-type="float" office:value="0.0000135884442184" calcext:value-type="float">
            <text:p>1.36E-05</text:p>
          </table:table-cell>
          <table:table-cell office:value-type="float" office:value="0.0006660142" calcext:value-type="float">
            <text:p>0.0006660142</text:p>
          </table:table-cell>
          <table:table-cell table:style-name="ce6" office:value-type="float" office:value="0.00000750512788847" calcext:value-type="float">
            <text:p>7.51E-06</text:p>
          </table:table-cell>
          <table:table-cell office:value-type="float" office:value="0.0005474658" calcext:value-type="float">
            <text:p>0.0005474658</text:p>
          </table:table-cell>
          <table:table-cell table:style-name="ce6" office:value-type="float" office:value="0.0000209745651302" calcext:value-type="float">
            <text:p>2.10E-05</text:p>
          </table:table-cell>
          <table:table-cell office:value-type="float" office:value="0.0007315333" calcext:value-type="float">
            <text:p>0.0007315333</text:p>
          </table:table-cell>
          <table:table-cell table:style-name="ce6" office:value-type="float" office:value="0.0000130526011716" calcext:value-type="float">
            <text:p>1.31E-05</text:p>
          </table:table-cell>
          <table:table-cell office:value-type="float" office:value="0.0003940839" calcext:value-type="float">
            <text:p>0.0003940839</text:p>
          </table:table-cell>
          <table:table-cell table:style-name="ce6" office:value-type="float" office:value="0.0000176932057861" calcext:value-type="float">
            <text:p>1.77E-05</text:p>
          </table:table-cell>
          <table:table-cell office:value-type="float" office:value="0.0006901832" calcext:value-type="float">
            <text:p>0.0006901832</text:p>
          </table:table-cell>
          <table:table-cell table:style-name="ce6" office:value-type="float" office:value="0.0000226132807674" calcext:value-type="float">
            <text:p>2.26E-05</text:p>
          </table:table-cell>
          <table:table-cell office:value-type="float" office:value="0.0004985129" calcext:value-type="float">
            <text:p>0.0004985129</text:p>
          </table:table-cell>
          <table:table-cell table:style-name="ce6" office:value-type="float" office:value="0.0000178894977412" calcext:value-type="float">
            <text:p>1.79E-05</text:p>
          </table:table-cell>
          <table:table-cell office:value-type="float" office:value="0.1595925" calcext:value-type="float">
            <text:p>0.1595925</text:p>
          </table:table-cell>
          <table:table-cell office:value-type="float" office:value="0.00701660473844" calcext:value-type="float">
            <text:p>0.00701660473844</text:p>
          </table:table-cell>
          <table:table-cell table:style-name="ce5" office:value-type="float" office:value="0.0005031666" calcext:value-type="float">
            <text:p>0.0005031666</text:p>
          </table:table-cell>
          <table:table-cell office:value-type="float" office:value="0.000118101699322" calcext:value-type="float">
            <text:p>0.000118101699322</text:p>
          </table:table-cell>
          <table:table-cell table:style-name="ce5" office:value-type="float" office:value="0.001531581" calcext:value-type="float">
            <text:p>0.001531581</text:p>
          </table:table-cell>
          <table:table-cell office:value-type="float" office:value="0.00028850719003" calcext:value-type="float">
            <text:p>0.00028850719003</text:p>
          </table:table-cell>
          <table:table-cell table:style-name="ce5" office:value-type="float" office:value="0.007530362" calcext:value-type="float">
            <text:p>0.007530362</text:p>
          </table:table-cell>
          <table:table-cell office:value-type="float" office:value="0.000340727841989" calcext:value-type="float">
            <text:p>0.000340727841989</text:p>
          </table:table-cell>
          <table:table-cell office:value-type="float" office:value="0.0001361978" calcext:value-type="float">
            <text:p>0.0001361978</text:p>
          </table:table-cell>
          <table:table-cell table:style-name="ce6" office:value-type="float" office:value="0.00000707017238199" calcext:value-type="float">
            <text:p>7.07E-06</text:p>
          </table:table-cell>
          <table:table-cell office:value-type="float" office:value="0.0001139268" calcext:value-type="float">
            <text:p>0.0001139268</text:p>
          </table:table-cell>
          <table:table-cell table:style-name="ce6" office:value-type="float" office:value="0.00000549648792513" calcext:value-type="float">
            <text:p>5.50E-06</text:p>
          </table:table-cell>
          <table:table-cell table:style-name="ce5" office:value-type="float" office:value="0.0007423511" calcext:value-type="float">
            <text:p>0.0007423511</text:p>
          </table:table-cell>
          <table:table-cell office:value-type="float" office:value="0.000100132761236" calcext:value-type="float">
            <text:p>0.000100132761236</text:p>
          </table:table-cell>
          <table:table-cell table:style-name="ce5" office:value-type="float" office:value="0.10799202" calcext:value-type="float">
            <text:p>0.10799202</text:p>
          </table:table-cell>
          <table:table-cell office:value-type="float" office:value="0.00818361814071" calcext:value-type="float">
            <text:p>0.00818361814071</text:p>
          </table:table-cell>
          <table:table-cell table:style-name="ce5" office:value-type="float" office:value="0.007153036" calcext:value-type="float">
            <text:p>0.007153036</text:p>
          </table:table-cell>
          <table:table-cell office:value-type="float" office:value="0.00233206843087" calcext:value-type="float">
            <text:p>0.00233206843087</text:p>
          </table:table-cell>
          <table:table-cell office:value-type="float" office:value="0.0001657344" calcext:value-type="float">
            <text:p>0.0001657344</text:p>
          </table:table-cell>
          <table:table-cell table:style-name="ce6" office:value-type="float" office:value="0.0000229221278545" calcext:value-type="float">
            <text:p>2.29E-05</text:p>
          </table:table-cell>
          <table:table-cell office:value-type="float" office:value="0.0001644388" calcext:value-type="float">
            <text:p>0.0001644388</text:p>
          </table:table-cell>
          <table:table-cell table:style-name="ce6" office:value-type="float" office:value="0.0000228452972491" calcext:value-type="float">
            <text:p>2.28E-05</text:p>
          </table:table-cell>
        </table:table-row>
        <table:table-row table:style-name="ro1">
          <table:table-cell table:style-name="Default" office:value-type="float" office:value="262144" calcext:value-type="float">
            <text:p>262144</text:p>
          </table:table-cell>
          <table:table-cell table:style-name="ce5" office:value-type="float" office:value="0.002627987" calcext:value-type="float">
            <text:p>0.002627987</text:p>
          </table:table-cell>
          <table:table-cell table:style-name="Default" office:value-type="float" office:value="0.000504272805049" calcext:value-type="float">
            <text:p>0.000504272805049</text:p>
          </table:table-cell>
          <table:table-cell table:style-name="ce5" office:value-type="float" office:value="0.0005060486" calcext:value-type="float">
            <text:p>0.0005060486</text:p>
          </table:table-cell>
          <table:table-cell table:style-name="ce6" office:value-type="float" office:value="0.0000285403653103" calcext:value-type="float">
            <text:p>2.85E-05</text:p>
          </table:table-cell>
          <table:table-cell table:style-name="ce5" office:value-type="float" office:value="0.001467488" calcext:value-type="float">
            <text:p>0.001467488</text:p>
          </table:table-cell>
          <table:table-cell table:style-name="ce6" office:value-type="float" office:value="0.0000313486834032" calcext:value-type="float">
            <text:p>3.13E-05</text:p>
          </table:table-cell>
          <table:table-cell table:style-name="ce5" office:value-type="float" office:value="0.0004802076" calcext:value-type="float">
            <text:p>0.0004802076</text:p>
          </table:table-cell>
          <table:table-cell table:style-name="ce6" office:value-type="float" office:value="0.0000190016178797" calcext:value-type="float">
            <text:p>1.90E-05</text:p>
          </table:table-cell>
          <table:table-cell office:value-type="float" office:value="0.002531839" calcext:value-type="float">
            <text:p>0.002531839</text:p>
          </table:table-cell>
          <table:table-cell table:style-name="ce6" office:value-type="float" office:value="0.0000527557201638" calcext:value-type="float">
            <text:p>5.28E-05</text:p>
          </table:table-cell>
          <table:table-cell office:value-type="float" office:value="0.000648392" calcext:value-type="float">
            <text:p>0.000648392</text:p>
          </table:table-cell>
          <table:table-cell office:value-type="float" office:value="0.000524441628688" calcext:value-type="float">
            <text:p>0.000524441628688</text:p>
          </table:table-cell>
          <table:table-cell office:value-type="float" office:value="0.002390424" calcext:value-type="float">
            <text:p>0.002390424</text:p>
          </table:table-cell>
          <table:table-cell table:style-name="ce6" office:value-type="float" office:value="0.0000422333170745" calcext:value-type="float">
            <text:p>4.22E-05</text:p>
          </table:table-cell>
          <table:table-cell office:value-type="float" office:value="0.0007266719" calcext:value-type="float">
            <text:p>0.0007266719</text:p>
          </table:table-cell>
          <table:table-cell table:style-name="ce6" office:value-type="float" office:value="0.0000213852690236" calcext:value-type="float">
            <text:p>2.14E-05</text:p>
          </table:table-cell>
          <table:table-cell office:value-type="float" office:value="0.002575215" calcext:value-type="float">
            <text:p>0.002575215</text:p>
          </table:table-cell>
          <table:table-cell table:style-name="ce6" office:value-type="float" office:value="0.0000467884193293" calcext:value-type="float">
            <text:p>4.68E-05</text:p>
          </table:table-cell>
          <table:table-cell office:value-type="float" office:value="0.0004677614" calcext:value-type="float">
            <text:p>0.0004677614</text:p>
          </table:table-cell>
          <table:table-cell table:style-name="ce6" office:value-type="float" office:value="0.0000158839686561" calcext:value-type="float">
            <text:p>1.59E-05</text:p>
          </table:table-cell>
          <table:table-cell office:value-type="float" office:value="0.002474965" calcext:value-type="float">
            <text:p>0.002474965</text:p>
          </table:table-cell>
          <table:table-cell table:style-name="ce6" office:value-type="float" office:value="0.0000332634187626" calcext:value-type="float">
            <text:p>3.33E-05</text:p>
          </table:table-cell>
          <table:table-cell office:value-type="float" office:value="0.0007102401" calcext:value-type="float">
            <text:p>0.0007102401</text:p>
          </table:table-cell>
          <table:table-cell table:style-name="ce6" office:value-type="float" office:value="0.0000605278928125" calcext:value-type="float">
            <text:p>6.05E-05</text:p>
          </table:table-cell>
          <table:table-cell office:value-type="float" office:value="0.1569729" calcext:value-type="float">
            <text:p>0.1569729</text:p>
          </table:table-cell>
          <table:table-cell office:value-type="float" office:value="0.00238837994604" calcext:value-type="float">
            <text:p>0.00238837994604</text:p>
          </table:table-cell>
          <table:table-cell table:style-name="ce5" office:value-type="float" office:value="0.002527383" calcext:value-type="float">
            <text:p>0.002527383</text:p>
          </table:table-cell>
          <table:table-cell office:value-type="float" office:value="0.000377093660486" calcext:value-type="float">
            <text:p>0.000377093660486</text:p>
          </table:table-cell>
          <table:table-cell table:style-name="ce5" office:value-type="float" office:value="0.006023875" calcext:value-type="float">
            <text:p>0.006023875</text:p>
          </table:table-cell>
          <table:table-cell office:value-type="float" office:value="0.000877373271333" calcext:value-type="float">
            <text:p>0.000877373271333</text:p>
          </table:table-cell>
          <table:table-cell table:style-name="ce5" office:value-type="float" office:value="0.01087258" calcext:value-type="float">
            <text:p>0.01087258</text:p>
          </table:table-cell>
          <table:table-cell office:value-type="float" office:value="0.000410336812333" calcext:value-type="float">
            <text:p>0.000410336812333</text:p>
          </table:table-cell>
          <table:table-cell office:value-type="float" office:value="0.0007084846" calcext:value-type="float">
            <text:p>0.0007084846</text:p>
          </table:table-cell>
          <table:table-cell table:style-name="ce6" office:value-type="float" office:value="0.000033174313347" calcext:value-type="float">
            <text:p>3.32E-05</text:p>
          </table:table-cell>
          <table:table-cell office:value-type="float" office:value="0.0006598871" calcext:value-type="float">
            <text:p>0.0006598871</text:p>
          </table:table-cell>
          <table:table-cell table:style-name="ce6" office:value-type="float" office:value="0.000019160761261" calcext:value-type="float">
            <text:p>1.92E-05</text:p>
          </table:table-cell>
          <table:table-cell table:style-name="ce5" office:value-type="float" office:value="0.002887418" calcext:value-type="float">
            <text:p>0.002887418</text:p>
          </table:table-cell>
          <table:table-cell office:value-type="float" office:value="0.00041181915974" calcext:value-type="float">
            <text:p>0.00041181915974</text:p>
          </table:table-cell>
          <table:table-cell table:style-name="ce5" office:value-type="float" office:value="0.10364247" calcext:value-type="float">
            <text:p>0.10364247</text:p>
          </table:table-cell>
          <table:table-cell office:value-type="float" office:value="0.00499477438798" calcext:value-type="float">
            <text:p>0.00499477438798</text:p>
          </table:table-cell>
          <table:table-cell table:style-name="ce5" office:value-type="float" office:value="0.008319208" calcext:value-type="float">
            <text:p>0.008319208</text:p>
          </table:table-cell>
          <table:table-cell office:value-type="float" office:value="0.000333860344083" calcext:value-type="float">
            <text:p>0.000333860344083</text:p>
          </table:table-cell>
          <table:table-cell office:value-type="float" office:value="0.0006454638" calcext:value-type="float">
            <text:p>0.0006454638</text:p>
          </table:table-cell>
          <table:table-cell office:value-type="float" office:value="0.000115216767923" calcext:value-type="float">
            <text:p>0.000115216767923</text:p>
          </table:table-cell>
          <table:table-cell office:value-type="float" office:value="0.000544278" calcext:value-type="float">
            <text:p>0.000544278</text:p>
          </table:table-cell>
          <table:table-cell table:style-name="ce6" office:value-type="float" office:value="0.0000682771736511" calcext:value-type="float">
            <text:p>6.83E-05</text:p>
          </table:table-cell>
        </table:table-row>
        <table:table-row table:style-name="ro1">
          <table:table-cell table:style-name="Default" office:value-type="float" office:value="1048576" calcext:value-type="float">
            <text:p>1048576</text:p>
          </table:table-cell>
          <table:table-cell table:style-name="ce5" office:value-type="float" office:value="0.009739656" calcext:value-type="float">
            <text:p>0.009739656</text:p>
          </table:table-cell>
          <table:table-cell table:style-name="Default" office:value-type="float" office:value="0.000114094462345" calcext:value-type="float">
            <text:p>0.000114094462345</text:p>
          </table:table-cell>
          <table:table-cell table:style-name="ce5" office:value-type="float" office:value="0.0005713344" calcext:value-type="float">
            <text:p>0.0005713344</text:p>
          </table:table-cell>
          <table:table-cell table:style-name="ce6" office:value-type="float" office:value="0.0000308841115146" calcext:value-type="float">
            <text:p>3.09E-05</text:p>
          </table:table-cell>
          <table:table-cell table:style-name="ce5" office:value-type="float" office:value="0.008188451" calcext:value-type="float">
            <text:p>0.008188451</text:p>
          </table:table-cell>
          <table:table-cell office:value-type="float" office:value="0.00224291068514" calcext:value-type="float">
            <text:p>0.00224291068514</text:p>
          </table:table-cell>
          <table:table-cell table:style-name="ce5" office:value-type="float" office:value="0.0005095968" calcext:value-type="float">
            <text:p>0.0005095968</text:p>
          </table:table-cell>
          <table:table-cell table:style-name="ce6" office:value-type="float" office:value="0.00000756353262261" calcext:value-type="float">
            <text:p>7.56E-06</text:p>
          </table:table-cell>
          <table:table-cell office:value-type="float" office:value="0.009919823" calcext:value-type="float">
            <text:p>0.009919823</text:p>
          </table:table-cell>
          <table:table-cell office:value-type="float" office:value="0.000131065344182" calcext:value-type="float">
            <text:p>0.000131065344182</text:p>
          </table:table-cell>
          <table:table-cell office:value-type="float" office:value="0.0007392013" calcext:value-type="float">
            <text:p>0.0007392013</text:p>
          </table:table-cell>
          <table:table-cell office:value-type="float" office:value="0.000537021748386" calcext:value-type="float">
            <text:p>0.000537021748386</text:p>
          </table:table-cell>
          <table:table-cell office:value-type="float" office:value="0.009137188" calcext:value-type="float">
            <text:p>0.009137188</text:p>
          </table:table-cell>
          <table:table-cell table:style-name="ce6" office:value-type="float" office:value="0.0000688224586729" calcext:value-type="float">
            <text:p>6.88E-05</text:p>
          </table:table-cell>
          <table:table-cell office:value-type="float" office:value="0.0008171969" calcext:value-type="float">
            <text:p>0.0008171969</text:p>
          </table:table-cell>
          <table:table-cell table:style-name="ce6" office:value-type="float" office:value="0.0000296914638741" calcext:value-type="float">
            <text:p>2.97E-05</text:p>
          </table:table-cell>
          <table:table-cell office:value-type="float" office:value="0.01015107" calcext:value-type="float">
            <text:p>0.01015107</text:p>
          </table:table-cell>
          <table:table-cell office:value-type="float" office:value="0.000134184881165" calcext:value-type="float">
            <text:p>0.000134184881165</text:p>
          </table:table-cell>
          <table:table-cell office:value-type="float" office:value="0.0007528126" calcext:value-type="float">
            <text:p>0.0007528126</text:p>
          </table:table-cell>
          <table:table-cell office:value-type="float" office:value="0.000576882980662" calcext:value-type="float">
            <text:p>0.000576882980662</text:p>
          </table:table-cell>
          <table:table-cell office:value-type="float" office:value="0.00955226" calcext:value-type="float">
            <text:p>0.00955226</text:p>
          </table:table-cell>
          <table:table-cell table:style-name="ce6" office:value-type="float" office:value="0.0000863997732765" calcext:value-type="float">
            <text:p>8.64E-05</text:p>
          </table:table-cell>
          <table:table-cell office:value-type="float" office:value="0.0008826567" calcext:value-type="float">
            <text:p>0.0008826567</text:p>
          </table:table-cell>
          <table:table-cell office:value-type="float" office:value="0.000260005136424" calcext:value-type="float">
            <text:p>0.000260005136424</text:p>
          </table:table-cell>
          <table:table-cell office:value-type="float" office:value="0.1536544" calcext:value-type="float">
            <text:p>0.1536544</text:p>
          </table:table-cell>
          <table:table-cell office:value-type="float" office:value="0.00276507477094" calcext:value-type="float">
            <text:p>0.00276507477094</text:p>
          </table:table-cell>
          <table:table-cell table:style-name="ce5" office:value-type="float" office:value="0.01189511" calcext:value-type="float">
            <text:p>0.01189511</text:p>
          </table:table-cell>
          <table:table-cell office:value-type="float" office:value="0.000151774616894" calcext:value-type="float">
            <text:p>0.000151774616894</text:p>
          </table:table-cell>
          <table:table-cell table:style-name="ce5" office:value-type="float" office:value="0.02223593" calcext:value-type="float">
            <text:p>0.02223593</text:p>
          </table:table-cell>
          <table:table-cell office:value-type="float" office:value="0.000608212742477" calcext:value-type="float">
            <text:p>0.000608212742477</text:p>
          </table:table-cell>
          <table:table-cell table:style-name="ce5" office:value-type="float" office:value="0.02119157" calcext:value-type="float">
            <text:p>0.02119157</text:p>
          </table:table-cell>
          <table:table-cell office:value-type="float" office:value="0.00137428267919" calcext:value-type="float">
            <text:p>0.00137428267919</text:p>
          </table:table-cell>
          <table:table-cell office:value-type="float" office:value="0.003109288" calcext:value-type="float">
            <text:p>0.003109288</text:p>
          </table:table-cell>
          <table:table-cell office:value-type="float" office:value="0.000119471768474" calcext:value-type="float">
            <text:p>0.000119471768474</text:p>
          </table:table-cell>
          <table:table-cell office:value-type="float" office:value="0.003069622" calcext:value-type="float">
            <text:p>0.003069622</text:p>
          </table:table-cell>
          <table:table-cell table:style-name="ce6" office:value-type="float" office:value="0.0000999587479135" calcext:value-type="float">
            <text:p>1.00E-04</text:p>
          </table:table-cell>
          <table:table-cell table:style-name="ce5" office:value-type="float" office:value="0.00870474" calcext:value-type="float">
            <text:p>0.00870474</text:p>
          </table:table-cell>
          <table:table-cell office:value-type="float" office:value="0.000113398157539" calcext:value-type="float">
            <text:p>0.000113398157539</text:p>
          </table:table-cell>
          <table:table-cell table:style-name="ce5" office:value-type="float" office:value="0.1087313" calcext:value-type="float">
            <text:p>0.1087313</text:p>
          </table:table-cell>
          <table:table-cell office:value-type="float" office:value="0.00397249885113" calcext:value-type="float">
            <text:p>0.00397249885113</text:p>
          </table:table-cell>
          <table:table-cell table:style-name="ce5" office:value-type="float" office:value="0.01438975" calcext:value-type="float">
            <text:p>0.01438975</text:p>
          </table:table-cell>
          <table:table-cell office:value-type="float" office:value="0.000808993326782" calcext:value-type="float">
            <text:p>0.000808993326782</text:p>
          </table:table-cell>
          <table:table-cell office:value-type="float" office:value="0.002282417" calcext:value-type="float">
            <text:p>0.002282417</text:p>
          </table:table-cell>
          <table:table-cell table:style-name="ce6" office:value-type="float" office:value="0.0000408727097354" calcext:value-type="float">
            <text:p>4.09E-05</text:p>
          </table:table-cell>
          <table:table-cell office:value-type="float" office:value="0.002241197" calcext:value-type="float">
            <text:p>0.002241197</text:p>
          </table:table-cell>
          <table:table-cell table:style-name="ce6" office:value-type="float" office:value="0.0000619398615235" calcext:value-type="float">
            <text:p>6.19E-05</text:p>
          </table:table-cell>
        </table:table-row>
        <table:table-row table:style-name="ro1">
          <table:table-cell table:style-name="Default" office:value-type="float" office:value="4194304" calcext:value-type="float">
            <text:p>4194304</text:p>
          </table:table-cell>
          <table:table-cell table:style-name="ce5" office:value-type="float" office:value="0.07679151" calcext:value-type="float">
            <text:p>0.07679151</text:p>
          </table:table-cell>
          <table:table-cell table:style-name="Default" office:value-type="float" office:value="0.00104339621371" calcext:value-type="float">
            <text:p>0.00104339621371</text:p>
          </table:table-cell>
          <table:table-cell table:style-name="ce5" office:value-type="float" office:value="0.0007710704" calcext:value-type="float">
            <text:p>0.0007710704</text:p>
          </table:table-cell>
          <table:table-cell table:style-name="Default" office:value-type="float" office:value="0.000141565020562" calcext:value-type="float">
            <text:p>0.000141565020562</text:p>
          </table:table-cell>
          <table:table-cell table:style-name="ce5" office:value-type="float" office:value="0.0407115" calcext:value-type="float">
            <text:p>0.0407115</text:p>
          </table:table-cell>
          <table:table-cell office:value-type="float" office:value="0.000271024906605" calcext:value-type="float">
            <text:p>0.000271024906605</text:p>
          </table:table-cell>
          <table:table-cell table:style-name="ce5" office:value-type="float" office:value="0.0006017136" calcext:value-type="float">
            <text:p>0.0006017136</text:p>
          </table:table-cell>
          <table:table-cell table:style-name="ce6" office:value-type="float" office:value="0.0000390976232247" calcext:value-type="float">
            <text:p>3.91E-05</text:p>
          </table:table-cell>
          <table:table-cell office:value-type="float" office:value="0.07703568" calcext:value-type="float">
            <text:p>0.07703568</text:p>
          </table:table-cell>
          <table:table-cell office:value-type="float" office:value="0.000444000332332" calcext:value-type="float">
            <text:p>0.000444000332332</text:p>
          </table:table-cell>
          <table:table-cell office:value-type="float" office:value="0.0008764895" calcext:value-type="float">
            <text:p>0.0008764895</text:p>
          </table:table-cell>
          <table:table-cell office:value-type="float" office:value="0.000556737355057" calcext:value-type="float">
            <text:p>0.000556737355057</text:p>
          </table:table-cell>
          <table:table-cell office:value-type="float" office:value="0.06852037" calcext:value-type="float">
            <text:p>0.06852037</text:p>
          </table:table-cell>
          <table:table-cell office:value-type="float" office:value="0.000293753067313" calcext:value-type="float">
            <text:p>0.000293753067313</text:p>
          </table:table-cell>
          <table:table-cell office:value-type="float" office:value="0.001380845" calcext:value-type="float">
            <text:p>0.001380845</text:p>
          </table:table-cell>
          <table:table-cell office:value-type="float" office:value="0.000600990485768" calcext:value-type="float">
            <text:p>0.000600990485768</text:p>
          </table:table-cell>
          <table:table-cell office:value-type="float" office:value="0.07863106" calcext:value-type="float">
            <text:p>0.07863106</text:p>
          </table:table-cell>
          <table:table-cell office:value-type="float" office:value="0.000590903139647" calcext:value-type="float">
            <text:p>0.000590903139647</text:p>
          </table:table-cell>
          <table:table-cell office:value-type="float" office:value="0.0007049687" calcext:value-type="float">
            <text:p>0.0007049687</text:p>
          </table:table-cell>
          <table:table-cell table:style-name="ce6" office:value-type="float" office:value="0.0000250371433055" calcext:value-type="float">
            <text:p>2.50E-05</text:p>
          </table:table-cell>
          <table:table-cell office:value-type="float" office:value="0.07031446" calcext:value-type="float">
            <text:p>0.07031446</text:p>
          </table:table-cell>
          <table:table-cell office:value-type="float" office:value="0.000190000123977" calcext:value-type="float">
            <text:p>0.000190000123977</text:p>
          </table:table-cell>
          <table:table-cell office:value-type="float" office:value="0.001364564" calcext:value-type="float">
            <text:p>0.001364564</text:p>
          </table:table-cell>
          <table:table-cell office:value-type="float" office:value="0.000519848376275" calcext:value-type="float">
            <text:p>0.00051984837627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0183326484721" calcext:value-type="float">
            <text:p>0.00183326484721</text:p>
          </table:table-cell>
          <table:table-cell table:style-name="ce5" office:value-type="float" office:value="0.06753313" calcext:value-type="float">
            <text:p>0.06753313</text:p>
          </table:table-cell>
          <table:table-cell office:value-type="float" office:value="0.000293864534362" calcext:value-type="float">
            <text:p>0.000293864534362</text:p>
          </table:table-cell>
          <table:table-cell table:style-name="ce5" office:value-type="float" office:value="0.10000845" calcext:value-type="float">
            <text:p>0.10000845</text:p>
          </table:table-cell>
          <table:table-cell office:value-type="float" office:value="0.00105995522154" calcext:value-type="float">
            <text:p>0.00105995522154</text:p>
          </table:table-cell>
          <table:table-cell table:style-name="ce5" office:value-type="float" office:value="0.06933183" calcext:value-type="float">
            <text:p>0.06933183</text:p>
          </table:table-cell>
          <table:table-cell office:value-type="float" office:value="0.00311508092424" calcext:value-type="float">
            <text:p>0.00311508092424</text:p>
          </table:table-cell>
          <table:table-cell office:value-type="float" office:value="0.01341891" calcext:value-type="float">
            <text:p>0.01341891</text:p>
          </table:table-cell>
          <table:table-cell table:style-name="ce6" office:value-type="float" office:value="0.0000937587382594" calcext:value-type="float">
            <text:p>9.38E-05</text:p>
          </table:table-cell>
          <table:table-cell office:value-type="float" office:value="0.01318861" calcext:value-type="float">
            <text:p>0.01318861</text:p>
          </table:table-cell>
          <table:table-cell table:style-name="ce6" office:value-type="float" office:value="0.0000965080819874" calcext:value-type="float">
            <text:p>9.65E-05</text:p>
          </table:table-cell>
          <table:table-cell table:style-name="ce5" office:value-type="float" office:value="0.033948" calcext:value-type="float">
            <text:p>0.033948</text:p>
          </table:table-cell>
          <table:table-cell office:value-type="float" office:value="0.000190323671675" calcext:value-type="float">
            <text:p>0.000190323671675</text:p>
          </table:table-cell>
          <table:table-cell table:style-name="ce5" office:value-type="float" office:value="0.1543727" calcext:value-type="float">
            <text:p>0.1543727</text:p>
          </table:table-cell>
          <table:table-cell office:value-type="float" office:value="0.00860981849144" calcext:value-type="float">
            <text:p>0.00860981849144</text:p>
          </table:table-cell>
          <table:table-cell table:style-name="ce5" office:value-type="float" office:value="0.04452568" calcext:value-type="float">
            <text:p>0.04452568</text:p>
          </table:table-cell>
          <table:table-cell office:value-type="float" office:value="0.00181276967943" calcext:value-type="float">
            <text:p>0.00181276967943</text:p>
          </table:table-cell>
          <table:table-cell office:value-type="float" office:value="0.009232497" calcext:value-type="float">
            <text:p>0.009232497</text:p>
          </table:table-cell>
          <table:table-cell table:style-name="ce6" office:value-type="float" office:value="0.0000644592893142" calcext:value-type="float">
            <text:p>6.45E-05</text:p>
          </table:table-cell>
          <table:table-cell office:value-type="float" office:value="0.00914308" calcext:value-type="float">
            <text:p>0.00914308</text:p>
          </table:table-cell>
          <table:table-cell table:style-name="ce6" office:value-type="float" office:value="0.0000627433360782" calcext:value-type="float">
            <text:p>6.27E-05</text:p>
          </table:table-cell>
        </table:table-row>
        <table:table-row table:style-name="ro1">
          <table:table-cell table:style-name="Default" office:value-type="float" office:value="16777216" calcext:value-type="float">
            <text:p>16777216</text:p>
          </table:table-cell>
          <table:table-cell table:style-name="ce5" office:value-type="float" office:value="0.3046098" calcext:value-type="float">
            <text:p>0.3046098</text:p>
          </table:table-cell>
          <table:table-cell table:style-name="Default" office:value-type="float" office:value="0.000648089122815" calcext:value-type="float">
            <text:p>0.000648089122815</text:p>
          </table:table-cell>
          <table:table-cell table:style-name="ce5" office:value-type="float" office:value="0.001364698" calcext:value-type="float">
            <text:p>0.001364698</text:p>
          </table:table-cell>
          <table:table-cell table:style-name="Default" office:value-type="float" office:value="0.000541029035528" calcext:value-type="float">
            <text:p>0.000541029035528</text:p>
          </table:table-cell>
          <table:table-cell table:style-name="ce5" office:value-type="float" office:value="0.1611054" calcext:value-type="float">
            <text:p>0.1611054</text:p>
          </table:table-cell>
          <table:table-cell office:value-type="float" office:value="0.000661024322968" calcext:value-type="float">
            <text:p>0.000661024322968</text:p>
          </table:table-cell>
          <table:table-cell table:style-name="ce5" office:value-type="float" office:value="0.0007566184" calcext:value-type="float">
            <text:p>0.0007566184</text:p>
          </table:table-cell>
          <table:table-cell table:style-name="ce6" office:value-type="float" office:value="0.0000159783963887" calcext:value-type="float">
            <text:p>1.60E-05</text:p>
          </table:table-cell>
          <table:table-cell office:value-type="float" office:value="0.3072486" calcext:value-type="float">
            <text:p>0.3072486</text:p>
          </table:table-cell>
          <table:table-cell office:value-type="float" office:value="0.0040912105299" calcext:value-type="float">
            <text:p>0.0040912105299</text:p>
          </table:table-cell>
          <table:table-cell office:value-type="float" office:value="0.001171962" calcext:value-type="float">
            <text:p>0.001171962</text:p>
          </table:table-cell>
          <table:table-cell table:style-name="ce6" office:value-type="float" office:value="0.0000689621599623" calcext:value-type="float">
            <text:p>6.90E-05</text:p>
          </table:table-cell>
          <table:table-cell office:value-type="float" office:value="0.2740853" calcext:value-type="float">
            <text:p>0.2740853</text:p>
          </table:table-cell>
          <table:table-cell office:value-type="float" office:value="0.000775301668886" calcext:value-type="float">
            <text:p>0.000775301668886</text:p>
          </table:table-cell>
          <table:table-cell office:value-type="float" office:value="0.002559283" calcext:value-type="float">
            <text:p>0.002559283</text:p>
          </table:table-cell>
          <table:table-cell table:style-name="ce6" office:value-type="float" office:value="0.0000388481888753" calcext:value-type="float">
            <text:p>3.88E-05</text:p>
          </table:table-cell>
          <table:table-cell office:value-type="float" office:value="0.3124818" calcext:value-type="float">
            <text:p>0.3124818</text:p>
          </table:table-cell>
          <table:table-cell office:value-type="float" office:value="0.00084302784981" calcext:value-type="float">
            <text:p>0.00084302784981</text:p>
          </table:table-cell>
          <table:table-cell office:value-type="float" office:value="0.001251725" calcext:value-type="float">
            <text:p>0.001251725</text:p>
          </table:table-cell>
          <table:table-cell office:value-type="float" office:value="0.000286960995617" calcext:value-type="float">
            <text:p>0.000286960995617</text:p>
          </table:table-cell>
          <table:table-cell office:value-type="float" office:value="0.2811933" calcext:value-type="float">
            <text:p>0.2811933</text:p>
          </table:table-cell>
          <table:table-cell office:value-type="float" office:value="0.000795624848782" calcext:value-type="float">
            <text:p>0.000795624848782</text:p>
          </table:table-cell>
          <table:table-cell office:value-type="float" office:value="0.002852315" calcext:value-type="float">
            <text:p>0.002852315</text:p>
          </table:table-cell>
          <table:table-cell office:value-type="float" office:value="0.000564812228233" calcext:value-type="float">
            <text:p>0.000564812228233</text:p>
          </table:table-cell>
          <table:table-cell office:value-type="float" office:value="0.1542492" calcext:value-type="float">
            <text:p>0.1542492</text:p>
          </table:table-cell>
          <table:table-cell office:value-type="float" office:value="0.00256651526826" calcext:value-type="float">
            <text:p>0.00256651526826</text:p>
          </table:table-cell>
          <table:table-cell table:style-name="ce5" office:value-type="float" office:value="0.2643337" calcext:value-type="float">
            <text:p>0.2643337</text:p>
          </table:table-cell>
          <table:table-cell office:value-type="float" office:value="0.000431476547579" calcext:value-type="float">
            <text:p>0.000431476547579</text:p>
          </table:table-cell>
          <table:table-cell table:style-name="ce5" office:value-type="float" office:value="0.3873063" calcext:value-type="float">
            <text:p>0.3873063</text:p>
          </table:table-cell>
          <table:table-cell office:value-type="float" office:value="0.00125359253082" calcext:value-type="float">
            <text:p>0.00125359253082</text:p>
          </table:table-cell>
          <table:table-cell table:style-name="ce5" office:value-type="float" office:value="0.2200907" calcext:value-type="float">
            <text:p>0.2200907</text:p>
          </table:table-cell>
          <table:table-cell office:value-type="float" office:value="0.010204342366" calcext:value-type="float">
            <text:p>0.010204342366</text:p>
          </table:table-cell>
          <table:table-cell office:value-type="float" office:value="0.05391459" calcext:value-type="float">
            <text:p>0.05391459</text:p>
          </table:table-cell>
          <table:table-cell office:value-type="float" office:value="0.000146226448816" calcext:value-type="float">
            <text:p>0.000146226448816</text:p>
          </table:table-cell>
          <table:table-cell office:value-type="float" office:value="0.05320707" calcext:value-type="float">
            <text:p>0.05320707</text:p>
          </table:table-cell>
          <table:table-cell office:value-type="float" office:value="0.000119505091012" calcext:value-type="float">
            <text:p>0.000119505091012</text:p>
          </table:table-cell>
          <table:table-cell table:style-name="ce5" office:value-type="float" office:value="0.1331998" calcext:value-type="float">
            <text:p>0.1331998</text:p>
          </table:table-cell>
          <table:table-cell office:value-type="float" office:value="0.000309110120615" calcext:value-type="float">
            <text:p>0.000309110120615</text:p>
          </table:table-cell>
          <table:table-cell table:style-name="ce5" office:value-type="float" office:value="0.3213113" calcext:value-type="float">
            <text:p>0.3213113</text:p>
          </table:table-cell>
          <table:table-cell office:value-type="float" office:value="0.00846850815997" calcext:value-type="float">
            <text:p>0.00846850815997</text:p>
          </table:table-cell>
          <table:table-cell table:style-name="ce5" office:value-type="float" office:value="0.1367527" calcext:value-type="float">
            <text:p>0.1367527</text:p>
          </table:table-cell>
          <table:table-cell office:value-type="float" office:value="0.0084824803376" calcext:value-type="float">
            <text:p>0.0084824803376</text:p>
          </table:table-cell>
          <table:table-cell office:value-type="float" office:value="0.0371718" calcext:value-type="float">
            <text:p>0.0371718</text:p>
          </table:table-cell>
          <table:table-cell table:style-name="ce6" office:value-type="float" office:value="0.0000939465805658" calcext:value-type="float">
            <text:p>9.39E-05</text:p>
          </table:table-cell>
          <table:table-cell office:value-type="float" office:value="0.03696287" calcext:value-type="float">
            <text:p>0.03696287</text:p>
          </table:table-cell>
          <table:table-cell office:value-type="float" office:value="0.000101139958583" calcext:value-type="float">
            <text:p>0.000101139958583</text:p>
          </table:table-cell>
        </table:table-row>
        <table:table-row table:style-name="ro1">
          <table:table-cell table:style-name="Default" office:value-type="float" office:value="67108864" calcext:value-type="float">
            <text:p>67108864</text:p>
          </table:table-cell>
          <table:table-cell table:style-name="ce5" office:value-type="float" office:value="1.228206" calcext:value-type="float">
            <text:p>1.228206</text:p>
          </table:table-cell>
          <table:table-cell table:style-name="Default" office:value-type="float" office:value="0.014274403821" calcext:value-type="float">
            <text:p>0.014274403821</text:p>
          </table:table-cell>
          <table:table-cell table:style-name="ce5" office:value-type="float" office:value="0.002893338" calcext:value-type="float">
            <text:p>0.002893338</text:p>
          </table:table-cell>
          <table:table-cell table:style-name="ce6" office:value-type="float" office:value="0.0000753966354687" calcext:value-type="float">
            <text:p>7.54E-05</text:p>
          </table:table-cell>
          <table:table-cell table:style-name="ce5" office:value-type="float" office:value="0.6487237" calcext:value-type="float">
            <text:p>0.6487237</text:p>
          </table:table-cell>
          <table:table-cell office:value-type="float" office:value="0.0100087835874" calcext:value-type="float">
            <text:p>0.0100087835874</text:p>
          </table:table-cell>
          <table:table-cell table:style-name="ce5" office:value-type="float" office:value="0.001919791" calcext:value-type="float">
            <text:p>0.001919791</text:p>
          </table:table-cell>
          <table:table-cell office:value-type="float" office:value="0.00066662806869" calcext:value-type="float">
            <text:p>0.00066662806869</text:p>
          </table:table-cell>
          <table:table-cell office:value-type="float" office:value="1.22527" calcext:value-type="float">
            <text:p>1.22527</text:p>
          </table:table-cell>
          <table:table-cell office:value-type="float" office:value="0.00856001298026" calcext:value-type="float">
            <text:p>0.00856001298026</text:p>
          </table:table-cell>
          <table:table-cell office:value-type="float" office:value="0.002864332" calcext:value-type="float">
            <text:p>0.002864332</text:p>
          </table:table-cell>
          <table:table-cell table:style-name="ce6" office:value-type="float" office:value="0.0000332184549778" calcext:value-type="float">
            <text:p>3.32E-05</text:p>
          </table:table-cell>
          <table:table-cell office:value-type="float" office:value="1.099275" calcext:value-type="float">
            <text:p>1.099275</text:p>
          </table:table-cell>
          <table:table-cell office:value-type="float" office:value="0.0178621668774" calcext:value-type="float">
            <text:p>0.0178621668774</text:p>
          </table:table-cell>
          <table:table-cell office:value-type="float" office:value="0.008122593" calcext:value-type="float">
            <text:p>0.008122593</text:p>
          </table:table-cell>
          <table:table-cell office:value-type="float" office:value="0.00029436886158" calcext:value-type="float">
            <text:p>0.00029436886158</text:p>
          </table:table-cell>
          <table:table-cell office:value-type="float" office:value="1.253969" calcext:value-type="float">
            <text:p>1.253969</text:p>
          </table:table-cell>
          <table:table-cell office:value-type="float" office:value="0.013116689496" calcext:value-type="float">
            <text:p>0.013116689496</text:p>
          </table:table-cell>
          <table:table-cell office:value-type="float" office:value="0.002894394" calcext:value-type="float">
            <text:p>0.002894394</text:p>
          </table:table-cell>
          <table:table-cell office:value-type="float" office:value="0.000116610931944" calcext:value-type="float">
            <text:p>0.000116610931944</text:p>
          </table:table-cell>
          <table:table-cell office:value-type="float" office:value="1.122027" calcext:value-type="float">
            <text:p>1.122027</text:p>
          </table:table-cell>
          <table:table-cell office:value-type="float" office:value="0.00904811711536" calcext:value-type="float">
            <text:p>0.00904811711536</text:p>
          </table:table-cell>
          <table:table-cell office:value-type="float" office:value="0.008089522" calcext:value-type="float">
            <text:p>0.008089522</text:p>
          </table:table-cell>
          <table:table-cell office:value-type="float" office:value="0.000428487644883" calcext:value-type="float">
            <text:p>0.000428487644883</text:p>
          </table:table-cell>
          <table:table-cell office:value-type="float" office:value="0.1403292" calcext:value-type="float">
            <text:p>0.1403292</text:p>
          </table:table-cell>
          <table:table-cell office:value-type="float" office:value="0.00565028579022" calcext:value-type="float">
            <text:p>0.00565028579022</text:p>
          </table:table-cell>
          <table:table-cell table:style-name="ce5" office:value-type="float" office:value="1.05701" calcext:value-type="float">
            <text:p>1.05701</text:p>
          </table:table-cell>
          <table:table-cell office:value-type="float" office:value="0.0174585935541" calcext:value-type="float">
            <text:p>0.0174585935541</text:p>
          </table:table-cell>
          <table:table-cell table:style-name="ce5" office:value-type="float" office:value="1.550446" calcext:value-type="float">
            <text:p>1.550446</text:p>
          </table:table-cell>
          <table:table-cell office:value-type="float" office:value="0.0295979361893" calcext:value-type="float">
            <text:p>0.0295979361893</text:p>
          </table:table-cell>
          <table:table-cell table:style-name="ce5" office:value-type="float" office:value="1.549938" calcext:value-type="float">
            <text:p>1.549938</text:p>
          </table:table-cell>
          <table:table-cell office:value-type="float" office:value="0.0613091294271" calcext:value-type="float">
            <text:p>0.0613091294271</text:p>
          </table:table-cell>
          <table:table-cell office:value-type="float" office:value="0.221612" calcext:value-type="float">
            <text:p>0.221612</text:p>
          </table:table-cell>
          <table:table-cell office:value-type="float" office:value="0.00338612348006" calcext:value-type="float">
            <text:p>0.00338612348006</text:p>
          </table:table-cell>
          <table:table-cell office:value-type="float" office:value="0.2191461" calcext:value-type="float">
            <text:p>0.2191461</text:p>
          </table:table-cell>
          <table:table-cell office:value-type="float" office:value="0.00357556974326" calcext:value-type="float">
            <text:p>0.00357556974326</text:p>
          </table:table-cell>
          <table:table-cell table:style-name="ce5" office:value-type="float" office:value="0.5341692" calcext:value-type="float">
            <text:p>0.5341692</text:p>
          </table:table-cell>
          <table:table-cell office:value-type="float" office:value="0.006035543238" calcext:value-type="float">
            <text:p>0.006035543238</text:p>
          </table:table-cell>
          <table:table-cell table:style-name="ce5" office:value-type="float" office:value="0.9705419" calcext:value-type="float">
            <text:p>0.9705419</text:p>
          </table:table-cell>
          <table:table-cell office:value-type="float" office:value="0.0149674585422" calcext:value-type="float">
            <text:p>0.0149674585422</text:p>
          </table:table-cell>
          <table:table-cell table:style-name="ce5" office:value-type="float" office:value="0.4637543" calcext:value-type="float">
            <text:p>0.4637543</text:p>
          </table:table-cell>
          <table:table-cell office:value-type="float" office:value="0.00778837312994" calcext:value-type="float">
            <text:p>0.00778837312994</text:p>
          </table:table-cell>
          <table:table-cell office:value-type="float" office:value="0.1507796" calcext:value-type="float">
            <text:p>0.1507796</text:p>
          </table:table-cell>
          <table:table-cell office:value-type="float" office:value="0.00314486343812" calcext:value-type="float">
            <text:p>0.00314486343812</text:p>
          </table:table-cell>
          <table:table-cell office:value-type="float" office:value="0.1493449" calcext:value-type="float">
            <text:p>0.1493449</text:p>
          </table:table-cell>
          <table:table-cell office:value-type="float" office:value="0.00108057509894" calcext:value-type="float">
            <text:p>0.00108057509894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/>
          <table:table-cell table:style-name="ce1" office:value-type="string" calcext:value-type="string">
            <text:p>CUDA</text:p>
          </table:table-cell>
          <table:table-cell table:style-name="ce1"/>
          <table:table-cell table:style-name="ce1" office:value-type="string" calcext:value-type="string">
            <text:p>CUDA streams</text:p>
          </table:table-cell>
          <table:table-cell table:style-name="ce1"/>
          <table:table-cell table:number-columns-repeated="4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pu_r</text:p>
          </table:table-cell>
          <table:table-cell office:value-type="string" calcext:value-type="string">
            <text:p>cpu_c</text:p>
          </table:table-cell>
          <table:table-cell office:value-type="string" calcext:value-type="string">
            <text:p>cuda_r</text:p>
          </table:table-cell>
          <table:table-cell office:value-type="string" calcext:value-type="string">
            <text:p>cuda_c</text:p>
          </table:table-cell>
          <table:table-cell table:style-name="ce2" office:value-type="string" calcext:value-type="string">
            <text:p>cuda_streams_r</text:p>
          </table:table-cell>
          <table:table-cell table:style-name="ce2" office:value-type="string" calcext:value-type="string">
            <text:p>cuda_streams_c</text:p>
          </table:table-cell>
          <table:table-cell table:number-columns-repeated="4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2805" calcext:value-type="float">
            <text:p>4.2805E-06</text:p>
          </table:table-cell>
          <table:table-cell table:style-name="ce7" office:value-type="float" office:value="0.0000021168" calcext:value-type="float">
            <text:p>2.12E-06</text:p>
          </table:table-cell>
          <table:table-cell office:value-type="float" office:value="0.10196355" calcext:value-type="float">
            <text:p>0.10196355</text:p>
          </table:table-cell>
          <table:table-cell office:value-type="float" office:value="0.0002688588" calcext:value-type="float">
            <text:p>0.0002688588</text:p>
          </table:table-cell>
          <table:table-cell table:style-name="ce2" office:value-type="float" office:value="0.006085653" calcext:value-type="float">
            <text:p>0.006085653</text:p>
          </table:table-cell>
          <table:table-cell table:style-name="ce2" office:value-type="float" office:value="0.007102958" calcext:value-type="float">
            <text:p>0.007102958</text:p>
          </table:table-cell>
          <table:table-cell table:number-columns-repeated="4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95857" calcext:value-type="float">
            <text:p>9.5857E-06</text:p>
          </table:table-cell>
          <table:table-cell table:style-name="ce7" office:value-type="float" office:value="0.000005795" calcext:value-type="float">
            <text:p>5.80E-06</text:p>
          </table:table-cell>
          <table:table-cell office:value-type="float" office:value="0.10249925" calcext:value-type="float">
            <text:p>0.10249925</text:p>
          </table:table-cell>
          <table:table-cell office:value-type="float" office:value="0.0002842717" calcext:value-type="float">
            <text:p>0.0002842717</text:p>
          </table:table-cell>
          <table:table-cell table:style-name="ce2" office:value-type="float" office:value="0.005939039" calcext:value-type="float">
            <text:p>0.005939039</text:p>
          </table:table-cell>
          <table:table-cell table:style-name="ce2" office:value-type="float" office:value="0.007078346" calcext:value-type="float">
            <text:p>0.007078346</text:p>
          </table:table-cell>
          <table:table-cell table:number-columns-repeated="40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416324" calcext:value-type="float">
            <text:p>4.16324E-05</text:p>
          </table:table-cell>
          <table:table-cell table:style-name="ce7" office:value-type="float" office:value="0.0000225166" calcext:value-type="float">
            <text:p>2.25E-05</text:p>
          </table:table-cell>
          <table:table-cell office:value-type="float" office:value="0.10105426" calcext:value-type="float">
            <text:p>0.10105426</text:p>
          </table:table-cell>
          <table:table-cell office:value-type="float" office:value="0.0003352862" calcext:value-type="float">
            <text:p>0.0003352862</text:p>
          </table:table-cell>
          <table:table-cell table:style-name="ce2" office:value-type="float" office:value="0.00578778" calcext:value-type="float">
            <text:p>0.00578778</text:p>
          </table:table-cell>
          <table:table-cell table:style-name="ce2" office:value-type="float" office:value="0.006628972" calcext:value-type="float">
            <text:p>0.006628972</text:p>
          </table:table-cell>
          <table:table-cell table:number-columns-repeated="4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996055" calcext:value-type="float">
            <text:p>0.0001996055</text:p>
          </table:table-cell>
          <table:table-cell office:value-type="float" office:value="0.0001011987" calcext:value-type="float">
            <text:p>0.0001011987</text:p>
          </table:table-cell>
          <table:table-cell office:value-type="float" office:value="0.10244155" calcext:value-type="float">
            <text:p>0.10244155</text:p>
          </table:table-cell>
          <table:table-cell office:value-type="float" office:value="0.0005209558" calcext:value-type="float">
            <text:p>0.0005209558</text:p>
          </table:table-cell>
          <table:table-cell table:style-name="ce2" office:value-type="float" office:value="0.006143641" calcext:value-type="float">
            <text:p>0.006143641</text:p>
          </table:table-cell>
          <table:table-cell table:style-name="ce2" office:value-type="float" office:value="0.006972999" calcext:value-type="float">
            <text:p>0.006972999</text:p>
          </table:table-cell>
          <table:table-cell table:number-columns-repeated="4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7423511" calcext:value-type="float">
            <text:p>0.0007423511</text:p>
          </table:table-cell>
          <table:table-cell office:value-type="float" office:value="0.0005031666" calcext:value-type="float">
            <text:p>0.0005031666</text:p>
          </table:table-cell>
          <table:table-cell office:value-type="float" office:value="0.10799202" calcext:value-type="float">
            <text:p>0.10799202</text:p>
          </table:table-cell>
          <table:table-cell office:value-type="float" office:value="0.001531581" calcext:value-type="float">
            <text:p>0.001531581</text:p>
          </table:table-cell>
          <table:table-cell table:style-name="ce2" office:value-type="float" office:value="0.007153036" calcext:value-type="float">
            <text:p>0.007153036</text:p>
          </table:table-cell>
          <table:table-cell table:style-name="ce2" office:value-type="float" office:value="0.007530362" calcext:value-type="float">
            <text:p>0.007530362</text:p>
          </table:table-cell>
          <table:table-cell table:number-columns-repeated="4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887418" calcext:value-type="float">
            <text:p>0.002887418</text:p>
          </table:table-cell>
          <table:table-cell office:value-type="float" office:value="0.002527383" calcext:value-type="float">
            <text:p>0.002527383</text:p>
          </table:table-cell>
          <table:table-cell office:value-type="float" office:value="0.10364247" calcext:value-type="float">
            <text:p>0.10364247</text:p>
          </table:table-cell>
          <table:table-cell office:value-type="float" office:value="0.006023875" calcext:value-type="float">
            <text:p>0.006023875</text:p>
          </table:table-cell>
          <table:table-cell table:style-name="ce2" office:value-type="float" office:value="0.008319208" calcext:value-type="float">
            <text:p>0.008319208</text:p>
          </table:table-cell>
          <table:table-cell table:style-name="ce2" office:value-type="float" office:value="0.01087258" calcext:value-type="float">
            <text:p>0.01087258</text:p>
          </table:table-cell>
          <table:table-cell table:number-columns-repeated="4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870474" calcext:value-type="float">
            <text:p>0.00870474</text:p>
          </table:table-cell>
          <table:table-cell office:value-type="float" office:value="0.01189511" calcext:value-type="float">
            <text:p>0.01189511</text:p>
          </table:table-cell>
          <table:table-cell office:value-type="float" office:value="0.1087313" calcext:value-type="float">
            <text:p>0.1087313</text:p>
          </table:table-cell>
          <table:table-cell office:value-type="float" office:value="0.02223593" calcext:value-type="float">
            <text:p>0.02223593</text:p>
          </table:table-cell>
          <table:table-cell table:style-name="ce2" office:value-type="float" office:value="0.01438975" calcext:value-type="float">
            <text:p>0.01438975</text:p>
          </table:table-cell>
          <table:table-cell table:style-name="ce2" office:value-type="float" office:value="0.02119157" calcext:value-type="float">
            <text:p>0.02119157</text:p>
          </table:table-cell>
          <table:table-cell table:number-columns-repeated="4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6753313" calcext:value-type="float">
            <text:p>0.06753313</text:p>
          </table:table-cell>
          <table:table-cell office:value-type="float" office:value="0.1543727" calcext:value-type="float">
            <text:p>0.1543727</text:p>
          </table:table-cell>
          <table:table-cell office:value-type="float" office:value="0.10000845" calcext:value-type="float">
            <text:p>0.10000845</text:p>
          </table:table-cell>
          <table:table-cell table:style-name="ce2" office:value-type="float" office:value="0.04452568" calcext:value-type="float">
            <text:p>0.04452568</text:p>
          </table:table-cell>
          <table:table-cell table:style-name="ce2" office:value-type="float" office:value="0.06933183" calcext:value-type="float">
            <text:p>0.06933183</text:p>
          </table:table-cell>
          <table:table-cell table:number-columns-repeated="4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331998" calcext:value-type="float">
            <text:p>0.1331998</text:p>
          </table:table-cell>
          <table:table-cell office:value-type="float" office:value="0.2643337" calcext:value-type="float">
            <text:p>0.2643337</text:p>
          </table:table-cell>
          <table:table-cell office:value-type="float" office:value="0.3213113" calcext:value-type="float">
            <text:p>0.3213113</text:p>
          </table:table-cell>
          <table:table-cell office:value-type="float" office:value="0.3873063" calcext:value-type="float">
            <text:p>0.3873063</text:p>
          </table:table-cell>
          <table:table-cell table:style-name="ce2" office:value-type="float" office:value="0.1367527" calcext:value-type="float">
            <text:p>0.1367527</text:p>
          </table:table-cell>
          <table:table-cell table:style-name="ce2" office:value-type="float" office:value="0.2200907" calcext:value-type="float">
            <text:p>0.2200907</text:p>
          </table:table-cell>
          <table:table-cell table:number-columns-repeated="40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5341692" calcext:value-type="float">
            <text:p>0.5341692</text:p>
          </table:table-cell>
          <table:table-cell office:value-type="float" office:value="1.05701" calcext:value-type="float">
            <text:p>1.05701</text:p>
          </table:table-cell>
          <table:table-cell office:value-type="float" office:value="0.9705419" calcext:value-type="float">
            <text:p>0.9705419</text:p>
          </table:table-cell>
          <table:table-cell office:value-type="float" office:value="1.550446" calcext:value-type="float">
            <text:p>1.550446</text:p>
          </table:table-cell>
          <table:table-cell table:style-name="ce2" office:value-type="float" office:value="0.4637543" calcext:value-type="float">
            <text:p>0.4637543</text:p>
          </table:table-cell>
          <table:table-cell table:style-name="ce2" office:value-type="float" office:value="1.549938" calcext:value-type="float">
            <text:p>1.549938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product-cuda-1d-pow2.dat</text:p>
          </table:table-cell>
          <table:table-cell table:style-name="Default" table:number-columns-repeated="4"/>
          <table:table-cell table:number-columns-repeated="42"/>
        </table:table-row>
        <table:table-row table:style-name="ro1" table:number-rows-repeated="2"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uda_r_init</text:p>
          </table:table-cell>
          <table:table-cell office:value-type="string" calcext:value-type="string">
            <text:p>cuda_r_exec</text:p>
          </table:table-cell>
          <table:table-cell office:value-type="string" calcext:value-type="string">
            <text:p>cuda_c_init</text:p>
          </table:table-cell>
          <table:table-cell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510439" calcext:value-type="float">
            <text:p>0.0003510439</text:p>
          </table:table-cell>
          <table:table-cell table:style-name="ce7" office:value-type="float" office:value="0.0000595172" calcext:value-type="float">
            <text:p>5.95E-05</text:p>
          </table:table-cell>
          <table:table-cell office:value-type="float" office:value="0.000280481" calcext:value-type="float">
            <text:p>0.000280481</text:p>
          </table:table-cell>
          <table:table-cell table:style-name="ce7" office:value-type="float" office:value="0.0000400458" calcext:value-type="float">
            <text:p>4.00E-05</text:p>
          </table:table-cell>
          <table:table-cell table:number-columns-repeated="4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017673" calcext:value-type="float">
            <text:p>0.0002017673</text:p>
          </table:table-cell>
          <table:table-cell table:style-name="ce7" office:value-type="float" office:value="0.0000677375" calcext:value-type="float">
            <text:p>6.77E-05</text:p>
          </table:table-cell>
          <table:table-cell office:value-type="float" office:value="0.0003061906" calcext:value-type="float">
            <text:p>0.0003061906</text:p>
          </table:table-cell>
          <table:table-cell table:style-name="ce7" office:value-type="float" office:value="0.0000515867" calcext:value-type="float">
            <text:p>5.16E-05</text:p>
          </table:table-cell>
          <table:table-cell table:number-columns-repeated="4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027785" calcext:value-type="float">
            <text:p>0.0002027785</text:p>
          </table:table-cell>
          <table:table-cell table:style-name="ce7" office:value-type="float" office:value="0.0000816191" calcext:value-type="float">
            <text:p>8.16E-05</text:p>
          </table:table-cell>
          <table:table-cell office:value-type="float" office:value="0.0002829099" calcext:value-type="float">
            <text:p>0.0002829099</text:p>
          </table:table-cell>
          <table:table-cell table:style-name="ce7" office:value-type="float" office:value="0.0000863413" calcext:value-type="float">
            <text:p>8.63E-05</text:p>
          </table:table-cell>
          <table:table-cell table:number-columns-repeated="4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230597" calcext:value-type="float">
            <text:p>0.0002230597</text:p>
          </table:table-cell>
          <table:table-cell office:value-type="float" office:value="0.000162767" calcext:value-type="float">
            <text:p>0.000162767</text:p>
          </table:table-cell>
          <table:table-cell office:value-type="float" office:value="0.0003066477" calcext:value-type="float">
            <text:p>0.0003066477</text:p>
          </table:table-cell>
          <table:table-cell office:value-type="float" office:value="0.0002058503" calcext:value-type="float">
            <text:p>0.0002058503</text:p>
          </table:table-cell>
          <table:table-cell table:number-columns-repeated="4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3519378" calcext:value-type="float">
            <text:p>0.0003519378</text:p>
          </table:table-cell>
          <table:table-cell office:value-type="float" office:value="0.0004329414" calcext:value-type="float">
            <text:p>0.0004329414</text:p>
          </table:table-cell>
          <table:table-cell office:value-type="float" office:value="0.0003815184" calcext:value-type="float">
            <text:p>0.0003815184</text:p>
          </table:table-cell>
          <table:table-cell office:value-type="float" office:value="0.000708216" calcext:value-type="float">
            <text:p>0.000708216</text:p>
          </table:table-cell>
          <table:table-cell table:number-columns-repeated="4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04802076" calcext:value-type="float">
            <text:p>0.0004802076</text:p>
          </table:table-cell>
          <table:table-cell office:value-type="float" office:value="0.001467488" calcext:value-type="float">
            <text:p>0.001467488</text:p>
          </table:table-cell>
          <table:table-cell office:value-type="float" office:value="0.0005060486" calcext:value-type="float">
            <text:p>0.0005060486</text:p>
          </table:table-cell>
          <table:table-cell office:value-type="float" office:value="0.002627987" calcext:value-type="float">
            <text:p>0.002627987</text:p>
          </table:table-cell>
          <table:table-cell table:number-columns-repeated="4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5095968" calcext:value-type="float">
            <text:p>0.0005095968</text:p>
          </table:table-cell>
          <table:table-cell office:value-type="float" office:value="0.008188451" calcext:value-type="float">
            <text:p>0.008188451</text:p>
          </table:table-cell>
          <table:table-cell office:value-type="float" office:value="0.0005713344" calcext:value-type="float">
            <text:p>0.0005713344</text:p>
          </table:table-cell>
          <table:table-cell office:value-type="float" office:value="0.009739656" calcext:value-type="float">
            <text:p>0.009739656</text:p>
          </table:table-cell>
          <table:table-cell table:number-columns-repeated="4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06017136" calcext:value-type="float">
            <text:p>0.0006017136</text:p>
          </table:table-cell>
          <table:table-cell office:value-type="float" office:value="0.0407115" calcext:value-type="float">
            <text:p>0.0407115</text:p>
          </table:table-cell>
          <table:table-cell office:value-type="float" office:value="0.0007710704" calcext:value-type="float">
            <text:p>0.0007710704</text:p>
          </table:table-cell>
          <table:table-cell office:value-type="float" office:value="0.07679151" calcext:value-type="float">
            <text:p>0.07679151</text:p>
          </table:table-cell>
          <table:table-cell table:number-columns-repeated="4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07566184" calcext:value-type="float">
            <text:p>0.0007566184</text:p>
          </table:table-cell>
          <table:table-cell office:value-type="float" office:value="0.1611054" calcext:value-type="float">
            <text:p>0.1611054</text:p>
          </table:table-cell>
          <table:table-cell office:value-type="float" office:value="0.001364698" calcext:value-type="float">
            <text:p>0.001364698</text:p>
          </table:table-cell>
          <table:table-cell office:value-type="float" office:value="0.3046098" calcext:value-type="float">
            <text:p>0.3046098</text:p>
          </table:table-cell>
          <table:table-cell table:number-columns-repeated="4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001919791" calcext:value-type="float">
            <text:p>0.001919791</text:p>
          </table:table-cell>
          <table:table-cell office:value-type="float" office:value="0.6487237" calcext:value-type="float">
            <text:p>0.6487237</text:p>
          </table:table-cell>
          <table:table-cell office:value-type="float" office:value="0.002893338" calcext:value-type="float">
            <text:p>0.002893338</text:p>
          </table:table-cell>
          <table:table-cell office:value-type="float" office:value="1.228206" calcext:value-type="float">
            <text:p>1.228206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1d-pow2.dat</text:p>
          </table:table-cell>
          <table:table-cell table:style-name="Default" table:number-columns-repeated="4"/>
          <table:table-cell table:number-columns-repeated="42"/>
        </table:table-row>
      </table:table>
      <table:table table:name="CUDA 1D PRODINT" table:style-name="ta1">
        <table:table-column table:style-name="co1" table:number-columns-repeated="5" table:default-cell-style-name="ce2"/>
        <table:table-column table:style-name="co1" table:number-columns-repeated="4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FFT1DCEXECCUDA_AVG</text:p>
          </table:table-cell>
          <table:table-cell table:style-name="Default" office:value-type="string" calcext:value-type="string">
            <text:p>FFT1DCEXECCUDA_STD</text:p>
          </table:table-cell>
          <table:table-cell table:style-name="Default" office:value-type="string" calcext:value-type="string">
            <text:p>FFT1DCINITCUDA_AVG</text:p>
          </table:table-cell>
          <table:table-cell table:style-name="Default"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ce8" office:value-type="float" office:value="0.0000394946" calcext:value-type="float">
            <text:p>3.95E-05</text:p>
          </table:table-cell>
          <table:table-cell table:style-name="ce6" office:value-type="float" office:value="0.00000147682664295" calcext:value-type="float">
            <text:p>1.48E-06</text:p>
          </table:table-cell>
          <table:table-cell table:style-name="ce1" office:value-type="float" office:value="0.0003084933" calcext:value-type="float">
            <text:p>0.0003084933</text:p>
          </table:table-cell>
          <table:table-cell table:style-name="ce6" office:value-type="float" office:value="0.0000317427760077" calcext:value-type="float">
            <text:p>3.17E-05</text:p>
          </table:table-cell>
          <table:table-cell table:style-name="ce8" office:value-type="float" office:value="0.0000587779" calcext:value-type="float">
            <text:p>5.88E-05</text:p>
          </table:table-cell>
          <table:table-cell table:style-name="ce6" office:value-type="float" office:value="0.00000147130202731" calcext:value-type="float">
            <text:p>1.47E-06</text:p>
          </table:table-cell>
          <table:table-cell table:style-name="ce1" office:value-type="float" office:value="0.0002115716" calcext:value-type="float">
            <text:p>0.0002115716</text:p>
          </table:table-cell>
          <table:table-cell table:style-name="ce6" office:value-type="float" office:value="0.0000167367433059" calcext:value-type="float">
            <text:p>1.67E-05</text:p>
          </table:table-cell>
          <table:table-cell table:style-name="ce6" office:value-type="float" office:value="0.0000274553" calcext:value-type="float">
            <text:p>2.75E-05</text:p>
          </table:table-cell>
          <table:table-cell table:style-name="ce6" office:value-type="float" office:value="0.000000677255253046" calcext:value-type="float">
            <text:p>6.77E-07</text:p>
          </table:table-cell>
          <table:table-cell office:value-type="float" office:value="0.0002861565" calcext:value-type="float">
            <text:p>0.0002861565</text:p>
          </table:table-cell>
          <table:table-cell table:style-name="ce6" office:value-type="float" office:value="0.0000178305900398" calcext:value-type="float">
            <text:p>1.78E-05</text:p>
          </table:table-cell>
          <table:table-cell table:style-name="ce6" office:value-type="float" office:value="0.0000457779" calcext:value-type="float">
            <text:p>4.58E-05</text:p>
          </table:table-cell>
          <table:table-cell table:style-name="ce6" office:value-type="float" office:value="0.000000834737676692" calcext:value-type="float">
            <text:p>8.35E-07</text:p>
          </table:table-cell>
          <table:table-cell office:value-type="float" office:value="0.0003676205" calcext:value-type="float">
            <text:p>0.0003676205</text:p>
          </table:table-cell>
          <table:table-cell table:style-name="ce6" office:value-type="float" office:value="0.0000218350551191" calcext:value-type="float">
            <text:p>2.18E-05</text:p>
          </table:table-cell>
          <table:table-cell table:style-name="ce6" office:value-type="float" office:value="0.0000261767" calcext:value-type="float">
            <text:p>2.62E-05</text:p>
          </table:table-cell>
          <table:table-cell table:style-name="ce6" office:value-type="float" office:value="0.000000917470683758" calcext:value-type="float">
            <text:p>9.17E-07</text:p>
          </table:table-cell>
          <table:table-cell office:value-type="float" office:value="0.0002806541" calcext:value-type="float">
            <text:p>0.0002806541</text:p>
          </table:table-cell>
          <table:table-cell table:style-name="ce6" office:value-type="float" office:value="0.0000123067050329" calcext:value-type="float">
            <text:p>1.23E-05</text:p>
          </table:table-cell>
          <table:table-cell table:style-name="ce6" office:value-type="float" office:value="0.0000440033" calcext:value-type="float">
            <text:p>4.40E-05</text:p>
          </table:table-cell>
          <table:table-cell table:style-name="ce6" office:value-type="float" office:value="0.0000017596365818" calcext:value-type="float">
            <text:p>1.76E-06</text:p>
          </table:table-cell>
          <table:table-cell office:value-type="float" office:value="0.0003451972" calcext:value-type="float">
            <text:p>0.0003451972</text:p>
          </table:table-cell>
          <table:table-cell table:style-name="ce6" office:value-type="float" office:value="0.0000163137940529" calcext:value-type="float">
            <text:p>1.63E-05</text:p>
          </table:table-cell>
          <table:table-cell office:value-type="float" office:value="0.1572952" calcext:value-type="float">
            <text:p>0.1572952</text:p>
          </table:table-cell>
          <table:table-cell office:value-type="float" office:value="0.00187342003358" calcext:value-type="float">
            <text:p>0.00187342003358</text:p>
          </table:table-cell>
          <table:table-cell table:style-name="ce8" office:value-type="float" office:value="0.00000195" calcext:value-type="float">
            <text:p>1.95E-06</text:p>
          </table:table-cell>
          <table:table-cell table:style-name="ce6" office:value-type="float" office:value="0.000000141627053285" calcext:value-type="float">
            <text:p>1.42E-07</text:p>
          </table:table-cell>
          <table:table-cell table:style-name="ce1" office:value-type="float" office:value="0.0002816102" calcext:value-type="float">
            <text:p>0.0002816102</text:p>
          </table:table-cell>
          <table:table-cell table:style-name="ce6" office:value-type="float" office:value="0.0000194770195689" calcext:value-type="float">
            <text:p>1.95E-05</text:p>
          </table:table-cell>
          <table:table-cell table:style-name="ce1" office:value-type="float" office:value="0.007086074" calcext:value-type="float">
            <text:p>0.007086074</text:p>
          </table:table-cell>
          <table:table-cell office:value-type="float" office:value="0.000642812983987" calcext:value-type="float">
            <text:p>0.000642812983987</text:p>
          </table:table-cell>
          <table:table-cell table:style-name="ce6" office:value-type="float" office:value="0.0000004885" calcext:value-type="float">
            <text:p>4.89E-07</text:p>
          </table:table-cell>
          <table:table-cell table:style-name="ce6" office:value-type="float" office:value="0.000000031006271767" calcext:value-type="float">
            <text:p>3.10E-08</text:p>
          </table:table-cell>
          <table:table-cell table:style-name="ce6" office:value-type="float" office:value="0.0000004171" calcext:value-type="float">
            <text:p>4.17E-07</text:p>
          </table:table-cell>
          <table:table-cell table:style-name="ce6" office:value-type="float" office:value="0.0000000348949216299" calcext:value-type="float">
            <text:p>3.49E-08</text:p>
          </table:table-cell>
          <table:table-cell table:style-name="ce8" office:value-type="float" office:value="0.0000023459" calcext:value-type="float">
            <text:p>2.35E-06</text:p>
          </table:table-cell>
          <table:table-cell table:style-name="ce6" office:value-type="float" office:value="0.000000242456616967" calcext:value-type="float">
            <text:p>2.42E-07</text:p>
          </table:table-cell>
          <table:table-cell table:style-name="ce1" office:value-type="float" office:value="0.08765674" calcext:value-type="float">
            <text:p>0.08765674</text:p>
          </table:table-cell>
          <table:table-cell office:value-type="float" office:value="0.0145558037016" calcext:value-type="float">
            <text:p>0.0145558037016</text:p>
          </table:table-cell>
          <table:table-cell table:style-name="ce1" office:value-type="float" office:value="0.006431802" calcext:value-type="float">
            <text:p>0.006431802</text:p>
          </table:table-cell>
          <table:table-cell office:value-type="float" office:value="0.00129073317004" calcext:value-type="float">
            <text:p>0.00129073317004</text:p>
          </table:table-cell>
          <table:table-cell table:style-name="ce6" office:value-type="float" office:value="0.0000005205" calcext:value-type="float">
            <text:p>5.21E-07</text:p>
          </table:table-cell>
          <table:table-cell table:style-name="ce6" office:value-type="float" office:value="0.000000160135532874" calcext:value-type="float">
            <text:p>1.60E-07</text:p>
          </table:table-cell>
          <table:table-cell table:style-name="ce6" office:value-type="float" office:value="0.0000004502" calcext:value-type="float">
            <text:p>4.50E-07</text:p>
          </table:table-cell>
          <table:table-cell table:style-name="ce6" office:value-type="float" office:value="0.0000000772554205218" calcext:value-type="float">
            <text:p>7.73E-08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table:style-name="ce8" office:value-type="float" office:value="0.0000644322" calcext:value-type="float">
            <text:p>6.44E-05</text:p>
          </table:table-cell>
          <table:table-cell table:style-name="ce6" office:value-type="float" office:value="0.00000413862346412" calcext:value-type="float">
            <text:p>4.14E-06</text:p>
          </table:table-cell>
          <table:table-cell table:style-name="ce1" office:value-type="float" office:value="0.0003027886" calcext:value-type="float">
            <text:p>0.0003027886</text:p>
          </table:table-cell>
          <table:table-cell table:style-name="ce6" office:value-type="float" office:value="0.0000177149251963" calcext:value-type="float">
            <text:p>1.77E-05</text:p>
          </table:table-cell>
          <table:table-cell table:style-name="ce8" office:value-type="float" office:value="0.0000636468" calcext:value-type="float">
            <text:p>6.36E-05</text:p>
          </table:table-cell>
          <table:table-cell table:style-name="ce6" office:value-type="float" office:value="0.00000200259813465" calcext:value-type="float">
            <text:p>2.00E-06</text:p>
          </table:table-cell>
          <table:table-cell table:style-name="ce1" office:value-type="float" office:value="0.0002101559" calcext:value-type="float">
            <text:p>0.0002101559</text:p>
          </table:table-cell>
          <table:table-cell table:style-name="ce6" office:value-type="float" office:value="0.0000084055379159" calcext:value-type="float">
            <text:p>8.41E-06</text:p>
          </table:table-cell>
          <table:table-cell table:style-name="ce6" office:value-type="float" office:value="0.0000551275" calcext:value-type="float">
            <text:p>5.51E-05</text:p>
          </table:table-cell>
          <table:table-cell table:style-name="ce6" office:value-type="float" office:value="0.0000062048321537" calcext:value-type="float">
            <text:p>6.20E-06</text:p>
          </table:table-cell>
          <table:table-cell office:value-type="float" office:value="0.000293859" calcext:value-type="float">
            <text:p>0.000293859</text:p>
          </table:table-cell>
          <table:table-cell table:style-name="ce6" office:value-type="float" office:value="0.000020694332928" calcext:value-type="float">
            <text:p>2.07E-05</text:p>
          </table:table-cell>
          <table:table-cell office:value-type="float" office:value="0.0001013388" calcext:value-type="float">
            <text:p>0.0001013388</text:p>
          </table:table-cell>
          <table:table-cell table:style-name="ce6" office:value-type="float" office:value="0.00000117902914864" calcext:value-type="float">
            <text:p>1.18E-06</text:p>
          </table:table-cell>
          <table:table-cell office:value-type="float" office:value="0.0004001866" calcext:value-type="float">
            <text:p>0.0004001866</text:p>
          </table:table-cell>
          <table:table-cell table:style-name="ce6" office:value-type="float" office:value="0.0000122316173747" calcext:value-type="float">
            <text:p>1.22E-05</text:p>
          </table:table-cell>
          <table:table-cell table:style-name="ce6" office:value-type="float" office:value="0.0000558905" calcext:value-type="float">
            <text:p>5.59E-05</text:p>
          </table:table-cell>
          <table:table-cell table:style-name="ce6" office:value-type="float" office:value="0.00000640910399787" calcext:value-type="float">
            <text:p>6.41E-06</text:p>
          </table:table-cell>
          <table:table-cell office:value-type="float" office:value="0.0002882392" calcext:value-type="float">
            <text:p>0.0002882392</text:p>
          </table:table-cell>
          <table:table-cell table:style-name="ce6" office:value-type="float" office:value="0.0000136843452147" calcext:value-type="float">
            <text:p>1.37E-05</text:p>
          </table:table-cell>
          <table:table-cell table:style-name="ce6" office:value-type="float" office:value="0.0000977803" calcext:value-type="float">
            <text:p>9.78E-05</text:p>
          </table:table-cell>
          <table:table-cell table:style-name="ce6" office:value-type="float" office:value="0.00000118254913452" calcext:value-type="float">
            <text:p>1.18E-06</text:p>
          </table:table-cell>
          <table:table-cell office:value-type="float" office:value="0.000380052" calcext:value-type="float">
            <text:p>0.000380052</text:p>
          </table:table-cell>
          <table:table-cell table:style-name="ce6" office:value-type="float" office:value="0.0000160652782042" calcext:value-type="float">
            <text:p>1.61E-05</text:p>
          </table:table-cell>
          <table:table-cell office:value-type="float" office:value="0.1581197" calcext:value-type="float">
            <text:p>0.1581197</text:p>
          </table:table-cell>
          <table:table-cell office:value-type="float" office:value="0.00438960777924" calcext:value-type="float">
            <text:p>0.00438960777924</text:p>
          </table:table-cell>
          <table:table-cell table:style-name="ce8" office:value-type="float" office:value="0.000007098" calcext:value-type="float">
            <text:p>7.10E-06</text:p>
          </table:table-cell>
          <table:table-cell table:style-name="ce6" office:value-type="float" office:value="0.000000731731887754" calcext:value-type="float">
            <text:p>7.32E-07</text:p>
          </table:table-cell>
          <table:table-cell table:style-name="ce1" office:value-type="float" office:value="0.0003036253" calcext:value-type="float">
            <text:p>0.0003036253</text:p>
          </table:table-cell>
          <table:table-cell table:style-name="ce6" office:value-type="float" office:value="0.000025438684588" calcext:value-type="float">
            <text:p>2.54E-05</text:p>
          </table:table-cell>
          <table:table-cell table:style-name="ce1" office:value-type="float" office:value="0.007370084" calcext:value-type="float">
            <text:p>0.007370084</text:p>
          </table:table-cell>
          <table:table-cell office:value-type="float" office:value="0.000910110391573" calcext:value-type="float">
            <text:p>0.000910110391573</text:p>
          </table:table-cell>
          <table:table-cell table:style-name="ce6" office:value-type="float" office:value="0.0000023975" calcext:value-type="float">
            <text:p>2.40E-06</text:p>
          </table:table-cell>
          <table:table-cell table:style-name="ce6" office:value-type="float" office:value="0.0000000521648029486" calcext:value-type="float">
            <text:p>5.22E-08</text:p>
          </table:table-cell>
          <table:table-cell table:style-name="ce6" office:value-type="float" office:value="0.0000020842" calcext:value-type="float">
            <text:p>2.08E-06</text:p>
          </table:table-cell>
          <table:table-cell table:style-name="ce6" office:value-type="float" office:value="0.000000143137695943" calcext:value-type="float">
            <text:p>1.43E-07</text:p>
          </table:table-cell>
          <table:table-cell table:style-name="ce8" office:value-type="float" office:value="0.0000116115" calcext:value-type="float">
            <text:p>1.16E-05</text:p>
          </table:table-cell>
          <table:table-cell table:style-name="ce6" office:value-type="float" office:value="0.00000120738498417" calcext:value-type="float">
            <text:p>1.21E-06</text:p>
          </table:table-cell>
          <table:table-cell table:style-name="ce1" office:value-type="float" office:value="0.0847175" calcext:value-type="float">
            <text:p>0.0847175</text:p>
          </table:table-cell>
          <table:table-cell office:value-type="float" office:value="0.00167329024513" calcext:value-type="float">
            <text:p>0.00167329024513</text:p>
          </table:table-cell>
          <table:table-cell table:style-name="ce1" office:value-type="float" office:value="0.006279942" calcext:value-type="float">
            <text:p>0.006279942</text:p>
          </table:table-cell>
          <table:table-cell office:value-type="float" office:value="0.000747890537992" calcext:value-type="float">
            <text:p>0.000747890537992</text:p>
          </table:table-cell>
          <table:table-cell table:style-name="ce6" office:value-type="float" office:value="0.000002385" calcext:value-type="float">
            <text:p>2.39E-06</text:p>
          </table:table-cell>
          <table:table-cell table:style-name="ce6" office:value-type="float" office:value="0.000000257514185154" calcext:value-type="float">
            <text:p>2.58E-07</text:p>
          </table:table-cell>
          <table:table-cell table:style-name="ce6" office:value-type="float" office:value="0.0000023462" calcext:value-type="float">
            <text:p>2.35E-06</text:p>
          </table:table-cell>
          <table:table-cell table:style-name="ce6" office:value-type="float" office:value="0.000000291627540233" calcext:value-type="float">
            <text:p>2.92E-07</text:p>
          </table:table-cell>
        </table:table-row>
        <table:table-row table:style-name="ro1">
          <table:table-cell table:style-name="Default" office:value-type="float" office:value="4410" calcext:value-type="float">
            <text:p>4410</text:p>
          </table:table-cell>
          <table:table-cell table:style-name="ce1" office:value-type="float" office:value="0.0001000618" calcext:value-type="float">
            <text:p>0.0001000618</text:p>
          </table:table-cell>
          <table:table-cell table:style-name="ce6" office:value-type="float" office:value="0.00000876372860526" calcext:value-type="float">
            <text:p>8.76E-06</text:p>
          </table:table-cell>
          <table:table-cell table:style-name="ce1" office:value-type="float" office:value="0.000316512" calcext:value-type="float">
            <text:p>0.000316512</text:p>
          </table:table-cell>
          <table:table-cell table:style-name="ce6" office:value-type="float" office:value="0.0000327232510814" calcext:value-type="float">
            <text:p>3.27E-05</text:p>
          </table:table-cell>
          <table:table-cell table:style-name="ce8" office:value-type="float" office:value="0.0000899972" calcext:value-type="float">
            <text:p>9.00E-05</text:p>
          </table:table-cell>
          <table:table-cell table:style-name="ce6" office:value-type="float" office:value="0.00000241377564087" calcext:value-type="float">
            <text:p>2.41E-06</text:p>
          </table:table-cell>
          <table:table-cell table:style-name="ce1" office:value-type="float" office:value="0.0002245705" calcext:value-type="float">
            <text:p>0.0002245705</text:p>
          </table:table-cell>
          <table:table-cell table:style-name="ce6" office:value-type="float" office:value="0.0000296643818043" calcext:value-type="float">
            <text:p>2.97E-05</text:p>
          </table:table-cell>
          <table:table-cell table:style-name="ce6" office:value-type="float" office:value="0.0000957528" calcext:value-type="float">
            <text:p>9.58E-05</text:p>
          </table:table-cell>
          <table:table-cell table:style-name="ce6" office:value-type="float" office:value="0.000020529356248" calcext:value-type="float">
            <text:p>2.05E-05</text:p>
          </table:table-cell>
          <table:table-cell office:value-type="float" office:value="0.0002917751" calcext:value-type="float">
            <text:p>0.0002917751</text:p>
          </table:table-cell>
          <table:table-cell table:style-name="ce6" office:value-type="float" office:value="0.000011216860607" calcext:value-type="float">
            <text:p>1.12E-05</text:p>
          </table:table-cell>
          <table:table-cell office:value-type="float" office:value="0.0001261079" calcext:value-type="float">
            <text:p>0.0001261079</text:p>
          </table:table-cell>
          <table:table-cell table:style-name="ce6" office:value-type="float" office:value="0.00000234351646748" calcext:value-type="float">
            <text:p>2.34E-06</text:p>
          </table:table-cell>
          <table:table-cell office:value-type="float" office:value="0.0004020352" calcext:value-type="float">
            <text:p>0.0004020352</text:p>
          </table:table-cell>
          <table:table-cell table:style-name="ce6" office:value-type="float" office:value="0.0000118511667574" calcext:value-type="float">
            <text:p>1.19E-05</text:p>
          </table:table-cell>
          <table:table-cell table:style-name="ce6" office:value-type="float" office:value="0.0000826781" calcext:value-type="float">
            <text:p>8.27E-05</text:p>
          </table:table-cell>
          <table:table-cell table:style-name="ce6" office:value-type="float" office:value="0.00000245703490908" calcext:value-type="float">
            <text:p>2.46E-06</text:p>
          </table:table-cell>
          <table:table-cell office:value-type="float" office:value="0.0002834565" calcext:value-type="float">
            <text:p>0.0002834565</text:p>
          </table:table-cell>
          <table:table-cell table:style-name="ce6" office:value-type="float" office:value="0.0000125527190348" calcext:value-type="float">
            <text:p>1.26E-05</text:p>
          </table:table-cell>
          <table:table-cell office:value-type="float" office:value="0.0001259162" calcext:value-type="float">
            <text:p>0.0001259162</text:p>
          </table:table-cell>
          <table:table-cell table:style-name="ce6" office:value-type="float" office:value="0.00000452920725955" calcext:value-type="float">
            <text:p>4.53E-06</text:p>
          </table:table-cell>
          <table:table-cell office:value-type="float" office:value="0.0003836768" calcext:value-type="float">
            <text:p>0.0003836768</text:p>
          </table:table-cell>
          <table:table-cell table:style-name="ce6" office:value-type="float" office:value="0.0000167705259362" calcext:value-type="float">
            <text:p>1.68E-05</text:p>
          </table:table-cell>
          <table:table-cell office:value-type="float" office:value="0.1571012" calcext:value-type="float">
            <text:p>0.1571012</text:p>
          </table:table-cell>
          <table:table-cell office:value-type="float" office:value="0.00304986024452" calcext:value-type="float">
            <text:p>0.00304986024452</text:p>
          </table:table-cell>
          <table:table-cell table:style-name="ce8" office:value-type="float" office:value="0.000023014" calcext:value-type="float">
            <text:p>2.30E-05</text:p>
          </table:table-cell>
          <table:table-cell table:style-name="ce6" office:value-type="float" office:value="0.00000369525780186" calcext:value-type="float">
            <text:p>3.70E-06</text:p>
          </table:table-cell>
          <table:table-cell table:style-name="ce1" office:value-type="float" office:value="0.0003435814" calcext:value-type="float">
            <text:p>0.0003435814</text:p>
          </table:table-cell>
          <table:table-cell table:style-name="ce6" office:value-type="float" office:value="0.0000115811613331" calcext:value-type="float">
            <text:p>1.16E-05</text:p>
          </table:table-cell>
          <table:table-cell table:style-name="ce1" office:value-type="float" office:value="0.007306848" calcext:value-type="float">
            <text:p>0.007306848</text:p>
          </table:table-cell>
          <table:table-cell office:value-type="float" office:value="0.000665495090654" calcext:value-type="float">
            <text:p>0.000665495090654</text:p>
          </table:table-cell>
          <table:table-cell table:style-name="ce6" office:value-type="float" office:value="0.0000080621" calcext:value-type="float">
            <text:p>8.06E-06</text:p>
          </table:table-cell>
          <table:table-cell table:style-name="ce6" office:value-type="float" office:value="0.0000000526802725041" calcext:value-type="float">
            <text:p>5.27E-08</text:p>
          </table:table-cell>
          <table:table-cell table:style-name="ce6" office:value-type="float" office:value="0.0000069483" calcext:value-type="float">
            <text:p>6.95E-06</text:p>
          </table:table-cell>
          <table:table-cell table:style-name="ce6" office:value-type="float" office:value="0.000000101737188656" calcext:value-type="float">
            <text:p>1.02E-07</text:p>
          </table:table-cell>
          <table:table-cell table:style-name="ce8" office:value-type="float" office:value="0.0000352804" calcext:value-type="float">
            <text:p>3.53E-05</text:p>
          </table:table-cell>
          <table:table-cell table:style-name="ce6" office:value-type="float" office:value="0.00000258348938023" calcext:value-type="float">
            <text:p>2.58E-06</text:p>
          </table:table-cell>
          <table:table-cell table:style-name="ce1" office:value-type="float" office:value="0.0839607" calcext:value-type="float">
            <text:p>0.0839607</text:p>
          </table:table-cell>
          <table:table-cell office:value-type="float" office:value="0.00186158714542" calcext:value-type="float">
            <text:p>0.00186158714542</text:p>
          </table:table-cell>
          <table:table-cell table:style-name="ce1" office:value-type="float" office:value="0.006334287" calcext:value-type="float">
            <text:p>0.006334287</text:p>
          </table:table-cell>
          <table:table-cell office:value-type="float" office:value="0.000818520247846" calcext:value-type="float">
            <text:p>0.000818520247846</text:p>
          </table:table-cell>
          <table:table-cell table:style-name="ce6" office:value-type="float" office:value="0.0000075115" calcext:value-type="float">
            <text:p>7.51E-06</text:p>
          </table:table-cell>
          <table:table-cell table:style-name="ce6" office:value-type="float" office:value="0.000000639068810414" calcext:value-type="float">
            <text:p>6.39E-07</text:p>
          </table:table-cell>
          <table:table-cell table:style-name="ce6" office:value-type="float" office:value="0.0000080476" calcext:value-type="float">
            <text:p>8.05E-06</text:p>
          </table:table-cell>
          <table:table-cell table:style-name="ce6" office:value-type="float" office:value="0.00000177758457839" calcext:value-type="float">
            <text:p>1.78E-06</text:p>
          </table:table-cell>
        </table:table-row>
        <table:table-row table:style-name="ro1">
          <table:table-cell table:style-name="Default" office:value-type="float" office:value="15750" calcext:value-type="float">
            <text:p>15750</text:p>
          </table:table-cell>
          <table:table-cell table:style-name="ce1" office:value-type="float" office:value="0.0001856843" calcext:value-type="float">
            <text:p>0.0001856843</text:p>
          </table:table-cell>
          <table:table-cell table:style-name="ce6" office:value-type="float" office:value="0.00000535438723644" calcext:value-type="float">
            <text:p>5.35E-06</text:p>
          </table:table-cell>
          <table:table-cell table:style-name="ce1" office:value-type="float" office:value="0.0002998595" calcext:value-type="float">
            <text:p>0.0002998595</text:p>
          </table:table-cell>
          <table:table-cell table:style-name="ce6" office:value-type="float" office:value="0.0000120624732055" calcext:value-type="float">
            <text:p>1.21E-05</text:p>
          </table:table-cell>
          <table:table-cell table:style-name="ce1" office:value-type="float" office:value="0.0001502208" calcext:value-type="float">
            <text:p>0.0001502208</text:p>
          </table:table-cell>
          <table:table-cell table:style-name="ce6" office:value-type="float" office:value="0.00000680332091784" calcext:value-type="float">
            <text:p>6.80E-06</text:p>
          </table:table-cell>
          <table:table-cell table:style-name="ce1" office:value-type="float" office:value="0.0002138366" calcext:value-type="float">
            <text:p>0.0002138366</text:p>
          </table:table-cell>
          <table:table-cell table:style-name="ce6" office:value-type="float" office:value="0.0000108361561779" calcext:value-type="float">
            <text:p>1.08E-05</text:p>
          </table:table-cell>
          <table:table-cell office:value-type="float" office:value="0.0001918894" calcext:value-type="float">
            <text:p>0.0001918894</text:p>
          </table:table-cell>
          <table:table-cell table:style-name="ce6" office:value-type="float" office:value="0.00000787235334291" calcext:value-type="float">
            <text:p>7.87E-06</text:p>
          </table:table-cell>
          <table:table-cell office:value-type="float" office:value="0.0002949716" calcext:value-type="float">
            <text:p>0.0002949716</text:p>
          </table:table-cell>
          <table:table-cell table:style-name="ce6" office:value-type="float" office:value="0.0000146610236356" calcext:value-type="float">
            <text:p>1.47E-05</text:p>
          </table:table-cell>
          <table:table-cell office:value-type="float" office:value="0.0002219881" calcext:value-type="float">
            <text:p>0.0002219881</text:p>
          </table:table-cell>
          <table:table-cell table:style-name="ce6" office:value-type="float" office:value="0.0000102941760066" calcext:value-type="float">
            <text:p>1.03E-05</text:p>
          </table:table-cell>
          <table:table-cell office:value-type="float" office:value="0.0005433677" calcext:value-type="float">
            <text:p>0.0005433677</text:p>
          </table:table-cell>
          <table:table-cell table:style-name="ce6" office:value-type="float" office:value="0.0000442258182163" calcext:value-type="float">
            <text:p>4.42E-05</text:p>
          </table:table-cell>
          <table:table-cell office:value-type="float" office:value="0.0001890084" calcext:value-type="float">
            <text:p>0.0001890084</text:p>
          </table:table-cell>
          <table:table-cell table:style-name="ce6" office:value-type="float" office:value="0.00000652238387231" calcext:value-type="float">
            <text:p>6.52E-06</text:p>
          </table:table-cell>
          <table:table-cell office:value-type="float" office:value="0.0002902327" calcext:value-type="float">
            <text:p>0.0002902327</text:p>
          </table:table-cell>
          <table:table-cell table:style-name="ce6" office:value-type="float" office:value="0.0000150380832854" calcext:value-type="float">
            <text:p>1.50E-05</text:p>
          </table:table-cell>
          <table:table-cell office:value-type="float" office:value="0.0002227203" calcext:value-type="float">
            <text:p>0.0002227203</text:p>
          </table:table-cell>
          <table:table-cell table:style-name="ce6" office:value-type="float" office:value="0.00000836424579917" calcext:value-type="float">
            <text:p>8.36E-06</text:p>
          </table:table-cell>
          <table:table-cell office:value-type="float" office:value="0.0004962037" calcext:value-type="float">
            <text:p>0.0004962037</text:p>
          </table:table-cell>
          <table:table-cell table:style-name="ce6" office:value-type="float" office:value="0.0000495747386972" calcext:value-type="float">
            <text:p>4.96E-05</text:p>
          </table:table-cell>
          <table:table-cell office:value-type="float" office:value="0.1562939" calcext:value-type="float">
            <text:p>0.1562939</text:p>
          </table:table-cell>
          <table:table-cell office:value-type="float" office:value="0.00112218432334" calcext:value-type="float">
            <text:p>0.00112218432334</text:p>
          </table:table-cell>
          <table:table-cell table:style-name="ce8" office:value-type="float" office:value="0.0000855963" calcext:value-type="float">
            <text:p>8.56E-05</text:p>
          </table:table-cell>
          <table:table-cell table:style-name="ce6" office:value-type="float" office:value="0.00000762945381837" calcext:value-type="float">
            <text:p>7.63E-06</text:p>
          </table:table-cell>
          <table:table-cell table:style-name="ce1" office:value-type="float" office:value="0.000599149" calcext:value-type="float">
            <text:p>0.000599149</text:p>
          </table:table-cell>
          <table:table-cell office:value-type="float" office:value="0.000280060872148" calcext:value-type="float">
            <text:p>0.000280060872148</text:p>
          </table:table-cell>
          <table:table-cell table:style-name="ce1" office:value-type="float" office:value="0.007626887" calcext:value-type="float">
            <text:p>0.007626887</text:p>
          </table:table-cell>
          <table:table-cell office:value-type="float" office:value="0.000977364651863" calcext:value-type="float">
            <text:p>0.000977364651863</text:p>
          </table:table-cell>
          <table:table-cell table:style-name="ce6" office:value-type="float" office:value="0.0000288729" calcext:value-type="float">
            <text:p>2.89E-05</text:p>
          </table:table-cell>
          <table:table-cell table:style-name="ce6" office:value-type="float" office:value="0.000000600213748963" calcext:value-type="float">
            <text:p>6.00E-07</text:p>
          </table:table-cell>
          <table:table-cell table:style-name="ce6" office:value-type="float" office:value="0.0000245226" calcext:value-type="float">
            <text:p>2.45E-05</text:p>
          </table:table-cell>
          <table:table-cell table:style-name="ce6" office:value-type="float" office:value="0.0000000835506499742" calcext:value-type="float">
            <text:p>8.36E-08</text:p>
          </table:table-cell>
          <table:table-cell table:style-name="ce1" office:value-type="float" office:value="0.0001278531" calcext:value-type="float">
            <text:p>0.0001278531</text:p>
          </table:table-cell>
          <table:table-cell table:style-name="ce6" office:value-type="float" office:value="0.00000953029449761" calcext:value-type="float">
            <text:p>9.53E-06</text:p>
          </table:table-cell>
          <table:table-cell table:style-name="ce1" office:value-type="float" office:value="0.08458297" calcext:value-type="float">
            <text:p>0.08458297</text:p>
          </table:table-cell>
          <table:table-cell office:value-type="float" office:value="0.00184790475828" calcext:value-type="float">
            <text:p>0.00184790475828</text:p>
          </table:table-cell>
          <table:table-cell table:style-name="ce1" office:value-type="float" office:value="0.006544074" calcext:value-type="float">
            <text:p>0.006544074</text:p>
          </table:table-cell>
          <table:table-cell office:value-type="float" office:value="0.000882903640422" calcext:value-type="float">
            <text:p>0.000882903640422</text:p>
          </table:table-cell>
          <table:table-cell table:style-name="ce6" office:value-type="float" office:value="0.0000277322" calcext:value-type="float">
            <text:p>2.77E-05</text:p>
          </table:table-cell>
          <table:table-cell table:style-name="ce6" office:value-type="float" office:value="0.00000352760103564" calcext:value-type="float">
            <text:p>3.53E-06</text:p>
          </table:table-cell>
          <table:table-cell table:style-name="ce6" office:value-type="float" office:value="0.0000276536" calcext:value-type="float">
            <text:p>2.77E-05</text:p>
          </table:table-cell>
          <table:table-cell table:style-name="ce6" office:value-type="float" office:value="0.00000427445867138" calcext:value-type="float">
            <text:p>4.27E-06</text:p>
          </table:table-cell>
        </table:table-row>
        <table:table-row table:style-name="ro1">
          <table:table-cell table:style-name="Default" office:value-type="float" office:value="66150" calcext:value-type="float">
            <text:p>66150</text:p>
          </table:table-cell>
          <table:table-cell table:style-name="ce1" office:value-type="float" office:value="0.0007069702" calcext:value-type="float">
            <text:p>0.0007069702</text:p>
          </table:table-cell>
          <table:table-cell table:style-name="ce6" office:value-type="float" office:value="0.00000801856351502" calcext:value-type="float">
            <text:p>8.02E-06</text:p>
          </table:table-cell>
          <table:table-cell table:style-name="ce1" office:value-type="float" office:value="0.0004585552" calcext:value-type="float">
            <text:p>0.0004585552</text:p>
          </table:table-cell>
          <table:table-cell table:style-name="ce6" office:value-type="float" office:value="0.0000161019261222" calcext:value-type="float">
            <text:p>1.61E-05</text:p>
          </table:table-cell>
          <table:table-cell table:style-name="ce1" office:value-type="float" office:value="0.0004409183" calcext:value-type="float">
            <text:p>0.0004409183</text:p>
          </table:table-cell>
          <table:table-cell table:style-name="ce6" office:value-type="float" office:value="0.0000146571420137" calcext:value-type="float">
            <text:p>1.47E-05</text:p>
          </table:table-cell>
          <table:table-cell table:style-name="ce1" office:value-type="float" office:value="0.0003786987" calcext:value-type="float">
            <text:p>0.0003786987</text:p>
          </table:table-cell>
          <table:table-cell table:style-name="ce6" office:value-type="float" office:value="0.0000302281802703" calcext:value-type="float">
            <text:p>3.02E-05</text:p>
          </table:table-cell>
          <table:table-cell office:value-type="float" office:value="0.0007309256" calcext:value-type="float">
            <text:p>0.0007309256</text:p>
          </table:table-cell>
          <table:table-cell table:style-name="ce6" office:value-type="float" office:value="0.000014018143277" calcext:value-type="float">
            <text:p>1.40E-05</text:p>
          </table:table-cell>
          <table:table-cell office:value-type="float" office:value="0.0004845261" calcext:value-type="float">
            <text:p>0.0004845261</text:p>
          </table:table-cell>
          <table:table-cell table:style-name="ce6" office:value-type="float" office:value="0.0000415448898755" calcext:value-type="float">
            <text:p>4.15E-05</text:p>
          </table:table-cell>
          <table:table-cell office:value-type="float" office:value="0.0006675007" calcext:value-type="float">
            <text:p>0.0006675007</text:p>
          </table:table-cell>
          <table:table-cell table:style-name="ce6" office:value-type="float" office:value="0.00000896367072688" calcext:value-type="float">
            <text:p>8.96E-06</text:p>
          </table:table-cell>
          <table:table-cell office:value-type="float" office:value="0.0005485245" calcext:value-type="float">
            <text:p>0.0005485245</text:p>
          </table:table-cell>
          <table:table-cell table:style-name="ce6" office:value-type="float" office:value="0.0000189366837015" calcext:value-type="float">
            <text:p>1.89E-05</text:p>
          </table:table-cell>
          <table:table-cell office:value-type="float" office:value="0.0007396316" calcext:value-type="float">
            <text:p>0.0007396316</text:p>
          </table:table-cell>
          <table:table-cell table:style-name="ce6" office:value-type="float" office:value="0.0000124832306556" calcext:value-type="float">
            <text:p>1.25E-05</text:p>
          </table:table-cell>
          <table:table-cell office:value-type="float" office:value="0.0004763898" calcext:value-type="float">
            <text:p>0.0004763898</text:p>
          </table:table-cell>
          <table:table-cell table:style-name="ce6" office:value-type="float" office:value="0.0000221617058048" calcext:value-type="float">
            <text:p>2.22E-05</text:p>
          </table:table-cell>
          <table:table-cell office:value-type="float" office:value="0.0006863907" calcext:value-type="float">
            <text:p>0.0006863907</text:p>
          </table:table-cell>
          <table:table-cell table:style-name="ce6" office:value-type="float" office:value="0.00000707982324089" calcext:value-type="float">
            <text:p>7.08E-06</text:p>
          </table:table-cell>
          <table:table-cell office:value-type="float" office:value="0.0005086104" calcext:value-type="float">
            <text:p>0.0005086104</text:p>
          </table:table-cell>
          <table:table-cell table:style-name="ce6" office:value-type="float" office:value="0.0000132569143737" calcext:value-type="float">
            <text:p>1.33E-05</text:p>
          </table:table-cell>
          <table:table-cell office:value-type="float" office:value="0.1602791" calcext:value-type="float">
            <text:p>0.1602791</text:p>
          </table:table-cell>
          <table:table-cell office:value-type="float" office:value="0.00306913025863" calcext:value-type="float">
            <text:p>0.00306913025863</text:p>
          </table:table-cell>
          <table:table-cell table:style-name="ce1" office:value-type="float" office:value="0.0004186279" calcext:value-type="float">
            <text:p>0.0004186279</text:p>
          </table:table-cell>
          <table:table-cell table:style-name="ce6" office:value-type="float" office:value="0.0000782030753139" calcext:value-type="float">
            <text:p>7.82E-05</text:p>
          </table:table-cell>
          <table:table-cell table:style-name="ce1" office:value-type="float" office:value="0.001331987" calcext:value-type="float">
            <text:p>0.001331987</text:p>
          </table:table-cell>
          <table:table-cell office:value-type="float" office:value="0.000169045852297" calcext:value-type="float">
            <text:p>0.000169045852297</text:p>
          </table:table-cell>
          <table:table-cell table:style-name="ce1" office:value-type="float" office:value="0.008114191" calcext:value-type="float">
            <text:p>0.008114191</text:p>
          </table:table-cell>
          <table:table-cell office:value-type="float" office:value="0.000729763400584" calcext:value-type="float">
            <text:p>0.000729763400584</text:p>
          </table:table-cell>
          <table:table-cell office:value-type="float" office:value="0.0001319206" calcext:value-type="float">
            <text:p>0.0001319206</text:p>
          </table:table-cell>
          <table:table-cell table:style-name="ce6" office:value-type="float" office:value="0.00000495225190528" calcext:value-type="float">
            <text:p>4.95E-06</text:p>
          </table:table-cell>
          <table:table-cell office:value-type="float" office:value="0.0001123864" calcext:value-type="float">
            <text:p>0.0001123864</text:p>
          </table:table-cell>
          <table:table-cell table:style-name="ce6" office:value-type="float" office:value="0.00000414419254164" calcext:value-type="float">
            <text:p>4.14E-06</text:p>
          </table:table-cell>
          <table:table-cell table:style-name="ce1" office:value-type="float" office:value="0.0005736068" calcext:value-type="float">
            <text:p>0.0005736068</text:p>
          </table:table-cell>
          <table:table-cell table:style-name="ce6" office:value-type="float" office:value="0.0000308237931252" calcext:value-type="float">
            <text:p>3.08E-05</text:p>
          </table:table-cell>
          <table:table-cell table:style-name="ce1" office:value-type="float" office:value="0.08404852" calcext:value-type="float">
            <text:p>0.08404852</text:p>
          </table:table-cell>
          <table:table-cell office:value-type="float" office:value="0.00207422818245" calcext:value-type="float">
            <text:p>0.00207422818245</text:p>
          </table:table-cell>
          <table:table-cell table:style-name="ce1" office:value-type="float" office:value="0.006447979" calcext:value-type="float">
            <text:p>0.006447979</text:p>
          </table:table-cell>
          <table:table-cell office:value-type="float" office:value="0.000346151487533" calcext:value-type="float">
            <text:p>0.000346151487533</text:p>
          </table:table-cell>
          <table:table-cell office:value-type="float" office:value="0.0001198127" calcext:value-type="float">
            <text:p>0.0001198127</text:p>
          </table:table-cell>
          <table:table-cell table:style-name="ce6" office:value-type="float" office:value="0.0000102292405719" calcext:value-type="float">
            <text:p>1.02E-05</text:p>
          </table:table-cell>
          <table:table-cell office:value-type="float" office:value="0.000123127" calcext:value-type="float">
            <text:p>0.000123127</text:p>
          </table:table-cell>
          <table:table-cell table:style-name="ce6" office:value-type="float" office:value="0.0000103883612974" calcext:value-type="float">
            <text:p>1.04E-05</text:p>
          </table:table-cell>
        </table:table-row>
        <table:table-row table:style-name="ro1">
          <table:table-cell table:style-name="Default" office:value-type="float" office:value="257250" calcext:value-type="float">
            <text:p>257250</text:p>
          </table:table-cell>
          <table:table-cell table:style-name="ce1" office:value-type="float" office:value="0.002413977" calcext:value-type="float">
            <text:p>0.002413977</text:p>
          </table:table-cell>
          <table:table-cell table:style-name="ce6" office:value-type="float" office:value="0.000039246916949" calcext:value-type="float">
            <text:p>3.92E-05</text:p>
          </table:table-cell>
          <table:table-cell table:style-name="ce1" office:value-type="float" office:value="0.0005057829" calcext:value-type="float">
            <text:p>0.0005057829</text:p>
          </table:table-cell>
          <table:table-cell table:style-name="ce6" office:value-type="float" office:value="0.0000182615249117" calcext:value-type="float">
            <text:p>1.83E-05</text:p>
          </table:table-cell>
          <table:table-cell table:style-name="ce1" office:value-type="float" office:value="0.001784951" calcext:value-type="float">
            <text:p>0.001784951</text:p>
          </table:table-cell>
          <table:table-cell office:value-type="float" office:value="0.000569491454027" calcext:value-type="float">
            <text:p>0.000569491454027</text:p>
          </table:table-cell>
          <table:table-cell table:style-name="ce1" office:value-type="float" office:value="0.0004758907" calcext:value-type="float">
            <text:p>0.0004758907</text:p>
          </table:table-cell>
          <table:table-cell table:style-name="ce6" office:value-type="float" office:value="0.0000190847227095" calcext:value-type="float">
            <text:p>1.91E-05</text:p>
          </table:table-cell>
          <table:table-cell office:value-type="float" office:value="0.002460432" calcext:value-type="float">
            <text:p>0.002460432</text:p>
          </table:table-cell>
          <table:table-cell table:style-name="ce6" office:value-type="float" office:value="0.0000438822902269" calcext:value-type="float">
            <text:p>4.39E-05</text:p>
          </table:table-cell>
          <table:table-cell office:value-type="float" office:value="0.000484192" calcext:value-type="float">
            <text:p>0.000484192</text:p>
          </table:table-cell>
          <table:table-cell table:style-name="ce6" office:value-type="float" office:value="0.0000247124265952" calcext:value-type="float">
            <text:p>2.47E-05</text:p>
          </table:table-cell>
          <table:table-cell office:value-type="float" office:value="0.002317881" calcext:value-type="float">
            <text:p>0.002317881</text:p>
          </table:table-cell>
          <table:table-cell table:style-name="ce6" office:value-type="float" office:value="0.0000196793950054" calcext:value-type="float">
            <text:p>1.97E-05</text:p>
          </table:table-cell>
          <table:table-cell office:value-type="float" office:value="0.0006665508" calcext:value-type="float">
            <text:p>0.0006665508</text:p>
          </table:table-cell>
          <table:table-cell table:style-name="ce6" office:value-type="float" office:value="0.0000053700054583" calcext:value-type="float">
            <text:p>5.37E-06</text:p>
          </table:table-cell>
          <table:table-cell office:value-type="float" office:value="0.002487394" calcext:value-type="float">
            <text:p>0.002487394</text:p>
          </table:table-cell>
          <table:table-cell table:style-name="ce6" office:value-type="float" office:value="0.000053188056763" calcext:value-type="float">
            <text:p>5.32E-05</text:p>
          </table:table-cell>
          <table:table-cell office:value-type="float" office:value="0.0004789695" calcext:value-type="float">
            <text:p>0.0004789695</text:p>
          </table:table-cell>
          <table:table-cell table:style-name="ce6" office:value-type="float" office:value="0.000014846795728" calcext:value-type="float">
            <text:p>1.48E-05</text:p>
          </table:table-cell>
          <table:table-cell office:value-type="float" office:value="0.002424232" calcext:value-type="float">
            <text:p>0.002424232</text:p>
          </table:table-cell>
          <table:table-cell table:style-name="ce6" office:value-type="float" office:value="0.000038879598992" calcext:value-type="float">
            <text:p>3.89E-05</text:p>
          </table:table-cell>
          <table:table-cell office:value-type="float" office:value="0.0009642257" calcext:value-type="float">
            <text:p>0.0009642257</text:p>
          </table:table-cell>
          <table:table-cell office:value-type="float" office:value="0.000495348207141" calcext:value-type="float">
            <text:p>0.000495348207141</text:p>
          </table:table-cell>
          <table:table-cell office:value-type="float" office:value="0.1566595" calcext:value-type="float">
            <text:p>0.1566595</text:p>
          </table:table-cell>
          <table:table-cell office:value-type="float" office:value="0.00280321899291" calcext:value-type="float">
            <text:p>0.00280321899291</text:p>
          </table:table-cell>
          <table:table-cell table:style-name="ce1" office:value-type="float" office:value="0.002525976" calcext:value-type="float">
            <text:p>0.002525976</text:p>
          </table:table-cell>
          <table:table-cell office:value-type="float" office:value="0.000405524597725" calcext:value-type="float">
            <text:p>0.000405524597725</text:p>
          </table:table-cell>
          <table:table-cell table:style-name="ce1" office:value-type="float" office:value="0.006493921" calcext:value-type="float">
            <text:p>0.006493921</text:p>
          </table:table-cell>
          <table:table-cell office:value-type="float" office:value="0.000322375802251" calcext:value-type="float">
            <text:p>0.000322375802251</text:p>
          </table:table-cell>
          <table:table-cell table:style-name="ce1" office:value-type="float" office:value="0.01066753" calcext:value-type="float">
            <text:p>0.01066753</text:p>
          </table:table-cell>
          <table:table-cell office:value-type="float" office:value="0.000154409729472" calcext:value-type="float">
            <text:p>0.000154409729472</text:p>
          </table:table-cell>
          <table:table-cell office:value-type="float" office:value="0.000694208" calcext:value-type="float">
            <text:p>0.000694208</text:p>
          </table:table-cell>
          <table:table-cell table:style-name="ce6" office:value-type="float" office:value="0.0000182182367667" calcext:value-type="float">
            <text:p>1.82E-05</text:p>
          </table:table-cell>
          <table:table-cell office:value-type="float" office:value="0.0006486902" calcext:value-type="float">
            <text:p>0.0006486902</text:p>
          </table:table-cell>
          <table:table-cell table:style-name="ce6" office:value-type="float" office:value="0.00000935769756582" calcext:value-type="float">
            <text:p>9.36E-06</text:p>
          </table:table-cell>
          <table:table-cell table:style-name="ce1" office:value-type="float" office:value="0.002355945" calcext:value-type="float">
            <text:p>0.002355945</text:p>
          </table:table-cell>
          <table:table-cell office:value-type="float" office:value="0.000131404302843" calcext:value-type="float">
            <text:p>0.000131404302843</text:p>
          </table:table-cell>
          <table:table-cell table:style-name="ce1" office:value-type="float" office:value="0.08673527" calcext:value-type="float">
            <text:p>0.08673527</text:p>
          </table:table-cell>
          <table:table-cell office:value-type="float" office:value="0.00223168839823" calcext:value-type="float">
            <text:p>0.00223168839823</text:p>
          </table:table-cell>
          <table:table-cell table:style-name="ce1" office:value-type="float" office:value="0.008226539" calcext:value-type="float">
            <text:p>0.008226539</text:p>
          </table:table-cell>
          <table:table-cell office:value-type="float" office:value="0.000693733052669" calcext:value-type="float">
            <text:p>0.000693733052669</text:p>
          </table:table-cell>
          <table:table-cell office:value-type="float" office:value="0.0005589187" calcext:value-type="float">
            <text:p>0.0005589187</text:p>
          </table:table-cell>
          <table:table-cell table:style-name="ce6" office:value-type="float" office:value="0.0000215733765711" calcext:value-type="float">
            <text:p>2.16E-05</text:p>
          </table:table-cell>
          <table:table-cell office:value-type="float" office:value="0.0005125101" calcext:value-type="float">
            <text:p>0.0005125101</text:p>
          </table:table-cell>
          <table:table-cell table:style-name="ce6" office:value-type="float" office:value="0.0000258655174635" calcext:value-type="float">
            <text:p>2.59E-05</text:p>
          </table:table-cell>
        </table:table-row>
        <table:table-row table:style-name="ro1">
          <table:table-cell table:style-name="Default" office:value-type="float" office:value="1080450" calcext:value-type="float">
            <text:p>1080450</text:p>
          </table:table-cell>
          <table:table-cell table:style-name="ce1" office:value-type="float" office:value="0.009593999" calcext:value-type="float">
            <text:p>0.009593999</text:p>
          </table:table-cell>
          <table:table-cell table:style-name="ce6" office:value-type="float" office:value="0.0000691058678084" calcext:value-type="float">
            <text:p>6.91E-05</text:p>
          </table:table-cell>
          <table:table-cell table:style-name="ce1" office:value-type="float" office:value="0.0005493489" calcext:value-type="float">
            <text:p>0.0005493489</text:p>
          </table:table-cell>
          <table:table-cell table:style-name="ce6" office:value-type="float" office:value="0.0000203754385172" calcext:value-type="float">
            <text:p>2.04E-05</text:p>
          </table:table-cell>
          <table:table-cell table:style-name="ce1" office:value-type="float" office:value="0.007137695" calcext:value-type="float">
            <text:p>0.007137695</text:p>
          </table:table-cell>
          <table:table-cell office:value-type="float" office:value="0.00242415295703" calcext:value-type="float">
            <text:p>0.00242415295703</text:p>
          </table:table-cell>
          <table:table-cell table:style-name="ce1" office:value-type="float" office:value="0.0005146256" calcext:value-type="float">
            <text:p>0.0005146256</text:p>
          </table:table-cell>
          <table:table-cell table:style-name="ce6" office:value-type="float" office:value="0.0000382995441957" calcext:value-type="float">
            <text:p>3.83E-05</text:p>
          </table:table-cell>
          <table:table-cell office:value-type="float" office:value="0.009783273" calcext:value-type="float">
            <text:p>0.009783273</text:p>
          </table:table-cell>
          <table:table-cell office:value-type="float" office:value="0.000157699861414" calcext:value-type="float">
            <text:p>0.000157699861414</text:p>
          </table:table-cell>
          <table:table-cell office:value-type="float" office:value="0.0005459227" calcext:value-type="float">
            <text:p>0.0005459227</text:p>
          </table:table-cell>
          <table:table-cell table:style-name="ce6" office:value-type="float" office:value="0.0000139834682715" calcext:value-type="float">
            <text:p>1.40E-05</text:p>
          </table:table-cell>
          <table:table-cell office:value-type="float" office:value="0.009413558" calcext:value-type="float">
            <text:p>0.009413558</text:p>
          </table:table-cell>
          <table:table-cell table:style-name="ce6" office:value-type="float" office:value="0.0000401516139983" calcext:value-type="float">
            <text:p>4.02E-05</text:p>
          </table:table-cell>
          <table:table-cell office:value-type="float" office:value="0.0010319412" calcext:value-type="float">
            <text:p>0.0010319412</text:p>
          </table:table-cell>
          <table:table-cell office:value-type="float" office:value="0.000634893305912" calcext:value-type="float">
            <text:p>0.000634893305912</text:p>
          </table:table-cell>
          <table:table-cell office:value-type="float" office:value="0.009916888" calcext:value-type="float">
            <text:p>0.009916888</text:p>
          </table:table-cell>
          <table:table-cell table:style-name="ce6" office:value-type="float" office:value="0.0000643508844453" calcext:value-type="float">
            <text:p>6.44E-05</text:p>
          </table:table-cell>
          <table:table-cell office:value-type="float" office:value="0.0006509164" calcext:value-type="float">
            <text:p>0.0006509164</text:p>
          </table:table-cell>
          <table:table-cell office:value-type="float" office:value="0.000309583347444" calcext:value-type="float">
            <text:p>0.000309583347444</text:p>
          </table:table-cell>
          <table:table-cell office:value-type="float" office:value="0.009842538" calcext:value-type="float">
            <text:p>0.009842538</text:p>
          </table:table-cell>
          <table:table-cell table:style-name="ce6" office:value-type="float" office:value="0.0000834208382973" calcext:value-type="float">
            <text:p>8.34E-05</text:p>
          </table:table-cell>
          <table:table-cell office:value-type="float" office:value="0.0008208474" calcext:value-type="float">
            <text:p>0.0008208474</text:p>
          </table:table-cell>
          <table:table-cell table:style-name="ce6" office:value-type="float" office:value="0.0000124266021744" calcext:value-type="float">
            <text:p>1.24E-05</text:p>
          </table:table-cell>
          <table:table-cell office:value-type="float" office:value="0.1567304" calcext:value-type="float">
            <text:p>0.1567304</text:p>
          </table:table-cell>
          <table:table-cell office:value-type="float" office:value="0.0017364452322" calcext:value-type="float">
            <text:p>0.0017364452322</text:p>
          </table:table-cell>
          <table:table-cell table:style-name="ce1" office:value-type="float" office:value="0.01209504" calcext:value-type="float">
            <text:p>0.01209504</text:p>
          </table:table-cell>
          <table:table-cell office:value-type="float" office:value="0.000156097933647" calcext:value-type="float">
            <text:p>0.000156097933647</text:p>
          </table:table-cell>
          <table:table-cell table:style-name="ce1" office:value-type="float" office:value="0.02258731" calcext:value-type="float">
            <text:p>0.02258731</text:p>
          </table:table-cell>
          <table:table-cell office:value-type="float" office:value="0.00110501661973" calcext:value-type="float">
            <text:p>0.00110501661973</text:p>
          </table:table-cell>
          <table:table-cell table:style-name="ce1" office:value-type="float" office:value="0.02120684" calcext:value-type="float">
            <text:p>0.02120684</text:p>
          </table:table-cell>
          <table:table-cell office:value-type="float" office:value="0.000817136148319" calcext:value-type="float">
            <text:p>0.000817136148319</text:p>
          </table:table-cell>
          <table:table-cell office:value-type="float" office:value="0.003204533" calcext:value-type="float">
            <text:p>0.003204533</text:p>
          </table:table-cell>
          <table:table-cell table:style-name="ce6" office:value-type="float" office:value="0.0000860654515858" calcext:value-type="float">
            <text:p>8.61E-05</text:p>
          </table:table-cell>
          <table:table-cell office:value-type="float" office:value="0.003156524" calcext:value-type="float">
            <text:p>0.003156524</text:p>
          </table:table-cell>
          <table:table-cell table:style-name="ce6" office:value-type="float" office:value="0.0000631553040264" calcext:value-type="float">
            <text:p>6.32E-05</text:p>
          </table:table-cell>
          <table:table-cell table:style-name="ce1" office:value-type="float" office:value="0.008963353" calcext:value-type="float">
            <text:p>0.008963353</text:p>
          </table:table-cell>
          <table:table-cell office:value-type="float" office:value="0.000130219770563" calcext:value-type="float">
            <text:p>0.000130219770563</text:p>
          </table:table-cell>
          <table:table-cell table:style-name="ce1" office:value-type="float" office:value="0.09532514" calcext:value-type="float">
            <text:p>0.09532514</text:p>
          </table:table-cell>
          <table:table-cell office:value-type="float" office:value="0.00192642262307" calcext:value-type="float">
            <text:p>0.00192642262307</text:p>
          </table:table-cell>
          <table:table-cell table:style-name="ce1" office:value-type="float" office:value="0.01452309" calcext:value-type="float">
            <text:p>0.01452309</text:p>
          </table:table-cell>
          <table:table-cell office:value-type="float" office:value="0.000636858561744" calcext:value-type="float">
            <text:p>0.000636858561744</text:p>
          </table:table-cell>
          <table:table-cell office:value-type="float" office:value="0.002332735" calcext:value-type="float">
            <text:p>0.002332735</text:p>
          </table:table-cell>
          <table:table-cell table:style-name="ce6" office:value-type="float" office:value="0.0000422895196499" calcext:value-type="float">
            <text:p>4.23E-05</text:p>
          </table:table-cell>
          <table:table-cell office:value-type="float" office:value="0.002254566" calcext:value-type="float">
            <text:p>0.002254566</text:p>
          </table:table-cell>
          <table:table-cell table:style-name="ce6" office:value-type="float" office:value="0.0000288410179355" calcext:value-type="float">
            <text:p>2.88E-05</text:p>
          </table:table-cell>
        </table:table-row>
        <table:table-row table:style-name="ro1">
          <table:table-cell table:style-name="Default" office:value-type="float" office:value="4321800" calcext:value-type="float">
            <text:p>4321800</text:p>
          </table:table-cell>
          <table:table-cell table:style-name="ce1" office:value-type="float" office:value="0.08037399" calcext:value-type="float">
            <text:p>0.08037399</text:p>
          </table:table-cell>
          <table:table-cell table:style-name="Default" office:value-type="float" office:value="0.000167219300122" calcext:value-type="float">
            <text:p>0.000167219300122</text:p>
          </table:table-cell>
          <table:table-cell table:style-name="ce1" office:value-type="float" office:value="0.0007037475" calcext:value-type="float">
            <text:p>0.0007037475</text:p>
          </table:table-cell>
          <table:table-cell table:style-name="ce6" office:value-type="float" office:value="0.0000223208488003" calcext:value-type="float">
            <text:p>2.23E-05</text:p>
          </table:table-cell>
          <table:table-cell table:style-name="ce1" office:value-type="float" office:value="0.04249717" calcext:value-type="float">
            <text:p>0.04249717</text:p>
          </table:table-cell>
          <table:table-cell table:style-name="ce6" office:value-type="float" office:value="0.000089156666729" calcext:value-type="float">
            <text:p>8.92E-05</text:p>
          </table:table-cell>
          <table:table-cell table:style-name="ce1" office:value-type="float" office:value="0.0005545095" calcext:value-type="float">
            <text:p>0.0005545095</text:p>
          </table:table-cell>
          <table:table-cell table:style-name="ce6" office:value-type="float" office:value="0.0000201616324639" calcext:value-type="float">
            <text:p>2.02E-05</text:p>
          </table:table-cell>
          <table:table-cell office:value-type="float" office:value="0.08107791" calcext:value-type="float">
            <text:p>0.08107791</text:p>
          </table:table-cell>
          <table:table-cell office:value-type="float" office:value="0.000226055826192" calcext:value-type="float">
            <text:p>0.000226055826192</text:p>
          </table:table-cell>
          <table:table-cell office:value-type="float" office:value="0.0008140882" calcext:value-type="float">
            <text:p>0.0008140882</text:p>
          </table:table-cell>
          <table:table-cell office:value-type="float" office:value="0.000332314471008" calcext:value-type="float">
            <text:p>0.000332314471008</text:p>
          </table:table-cell>
          <table:table-cell office:value-type="float" office:value="0.07146792" calcext:value-type="float">
            <text:p>0.07146792</text:p>
          </table:table-cell>
          <table:table-cell office:value-type="float" office:value="0.000519944005105" calcext:value-type="float">
            <text:p>0.000519944005105</text:p>
          </table:table-cell>
          <table:table-cell office:value-type="float" office:value="0.001354377" calcext:value-type="float">
            <text:p>0.001354377</text:p>
          </table:table-cell>
          <table:table-cell office:value-type="float" office:value="0.0003049199949" calcext:value-type="float">
            <text:p>0.0003049199949</text:p>
          </table:table-cell>
          <table:table-cell office:value-type="float" office:value="0.08244349" calcext:value-type="float">
            <text:p>0.08244349</text:p>
          </table:table-cell>
          <table:table-cell office:value-type="float" office:value="0.000187375869726" calcext:value-type="float">
            <text:p>0.000187375869726</text:p>
          </table:table-cell>
          <table:table-cell office:value-type="float" office:value="0.0007117626" calcext:value-type="float">
            <text:p>0.0007117626</text:p>
          </table:table-cell>
          <table:table-cell table:style-name="ce6" office:value-type="float" office:value="0.0000267781465635" calcext:value-type="float">
            <text:p>2.68E-05</text:p>
          </table:table-cell>
          <table:table-cell office:value-type="float" office:value="0.07307779" calcext:value-type="float">
            <text:p>0.07307779</text:p>
          </table:table-cell>
          <table:table-cell office:value-type="float" office:value="0.000221352220329" calcext:value-type="float">
            <text:p>0.000221352220329</text:p>
          </table:table-cell>
          <table:table-cell office:value-type="float" office:value="0.001224875" calcext:value-type="float">
            <text:p>0.001224875</text:p>
          </table:table-cell>
          <table:table-cell table:style-name="ce6" office:value-type="float" office:value="0.0000291271271994" calcext:value-type="float">
            <text:p>2.91E-05</text:p>
          </table:table-cell>
          <table:table-cell office:value-type="float" office:value="0.1559762" calcext:value-type="float">
            <text:p>0.1559762</text:p>
          </table:table-cell>
          <table:table-cell office:value-type="float" office:value="0.00265287993614" calcext:value-type="float">
            <text:p>0.00265287993614</text:p>
          </table:table-cell>
          <table:table-cell table:style-name="ce1" office:value-type="float" office:value="0.07076362" calcext:value-type="float">
            <text:p>0.07076362</text:p>
          </table:table-cell>
          <table:table-cell office:value-type="float" office:value="0.000210702791207" calcext:value-type="float">
            <text:p>0.000210702791207</text:p>
          </table:table-cell>
          <table:table-cell table:style-name="ce1" office:value-type="float" office:value="0.1040055" calcext:value-type="float">
            <text:p>0.1040055</text:p>
          </table:table-cell>
          <table:table-cell office:value-type="float" office:value="0.000449573192657" calcext:value-type="float">
            <text:p>0.000449573192657</text:p>
          </table:table-cell>
          <table:table-cell table:style-name="ce1" office:value-type="float" office:value="0.08436444" calcext:value-type="float">
            <text:p>0.08436444</text:p>
          </table:table-cell>
          <table:table-cell office:value-type="float" office:value="0.00257040009519" calcext:value-type="float">
            <text:p>0.00257040009519</text:p>
          </table:table-cell>
          <table:table-cell office:value-type="float" office:value="0.01377971" calcext:value-type="float">
            <text:p>0.01377971</text:p>
          </table:table-cell>
          <table:table-cell table:style-name="ce6" office:value-type="float" office:value="0.0000584571913645" calcext:value-type="float">
            <text:p>5.85E-05</text:p>
          </table:table-cell>
          <table:table-cell office:value-type="float" office:value="0.01358416" calcext:value-type="float">
            <text:p>0.01358416</text:p>
          </table:table-cell>
          <table:table-cell table:style-name="ce6" office:value-type="float" office:value="0.0000497038160842" calcext:value-type="float">
            <text:p>4.97E-05</text:p>
          </table:table-cell>
          <table:table-cell table:style-name="ce1" office:value-type="float" office:value="0.03693645" calcext:value-type="float">
            <text:p>0.03693645</text:p>
          </table:table-cell>
          <table:table-cell office:value-type="float" office:value="0.000105271049624" calcext:value-type="float">
            <text:p>0.000105271049624</text:p>
          </table:table-cell>
          <table:table-cell table:style-name="ce1" office:value-type="float" office:value="0.1414874" calcext:value-type="float">
            <text:p>0.1414874</text:p>
          </table:table-cell>
          <table:table-cell office:value-type="float" office:value="0.00230293070287" calcext:value-type="float">
            <text:p>0.00230293070287</text:p>
          </table:table-cell>
          <table:table-cell table:style-name="ce1" office:value-type="float" office:value="0.05060396" calcext:value-type="float">
            <text:p>0.05060396</text:p>
          </table:table-cell>
          <table:table-cell office:value-type="float" office:value="0.00159372347887" calcext:value-type="float">
            <text:p>0.00159372347887</text:p>
          </table:table-cell>
          <table:table-cell office:value-type="float" office:value="0.00952255" calcext:value-type="float">
            <text:p>0.00952255</text:p>
          </table:table-cell>
          <table:table-cell table:style-name="ce6" office:value-type="float" office:value="0.0000719670693211" calcext:value-type="float">
            <text:p>7.20E-05</text:p>
          </table:table-cell>
          <table:table-cell office:value-type="float" office:value="0.009431234" calcext:value-type="float">
            <text:p>0.009431234</text:p>
          </table:table-cell>
          <table:table-cell table:style-name="ce6" office:value-type="float" office:value="0.0000533243282398" calcext:value-type="float">
            <text:p>5.33E-05</text:p>
          </table:table-cell>
        </table:table-row>
        <table:table-row table:style-name="ro1">
          <table:table-cell table:style-name="Default" office:value-type="float" office:value="15435000" calcext:value-type="float">
            <text:p>15435000</text:p>
          </table:table-cell>
          <table:table-cell table:style-name="ce1" office:value-type="float" office:value="0.28193" calcext:value-type="float">
            <text:p>0.28193</text:p>
          </table:table-cell>
          <table:table-cell table:style-name="Default" office:value-type="float" office:value="0.000608296163248" calcext:value-type="float">
            <text:p>0.000608296163248</text:p>
          </table:table-cell>
          <table:table-cell table:style-name="ce1" office:value-type="float" office:value="0.001116858" calcext:value-type="float">
            <text:p>0.001116858</text:p>
          </table:table-cell>
          <table:table-cell table:style-name="ce6" office:value-type="float" office:value="0.000029545526753" calcext:value-type="float">
            <text:p>2.95E-05</text:p>
          </table:table-cell>
          <table:table-cell table:style-name="ce1" office:value-type="float" office:value="0.1496065" calcext:value-type="float">
            <text:p>0.1496065</text:p>
          </table:table-cell>
          <table:table-cell office:value-type="float" office:value="0.000448290890184" calcext:value-type="float">
            <text:p>0.000448290890184</text:p>
          </table:table-cell>
          <table:table-cell table:style-name="ce1" office:value-type="float" office:value="0.0009112956" calcext:value-type="float">
            <text:p>0.0009112956</text:p>
          </table:table-cell>
          <table:table-cell office:value-type="float" office:value="0.000546492453023" calcext:value-type="float">
            <text:p>0.000546492453023</text:p>
          </table:table-cell>
          <table:table-cell office:value-type="float" office:value="0.2838598" calcext:value-type="float">
            <text:p>0.2838598</text:p>
          </table:table-cell>
          <table:table-cell office:value-type="float" office:value="0.00102209260289" calcext:value-type="float">
            <text:p>0.00102209260289</text:p>
          </table:table-cell>
          <table:table-cell office:value-type="float" office:value="0.001100992" calcext:value-type="float">
            <text:p>0.001100992</text:p>
          </table:table-cell>
          <table:table-cell table:style-name="ce6" office:value-type="float" office:value="0.0000247675575434" calcext:value-type="float">
            <text:p>2.48E-05</text:p>
          </table:table-cell>
          <table:table-cell office:value-type="float" office:value="0.2525758" calcext:value-type="float">
            <text:p>0.2525758</text:p>
          </table:table-cell>
          <table:table-cell office:value-type="float" office:value="0.000618747264865" calcext:value-type="float">
            <text:p>0.000618747264865</text:p>
          </table:table-cell>
          <table:table-cell office:value-type="float" office:value="0.002511642" calcext:value-type="float">
            <text:p>0.002511642</text:p>
          </table:table-cell>
          <table:table-cell office:value-type="float" office:value="0.000229122603706" calcext:value-type="float">
            <text:p>0.000229122603706</text:p>
          </table:table-cell>
          <table:table-cell office:value-type="float" office:value="0.2888409" calcext:value-type="float">
            <text:p>0.2888409</text:p>
          </table:table-cell>
          <table:table-cell office:value-type="float" office:value="0.000752341891843" calcext:value-type="float">
            <text:p>0.000752341891843</text:p>
          </table:table-cell>
          <table:table-cell office:value-type="float" office:value="0.001089366" calcext:value-type="float">
            <text:p>0.001089366</text:p>
          </table:table-cell>
          <table:table-cell table:style-name="ce6" office:value-type="float" office:value="0.00000603224888965" calcext:value-type="float">
            <text:p>6.03E-06</text:p>
          </table:table-cell>
          <table:table-cell office:value-type="float" office:value="0.2594923" calcext:value-type="float">
            <text:p>0.2594923</text:p>
          </table:table-cell>
          <table:table-cell office:value-type="float" office:value="0.00112153407339" calcext:value-type="float">
            <text:p>0.00112153407339</text:p>
          </table:table-cell>
          <table:table-cell office:value-type="float" office:value="0.002427369" calcext:value-type="float">
            <text:p>0.002427369</text:p>
          </table:table-cell>
          <table:table-cell table:style-name="ce6" office:value-type="float" office:value="0.0000365288581353" calcext:value-type="float">
            <text:p>3.65E-05</text:p>
          </table:table-cell>
          <table:table-cell office:value-type="float" office:value="0.1505267" calcext:value-type="float">
            <text:p>0.1505267</text:p>
          </table:table-cell>
          <table:table-cell office:value-type="float" office:value="0.00201378952061" calcext:value-type="float">
            <text:p>0.00201378952061</text:p>
          </table:table-cell>
          <table:table-cell table:style-name="ce1" office:value-type="float" office:value="0.2459865" calcext:value-type="float">
            <text:p>0.2459865</text:p>
          </table:table-cell>
          <table:table-cell office:value-type="float" office:value="0.00044680327513" calcext:value-type="float">
            <text:p>0.00044680327513</text:p>
          </table:table-cell>
          <table:table-cell table:style-name="ce1" office:value-type="float" office:value="0.358869" calcext:value-type="float">
            <text:p>0.358869</text:p>
          </table:table-cell>
          <table:table-cell office:value-type="float" office:value="0.00103539010362" calcext:value-type="float">
            <text:p>0.00103539010362</text:p>
          </table:table-cell>
          <table:table-cell table:style-name="ce1" office:value-type="float" office:value="0.2006753" calcext:value-type="float">
            <text:p>0.2006753</text:p>
          </table:table-cell>
          <table:table-cell office:value-type="float" office:value="0.0034405296766" calcext:value-type="float">
            <text:p>0.0034405296766</text:p>
          </table:table-cell>
          <table:table-cell office:value-type="float" office:value="0.04935428" calcext:value-type="float">
            <text:p>0.04935428</text:p>
          </table:table-cell>
          <table:table-cell office:value-type="float" office:value="0.00019773919299" calcext:value-type="float">
            <text:p>0.00019773919299</text:p>
          </table:table-cell>
          <table:table-cell office:value-type="float" office:value="0.04865531" calcext:value-type="float">
            <text:p>0.04865531</text:p>
          </table:table-cell>
          <table:table-cell office:value-type="float" office:value="0.000129490278056" calcext:value-type="float">
            <text:p>0.000129490278056</text:p>
          </table:table-cell>
          <table:table-cell table:style-name="ce1" office:value-type="float" office:value="0.1231669" calcext:value-type="float">
            <text:p>0.1231669</text:p>
          </table:table-cell>
          <table:table-cell office:value-type="float" office:value="0.00101590446292" calcext:value-type="float">
            <text:p>0.00101590446292</text:p>
          </table:table-cell>
          <table:table-cell table:style-name="ce1" office:value-type="float" office:value="0.2861961" calcext:value-type="float">
            <text:p>0.2861961</text:p>
          </table:table-cell>
          <table:table-cell office:value-type="float" office:value="0.00216880250881" calcext:value-type="float">
            <text:p>0.00216880250881</text:p>
          </table:table-cell>
          <table:table-cell table:style-name="ce1" office:value-type="float" office:value="0.1237642" calcext:value-type="float">
            <text:p>0.1237642</text:p>
          </table:table-cell>
          <table:table-cell office:value-type="float" office:value="0.00187628686506" calcext:value-type="float">
            <text:p>0.00187628686506</text:p>
          </table:table-cell>
          <table:table-cell office:value-type="float" office:value="0.03407676" calcext:value-type="float">
            <text:p>0.03407676</text:p>
          </table:table-cell>
          <table:table-cell office:value-type="float" office:value="0.000208210530207" calcext:value-type="float">
            <text:p>0.000208210530207</text:p>
          </table:table-cell>
          <table:table-cell office:value-type="float" office:value="0.03389014" calcext:value-type="float">
            <text:p>0.03389014</text:p>
          </table:table-cell>
          <table:table-cell office:value-type="float" office:value="0.00015458505893" calcext:value-type="float">
            <text:p>0.00015458505893</text:p>
          </table:table-cell>
        </table:table-row>
        <table:table-row table:style-name="ro1">
          <table:table-cell table:style-name="Default" office:value-type="float" office:value="64827000" calcext:value-type="float">
            <text:p>64827000</text:p>
          </table:table-cell>
          <table:table-cell table:style-name="ce1" office:value-type="float" office:value="1.177776" calcext:value-type="float">
            <text:p>1.177776</text:p>
          </table:table-cell>
          <table:table-cell table:style-name="Default" office:value-type="float" office:value="0.00318822904517" calcext:value-type="float">
            <text:p>0.00318822904517</text:p>
          </table:table-cell>
          <table:table-cell table:style-name="ce1" office:value-type="float" office:value="0.002778783" calcext:value-type="float">
            <text:p>0.002778783</text:p>
          </table:table-cell>
          <table:table-cell table:style-name="ce6" office:value-type="float" office:value="0.0000515565109694" calcext:value-type="float">
            <text:p>5.16E-05</text:p>
          </table:table-cell>
          <table:table-cell table:style-name="ce1" office:value-type="float" office:value="0.6247667" calcext:value-type="float">
            <text:p>0.6247667</text:p>
          </table:table-cell>
          <table:table-cell office:value-type="float" office:value="0.000979471291622" calcext:value-type="float">
            <text:p>0.000979471291622</text:p>
          </table:table-cell>
          <table:table-cell table:style-name="ce1" office:value-type="float" office:value="0.00175779" calcext:value-type="float">
            <text:p>0.00175779</text:p>
          </table:table-cell>
          <table:table-cell office:value-type="float" office:value="0.000567721493281" calcext:value-type="float">
            <text:p>0.000567721493281</text:p>
          </table:table-cell>
          <table:table-cell office:value-type="float" office:value="1.184353" calcext:value-type="float">
            <text:p>1.184353</text:p>
          </table:table-cell>
          <table:table-cell office:value-type="float" office:value="0.0035959979298" calcext:value-type="float">
            <text:p>0.0035959979298</text:p>
          </table:table-cell>
          <table:table-cell office:value-type="float" office:value="0.002776694" calcext:value-type="float">
            <text:p>0.002776694</text:p>
          </table:table-cell>
          <table:table-cell table:style-name="ce6" office:value-type="float" office:value="0.0000337253196015" calcext:value-type="float">
            <text:p>3.37E-05</text:p>
          </table:table-cell>
          <table:table-cell office:value-type="float" office:value="1.054665" calcext:value-type="float">
            <text:p>1.054665</text:p>
          </table:table-cell>
          <table:table-cell office:value-type="float" office:value="0.00225980948066" calcext:value-type="float">
            <text:p>0.00225980948066</text:p>
          </table:table-cell>
          <table:table-cell office:value-type="float" office:value="0.007849031" calcext:value-type="float">
            <text:p>0.007849031</text:p>
          </table:table-cell>
          <table:table-cell office:value-type="float" office:value="0.000305870640684" calcext:value-type="float">
            <text:p>0.000305870640684</text:p>
          </table:table-cell>
          <table:table-cell office:value-type="float" office:value="1.208533" calcext:value-type="float">
            <text:p>1.208533</text:p>
          </table:table-cell>
          <table:table-cell office:value-type="float" office:value="0.00403034613898" calcext:value-type="float">
            <text:p>0.00403034613898</text:p>
          </table:table-cell>
          <table:table-cell office:value-type="float" office:value="0.002785428" calcext:value-type="float">
            <text:p>0.002785428</text:p>
          </table:table-cell>
          <table:table-cell table:style-name="ce6" office:value-type="float" office:value="0.0000432660795543" calcext:value-type="float">
            <text:p>4.33E-05</text:p>
          </table:table-cell>
          <table:table-cell office:value-type="float" office:value="1.082178" calcext:value-type="float">
            <text:p>1.082178</text:p>
          </table:table-cell>
          <table:table-cell office:value-type="float" office:value="0.00156339232298" calcext:value-type="float">
            <text:p>0.00156339232298</text:p>
          </table:table-cell>
          <table:table-cell office:value-type="float" office:value="0.007700065" calcext:value-type="float">
            <text:p>0.007700065</text:p>
          </table:table-cell>
          <table:table-cell table:style-name="ce6" office:value-type="float" office:value="0.0000988193271976" calcext:value-type="float">
            <text:p>9.88E-05</text:p>
          </table:table-cell>
          <table:table-cell office:value-type="float" office:value="0.1340399" calcext:value-type="float">
            <text:p>0.1340399</text:p>
          </table:table-cell>
          <table:table-cell office:value-type="float" office:value="0.00304162816231" calcext:value-type="float">
            <text:p>0.00304162816231</text:p>
          </table:table-cell>
          <table:table-cell table:style-name="ce1" office:value-type="float" office:value="1.004566" calcext:value-type="float">
            <text:p>1.004566</text:p>
          </table:table-cell>
          <table:table-cell office:value-type="float" office:value="0.00195802167733" calcext:value-type="float">
            <text:p>0.00195802167733</text:p>
          </table:table-cell>
          <table:table-cell table:style-name="ce1" office:value-type="float" office:value="1.478545" calcext:value-type="float">
            <text:p>1.478545</text:p>
          </table:table-cell>
          <table:table-cell office:value-type="float" office:value="0.0025359252092" calcext:value-type="float">
            <text:p>0.0025359252092</text:p>
          </table:table-cell>
          <table:table-cell table:style-name="ce1" office:value-type="float" office:value="1.43196" calcext:value-type="float">
            <text:p>1.43196</text:p>
          </table:table-cell>
          <table:table-cell office:value-type="float" office:value="0.0678062093191" calcext:value-type="float">
            <text:p>0.0678062093191</text:p>
          </table:table-cell>
          <table:table-cell office:value-type="float" office:value="0.2113596" calcext:value-type="float">
            <text:p>0.2113596</text:p>
          </table:table-cell>
          <table:table-cell office:value-type="float" office:value="0.000384887631509" calcext:value-type="float">
            <text:p>0.000384887631509</text:p>
          </table:table-cell>
          <table:table-cell office:value-type="float" office:value="0.2089463" calcext:value-type="float">
            <text:p>0.2089463</text:p>
          </table:table-cell>
          <table:table-cell office:value-type="float" office:value="0.000358321410654" calcext:value-type="float">
            <text:p>0.000358321410654</text:p>
          </table:table-cell>
          <table:table-cell table:style-name="ce1" office:value-type="float" office:value="0.5086758" calcext:value-type="float">
            <text:p>0.5086758</text:p>
          </table:table-cell>
          <table:table-cell office:value-type="float" office:value="0.00100119581834" calcext:value-type="float">
            <text:p>0.00100119581834</text:p>
          </table:table-cell>
          <table:table-cell table:style-name="ce1" office:value-type="float" office:value="0.9130231" calcext:value-type="float">
            <text:p>0.9130231</text:p>
          </table:table-cell>
          <table:table-cell office:value-type="float" office:value="0.00329978940237" calcext:value-type="float">
            <text:p>0.00329978940237</text:p>
          </table:table-cell>
          <table:table-cell table:style-name="ce1" office:value-type="float" office:value="0.4550228" calcext:value-type="float">
            <text:p>0.4550228</text:p>
          </table:table-cell>
          <table:table-cell office:value-type="float" office:value="0.0113764017432" calcext:value-type="float">
            <text:p>0.0113764017432</text:p>
          </table:table-cell>
          <table:table-cell office:value-type="float" office:value="0.1443405" calcext:value-type="float">
            <text:p>0.1443405</text:p>
          </table:table-cell>
          <table:table-cell office:value-type="float" office:value="0.000367075907984" calcext:value-type="float">
            <text:p>0.000367075907984</text:p>
          </table:table-cell>
          <table:table-cell office:value-type="float" office:value="0.1434855" calcext:value-type="float">
            <text:p>0.1434855</text:p>
          </table:table-cell>
          <table:table-cell office:value-type="float" office:value="0.000179390480362" calcext:value-type="float">
            <text:p>0.000179390480362</text:p>
          </table:table-cell>
        </table:table-row>
        <table:table-row table:style-name="ro1" table:number-rows-repeated="5"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/>
          <table:table-cell table:style-name="ce1" office:value-type="string" calcext:value-type="string">
            <text:p>CUDA</text:p>
          </table:table-cell>
          <table:table-cell table:style-name="ce1"/>
          <table:table-cell table:style-name="ce1" office:value-type="string" calcext:value-type="string">
            <text:p>CUDA streams</text:p>
          </table:table-cell>
          <table:table-cell table:style-name="ce1"/>
          <table:table-cell table:number-columns-repeated="4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pu_r</text:p>
          </table:table-cell>
          <table:table-cell office:value-type="string" calcext:value-type="string">
            <text:p>cpu_c</text:p>
          </table:table-cell>
          <table:table-cell office:value-type="string" calcext:value-type="string">
            <text:p>cuda_r</text:p>
          </table:table-cell>
          <table:table-cell office:value-type="string" calcext:value-type="string">
            <text:p>cuda_c</text:p>
          </table:table-cell>
          <table:table-cell table:style-name="ce2" office:value-type="string" calcext:value-type="string">
            <text:p>cuda_streams_r</text:p>
          </table:table-cell>
          <table:table-cell table:style-name="ce2" office:value-type="string" calcext:value-type="string">
            <text:p>cuda_streams_c</text:p>
          </table:table-cell>
          <table:table-cell table:number-columns-repeated="4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" office:value-type="float" office:value="0.0000023459" calcext:value-type="float">
            <text:p>2.35E-06</text:p>
          </table:table-cell>
          <table:table-cell table:style-name="ce7" office:value-type="float" office:value="0.00000195" calcext:value-type="float">
            <text:p>1.95E-06</text:p>
          </table:table-cell>
          <table:table-cell office:value-type="float" office:value="0.08765674" calcext:value-type="float">
            <text:p>0.08765674</text:p>
          </table:table-cell>
          <table:table-cell office:value-type="float" office:value="0.0002816102" calcext:value-type="float">
            <text:p>0.0002816102</text:p>
          </table:table-cell>
          <table:table-cell table:style-name="ce2" office:value-type="float" office:value="0.006431802" calcext:value-type="float">
            <text:p>0.006431802</text:p>
          </table:table-cell>
          <table:table-cell table:style-name="ce2" office:value-type="float" office:value="0.007086074" calcext:value-type="float">
            <text:p>0.007086074</text:p>
          </table:table-cell>
          <table:table-cell table:number-columns-repeated="40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7" office:value-type="float" office:value="0.0000116115" calcext:value-type="float">
            <text:p>1.16E-05</text:p>
          </table:table-cell>
          <table:table-cell table:style-name="ce7" office:value-type="float" office:value="0.000007098" calcext:value-type="float">
            <text:p>7.10E-06</text:p>
          </table:table-cell>
          <table:table-cell office:value-type="float" office:value="0.0847175" calcext:value-type="float">
            <text:p>0.0847175</text:p>
          </table:table-cell>
          <table:table-cell office:value-type="float" office:value="0.0003036253" calcext:value-type="float">
            <text:p>0.0003036253</text:p>
          </table:table-cell>
          <table:table-cell table:style-name="ce2" office:value-type="float" office:value="0.006279942" calcext:value-type="float">
            <text:p>0.006279942</text:p>
          </table:table-cell>
          <table:table-cell table:style-name="ce2" office:value-type="float" office:value="0.007370084" calcext:value-type="float">
            <text:p>0.007370084</text:p>
          </table:table-cell>
          <table:table-cell table:number-columns-repeated="40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style-name="ce7" office:value-type="float" office:value="0.0000352804" calcext:value-type="float">
            <text:p>3.53E-05</text:p>
          </table:table-cell>
          <table:table-cell table:style-name="ce7" office:value-type="float" office:value="0.000023014" calcext:value-type="float">
            <text:p>2.30E-05</text:p>
          </table:table-cell>
          <table:table-cell office:value-type="float" office:value="0.0839607" calcext:value-type="float">
            <text:p>0.0839607</text:p>
          </table:table-cell>
          <table:table-cell office:value-type="float" office:value="0.0003435814" calcext:value-type="float">
            <text:p>0.0003435814</text:p>
          </table:table-cell>
          <table:table-cell table:style-name="ce2" office:value-type="float" office:value="0.006334287" calcext:value-type="float">
            <text:p>0.006334287</text:p>
          </table:table-cell>
          <table:table-cell table:style-name="ce2" office:value-type="float" office:value="0.007306848" calcext:value-type="float">
            <text:p>0.007306848</text:p>
          </table:table-cell>
          <table:table-cell table:number-columns-repeated="40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1278531" calcext:value-type="float">
            <text:p>0.0001278531</text:p>
          </table:table-cell>
          <table:table-cell table:style-name="ce7" office:value-type="float" office:value="0.0000855963" calcext:value-type="float">
            <text:p>8.56E-05</text:p>
          </table:table-cell>
          <table:table-cell office:value-type="float" office:value="0.08458297" calcext:value-type="float">
            <text:p>0.08458297</text:p>
          </table:table-cell>
          <table:table-cell office:value-type="float" office:value="0.000599149" calcext:value-type="float">
            <text:p>0.000599149</text:p>
          </table:table-cell>
          <table:table-cell table:style-name="ce2" office:value-type="float" office:value="0.006544074" calcext:value-type="float">
            <text:p>0.006544074</text:p>
          </table:table-cell>
          <table:table-cell table:style-name="ce2" office:value-type="float" office:value="0.007626887" calcext:value-type="float">
            <text:p>0.007626887</text:p>
          </table:table-cell>
          <table:table-cell table:number-columns-repeated="40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05736068" calcext:value-type="float">
            <text:p>0.0005736068</text:p>
          </table:table-cell>
          <table:table-cell office:value-type="float" office:value="0.0004186279" calcext:value-type="float">
            <text:p>0.0004186279</text:p>
          </table:table-cell>
          <table:table-cell office:value-type="float" office:value="0.08404852" calcext:value-type="float">
            <text:p>0.08404852</text:p>
          </table:table-cell>
          <table:table-cell office:value-type="float" office:value="0.001331987" calcext:value-type="float">
            <text:p>0.001331987</text:p>
          </table:table-cell>
          <table:table-cell table:style-name="ce2" office:value-type="float" office:value="0.006447979" calcext:value-type="float">
            <text:p>0.006447979</text:p>
          </table:table-cell>
          <table:table-cell table:style-name="ce2" office:value-type="float" office:value="0.008114191" calcext:value-type="float">
            <text:p>0.008114191</text:p>
          </table:table-cell>
          <table:table-cell table:number-columns-repeated="40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2355945" calcext:value-type="float">
            <text:p>0.002355945</text:p>
          </table:table-cell>
          <table:table-cell office:value-type="float" office:value="0.002525976" calcext:value-type="float">
            <text:p>0.002525976</text:p>
          </table:table-cell>
          <table:table-cell office:value-type="float" office:value="0.08673527" calcext:value-type="float">
            <text:p>0.08673527</text:p>
          </table:table-cell>
          <table:table-cell office:value-type="float" office:value="0.006493921" calcext:value-type="float">
            <text:p>0.006493921</text:p>
          </table:table-cell>
          <table:table-cell table:style-name="ce2" office:value-type="float" office:value="0.008226539" calcext:value-type="float">
            <text:p>0.008226539</text:p>
          </table:table-cell>
          <table:table-cell table:style-name="ce2" office:value-type="float" office:value="0.01066753" calcext:value-type="float">
            <text:p>0.01066753</text:p>
          </table:table-cell>
          <table:table-cell table:number-columns-repeated="40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08963353" calcext:value-type="float">
            <text:p>0.008963353</text:p>
          </table:table-cell>
          <table:table-cell office:value-type="float" office:value="0.01209504" calcext:value-type="float">
            <text:p>0.01209504</text:p>
          </table:table-cell>
          <table:table-cell office:value-type="float" office:value="0.09532514" calcext:value-type="float">
            <text:p>0.09532514</text:p>
          </table:table-cell>
          <table:table-cell office:value-type="float" office:value="0.02258731" calcext:value-type="float">
            <text:p>0.02258731</text:p>
          </table:table-cell>
          <table:table-cell table:style-name="ce2" office:value-type="float" office:value="0.01452309" calcext:value-type="float">
            <text:p>0.01452309</text:p>
          </table:table-cell>
          <table:table-cell table:style-name="ce2" office:value-type="float" office:value="0.02120684" calcext:value-type="float">
            <text:p>0.02120684</text:p>
          </table:table-cell>
          <table:table-cell table:number-columns-repeated="40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3693645" calcext:value-type="float">
            <text:p>0.03693645</text:p>
          </table:table-cell>
          <table:table-cell office:value-type="float" office:value="0.07076362" calcext:value-type="float">
            <text:p>0.07076362</text:p>
          </table:table-cell>
          <table:table-cell office:value-type="float" office:value="0.1414874" calcext:value-type="float">
            <text:p>0.1414874</text:p>
          </table:table-cell>
          <table:table-cell office:value-type="float" office:value="0.1040055" calcext:value-type="float">
            <text:p>0.1040055</text:p>
          </table:table-cell>
          <table:table-cell table:style-name="ce2" office:value-type="float" office:value="0.05060396" calcext:value-type="float">
            <text:p>0.05060396</text:p>
          </table:table-cell>
          <table:table-cell table:style-name="ce2" office:value-type="float" office:value="0.08436444" calcext:value-type="float">
            <text:p>0.08436444</text:p>
          </table:table-cell>
          <table:table-cell table:number-columns-repeated="40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1231669" calcext:value-type="float">
            <text:p>0.1231669</text:p>
          </table:table-cell>
          <table:table-cell office:value-type="float" office:value="0.2459865" calcext:value-type="float">
            <text:p>0.2459865</text:p>
          </table:table-cell>
          <table:table-cell office:value-type="float" office:value="0.2861961" calcext:value-type="float">
            <text:p>0.2861961</text:p>
          </table:table-cell>
          <table:table-cell office:value-type="float" office:value="0.358869" calcext:value-type="float">
            <text:p>0.358869</text:p>
          </table:table-cell>
          <table:table-cell table:style-name="ce2" office:value-type="float" office:value="0.1237642" calcext:value-type="float">
            <text:p>0.1237642</text:p>
          </table:table-cell>
          <table:table-cell table:style-name="ce2" office:value-type="float" office:value="0.2006753" calcext:value-type="float">
            <text:p>0.2006753</text:p>
          </table:table-cell>
          <table:table-cell table:number-columns-repeated="40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0.5086758" calcext:value-type="float">
            <text:p>0.5086758</text:p>
          </table:table-cell>
          <table:table-cell office:value-type="float" office:value="1.004566" calcext:value-type="float">
            <text:p>1.004566</text:p>
          </table:table-cell>
          <table:table-cell office:value-type="float" office:value="0.9130231" calcext:value-type="float">
            <text:p>0.9130231</text:p>
          </table:table-cell>
          <table:table-cell office:value-type="float" office:value="1.478545" calcext:value-type="float">
            <text:p>1.478545</text:p>
          </table:table-cell>
          <table:table-cell table:style-name="ce2" office:value-type="float" office:value="0.4550228" calcext:value-type="float">
            <text:p>0.4550228</text:p>
          </table:table-cell>
          <table:table-cell table:style-name="ce2" office:value-type="float" office:value="1.43196" calcext:value-type="float">
            <text:p>1.43196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product-cuda-1d-prodint.dat</text:p>
          </table:table-cell>
          <table:table-cell table:style-name="Default" table:number-columns-repeated="4"/>
          <table:table-cell table:number-columns-repeated="42"/>
        </table:table-row>
        <table:table-row table:style-name="ro1" table:number-rows-repeated="2"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uda_r_init</text:p>
          </table:table-cell>
          <table:table-cell office:value-type="string" calcext:value-type="string">
            <text:p>cuda_r_exec</text:p>
          </table:table-cell>
          <table:table-cell office:value-type="string" calcext:value-type="string">
            <text:p>cuda_c_init</text:p>
          </table:table-cell>
          <table:table-cell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2115716" calcext:value-type="float">
            <text:p>0.0002115716</text:p>
          </table:table-cell>
          <table:table-cell table:style-name="ce7" office:value-type="float" office:value="0.0000587779" calcext:value-type="float">
            <text:p>5.88E-05</text:p>
          </table:table-cell>
          <table:table-cell office:value-type="float" office:value="0.0003084933" calcext:value-type="float">
            <text:p>0.0003084933</text:p>
          </table:table-cell>
          <table:table-cell table:style-name="ce7" office:value-type="float" office:value="0.0000394946" calcext:value-type="float">
            <text:p>3.95E-05</text:p>
          </table:table-cell>
          <table:table-cell table:number-columns-repeated="4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101559" calcext:value-type="float">
            <text:p>0.0002101559</text:p>
          </table:table-cell>
          <table:table-cell table:style-name="ce7" office:value-type="float" office:value="0.0000636468" calcext:value-type="float">
            <text:p>6.36E-05</text:p>
          </table:table-cell>
          <table:table-cell office:value-type="float" office:value="0.0003027886" calcext:value-type="float">
            <text:p>0.0003027886</text:p>
          </table:table-cell>
          <table:table-cell table:style-name="ce7" office:value-type="float" office:value="0.0000644322" calcext:value-type="float">
            <text:p>6.44E-05</text:p>
          </table:table-cell>
          <table:table-cell table:number-columns-repeated="42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2245705" calcext:value-type="float">
            <text:p>0.0002245705</text:p>
          </table:table-cell>
          <table:table-cell table:style-name="ce7" office:value-type="float" office:value="0.0000899972" calcext:value-type="float">
            <text:p>9.00E-05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1000618" calcext:value-type="float">
            <text:p>0.0001000618</text:p>
          </table:table-cell>
          <table:table-cell table:number-columns-repeated="42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2138366" calcext:value-type="float">
            <text:p>0.0002138366</text:p>
          </table:table-cell>
          <table:table-cell office:value-type="float" office:value="0.0001502208" calcext:value-type="float">
            <text:p>0.0001502208</text:p>
          </table:table-cell>
          <table:table-cell office:value-type="float" office:value="0.0002998595" calcext:value-type="float">
            <text:p>0.0002998595</text:p>
          </table:table-cell>
          <table:table-cell office:value-type="float" office:value="0.0001856843" calcext:value-type="float">
            <text:p>0.0001856843</text:p>
          </table:table-cell>
          <table:table-cell table:number-columns-repeated="42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03786987" calcext:value-type="float">
            <text:p>0.0003786987</text:p>
          </table:table-cell>
          <table:table-cell office:value-type="float" office:value="0.0004409183" calcext:value-type="float">
            <text:p>0.0004409183</text:p>
          </table:table-cell>
          <table:table-cell office:value-type="float" office:value="0.0004585552" calcext:value-type="float">
            <text:p>0.0004585552</text:p>
          </table:table-cell>
          <table:table-cell office:value-type="float" office:value="0.0007069702" calcext:value-type="float">
            <text:p>0.0007069702</text:p>
          </table:table-cell>
          <table:table-cell table:number-columns-repeated="42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04758907" calcext:value-type="float">
            <text:p>0.0004758907</text:p>
          </table:table-cell>
          <table:table-cell office:value-type="float" office:value="0.001784951" calcext:value-type="float">
            <text:p>0.001784951</text:p>
          </table:table-cell>
          <table:table-cell office:value-type="float" office:value="0.0005057829" calcext:value-type="float">
            <text:p>0.0005057829</text:p>
          </table:table-cell>
          <table:table-cell office:value-type="float" office:value="0.002413977" calcext:value-type="float">
            <text:p>0.002413977</text:p>
          </table:table-cell>
          <table:table-cell table:number-columns-repeated="42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005146256" calcext:value-type="float">
            <text:p>0.0005146256</text:p>
          </table:table-cell>
          <table:table-cell office:value-type="float" office:value="0.007137695" calcext:value-type="float">
            <text:p>0.007137695</text:p>
          </table:table-cell>
          <table:table-cell office:value-type="float" office:value="0.0005493489" calcext:value-type="float">
            <text:p>0.0005493489</text:p>
          </table:table-cell>
          <table:table-cell office:value-type="float" office:value="0.009593999" calcext:value-type="float">
            <text:p>0.009593999</text:p>
          </table:table-cell>
          <table:table-cell table:number-columns-repeated="42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005545095" calcext:value-type="float">
            <text:p>0.0005545095</text:p>
          </table:table-cell>
          <table:table-cell office:value-type="float" office:value="0.04249717" calcext:value-type="float">
            <text:p>0.04249717</text:p>
          </table:table-cell>
          <table:table-cell office:value-type="float" office:value="0.0007037475" calcext:value-type="float">
            <text:p>0.0007037475</text:p>
          </table:table-cell>
          <table:table-cell office:value-type="float" office:value="0.08037399" calcext:value-type="float">
            <text:p>0.08037399</text:p>
          </table:table-cell>
          <table:table-cell table:number-columns-repeated="42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0009112956" calcext:value-type="float">
            <text:p>0.0009112956</text:p>
          </table:table-cell>
          <table:table-cell office:value-type="float" office:value="0.1496065" calcext:value-type="float">
            <text:p>0.1496065</text:p>
          </table:table-cell>
          <table:table-cell office:value-type="float" office:value="0.001116858" calcext:value-type="float">
            <text:p>0.001116858</text:p>
          </table:table-cell>
          <table:table-cell office:value-type="float" office:value="0.28193" calcext:value-type="float">
            <text:p>0.28193</text:p>
          </table:table-cell>
          <table:table-cell table:number-columns-repeated="42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0.00175779" calcext:value-type="float">
            <text:p>0.00175779</text:p>
          </table:table-cell>
          <table:table-cell office:value-type="float" office:value="0.6247667" calcext:value-type="float">
            <text:p>0.6247667</text:p>
          </table:table-cell>
          <table:table-cell office:value-type="float" office:value="0.002778783" calcext:value-type="float">
            <text:p>0.002778783</text:p>
          </table:table-cell>
          <table:table-cell office:value-type="float" office:value="1.177776" calcext:value-type="float">
            <text:p>1.177776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1d-prodint.dat</text:p>
          </table:table-cell>
          <table:table-cell table:style-name="Default" table:number-columns-repeated="4"/>
          <table:table-cell table:number-columns-repeated="42"/>
        </table:table-row>
      </table:table>
      <table:table table:name="CUDA 1D PRIMES" table:style-name="ta1">
        <table:table-column table:style-name="co1" table:number-columns-repeated="4" table:default-cell-style-name="ce2"/>
        <table:table-column table:style-name="co1" table:number-columns-repeated="43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FFT1DCEXECCUDA_AVG</text:p>
          </table:table-cell>
          <table:table-cell table:style-name="Default" office:value-type="string" calcext:value-type="string">
            <text:p>FFT1DCEXECCUDA_STD</text:p>
          </table:table-cell>
          <table:table-cell table:style-name="Default"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ce9" office:value-type="float" office:value="0.0000521351" calcext:value-type="float">
            <text:p>5.21E-05</text:p>
          </table:table-cell>
          <table:table-cell table:style-name="ce6" office:value-type="float" office:value="0.00000187791204681" calcext:value-type="float">
            <text:p>1.88E-06</text:p>
          </table:table-cell>
          <table:table-cell table:style-name="ce11" office:value-type="float" office:value="0.0008392107" calcext:value-type="float">
            <text:p>0.0008392107</text:p>
          </table:table-cell>
          <table:table-cell table:style-name="ce6" office:value-type="float" office:value="0.0000877630258962" calcext:value-type="float">
            <text:p>8.78E-05</text:p>
          </table:table-cell>
          <table:table-cell table:style-name="ce14" office:value-type="float" office:value="0.0000517082" calcext:value-type="float">
            <text:p>5.17E-05</text:p>
          </table:table-cell>
          <table:table-cell table:style-name="ce6" office:value-type="float" office:value="0.00000167918173194" calcext:value-type="float">
            <text:p>1.68E-06</text:p>
          </table:table-cell>
          <table:table-cell table:style-name="ce11" office:value-type="float" office:value="0.0002406218" calcext:value-type="float">
            <text:p>0.0002406218</text:p>
          </table:table-cell>
          <table:table-cell table:style-name="ce6" office:value-type="float" office:value="0.00000966954970571" calcext:value-type="float">
            <text:p>9.67E-06</text:p>
          </table:table-cell>
          <table:table-cell table:style-name="ce6" office:value-type="float" office:value="0.0000351595" calcext:value-type="float">
            <text:p>3.52E-05</text:p>
          </table:table-cell>
          <table:table-cell table:style-name="ce6" office:value-type="float" office:value="0.00000411607429611" calcext:value-type="float">
            <text:p>4.12E-06</text:p>
          </table:table-cell>
          <table:table-cell office:value-type="float" office:value="0.000815683" calcext:value-type="float">
            <text:p>0.000815683</text:p>
          </table:table-cell>
          <table:table-cell table:style-name="ce6" office:value-type="float" office:value="0.0000435683344618" calcext:value-type="float">
            <text:p>4.36E-05</text:p>
          </table:table-cell>
          <table:table-cell table:style-name="ce6" office:value-type="float" office:value="0.0000629579" calcext:value-type="float">
            <text:p>6.30E-05</text:p>
          </table:table-cell>
          <table:table-cell table:style-name="ce6" office:value-type="float" office:value="0.00000171590510292" calcext:value-type="float">
            <text:p>1.72E-06</text:p>
          </table:table-cell>
          <table:table-cell office:value-type="float" office:value="0.0003792325" calcext:value-type="float">
            <text:p>0.0003792325</text:p>
          </table:table-cell>
          <table:table-cell table:style-name="ce6" office:value-type="float" office:value="0.0000133597165909" calcext:value-type="float">
            <text:p>1.34E-05</text:p>
          </table:table-cell>
          <table:table-cell table:style-name="ce6" office:value-type="float" office:value="0.0000330897" calcext:value-type="float">
            <text:p>3.31E-05</text:p>
          </table:table-cell>
          <table:table-cell table:style-name="ce6" office:value-type="float" office:value="0.00000397251188517" calcext:value-type="float">
            <text:p>3.97E-06</text:p>
          </table:table-cell>
          <table:table-cell office:value-type="float" office:value="0.0007873692" calcext:value-type="float">
            <text:p>0.0007873692</text:p>
          </table:table-cell>
          <table:table-cell table:style-name="ce6" office:value-type="float" office:value="0.0000210562605776" calcext:value-type="float">
            <text:p>2.11E-05</text:p>
          </table:table-cell>
          <table:table-cell table:style-name="ce6" office:value-type="float" office:value="0.0000605302" calcext:value-type="float">
            <text:p>6.05E-05</text:p>
          </table:table-cell>
          <table:table-cell table:style-name="ce6" office:value-type="float" office:value="0.00000125150609711" calcext:value-type="float">
            <text:p>1.25E-06</text:p>
          </table:table-cell>
          <table:table-cell office:value-type="float" office:value="0.0003725568" calcext:value-type="float">
            <text:p>0.0003725568</text:p>
          </table:table-cell>
          <table:table-cell table:style-name="ce6" office:value-type="float" office:value="0.0000112196978054" calcext:value-type="float">
            <text:p>1.12E-05</text:p>
          </table:table-cell>
          <table:table-cell office:value-type="float" office:value="0.1553005" calcext:value-type="float">
            <text:p>0.1553005</text:p>
          </table:table-cell>
          <table:table-cell office:value-type="float" office:value="0.00201326673455" calcext:value-type="float">
            <text:p>0.00201326673455</text:p>
          </table:table-cell>
          <table:table-cell table:style-name="ce14" office:value-type="float" office:value="0.0000021402" calcext:value-type="float">
            <text:p>2.14E-06</text:p>
          </table:table-cell>
          <table:table-cell table:style-name="ce6" office:value-type="float" office:value="0.000000213304060492" calcext:value-type="float">
            <text:p>2.13E-07</text:p>
          </table:table-cell>
          <table:table-cell table:style-name="ce11" office:value-type="float" office:value="0.0002904539" calcext:value-type="float">
            <text:p>0.0002904539</text:p>
          </table:table-cell>
          <table:table-cell table:style-name="ce6" office:value-type="float" office:value="0.0000489235877749" calcext:value-type="float">
            <text:p>4.89E-05</text:p>
          </table:table-cell>
          <table:table-cell table:style-name="ce11" office:value-type="float" office:value="0.006999156" calcext:value-type="float">
            <text:p>0.006999156</text:p>
          </table:table-cell>
          <table:table-cell office:value-type="float" office:value="0.000288938445279" calcext:value-type="float">
            <text:p>0.000288938445279</text:p>
          </table:table-cell>
          <table:table-cell table:style-name="ce6" office:value-type="float" office:value="0.0000006051" calcext:value-type="float">
            <text:p>6.05E-07</text:p>
          </table:table-cell>
          <table:table-cell table:style-name="ce6" office:value-type="float" office:value="0.0000000814540770414" calcext:value-type="float">
            <text:p>8.15E-08</text:p>
          </table:table-cell>
          <table:table-cell table:style-name="ce6" office:value-type="float" office:value="0.0000005023" calcext:value-type="float">
            <text:p>5.02E-07</text:p>
          </table:table-cell>
          <table:table-cell table:style-name="ce6" office:value-type="float" office:value="0.0000000776288176732" calcext:value-type="float">
            <text:p>7.76E-08</text:p>
          </table:table-cell>
          <table:table-cell table:style-name="ce14" office:value-type="float" office:value="0.0000045099" calcext:value-type="float">
            <text:p>4.51E-06</text:p>
          </table:table-cell>
          <table:table-cell table:style-name="ce6" office:value-type="float" office:value="0.00000102415813124" calcext:value-type="float">
            <text:p>1.02E-06</text:p>
          </table:table-cell>
          <table:table-cell table:style-name="ce11" office:value-type="float" office:value="0.10721231" calcext:value-type="float">
            <text:p>0.10721231</text:p>
          </table:table-cell>
          <table:table-cell office:value-type="float" office:value="0.0206248487152" calcext:value-type="float">
            <text:p>0.0206248487152</text:p>
          </table:table-cell>
          <table:table-cell table:style-name="ce11" office:value-type="float" office:value="0.005811984" calcext:value-type="float">
            <text:p>0.005811984</text:p>
          </table:table-cell>
          <table:table-cell office:value-type="float" office:value="0.000124880564203" calcext:value-type="float">
            <text:p>0.000124880564203</text:p>
          </table:table-cell>
          <table:table-cell table:style-name="ce6" office:value-type="float" office:value="0.0000006866" calcext:value-type="float">
            <text:p>6.87E-07</text:p>
          </table:table-cell>
          <table:table-cell table:style-name="ce6" office:value-type="float" office:value="0.000000186088509407" calcext:value-type="float">
            <text:p>1.86E-07</text:p>
          </table:table-cell>
          <table:table-cell table:style-name="ce6" office:value-type="float" office:value="0.0000006827" calcext:value-type="float">
            <text:p>6.83E-07</text:p>
          </table:table-cell>
          <table:table-cell table:style-name="ce6" office:value-type="float" office:value="0.000000195346444384" calcext:value-type="float">
            <text:p>1.95E-07</text:p>
          </table:table-cell>
        </table:table-row>
        <table:table-row table:style-name="ro1">
          <table:table-cell table:style-name="Default" office:value-type="float" office:value="1021" calcext:value-type="float">
            <text:p>1021</text:p>
          </table:table-cell>
          <table:table-cell table:style-name="ce9" office:value-type="float" office:value="0.0000625332" calcext:value-type="float">
            <text:p>6.25E-05</text:p>
          </table:table-cell>
          <table:table-cell table:style-name="ce6" office:value-type="float" office:value="0.00000427787464883" calcext:value-type="float">
            <text:p>4.28E-06</text:p>
          </table:table-cell>
          <table:table-cell table:style-name="ce11" office:value-type="float" office:value="0.0008343218" calcext:value-type="float">
            <text:p>0.0008343218</text:p>
          </table:table-cell>
          <table:table-cell table:style-name="ce6" office:value-type="float" office:value="0.0000443415263753" calcext:value-type="float">
            <text:p>4.43E-05</text:p>
          </table:table-cell>
          <table:table-cell table:style-name="ce14" office:value-type="float" office:value="0.0000574654" calcext:value-type="float">
            <text:p>5.75E-05</text:p>
          </table:table-cell>
          <table:table-cell table:style-name="ce6" office:value-type="float" office:value="0.00000744952119565" calcext:value-type="float">
            <text:p>7.45E-06</text:p>
          </table:table-cell>
          <table:table-cell table:style-name="ce11" office:value-type="float" office:value="0.0002463845" calcext:value-type="float">
            <text:p>0.0002463845</text:p>
          </table:table-cell>
          <table:table-cell table:style-name="ce6" office:value-type="float" office:value="0.000012929088541" calcext:value-type="float">
            <text:p>1.29E-05</text:p>
          </table:table-cell>
          <table:table-cell table:style-name="ce6" office:value-type="float" office:value="0.0000452351" calcext:value-type="float">
            <text:p>4.52E-05</text:p>
          </table:table-cell>
          <table:table-cell table:style-name="ce6" office:value-type="float" office:value="0.00000259562599814" calcext:value-type="float">
            <text:p>2.60E-06</text:p>
          </table:table-cell>
          <table:table-cell office:value-type="float" office:value="0.0008181845" calcext:value-type="float">
            <text:p>0.0008181845</text:p>
          </table:table-cell>
          <table:table-cell table:style-name="ce6" office:value-type="float" office:value="0.0000361172139699" calcext:value-type="float">
            <text:p>3.61E-05</text:p>
          </table:table-cell>
          <table:table-cell table:style-name="ce6" office:value-type="float" office:value="0.0000684391" calcext:value-type="float">
            <text:p>6.84E-05</text:p>
          </table:table-cell>
          <table:table-cell table:style-name="ce6" office:value-type="float" office:value="0.00000091350648602" calcext:value-type="float">
            <text:p>9.14E-07</text:p>
          </table:table-cell>
          <table:table-cell office:value-type="float" office:value="0.0003790946" calcext:value-type="float">
            <text:p>0.0003790946</text:p>
          </table:table-cell>
          <table:table-cell table:style-name="ce6" office:value-type="float" office:value="0.00000796380580711" calcext:value-type="float">
            <text:p>7.96E-06</text:p>
          </table:table-cell>
          <table:table-cell table:style-name="ce6" office:value-type="float" office:value="0.0000437424" calcext:value-type="float">
            <text:p>4.37E-05</text:p>
          </table:table-cell>
          <table:table-cell table:style-name="ce6" office:value-type="float" office:value="0.00000334549203158" calcext:value-type="float">
            <text:p>3.35E-06</text:p>
          </table:table-cell>
          <table:table-cell office:value-type="float" office:value="0.0009107964" calcext:value-type="float">
            <text:p>0.0009107964</text:p>
          </table:table-cell>
          <table:table-cell office:value-type="float" office:value="0.000298639960645" calcext:value-type="float">
            <text:p>0.000298639960645</text:p>
          </table:table-cell>
          <table:table-cell table:style-name="ce6" office:value-type="float" office:value="0.0000679874" calcext:value-type="float">
            <text:p>6.80E-05</text:p>
          </table:table-cell>
          <table:table-cell table:style-name="ce6" office:value-type="float" office:value="0.0000024071984731" calcext:value-type="float">
            <text:p>2.41E-06</text:p>
          </table:table-cell>
          <table:table-cell office:value-type="float" office:value="0.0003746488" calcext:value-type="float">
            <text:p>0.0003746488</text:p>
          </table:table-cell>
          <table:table-cell table:style-name="ce6" office:value-type="float" office:value="0.0000131271766263" calcext:value-type="float">
            <text:p>1.31E-05</text:p>
          </table:table-cell>
          <table:table-cell office:value-type="float" office:value="0.1559191" calcext:value-type="float">
            <text:p>0.1559191</text:p>
          </table:table-cell>
          <table:table-cell office:value-type="float" office:value="0.00197558084005" calcext:value-type="float">
            <text:p>0.00197558084005</text:p>
          </table:table-cell>
          <table:table-cell table:style-name="ce14" office:value-type="float" office:value="0.0000058295" calcext:value-type="float">
            <text:p>5.83E-06</text:p>
          </table:table-cell>
          <table:table-cell table:style-name="ce6" office:value-type="float" office:value="0.000000232313605093" calcext:value-type="float">
            <text:p>2.32E-07</text:p>
          </table:table-cell>
          <table:table-cell table:style-name="ce11" office:value-type="float" office:value="0.0002896623" calcext:value-type="float">
            <text:p>0.0002896623</text:p>
          </table:table-cell>
          <table:table-cell table:style-name="ce6" office:value-type="float" office:value="0.00000672284488475" calcext:value-type="float">
            <text:p>6.72E-06</text:p>
          </table:table-cell>
          <table:table-cell table:style-name="ce11" office:value-type="float" office:value="0.00712498" calcext:value-type="float">
            <text:p>0.00712498</text:p>
          </table:table-cell>
          <table:table-cell office:value-type="float" office:value="0.000440078180681" calcext:value-type="float">
            <text:p>0.000440078180681</text:p>
          </table:table-cell>
          <table:table-cell table:style-name="ce6" office:value-type="float" office:value="0.0000019371" calcext:value-type="float">
            <text:p>1.94E-06</text:p>
          </table:table-cell>
          <table:table-cell table:style-name="ce6" office:value-type="float" office:value="0.0000000268305381567" calcext:value-type="float">
            <text:p>2.68E-08</text:p>
          </table:table-cell>
          <table:table-cell table:style-name="ce6" office:value-type="float" office:value="0.0000016752" calcext:value-type="float">
            <text:p>1.68E-06</text:p>
          </table:table-cell>
          <table:table-cell table:style-name="ce6" office:value-type="float" office:value="0.0000000326829891194" calcext:value-type="float">
            <text:p>3.27E-08</text:p>
          </table:table-cell>
          <table:table-cell table:style-name="ce14" office:value-type="float" office:value="0.0000102632" calcext:value-type="float">
            <text:p>1.03E-05</text:p>
          </table:table-cell>
          <table:table-cell table:style-name="ce6" office:value-type="float" office:value="0.00000156478417397" calcext:value-type="float">
            <text:p>1.56E-06</text:p>
          </table:table-cell>
          <table:table-cell table:style-name="ce11" office:value-type="float" office:value="0.09859734" calcext:value-type="float">
            <text:p>0.09859734</text:p>
          </table:table-cell>
          <table:table-cell office:value-type="float" office:value="0.00374129090205" calcext:value-type="float">
            <text:p>0.00374129090205</text:p>
          </table:table-cell>
          <table:table-cell table:style-name="ce11" office:value-type="float" office:value="0.006013171" calcext:value-type="float">
            <text:p>0.006013171</text:p>
          </table:table-cell>
          <table:table-cell office:value-type="float" office:value="0.000369117697323" calcext:value-type="float">
            <text:p>0.000369117697323</text:p>
          </table:table-cell>
          <table:table-cell table:style-name="ce6" office:value-type="float" office:value="0.0000023286" calcext:value-type="float">
            <text:p>2.33E-06</text:p>
          </table:table-cell>
          <table:table-cell table:style-name="ce6" office:value-type="float" office:value="0.000000406447809961" calcext:value-type="float">
            <text:p>4.06E-07</text:p>
          </table:table-cell>
          <table:table-cell table:style-name="ce6" office:value-type="float" office:value="0.0000029892" calcext:value-type="float">
            <text:p>2.99E-06</text:p>
          </table:table-cell>
          <table:table-cell table:style-name="ce6" office:value-type="float" office:value="0.00000203670440772" calcext:value-type="float">
            <text:p>2.04E-06</text:p>
          </table:table-cell>
        </table:table-row>
        <table:table-row table:style-name="ro1">
          <table:table-cell table:style-name="Default" office:value-type="float" office:value="4093" calcext:value-type="float">
            <text:p>4093</text:p>
          </table:table-cell>
          <table:table-cell table:style-name="ce9" office:value-type="float" office:value="0.0000991325" calcext:value-type="float">
            <text:p>9.91E-05</text:p>
          </table:table-cell>
          <table:table-cell table:style-name="ce6" office:value-type="float" office:value="0.00000154472156786" calcext:value-type="float">
            <text:p>1.54E-06</text:p>
          </table:table-cell>
          <table:table-cell table:style-name="ce11" office:value-type="float" office:value="0.0003790024" calcext:value-type="float">
            <text:p>0.0003790024</text:p>
          </table:table-cell>
          <table:table-cell table:style-name="ce6" office:value-type="float" office:value="0.0000155258177613" calcext:value-type="float">
            <text:p>1.55E-05</text:p>
          </table:table-cell>
          <table:table-cell table:style-name="ce14" office:value-type="float" office:value="0.0000883288" calcext:value-type="float">
            <text:p>8.83E-05</text:p>
          </table:table-cell>
          <table:table-cell table:style-name="ce6" office:value-type="float" office:value="0.0000052271631737" calcext:value-type="float">
            <text:p>5.23E-06</text:p>
          </table:table-cell>
          <table:table-cell table:style-name="ce11" office:value-type="float" office:value="0.000288271" calcext:value-type="float">
            <text:p>0.000288271</text:p>
          </table:table-cell>
          <table:table-cell table:style-name="ce6" office:value-type="float" office:value="0.00000854425662848" calcext:value-type="float">
            <text:p>8.54E-06</text:p>
          </table:table-cell>
          <table:table-cell table:style-name="ce6" office:value-type="float" office:value="0.0000920336" calcext:value-type="float">
            <text:p>9.20E-05</text:p>
          </table:table-cell>
          <table:table-cell table:style-name="ce6" office:value-type="float" office:value="0.0000132590445458" calcext:value-type="float">
            <text:p>1.33E-05</text:p>
          </table:table-cell>
          <table:table-cell office:value-type="float" office:value="0.0003619115" calcext:value-type="float">
            <text:p>0.0003619115</text:p>
          </table:table-cell>
          <table:table-cell table:style-name="ce6" office:value-type="float" office:value="0.00000336394138045" calcext:value-type="float">
            <text:p>3.36E-06</text:p>
          </table:table-cell>
          <table:table-cell office:value-type="float" office:value="0.0001111956" calcext:value-type="float">
            <text:p>0.0001111956</text:p>
          </table:table-cell>
          <table:table-cell table:style-name="ce6" office:value-type="float" office:value="0.00000422361180876" calcext:value-type="float">
            <text:p>4.22E-06</text:p>
          </table:table-cell>
          <table:table-cell office:value-type="float" office:value="0.0004173561" calcext:value-type="float">
            <text:p>0.0004173561</text:p>
          </table:table-cell>
          <table:table-cell table:style-name="ce6" office:value-type="float" office:value="0.0000140187457471" calcext:value-type="float">
            <text:p>1.40E-05</text:p>
          </table:table-cell>
          <table:table-cell table:style-name="ce6" office:value-type="float" office:value="0.000088829" calcext:value-type="float">
            <text:p>8.88E-05</text:p>
          </table:table-cell>
          <table:table-cell table:style-name="ce6" office:value-type="float" office:value="0.00000300014351509" calcext:value-type="float">
            <text:p>3.00E-06</text:p>
          </table:table-cell>
          <table:table-cell office:value-type="float" office:value="0.0003652759" calcext:value-type="float">
            <text:p>0.0003652759</text:p>
          </table:table-cell>
          <table:table-cell table:style-name="ce6" office:value-type="float" office:value="0.0000155322765338" calcext:value-type="float">
            <text:p>1.55E-05</text:p>
          </table:table-cell>
          <table:table-cell office:value-type="float" office:value="0.0001097641" calcext:value-type="float">
            <text:p>0.0001097641</text:p>
          </table:table-cell>
          <table:table-cell table:style-name="ce6" office:value-type="float" office:value="0.00000362973835757" calcext:value-type="float">
            <text:p>3.63E-06</text:p>
          </table:table-cell>
          <table:table-cell office:value-type="float" office:value="0.0004130541" calcext:value-type="float">
            <text:p>0.0004130541</text:p>
          </table:table-cell>
          <table:table-cell table:style-name="ce6" office:value-type="float" office:value="0.0000142969440359" calcext:value-type="float">
            <text:p>1.43E-05</text:p>
          </table:table-cell>
          <table:table-cell office:value-type="float" office:value="0.1573335" calcext:value-type="float">
            <text:p>0.1573335</text:p>
          </table:table-cell>
          <table:table-cell office:value-type="float" office:value="0.00178876538739" calcext:value-type="float">
            <text:p>0.00178876538739</text:p>
          </table:table-cell>
          <table:table-cell table:style-name="ce14" office:value-type="float" office:value="0.0000198436" calcext:value-type="float">
            <text:p>1.98E-05</text:p>
          </table:table-cell>
          <table:table-cell table:style-name="ce6" office:value-type="float" office:value="0.000000589375036232" calcext:value-type="float">
            <text:p>5.89E-07</text:p>
          </table:table-cell>
          <table:table-cell table:style-name="ce11" office:value-type="float" office:value="0.0004274658" calcext:value-type="float">
            <text:p>0.0004274658</text:p>
          </table:table-cell>
          <table:table-cell office:value-type="float" office:value="0.000285256027592" calcext:value-type="float">
            <text:p>0.000285256027592</text:p>
          </table:table-cell>
          <table:table-cell table:style-name="ce11" office:value-type="float" office:value="0.007083396" calcext:value-type="float">
            <text:p>0.007083396</text:p>
          </table:table-cell>
          <table:table-cell office:value-type="float" office:value="0.000450596722437" calcext:value-type="float">
            <text:p>0.000450596722437</text:p>
          </table:table-cell>
          <table:table-cell table:style-name="ce6" office:value-type="float" office:value="0.0000074559" calcext:value-type="float">
            <text:p>7.46E-06</text:p>
          </table:table-cell>
          <table:table-cell table:style-name="ce6" office:value-type="float" office:value="0.000000013328749212" calcext:value-type="float">
            <text:p>1.33E-08</text:p>
          </table:table-cell>
          <table:table-cell table:style-name="ce6" office:value-type="float" office:value="0.000008" calcext:value-type="float">
            <text:p>8.00E-06</text:p>
          </table:table-cell>
          <table:table-cell table:style-name="ce6" office:value-type="float" office:value="0.00000497954948877" calcext:value-type="float">
            <text:p>4.98E-06</text:p>
          </table:table-cell>
          <table:table-cell table:style-name="ce14" office:value-type="float" office:value="0.0000402516" calcext:value-type="float">
            <text:p>4.03E-05</text:p>
          </table:table-cell>
          <table:table-cell table:style-name="ce6" office:value-type="float" office:value="0.00000675488764937" calcext:value-type="float">
            <text:p>6.75E-06</text:p>
          </table:table-cell>
          <table:table-cell table:style-name="ce11" office:value-type="float" office:value="0.10070043" calcext:value-type="float">
            <text:p>0.10070043</text:p>
          </table:table-cell>
          <table:table-cell office:value-type="float" office:value="0.00540885146548" calcext:value-type="float">
            <text:p>0.00540885146548</text:p>
          </table:table-cell>
          <table:table-cell table:style-name="ce11" office:value-type="float" office:value="0.005968405" calcext:value-type="float">
            <text:p>0.005968405</text:p>
          </table:table-cell>
          <table:table-cell office:value-type="float" office:value="0.000296548309845" calcext:value-type="float">
            <text:p>0.000296548309845</text:p>
          </table:table-cell>
          <table:table-cell table:style-name="ce6" office:value-type="float" office:value="0.0000083046" calcext:value-type="float">
            <text:p>8.30E-06</text:p>
          </table:table-cell>
          <table:table-cell table:style-name="ce6" office:value-type="float" office:value="0.00000145104507932" calcext:value-type="float">
            <text:p>1.45E-06</text:p>
          </table:table-cell>
          <table:table-cell table:style-name="ce6" office:value-type="float" office:value="0.0000082535" calcext:value-type="float">
            <text:p>8.25E-06</text:p>
          </table:table-cell>
          <table:table-cell table:style-name="ce6" office:value-type="float" office:value="0.00000144870311735" calcext:value-type="float">
            <text:p>1.45E-06</text:p>
          </table:table-cell>
        </table:table-row>
        <table:table-row table:style-name="ro1">
          <table:table-cell table:style-name="Default" office:value-type="float" office:value="16381" calcext:value-type="float">
            <text:p>16381</text:p>
          </table:table-cell>
          <table:table-cell table:style-name="ce10" office:value-type="float" office:value="0.0002181708" calcext:value-type="float">
            <text:p>0.0002181708</text:p>
          </table:table-cell>
          <table:table-cell table:style-name="ce6" office:value-type="float" office:value="0.00000533421088197" calcext:value-type="float">
            <text:p>5.33E-06</text:p>
          </table:table-cell>
          <table:table-cell table:style-name="ce11" office:value-type="float" office:value="0.0004708059" calcext:value-type="float">
            <text:p>0.0004708059</text:p>
          </table:table-cell>
          <table:table-cell table:style-name="ce6" office:value-type="float" office:value="0.0000208550236871" calcext:value-type="float">
            <text:p>2.09E-05</text:p>
          </table:table-cell>
          <table:table-cell table:style-name="ce11" office:value-type="float" office:value="0.0001645364" calcext:value-type="float">
            <text:p>0.0001645364</text:p>
          </table:table-cell>
          <table:table-cell table:style-name="ce6" office:value-type="float" office:value="0.000027363219402" calcext:value-type="float">
            <text:p>2.74E-05</text:p>
          </table:table-cell>
          <table:table-cell table:style-name="ce11" office:value-type="float" office:value="0.0004448826" calcext:value-type="float">
            <text:p>0.0004448826</text:p>
          </table:table-cell>
          <table:table-cell table:style-name="ce6" office:value-type="float" office:value="0.000024519395897" calcext:value-type="float">
            <text:p>2.45E-05</text:p>
          </table:table-cell>
          <table:table-cell office:value-type="float" office:value="0.0002054581" calcext:value-type="float">
            <text:p>0.0002054581</text:p>
          </table:table-cell>
          <table:table-cell table:style-name="ce6" office:value-type="float" office:value="0.00000677620848508" calcext:value-type="float">
            <text:p>6.78E-06</text:p>
          </table:table-cell>
          <table:table-cell office:value-type="float" office:value="0.0004853784" calcext:value-type="float">
            <text:p>0.0004853784</text:p>
          </table:table-cell>
          <table:table-cell table:style-name="ce6" office:value-type="float" office:value="0.0000350038136437" calcext:value-type="float">
            <text:p>3.50E-05</text:p>
          </table:table-cell>
          <table:table-cell office:value-type="float" office:value="0.0002102858" calcext:value-type="float">
            <text:p>0.0002102858</text:p>
          </table:table-cell>
          <table:table-cell table:style-name="ce6" office:value-type="float" office:value="0.00000681320889971" calcext:value-type="float">
            <text:p>6.81E-06</text:p>
          </table:table-cell>
          <table:table-cell office:value-type="float" office:value="0.0005574447" calcext:value-type="float">
            <text:p>0.0005574447</text:p>
          </table:table-cell>
          <table:table-cell table:style-name="ce6" office:value-type="float" office:value="0.0000352377060896" calcext:value-type="float">
            <text:p>3.52E-05</text:p>
          </table:table-cell>
          <table:table-cell office:value-type="float" office:value="0.0002026998" calcext:value-type="float">
            <text:p>0.0002026998</text:p>
          </table:table-cell>
          <table:table-cell table:style-name="ce6" office:value-type="float" office:value="0.00000458546892792" calcext:value-type="float">
            <text:p>4.59E-06</text:p>
          </table:table-cell>
          <table:table-cell office:value-type="float" office:value="0.0004565435" calcext:value-type="float">
            <text:p>0.0004565435</text:p>
          </table:table-cell>
          <table:table-cell table:style-name="ce6" office:value-type="float" office:value="0.0000142208410147" calcext:value-type="float">
            <text:p>1.42E-05</text:p>
          </table:table-cell>
          <table:table-cell office:value-type="float" office:value="0.0002139014" calcext:value-type="float">
            <text:p>0.0002139014</text:p>
          </table:table-cell>
          <table:table-cell table:style-name="ce6" office:value-type="float" office:value="0.00000339046654279" calcext:value-type="float">
            <text:p>3.39E-06</text:p>
          </table:table-cell>
          <table:table-cell office:value-type="float" office:value="0.0005062002" calcext:value-type="float">
            <text:p>0.0005062002</text:p>
          </table:table-cell>
          <table:table-cell table:style-name="ce6" office:value-type="float" office:value="0.0000174789368212" calcext:value-type="float">
            <text:p>1.75E-05</text:p>
          </table:table-cell>
          <table:table-cell office:value-type="float" office:value="0.1579171" calcext:value-type="float">
            <text:p>0.1579171</text:p>
          </table:table-cell>
          <table:table-cell office:value-type="float" office:value="0.00736268591465" calcext:value-type="float">
            <text:p>0.00736268591465</text:p>
          </table:table-cell>
          <table:table-cell table:style-name="ce14" office:value-type="float" office:value="0.0000922756" calcext:value-type="float">
            <text:p>9.23E-05</text:p>
          </table:table-cell>
          <table:table-cell table:style-name="ce6" office:value-type="float" office:value="0.00000950372706071" calcext:value-type="float">
            <text:p>9.50E-06</text:p>
          </table:table-cell>
          <table:table-cell table:style-name="ce11" office:value-type="float" office:value="0.0005355316" calcext:value-type="float">
            <text:p>0.0005355316</text:p>
          </table:table-cell>
          <table:table-cell office:value-type="float" office:value="0.000176618297788" calcext:value-type="float">
            <text:p>0.000176618297788</text:p>
          </table:table-cell>
          <table:table-cell table:style-name="ce11" office:value-type="float" office:value="0.007110555" calcext:value-type="float">
            <text:p>0.007110555</text:p>
          </table:table-cell>
          <table:table-cell office:value-type="float" office:value="0.000333087858588" calcext:value-type="float">
            <text:p>0.000333087858588</text:p>
          </table:table-cell>
          <table:table-cell table:style-name="ce6" office:value-type="float" office:value="0.0000308399" calcext:value-type="float">
            <text:p>3.08E-05</text:p>
          </table:table-cell>
          <table:table-cell table:style-name="ce6" office:value-type="float" office:value="0.00000346712716333" calcext:value-type="float">
            <text:p>3.47E-06</text:p>
          </table:table-cell>
          <table:table-cell table:style-name="ce6" office:value-type="float" office:value="0.0000255287" calcext:value-type="float">
            <text:p>2.55E-05</text:p>
          </table:table-cell>
          <table:table-cell table:style-name="ce6" office:value-type="float" office:value="0.000000110844285173" calcext:value-type="float">
            <text:p>1.11E-07</text:p>
          </table:table-cell>
          <table:table-cell table:style-name="ce11" office:value-type="float" office:value="0.000151512" calcext:value-type="float">
            <text:p>0.000151512</text:p>
          </table:table-cell>
          <table:table-cell table:style-name="ce6" office:value-type="float" office:value="0.0000156600602383" calcext:value-type="float">
            <text:p>1.57E-05</text:p>
          </table:table-cell>
          <table:table-cell table:style-name="ce11" office:value-type="float" office:value="0.10153167" calcext:value-type="float">
            <text:p>0.10153167</text:p>
          </table:table-cell>
          <table:table-cell office:value-type="float" office:value="0.00609720346918" calcext:value-type="float">
            <text:p>0.00609720346918</text:p>
          </table:table-cell>
          <table:table-cell table:style-name="ce11" office:value-type="float" office:value="0.005939552" calcext:value-type="float">
            <text:p>0.005939552</text:p>
          </table:table-cell>
          <table:table-cell office:value-type="float" office:value="0.000127287757446" calcext:value-type="float">
            <text:p>0.000127287757446</text:p>
          </table:table-cell>
          <table:table-cell table:style-name="ce6" office:value-type="float" office:value="0.0000347619" calcext:value-type="float">
            <text:p>3.48E-05</text:p>
          </table:table-cell>
          <table:table-cell table:style-name="ce6" office:value-type="float" office:value="0.0000046869340002" calcext:value-type="float">
            <text:p>4.69E-06</text:p>
          </table:table-cell>
          <table:table-cell table:style-name="ce6" office:value-type="float" office:value="0.0000368272" calcext:value-type="float">
            <text:p>3.68E-05</text:p>
          </table:table-cell>
          <table:table-cell table:style-name="ce6" office:value-type="float" office:value="0.00000555836336424" calcext:value-type="float">
            <text:p>5.56E-06</text:p>
          </table:table-cell>
        </table:table-row>
        <table:table-row table:style-name="ro1">
          <table:table-cell table:style-name="Default" office:value-type="float" office:value="65521" calcext:value-type="float">
            <text:p>65521</text:p>
          </table:table-cell>
          <table:table-cell table:style-name="ce10" office:value-type="float" office:value="0.0007818796" calcext:value-type="float">
            <text:p>0.0007818796</text:p>
          </table:table-cell>
          <table:table-cell table:style-name="ce6" office:value-type="float" office:value="0.0000859858022366" calcext:value-type="float">
            <text:p>8.60E-05</text:p>
          </table:table-cell>
          <table:table-cell table:style-name="ce11" office:value-type="float" office:value="0.0008339571" calcext:value-type="float">
            <text:p>0.0008339571</text:p>
          </table:table-cell>
          <table:table-cell table:style-name="ce6" office:value-type="float" office:value="0.0000171080533502" calcext:value-type="float">
            <text:p>1.71E-05</text:p>
          </table:table-cell>
          <table:table-cell table:style-name="ce11" office:value-type="float" office:value="0.0004796793" calcext:value-type="float">
            <text:p>0.0004796793</text:p>
          </table:table-cell>
          <table:table-cell table:style-name="ce6" office:value-type="float" office:value="0.0000681589345232" calcext:value-type="float">
            <text:p>6.82E-05</text:p>
          </table:table-cell>
          <table:table-cell table:style-name="ce11" office:value-type="float" office:value="0.0007456212" calcext:value-type="float">
            <text:p>0.0007456212</text:p>
          </table:table-cell>
          <table:table-cell table:style-name="ce6" office:value-type="float" office:value="0.0000370871926945" calcext:value-type="float">
            <text:p>3.71E-05</text:p>
          </table:table-cell>
          <table:table-cell office:value-type="float" office:value="0.0007449865" calcext:value-type="float">
            <text:p>0.0007449865</text:p>
          </table:table-cell>
          <table:table-cell table:style-name="ce6" office:value-type="float" office:value="0.00000692080973506" calcext:value-type="float">
            <text:p>6.92E-06</text:p>
          </table:table-cell>
          <table:table-cell office:value-type="float" office:value="0.0008109498" calcext:value-type="float">
            <text:p>0.0008109498</text:p>
          </table:table-cell>
          <table:table-cell table:style-name="ce6" office:value-type="float" office:value="0.0000171319985978" calcext:value-type="float">
            <text:p>1.71E-05</text:p>
          </table:table-cell>
          <table:table-cell office:value-type="float" office:value="0.0006888997" calcext:value-type="float">
            <text:p>0.0006888997</text:p>
          </table:table-cell>
          <table:table-cell table:style-name="ce6" office:value-type="float" office:value="0.00000813619348686" calcext:value-type="float">
            <text:p>8.14E-06</text:p>
          </table:table-cell>
          <table:table-cell office:value-type="float" office:value="0.0008883422" calcext:value-type="float">
            <text:p>0.0008883422</text:p>
          </table:table-cell>
          <table:table-cell table:style-name="ce6" office:value-type="float" office:value="0.0000217301140397" calcext:value-type="float">
            <text:p>2.17E-05</text:p>
          </table:table-cell>
          <table:table-cell office:value-type="float" office:value="0.0007436935" calcext:value-type="float">
            <text:p>0.0007436935</text:p>
          </table:table-cell>
          <table:table-cell table:style-name="ce6" office:value-type="float" office:value="0.0000114894149764" calcext:value-type="float">
            <text:p>1.15E-05</text:p>
          </table:table-cell>
          <table:table-cell office:value-type="float" office:value="0.0008156176" calcext:value-type="float">
            <text:p>0.0008156176</text:p>
          </table:table-cell>
          <table:table-cell table:style-name="ce6" office:value-type="float" office:value="0.0000324183158491" calcext:value-type="float">
            <text:p>3.24E-05</text:p>
          </table:table-cell>
          <table:table-cell office:value-type="float" office:value="0.000717523" calcext:value-type="float">
            <text:p>0.000717523</text:p>
          </table:table-cell>
          <table:table-cell table:style-name="ce6" office:value-type="float" office:value="0.000017734946374" calcext:value-type="float">
            <text:p>1.77E-05</text:p>
          </table:table-cell>
          <table:table-cell office:value-type="float" office:value="0.0008640606" calcext:value-type="float">
            <text:p>0.0008640606</text:p>
          </table:table-cell>
          <table:table-cell table:style-name="ce6" office:value-type="float" office:value="0.0000231007675543" calcext:value-type="float">
            <text:p>2.31E-05</text:p>
          </table:table-cell>
          <table:table-cell office:value-type="float" office:value="0.1565071" calcext:value-type="float">
            <text:p>0.1565071</text:p>
          </table:table-cell>
          <table:table-cell office:value-type="float" office:value="0.00196746268918" calcext:value-type="float">
            <text:p>0.00196746268918</text:p>
          </table:table-cell>
          <table:table-cell table:style-name="ce11" office:value-type="float" office:value="0.0004386892" calcext:value-type="float">
            <text:p>0.0004386892</text:p>
          </table:table-cell>
          <table:table-cell table:style-name="ce6" office:value-type="float" office:value="0.0000985597323925" calcext:value-type="float">
            <text:p>9.86E-05</text:p>
          </table:table-cell>
          <table:table-cell table:style-name="ce11" office:value-type="float" office:value="0.001387205" calcext:value-type="float">
            <text:p>0.001387205</text:p>
          </table:table-cell>
          <table:table-cell office:value-type="float" office:value="0.000216129598891" calcext:value-type="float">
            <text:p>0.000216129598891</text:p>
          </table:table-cell>
          <table:table-cell table:style-name="ce11" office:value-type="float" office:value="0.0078728" calcext:value-type="float">
            <text:p>0.0078728</text:p>
          </table:table-cell>
          <table:table-cell office:value-type="float" office:value="0.000484070646244" calcext:value-type="float">
            <text:p>0.000484070646244</text:p>
          </table:table-cell>
          <table:table-cell office:value-type="float" office:value="0.0001329795" calcext:value-type="float">
            <text:p>0.0001329795</text:p>
          </table:table-cell>
          <table:table-cell table:style-name="ce6" office:value-type="float" office:value="0.00000430494713479" calcext:value-type="float">
            <text:p>4.30E-06</text:p>
          </table:table-cell>
          <table:table-cell office:value-type="float" office:value="0.0001110014" calcext:value-type="float">
            <text:p>0.0001110014</text:p>
          </table:table-cell>
          <table:table-cell table:style-name="ce6" office:value-type="float" office:value="0.00000411883201351" calcext:value-type="float">
            <text:p>4.12E-06</text:p>
          </table:table-cell>
          <table:table-cell table:style-name="ce11" office:value-type="float" office:value="0.0007415305" calcext:value-type="float">
            <text:p>0.0007415305</text:p>
          </table:table-cell>
          <table:table-cell table:style-name="ce6" office:value-type="float" office:value="0.000095068011294" calcext:value-type="float">
            <text:p>9.51E-05</text:p>
          </table:table-cell>
          <table:table-cell table:style-name="ce11" office:value-type="float" office:value="0.1017254" calcext:value-type="float">
            <text:p>0.1017254</text:p>
          </table:table-cell>
          <table:table-cell office:value-type="float" office:value="0.00614727788357" calcext:value-type="float">
            <text:p>0.00614727788357</text:p>
          </table:table-cell>
          <table:table-cell table:style-name="ce11" office:value-type="float" office:value="0.006491472" calcext:value-type="float">
            <text:p>0.006491472</text:p>
          </table:table-cell>
          <table:table-cell office:value-type="float" office:value="0.000328663433885" calcext:value-type="float">
            <text:p>0.000328663433885</text:p>
          </table:table-cell>
          <table:table-cell office:value-type="float" office:value="0.0001659564" calcext:value-type="float">
            <text:p>0.0001659564</text:p>
          </table:table-cell>
          <table:table-cell table:style-name="ce6" office:value-type="float" office:value="0.0000246030576474" calcext:value-type="float">
            <text:p>2.46E-05</text:p>
          </table:table-cell>
          <table:table-cell office:value-type="float" office:value="0.0001600131" calcext:value-type="float">
            <text:p>0.0001600131</text:p>
          </table:table-cell>
          <table:table-cell table:style-name="ce6" office:value-type="float" office:value="0.0000226103150966" calcext:value-type="float">
            <text:p>2.26E-05</text:p>
          </table:table-cell>
        </table:table-row>
        <table:table-row table:style-name="ro1">
          <table:table-cell table:style-name="Default" office:value-type="float" office:value="262139" calcext:value-type="float">
            <text:p>262139</text:p>
          </table:table-cell>
          <table:table-cell table:style-name="ce10" office:value-type="float" office:value="0.002717827" calcext:value-type="float">
            <text:p>0.002717827</text:p>
          </table:table-cell>
          <table:table-cell table:style-name="ce6" office:value-type="float" office:value="0.0000559448756565" calcext:value-type="float">
            <text:p>5.59E-05</text:p>
          </table:table-cell>
          <table:table-cell table:style-name="ce11" office:value-type="float" office:value="0.001061588" calcext:value-type="float">
            <text:p>0.001061588</text:p>
          </table:table-cell>
          <table:table-cell table:style-name="ce6" office:value-type="float" office:value="0.0000335476668505" calcext:value-type="float">
            <text:p>3.35E-05</text:p>
          </table:table-cell>
          <table:table-cell table:style-name="ce11" office:value-type="float" office:value="0.001807779" calcext:value-type="float">
            <text:p>0.001807779</text:p>
          </table:table-cell>
          <table:table-cell office:value-type="float" office:value="0.000341284528101" calcext:value-type="float">
            <text:p>0.000341284528101</text:p>
          </table:table-cell>
          <table:table-cell table:style-name="ce11" office:value-type="float" office:value="0.0009707197" calcext:value-type="float">
            <text:p>0.0009707197</text:p>
          </table:table-cell>
          <table:table-cell table:style-name="ce6" office:value-type="float" office:value="0.0000116993753779" calcext:value-type="float">
            <text:p>1.17E-05</text:p>
          </table:table-cell>
          <table:table-cell office:value-type="float" office:value="0.002763339" calcext:value-type="float">
            <text:p>0.002763339</text:p>
          </table:table-cell>
          <table:table-cell table:style-name="ce6" office:value-type="float" office:value="0.0000538130232998" calcext:value-type="float">
            <text:p>5.38E-05</text:p>
          </table:table-cell>
          <table:table-cell office:value-type="float" office:value="0.001214828" calcext:value-type="float">
            <text:p>0.001214828</text:p>
          </table:table-cell>
          <table:table-cell office:value-type="float" office:value="0.000562226088971" calcext:value-type="float">
            <text:p>0.000562226088971</text:p>
          </table:table-cell>
          <table:table-cell office:value-type="float" office:value="0.002568174" calcext:value-type="float">
            <text:p>0.002568174</text:p>
          </table:table-cell>
          <table:table-cell table:style-name="ce6" office:value-type="float" office:value="0.0000283480484141" calcext:value-type="float">
            <text:p>2.83E-05</text:p>
          </table:table-cell>
          <table:table-cell office:value-type="float" office:value="0.001240706" calcext:value-type="float">
            <text:p>0.001240706</text:p>
          </table:table-cell>
          <table:table-cell table:style-name="ce6" office:value-type="float" office:value="0.0000515723910203" calcext:value-type="float">
            <text:p>5.16E-05</text:p>
          </table:table-cell>
          <table:table-cell office:value-type="float" office:value="0.002907169" calcext:value-type="float">
            <text:p>0.002907169</text:p>
          </table:table-cell>
          <table:table-cell office:value-type="float" office:value="0.000330870157764" calcext:value-type="float">
            <text:p>0.000330870157764</text:p>
          </table:table-cell>
          <table:table-cell office:value-type="float" office:value="0.001328667" calcext:value-type="float">
            <text:p>0.001328667</text:p>
          </table:table-cell>
          <table:table-cell office:value-type="float" office:value="0.000636678854788" calcext:value-type="float">
            <text:p>0.000636678854788</text:p>
          </table:table-cell>
          <table:table-cell office:value-type="float" office:value="0.002683677" calcext:value-type="float">
            <text:p>0.002683677</text:p>
          </table:table-cell>
          <table:table-cell table:style-name="ce6" office:value-type="float" office:value="0.0000306641912226" calcext:value-type="float">
            <text:p>3.07E-05</text:p>
          </table:table-cell>
          <table:table-cell office:value-type="float" office:value="0.001234418" calcext:value-type="float">
            <text:p>0.001234418</text:p>
          </table:table-cell>
          <table:table-cell table:style-name="ce6" office:value-type="float" office:value="0.0000863601313364" calcext:value-type="float">
            <text:p>8.64E-05</text:p>
          </table:table-cell>
          <table:table-cell office:value-type="float" office:value="0.1558261" calcext:value-type="float">
            <text:p>0.1558261</text:p>
          </table:table-cell>
          <table:table-cell office:value-type="float" office:value="0.00240504652069" calcext:value-type="float">
            <text:p>0.00240504652069</text:p>
          </table:table-cell>
          <table:table-cell table:style-name="ce11" office:value-type="float" office:value="0.002622534" calcext:value-type="float">
            <text:p>0.002622534</text:p>
          </table:table-cell>
          <table:table-cell office:value-type="float" office:value="0.000296575034882" calcext:value-type="float">
            <text:p>0.000296575034882</text:p>
          </table:table-cell>
          <table:table-cell table:style-name="ce11" office:value-type="float" office:value="0.005573407" calcext:value-type="float">
            <text:p>0.005573407</text:p>
          </table:table-cell>
          <table:table-cell office:value-type="float" office:value="0.0008017455725" calcext:value-type="float">
            <text:p>0.0008017455725</text:p>
          </table:table-cell>
          <table:table-cell table:style-name="ce11" office:value-type="float" office:value="0.01066263" calcext:value-type="float">
            <text:p>0.01066263</text:p>
          </table:table-cell>
          <table:table-cell table:style-name="ce6" office:value-type="float" office:value="0.0000930925113351" calcext:value-type="float">
            <text:p>9.31E-05</text:p>
          </table:table-cell>
          <table:table-cell office:value-type="float" office:value="0.0007128255" calcext:value-type="float">
            <text:p>0.0007128255</text:p>
          </table:table-cell>
          <table:table-cell table:style-name="ce6" office:value-type="float" office:value="0.0000208695642197" calcext:value-type="float">
            <text:p>2.09E-05</text:p>
          </table:table-cell>
          <table:table-cell office:value-type="float" office:value="0.0006708638" calcext:value-type="float">
            <text:p>0.0006708638</text:p>
          </table:table-cell>
          <table:table-cell table:style-name="ce6" office:value-type="float" office:value="0.000019949848553" calcext:value-type="float">
            <text:p>1.99E-05</text:p>
          </table:table-cell>
          <table:table-cell table:style-name="ce11" office:value-type="float" office:value="0.002727622" calcext:value-type="float">
            <text:p>0.002727622</text:p>
          </table:table-cell>
          <table:table-cell office:value-type="float" office:value="0.000344827791926" calcext:value-type="float">
            <text:p>0.000344827791926</text:p>
          </table:table-cell>
          <table:table-cell table:style-name="ce11" office:value-type="float" office:value="0.10254056" calcext:value-type="float">
            <text:p>0.10254056</text:p>
          </table:table-cell>
          <table:table-cell office:value-type="float" office:value="0.00489850010699" calcext:value-type="float">
            <text:p>0.00489850010699</text:p>
          </table:table-cell>
          <table:table-cell table:style-name="ce11" office:value-type="float" office:value="0.008399157" calcext:value-type="float">
            <text:p>0.008399157</text:p>
          </table:table-cell>
          <table:table-cell office:value-type="float" office:value="0.000496480025178" calcext:value-type="float">
            <text:p>0.000496480025178</text:p>
          </table:table-cell>
          <table:table-cell office:value-type="float" office:value="0.000646135" calcext:value-type="float">
            <text:p>0.000646135</text:p>
          </table:table-cell>
          <table:table-cell table:style-name="ce6" office:value-type="float" office:value="0.0000639122475795" calcext:value-type="float">
            <text:p>6.39E-05</text:p>
          </table:table-cell>
          <table:table-cell office:value-type="float" office:value="0.0005779759" calcext:value-type="float">
            <text:p>0.0005779759</text:p>
          </table:table-cell>
          <table:table-cell table:style-name="ce6" office:value-type="float" office:value="0.0000576943690598" calcext:value-type="float">
            <text:p>5.77E-05</text:p>
          </table:table-cell>
        </table:table-row>
        <table:table-row table:style-name="ro1">
          <table:table-cell table:style-name="Default" office:value-type="float" office:value="1048573" calcext:value-type="float">
            <text:p>1048573</text:p>
          </table:table-cell>
          <table:table-cell table:style-name="ce10" office:value-type="float" office:value="0.01066453" calcext:value-type="float">
            <text:p>0.01066453</text:p>
          </table:table-cell>
          <table:table-cell table:style-name="ce6" office:value-type="float" office:value="0.0000386501128358" calcext:value-type="float">
            <text:p>3.87E-05</text:p>
          </table:table-cell>
          <table:table-cell table:style-name="ce11" office:value-type="float" office:value="0.001787922" calcext:value-type="float">
            <text:p>0.001787922</text:p>
          </table:table-cell>
          <table:table-cell table:style-name="ce6" office:value-type="float" office:value="0.0000206327478646" calcext:value-type="float">
            <text:p>2.06E-05</text:p>
          </table:table-cell>
          <table:table-cell table:style-name="ce11" office:value-type="float" office:value="0.009011209" calcext:value-type="float">
            <text:p>0.009011209</text:p>
          </table:table-cell>
          <table:table-cell office:value-type="float" office:value="0.00224852490128" calcext:value-type="float">
            <text:p>0.00224852490128</text:p>
          </table:table-cell>
          <table:table-cell table:style-name="ce11" office:value-type="float" office:value="0.001750351" calcext:value-type="float">
            <text:p>0.001750351</text:p>
          </table:table-cell>
          <table:table-cell table:style-name="ce6" office:value-type="float" office:value="0.0000422315546718" calcext:value-type="float">
            <text:p>4.22E-05</text:p>
          </table:table-cell>
          <table:table-cell office:value-type="float" office:value="0.01085541" calcext:value-type="float">
            <text:p>0.01085541</text:p>
          </table:table-cell>
          <table:table-cell table:style-name="ce6" office:value-type="float" office:value="0.0000759426018634" calcext:value-type="float">
            <text:p>7.59E-05</text:p>
          </table:table-cell>
          <table:table-cell office:value-type="float" office:value="0.001802985" calcext:value-type="float">
            <text:p>0.001802985</text:p>
          </table:table-cell>
          <table:table-cell table:style-name="ce6" office:value-type="float" office:value="0.0000385430683349" calcext:value-type="float">
            <text:p>3.85E-05</text:p>
          </table:table-cell>
          <table:table-cell office:value-type="float" office:value="0.00994376" calcext:value-type="float">
            <text:p>0.00994376</text:p>
          </table:table-cell>
          <table:table-cell office:value-type="float" office:value="0.000110321883797" calcext:value-type="float">
            <text:p>0.000110321883797</text:p>
          </table:table-cell>
          <table:table-cell office:value-type="float" office:value="0.002047058" calcext:value-type="float">
            <text:p>0.002047058</text:p>
          </table:table-cell>
          <table:table-cell table:style-name="ce6" office:value-type="float" office:value="0.000012629492644" calcext:value-type="float">
            <text:p>1.26E-05</text:p>
          </table:table-cell>
          <table:table-cell office:value-type="float" office:value="0.01112724" calcext:value-type="float">
            <text:p>0.01112724</text:p>
          </table:table-cell>
          <table:table-cell table:style-name="ce6" office:value-type="float" office:value="0.0000993503587199" calcext:value-type="float">
            <text:p>9.94E-05</text:p>
          </table:table-cell>
          <table:table-cell office:value-type="float" office:value="0.0019016" calcext:value-type="float">
            <text:p>0.0019016</text:p>
          </table:table-cell>
          <table:table-cell office:value-type="float" office:value="0.000325236309064" calcext:value-type="float">
            <text:p>0.000325236309064</text:p>
          </table:table-cell>
          <table:table-cell office:value-type="float" office:value="0.01031099" calcext:value-type="float">
            <text:p>0.01031099</text:p>
          </table:table-cell>
          <table:table-cell table:style-name="ce6" office:value-type="float" office:value="0.0000959489268077" calcext:value-type="float">
            <text:p>9.59E-05</text:p>
          </table:table-cell>
          <table:table-cell office:value-type="float" office:value="0.002234638" calcext:value-type="float">
            <text:p>0.002234638</text:p>
          </table:table-cell>
          <table:table-cell office:value-type="float" office:value="0.000570991643076" calcext:value-type="float">
            <text:p>0.000570991643076</text:p>
          </table:table-cell>
          <table:table-cell office:value-type="float" office:value="0.1541148" calcext:value-type="float">
            <text:p>0.1541148</text:p>
          </table:table-cell>
          <table:table-cell office:value-type="float" office:value="0.0025777065948" calcext:value-type="float">
            <text:p>0.0025777065948</text:p>
          </table:table-cell>
          <table:table-cell table:style-name="ce11" office:value-type="float" office:value="0.01185971" calcext:value-type="float">
            <text:p>0.01185971</text:p>
          </table:table-cell>
          <table:table-cell office:value-type="float" office:value="0.000118398446405" calcext:value-type="float">
            <text:p>0.000118398446405</text:p>
          </table:table-cell>
          <table:table-cell table:style-name="ce11" office:value-type="float" office:value="0.0206028" calcext:value-type="float">
            <text:p>0.0206028</text:p>
          </table:table-cell>
          <table:table-cell office:value-type="float" office:value="0.00116639523128" calcext:value-type="float">
            <text:p>0.00116639523128</text:p>
          </table:table-cell>
          <table:table-cell table:style-name="ce11" office:value-type="float" office:value="0.02258076" calcext:value-type="float">
            <text:p>0.02258076</text:p>
          </table:table-cell>
          <table:table-cell office:value-type="float" office:value="0.00137976434477" calcext:value-type="float">
            <text:p>0.00137976434477</text:p>
          </table:table-cell>
          <table:table-cell office:value-type="float" office:value="0.003086429" calcext:value-type="float">
            <text:p>0.003086429</text:p>
          </table:table-cell>
          <table:table-cell table:style-name="ce6" office:value-type="float" office:value="0.0000747514859681" calcext:value-type="float">
            <text:p>7.48E-05</text:p>
          </table:table-cell>
          <table:table-cell office:value-type="float" office:value="0.003084199" calcext:value-type="float">
            <text:p>0.003084199</text:p>
          </table:table-cell>
          <table:table-cell table:style-name="ce6" office:value-type="float" office:value="0.0000699239886432" calcext:value-type="float">
            <text:p>6.99E-05</text:p>
          </table:table-cell>
          <table:table-cell table:style-name="ce11" office:value-type="float" office:value="0.008759209" calcext:value-type="float">
            <text:p>0.008759209</text:p>
          </table:table-cell>
          <table:table-cell office:value-type="float" office:value="0.000139890870042" calcext:value-type="float">
            <text:p>0.000139890870042</text:p>
          </table:table-cell>
          <table:table-cell table:style-name="ce11" office:value-type="float" office:value="0.1069283" calcext:value-type="float">
            <text:p>0.1069283</text:p>
          </table:table-cell>
          <table:table-cell office:value-type="float" office:value="0.000830924658973" calcext:value-type="float">
            <text:p>0.000830924658973</text:p>
          </table:table-cell>
          <table:table-cell table:style-name="ce11" office:value-type="float" office:value="0.01405026" calcext:value-type="float">
            <text:p>0.01405026</text:p>
          </table:table-cell>
          <table:table-cell office:value-type="float" office:value="0.000398335573773" calcext:value-type="float">
            <text:p>0.000398335573773</text:p>
          </table:table-cell>
          <table:table-cell office:value-type="float" office:value="0.00224487" calcext:value-type="float">
            <text:p>0.00224487</text:p>
          </table:table-cell>
          <table:table-cell table:style-name="ce6" office:value-type="float" office:value="0.0000280150649949" calcext:value-type="float">
            <text:p>2.80E-05</text:p>
          </table:table-cell>
          <table:table-cell office:value-type="float" office:value="0.002193378" calcext:value-type="float">
            <text:p>0.002193378</text:p>
          </table:table-cell>
          <table:table-cell table:style-name="ce6" office:value-type="float" office:value="0.0000343306910957" calcext:value-type="float">
            <text:p>3.43E-05</text:p>
          </table:table-cell>
        </table:table-row>
        <table:table-row table:style-name="ro1">
          <table:table-cell table:style-name="Default" office:value-type="float" office:value="4194301" calcext:value-type="float">
            <text:p>4194301</text:p>
          </table:table-cell>
          <table:table-cell table:style-name="ce10" office:value-type="float" office:value="0.08121181" calcext:value-type="float">
            <text:p>0.08121181</text:p>
          </table:table-cell>
          <table:table-cell table:style-name="Default" office:value-type="float" office:value="0.000247053599448" calcext:value-type="float">
            <text:p>0.000247053599448</text:p>
          </table:table-cell>
          <table:table-cell table:style-name="ce11" office:value-type="float" office:value="0.004725134" calcext:value-type="float">
            <text:p>0.004725134</text:p>
          </table:table-cell>
          <table:table-cell office:value-type="float" office:value="0.000231488135631" calcext:value-type="float">
            <text:p>0.000231488135631</text:p>
          </table:table-cell>
          <table:table-cell table:style-name="ce11" office:value-type="float" office:value="0.04517784" calcext:value-type="float">
            <text:p>0.04517784</text:p>
          </table:table-cell>
          <table:table-cell office:value-type="float" office:value="0.000163146070883" calcext:value-type="float">
            <text:p>0.000163146070883</text:p>
          </table:table-cell>
          <table:table-cell table:style-name="ce11" office:value-type="float" office:value="0.005561831" calcext:value-type="float">
            <text:p>0.005561831</text:p>
          </table:table-cell>
          <table:table-cell office:value-type="float" office:value="0.000553933487071" calcext:value-type="float">
            <text:p>0.000553933487071</text:p>
          </table:table-cell>
          <table:table-cell office:value-type="float" office:value="0.08175982" calcext:value-type="float">
            <text:p>0.08175982</text:p>
          </table:table-cell>
          <table:table-cell office:value-type="float" office:value="0.000373924566962" calcext:value-type="float">
            <text:p>0.000373924566962</text:p>
          </table:table-cell>
          <table:table-cell office:value-type="float" office:value="0.00467384" calcext:value-type="float">
            <text:p>0.00467384</text:p>
          </table:table-cell>
          <table:table-cell table:style-name="ce6" office:value-type="float" office:value="0.0000403009867538" calcext:value-type="float">
            <text:p>4.03E-05</text:p>
          </table:table-cell>
          <table:table-cell office:value-type="float" office:value="0.07265513" calcext:value-type="float">
            <text:p>0.07265513</text:p>
          </table:table-cell>
          <table:table-cell office:value-type="float" office:value="0.000273425220531" calcext:value-type="float">
            <text:p>0.000273425220531</text:p>
          </table:table-cell>
          <table:table-cell office:value-type="float" office:value="0.005741553" calcext:value-type="float">
            <text:p>0.005741553</text:p>
          </table:table-cell>
          <table:table-cell office:value-type="float" office:value="0.000312315795383" calcext:value-type="float">
            <text:p>0.000312315795383</text:p>
          </table:table-cell>
          <table:table-cell office:value-type="float" office:value="0.08325337" calcext:value-type="float">
            <text:p>0.08325337</text:p>
          </table:table-cell>
          <table:table-cell office:value-type="float" office:value="0.00042980043444" calcext:value-type="float">
            <text:p>0.00042980043444</text:p>
          </table:table-cell>
          <table:table-cell office:value-type="float" office:value="0.00466559" calcext:value-type="float">
            <text:p>0.00466559</text:p>
          </table:table-cell>
          <table:table-cell table:style-name="ce6" office:value-type="float" office:value="0.0000222819932282" calcext:value-type="float">
            <text:p>2.23E-05</text:p>
          </table:table-cell>
          <table:table-cell office:value-type="float" office:value="0.07463372" calcext:value-type="float">
            <text:p>0.07463372</text:p>
          </table:table-cell>
          <table:table-cell office:value-type="float" office:value="0.000218493756839" calcext:value-type="float">
            <text:p>0.000218493756839</text:p>
          </table:table-cell>
          <table:table-cell office:value-type="float" office:value="0.005675865" calcext:value-type="float">
            <text:p>0.005675865</text:p>
          </table:table-cell>
          <table:table-cell office:value-type="float" office:value="0.000133349603361" calcext:value-type="float">
            <text:p>0.000133349603361</text:p>
          </table:table-cell>
          <table:table-cell office:value-type="float" office:value="0.1586552" calcext:value-type="float">
            <text:p>0.1586552</text:p>
          </table:table-cell>
          <table:table-cell office:value-type="float" office:value="0.00166812907841" calcext:value-type="float">
            <text:p>0.00166812907841</text:p>
          </table:table-cell>
          <table:table-cell table:style-name="ce11" office:value-type="float" office:value="0.06735508" calcext:value-type="float">
            <text:p>0.06735508</text:p>
          </table:table-cell>
          <table:table-cell table:style-name="ce6" office:value-type="float" office:value="0.0000877356104061" calcext:value-type="float">
            <text:p>8.77E-05</text:p>
          </table:table-cell>
          <table:table-cell table:style-name="ce11" office:value-type="float" office:value="0.09956062" calcext:value-type="float">
            <text:p>0.09956062</text:p>
          </table:table-cell>
          <table:table-cell office:value-type="float" office:value="0.000497323547267" calcext:value-type="float">
            <text:p>0.000497323547267</text:p>
          </table:table-cell>
          <table:table-cell table:style-name="ce11" office:value-type="float" office:value="0.06782406" calcext:value-type="float">
            <text:p>0.06782406</text:p>
          </table:table-cell>
          <table:table-cell office:value-type="float" office:value="0.00124778551683" calcext:value-type="float">
            <text:p>0.00124778551683</text:p>
          </table:table-cell>
          <table:table-cell office:value-type="float" office:value="0.01336015" calcext:value-type="float">
            <text:p>0.01336015</text:p>
          </table:table-cell>
          <table:table-cell table:style-name="ce6" office:value-type="float" office:value="0.0000863587510846" calcext:value-type="float">
            <text:p>8.64E-05</text:p>
          </table:table-cell>
          <table:table-cell office:value-type="float" office:value="0.01321091" calcext:value-type="float">
            <text:p>0.01321091</text:p>
          </table:table-cell>
          <table:table-cell table:style-name="ce6" office:value-type="float" office:value="0.0000999824479041" calcext:value-type="float">
            <text:p>1.00E-04</text:p>
          </table:table-cell>
          <table:table-cell table:style-name="ce11" office:value-type="float" office:value="0.03405406" calcext:value-type="float">
            <text:p>0.03405406</text:p>
          </table:table-cell>
          <table:table-cell table:style-name="ce6" office:value-type="float" office:value="0.000079613039133" calcext:value-type="float">
            <text:p>7.96E-05</text:p>
          </table:table-cell>
          <table:table-cell table:style-name="ce11" office:value-type="float" office:value="0.1556641" calcext:value-type="float">
            <text:p>0.1556641</text:p>
          </table:table-cell>
          <table:table-cell office:value-type="float" office:value="0.00370326760968" calcext:value-type="float">
            <text:p>0.00370326760968</text:p>
          </table:table-cell>
          <table:table-cell table:style-name="ce11" office:value-type="float" office:value="0.04389346" calcext:value-type="float">
            <text:p>0.04389346</text:p>
          </table:table-cell>
          <table:table-cell office:value-type="float" office:value="0.00210283585781" calcext:value-type="float">
            <text:p>0.00210283585781</text:p>
          </table:table-cell>
          <table:table-cell office:value-type="float" office:value="0.00921791" calcext:value-type="float">
            <text:p>0.00921791</text:p>
          </table:table-cell>
          <table:table-cell table:style-name="ce6" office:value-type="float" office:value="0.0000523074107773" calcext:value-type="float">
            <text:p>5.23E-05</text:p>
          </table:table-cell>
          <table:table-cell office:value-type="float" office:value="0.009146113" calcext:value-type="float">
            <text:p>0.009146113</text:p>
          </table:table-cell>
          <table:table-cell table:style-name="ce6" office:value-type="float" office:value="0.0000608221650113" calcext:value-type="float">
            <text:p>6.08E-05</text:p>
          </table:table-cell>
        </table:table-row>
        <table:table-row table:style-name="ro1">
          <table:table-cell table:style-name="Default" office:value-type="float" office:value="16777213" calcext:value-type="float">
            <text:p>16777213</text:p>
          </table:table-cell>
          <table:table-cell table:style-name="ce10" office:value-type="float" office:value="0.3225643" calcext:value-type="float">
            <text:p>0.3225643</text:p>
          </table:table-cell>
          <table:table-cell table:style-name="Default" office:value-type="float" office:value="0.00133287117407" calcext:value-type="float">
            <text:p>0.00133287117407</text:p>
          </table:table-cell>
          <table:table-cell table:style-name="ce11" office:value-type="float" office:value="0.01300403" calcext:value-type="float">
            <text:p>0.01300403</text:p>
          </table:table-cell>
          <table:table-cell table:style-name="ce6" office:value-type="float" office:value="0.0000905510420825" calcext:value-type="float">
            <text:p>9.06E-05</text:p>
          </table:table-cell>
          <table:table-cell table:style-name="ce11" office:value-type="float" office:value="0.1805156" calcext:value-type="float">
            <text:p>0.1805156</text:p>
          </table:table-cell>
          <table:table-cell office:value-type="float" office:value="0.000557044223259" calcext:value-type="float">
            <text:p>0.000557044223259</text:p>
          </table:table-cell>
          <table:table-cell table:style-name="ce11" office:value-type="float" office:value="0.01672492" calcext:value-type="float">
            <text:p>0.01672492</text:p>
          </table:table-cell>
          <table:table-cell office:value-type="float" office:value="0.000624086044281" calcext:value-type="float">
            <text:p>0.000624086044281</text:p>
          </table:table-cell>
          <table:table-cell office:value-type="float" office:value="0.3246876" calcext:value-type="float">
            <text:p>0.3246876</text:p>
          </table:table-cell>
          <table:table-cell office:value-type="float" office:value="0.000906791927622" calcext:value-type="float">
            <text:p>0.000906791927622</text:p>
          </table:table-cell>
          <table:table-cell office:value-type="float" office:value="0.01340499" calcext:value-type="float">
            <text:p>0.01340499</text:p>
          </table:table-cell>
          <table:table-cell office:value-type="float" office:value="0.000811331237261" calcext:value-type="float">
            <text:p>0.000811331237261</text:p>
          </table:table-cell>
          <table:table-cell office:value-type="float" office:value="0.2899858" calcext:value-type="float">
            <text:p>0.2899858</text:p>
          </table:table-cell>
          <table:table-cell office:value-type="float" office:value="0.000646324273617" calcext:value-type="float">
            <text:p>0.000646324273617</text:p>
          </table:table-cell>
          <table:table-cell office:value-type="float" office:value="0.01531359" calcext:value-type="float">
            <text:p>0.01531359</text:p>
          </table:table-cell>
          <table:table-cell office:value-type="float" office:value="0.000446575815263" calcext:value-type="float">
            <text:p>0.000446575815263</text:p>
          </table:table-cell>
          <table:table-cell office:value-type="float" office:value="0.330381" calcext:value-type="float">
            <text:p>0.330381</text:p>
          </table:table-cell>
          <table:table-cell office:value-type="float" office:value="0.000638313924857" calcext:value-type="float">
            <text:p>0.000638313924857</text:p>
          </table:table-cell>
          <table:table-cell office:value-type="float" office:value="0.01336289" calcext:value-type="float">
            <text:p>0.01336289</text:p>
          </table:table-cell>
          <table:table-cell office:value-type="float" office:value="0.000510013575963" calcext:value-type="float">
            <text:p>0.000510013575963</text:p>
          </table:table-cell>
          <table:table-cell office:value-type="float" office:value="0.2972715" calcext:value-type="float">
            <text:p>0.2972715</text:p>
          </table:table-cell>
          <table:table-cell office:value-type="float" office:value="0.000821520710498" calcext:value-type="float">
            <text:p>0.000821520710498</text:p>
          </table:table-cell>
          <table:table-cell office:value-type="float" office:value="0.01558613" calcext:value-type="float">
            <text:p>0.01558613</text:p>
          </table:table-cell>
          <table:table-cell office:value-type="float" office:value="0.000641345958036" calcext:value-type="float">
            <text:p>0.000641345958036</text:p>
          </table:table-cell>
          <table:table-cell office:value-type="float" office:value="0.1620254" calcext:value-type="float">
            <text:p>0.1620254</text:p>
          </table:table-cell>
          <table:table-cell office:value-type="float" office:value="0.00306523383919" calcext:value-type="float">
            <text:p>0.00306523383919</text:p>
          </table:table-cell>
          <table:table-cell table:style-name="ce11" office:value-type="float" office:value="0.2626324" calcext:value-type="float">
            <text:p>0.2626324</text:p>
          </table:table-cell>
          <table:table-cell office:value-type="float" office:value="0.000441178270846" calcext:value-type="float">
            <text:p>0.000441178270846</text:p>
          </table:table-cell>
          <table:table-cell table:style-name="ce11" office:value-type="float" office:value="0.3865375" calcext:value-type="float">
            <text:p>0.3865375</text:p>
          </table:table-cell>
          <table:table-cell office:value-type="float" office:value="0.00133224799577" calcext:value-type="float">
            <text:p>0.00133224799577</text:p>
          </table:table-cell>
          <table:table-cell table:style-name="ce11" office:value-type="float" office:value="0.2138268" calcext:value-type="float">
            <text:p>0.2138268</text:p>
          </table:table-cell>
          <table:table-cell office:value-type="float" office:value="0.00223958908929" calcext:value-type="float">
            <text:p>0.00223958908929</text:p>
          </table:table-cell>
          <table:table-cell office:value-type="float" office:value="0.05382105" calcext:value-type="float">
            <text:p>0.05382105</text:p>
          </table:table-cell>
          <table:table-cell office:value-type="float" office:value="0.0002288299672" calcext:value-type="float">
            <text:p>0.0002288299672</text:p>
          </table:table-cell>
          <table:table-cell office:value-type="float" office:value="0.05311059" calcext:value-type="float">
            <text:p>0.05311059</text:p>
          </table:table-cell>
          <table:table-cell office:value-type="float" office:value="0.00014998037242" calcext:value-type="float">
            <text:p>0.00014998037242</text:p>
          </table:table-cell>
          <table:table-cell table:style-name="ce11" office:value-type="float" office:value="0.1327558" calcext:value-type="float">
            <text:p>0.1327558</text:p>
          </table:table-cell>
          <table:table-cell office:value-type="float" office:value="0.00067896044722" calcext:value-type="float">
            <text:p>0.00067896044722</text:p>
          </table:table-cell>
          <table:table-cell table:style-name="ce11" office:value-type="float" office:value="0.3169316" calcext:value-type="float">
            <text:p>0.3169316</text:p>
          </table:table-cell>
          <table:table-cell office:value-type="float" office:value="0.00576451652015" calcext:value-type="float">
            <text:p>0.00576451652015</text:p>
          </table:table-cell>
          <table:table-cell table:style-name="ce11" office:value-type="float" office:value="0.1313566" calcext:value-type="float">
            <text:p>0.1313566</text:p>
          </table:table-cell>
          <table:table-cell office:value-type="float" office:value="0.000982410323869" calcext:value-type="float">
            <text:p>0.000982410323869</text:p>
          </table:table-cell>
          <table:table-cell office:value-type="float" office:value="0.03711752" calcext:value-type="float">
            <text:p>0.03711752</text:p>
          </table:table-cell>
          <table:table-cell office:value-type="float" office:value="0.00010887702339" calcext:value-type="float">
            <text:p>0.00010887702339</text:p>
          </table:table-cell>
          <table:table-cell office:value-type="float" office:value="0.03688287" calcext:value-type="float">
            <text:p>0.03688287</text:p>
          </table:table-cell>
          <table:table-cell office:value-type="float" office:value="0.000116339283993" calcext:value-type="float">
            <text:p>0.000116339283993</text:p>
          </table:table-cell>
        </table:table-row>
        <table:table-row table:style-name="ro1">
          <table:table-cell table:style-name="Default" office:value-type="float" office:value="67108859" calcext:value-type="float">
            <text:p>67108859</text:p>
          </table:table-cell>
          <table:table-cell table:style-name="ce10" office:value-type="float" office:value="1.283234" calcext:value-type="float">
            <text:p>1.283234</text:p>
          </table:table-cell>
          <table:table-cell table:style-name="Default" office:value-type="float" office:value="0.0027399115963" calcext:value-type="float">
            <text:p>0.0027399115963</text:p>
          </table:table-cell>
          <table:table-cell table:style-name="ce11" office:value-type="float" office:value="0.04931995" calcext:value-type="float">
            <text:p>0.04931995</text:p>
          </table:table-cell>
          <table:table-cell office:value-type="float" office:value="0.000532599416385" calcext:value-type="float">
            <text:p>0.000532599416385</text:p>
          </table:table-cell>
          <table:table-cell table:style-name="ce11" office:value-type="float" office:value="0.7198635" calcext:value-type="float">
            <text:p>0.7198635</text:p>
          </table:table-cell>
          <table:table-cell office:value-type="float" office:value="0.0027117073445" calcext:value-type="float">
            <text:p>0.0027117073445</text:p>
          </table:table-cell>
          <table:table-cell table:style-name="ce11" office:value-type="float" office:value="0.05385011" calcext:value-type="float">
            <text:p>0.05385011</text:p>
          </table:table-cell>
          <table:table-cell office:value-type="float" office:value="0.000800483653036" calcext:value-type="float">
            <text:p>0.000800483653036</text:p>
          </table:table-cell>
          <table:table-cell office:value-type="float" office:value="1.294575" calcext:value-type="float">
            <text:p>1.294575</text:p>
          </table:table-cell>
          <table:table-cell office:value-type="float" office:value="0.00326459883532" calcext:value-type="float">
            <text:p>0.00326459883532</text:p>
          </table:table-cell>
          <table:table-cell office:value-type="float" office:value="0.05005189" calcext:value-type="float">
            <text:p>0.05005189</text:p>
          </table:table-cell>
          <table:table-cell office:value-type="float" office:value="0.000904768297472" calcext:value-type="float">
            <text:p>0.000904768297472</text:p>
          </table:table-cell>
          <table:table-cell office:value-type="float" office:value="1.154225" calcext:value-type="float">
            <text:p>1.154225</text:p>
          </table:table-cell>
          <table:table-cell office:value-type="float" office:value="0.00214192670276" calcext:value-type="float">
            <text:p>0.00214192670276</text:p>
          </table:table-cell>
          <table:table-cell office:value-type="float" office:value="0.05411512" calcext:value-type="float">
            <text:p>0.05411512</text:p>
          </table:table-cell>
          <table:table-cell office:value-type="float" office:value="0.000769065273635" calcext:value-type="float">
            <text:p>0.000769065273635</text:p>
          </table:table-cell>
          <table:table-cell office:value-type="float" office:value="1.315546" calcext:value-type="float">
            <text:p>1.315546</text:p>
          </table:table-cell>
          <table:table-cell office:value-type="float" office:value="0.00170217638465" calcext:value-type="float">
            <text:p>0.00170217638465</text:p>
          </table:table-cell>
          <table:table-cell office:value-type="float" office:value="0.04958581" calcext:value-type="float">
            <text:p>0.04958581</text:p>
          </table:table-cell>
          <table:table-cell office:value-type="float" office:value="0.000708622109684" calcext:value-type="float">
            <text:p>0.000708622109684</text:p>
          </table:table-cell>
          <table:table-cell office:value-type="float" office:value="1.184857" calcext:value-type="float">
            <text:p>1.184857</text:p>
          </table:table-cell>
          <table:table-cell office:value-type="float" office:value="0.00154968849917" calcext:value-type="float">
            <text:p>0.00154968849917</text:p>
          </table:table-cell>
          <table:table-cell office:value-type="float" office:value="0.05379728" calcext:value-type="float">
            <text:p>0.05379728</text:p>
          </table:table-cell>
          <table:table-cell office:value-type="float" office:value="0.000705688527137" calcext:value-type="float">
            <text:p>0.000705688527137</text:p>
          </table:table-cell>
          <table:table-cell office:value-type="float" office:value="0.1777187" calcext:value-type="float">
            <text:p>0.1777187</text:p>
          </table:table-cell>
          <table:table-cell office:value-type="float" office:value="0.00276517096317" calcext:value-type="float">
            <text:p>0.00276517096317</text:p>
          </table:table-cell>
          <table:table-cell table:style-name="ce11" office:value-type="float" office:value="1.028027" calcext:value-type="float">
            <text:p>1.028027</text:p>
          </table:table-cell>
          <table:table-cell office:value-type="float" office:value="0.0012752433319" calcext:value-type="float">
            <text:p>0.0012752433319</text:p>
          </table:table-cell>
          <table:table-cell table:style-name="ce11" office:value-type="float" office:value="1.528429" calcext:value-type="float">
            <text:p>1.528429</text:p>
          </table:table-cell>
          <table:table-cell office:value-type="float" office:value="0.00251156193102" calcext:value-type="float">
            <text:p>0.00251156193102</text:p>
          </table:table-cell>
          <table:table-cell table:style-name="ce11" office:value-type="float" office:value="1.488821" calcext:value-type="float">
            <text:p>1.488821</text:p>
          </table:table-cell>
          <table:table-cell office:value-type="float" office:value="0.0832049665251" calcext:value-type="float">
            <text:p>0.0832049665251</text:p>
          </table:table-cell>
          <table:table-cell office:value-type="float" office:value="0.2161967" calcext:value-type="float">
            <text:p>0.2161967</text:p>
          </table:table-cell>
          <table:table-cell office:value-type="float" office:value="0.000448091768875" calcext:value-type="float">
            <text:p>0.000448091768875</text:p>
          </table:table-cell>
          <table:table-cell office:value-type="float" office:value="0.2135563" calcext:value-type="float">
            <text:p>0.2135563</text:p>
          </table:table-cell>
          <table:table-cell office:value-type="float" office:value="0.000383326970962" calcext:value-type="float">
            <text:p>0.000383326970962</text:p>
          </table:table-cell>
          <table:table-cell table:style-name="ce11" office:value-type="float" office:value="0.5274213" calcext:value-type="float">
            <text:p>0.5274213</text:p>
          </table:table-cell>
          <table:table-cell office:value-type="float" office:value="0.00121872976223" calcext:value-type="float">
            <text:p>0.00121872976223</text:p>
          </table:table-cell>
          <table:table-cell table:style-name="ce11" office:value-type="float" office:value="0.9562838" calcext:value-type="float">
            <text:p>0.9562838</text:p>
          </table:table-cell>
          <table:table-cell office:value-type="float" office:value="0.00728179908783" calcext:value-type="float">
            <text:p>0.00728179908783</text:p>
          </table:table-cell>
          <table:table-cell table:style-name="ce11" office:value-type="float" office:value="0.465752" calcext:value-type="float">
            <text:p>0.465752</text:p>
          </table:table-cell>
          <table:table-cell office:value-type="float" office:value="0.00735394284268" calcext:value-type="float">
            <text:p>0.00735394284268</text:p>
          </table:table-cell>
          <table:table-cell office:value-type="float" office:value="0.1507982" calcext:value-type="float">
            <text:p>0.1507982</text:p>
          </table:table-cell>
          <table:table-cell office:value-type="float" office:value="0.000457745392598" calcext:value-type="float">
            <text:p>0.000457745392598</text:p>
          </table:table-cell>
          <table:table-cell office:value-type="float" office:value="0.1500303" calcext:value-type="float">
            <text:p>0.1500303</text:p>
          </table:table-cell>
          <table:table-cell office:value-type="float" office:value="0.000240137483769" calcext:value-type="float">
            <text:p>0.000240137483769</text:p>
          </table:table-cell>
        </table:table-row>
        <table:table-row table:style-name="ro1" table:number-rows-repeated="5">
          <table:table-cell table:style-name="Default" table:number-columns-repeated="4"/>
          <table:table-cell table:number-columns-repeated="4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/>
          <table:table-cell table:style-name="ce1" office:value-type="string" calcext:value-type="string">
            <text:p>CUDA</text:p>
          </table:table-cell>
          <table:table-cell table:style-name="ce1"/>
          <table:table-cell table:style-name="ce1" office:value-type="string" calcext:value-type="string">
            <text:p>CUDA streams</text:p>
          </table:table-cell>
          <table:table-cell table:style-name="ce1"/>
          <table:table-cell table:number-columns-repeated="4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pu_r</text:p>
          </table:table-cell>
          <table:table-cell office:value-type="string" calcext:value-type="string">
            <text:p>cpu_c</text:p>
          </table:table-cell>
          <table:table-cell office:value-type="string" calcext:value-type="string">
            <text:p>cuda_r</text:p>
          </table:table-cell>
          <table:table-cell table:style-name="ce2" office:value-type="string" calcext:value-type="string">
            <text:p>cuda_c</text:p>
          </table:table-cell>
          <table:table-cell table:style-name="ce2" office:value-type="string" calcext:value-type="string">
            <text:p>cuda_streams_r</text:p>
          </table:table-cell>
          <table:table-cell table:style-name="ce2" office:value-type="string" calcext:value-type="string">
            <text:p>cuda_streams_c</text:p>
          </table:table-cell>
          <table:table-cell table:number-columns-repeated="40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" office:value-type="float" office:value="0.0000045099" calcext:value-type="float">
            <text:p>4.51E-06</text:p>
          </table:table-cell>
          <table:table-cell table:style-name="ce7" office:value-type="float" office:value="0.0000021402" calcext:value-type="float">
            <text:p>2.14E-06</text:p>
          </table:table-cell>
          <table:table-cell office:value-type="float" office:value="0.10721231" calcext:value-type="float">
            <text:p>0.10721231</text:p>
          </table:table-cell>
          <table:table-cell table:style-name="ce2" office:value-type="float" office:value="0.0002904539" calcext:value-type="float">
            <text:p>0.0002904539</text:p>
          </table:table-cell>
          <table:table-cell table:style-name="ce2" office:value-type="float" office:value="0.005811984" calcext:value-type="float">
            <text:p>0.005811984</text:p>
          </table:table-cell>
          <table:table-cell table:style-name="ce2" office:value-type="float" office:value="0.006999156" calcext:value-type="float">
            <text:p>0.006999156</text:p>
          </table:table-cell>
          <table:table-cell table:number-columns-repeated="40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7" office:value-type="float" office:value="0.0000102632" calcext:value-type="float">
            <text:p>1.03E-05</text:p>
          </table:table-cell>
          <table:table-cell table:style-name="ce7" office:value-type="float" office:value="0.0000058295" calcext:value-type="float">
            <text:p>5.83E-06</text:p>
          </table:table-cell>
          <table:table-cell office:value-type="float" office:value="0.09859734" calcext:value-type="float">
            <text:p>0.09859734</text:p>
          </table:table-cell>
          <table:table-cell table:style-name="ce2" office:value-type="float" office:value="0.0002896623" calcext:value-type="float">
            <text:p>0.0002896623</text:p>
          </table:table-cell>
          <table:table-cell table:style-name="ce2" office:value-type="float" office:value="0.006013171" calcext:value-type="float">
            <text:p>0.006013171</text:p>
          </table:table-cell>
          <table:table-cell table:style-name="ce2" office:value-type="float" office:value="0.00712498" calcext:value-type="float">
            <text:p>0.00712498</text:p>
          </table:table-cell>
          <table:table-cell table:number-columns-repeated="40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style-name="ce7" office:value-type="float" office:value="0.0000402516" calcext:value-type="float">
            <text:p>4.03E-05</text:p>
          </table:table-cell>
          <table:table-cell table:style-name="ce7" office:value-type="float" office:value="0.0000198436" calcext:value-type="float">
            <text:p>1.98E-05</text:p>
          </table:table-cell>
          <table:table-cell office:value-type="float" office:value="0.10070043" calcext:value-type="float">
            <text:p>0.10070043</text:p>
          </table:table-cell>
          <table:table-cell table:style-name="ce2" office:value-type="float" office:value="0.0004274658" calcext:value-type="float">
            <text:p>0.0004274658</text:p>
          </table:table-cell>
          <table:table-cell table:style-name="ce2" office:value-type="float" office:value="0.005968405" calcext:value-type="float">
            <text:p>0.005968405</text:p>
          </table:table-cell>
          <table:table-cell table:style-name="ce2" office:value-type="float" office:value="0.007083396" calcext:value-type="float">
            <text:p>0.007083396</text:p>
          </table:table-cell>
          <table:table-cell table:number-columns-repeated="40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0151512" calcext:value-type="float">
            <text:p>0.000151512</text:p>
          </table:table-cell>
          <table:table-cell table:style-name="ce7" office:value-type="float" office:value="0.0000922756" calcext:value-type="float">
            <text:p>9.23E-05</text:p>
          </table:table-cell>
          <table:table-cell office:value-type="float" office:value="0.10153167" calcext:value-type="float">
            <text:p>0.10153167</text:p>
          </table:table-cell>
          <table:table-cell table:style-name="ce2" office:value-type="float" office:value="0.0005355316" calcext:value-type="float">
            <text:p>0.0005355316</text:p>
          </table:table-cell>
          <table:table-cell table:style-name="ce2" office:value-type="float" office:value="0.005939552" calcext:value-type="float">
            <text:p>0.005939552</text:p>
          </table:table-cell>
          <table:table-cell table:style-name="ce2" office:value-type="float" office:value="0.007110555" calcext:value-type="float">
            <text:p>0.007110555</text:p>
          </table:table-cell>
          <table:table-cell table:number-columns-repeated="40"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07415305" calcext:value-type="float">
            <text:p>0.0007415305</text:p>
          </table:table-cell>
          <table:table-cell office:value-type="float" office:value="0.0004386892" calcext:value-type="float">
            <text:p>0.0004386892</text:p>
          </table:table-cell>
          <table:table-cell office:value-type="float" office:value="0.1017254" calcext:value-type="float">
            <text:p>0.1017254</text:p>
          </table:table-cell>
          <table:table-cell table:style-name="ce2" office:value-type="float" office:value="0.001387205" calcext:value-type="float">
            <text:p>0.001387205</text:p>
          </table:table-cell>
          <table:table-cell table:style-name="ce2" office:value-type="float" office:value="0.006491472" calcext:value-type="float">
            <text:p>0.006491472</text:p>
          </table:table-cell>
          <table:table-cell table:style-name="ce2" office:value-type="float" office:value="0.0078728" calcext:value-type="float">
            <text:p>0.0078728</text:p>
          </table:table-cell>
          <table:table-cell table:number-columns-repeated="40"/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02727622" calcext:value-type="float">
            <text:p>0.002727622</text:p>
          </table:table-cell>
          <table:table-cell office:value-type="float" office:value="0.002622534" calcext:value-type="float">
            <text:p>0.002622534</text:p>
          </table:table-cell>
          <table:table-cell office:value-type="float" office:value="0.10254056" calcext:value-type="float">
            <text:p>0.10254056</text:p>
          </table:table-cell>
          <table:table-cell table:style-name="ce2" office:value-type="float" office:value="0.005573407" calcext:value-type="float">
            <text:p>0.005573407</text:p>
          </table:table-cell>
          <table:table-cell table:style-name="ce2" office:value-type="float" office:value="0.008399157" calcext:value-type="float">
            <text:p>0.008399157</text:p>
          </table:table-cell>
          <table:table-cell table:style-name="ce2" office:value-type="float" office:value="0.01066263" calcext:value-type="float">
            <text:p>0.01066263</text:p>
          </table:table-cell>
          <table:table-cell table:number-columns-repeated="40"/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008759209" calcext:value-type="float">
            <text:p>0.008759209</text:p>
          </table:table-cell>
          <table:table-cell office:value-type="float" office:value="0.01185971" calcext:value-type="float">
            <text:p>0.01185971</text:p>
          </table:table-cell>
          <table:table-cell office:value-type="float" office:value="0.1069283" calcext:value-type="float">
            <text:p>0.1069283</text:p>
          </table:table-cell>
          <table:table-cell table:style-name="ce2" office:value-type="float" office:value="0.0206028" calcext:value-type="float">
            <text:p>0.0206028</text:p>
          </table:table-cell>
          <table:table-cell table:style-name="ce2" office:value-type="float" office:value="0.01405026" calcext:value-type="float">
            <text:p>0.01405026</text:p>
          </table:table-cell>
          <table:table-cell table:style-name="ce2" office:value-type="float" office:value="0.02258076" calcext:value-type="float">
            <text:p>0.02258076</text:p>
          </table:table-cell>
          <table:table-cell table:number-columns-repeated="40"/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0.03405406" calcext:value-type="float">
            <text:p>0.03405406</text:p>
          </table:table-cell>
          <table:table-cell office:value-type="float" office:value="0.06735508" calcext:value-type="float">
            <text:p>0.06735508</text:p>
          </table:table-cell>
          <table:table-cell office:value-type="float" office:value="0.1556641" calcext:value-type="float">
            <text:p>0.1556641</text:p>
          </table:table-cell>
          <table:table-cell table:style-name="ce2" office:value-type="float" office:value="0.09956062" calcext:value-type="float">
            <text:p>0.09956062</text:p>
          </table:table-cell>
          <table:table-cell table:style-name="ce2" office:value-type="float" office:value="0.04389346" calcext:value-type="float">
            <text:p>0.04389346</text:p>
          </table:table-cell>
          <table:table-cell table:style-name="ce2" office:value-type="float" office:value="0.06782406" calcext:value-type="float">
            <text:p>0.06782406</text:p>
          </table:table-cell>
          <table:table-cell table:number-columns-repeated="40"/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0.1327558" calcext:value-type="float">
            <text:p>0.1327558</text:p>
          </table:table-cell>
          <table:table-cell office:value-type="float" office:value="0.2626324" calcext:value-type="float">
            <text:p>0.2626324</text:p>
          </table:table-cell>
          <table:table-cell office:value-type="float" office:value="0.3169316" calcext:value-type="float">
            <text:p>0.3169316</text:p>
          </table:table-cell>
          <table:table-cell table:style-name="ce2" office:value-type="float" office:value="0.3865375" calcext:value-type="float">
            <text:p>0.3865375</text:p>
          </table:table-cell>
          <table:table-cell table:style-name="ce2" office:value-type="float" office:value="0.1313566" calcext:value-type="float">
            <text:p>0.1313566</text:p>
          </table:table-cell>
          <table:table-cell table:style-name="ce2" office:value-type="float" office:value="0.2138268" calcext:value-type="float">
            <text:p>0.2138268</text:p>
          </table:table-cell>
          <table:table-cell table:number-columns-repeated="40"/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office:value-type="float" office:value="0.5274213" calcext:value-type="float">
            <text:p>0.5274213</text:p>
          </table:table-cell>
          <table:table-cell office:value-type="float" office:value="1.028027" calcext:value-type="float">
            <text:p>1.028027</text:p>
          </table:table-cell>
          <table:table-cell office:value-type="float" office:value="0.9562838" calcext:value-type="float">
            <text:p>0.9562838</text:p>
          </table:table-cell>
          <table:table-cell table:style-name="ce2" office:value-type="float" office:value="1.528429" calcext:value-type="float">
            <text:p>1.528429</text:p>
          </table:table-cell>
          <table:table-cell table:style-name="ce2" office:value-type="float" office:value="0.465752" calcext:value-type="float">
            <text:p>0.465752</text:p>
          </table:table-cell>
          <table:table-cell table:style-name="ce2" office:value-type="float" office:value="1.488821" calcext:value-type="float">
            <text:p>1.488821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product-cuda-1d-primes.dat</text:p>
          </table:table-cell>
          <table:table-cell table:style-name="Default" table:number-columns-repeated="3"/>
          <table:table-cell table:number-columns-repeated="43"/>
        </table:table-row>
        <table:table-row table:style-name="ro1" table:number-rows-repeated="2">
          <table:table-cell table:style-name="Default" table:number-columns-repeated="4"/>
          <table:table-cell table:number-columns-repeated="43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cuda_r_init</text:p>
          </table:table-cell>
          <table:table-cell office:value-type="string" calcext:value-type="string">
            <text:p>cuda_r_exec</text:p>
          </table:table-cell>
          <table:table-cell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2406218" calcext:value-type="float">
            <text:p>0.0002406218</text:p>
          </table:table-cell>
          <table:table-cell table:style-name="ce7" office:value-type="float" office:value="0.0000517082" calcext:value-type="float">
            <text:p>5.17E-05</text:p>
          </table:table-cell>
          <table:table-cell office:value-type="float" office:value="0.0008392107" calcext:value-type="float">
            <text:p>0.0008392107</text:p>
          </table:table-cell>
          <table:table-cell table:style-name="ce12" office:value-type="float" office:value="0.0000521351" calcext:value-type="float">
            <text:p>5.21E-05</text:p>
          </table:table-cell>
          <table:table-cell table:number-columns-repeated="4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2463845" calcext:value-type="float">
            <text:p>0.0002463845</text:p>
          </table:table-cell>
          <table:table-cell table:style-name="ce7" office:value-type="float" office:value="0.0000574654" calcext:value-type="float">
            <text:p>5.75E-05</text:p>
          </table:table-cell>
          <table:table-cell office:value-type="float" office:value="0.0008343218" calcext:value-type="float">
            <text:p>0.0008343218</text:p>
          </table:table-cell>
          <table:table-cell table:style-name="ce12" office:value-type="float" office:value="0.0000625332" calcext:value-type="float">
            <text:p>6.25E-05</text:p>
          </table:table-cell>
          <table:table-cell table:number-columns-repeated="42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288271" calcext:value-type="float">
            <text:p>0.000288271</text:p>
          </table:table-cell>
          <table:table-cell table:style-name="ce7" office:value-type="float" office:value="0.0000883288" calcext:value-type="float">
            <text:p>8.83E-05</text:p>
          </table:table-cell>
          <table:table-cell office:value-type="float" office:value="0.0003790024" calcext:value-type="float">
            <text:p>0.0003790024</text:p>
          </table:table-cell>
          <table:table-cell table:style-name="ce12" office:value-type="float" office:value="0.0000991325" calcext:value-type="float">
            <text:p>9.91E-05</text:p>
          </table:table-cell>
          <table:table-cell table:number-columns-repeated="42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04448826" calcext:value-type="float">
            <text:p>0.0004448826</text:p>
          </table:table-cell>
          <table:table-cell office:value-type="float" office:value="0.0001645364" calcext:value-type="float">
            <text:p>0.0001645364</text:p>
          </table:table-cell>
          <table:table-cell office:value-type="float" office:value="0.0004708059" calcext:value-type="float">
            <text:p>0.0004708059</text:p>
          </table:table-cell>
          <table:table-cell table:style-name="ce13" office:value-type="float" office:value="0.0002181708" calcext:value-type="float">
            <text:p>0.0002181708</text:p>
          </table:table-cell>
          <table:table-cell table:number-columns-repeated="42"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07456212" calcext:value-type="float">
            <text:p>0.0007456212</text:p>
          </table:table-cell>
          <table:table-cell office:value-type="float" office:value="0.0004796793" calcext:value-type="float">
            <text:p>0.0004796793</text:p>
          </table:table-cell>
          <table:table-cell office:value-type="float" office:value="0.0008339571" calcext:value-type="float">
            <text:p>0.0008339571</text:p>
          </table:table-cell>
          <table:table-cell table:style-name="ce13" office:value-type="float" office:value="0.0007818796" calcext:value-type="float">
            <text:p>0.0007818796</text:p>
          </table:table-cell>
          <table:table-cell table:number-columns-repeated="42"/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009707197" calcext:value-type="float">
            <text:p>0.0009707197</text:p>
          </table:table-cell>
          <table:table-cell office:value-type="float" office:value="0.001807779" calcext:value-type="float">
            <text:p>0.001807779</text:p>
          </table:table-cell>
          <table:table-cell office:value-type="float" office:value="0.001061588" calcext:value-type="float">
            <text:p>0.001061588</text:p>
          </table:table-cell>
          <table:table-cell table:style-name="ce13" office:value-type="float" office:value="0.002717827" calcext:value-type="float">
            <text:p>0.002717827</text:p>
          </table:table-cell>
          <table:table-cell table:number-columns-repeated="42"/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001750351" calcext:value-type="float">
            <text:p>0.001750351</text:p>
          </table:table-cell>
          <table:table-cell office:value-type="float" office:value="0.009011209" calcext:value-type="float">
            <text:p>0.009011209</text:p>
          </table:table-cell>
          <table:table-cell office:value-type="float" office:value="0.001787922" calcext:value-type="float">
            <text:p>0.001787922</text:p>
          </table:table-cell>
          <table:table-cell table:style-name="ce13" office:value-type="float" office:value="0.01066453" calcext:value-type="float">
            <text:p>0.01066453</text:p>
          </table:table-cell>
          <table:table-cell table:number-columns-repeated="42"/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0.005561831" calcext:value-type="float">
            <text:p>0.005561831</text:p>
          </table:table-cell>
          <table:table-cell office:value-type="float" office:value="0.04517784" calcext:value-type="float">
            <text:p>0.04517784</text:p>
          </table:table-cell>
          <table:table-cell office:value-type="float" office:value="0.004725134" calcext:value-type="float">
            <text:p>0.004725134</text:p>
          </table:table-cell>
          <table:table-cell table:style-name="ce13" office:value-type="float" office:value="0.08121181" calcext:value-type="float">
            <text:p>0.08121181</text:p>
          </table:table-cell>
          <table:table-cell table:number-columns-repeated="42"/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0.01672492" calcext:value-type="float">
            <text:p>0.01672492</text:p>
          </table:table-cell>
          <table:table-cell office:value-type="float" office:value="0.1805156" calcext:value-type="float">
            <text:p>0.1805156</text:p>
          </table:table-cell>
          <table:table-cell office:value-type="float" office:value="0.01300403" calcext:value-type="float">
            <text:p>0.01300403</text:p>
          </table:table-cell>
          <table:table-cell table:style-name="ce13" office:value-type="float" office:value="0.3225643" calcext:value-type="float">
            <text:p>0.3225643</text:p>
          </table:table-cell>
          <table:table-cell table:number-columns-repeated="42"/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office:value-type="float" office:value="0.05385011" calcext:value-type="float">
            <text:p>0.05385011</text:p>
          </table:table-cell>
          <table:table-cell office:value-type="float" office:value="0.7198635" calcext:value-type="float">
            <text:p>0.7198635</text:p>
          </table:table-cell>
          <table:table-cell office:value-type="float" office:value="0.04931995" calcext:value-type="float">
            <text:p>0.04931995</text:p>
          </table:table-cell>
          <table:table-cell table:style-name="ce13" office:value-type="float" office:value="1.283234" calcext:value-type="float">
            <text:p>1.283234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1d-primes.dat</text:p>
          </table:table-cell>
          <table:table-cell table:style-name="Default" table:number-columns-repeated="3"/>
          <table:table-cell table:number-columns-repeated="43"/>
        </table:table-row>
      </table:table>
      <table:table table:name="CUDA 2D POW2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6" office:value-type="float" office:value="0.0000434889" calcext:value-type="float">
            <text:p>4.35E-05</text:p>
          </table:table-cell>
          <table:table-cell table:style-name="ce6" office:value-type="float" office:value="0.00000428012319267" calcext:value-type="float">
            <text:p>4.28E-06</text:p>
          </table:table-cell>
          <table:table-cell office:value-type="float" office:value="0.0003794055" calcext:value-type="float">
            <text:p>0.0003794055</text:p>
          </table:table-cell>
          <table:table-cell office:value-type="float" office:value="0.000321614274602" calcext:value-type="float">
            <text:p>0.000321614274602</text:p>
          </table:table-cell>
          <table:table-cell table:style-name="ce6" office:value-type="float" office:value="0.0000601555" calcext:value-type="float">
            <text:p>6.02E-05</text:p>
          </table:table-cell>
          <table:table-cell table:style-name="ce6" office:value-type="float" office:value="0.00000336731242157" calcext:value-type="float">
            <text:p>3.37E-06</text:p>
          </table:table-cell>
          <table:table-cell office:value-type="float" office:value="0.0001970379" calcext:value-type="float">
            <text:p>0.0001970379</text:p>
          </table:table-cell>
          <table:table-cell table:style-name="ce6" office:value-type="float" office:value="0.0000137573034216" calcext:value-type="float">
            <text:p>1.38E-05</text:p>
          </table:table-cell>
          <table:table-cell table:style-name="ce11" office:value-type="float" office:value="0.002508109" calcext:value-type="float">
            <text:p>0.002508109</text:p>
          </table:table-cell>
          <table:table-cell table:style-name="ce6" office:value-type="float" office:value="0.0000133795760189" calcext:value-type="float">
            <text:p>1.34E-05</text:p>
          </table:table-cell>
          <table:table-cell table:style-name="ce11" office:value-type="float" office:value="0.0004737659" calcext:value-type="float">
            <text:p>0.0004737659</text:p>
          </table:table-cell>
          <table:table-cell table:style-name="ce6" office:value-type="float" office:value="0.0000145447575928" calcext:value-type="float">
            <text:p>1.45E-05</text:p>
          </table:table-cell>
          <table:table-cell table:style-name="ce11" office:value-type="float" office:value="0.001455133" calcext:value-type="float">
            <text:p>0.001455133</text:p>
          </table:table-cell>
          <table:table-cell table:style-name="ce6" office:value-type="float" office:value="0.000017637339211" calcext:value-type="float">
            <text:p>1.76E-05</text:p>
          </table:table-cell>
          <table:table-cell table:style-name="ce11" office:value-type="float" office:value="0.0005121035" calcext:value-type="float">
            <text:p>0.0005121035</text:p>
          </table:table-cell>
          <table:table-cell table:style-name="ce6" office:value-type="float" office:value="0.0000219675429276" calcext:value-type="float">
            <text:p>2.20E-05</text:p>
          </table:table-cell>
          <table:table-cell office:value-type="float" office:value="0.002543177" calcext:value-type="float">
            <text:p>0.002543177</text:p>
          </table:table-cell>
          <table:table-cell table:style-name="ce6" office:value-type="float" office:value="0.0000217753326547" calcext:value-type="float">
            <text:p>2.18E-05</text:p>
          </table:table-cell>
          <table:table-cell office:value-type="float" office:value="0.0004811746" calcext:value-type="float">
            <text:p>0.0004811746</text:p>
          </table:table-cell>
          <table:table-cell table:style-name="ce6" office:value-type="float" office:value="0.0000210648629724" calcext:value-type="float">
            <text:p>2.11E-05</text:p>
          </table:table-cell>
          <table:table-cell office:value-type="float" office:value="0.002440613" calcext:value-type="float">
            <text:p>0.002440613</text:p>
          </table:table-cell>
          <table:table-cell table:style-name="ce6" office:value-type="float" office:value="0.0000266208122633" calcext:value-type="float">
            <text:p>2.66E-05</text:p>
          </table:table-cell>
          <table:table-cell office:value-type="float" office:value="0.0006664803" calcext:value-type="float">
            <text:p>0.0006664803</text:p>
          </table:table-cell>
          <table:table-cell table:style-name="ce6" office:value-type="float" office:value="0.0000168524695061" calcext:value-type="float">
            <text:p>1.69E-05</text:p>
          </table:table-cell>
          <table:table-cell office:value-type="float" office:value="0.1574871" calcext:value-type="float">
            <text:p>0.1574871</text:p>
          </table:table-cell>
          <table:table-cell office:value-type="float" office:value="0.00363041425399" calcext:value-type="float">
            <text:p>0.00363041425399</text:p>
          </table:table-cell>
          <table:table-cell table:style-name="ce6" office:value-type="float" office:value="0.0000033057" calcext:value-type="float">
            <text:p>3.31E-06</text:p>
          </table:table-cell>
          <table:table-cell table:style-name="ce6" office:value-type="float" office:value="0.00000023168899173" calcext:value-type="float">
            <text:p>2.32E-07</text:p>
          </table:table-cell>
          <table:table-cell office:value-type="float" office:value="0.0002700118" calcext:value-type="float">
            <text:p>0.0002700118</text:p>
          </table:table-cell>
          <table:table-cell table:style-name="ce6" office:value-type="float" office:value="0.0000102812642629" calcext:value-type="float">
            <text:p>1.03E-05</text:p>
          </table:table-cell>
          <table:table-cell office:value-type="float" office:value="0.006977511" calcext:value-type="float">
            <text:p>0.006977511</text:p>
          </table:table-cell>
          <table:table-cell office:value-type="float" office:value="0.00034899013913" calcext:value-type="float">
            <text:p>0.00034899013913</text:p>
          </table:table-cell>
          <table:table-cell table:style-name="ce6" office:value-type="float" office:value="0.0000010157" calcext:value-type="float">
            <text:p>1.02E-06</text:p>
          </table:table-cell>
          <table:table-cell table:style-name="ce6" office:value-type="float" office:value="0.0000000258545074514" calcext:value-type="float">
            <text:p>2.59E-08</text:p>
          </table:table-cell>
          <table:table-cell table:style-name="ce6" office:value-type="float" office:value="0.0000009382" calcext:value-type="float">
            <text:p>9.38E-07</text:p>
          </table:table-cell>
          <table:table-cell table:style-name="ce6" office:value-type="float" office:value="0.000000179889966368" calcext:value-type="float">
            <text:p>1.80E-07</text:p>
          </table:table-cell>
          <table:table-cell table:style-name="ce6" office:value-type="float" office:value="0.000004683" calcext:value-type="float">
            <text:p>4.68E-06</text:p>
          </table:table-cell>
          <table:table-cell table:style-name="ce6" office:value-type="float" office:value="0.000000589034049195" calcext:value-type="float">
            <text:p>5.89E-07</text:p>
          </table:table-cell>
          <table:table-cell office:value-type="float" office:value="0.10388448" calcext:value-type="float">
            <text:p>0.10388448</text:p>
          </table:table-cell>
          <table:table-cell office:value-type="float" office:value="0.0178203372255" calcext:value-type="float">
            <text:p>0.0178203372255</text:p>
          </table:table-cell>
          <table:table-cell office:value-type="float" office:value="0.009056653" calcext:value-type="float">
            <text:p>0.009056653</text:p>
          </table:table-cell>
          <table:table-cell office:value-type="float" office:value="0.00982993725904" calcext:value-type="float">
            <text:p>0.00982993725904</text:p>
          </table:table-cell>
          <table:table-cell table:style-name="ce6" office:value-type="float" office:value="0.0000009975" calcext:value-type="float">
            <text:p>9.98E-07</text:p>
          </table:table-cell>
          <table:table-cell table:style-name="ce6" office:value-type="float" office:value="0.000000153602119488" calcext:value-type="float">
            <text:p>1.54E-07</text:p>
          </table:table-cell>
          <table:table-cell table:style-name="ce6" office:value-type="float" office:value="0.0000010234" calcext:value-type="float">
            <text:p>1.02E-06</text:p>
          </table:table-cell>
          <table:table-cell table:style-name="ce6" office:value-type="float" office:value="0.000000166389235763" calcext:value-type="float">
            <text:p>1.66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6" office:value-type="float" office:value="0.0000489416" calcext:value-type="float">
            <text:p>4.89E-05</text:p>
          </table:table-cell>
          <table:table-cell table:style-name="ce6" office:value-type="float" office:value="0.000000860844443297" calcext:value-type="float">
            <text:p>8.61E-07</text:p>
          </table:table-cell>
          <table:table-cell office:value-type="float" office:value="0.0002882713" calcext:value-type="float">
            <text:p>0.0002882713</text:p>
          </table:table-cell>
          <table:table-cell table:style-name="ce6" office:value-type="float" office:value="0.0000162732495495" calcext:value-type="float">
            <text:p>1.63E-05</text:p>
          </table:table-cell>
          <table:table-cell table:style-name="ce6" office:value-type="float" office:value="0.0000621831" calcext:value-type="float">
            <text:p>6.22E-05</text:p>
          </table:table-cell>
          <table:table-cell table:style-name="ce6" office:value-type="float" office:value="0.0000027727433447" calcext:value-type="float">
            <text:p>2.77E-06</text:p>
          </table:table-cell>
          <table:table-cell office:value-type="float" office:value="0.0001954013" calcext:value-type="float">
            <text:p>0.0001954013</text:p>
          </table:table-cell>
          <table:table-cell table:style-name="ce6" office:value-type="float" office:value="0.0000115110468783" calcext:value-type="float">
            <text:p>1.15E-05</text:p>
          </table:table-cell>
          <table:table-cell table:style-name="ce11" office:value-type="float" office:value="0.009828499" calcext:value-type="float">
            <text:p>0.009828499</text:p>
          </table:table-cell>
          <table:table-cell table:style-name="ce6" office:value-type="float" office:value="0.0000577288703914" calcext:value-type="float">
            <text:p>5.77E-05</text:p>
          </table:table-cell>
          <table:table-cell table:style-name="ce11" office:value-type="float" office:value="0.0005449886" calcext:value-type="float">
            <text:p>0.0005449886</text:p>
          </table:table-cell>
          <table:table-cell table:style-name="ce6" office:value-type="float" office:value="0.0000519489600734" calcext:value-type="float">
            <text:p>5.19E-05</text:p>
          </table:table-cell>
          <table:table-cell table:style-name="ce11" office:value-type="float" office:value="0.0055068" calcext:value-type="float">
            <text:p>0.0055068</text:p>
          </table:table-cell>
          <table:table-cell table:style-name="ce6" office:value-type="float" office:value="0.0000462694521256" calcext:value-type="float">
            <text:p>4.63E-05</text:p>
          </table:table-cell>
          <table:table-cell table:style-name="ce11" office:value-type="float" office:value="0.0005390795" calcext:value-type="float">
            <text:p>0.0005390795</text:p>
          </table:table-cell>
          <table:table-cell table:style-name="ce6" office:value-type="float" office:value="0.0000310904900224" calcext:value-type="float">
            <text:p>3.11E-05</text:p>
          </table:table-cell>
          <table:table-cell office:value-type="float" office:value="0.010039116" calcext:value-type="float">
            <text:p>0.010039116</text:p>
          </table:table-cell>
          <table:table-cell table:style-name="ce6" office:value-type="float" office:value="0.000076145867357" calcext:value-type="float">
            <text:p>7.61E-05</text:p>
          </table:table-cell>
          <table:table-cell office:value-type="float" office:value="0.0005407932" calcext:value-type="float">
            <text:p>0.0005407932</text:p>
          </table:table-cell>
          <table:table-cell table:style-name="ce6" office:value-type="float" office:value="0.0000207633954502" calcext:value-type="float">
            <text:p>2.08E-05</text:p>
          </table:table-cell>
          <table:table-cell office:value-type="float" office:value="0.009472185" calcext:value-type="float">
            <text:p>0.009472185</text:p>
          </table:table-cell>
          <table:table-cell office:value-type="float" office:value="0.00010694098427" calcext:value-type="float">
            <text:p>0.00010694098427</text:p>
          </table:table-cell>
          <table:table-cell office:value-type="float" office:value="0.0007471879" calcext:value-type="float">
            <text:p>0.0007471879</text:p>
          </table:table-cell>
          <table:table-cell table:style-name="ce6" office:value-type="float" office:value="0.0000099610384047" calcext:value-type="float">
            <text:p>9.96E-06</text:p>
          </table:table-cell>
          <table:table-cell office:value-type="float" office:value="0.1555172" calcext:value-type="float">
            <text:p>0.1555172</text:p>
          </table:table-cell>
          <table:table-cell office:value-type="float" office:value="0.00239406436375" calcext:value-type="float">
            <text:p>0.00239406436375</text:p>
          </table:table-cell>
          <table:table-cell table:style-name="ce6" office:value-type="float" office:value="0.0000055989" calcext:value-type="float">
            <text:p>5.60E-06</text:p>
          </table:table-cell>
          <table:table-cell table:style-name="ce6" office:value-type="float" office:value="0.000000157934902201" calcext:value-type="float">
            <text:p>1.58E-07</text:p>
          </table:table-cell>
          <table:table-cell office:value-type="float" office:value="0.0002747791" calcext:value-type="float">
            <text:p>0.0002747791</text:p>
          </table:table-cell>
          <table:table-cell table:style-name="ce6" office:value-type="float" office:value="0.00000758303116541" calcext:value-type="float">
            <text:p>7.58E-06</text:p>
          </table:table-cell>
          <table:table-cell office:value-type="float" office:value="0.007088606" calcext:value-type="float">
            <text:p>0.007088606</text:p>
          </table:table-cell>
          <table:table-cell office:value-type="float" office:value="0.000288504810058" calcext:value-type="float">
            <text:p>0.000288504810058</text:p>
          </table:table-cell>
          <table:table-cell table:style-name="ce6" office:value-type="float" office:value="0.000001934" calcext:value-type="float">
            <text:p>1.93E-06</text:p>
          </table:table-cell>
          <table:table-cell table:style-name="ce6" office:value-type="float" office:value="0.00000000471404520791" calcext:value-type="float">
            <text:p>4.71E-09</text:p>
          </table:table-cell>
          <table:table-cell table:style-name="ce6" office:value-type="float" office:value="0.0000016704" calcext:value-type="float">
            <text:p>1.67E-06</text:p>
          </table:table-cell>
          <table:table-cell table:style-name="ce6" office:value-type="float" office:value="0.00000000904556367631" calcext:value-type="float">
            <text:p>9.05E-09</text:p>
          </table:table-cell>
          <table:table-cell table:style-name="ce6" office:value-type="float" office:value="0.0000080813" calcext:value-type="float">
            <text:p>8.08E-06</text:p>
          </table:table-cell>
          <table:table-cell table:style-name="ce6" office:value-type="float" office:value="0.000000691356163236" calcext:value-type="float">
            <text:p>6.91E-07</text:p>
          </table:table-cell>
          <table:table-cell office:value-type="float" office:value="0.09606198" calcext:value-type="float">
            <text:p>0.09606198</text:p>
          </table:table-cell>
          <table:table-cell office:value-type="float" office:value="0.000515294017043" calcext:value-type="float">
            <text:p>0.000515294017043</text:p>
          </table:table-cell>
          <table:table-cell office:value-type="float" office:value="0.005933283" calcext:value-type="float">
            <text:p>0.005933283</text:p>
          </table:table-cell>
          <table:table-cell office:value-type="float" office:value="0.000286711232739" calcext:value-type="float">
            <text:p>0.000286711232739</text:p>
          </table:table-cell>
          <table:table-cell table:style-name="ce6" office:value-type="float" office:value="0.0000017333" calcext:value-type="float">
            <text:p>1.73E-06</text:p>
          </table:table-cell>
          <table:table-cell table:style-name="ce6" office:value-type="float" office:value="0.000000177250638613" calcext:value-type="float">
            <text:p>1.77E-07</text:p>
          </table:table-cell>
          <table:table-cell table:style-name="ce6" office:value-type="float" office:value="0.0000017224" calcext:value-type="float">
            <text:p>1.72E-06</text:p>
          </table:table-cell>
          <table:table-cell table:style-name="ce6" office:value-type="float" office:value="0.000000179575548942" calcext:value-type="float">
            <text:p>1.80E-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6" office:value-type="float" office:value="0.000058729" calcext:value-type="float">
            <text:p>5.87E-05</text:p>
          </table:table-cell>
          <table:table-cell table:style-name="ce6" office:value-type="float" office:value="0.00000449076298887" calcext:value-type="float">
            <text:p>4.49E-06</text:p>
          </table:table-cell>
          <table:table-cell office:value-type="float" office:value="0.0002963399" calcext:value-type="float">
            <text:p>0.0002963399</text:p>
          </table:table-cell>
          <table:table-cell table:style-name="ce6" office:value-type="float" office:value="0.000041514643217" calcext:value-type="float">
            <text:p>4.15E-05</text:p>
          </table:table-cell>
          <table:table-cell table:style-name="ce6" office:value-type="float" office:value="0.0000685771" calcext:value-type="float">
            <text:p>6.86E-05</text:p>
          </table:table-cell>
          <table:table-cell table:style-name="ce6" office:value-type="float" office:value="0.00000230534236792" calcext:value-type="float">
            <text:p>2.31E-06</text:p>
          </table:table-cell>
          <table:table-cell office:value-type="float" office:value="0.0001950617" calcext:value-type="float">
            <text:p>0.0001950617</text:p>
          </table:table-cell>
          <table:table-cell table:style-name="ce6" office:value-type="float" office:value="0.00000784001798538" calcext:value-type="float">
            <text:p>7.84E-06</text:p>
          </table:table-cell>
          <table:table-cell table:style-name="ce11" office:value-type="float" office:value="0.0767368" calcext:value-type="float">
            <text:p>0.0767368</text:p>
          </table:table-cell>
          <table:table-cell office:value-type="float" office:value="0.000400507614021" calcext:value-type="float">
            <text:p>0.000400507614021</text:p>
          </table:table-cell>
          <table:table-cell table:style-name="ce11" office:value-type="float" office:value="0.0006911638" calcext:value-type="float">
            <text:p>0.0006911638</text:p>
          </table:table-cell>
          <table:table-cell table:style-name="ce6" office:value-type="float" office:value="0.00002267283095" calcext:value-type="float">
            <text:p>2.27E-05</text:p>
          </table:table-cell>
          <table:table-cell table:style-name="ce11" office:value-type="float" office:value="0.04138521" calcext:value-type="float">
            <text:p>0.04138521</text:p>
          </table:table-cell>
          <table:table-cell office:value-type="float" office:value="0.00016831841155" calcext:value-type="float">
            <text:p>0.00016831841155</text:p>
          </table:table-cell>
          <table:table-cell table:style-name="ce11" office:value-type="float" office:value="0.000619595" calcext:value-type="float">
            <text:p>0.000619595</text:p>
          </table:table-cell>
          <table:table-cell table:style-name="ce6" office:value-type="float" office:value="0.0000232330205479" calcext:value-type="float">
            <text:p>2.32E-05</text:p>
          </table:table-cell>
          <table:table-cell office:value-type="float" office:value="0.07782762" calcext:value-type="float">
            <text:p>0.07782762</text:p>
          </table:table-cell>
          <table:table-cell office:value-type="float" office:value="0.000130019791656" calcext:value-type="float">
            <text:p>0.000130019791656</text:p>
          </table:table-cell>
          <table:table-cell office:value-type="float" office:value="0.0006880163" calcext:value-type="float">
            <text:p>0.0006880163</text:p>
          </table:table-cell>
          <table:table-cell table:style-name="ce6" office:value-type="float" office:value="0.000015526878602" calcext:value-type="float">
            <text:p>1.55E-05</text:p>
          </table:table-cell>
          <table:table-cell office:value-type="float" office:value="0.0697731" calcext:value-type="float">
            <text:p>0.0697731</text:p>
          </table:table-cell>
          <table:table-cell office:value-type="float" office:value="0.000501840826912" calcext:value-type="float">
            <text:p>0.000501840826912</text:p>
          </table:table-cell>
          <table:table-cell office:value-type="float" office:value="0.001260348" calcext:value-type="float">
            <text:p>0.001260348</text:p>
          </table:table-cell>
          <table:table-cell office:value-type="float" office:value="0.000335066668152" calcext:value-type="float">
            <text:p>0.000335066668152</text:p>
          </table:table-cell>
          <table:table-cell office:value-type="float" office:value="0.1559582" calcext:value-type="float">
            <text:p>0.1559582</text:p>
          </table:table-cell>
          <table:table-cell office:value-type="float" office:value="0.00236842539347" calcext:value-type="float">
            <text:p>0.00236842539347</text:p>
          </table:table-cell>
          <table:table-cell table:style-name="ce6" office:value-type="float" office:value="0.0000106577" calcext:value-type="float">
            <text:p>1.07E-05</text:p>
          </table:table-cell>
          <table:table-cell table:style-name="ce6" office:value-type="float" office:value="0.00000113814693935" calcext:value-type="float">
            <text:p>1.14E-06</text:p>
          </table:table-cell>
          <table:table-cell office:value-type="float" office:value="0.0002903477" calcext:value-type="float">
            <text:p>0.0002903477</text:p>
          </table:table-cell>
          <table:table-cell table:style-name="ce6" office:value-type="float" office:value="0.00000773626387074" calcext:value-type="float">
            <text:p>7.74E-06</text:p>
          </table:table-cell>
          <table:table-cell office:value-type="float" office:value="0.006612774" calcext:value-type="float">
            <text:p>0.006612774</text:p>
          </table:table-cell>
          <table:table-cell office:value-type="float" office:value="0.000354009554397" calcext:value-type="float">
            <text:p>0.000354009554397</text:p>
          </table:table-cell>
          <table:table-cell table:style-name="ce6" office:value-type="float" office:value="0.0000037936" calcext:value-type="float">
            <text:p>3.79E-06</text:p>
          </table:table-cell>
          <table:table-cell table:style-name="ce6" office:value-type="float" office:value="0.0000000344970208053" calcext:value-type="float">
            <text:p>3.45E-08</text:p>
          </table:table-cell>
          <table:table-cell table:style-name="ce6" office:value-type="float" office:value="0.0000032695" calcext:value-type="float">
            <text:p>3.27E-06</text:p>
          </table:table-cell>
          <table:table-cell table:style-name="ce6" office:value-type="float" office:value="0.0000000219203102168" calcext:value-type="float">
            <text:p>2.19E-08</text:p>
          </table:table-cell>
          <table:table-cell table:style-name="ce6" office:value-type="float" office:value="0.0000236562" calcext:value-type="float">
            <text:p>2.37E-05</text:p>
          </table:table-cell>
          <table:table-cell table:style-name="ce6" office:value-type="float" office:value="0.0000043745119296" calcext:value-type="float">
            <text:p>4.37E-06</text:p>
          </table:table-cell>
          <table:table-cell office:value-type="float" office:value="0.09751738" calcext:value-type="float">
            <text:p>0.09751738</text:p>
          </table:table-cell>
          <table:table-cell office:value-type="float" office:value="0.00100866112006" calcext:value-type="float">
            <text:p>0.00100866112006</text:p>
          </table:table-cell>
          <table:table-cell office:value-type="float" office:value="0.005615977" calcext:value-type="float">
            <text:p>0.005615977</text:p>
          </table:table-cell>
          <table:table-cell table:style-name="ce6" office:value-type="float" office:value="0.0000989195308263" calcext:value-type="float">
            <text:p>9.89E-05</text:p>
          </table:table-cell>
          <table:table-cell table:style-name="ce6" office:value-type="float" office:value="0.000006159" calcext:value-type="float">
            <text:p>6.16E-06</text:p>
          </table:table-cell>
          <table:table-cell table:style-name="ce6" office:value-type="float" office:value="0.00000458947983012" calcext:value-type="float">
            <text:p>4.59E-06</text:p>
          </table:table-cell>
          <table:table-cell table:style-name="ce6" office:value-type="float" office:value="0.0000045807" calcext:value-type="float">
            <text:p>4.58E-06</text:p>
          </table:table-cell>
          <table:table-cell table:style-name="ce6" office:value-type="float" office:value="0.0000010023696424" calcext:value-type="float">
            <text:p>1.00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6" office:value-type="float" office:value="0.0000878558" calcext:value-type="float">
            <text:p>8.79E-05</text:p>
          </table:table-cell>
          <table:table-cell table:style-name="ce6" office:value-type="float" office:value="0.00000956044289769" calcext:value-type="float">
            <text:p>9.56E-06</text:p>
          </table:table-cell>
          <table:table-cell office:value-type="float" office:value="0.0002807925" calcext:value-type="float">
            <text:p>0.0002807925</text:p>
          </table:table-cell>
          <table:table-cell table:style-name="ce6" office:value-type="float" office:value="0.0000112896886705" calcext:value-type="float">
            <text:p>1.13E-05</text:p>
          </table:table-cell>
          <table:table-cell table:style-name="ce6" office:value-type="float" office:value="0.0000790079" calcext:value-type="float">
            <text:p>7.90E-05</text:p>
          </table:table-cell>
          <table:table-cell table:style-name="ce6" office:value-type="float" office:value="0.00000147694455248" calcext:value-type="float">
            <text:p>1.48E-06</text:p>
          </table:table-cell>
          <table:table-cell office:value-type="float" office:value="0.000193914" calcext:value-type="float">
            <text:p>0.000193914</text:p>
          </table:table-cell>
          <table:table-cell table:style-name="ce6" office:value-type="float" office:value="0.0000072271440033" calcext:value-type="float">
            <text:p>7.23E-06</text:p>
          </table:table-cell>
          <table:table-cell table:style-name="ce11" office:value-type="float" office:value="0.3063584" calcext:value-type="float">
            <text:p>0.3063584</text:p>
          </table:table-cell>
          <table:table-cell office:value-type="float" office:value="0.00197300944414" calcext:value-type="float">
            <text:p>0.00197300944414</text:p>
          </table:table-cell>
          <table:table-cell table:style-name="ce11" office:value-type="float" office:value="0.001125501" calcext:value-type="float">
            <text:p>0.001125501</text:p>
          </table:table-cell>
          <table:table-cell table:style-name="ce6" office:value-type="float" office:value="0.0000100984074102" calcext:value-type="float">
            <text:p>1.01E-05</text:p>
          </table:table-cell>
          <table:table-cell table:style-name="ce11" office:value-type="float" office:value="0.1646336" calcext:value-type="float">
            <text:p>0.1646336</text:p>
          </table:table-cell>
          <table:table-cell office:value-type="float" office:value="0.000611563787897" calcext:value-type="float">
            <text:p>0.000611563787897</text:p>
          </table:table-cell>
          <table:table-cell table:style-name="ce11" office:value-type="float" office:value="0.0008683178" calcext:value-type="float">
            <text:p>0.0008683178</text:p>
          </table:table-cell>
          <table:table-cell table:style-name="ce6" office:value-type="float" office:value="0.0000325084636391" calcext:value-type="float">
            <text:p>3.25E-05</text:p>
          </table:table-cell>
          <table:table-cell office:value-type="float" office:value="0.3118607" calcext:value-type="float">
            <text:p>0.3118607</text:p>
          </table:table-cell>
          <table:table-cell office:value-type="float" office:value="0.00082655551" calcext:value-type="float">
            <text:p>0.00082655551</text:p>
          </table:table-cell>
          <table:table-cell office:value-type="float" office:value="0.001301379" calcext:value-type="float">
            <text:p>0.001301379</text:p>
          </table:table-cell>
          <table:table-cell office:value-type="float" office:value="0.000498134912949" calcext:value-type="float">
            <text:p>0.000498134912949</text:p>
          </table:table-cell>
          <table:table-cell office:value-type="float" office:value="0.279623" calcext:value-type="float">
            <text:p>0.279623</text:p>
          </table:table-cell>
          <table:table-cell office:value-type="float" office:value="0.000696687081041" calcext:value-type="float">
            <text:p>0.000696687081041</text:p>
          </table:table-cell>
          <table:table-cell office:value-type="float" office:value="0.00264413" calcext:value-type="float">
            <text:p>0.00264413</text:p>
          </table:table-cell>
          <table:table-cell office:value-type="float" office:value="0.000296925581997" calcext:value-type="float">
            <text:p>0.000296925581997</text:p>
          </table:table-cell>
          <table:table-cell office:value-type="float" office:value="0.1562981" calcext:value-type="float">
            <text:p>0.1562981</text:p>
          </table:table-cell>
          <table:table-cell office:value-type="float" office:value="0.00291463885508" calcext:value-type="float">
            <text:p>0.00291463885508</text:p>
          </table:table-cell>
          <table:table-cell table:style-name="ce6" office:value-type="float" office:value="0.000022134" calcext:value-type="float">
            <text:p>2.21E-05</text:p>
          </table:table-cell>
          <table:table-cell table:style-name="ce6" office:value-type="float" office:value="0.00000506629560045" calcext:value-type="float">
            <text:p>5.07E-06</text:p>
          </table:table-cell>
          <table:table-cell office:value-type="float" office:value="0.0003262992" calcext:value-type="float">
            <text:p>0.0003262992</text:p>
          </table:table-cell>
          <table:table-cell table:style-name="ce6" office:value-type="float" office:value="0.0000147689447663" calcext:value-type="float">
            <text:p>1.48E-05</text:p>
          </table:table-cell>
          <table:table-cell office:value-type="float" office:value="0.00689001" calcext:value-type="float">
            <text:p>0.00689001</text:p>
          </table:table-cell>
          <table:table-cell office:value-type="float" office:value="0.000579837527991" calcext:value-type="float">
            <text:p>0.000579837527991</text:p>
          </table:table-cell>
          <table:table-cell table:style-name="ce6" office:value-type="float" office:value="0.0000074763" calcext:value-type="float">
            <text:p>7.48E-06</text:p>
          </table:table-cell>
          <table:table-cell table:style-name="ce6" office:value-type="float" office:value="0.0000000444223417263" calcext:value-type="float">
            <text:p>4.44E-08</text:p>
          </table:table-cell>
          <table:table-cell table:style-name="ce6" office:value-type="float" office:value="0.0000064447" calcext:value-type="float">
            <text:p>6.44E-06</text:p>
          </table:table-cell>
          <table:table-cell table:style-name="ce6" office:value-type="float" office:value="0.0000000385113258954" calcext:value-type="float">
            <text:p>3.85E-08</text:p>
          </table:table-cell>
          <table:table-cell table:style-name="ce6" office:value-type="float" office:value="0.000043828" calcext:value-type="float">
            <text:p>4.38E-05</text:p>
          </table:table-cell>
          <table:table-cell table:style-name="ce6" office:value-type="float" office:value="0.00000517441807786" calcext:value-type="float">
            <text:p>5.17E-06</text:p>
          </table:table-cell>
          <table:table-cell office:value-type="float" office:value="0.09884621" calcext:value-type="float">
            <text:p>0.09884621</text:p>
          </table:table-cell>
          <table:table-cell office:value-type="float" office:value="0.00394535678754" calcext:value-type="float">
            <text:p>0.00394535678754</text:p>
          </table:table-cell>
          <table:table-cell office:value-type="float" office:value="0.006185005" calcext:value-type="float">
            <text:p>0.006185005</text:p>
          </table:table-cell>
          <table:table-cell office:value-type="float" office:value="0.000608125708866" calcext:value-type="float">
            <text:p>0.000608125708866</text:p>
          </table:table-cell>
          <table:table-cell table:style-name="ce6" office:value-type="float" office:value="0.0000104075" calcext:value-type="float">
            <text:p>1.04E-05</text:p>
          </table:table-cell>
          <table:table-cell table:style-name="ce6" office:value-type="float" office:value="0.00000187486658785" calcext:value-type="float">
            <text:p>1.87E-06</text:p>
          </table:table-cell>
          <table:table-cell table:style-name="ce6" office:value-type="float" office:value="0.0000099168" calcext:value-type="float">
            <text:p>9.92E-06</text:p>
          </table:table-cell>
          <table:table-cell table:style-name="ce6" office:value-type="float" office:value="0.000001307907642" calcext:value-type="float">
            <text:p>1.31E-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9216" calcext:value-type="float">
            <text:p>0.0001229216</text:p>
          </table:table-cell>
          <table:table-cell table:style-name="ce6" office:value-type="float" office:value="0.0000140059759246" calcext:value-type="float">
            <text:p>1.40E-05</text:p>
          </table:table-cell>
          <table:table-cell office:value-type="float" office:value="0.0002870052" calcext:value-type="float">
            <text:p>0.0002870052</text:p>
          </table:table-cell>
          <table:table-cell table:style-name="ce6" office:value-type="float" office:value="0.0000141027053496" calcext:value-type="float">
            <text:p>1.41E-05</text:p>
          </table:table-cell>
          <table:table-cell office:value-type="float" office:value="0.0001044833" calcext:value-type="float">
            <text:p>0.0001044833</text:p>
          </table:table-cell>
          <table:table-cell table:style-name="ce6" office:value-type="float" office:value="0.00000733113768721" calcext:value-type="float">
            <text:p>7.33E-06</text:p>
          </table:table-cell>
          <table:table-cell office:value-type="float" office:value="0.0002050313" calcext:value-type="float">
            <text:p>0.0002050313</text:p>
          </table:table-cell>
          <table:table-cell table:style-name="ce6" office:value-type="float" office:value="0.0000191955714687" calcext:value-type="float">
            <text:p>1.92E-05</text:p>
          </table:table-cell>
          <table:table-cell table:style-name="ce11" office:value-type="float" office:value="1.220454" calcext:value-type="float">
            <text:p>1.220454</text:p>
          </table:table-cell>
          <table:table-cell office:value-type="float" office:value="0.00307436786637" calcext:value-type="float">
            <text:p>0.00307436786637</text:p>
          </table:table-cell>
          <table:table-cell table:style-name="ce11" office:value-type="float" office:value="0.002813802" calcext:value-type="float">
            <text:p>0.002813802</text:p>
          </table:table-cell>
          <table:table-cell table:style-name="ce6" office:value-type="float" office:value="0.0000313068869952" calcext:value-type="float">
            <text:p>3.13E-05</text:p>
          </table:table-cell>
          <table:table-cell table:style-name="ce11" office:value-type="float" office:value="0.6556678" calcext:value-type="float">
            <text:p>0.6556678</text:p>
          </table:table-cell>
          <table:table-cell office:value-type="float" office:value="0.0016618073695" calcext:value-type="float">
            <text:p>0.0016618073695</text:p>
          </table:table-cell>
          <table:table-cell table:style-name="ce11" office:value-type="float" office:value="0.001839222" calcext:value-type="float">
            <text:p>0.001839222</text:p>
          </table:table-cell>
          <table:table-cell office:value-type="float" office:value="0.000399649970788" calcext:value-type="float">
            <text:p>0.000399649970788</text:p>
          </table:table-cell>
          <table:table-cell office:value-type="float" office:value="1.243834" calcext:value-type="float">
            <text:p>1.243834</text:p>
          </table:table-cell>
          <table:table-cell office:value-type="float" office:value="0.00264063207921" calcext:value-type="float">
            <text:p>0.00264063207921</text:p>
          </table:table-cell>
          <table:table-cell office:value-type="float" office:value="0.002800836" calcext:value-type="float">
            <text:p>0.002800836</text:p>
          </table:table-cell>
          <table:table-cell table:style-name="ce6" office:value-type="float" office:value="0.0000296065725436" calcext:value-type="float">
            <text:p>2.96E-05</text:p>
          </table:table-cell>
          <table:table-cell office:value-type="float" office:value="1.111414" calcext:value-type="float">
            <text:p>1.111414</text:p>
          </table:table-cell>
          <table:table-cell office:value-type="float" office:value="0.00231828576515" calcext:value-type="float">
            <text:p>0.00231828576515</text:p>
          </table:table-cell>
          <table:table-cell office:value-type="float" office:value="0.007913318" calcext:value-type="float">
            <text:p>0.007913318</text:p>
          </table:table-cell>
          <table:table-cell table:style-name="ce6" office:value-type="float" office:value="0.000058937842927" calcext:value-type="float">
            <text:p>5.89E-05</text:p>
          </table:table-cell>
          <table:table-cell office:value-type="float" office:value="0.1557439" calcext:value-type="float">
            <text:p>0.1557439</text:p>
          </table:table-cell>
          <table:table-cell office:value-type="float" office:value="0.00247177554042" calcext:value-type="float">
            <text:p>0.00247177554042</text:p>
          </table:table-cell>
          <table:table-cell table:style-name="ce6" office:value-type="float" office:value="0.0000432808" calcext:value-type="float">
            <text:p>4.33E-05</text:p>
          </table:table-cell>
          <table:table-cell table:style-name="ce6" office:value-type="float" office:value="0.00000825487047883" calcext:value-type="float">
            <text:p>8.25E-06</text:p>
          </table:table-cell>
          <table:table-cell office:value-type="float" office:value="0.000381496" calcext:value-type="float">
            <text:p>0.000381496</text:p>
          </table:table-cell>
          <table:table-cell table:style-name="ce6" office:value-type="float" office:value="0.0000196289072034" calcext:value-type="float">
            <text:p>1.96E-05</text:p>
          </table:table-cell>
          <table:table-cell office:value-type="float" office:value="0.007002253" calcext:value-type="float">
            <text:p>0.007002253</text:p>
          </table:table-cell>
          <table:table-cell office:value-type="float" office:value="0.000820059960491" calcext:value-type="float">
            <text:p>0.000820059960491</text:p>
          </table:table-cell>
          <table:table-cell table:style-name="ce6" office:value-type="float" office:value="0.0000148796" calcext:value-type="float">
            <text:p>1.49E-05</text:p>
          </table:table-cell>
          <table:table-cell table:style-name="ce6" office:value-type="float" office:value="0.0000000618891482141" calcext:value-type="float">
            <text:p>6.19E-08</text:p>
          </table:table-cell>
          <table:table-cell table:style-name="ce6" office:value-type="float" office:value="0.0000131899" calcext:value-type="float">
            <text:p>1.32E-05</text:p>
          </table:table-cell>
          <table:table-cell table:style-name="ce6" office:value-type="float" office:value="0.00000138231652992" calcext:value-type="float">
            <text:p>1.38E-06</text:p>
          </table:table-cell>
          <table:table-cell table:style-name="ce6" office:value-type="float" office:value="0.0000888116" calcext:value-type="float">
            <text:p>8.88E-05</text:p>
          </table:table-cell>
          <table:table-cell table:style-name="ce6" office:value-type="float" office:value="0.0000161030697294" calcext:value-type="float">
            <text:p>1.61E-05</text:p>
          </table:table-cell>
          <table:table-cell office:value-type="float" office:value="0.10156088" calcext:value-type="float">
            <text:p>0.10156088</text:p>
          </table:table-cell>
          <table:table-cell office:value-type="float" office:value="0.0046103951286" calcext:value-type="float">
            <text:p>0.0046103951286</text:p>
          </table:table-cell>
          <table:table-cell office:value-type="float" office:value="0.006038392" calcext:value-type="float">
            <text:p>0.006038392</text:p>
          </table:table-cell>
          <table:table-cell office:value-type="float" office:value="0.000608149749683" calcext:value-type="float">
            <text:p>0.000608149749683</text:p>
          </table:table-cell>
          <table:table-cell table:style-name="ce6" office:value-type="float" office:value="0.0000198502" calcext:value-type="float">
            <text:p>1.99E-05</text:p>
          </table:table-cell>
          <table:table-cell table:style-name="ce6" office:value-type="float" office:value="0.00000415683532938" calcext:value-type="float">
            <text:p>4.16E-06</text:p>
          </table:table-cell>
          <table:table-cell table:style-name="ce6" office:value-type="float" office:value="0.0000198007" calcext:value-type="float">
            <text:p>1.98E-05</text:p>
          </table:table-cell>
          <table:table-cell table:style-name="ce6" office:value-type="float" office:value="0.00000418741593746" calcext:value-type="float">
            <text:p>4.19E-06</text:p>
          </table:table-cell>
        </table:table-row>
        <table:table-row table:style-name="ro1" table:number-rows-repeated="4">
          <table:table-cell table:number-columns-repeated="4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table:style-name="ce2"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005121035" calcext:value-type="float">
            <text:p>0.0005121035</text:p>
          </table:table-cell>
          <table:table-cell table:style-name="ce2" office:value-type="float" office:value="0.001455133" calcext:value-type="float">
            <text:p>0.001455133</text:p>
          </table:table-cell>
          <table:table-cell table:style-name="ce2" office:value-type="float" office:value="0.0004737659" calcext:value-type="float">
            <text:p>0.0004737659</text:p>
          </table:table-cell>
          <table:table-cell table:style-name="ce2" office:value-type="float" office:value="0.002508109" calcext:value-type="float">
            <text:p>0.002508109</text:p>
          </table:table-cell>
          <table:table-cell table:number-columns-repeated="42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0005390795" calcext:value-type="float">
            <text:p>0.0005390795</text:p>
          </table:table-cell>
          <table:table-cell table:style-name="ce2" office:value-type="float" office:value="0.0055068" calcext:value-type="float">
            <text:p>0.0055068</text:p>
          </table:table-cell>
          <table:table-cell table:style-name="ce2" office:value-type="float" office:value="0.0005449886" calcext:value-type="float">
            <text:p>0.0005449886</text:p>
          </table:table-cell>
          <table:table-cell table:style-name="ce2" office:value-type="float" office:value="0.009828499" calcext:value-type="float">
            <text:p>0.009828499</text:p>
          </table:table-cell>
          <table:table-cell table:number-columns-repeated="42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000619595" calcext:value-type="float">
            <text:p>0.000619595</text:p>
          </table:table-cell>
          <table:table-cell table:style-name="ce2" office:value-type="float" office:value="0.04138521" calcext:value-type="float">
            <text:p>0.04138521</text:p>
          </table:table-cell>
          <table:table-cell table:style-name="ce2" office:value-type="float" office:value="0.0006911638" calcext:value-type="float">
            <text:p>0.0006911638</text:p>
          </table:table-cell>
          <table:table-cell table:style-name="ce2" office:value-type="float" office:value="0.0767368" calcext:value-type="float">
            <text:p>0.0767368</text:p>
          </table:table-cell>
          <table:table-cell table:number-columns-repeated="42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0.0008683178" calcext:value-type="float">
            <text:p>0.0008683178</text:p>
          </table:table-cell>
          <table:table-cell table:style-name="ce2" office:value-type="float" office:value="0.1646336" calcext:value-type="float">
            <text:p>0.1646336</text:p>
          </table:table-cell>
          <table:table-cell table:style-name="ce2" office:value-type="float" office:value="0.001125501" calcext:value-type="float">
            <text:p>0.001125501</text:p>
          </table:table-cell>
          <table:table-cell table:style-name="ce2" office:value-type="float" office:value="0.3063584" calcext:value-type="float">
            <text:p>0.3063584</text:p>
          </table:table-cell>
          <table:table-cell table:number-columns-repeated="42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0.001839222" calcext:value-type="float">
            <text:p>0.001839222</text:p>
          </table:table-cell>
          <table:table-cell table:style-name="ce2" office:value-type="float" office:value="0.6556678" calcext:value-type="float">
            <text:p>0.6556678</text:p>
          </table:table-cell>
          <table:table-cell table:style-name="ce2" office:value-type="float" office:value="0.002813802" calcext:value-type="float">
            <text:p>0.002813802</text:p>
          </table:table-cell>
          <table:table-cell table:style-name="ce2" office:value-type="float" office:value="1.220454" calcext:value-type="float">
            <text:p>1.220454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2d-pow2.dat</text:p>
          </table:table-cell>
          <table:table-cell table:number-columns-repeated="46"/>
        </table:table-row>
      </table:table>
      <table:table table:name="CUDA 2D PRODINT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table:style-name="Default"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table:style-name="Default"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" office:value-type="float" office:value="0.0000432351" calcext:value-type="float">
            <text:p>4.32E-05</text:p>
          </table:table-cell>
          <table:table-cell table:style-name="ce6" office:value-type="float" office:value="0.00000148048538962" calcext:value-type="float">
            <text:p>1.48E-06</text:p>
          </table:table-cell>
          <table:table-cell office:value-type="float" office:value="0.000296379" calcext:value-type="float">
            <text:p>0.000296379</text:p>
          </table:table-cell>
          <table:table-cell table:style-name="ce6" office:value-type="float" office:value="0.0000127592044597" calcext:value-type="float">
            <text:p>1.28E-05</text:p>
          </table:table-cell>
          <table:table-cell table:style-name="ce6" office:value-type="float" office:value="0.0000596023" calcext:value-type="float">
            <text:p>5.96E-05</text:p>
          </table:table-cell>
          <table:table-cell table:style-name="ce6" office:value-type="float" office:value="0.00000117448192361" calcext:value-type="float">
            <text:p>1.17E-06</text:p>
          </table:table-cell>
          <table:table-cell office:value-type="float" office:value="0.0002146855" calcext:value-type="float">
            <text:p>0.0002146855</text:p>
          </table:table-cell>
          <table:table-cell table:style-name="ce6" office:value-type="float" office:value="0.0000121321756613" calcext:value-type="float">
            <text:p>1.21E-05</text:p>
          </table:table-cell>
          <table:table-cell table:style-name="ce11" office:value-type="float" office:value="0.002511885" calcext:value-type="float">
            <text:p>0.002511885</text:p>
          </table:table-cell>
          <table:table-cell office:value-type="float" office:value="0.000251523628766" calcext:value-type="float">
            <text:p>0.000251523628766</text:p>
          </table:table-cell>
          <table:table-cell table:style-name="ce11" office:value-type="float" office:value="0.0005055704" calcext:value-type="float">
            <text:p>0.0005055704</text:p>
          </table:table-cell>
          <table:table-cell table:style-name="ce6" office:value-type="float" office:value="0.0000600539453976" calcext:value-type="float">
            <text:p>6.01E-05</text:p>
          </table:table-cell>
          <table:table-cell table:style-name="ce11" office:value-type="float" office:value="0.001383344" calcext:value-type="float">
            <text:p>0.001383344</text:p>
          </table:table-cell>
          <table:table-cell table:style-name="ce6" office:value-type="float" office:value="0.0000142388741752" calcext:value-type="float">
            <text:p>1.42E-05</text:p>
          </table:table-cell>
          <table:table-cell table:style-name="ce11" office:value-type="float" office:value="0.0005326123" calcext:value-type="float">
            <text:p>0.0005326123</text:p>
          </table:table-cell>
          <table:table-cell table:style-name="ce6" office:value-type="float" office:value="0.0000316947918541" calcext:value-type="float">
            <text:p>3.17E-05</text:p>
          </table:table-cell>
          <table:table-cell office:value-type="float" office:value="0.002451994" calcext:value-type="float">
            <text:p>0.002451994</text:p>
          </table:table-cell>
          <table:table-cell table:style-name="ce6" office:value-type="float" office:value="0.00002947280185" calcext:value-type="float">
            <text:p>2.95E-05</text:p>
          </table:table-cell>
          <table:table-cell office:value-type="float" office:value="0.0004702756" calcext:value-type="float">
            <text:p>0.0004702756</text:p>
          </table:table-cell>
          <table:table-cell table:style-name="ce6" office:value-type="float" office:value="0.00000383724809379" calcext:value-type="float">
            <text:p>3.84E-06</text:p>
          </table:table-cell>
          <table:table-cell office:value-type="float" office:value="0.002323837" calcext:value-type="float">
            <text:p>0.002323837</text:p>
          </table:table-cell>
          <table:table-cell table:style-name="ce6" office:value-type="float" office:value="0.0000306075753332" calcext:value-type="float">
            <text:p>3.06E-05</text:p>
          </table:table-cell>
          <table:table-cell office:value-type="float" office:value="0.0006068213" calcext:value-type="float">
            <text:p>0.0006068213</text:p>
          </table:table-cell>
          <table:table-cell table:style-name="ce6" office:value-type="float" office:value="0.0000238879302254" calcext:value-type="float">
            <text:p>2.39E-05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00194501082545" calcext:value-type="float">
            <text:p>0.00194501082545</text:p>
          </table:table-cell>
          <table:table-cell table:style-name="ce6" office:value-type="float" office:value="0.0000033609" calcext:value-type="float">
            <text:p>3.36E-06</text:p>
          </table:table-cell>
          <table:table-cell table:style-name="ce6" office:value-type="float" office:value="0.000000185945302591" calcext:value-type="float">
            <text:p>1.86E-07</text:p>
          </table:table-cell>
          <table:table-cell office:value-type="float" office:value="0.0002863552" calcext:value-type="float">
            <text:p>0.0002863552</text:p>
          </table:table-cell>
          <table:table-cell table:style-name="ce6" office:value-type="float" office:value="0.00000944521041234" calcext:value-type="float">
            <text:p>9.45E-06</text:p>
          </table:table-cell>
          <table:table-cell office:value-type="float" office:value="0.007293912" calcext:value-type="float">
            <text:p>0.007293912</text:p>
          </table:table-cell>
          <table:table-cell office:value-type="float" office:value="0.000451478776487" calcext:value-type="float">
            <text:p>0.000451478776487</text:p>
          </table:table-cell>
          <table:table-cell table:style-name="ce6" office:value-type="float" office:value="0.0000010182" calcext:value-type="float">
            <text:p>1.02E-06</text:p>
          </table:table-cell>
          <table:table-cell table:style-name="ce6" office:value-type="float" office:value="0.0000000762915460585" calcext:value-type="float">
            <text:p>7.63E-08</text:p>
          </table:table-cell>
          <table:table-cell table:style-name="ce6" office:value-type="float" office:value="0.0000008856" calcext:value-type="float">
            <text:p>8.86E-07</text:p>
          </table:table-cell>
          <table:table-cell table:style-name="ce6" office:value-type="float" office:value="0.0000000443851827128" calcext:value-type="float">
            <text:p>4.44E-08</text:p>
          </table:table-cell>
          <table:table-cell table:style-name="ce6" office:value-type="float" office:value="0.0000061317" calcext:value-type="float">
            <text:p>6.13E-06</text:p>
          </table:table-cell>
          <table:table-cell table:style-name="ce6" office:value-type="float" office:value="0.00000165815781651" calcext:value-type="float">
            <text:p>1.66E-06</text:p>
          </table:table-cell>
          <table:table-cell office:value-type="float" office:value="0.10036083" calcext:value-type="float">
            <text:p>0.10036083</text:p>
          </table:table-cell>
          <table:table-cell office:value-type="float" office:value="0.005471949416" calcext:value-type="float">
            <text:p>0.005471949416</text:p>
          </table:table-cell>
          <table:table-cell office:value-type="float" office:value="0.00604475" calcext:value-type="float">
            <text:p>0.00604475</text:p>
          </table:table-cell>
          <table:table-cell office:value-type="float" office:value="0.000406731747525" calcext:value-type="float">
            <text:p>0.000406731747525</text:p>
          </table:table-cell>
          <table:table-cell table:style-name="ce6" office:value-type="float" office:value="0.0000013785" calcext:value-type="float">
            <text:p>1.38E-06</text:p>
          </table:table-cell>
          <table:table-cell table:style-name="ce6" office:value-type="float" office:value="0.000000410352490752" calcext:value-type="float">
            <text:p>4.10E-07</text:p>
          </table:table-cell>
          <table:table-cell table:style-name="ce6" office:value-type="float" office:value="0.0000013662" calcext:value-type="float">
            <text:p>1.37E-06</text:p>
          </table:table-cell>
          <table:table-cell table:style-name="ce6" office:value-type="float" office:value="0.000000403084716764" calcext:value-type="float">
            <text:p>4.03E-0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6" office:value-type="float" office:value="0.0000545021" calcext:value-type="float">
            <text:p>5.45E-05</text:p>
          </table:table-cell>
          <table:table-cell table:style-name="ce6" office:value-type="float" office:value="0.00000837953579263" calcext:value-type="float">
            <text:p>8.38E-06</text:p>
          </table:table-cell>
          <table:table-cell office:value-type="float" office:value="0.0002886875" calcext:value-type="float">
            <text:p>0.0002886875</text:p>
          </table:table-cell>
          <table:table-cell table:style-name="ce6" office:value-type="float" office:value="0.0000117113156036" calcext:value-type="float">
            <text:p>1.17E-05</text:p>
          </table:table-cell>
          <table:table-cell table:style-name="ce6" office:value-type="float" office:value="0.0000823764" calcext:value-type="float">
            <text:p>8.24E-05</text:p>
          </table:table-cell>
          <table:table-cell table:style-name="ce6" office:value-type="float" office:value="0.00000174228172234" calcext:value-type="float">
            <text:p>1.74E-06</text:p>
          </table:table-cell>
          <table:table-cell office:value-type="float" office:value="0.000214268" calcext:value-type="float">
            <text:p>0.000214268</text:p>
          </table:table-cell>
          <table:table-cell table:style-name="ce6" office:value-type="float" office:value="0.0000230276829152" calcext:value-type="float">
            <text:p>2.30E-05</text:p>
          </table:table-cell>
          <table:table-cell table:style-name="ce11" office:value-type="float" office:value="0.009751892" calcext:value-type="float">
            <text:p>0.009751892</text:p>
          </table:table-cell>
          <table:table-cell table:style-name="ce6" office:value-type="float" office:value="0.0000570855630319" calcext:value-type="float">
            <text:p>5.71E-05</text:p>
          </table:table-cell>
          <table:table-cell table:style-name="ce11" office:value-type="float" office:value="0.0005429878" calcext:value-type="float">
            <text:p>0.0005429878</text:p>
          </table:table-cell>
          <table:table-cell table:style-name="ce6" office:value-type="float" office:value="0.0000150732780244" calcext:value-type="float">
            <text:p>1.51E-05</text:p>
          </table:table-cell>
          <table:table-cell table:style-name="ce11" office:value-type="float" office:value="0.005707164" calcext:value-type="float">
            <text:p>0.005707164</text:p>
          </table:table-cell>
          <table:table-cell table:style-name="ce6" office:value-type="float" office:value="0.0000296976105286" calcext:value-type="float">
            <text:p>2.97E-05</text:p>
          </table:table-cell>
          <table:table-cell table:style-name="ce11" office:value-type="float" office:value="0.000700661" calcext:value-type="float">
            <text:p>0.000700661</text:p>
          </table:table-cell>
          <table:table-cell office:value-type="float" office:value="0.000319522466002" calcext:value-type="float">
            <text:p>0.000319522466002</text:p>
          </table:table-cell>
          <table:table-cell office:value-type="float" office:value="0.009934232" calcext:value-type="float">
            <text:p>0.009934232</text:p>
          </table:table-cell>
          <table:table-cell table:style-name="ce6" office:value-type="float" office:value="0.0000617338089974" calcext:value-type="float">
            <text:p>6.17E-05</text:p>
          </table:table-cell>
          <table:table-cell office:value-type="float" office:value="0.000576228" calcext:value-type="float">
            <text:p>0.000576228</text:p>
          </table:table-cell>
          <table:table-cell table:style-name="ce6" office:value-type="float" office:value="0.0000454510126815" calcext:value-type="float">
            <text:p>4.55E-05</text:p>
          </table:table-cell>
          <table:table-cell office:value-type="float" office:value="0.009513967" calcext:value-type="float">
            <text:p>0.009513967</text:p>
          </table:table-cell>
          <table:table-cell table:style-name="ce6" office:value-type="float" office:value="0.0000459309481843" calcext:value-type="float">
            <text:p>4.59E-05</text:p>
          </table:table-cell>
          <table:table-cell office:value-type="float" office:value="0.0010183536" calcext:value-type="float">
            <text:p>0.0010183536</text:p>
          </table:table-cell>
          <table:table-cell office:value-type="float" office:value="0.000578055847689" calcext:value-type="float">
            <text:p>0.000578055847689</text:p>
          </table:table-cell>
          <table:table-cell office:value-type="float" office:value="0.1562839" calcext:value-type="float">
            <text:p>0.1562839</text:p>
          </table:table-cell>
          <table:table-cell office:value-type="float" office:value="0.00201091175838" calcext:value-type="float">
            <text:p>0.00201091175838</text:p>
          </table:table-cell>
          <table:table-cell table:style-name="ce6" office:value-type="float" office:value="0.0000057362" calcext:value-type="float">
            <text:p>5.74E-06</text:p>
          </table:table-cell>
          <table:table-cell table:style-name="ce6" office:value-type="float" office:value="0.00000024565820881" calcext:value-type="float">
            <text:p>2.46E-07</text:p>
          </table:table-cell>
          <table:table-cell office:value-type="float" office:value="0.0002920405" calcext:value-type="float">
            <text:p>0.0002920405</text:p>
          </table:table-cell>
          <table:table-cell table:style-name="ce6" office:value-type="float" office:value="0.00000966405577672" calcext:value-type="float">
            <text:p>9.66E-06</text:p>
          </table:table-cell>
          <table:table-cell office:value-type="float" office:value="0.007267136" calcext:value-type="float">
            <text:p>0.007267136</text:p>
          </table:table-cell>
          <table:table-cell office:value-type="float" office:value="0.000524343589902" calcext:value-type="float">
            <text:p>0.000524343589902</text:p>
          </table:table-cell>
          <table:table-cell table:style-name="ce6" office:value-type="float" office:value="0.0000019507" calcext:value-type="float">
            <text:p>1.95E-06</text:p>
          </table:table-cell>
          <table:table-cell table:style-name="ce6" office:value-type="float" office:value="0.000000024837471691" calcext:value-type="float">
            <text:p>2.48E-08</text:p>
          </table:table-cell>
          <table:table-cell table:style-name="ce6" office:value-type="float" office:value="0.0000016816" calcext:value-type="float">
            <text:p>1.68E-06</text:p>
          </table:table-cell>
          <table:table-cell table:style-name="ce6" office:value-type="float" office:value="0.0000000104902070735" calcext:value-type="float">
            <text:p>1.05E-08</text:p>
          </table:table-cell>
          <table:table-cell table:style-name="ce6" office:value-type="float" office:value="0.0000110237" calcext:value-type="float">
            <text:p>1.10E-05</text:p>
          </table:table-cell>
          <table:table-cell table:style-name="ce6" office:value-type="float" office:value="0.00000222628365219" calcext:value-type="float">
            <text:p>2.23E-06</text:p>
          </table:table-cell>
          <table:table-cell office:value-type="float" office:value="0.10571632" calcext:value-type="float">
            <text:p>0.10571632</text:p>
          </table:table-cell>
          <table:table-cell office:value-type="float" office:value="0.00944680409448" calcext:value-type="float">
            <text:p>0.00944680409448</text:p>
          </table:table-cell>
          <table:table-cell office:value-type="float" office:value="0.00585162" calcext:value-type="float">
            <text:p>0.00585162</text:p>
          </table:table-cell>
          <table:table-cell office:value-type="float" office:value="0.000105638268213" calcext:value-type="float">
            <text:p>0.000105638268213</text:p>
          </table:table-cell>
          <table:table-cell table:style-name="ce6" office:value-type="float" office:value="0.0000025562" calcext:value-type="float">
            <text:p>2.56E-06</text:p>
          </table:table-cell>
          <table:table-cell table:style-name="ce6" office:value-type="float" office:value="0.000000564594210227" calcext:value-type="float">
            <text:p>5.65E-07</text:p>
          </table:table-cell>
          <table:table-cell table:style-name="ce6" office:value-type="float" office:value="0.0000025354" calcext:value-type="float">
            <text:p>2.54E-06</text:p>
          </table:table-cell>
          <table:table-cell table:style-name="ce6" office:value-type="float" office:value="0.000000542811651394" calcext:value-type="float">
            <text:p>5.43E-0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6" office:value-type="float" office:value="0.0000661913" calcext:value-type="float">
            <text:p>6.62E-05</text:p>
          </table:table-cell>
          <table:table-cell table:style-name="ce6" office:value-type="float" office:value="0.00000688670814847" calcext:value-type="float">
            <text:p>6.89E-06</text:p>
          </table:table-cell>
          <table:table-cell office:value-type="float" office:value="0.0002932666" calcext:value-type="float">
            <text:p>0.0002932666</text:p>
          </table:table-cell>
          <table:table-cell table:style-name="ce6" office:value-type="float" office:value="0.0000137404871756" calcext:value-type="float">
            <text:p>1.37E-05</text:p>
          </table:table-cell>
          <table:table-cell table:style-name="ce6" office:value-type="float" office:value="0.0000717562" calcext:value-type="float">
            <text:p>7.18E-05</text:p>
          </table:table-cell>
          <table:table-cell table:style-name="ce6" office:value-type="float" office:value="0.00000218680628619" calcext:value-type="float">
            <text:p>2.19E-06</text:p>
          </table:table-cell>
          <table:table-cell office:value-type="float" office:value="0.0002082722" calcext:value-type="float">
            <text:p>0.0002082722</text:p>
          </table:table-cell>
          <table:table-cell table:style-name="ce6" office:value-type="float" office:value="0.00000733456395432" calcext:value-type="float">
            <text:p>7.33E-06</text:p>
          </table:table-cell>
          <table:table-cell table:style-name="ce11" office:value-type="float" office:value="0.07847775" calcext:value-type="float">
            <text:p>0.07847775</text:p>
          </table:table-cell>
          <table:table-cell office:value-type="float" office:value="0.000566460190324" calcext:value-type="float">
            <text:p>0.000566460190324</text:p>
          </table:table-cell>
          <table:table-cell table:style-name="ce11" office:value-type="float" office:value="0.0007146789" calcext:value-type="float">
            <text:p>0.0007146789</text:p>
          </table:table-cell>
          <table:table-cell table:style-name="ce6" office:value-type="float" office:value="0.0000308013565915" calcext:value-type="float">
            <text:p>3.08E-05</text:p>
          </table:table-cell>
          <table:table-cell table:style-name="ce11" office:value-type="float" office:value="0.04214773" calcext:value-type="float">
            <text:p>0.04214773</text:p>
          </table:table-cell>
          <table:table-cell office:value-type="float" office:value="0.000150522209878" calcext:value-type="float">
            <text:p>0.000150522209878</text:p>
          </table:table-cell>
          <table:table-cell table:style-name="ce11" office:value-type="float" office:value="0.0006433703" calcext:value-type="float">
            <text:p>0.0006433703</text:p>
          </table:table-cell>
          <table:table-cell table:style-name="ce6" office:value-type="float" office:value="0.000043082747911" calcext:value-type="float">
            <text:p>4.31E-05</text:p>
          </table:table-cell>
          <table:table-cell office:value-type="float" office:value="0.07955285" calcext:value-type="float">
            <text:p>0.07955285</text:p>
          </table:table-cell>
          <table:table-cell office:value-type="float" office:value="0.000268942188129" calcext:value-type="float">
            <text:p>0.000268942188129</text:p>
          </table:table-cell>
          <table:table-cell office:value-type="float" office:value="0.000706431" calcext:value-type="float">
            <text:p>0.000706431</text:p>
          </table:table-cell>
          <table:table-cell table:style-name="ce6" office:value-type="float" office:value="0.0000142576935177" calcext:value-type="float">
            <text:p>1.43E-05</text:p>
          </table:table-cell>
          <table:table-cell office:value-type="float" office:value="0.0714089" calcext:value-type="float">
            <text:p>0.0714089</text:p>
          </table:table-cell>
          <table:table-cell office:value-type="float" office:value="0.000160393585352" calcext:value-type="float">
            <text:p>0.000160393585352</text:p>
          </table:table-cell>
          <table:table-cell office:value-type="float" office:value="0.001243396" calcext:value-type="float">
            <text:p>0.001243396</text:p>
          </table:table-cell>
          <table:table-cell table:style-name="ce6" office:value-type="float" office:value="0.0000224271186042" calcext:value-type="float">
            <text:p>2.24E-05</text:p>
          </table:table-cell>
          <table:table-cell office:value-type="float" office:value="0.1547149" calcext:value-type="float">
            <text:p>0.1547149</text:p>
          </table:table-cell>
          <table:table-cell office:value-type="float" office:value="0.00221151996248" calcext:value-type="float">
            <text:p>0.00221151996248</text:p>
          </table:table-cell>
          <table:table-cell table:style-name="ce6" office:value-type="float" office:value="0.0000112131" calcext:value-type="float">
            <text:p>1.12E-05</text:p>
          </table:table-cell>
          <table:table-cell table:style-name="ce6" office:value-type="float" office:value="0.00000264041471701" calcext:value-type="float">
            <text:p>2.64E-06</text:p>
          </table:table-cell>
          <table:table-cell office:value-type="float" office:value="0.0003042741" calcext:value-type="float">
            <text:p>0.0003042741</text:p>
          </table:table-cell>
          <table:table-cell table:style-name="ce6" office:value-type="float" office:value="0.0000100964856642" calcext:value-type="float">
            <text:p>1.01E-05</text:p>
          </table:table-cell>
          <table:table-cell office:value-type="float" office:value="0.00668828" calcext:value-type="float">
            <text:p>0.00668828</text:p>
          </table:table-cell>
          <table:table-cell office:value-type="float" office:value="0.000356412640036" calcext:value-type="float">
            <text:p>0.000356412640036</text:p>
          </table:table-cell>
          <table:table-cell table:style-name="ce6" office:value-type="float" office:value="0.0000042409" calcext:value-type="float">
            <text:p>4.24E-06</text:p>
          </table:table-cell>
          <table:table-cell table:style-name="ce6" office:value-type="float" office:value="0.00000141327456246" calcext:value-type="float">
            <text:p>1.41E-06</text:p>
          </table:table-cell>
          <table:table-cell table:style-name="ce6" office:value-type="float" office:value="0.0000032717" calcext:value-type="float">
            <text:p>3.27E-06</text:p>
          </table:table-cell>
          <table:table-cell table:style-name="ce6" office:value-type="float" office:value="0.0000000167998015861" calcext:value-type="float">
            <text:p>1.68E-08</text:p>
          </table:table-cell>
          <table:table-cell table:style-name="ce6" office:value-type="float" office:value="0.0000210776" calcext:value-type="float">
            <text:p>2.11E-05</text:p>
          </table:table-cell>
          <table:table-cell table:style-name="ce6" office:value-type="float" office:value="0.00000555514548664" calcext:value-type="float">
            <text:p>5.56E-06</text:p>
          </table:table-cell>
          <table:table-cell office:value-type="float" office:value="0.10089684" calcext:value-type="float">
            <text:p>0.10089684</text:p>
          </table:table-cell>
          <table:table-cell office:value-type="float" office:value="0.0049192705171" calcext:value-type="float">
            <text:p>0.0049192705171</text:p>
          </table:table-cell>
          <table:table-cell office:value-type="float" office:value="0.006100109" calcext:value-type="float">
            <text:p>0.006100109</text:p>
          </table:table-cell>
          <table:table-cell office:value-type="float" office:value="0.000618857259228" calcext:value-type="float">
            <text:p>0.000618857259228</text:p>
          </table:table-cell>
          <table:table-cell table:style-name="ce6" office:value-type="float" office:value="0.0000042858" calcext:value-type="float">
            <text:p>4.29E-06</text:p>
          </table:table-cell>
          <table:table-cell table:style-name="ce6" office:value-type="float" office:value="0.00000127111375485" calcext:value-type="float">
            <text:p>1.27E-06</text:p>
          </table:table-cell>
          <table:table-cell table:style-name="ce6" office:value-type="float" office:value="0.0000043095" calcext:value-type="float">
            <text:p>4.31E-06</text:p>
          </table:table-cell>
          <table:table-cell table:style-name="ce6" office:value-type="float" office:value="0.00000128007701591" calcext:value-type="float">
            <text:p>1.28E-0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table:style-name="ce6" office:value-type="float" office:value="0.0000956175" calcext:value-type="float">
            <text:p>9.56E-05</text:p>
          </table:table-cell>
          <table:table-cell table:style-name="ce6" office:value-type="float" office:value="0.00000892402475531" calcext:value-type="float">
            <text:p>8.92E-06</text:p>
          </table:table-cell>
          <table:table-cell office:value-type="float" office:value="0.000306515" calcext:value-type="float">
            <text:p>0.000306515</text:p>
          </table:table-cell>
          <table:table-cell table:style-name="ce6" office:value-type="float" office:value="0.0000195157441627" calcext:value-type="float">
            <text:p>1.95E-05</text:p>
          </table:table-cell>
          <table:table-cell table:style-name="ce6" office:value-type="float" office:value="0.000095116" calcext:value-type="float">
            <text:p>9.51E-05</text:p>
          </table:table-cell>
          <table:table-cell table:style-name="ce6" office:value-type="float" office:value="0.00000491491548475" calcext:value-type="float">
            <text:p>4.91E-06</text:p>
          </table:table-cell>
          <table:table-cell office:value-type="float" office:value="0.0002140506" calcext:value-type="float">
            <text:p>0.0002140506</text:p>
          </table:table-cell>
          <table:table-cell table:style-name="ce6" office:value-type="float" office:value="0.0000110680869691" calcext:value-type="float">
            <text:p>1.11E-05</text:p>
          </table:table-cell>
          <table:table-cell table:style-name="ce11" office:value-type="float" office:value="0.3118396" calcext:value-type="float">
            <text:p>0.3118396</text:p>
          </table:table-cell>
          <table:table-cell office:value-type="float" office:value="0.00122445626935" calcext:value-type="float">
            <text:p>0.00122445626935</text:p>
          </table:table-cell>
          <table:table-cell table:style-name="ce11" office:value-type="float" office:value="0.001165102" calcext:value-type="float">
            <text:p>0.001165102</text:p>
          </table:table-cell>
          <table:table-cell table:style-name="ce6" office:value-type="float" office:value="0.0000161042905256" calcext:value-type="float">
            <text:p>1.61E-05</text:p>
          </table:table-cell>
          <table:table-cell table:style-name="ce11" office:value-type="float" office:value="0.1679082" calcext:value-type="float">
            <text:p>0.1679082</text:p>
          </table:table-cell>
          <table:table-cell office:value-type="float" office:value="0.000703555541518" calcext:value-type="float">
            <text:p>0.000703555541518</text:p>
          </table:table-cell>
          <table:table-cell table:style-name="ce11" office:value-type="float" office:value="0.0008820328" calcext:value-type="float">
            <text:p>0.0008820328</text:p>
          </table:table-cell>
          <table:table-cell table:style-name="ce6" office:value-type="float" office:value="0.0000147640523404" calcext:value-type="float">
            <text:p>1.48E-05</text:p>
          </table:table-cell>
          <table:table-cell office:value-type="float" office:value="0.3173535" calcext:value-type="float">
            <text:p>0.3173535</text:p>
          </table:table-cell>
          <table:table-cell office:value-type="float" office:value="0.00110809869697" calcext:value-type="float">
            <text:p>0.00110809869697</text:p>
          </table:table-cell>
          <table:table-cell office:value-type="float" office:value="0.001348536" calcext:value-type="float">
            <text:p>0.001348536</text:p>
          </table:table-cell>
          <table:table-cell office:value-type="float" office:value="0.00042084654327" calcext:value-type="float">
            <text:p>0.00042084654327</text:p>
          </table:table-cell>
          <table:table-cell office:value-type="float" office:value="0.2841951" calcext:value-type="float">
            <text:p>0.2841951</text:p>
          </table:table-cell>
          <table:table-cell office:value-type="float" office:value="0.000937620564099" calcext:value-type="float">
            <text:p>0.000937620564099</text:p>
          </table:table-cell>
          <table:table-cell office:value-type="float" office:value="0.002829799" calcext:value-type="float">
            <text:p>0.002829799</text:p>
          </table:table-cell>
          <table:table-cell office:value-type="float" office:value="0.000335952778343" calcext:value-type="float">
            <text:p>0.000335952778343</text:p>
          </table:table-cell>
          <table:table-cell office:value-type="float" office:value="0.1570516" calcext:value-type="float">
            <text:p>0.1570516</text:p>
          </table:table-cell>
          <table:table-cell office:value-type="float" office:value="0.00428085503401" calcext:value-type="float">
            <text:p>0.00428085503401</text:p>
          </table:table-cell>
          <table:table-cell table:style-name="ce6" office:value-type="float" office:value="0.0000234962" calcext:value-type="float">
            <text:p>2.35E-05</text:p>
          </table:table-cell>
          <table:table-cell table:style-name="ce6" office:value-type="float" office:value="0.00000794653766394" calcext:value-type="float">
            <text:p>7.95E-06</text:p>
          </table:table-cell>
          <table:table-cell office:value-type="float" office:value="0.0003394464" calcext:value-type="float">
            <text:p>0.0003394464</text:p>
          </table:table-cell>
          <table:table-cell table:style-name="ce6" office:value-type="float" office:value="0.00000587385172135" calcext:value-type="float">
            <text:p>5.87E-06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000173085221656" calcext:value-type="float">
            <text:p>0.000173085221656</text:p>
          </table:table-cell>
          <table:table-cell table:style-name="ce6" office:value-type="float" office:value="0.0000075319" calcext:value-type="float">
            <text:p>7.53E-06</text:p>
          </table:table-cell>
          <table:table-cell table:style-name="ce6" office:value-type="float" office:value="0.000000042610509919" calcext:value-type="float">
            <text:p>4.26E-08</text:p>
          </table:table-cell>
          <table:table-cell table:style-name="ce6" office:value-type="float" office:value="0.0000065499" calcext:value-type="float">
            <text:p>6.55E-06</text:p>
          </table:table-cell>
          <table:table-cell table:style-name="ce6" office:value-type="float" office:value="0.000000145588804515" calcext:value-type="float">
            <text:p>1.46E-07</text:p>
          </table:table-cell>
          <table:table-cell table:style-name="ce6" office:value-type="float" office:value="0.0000477373" calcext:value-type="float">
            <text:p>4.77E-05</text:p>
          </table:table-cell>
          <table:table-cell table:style-name="ce6" office:value-type="float" office:value="0.0000127812527299" calcext:value-type="float">
            <text:p>1.28E-05</text:p>
          </table:table-cell>
          <table:table-cell office:value-type="float" office:value="0.10317331" calcext:value-type="float">
            <text:p>0.10317331</text:p>
          </table:table-cell>
          <table:table-cell office:value-type="float" office:value="0.00719233094954" calcext:value-type="float">
            <text:p>0.00719233094954</text:p>
          </table:table-cell>
          <table:table-cell office:value-type="float" office:value="0.005801539" calcext:value-type="float">
            <text:p>0.005801539</text:p>
          </table:table-cell>
          <table:table-cell office:value-type="float" office:value="0.000135339738802" calcext:value-type="float">
            <text:p>0.000135339738802</text:p>
          </table:table-cell>
          <table:table-cell table:style-name="ce6" office:value-type="float" office:value="0.0000104886" calcext:value-type="float">
            <text:p>1.05E-05</text:p>
          </table:table-cell>
          <table:table-cell table:style-name="ce6" office:value-type="float" office:value="0.00000264462222465" calcext:value-type="float">
            <text:p>2.64E-06</text:p>
          </table:table-cell>
          <table:table-cell table:style-name="ce6" office:value-type="float" office:value="0.0000104269" calcext:value-type="float">
            <text:p>1.04E-05</text:p>
          </table:table-cell>
          <table:table-cell table:style-name="ce6" office:value-type="float" office:value="0.00000255486113778" calcext:value-type="float">
            <text:p>2.55E-06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.0001252465" calcext:value-type="float">
            <text:p>0.0001252465</text:p>
          </table:table-cell>
          <table:table-cell table:style-name="ce6" office:value-type="float" office:value="0.0000174288496417" calcext:value-type="float">
            <text:p>1.74E-05</text:p>
          </table:table-cell>
          <table:table-cell office:value-type="float" office:value="0.0002906134" calcext:value-type="float">
            <text:p>0.0002906134</text:p>
          </table:table-cell>
          <table:table-cell table:style-name="ce6" office:value-type="float" office:value="0.00000944865245183" calcext:value-type="float">
            <text:p>9.45E-06</text:p>
          </table:table-cell>
          <table:table-cell office:value-type="float" office:value="0.0001185252" calcext:value-type="float">
            <text:p>0.0001185252</text:p>
          </table:table-cell>
          <table:table-cell table:style-name="ce6" office:value-type="float" office:value="0.0000152951059842" calcext:value-type="float">
            <text:p>1.53E-05</text:p>
          </table:table-cell>
          <table:table-cell office:value-type="float" office:value="0.0002217954" calcext:value-type="float">
            <text:p>0.0002217954</text:p>
          </table:table-cell>
          <table:table-cell table:style-name="ce6" office:value-type="float" office:value="0.0000110478872208" calcext:value-type="float">
            <text:p>1.10E-05</text:p>
          </table:table-cell>
          <table:table-cell table:style-name="ce11" office:value-type="float" office:value="1.241006" calcext:value-type="float">
            <text:p>1.241006</text:p>
          </table:table-cell>
          <table:table-cell office:value-type="float" office:value="0.00288759877176" calcext:value-type="float">
            <text:p>0.00288759877176</text:p>
          </table:table-cell>
          <table:table-cell table:style-name="ce11" office:value-type="float" office:value="0.002897279" calcext:value-type="float">
            <text:p>0.002897279</text:p>
          </table:table-cell>
          <table:table-cell office:value-type="float" office:value="0.000148514392378" calcext:value-type="float">
            <text:p>0.000148514392378</text:p>
          </table:table-cell>
          <table:table-cell table:style-name="ce11" office:value-type="float" office:value="0.6659052" calcext:value-type="float">
            <text:p>0.6659052</text:p>
          </table:table-cell>
          <table:table-cell office:value-type="float" office:value="0.00194811001286" calcext:value-type="float">
            <text:p>0.00194811001286</text:p>
          </table:table-cell>
          <table:table-cell table:style-name="ce11" office:value-type="float" office:value="0.001934396" calcext:value-type="float">
            <text:p>0.001934396</text:p>
          </table:table-cell>
          <table:table-cell office:value-type="float" office:value="0.000564774506648" calcext:value-type="float">
            <text:p>0.000564774506648</text:p>
          </table:table-cell>
          <table:table-cell office:value-type="float" office:value="1.263261" calcext:value-type="float">
            <text:p>1.263261</text:p>
          </table:table-cell>
          <table:table-cell office:value-type="float" office:value="0.00299914598956" calcext:value-type="float">
            <text:p>0.00299914598956</text:p>
          </table:table-cell>
          <table:table-cell office:value-type="float" office:value="0.002887287" calcext:value-type="float">
            <text:p>0.002887287</text:p>
          </table:table-cell>
          <table:table-cell office:value-type="float" office:value="0.000128511680148" calcext:value-type="float">
            <text:p>0.000128511680148</text:p>
          </table:table-cell>
          <table:table-cell office:value-type="float" office:value="1.129034" calcext:value-type="float">
            <text:p>1.129034</text:p>
          </table:table-cell>
          <table:table-cell office:value-type="float" office:value="0.00240736924186" calcext:value-type="float">
            <text:p>0.00240736924186</text:p>
          </table:table-cell>
          <table:table-cell office:value-type="float" office:value="0.008040462" calcext:value-type="float">
            <text:p>0.008040462</text:p>
          </table:table-cell>
          <table:table-cell office:value-type="float" office:value="0.000105175762818" calcext:value-type="float">
            <text:p>0.000105175762818</text:p>
          </table:table-cell>
          <table:table-cell office:value-type="float" office:value="0.1553215" calcext:value-type="float">
            <text:p>0.1553215</text:p>
          </table:table-cell>
          <table:table-cell office:value-type="float" office:value="0.00236833519822" calcext:value-type="float">
            <text:p>0.00236833519822</text:p>
          </table:table-cell>
          <table:table-cell table:style-name="ce6" office:value-type="float" office:value="0.0000430332" calcext:value-type="float">
            <text:p>4.30E-05</text:p>
          </table:table-cell>
          <table:table-cell table:style-name="ce6" office:value-type="float" office:value="0.0000125595095782" calcext:value-type="float">
            <text:p>1.26E-05</text:p>
          </table:table-cell>
          <table:table-cell office:value-type="float" office:value="0.0005084633" calcext:value-type="float">
            <text:p>0.0005084633</text:p>
          </table:table-cell>
          <table:table-cell office:value-type="float" office:value="0.000332605175136" calcext:value-type="float">
            <text:p>0.000332605175136</text:p>
          </table:table-cell>
          <table:table-cell office:value-type="float" office:value="0.007260804" calcext:value-type="float">
            <text:p>0.007260804</text:p>
          </table:table-cell>
          <table:table-cell office:value-type="float" office:value="0.000702572528707" calcext:value-type="float">
            <text:p>0.000702572528707</text:p>
          </table:table-cell>
          <table:table-cell table:style-name="ce6" office:value-type="float" office:value="0.0000149331" calcext:value-type="float">
            <text:p>1.49E-05</text:p>
          </table:table-cell>
          <table:table-cell table:style-name="ce6" office:value-type="float" office:value="0.0000000332881360247" calcext:value-type="float">
            <text:p>3.33E-08</text:p>
          </table:table-cell>
          <table:table-cell table:style-name="ce6" office:value-type="float" office:value="0.0000132805" calcext:value-type="float">
            <text:p>1.33E-05</text:p>
          </table:table-cell>
          <table:table-cell table:style-name="ce6" office:value-type="float" office:value="0.00000132390829239" calcext:value-type="float">
            <text:p>1.32E-06</text:p>
          </table:table-cell>
          <table:table-cell table:style-name="ce6" office:value-type="float" office:value="0.0000767977" calcext:value-type="float">
            <text:p>7.68E-05</text:p>
          </table:table-cell>
          <table:table-cell table:style-name="ce6" office:value-type="float" office:value="0.0000135774499655" calcext:value-type="float">
            <text:p>1.36E-05</text:p>
          </table:table-cell>
          <table:table-cell office:value-type="float" office:value="0.10065108" calcext:value-type="float">
            <text:p>0.10065108</text:p>
          </table:table-cell>
          <table:table-cell office:value-type="float" office:value="0.00413245057907" calcext:value-type="float">
            <text:p>0.00413245057907</text:p>
          </table:table-cell>
          <table:table-cell office:value-type="float" office:value="0.006029707" calcext:value-type="float">
            <text:p>0.006029707</text:p>
          </table:table-cell>
          <table:table-cell office:value-type="float" office:value="0.000321226248687" calcext:value-type="float">
            <text:p>0.000321226248687</text:p>
          </table:table-cell>
          <table:table-cell table:style-name="ce6" office:value-type="float" office:value="0.0000179837" calcext:value-type="float">
            <text:p>1.80E-05</text:p>
          </table:table-cell>
          <table:table-cell table:style-name="ce6" office:value-type="float" office:value="0.00000718906116649" calcext:value-type="float">
            <text:p>7.19E-06</text:p>
          </table:table-cell>
          <table:table-cell table:style-name="ce6" office:value-type="float" office:value="0.0000162878" calcext:value-type="float">
            <text:p>1.63E-05</text:p>
          </table:table-cell>
          <table:table-cell table:style-name="ce6" office:value-type="float" office:value="0.00000309976919571" calcext:value-type="float">
            <text:p>3.10E-06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0.0005326123" calcext:value-type="float">
            <text:p>0.0005326123</text:p>
          </table:table-cell>
          <table:table-cell office:value-type="float" office:value="0.001383344" calcext:value-type="float">
            <text:p>0.001383344</text:p>
          </table:table-cell>
          <table:table-cell table:style-name="ce2" office:value-type="float" office:value="0.0005055704" calcext:value-type="float">
            <text:p>0.0005055704</text:p>
          </table:table-cell>
          <table:table-cell office:value-type="float" office:value="0.002511885" calcext:value-type="float">
            <text:p>0.002511885</text:p>
          </table:table-cell>
          <table:table-cell table:number-columns-repeated="42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0.000700661" calcext:value-type="float">
            <text:p>0.000700661</text:p>
          </table:table-cell>
          <table:table-cell office:value-type="float" office:value="0.005707164" calcext:value-type="float">
            <text:p>0.005707164</text:p>
          </table:table-cell>
          <table:table-cell table:style-name="ce2" office:value-type="float" office:value="0.0005429878" calcext:value-type="float">
            <text:p>0.0005429878</text:p>
          </table:table-cell>
          <table:table-cell office:value-type="float" office:value="0.009751892" calcext:value-type="float">
            <text:p>0.009751892</text:p>
          </table:table-cell>
          <table:table-cell table:number-columns-repeated="42"/>
        </table:table-row>
        <table:table-row table:style-name="ro1"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0.0006433703" calcext:value-type="float">
            <text:p>0.0006433703</text:p>
          </table:table-cell>
          <table:table-cell office:value-type="float" office:value="0.04214773" calcext:value-type="float">
            <text:p>0.04214773</text:p>
          </table:table-cell>
          <table:table-cell table:style-name="ce2" office:value-type="float" office:value="0.0007146789" calcext:value-type="float">
            <text:p>0.0007146789</text:p>
          </table:table-cell>
          <table:table-cell office:value-type="float" office:value="0.07847775" calcext:value-type="float">
            <text:p>0.07847775</text:p>
          </table:table-cell>
          <table:table-cell table:number-columns-repeated="42"/>
        </table:table-row>
        <table:table-row table:style-name="ro1">
          <table:table-cell table:style-name="ce2" office:value-type="float" office:value="4116" calcext:value-type="float">
            <text:p>4116</text:p>
          </table:table-cell>
          <table:table-cell table:style-name="ce2" office:value-type="float" office:value="0.0008820328" calcext:value-type="float">
            <text:p>0.0008820328</text:p>
          </table:table-cell>
          <table:table-cell office:value-type="float" office:value="0.1679082" calcext:value-type="float">
            <text:p>0.1679082</text:p>
          </table:table-cell>
          <table:table-cell table:style-name="ce2" office:value-type="float" office:value="0.001165102" calcext:value-type="float">
            <text:p>0.001165102</text:p>
          </table:table-cell>
          <table:table-cell office:value-type="float" office:value="0.3118396" calcext:value-type="float">
            <text:p>0.3118396</text:p>
          </table:table-cell>
          <table:table-cell table:number-columns-repeated="42"/>
        </table:table-row>
        <table:table-row table:style-name="ro1">
          <table:table-cell table:style-name="ce2" office:value-type="float" office:value="8232" calcext:value-type="float">
            <text:p>8232</text:p>
          </table:table-cell>
          <table:table-cell table:style-name="ce2" office:value-type="float" office:value="0.001934396" calcext:value-type="float">
            <text:p>0.001934396</text:p>
          </table:table-cell>
          <table:table-cell office:value-type="float" office:value="0.6659052" calcext:value-type="float">
            <text:p>0.6659052</text:p>
          </table:table-cell>
          <table:table-cell table:style-name="ce2" office:value-type="float" office:value="0.002897279" calcext:value-type="float">
            <text:p>0.002897279</text:p>
          </table:table-cell>
          <table:table-cell office:value-type="float" office:value="1.241006" calcext:value-type="float">
            <text:p>1.241006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2d-prodint.dat</text:p>
          </table:table-cell>
          <table:table-cell/>
          <table:table-cell table:style-name="Default"/>
          <table:table-cell/>
          <table:table-cell table:style-name="Default"/>
          <table:table-cell table:number-columns-repeated="42"/>
        </table:table-row>
      </table:table>
      <table:table table:name="CUDA 2D PRIMES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" office:value-type="float" office:value="0.0000535166" calcext:value-type="float">
            <text:p>5.35E-05</text:p>
          </table:table-cell>
          <table:table-cell table:style-name="ce6" office:value-type="float" office:value="0.00000229936088705" calcext:value-type="float">
            <text:p>2.30E-06</text:p>
          </table:table-cell>
          <table:table-cell office:value-type="float" office:value="0.0008293495" calcext:value-type="float">
            <text:p>0.0008293495</text:p>
          </table:table-cell>
          <table:table-cell table:style-name="ce6" office:value-type="float" office:value="0.0000382990864302" calcext:value-type="float">
            <text:p>3.83E-05</text:p>
          </table:table-cell>
          <table:table-cell table:style-name="ce6" office:value-type="float" office:value="0.0000523872" calcext:value-type="float">
            <text:p>5.24E-05</text:p>
          </table:table-cell>
          <table:table-cell table:style-name="ce6" office:value-type="float" office:value="0.00000163494096394" calcext:value-type="float">
            <text:p>1.63E-06</text:p>
          </table:table-cell>
          <table:table-cell office:value-type="float" office:value="0.0002398796" calcext:value-type="float">
            <text:p>0.0002398796</text:p>
          </table:table-cell>
          <table:table-cell table:style-name="ce6" office:value-type="float" office:value="0.00000320229043724" calcext:value-type="float">
            <text:p>3.20E-06</text:p>
          </table:table-cell>
          <table:table-cell table:style-name="ce11" office:value-type="float" office:value="0.002919473" calcext:value-type="float">
            <text:p>0.002919473</text:p>
          </table:table-cell>
          <table:table-cell office:value-type="float" office:value="0.000416820290241" calcext:value-type="float">
            <text:p>0.000416820290241</text:p>
          </table:table-cell>
          <table:table-cell table:style-name="ce11" office:value-type="float" office:value="0.00159192" calcext:value-type="float">
            <text:p>0.00159192</text:p>
          </table:table-cell>
          <table:table-cell table:style-name="ce6" office:value-type="float" office:value="0.0000508660423728" calcext:value-type="float">
            <text:p>5.09E-05</text:p>
          </table:table-cell>
          <table:table-cell table:style-name="ce11" office:value-type="float" office:value="0.00164537" calcext:value-type="float">
            <text:p>0.00164537</text:p>
          </table:table-cell>
          <table:table-cell table:style-name="ce6" office:value-type="float" office:value="0.0000109011029004" calcext:value-type="float">
            <text:p>1.09E-05</text:p>
          </table:table-cell>
          <table:table-cell table:style-name="ce11" office:value-type="float" office:value="0.0010068518" calcext:value-type="float">
            <text:p>0.0010068518</text:p>
          </table:table-cell>
          <table:table-cell office:value-type="float" office:value="0.000339149496209" calcext:value-type="float">
            <text:p>0.000339149496209</text:p>
          </table:table-cell>
          <table:table-cell office:value-type="float" office:value="0.00255366" calcext:value-type="float">
            <text:p>0.00255366</text:p>
          </table:table-cell>
          <table:table-cell table:style-name="ce6" office:value-type="float" office:value="0.0000436780394859" calcext:value-type="float">
            <text:p>4.37E-05</text:p>
          </table:table-cell>
          <table:table-cell office:value-type="float" office:value="0.001630817" calcext:value-type="float">
            <text:p>0.001630817</text:p>
          </table:table-cell>
          <table:table-cell office:value-type="float" office:value="0.000102289137041" calcext:value-type="float">
            <text:p>0.000102289137041</text:p>
          </table:table-cell>
          <table:table-cell office:value-type="float" office:value="0.002587613" calcext:value-type="float">
            <text:p>0.002587613</text:p>
          </table:table-cell>
          <table:table-cell table:style-name="ce6" office:value-type="float" office:value="0.0000197990477044" calcext:value-type="float">
            <text:p>1.98E-05</text:p>
          </table:table-cell>
          <table:table-cell office:value-type="float" office:value="0.000764296" calcext:value-type="float">
            <text:p>0.000764296</text:p>
          </table:table-cell>
          <table:table-cell table:style-name="ce6" office:value-type="float" office:value="0.0000270011799084" calcext:value-type="float">
            <text:p>2.70E-05</text:p>
          </table:table-cell>
          <table:table-cell office:value-type="float" office:value="0.1551613" calcext:value-type="float">
            <text:p>0.1551613</text:p>
          </table:table-cell>
          <table:table-cell office:value-type="float" office:value="0.00208197902914" calcext:value-type="float">
            <text:p>0.00208197902914</text:p>
          </table:table-cell>
          <table:table-cell table:style-name="ce6" office:value-type="float" office:value="0.0000032595" calcext:value-type="float">
            <text:p>3.26E-06</text:p>
          </table:table-cell>
          <table:table-cell table:style-name="ce6" office:value-type="float" office:value="0.000000144007908733" calcext:value-type="float">
            <text:p>1.44E-07</text:p>
          </table:table-cell>
          <table:table-cell office:value-type="float" office:value="0.0002764704" calcext:value-type="float">
            <text:p>0.0002764704</text:p>
          </table:table-cell>
          <table:table-cell table:style-name="ce6" office:value-type="float" office:value="0.00000294417417963" calcext:value-type="float">
            <text:p>2.94E-06</text:p>
          </table:table-cell>
          <table:table-cell office:value-type="float" office:value="0.007123256" calcext:value-type="float">
            <text:p>0.007123256</text:p>
          </table:table-cell>
          <table:table-cell office:value-type="float" office:value="0.000480722968159" calcext:value-type="float">
            <text:p>0.000480722968159</text:p>
          </table:table-cell>
          <table:table-cell table:style-name="ce6" office:value-type="float" office:value="0.0000010151" calcext:value-type="float">
            <text:p>1.02E-06</text:p>
          </table:table-cell>
          <table:table-cell table:style-name="ce6" office:value-type="float" office:value="0.0000000519517938948" calcext:value-type="float">
            <text:p>5.20E-08</text:p>
          </table:table-cell>
          <table:table-cell table:style-name="ce6" office:value-type="float" office:value="0.0000009069" calcext:value-type="float">
            <text:p>9.07E-07</text:p>
          </table:table-cell>
          <table:table-cell table:style-name="ce6" office:value-type="float" office:value="0.0000000855342036848" calcext:value-type="float">
            <text:p>8.55E-08</text:p>
          </table:table-cell>
          <table:table-cell table:style-name="ce6" office:value-type="float" office:value="0.0000056354" calcext:value-type="float">
            <text:p>5.64E-06</text:p>
          </table:table-cell>
          <table:table-cell table:style-name="ce6" office:value-type="float" office:value="0.000000843320711368" calcext:value-type="float">
            <text:p>8.43E-07</text:p>
          </table:table-cell>
          <table:table-cell office:value-type="float" office:value="0.1029902" calcext:value-type="float">
            <text:p>0.1029902</text:p>
          </table:table-cell>
          <table:table-cell office:value-type="float" office:value="0.0148541598411" calcext:value-type="float">
            <text:p>0.0148541598411</text:p>
          </table:table-cell>
          <table:table-cell office:value-type="float" office:value="0.005770109" calcext:value-type="float">
            <text:p>0.005770109</text:p>
          </table:table-cell>
          <table:table-cell office:value-type="float" office:value="0.000138746499972" calcext:value-type="float">
            <text:p>0.000138746499972</text:p>
          </table:table-cell>
          <table:table-cell table:style-name="ce6" office:value-type="float" office:value="0.0000012304" calcext:value-type="float">
            <text:p>1.23E-06</text:p>
          </table:table-cell>
          <table:table-cell table:style-name="ce6" office:value-type="float" office:value="0.00000019401672322" calcext:value-type="float">
            <text:p>1.94E-07</text:p>
          </table:table-cell>
          <table:table-cell table:style-name="ce6" office:value-type="float" office:value="0.0000012411" calcext:value-type="float">
            <text:p>1.24E-06</text:p>
          </table:table-cell>
          <table:table-cell table:style-name="ce6" office:value-type="float" office:value="0.000000162707269523" calcext:value-type="float">
            <text:p>1.63E-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6" office:value-type="float" office:value="0.0000621798" calcext:value-type="float">
            <text:p>6.22E-05</text:p>
          </table:table-cell>
          <table:table-cell table:style-name="ce6" office:value-type="float" office:value="0.00000284057219588" calcext:value-type="float">
            <text:p>2.84E-06</text:p>
          </table:table-cell>
          <table:table-cell office:value-type="float" office:value="0.0008169579" calcext:value-type="float">
            <text:p>0.0008169579</text:p>
          </table:table-cell>
          <table:table-cell table:style-name="ce6" office:value-type="float" office:value="0.0000235835413534" calcext:value-type="float">
            <text:p>2.36E-05</text:p>
          </table:table-cell>
          <table:table-cell table:style-name="ce6" office:value-type="float" office:value="0.0000541136" calcext:value-type="float">
            <text:p>5.41E-05</text:p>
          </table:table-cell>
          <table:table-cell table:style-name="ce6" office:value-type="float" office:value="0.00000301424013642" calcext:value-type="float">
            <text:p>3.01E-06</text:p>
          </table:table-cell>
          <table:table-cell office:value-type="float" office:value="0.0002489064" calcext:value-type="float">
            <text:p>0.0002489064</text:p>
          </table:table-cell>
          <table:table-cell table:style-name="ce6" office:value-type="float" office:value="0.00001402643868" calcext:value-type="float">
            <text:p>1.40E-05</text:p>
          </table:table-cell>
          <table:table-cell table:style-name="ce11" office:value-type="float" office:value="0.009798068" calcext:value-type="float">
            <text:p>0.009798068</text:p>
          </table:table-cell>
          <table:table-cell table:style-name="ce6" office:value-type="float" office:value="0.0000462648781595" calcext:value-type="float">
            <text:p>4.63E-05</text:p>
          </table:table-cell>
          <table:table-cell table:style-name="ce11" office:value-type="float" office:value="0.001780683" calcext:value-type="float">
            <text:p>0.001780683</text:p>
          </table:table-cell>
          <table:table-cell office:value-type="float" office:value="0.00031949775235" calcext:value-type="float">
            <text:p>0.00031949775235</text:p>
          </table:table-cell>
          <table:table-cell table:style-name="ce11" office:value-type="float" office:value="0.00620792" calcext:value-type="float">
            <text:p>0.00620792</text:p>
          </table:table-cell>
          <table:table-cell table:style-name="ce6" office:value-type="float" office:value="0.0000621925903053" calcext:value-type="float">
            <text:p>6.22E-05</text:p>
          </table:table-cell>
          <table:table-cell table:style-name="ce11" office:value-type="float" office:value="0.0007917736" calcext:value-type="float">
            <text:p>0.0007917736</text:p>
          </table:table-cell>
          <table:table-cell table:style-name="ce6" office:value-type="float" office:value="0.0000566235933614" calcext:value-type="float">
            <text:p>5.66E-05</text:p>
          </table:table-cell>
          <table:table-cell office:value-type="float" office:value="0.009965339" calcext:value-type="float">
            <text:p>0.009965339</text:p>
          </table:table-cell>
          <table:table-cell office:value-type="float" office:value="0.000113705514324" calcext:value-type="float">
            <text:p>0.000113705514324</text:p>
          </table:table-cell>
          <table:table-cell office:value-type="float" office:value="0.001678477" calcext:value-type="float">
            <text:p>0.001678477</text:p>
          </table:table-cell>
          <table:table-cell table:style-name="ce6" office:value-type="float" office:value="0.0000455122713733" calcext:value-type="float">
            <text:p>4.55E-05</text:p>
          </table:table-cell>
          <table:table-cell office:value-type="float" office:value="0.009985634" calcext:value-type="float">
            <text:p>0.009985634</text:p>
          </table:table-cell>
          <table:table-cell table:style-name="ce6" office:value-type="float" office:value="0.0000610663340966" calcext:value-type="float">
            <text:p>6.11E-05</text:p>
          </table:table-cell>
          <table:table-cell office:value-type="float" office:value="0.0008735178" calcext:value-type="float">
            <text:p>0.0008735178</text:p>
          </table:table-cell>
          <table:table-cell table:style-name="ce6" office:value-type="float" office:value="0.0000374605434107" calcext:value-type="float">
            <text:p>3.75E-05</text:p>
          </table:table-cell>
          <table:table-cell office:value-type="float" office:value="0.1583338" calcext:value-type="float">
            <text:p>0.1583338</text:p>
          </table:table-cell>
          <table:table-cell office:value-type="float" office:value="0.00219836903181" calcext:value-type="float">
            <text:p>0.00219836903181</text:p>
          </table:table-cell>
          <table:table-cell table:style-name="ce6" office:value-type="float" office:value="0.0000057369" calcext:value-type="float">
            <text:p>5.74E-06</text:p>
          </table:table-cell>
          <table:table-cell table:style-name="ce6" office:value-type="float" office:value="0.000000146402375512" calcext:value-type="float">
            <text:p>1.46E-07</text:p>
          </table:table-cell>
          <table:table-cell office:value-type="float" office:value="0.0002965261" calcext:value-type="float">
            <text:p>0.0002965261</text:p>
          </table:table-cell>
          <table:table-cell table:style-name="ce6" office:value-type="float" office:value="0.00000942177683702" calcext:value-type="float">
            <text:p>9.42E-06</text:p>
          </table:table-cell>
          <table:table-cell office:value-type="float" office:value="0.007117811" calcext:value-type="float">
            <text:p>0.007117811</text:p>
          </table:table-cell>
          <table:table-cell office:value-type="float" office:value="0.000470829801508" calcext:value-type="float">
            <text:p>0.000470829801508</text:p>
          </table:table-cell>
          <table:table-cell table:style-name="ce6" office:value-type="float" office:value="0.000001949" calcext:value-type="float">
            <text:p>1.95E-06</text:p>
          </table:table-cell>
          <table:table-cell table:style-name="ce6" office:value-type="float" office:value="0.0000000544303836719" calcext:value-type="float">
            <text:p>5.44E-08</text:p>
          </table:table-cell>
          <table:table-cell table:style-name="ce6" office:value-type="float" office:value="0.0000016953" calcext:value-type="float">
            <text:p>1.70E-06</text:p>
          </table:table-cell>
          <table:table-cell table:style-name="ce6" office:value-type="float" office:value="0.0000000758639864787" calcext:value-type="float">
            <text:p>7.59E-08</text:p>
          </table:table-cell>
          <table:table-cell table:style-name="ce6" office:value-type="float" office:value="0.0000104163" calcext:value-type="float">
            <text:p>1.04E-05</text:p>
          </table:table-cell>
          <table:table-cell table:style-name="ce6" office:value-type="float" office:value="0.00000356631911235" calcext:value-type="float">
            <text:p>3.57E-06</text:p>
          </table:table-cell>
          <table:table-cell office:value-type="float" office:value="0.09650829" calcext:value-type="float">
            <text:p>0.09650829</text:p>
          </table:table-cell>
          <table:table-cell office:value-type="float" office:value="0.00153558474454" calcext:value-type="float">
            <text:p>0.00153558474454</text:p>
          </table:table-cell>
          <table:table-cell office:value-type="float" office:value="0.00587371" calcext:value-type="float">
            <text:p>0.00587371</text:p>
          </table:table-cell>
          <table:table-cell office:value-type="float" office:value="0.000272037254965" calcext:value-type="float">
            <text:p>0.000272037254965</text:p>
          </table:table-cell>
          <table:table-cell table:style-name="ce6" office:value-type="float" office:value="0.0000033546" calcext:value-type="float">
            <text:p>3.35E-06</text:p>
          </table:table-cell>
          <table:table-cell table:style-name="ce6" office:value-type="float" office:value="0.00000375093950305" calcext:value-type="float">
            <text:p>3.75E-06</text:p>
          </table:table-cell>
          <table:table-cell table:style-name="ce6" office:value-type="float" office:value="0.0000022061" calcext:value-type="float">
            <text:p>2.21E-06</text:p>
          </table:table-cell>
          <table:table-cell table:style-name="ce6" office:value-type="float" office:value="0.000000487234474697" calcext:value-type="float">
            <text:p>4.87E-0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6" office:value-type="float" office:value="0.0000768331" calcext:value-type="float">
            <text:p>7.68E-05</text:p>
          </table:table-cell>
          <table:table-cell table:style-name="ce6" office:value-type="float" office:value="0.00000561924305796" calcext:value-type="float">
            <text:p>5.62E-06</text:p>
          </table:table-cell>
          <table:table-cell office:value-type="float" office:value="0.0008652219" calcext:value-type="float">
            <text:p>0.0008652219</text:p>
          </table:table-cell>
          <table:table-cell table:style-name="ce6" office:value-type="float" office:value="0.0000466609421381" calcext:value-type="float">
            <text:p>4.67E-05</text:p>
          </table:table-cell>
          <table:table-cell table:style-name="ce6" office:value-type="float" office:value="0.0000753875" calcext:value-type="float">
            <text:p>7.54E-05</text:p>
          </table:table-cell>
          <table:table-cell table:style-name="ce6" office:value-type="float" office:value="0.00000332703532526" calcext:value-type="float">
            <text:p>3.33E-06</text:p>
          </table:table-cell>
          <table:table-cell office:value-type="float" office:value="0.000286041" calcext:value-type="float">
            <text:p>0.000286041</text:p>
          </table:table-cell>
          <table:table-cell table:style-name="ce6" office:value-type="float" office:value="0.000029080003775" calcext:value-type="float">
            <text:p>2.91E-05</text:p>
          </table:table-cell>
          <table:table-cell table:style-name="ce11" office:value-type="float" office:value="0.07571711" calcext:value-type="float">
            <text:p>0.07571711</text:p>
          </table:table-cell>
          <table:table-cell office:value-type="float" office:value="0.00026293987251" calcext:value-type="float">
            <text:p>0.00026293987251</text:p>
          </table:table-cell>
          <table:table-cell table:style-name="ce11" office:value-type="float" office:value="0.001871907" calcext:value-type="float">
            <text:p>0.001871907</text:p>
          </table:table-cell>
          <table:table-cell table:style-name="ce6" office:value-type="float" office:value="0.0000757601277498" calcext:value-type="float">
            <text:p>7.58E-05</text:p>
          </table:table-cell>
          <table:table-cell table:style-name="ce11" office:value-type="float" office:value="0.04518737" calcext:value-type="float">
            <text:p>0.04518737</text:p>
          </table:table-cell>
          <table:table-cell office:value-type="float" office:value="0.000375614261503" calcext:value-type="float">
            <text:p>0.000375614261503</text:p>
          </table:table-cell>
          <table:table-cell table:style-name="ce11" office:value-type="float" office:value="0.001020525" calcext:value-type="float">
            <text:p>0.001020525</text:p>
          </table:table-cell>
          <table:table-cell table:style-name="ce6" office:value-type="float" office:value="0.0000309802540159" calcext:value-type="float">
            <text:p>3.10E-05</text:p>
          </table:table-cell>
          <table:table-cell office:value-type="float" office:value="0.07696601" calcext:value-type="float">
            <text:p>0.07696601</text:p>
          </table:table-cell>
          <table:table-cell office:value-type="float" office:value="0.00019324792625" calcext:value-type="float">
            <text:p>0.00019324792625</text:p>
          </table:table-cell>
          <table:table-cell office:value-type="float" office:value="0.001991301" calcext:value-type="float">
            <text:p>0.001991301</text:p>
          </table:table-cell>
          <table:table-cell office:value-type="float" office:value="0.000357153328992" calcext:value-type="float">
            <text:p>0.000357153328992</text:p>
          </table:table-cell>
          <table:table-cell office:value-type="float" office:value="0.06467603" calcext:value-type="float">
            <text:p>0.06467603</text:p>
          </table:table-cell>
          <table:table-cell office:value-type="float" office:value="0.000160669965734" calcext:value-type="float">
            <text:p>0.000160669965734</text:p>
          </table:table-cell>
          <table:table-cell office:value-type="float" office:value="0.001344746" calcext:value-type="float">
            <text:p>0.001344746</text:p>
          </table:table-cell>
          <table:table-cell office:value-type="float" office:value="0.000171353987484" calcext:value-type="float">
            <text:p>0.000171353987484</text:p>
          </table:table-cell>
          <table:table-cell office:value-type="float" office:value="0.1566356" calcext:value-type="float">
            <text:p>0.1566356</text:p>
          </table:table-cell>
          <table:table-cell office:value-type="float" office:value="0.00287276870709" calcext:value-type="float">
            <text:p>0.00287276870709</text:p>
          </table:table-cell>
          <table:table-cell table:style-name="ce6" office:value-type="float" office:value="0.0000106954" calcext:value-type="float">
            <text:p>1.07E-05</text:p>
          </table:table-cell>
          <table:table-cell table:style-name="ce6" office:value-type="float" office:value="0.00000150320400035" calcext:value-type="float">
            <text:p>1.50E-06</text:p>
          </table:table-cell>
          <table:table-cell office:value-type="float" office:value="0.000305978" calcext:value-type="float">
            <text:p>0.000305978</text:p>
          </table:table-cell>
          <table:table-cell table:style-name="ce6" office:value-type="float" office:value="0.00000729166409905" calcext:value-type="float">
            <text:p>7.29E-06</text:p>
          </table:table-cell>
          <table:table-cell office:value-type="float" office:value="0.007275438" calcext:value-type="float">
            <text:p>0.007275438</text:p>
          </table:table-cell>
          <table:table-cell office:value-type="float" office:value="0.000779686280511" calcext:value-type="float">
            <text:p>0.000779686280511</text:p>
          </table:table-cell>
          <table:table-cell table:style-name="ce6" office:value-type="float" office:value="0.0000037655" calcext:value-type="float">
            <text:p>3.77E-06</text:p>
          </table:table-cell>
          <table:table-cell table:style-name="ce6" office:value-type="float" office:value="0.0000000542243282833" calcext:value-type="float">
            <text:p>5.42E-08</text:p>
          </table:table-cell>
          <table:table-cell table:style-name="ce6" office:value-type="float" office:value="0.000003243" calcext:value-type="float">
            <text:p>3.24E-06</text:p>
          </table:table-cell>
          <table:table-cell table:style-name="ce6" office:value-type="float" office:value="0.0000000571722543431" calcext:value-type="float">
            <text:p>5.72E-08</text:p>
          </table:table-cell>
          <table:table-cell table:style-name="ce6" office:value-type="float" office:value="0.0000193314" calcext:value-type="float">
            <text:p>1.93E-05</text:p>
          </table:table-cell>
          <table:table-cell table:style-name="ce6" office:value-type="float" office:value="0.00000303627689412" calcext:value-type="float">
            <text:p>3.04E-06</text:p>
          </table:table-cell>
          <table:table-cell office:value-type="float" office:value="0.09684395" calcext:value-type="float">
            <text:p>0.09684395</text:p>
          </table:table-cell>
          <table:table-cell office:value-type="float" office:value="0.00140516007332" calcext:value-type="float">
            <text:p>0.00140516007332</text:p>
          </table:table-cell>
          <table:table-cell office:value-type="float" office:value="0.005880192" calcext:value-type="float">
            <text:p>0.005880192</text:p>
          </table:table-cell>
          <table:table-cell office:value-type="float" office:value="0.000311236504171" calcext:value-type="float">
            <text:p>0.000311236504171</text:p>
          </table:table-cell>
          <table:table-cell table:style-name="ce6" office:value-type="float" office:value="0.0000039274" calcext:value-type="float">
            <text:p>3.93E-06</text:p>
          </table:table-cell>
          <table:table-cell table:style-name="ce6" office:value-type="float" office:value="0.000000729090483639" calcext:value-type="float">
            <text:p>7.29E-07</text:p>
          </table:table-cell>
          <table:table-cell table:style-name="ce6" office:value-type="float" office:value="0.0000038927" calcext:value-type="float">
            <text:p>3.89E-06</text:p>
          </table:table-cell>
          <table:table-cell table:style-name="ce6" office:value-type="float" office:value="0.000000711167592375" calcext:value-type="float">
            <text:p>7.11E-07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1062294" calcext:value-type="float">
            <text:p>0.0001062294</text:p>
          </table:table-cell>
          <table:table-cell table:style-name="ce6" office:value-type="float" office:value="0.00000930327425277" calcext:value-type="float">
            <text:p>9.30E-06</text:p>
          </table:table-cell>
          <table:table-cell office:value-type="float" office:value="0.0003802571" calcext:value-type="float">
            <text:p>0.0003802571</text:p>
          </table:table-cell>
          <table:table-cell table:style-name="ce6" office:value-type="float" office:value="0.0000121174787298" calcext:value-type="float">
            <text:p>1.21E-05</text:p>
          </table:table-cell>
          <table:table-cell table:style-name="ce6" office:value-type="float" office:value="0.0000938394" calcext:value-type="float">
            <text:p>9.38E-05</text:p>
          </table:table-cell>
          <table:table-cell table:style-name="ce6" office:value-type="float" office:value="0.00000479994921732" calcext:value-type="float">
            <text:p>4.80E-06</text:p>
          </table:table-cell>
          <table:table-cell office:value-type="float" office:value="0.0002790153" calcext:value-type="float">
            <text:p>0.0002790153</text:p>
          </table:table-cell>
          <table:table-cell table:style-name="ce6" office:value-type="float" office:value="0.0000097183896134" calcext:value-type="float">
            <text:p>9.72E-06</text:p>
          </table:table-cell>
          <table:table-cell table:style-name="ce11" office:value-type="float" office:value="0.3238449" calcext:value-type="float">
            <text:p>0.3238449</text:p>
          </table:table-cell>
          <table:table-cell office:value-type="float" office:value="0.000574711415504" calcext:value-type="float">
            <text:p>0.000574711415504</text:p>
          </table:table-cell>
          <table:table-cell table:style-name="ce11" office:value-type="float" office:value="0.002051355" calcext:value-type="float">
            <text:p>0.002051355</text:p>
          </table:table-cell>
          <table:table-cell office:value-type="float" office:value="0.00033856552188" calcext:value-type="float">
            <text:p>0.00033856552188</text:p>
          </table:table-cell>
          <table:table-cell table:style-name="ce11" office:value-type="float" office:value="0.1863204" calcext:value-type="float">
            <text:p>0.1863204</text:p>
          </table:table-cell>
          <table:table-cell office:value-type="float" office:value="0.000718333132251" calcext:value-type="float">
            <text:p>0.000718333132251</text:p>
          </table:table-cell>
          <table:table-cell table:style-name="ce11" office:value-type="float" office:value="0.001875381" calcext:value-type="float">
            <text:p>0.001875381</text:p>
          </table:table-cell>
          <table:table-cell table:style-name="ce6" office:value-type="float" office:value="0.0000517221438608" calcext:value-type="float">
            <text:p>5.17E-05</text:p>
          </table:table-cell>
          <table:table-cell office:value-type="float" office:value="0.3300703" calcext:value-type="float">
            <text:p>0.3300703</text:p>
          </table:table-cell>
          <table:table-cell office:value-type="float" office:value="0.000940472227719" calcext:value-type="float">
            <text:p>0.000940472227719</text:p>
          </table:table-cell>
          <table:table-cell office:value-type="float" office:value="0.002077303" calcext:value-type="float">
            <text:p>0.002077303</text:p>
          </table:table-cell>
          <table:table-cell office:value-type="float" office:value="0.00035814628315" calcext:value-type="float">
            <text:p>0.00035814628315</text:p>
          </table:table-cell>
          <table:table-cell office:value-type="float" office:value="0.2940993" calcext:value-type="float">
            <text:p>0.2940993</text:p>
          </table:table-cell>
          <table:table-cell office:value-type="float" office:value="0.00056157022911" calcext:value-type="float">
            <text:p>0.00056157022911</text:p>
          </table:table-cell>
          <table:table-cell office:value-type="float" office:value="0.002830955" calcext:value-type="float">
            <text:p>0.002830955</text:p>
          </table:table-cell>
          <table:table-cell office:value-type="float" office:value="0.000303026674376" calcext:value-type="float">
            <text:p>0.000303026674376</text:p>
          </table:table-cell>
          <table:table-cell office:value-type="float" office:value="0.1583197" calcext:value-type="float">
            <text:p>0.1583197</text:p>
          </table:table-cell>
          <table:table-cell office:value-type="float" office:value="0.00276566564421" calcext:value-type="float">
            <text:p>0.00276566564421</text:p>
          </table:table-cell>
          <table:table-cell table:style-name="ce6" office:value-type="float" office:value="0.0000199503" calcext:value-type="float">
            <text:p>2.00E-05</text:p>
          </table:table-cell>
          <table:table-cell table:style-name="ce6" office:value-type="float" office:value="0.000000760083189891" calcext:value-type="float">
            <text:p>7.60E-07</text:p>
          </table:table-cell>
          <table:table-cell office:value-type="float" office:value="0.000335551" calcext:value-type="float">
            <text:p>0.000335551</text:p>
          </table:table-cell>
          <table:table-cell table:style-name="ce6" office:value-type="float" office:value="0.0000148363373512" calcext:value-type="float">
            <text:p>1.48E-05</text:p>
          </table:table-cell>
          <table:table-cell office:value-type="float" office:value="0.007235371" calcext:value-type="float">
            <text:p>0.007235371</text:p>
          </table:table-cell>
          <table:table-cell office:value-type="float" office:value="0.000553896406549" calcext:value-type="float">
            <text:p>0.000553896406549</text:p>
          </table:table-cell>
          <table:table-cell table:style-name="ce6" office:value-type="float" office:value="0.0000078564" calcext:value-type="float">
            <text:p>7.86E-06</text:p>
          </table:table-cell>
          <table:table-cell table:style-name="ce6" office:value-type="float" office:value="0.00000144225619546" calcext:value-type="float">
            <text:p>1.44E-06</text:p>
          </table:table-cell>
          <table:table-cell table:style-name="ce6" office:value-type="float" office:value="0.0000064035" calcext:value-type="float">
            <text:p>6.40E-06</text:p>
          </table:table-cell>
          <table:table-cell table:style-name="ce6" office:value-type="float" office:value="0.000000120348798637" calcext:value-type="float">
            <text:p>1.20E-07</text:p>
          </table:table-cell>
          <table:table-cell table:style-name="ce6" office:value-type="float" office:value="0.0000443685" calcext:value-type="float">
            <text:p>4.44E-05</text:p>
          </table:table-cell>
          <table:table-cell table:style-name="ce6" office:value-type="float" office:value="0.0000061544372836" calcext:value-type="float">
            <text:p>6.15E-06</text:p>
          </table:table-cell>
          <table:table-cell office:value-type="float" office:value="0.10303249" calcext:value-type="float">
            <text:p>0.10303249</text:p>
          </table:table-cell>
          <table:table-cell office:value-type="float" office:value="0.00646932914287" calcext:value-type="float">
            <text:p>0.00646932914287</text:p>
          </table:table-cell>
          <table:table-cell office:value-type="float" office:value="0.006714972" calcext:value-type="float">
            <text:p>0.006714972</text:p>
          </table:table-cell>
          <table:table-cell office:value-type="float" office:value="0.00190434467283" calcext:value-type="float">
            <text:p>0.00190434467283</text:p>
          </table:table-cell>
          <table:table-cell table:style-name="ce6" office:value-type="float" office:value="0.000010013" calcext:value-type="float">
            <text:p>1.00E-05</text:p>
          </table:table-cell>
          <table:table-cell table:style-name="ce6" office:value-type="float" office:value="0.00000154167340539" calcext:value-type="float">
            <text:p>1.54E-06</text:p>
          </table:table-cell>
          <table:table-cell table:style-name="ce6" office:value-type="float" office:value="0.0000099476" calcext:value-type="float">
            <text:p>9.95E-06</text:p>
          </table:table-cell>
          <table:table-cell table:style-name="ce6" office:value-type="float" office:value="0.00000152149482053" calcext:value-type="float">
            <text:p>1.52E-06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.0001336985" calcext:value-type="float">
            <text:p>0.0001336985</text:p>
          </table:table-cell>
          <table:table-cell table:style-name="ce6" office:value-type="float" office:value="0.00000558875727093" calcext:value-type="float">
            <text:p>5.59E-06</text:p>
          </table:table-cell>
          <table:table-cell office:value-type="float" office:value="0.000382631" calcext:value-type="float">
            <text:p>0.000382631</text:p>
          </table:table-cell>
          <table:table-cell table:style-name="ce6" office:value-type="float" office:value="0.0000317002387303" calcext:value-type="float">
            <text:p>3.17E-05</text:p>
          </table:table-cell>
          <table:table-cell office:value-type="float" office:value="0.0001064141" calcext:value-type="float">
            <text:p>0.0001064141</text:p>
          </table:table-cell>
          <table:table-cell table:style-name="ce6" office:value-type="float" office:value="0.00000100749738902" calcext:value-type="float">
            <text:p>1.01E-06</text:p>
          </table:table-cell>
          <table:table-cell office:value-type="float" office:value="0.0002799148" calcext:value-type="float">
            <text:p>0.0002799148</text:p>
          </table:table-cell>
          <table:table-cell table:style-name="ce6" office:value-type="float" office:value="0.00000780771609513" calcext:value-type="float">
            <text:p>7.81E-06</text:p>
          </table:table-cell>
          <table:table-cell table:style-name="ce11" office:value-type="float" office:value="1.272669" calcext:value-type="float">
            <text:p>1.272669</text:p>
          </table:table-cell>
          <table:table-cell office:value-type="float" office:value="0.00481154271864" calcext:value-type="float">
            <text:p>0.00481154271864</text:p>
          </table:table-cell>
          <table:table-cell table:style-name="ce11" office:value-type="float" office:value="0.005424914" calcext:value-type="float">
            <text:p>0.005424914</text:p>
          </table:table-cell>
          <table:table-cell office:value-type="float" office:value="0.000165460774351" calcext:value-type="float">
            <text:p>0.000165460774351</text:p>
          </table:table-cell>
          <table:table-cell table:style-name="ce11" office:value-type="float" office:value="0.7207489" calcext:value-type="float">
            <text:p>0.7207489</text:p>
          </table:table-cell>
          <table:table-cell office:value-type="float" office:value="0.00297535011759" calcext:value-type="float">
            <text:p>0.00297535011759</text:p>
          </table:table-cell>
          <table:table-cell table:style-name="ce11" office:value-type="float" office:value="0.004642155" calcext:value-type="float">
            <text:p>0.004642155</text:p>
          </table:table-cell>
          <table:table-cell table:style-name="ce6" office:value-type="float" office:value="0.0000455456030931" calcext:value-type="float">
            <text:p>4.55E-05</text:p>
          </table:table-cell>
          <table:table-cell office:value-type="float" office:value="1.29462" calcext:value-type="float">
            <text:p>1.29462</text:p>
          </table:table-cell>
          <table:table-cell office:value-type="float" office:value="0.00302428320249" calcext:value-type="float">
            <text:p>0.00302428320249</text:p>
          </table:table-cell>
          <table:table-cell office:value-type="float" office:value="0.00538441" calcext:value-type="float">
            <text:p>0.00538441</text:p>
          </table:table-cell>
          <table:table-cell table:style-name="ce6" office:value-type="float" office:value="0.0000627635463908" calcext:value-type="float">
            <text:p>6.28E-05</text:p>
          </table:table-cell>
          <table:table-cell office:value-type="float" office:value="1.154128" calcext:value-type="float">
            <text:p>1.154128</text:p>
          </table:table-cell>
          <table:table-cell office:value-type="float" office:value="0.0018735931018" calcext:value-type="float">
            <text:p>0.0018735931018</text:p>
          </table:table-cell>
          <table:table-cell office:value-type="float" office:value="0.007884377" calcext:value-type="float">
            <text:p>0.007884377</text:p>
          </table:table-cell>
          <table:table-cell table:style-name="ce6" office:value-type="float" office:value="0.0000580896594451" calcext:value-type="float">
            <text:p>5.81E-05</text:p>
          </table:table-cell>
          <table:table-cell office:value-type="float" office:value="0.1565372" calcext:value-type="float">
            <text:p>0.1565372</text:p>
          </table:table-cell>
          <table:table-cell office:value-type="float" office:value="0.00222684634006" calcext:value-type="float">
            <text:p>0.00222684634006</text:p>
          </table:table-cell>
          <table:table-cell table:style-name="ce6" office:value-type="float" office:value="0.0000387613" calcext:value-type="float">
            <text:p>3.88E-05</text:p>
          </table:table-cell>
          <table:table-cell table:style-name="ce6" office:value-type="float" office:value="0.000000947135453178" calcext:value-type="float">
            <text:p>9.47E-07</text:p>
          </table:table-cell>
          <table:table-cell office:value-type="float" office:value="0.0004505806" calcext:value-type="float">
            <text:p>0.0004505806</text:p>
          </table:table-cell>
          <table:table-cell office:value-type="float" office:value="0.000302756433623" calcext:value-type="float">
            <text:p>0.000302756433623</text:p>
          </table:table-cell>
          <table:table-cell office:value-type="float" office:value="0.007014316" calcext:value-type="float">
            <text:p>0.007014316</text:p>
          </table:table-cell>
          <table:table-cell office:value-type="float" office:value="0.000125278456621" calcext:value-type="float">
            <text:p>0.000125278456621</text:p>
          </table:table-cell>
          <table:table-cell table:style-name="ce6" office:value-type="float" office:value="0.0000147434" calcext:value-type="float">
            <text:p>1.47E-05</text:p>
          </table:table-cell>
          <table:table-cell table:style-name="ce6" office:value-type="float" office:value="0.000000024116384472" calcext:value-type="float">
            <text:p>2.41E-08</text:p>
          </table:table-cell>
          <table:table-cell table:style-name="ce6" office:value-type="float" office:value="0.0000126866" calcext:value-type="float">
            <text:p>1.27E-05</text:p>
          </table:table-cell>
          <table:table-cell table:style-name="ce6" office:value-type="float" office:value="0.0000000581113872949" calcext:value-type="float">
            <text:p>5.81E-08</text:p>
          </table:table-cell>
          <table:table-cell table:style-name="ce6" office:value-type="float" office:value="0.0000838271" calcext:value-type="float">
            <text:p>8.38E-05</text:p>
          </table:table-cell>
          <table:table-cell table:style-name="ce6" office:value-type="float" office:value="0.0000133989533791" calcext:value-type="float">
            <text:p>1.34E-05</text:p>
          </table:table-cell>
          <table:table-cell office:value-type="float" office:value="0.09788337" calcext:value-type="float">
            <text:p>0.09788337</text:p>
          </table:table-cell>
          <table:table-cell office:value-type="float" office:value="0.00228691206412" calcext:value-type="float">
            <text:p>0.00228691206412</text:p>
          </table:table-cell>
          <table:table-cell office:value-type="float" office:value="0.00580574" calcext:value-type="float">
            <text:p>0.00580574</text:p>
          </table:table-cell>
          <table:table-cell table:style-name="ce6" office:value-type="float" office:value="0.000095019651067" calcext:value-type="float">
            <text:p>9.50E-05</text:p>
          </table:table-cell>
          <table:table-cell table:style-name="ce6" office:value-type="float" office:value="0.0000187328" calcext:value-type="float">
            <text:p>1.87E-05</text:p>
          </table:table-cell>
          <table:table-cell table:style-name="ce6" office:value-type="float" office:value="0.00000338902115662" calcext:value-type="float">
            <text:p>3.39E-06</text:p>
          </table:table-cell>
          <table:table-cell table:style-name="ce6" office:value-type="float" office:value="0.0000186826" calcext:value-type="float">
            <text:p>1.87E-05</text:p>
          </table:table-cell>
          <table:table-cell table:style-name="ce6" office:value-type="float" office:value="0.00000339460824773" calcext:value-type="float">
            <text:p>3.39E-06</text:p>
          </table:table-cell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table:style-name="ce2"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0.0010068518" calcext:value-type="float">
            <text:p>0.0010068518</text:p>
          </table:table-cell>
          <table:table-cell table:style-name="ce2" office:value-type="float" office:value="0.00164537" calcext:value-type="float">
            <text:p>0.00164537</text:p>
          </table:table-cell>
          <table:table-cell table:style-name="ce2" office:value-type="float" office:value="0.00159192" calcext:value-type="float">
            <text:p>0.00159192</text:p>
          </table:table-cell>
          <table:table-cell table:style-name="ce2" office:value-type="float" office:value="0.002919473" calcext:value-type="float">
            <text:p>0.002919473</text:p>
          </table:table-cell>
          <table:table-cell table:number-columns-repeated="42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0.0007917736" calcext:value-type="float">
            <text:p>0.0007917736</text:p>
          </table:table-cell>
          <table:table-cell table:style-name="ce2" office:value-type="float" office:value="0.00620792" calcext:value-type="float">
            <text:p>0.00620792</text:p>
          </table:table-cell>
          <table:table-cell table:style-name="ce2" office:value-type="float" office:value="0.001780683" calcext:value-type="float">
            <text:p>0.001780683</text:p>
          </table:table-cell>
          <table:table-cell table:style-name="ce2" office:value-type="float" office:value="0.009798068" calcext:value-type="float">
            <text:p>0.009798068</text:p>
          </table:table-cell>
          <table:table-cell table:number-columns-repeated="42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0.001020525" calcext:value-type="float">
            <text:p>0.001020525</text:p>
          </table:table-cell>
          <table:table-cell table:style-name="ce2" office:value-type="float" office:value="0.04518737" calcext:value-type="float">
            <text:p>0.04518737</text:p>
          </table:table-cell>
          <table:table-cell table:style-name="ce2" office:value-type="float" office:value="0.001871907" calcext:value-type="float">
            <text:p>0.001871907</text:p>
          </table:table-cell>
          <table:table-cell table:style-name="ce2" office:value-type="float" office:value="0.07571711" calcext:value-type="float">
            <text:p>0.07571711</text:p>
          </table:table-cell>
          <table:table-cell table:number-columns-repeated="42"/>
        </table:table-row>
        <table:table-row table:style-name="ro1"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0.001875381" calcext:value-type="float">
            <text:p>0.001875381</text:p>
          </table:table-cell>
          <table:table-cell table:style-name="ce2" office:value-type="float" office:value="0.1863204" calcext:value-type="float">
            <text:p>0.1863204</text:p>
          </table:table-cell>
          <table:table-cell table:style-name="ce2" office:value-type="float" office:value="0.002051355" calcext:value-type="float">
            <text:p>0.002051355</text:p>
          </table:table-cell>
          <table:table-cell table:style-name="ce2" office:value-type="float" office:value="0.3238449" calcext:value-type="float">
            <text:p>0.3238449</text:p>
          </table:table-cell>
          <table:table-cell table:number-columns-repeated="42"/>
        </table:table-row>
        <table:table-row table:style-name="ro1">
          <table:table-cell table:style-name="ce2" office:value-type="float" office:value="8123" calcext:value-type="float">
            <text:p>8123</text:p>
          </table:table-cell>
          <table:table-cell table:style-name="ce2" office:value-type="float" office:value="0.004642155" calcext:value-type="float">
            <text:p>0.004642155</text:p>
          </table:table-cell>
          <table:table-cell table:style-name="ce2" office:value-type="float" office:value="0.7207489" calcext:value-type="float">
            <text:p>0.7207489</text:p>
          </table:table-cell>
          <table:table-cell table:style-name="ce2" office:value-type="float" office:value="0.005424914" calcext:value-type="float">
            <text:p>0.005424914</text:p>
          </table:table-cell>
          <table:table-cell table:style-name="ce2" office:value-type="float" office:value="1.272669" calcext:value-type="float">
            <text:p>1.272669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2d-primes.dat</text:p>
          </table:table-cell>
          <table:table-cell table:number-columns-repeated="46"/>
        </table:table-row>
      </table:table>
      <table:table table:name="CUDA 3D POW2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0000288945" calcext:value-type="float">
            <text:p>2.89E-05</text:p>
          </table:table-cell>
          <table:table-cell table:style-name="ce6" office:value-type="float" office:value="0.00000153614946104" calcext:value-type="float">
            <text:p>1.54E-06</text:p>
          </table:table-cell>
          <table:table-cell office:value-type="float" office:value="0.0002751716" calcext:value-type="float">
            <text:p>0.0002751716</text:p>
          </table:table-cell>
          <table:table-cell table:style-name="ce6" office:value-type="float" office:value="0.0000115794773073" calcext:value-type="float">
            <text:p>1.16E-05</text:p>
          </table:table-cell>
          <table:table-cell table:style-name="ce6" office:value-type="float" office:value="0.0000579375" calcext:value-type="float">
            <text:p>5.79E-05</text:p>
          </table:table-cell>
          <table:table-cell table:style-name="ce6" office:value-type="float" office:value="0.000000737236016785" calcext:value-type="float">
            <text:p>7.37E-07</text:p>
          </table:table-cell>
          <table:table-cell office:value-type="float" office:value="0.0002054415" calcext:value-type="float">
            <text:p>0.0002054415</text:p>
          </table:table-cell>
          <table:table-cell table:style-name="ce6" office:value-type="float" office:value="0.0000306694702713" calcext:value-type="float">
            <text:p>3.07E-05</text:p>
          </table:table-cell>
          <table:table-cell table:style-name="ce6" office:value-type="float" office:value="0.000046847" calcext:value-type="float">
            <text:p>4.68E-05</text:p>
          </table:table-cell>
          <table:table-cell table:style-name="ce6" office:value-type="float" office:value="0.00000648280009804" calcext:value-type="float">
            <text:p>6.48E-06</text:p>
          </table:table-cell>
          <table:table-cell office:value-type="float" office:value="0.0002800428" calcext:value-type="float">
            <text:p>0.0002800428</text:p>
          </table:table-cell>
          <table:table-cell table:style-name="ce6" office:value-type="float" office:value="0.0000169303382706" calcext:value-type="float">
            <text:p>1.69E-05</text:p>
          </table:table-cell>
          <table:table-cell table:style-name="ce6" office:value-type="float" office:value="0.000042753" calcext:value-type="float">
            <text:p>4.28E-05</text:p>
          </table:table-cell>
          <table:table-cell table:style-name="ce6" office:value-type="float" office:value="0.00000177918801705" calcext:value-type="float">
            <text:p>1.78E-06</text:p>
          </table:table-cell>
          <table:table-cell office:value-type="float" office:value="0.0002868542" calcext:value-type="float">
            <text:p>0.0002868542</text:p>
          </table:table-cell>
          <table:table-cell table:style-name="ce6" office:value-type="float" office:value="0.0000158053553217" calcext:value-type="float">
            <text:p>1.58E-05</text:p>
          </table:table-cell>
          <table:table-cell table:style-name="ce11" office:value-type="float" office:value="0.0003605798" calcext:value-type="float">
            <text:p>0.0003605798</text:p>
          </table:table-cell>
          <table:table-cell table:style-name="ce6" office:value-type="float" office:value="0.00000386658404509" calcext:value-type="float">
            <text:p>3.87E-06</text:p>
          </table:table-cell>
          <table:table-cell table:style-name="ce11" office:value-type="float" office:value="0.0002825527" calcext:value-type="float">
            <text:p>0.0002825527</text:p>
          </table:table-cell>
          <table:table-cell table:style-name="ce6" office:value-type="float" office:value="0.0000147701075679" calcext:value-type="float">
            <text:p>1.48E-05</text:p>
          </table:table-cell>
          <table:table-cell table:style-name="ce11" office:value-type="float" office:value="0.000236522" calcext:value-type="float">
            <text:p>0.000236522</text:p>
          </table:table-cell>
          <table:table-cell table:style-name="ce6" office:value-type="float" office:value="0.00000538084450208" calcext:value-type="float">
            <text:p>5.38E-06</text:p>
          </table:table-cell>
          <table:table-cell table:style-name="ce11" office:value-type="float" office:value="0.0002807433" calcext:value-type="float">
            <text:p>0.0002807433</text:p>
          </table:table-cell>
          <table:table-cell table:style-name="ce6" office:value-type="float" office:value="0.00000842856630816" calcext:value-type="float">
            <text:p>8.43E-06</text:p>
          </table:table-cell>
          <table:table-cell office:value-type="float" office:value="0.1566121" calcext:value-type="float">
            <text:p>0.1566121</text:p>
          </table:table-cell>
          <table:table-cell office:value-type="float" office:value="0.00355912862151" calcext:value-type="float">
            <text:p>0.00355912862151</text:p>
          </table:table-cell>
          <table:table-cell table:style-name="ce6" office:value-type="float" office:value="0.000001068" calcext:value-type="float">
            <text:p>1.07E-06</text:p>
          </table:table-cell>
          <table:table-cell table:style-name="ce6" office:value-type="float" office:value="0.000000206875700737" calcext:value-type="float">
            <text:p>2.07E-07</text:p>
          </table:table-cell>
          <table:table-cell office:value-type="float" office:value="0.0002745688" calcext:value-type="float">
            <text:p>0.0002745688</text:p>
          </table:table-cell>
          <table:table-cell table:style-name="ce6" office:value-type="float" office:value="0.0000137140310858" calcext:value-type="float">
            <text:p>1.37E-05</text:p>
          </table:table-cell>
          <table:table-cell office:value-type="float" office:value="0.007042145" calcext:value-type="float">
            <text:p>0.007042145</text:p>
          </table:table-cell>
          <table:table-cell office:value-type="float" office:value="0.000441521403263" calcext:value-type="float">
            <text:p>0.000441521403263</text:p>
          </table:table-cell>
          <table:table-cell table:style-name="ce6" office:value-type="float" office:value="0.0000001573" calcext:value-type="float">
            <text:p>1.57E-07</text:p>
          </table:table-cell>
          <table:table-cell table:style-name="ce6" office:value-type="float" office:value="0.0000000613026191211" calcext:value-type="float">
            <text:p>6.13E-08</text:p>
          </table:table-cell>
          <table:table-cell table:style-name="ce6" office:value-type="float" office:value="0.000000175" calcext:value-type="float">
            <text:p>1.75E-07</text:p>
          </table:table-cell>
          <table:table-cell table:style-name="ce6" office:value-type="float" office:value="0.0000000813620168001" calcext:value-type="float">
            <text:p>8.14E-08</text:p>
          </table:table-cell>
          <table:table-cell table:style-name="ce6" office:value-type="float" office:value="0.0000019326" calcext:value-type="float">
            <text:p>1.93E-06</text:p>
          </table:table-cell>
          <table:table-cell table:style-name="ce6" office:value-type="float" office:value="0.000000241274025862" calcext:value-type="float">
            <text:p>2.41E-07</text:p>
          </table:table-cell>
          <table:table-cell office:value-type="float" office:value="0.1028372" calcext:value-type="float">
            <text:p>0.1028372</text:p>
          </table:table-cell>
          <table:table-cell office:value-type="float" office:value="0.0172504364409" calcext:value-type="float">
            <text:p>0.0172504364409</text:p>
          </table:table-cell>
          <table:table-cell office:value-type="float" office:value="0.009174688" calcext:value-type="float">
            <text:p>0.009174688</text:p>
          </table:table-cell>
          <table:table-cell office:value-type="float" office:value="0.00979209869008" calcext:value-type="float">
            <text:p>0.00979209869008</text:p>
          </table:table-cell>
          <table:table-cell table:style-name="ce6" office:value-type="float" office:value="0.000000185" calcext:value-type="float">
            <text:p>1.85E-07</text:p>
          </table:table-cell>
          <table:table-cell table:style-name="ce6" office:value-type="float" office:value="0.000000027268215115" calcext:value-type="float">
            <text:p>2.73E-08</text:p>
          </table:table-cell>
          <table:table-cell table:style-name="ce6" office:value-type="float" office:value="0.0000001827" calcext:value-type="float">
            <text:p>1.83E-07</text:p>
          </table:table-cell>
          <table:table-cell table:style-name="ce6" office:value-type="float" office:value="0.0000000364052804473" calcext:value-type="float">
            <text:p>3.64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0.0000286403" calcext:value-type="float">
            <text:p>2.86E-05</text:p>
          </table:table-cell>
          <table:table-cell table:style-name="ce6" office:value-type="float" office:value="0.000000693053156531" calcext:value-type="float">
            <text:p>6.93E-07</text:p>
          </table:table-cell>
          <table:table-cell office:value-type="float" office:value="0.0002770185" calcext:value-type="float">
            <text:p>0.0002770185</text:p>
          </table:table-cell>
          <table:table-cell table:style-name="ce6" office:value-type="float" office:value="0.0000100714782568" calcext:value-type="float">
            <text:p>1.01E-05</text:p>
          </table:table-cell>
          <table:table-cell table:style-name="ce6" office:value-type="float" office:value="0.0000569634" calcext:value-type="float">
            <text:p>5.70E-05</text:p>
          </table:table-cell>
          <table:table-cell table:style-name="ce6" office:value-type="float" office:value="0.00000192101461617" calcext:value-type="float">
            <text:p>1.92E-06</text:p>
          </table:table-cell>
          <table:table-cell office:value-type="float" office:value="0.0002120456" calcext:value-type="float">
            <text:p>0.0002120456</text:p>
          </table:table-cell>
          <table:table-cell table:style-name="ce6" office:value-type="float" office:value="0.0000428684118183" calcext:value-type="float">
            <text:p>4.29E-05</text:p>
          </table:table-cell>
          <table:table-cell table:style-name="ce6" office:value-type="float" office:value="0.0000739285" calcext:value-type="float">
            <text:p>7.39E-05</text:p>
          </table:table-cell>
          <table:table-cell table:style-name="ce6" office:value-type="float" office:value="0.00000124495794217" calcext:value-type="float">
            <text:p>1.24E-06</text:p>
          </table:table-cell>
          <table:table-cell office:value-type="float" office:value="0.0002816581" calcext:value-type="float">
            <text:p>0.0002816581</text:p>
          </table:table-cell>
          <table:table-cell table:style-name="ce6" office:value-type="float" office:value="0.0000196763614661" calcext:value-type="float">
            <text:p>1.97E-05</text:p>
          </table:table-cell>
          <table:table-cell table:style-name="ce6" office:value-type="float" office:value="0.0000656174" calcext:value-type="float">
            <text:p>6.56E-05</text:p>
          </table:table-cell>
          <table:table-cell table:style-name="ce6" office:value-type="float" office:value="0.00000318678044427" calcext:value-type="float">
            <text:p>3.19E-06</text:p>
          </table:table-cell>
          <table:table-cell office:value-type="float" office:value="0.0002767696" calcext:value-type="float">
            <text:p>0.0002767696</text:p>
          </table:table-cell>
          <table:table-cell table:style-name="ce6" office:value-type="float" office:value="0.00000964342251601" calcext:value-type="float">
            <text:p>9.64E-06</text:p>
          </table:table-cell>
          <table:table-cell table:style-name="ce11" office:value-type="float" office:value="0.002574842" calcext:value-type="float">
            <text:p>0.002574842</text:p>
          </table:table-cell>
          <table:table-cell table:style-name="ce6" office:value-type="float" office:value="0.0000500251936084" calcext:value-type="float">
            <text:p>5.00E-05</text:p>
          </table:table-cell>
          <table:table-cell table:style-name="ce11" office:value-type="float" office:value="0.0004791759" calcext:value-type="float">
            <text:p>0.0004791759</text:p>
          </table:table-cell>
          <table:table-cell table:style-name="ce6" office:value-type="float" office:value="0.000032277584525" calcext:value-type="float">
            <text:p>3.23E-05</text:p>
          </table:table-cell>
          <table:table-cell table:style-name="ce11" office:value-type="float" office:value="0.001564311" calcext:value-type="float">
            <text:p>0.001564311</text:p>
          </table:table-cell>
          <table:table-cell table:style-name="ce6" office:value-type="float" office:value="0.0000322672081394" calcext:value-type="float">
            <text:p>3.23E-05</text:p>
          </table:table-cell>
          <table:table-cell table:style-name="ce11" office:value-type="float" office:value="0.0004980121" calcext:value-type="float">
            <text:p>0.0004980121</text:p>
          </table:table-cell>
          <table:table-cell table:style-name="ce6" office:value-type="float" office:value="0.0000275137658332" calcext:value-type="float">
            <text:p>2.75E-05</text:p>
          </table:table-cell>
          <table:table-cell office:value-type="float" office:value="0.155304" calcext:value-type="float">
            <text:p>0.155304</text:p>
          </table:table-cell>
          <table:table-cell office:value-type="float" office:value="0.00197314565549" calcext:value-type="float">
            <text:p>0.00197314565549</text:p>
          </table:table-cell>
          <table:table-cell table:style-name="ce6" office:value-type="float" office:value="0.0000012406" calcext:value-type="float">
            <text:p>1.24E-06</text:p>
          </table:table-cell>
          <table:table-cell table:style-name="ce6" office:value-type="float" office:value="0.00000015691837935" calcext:value-type="float">
            <text:p>1.57E-07</text:p>
          </table:table-cell>
          <table:table-cell office:value-type="float" office:value="0.0002669913" calcext:value-type="float">
            <text:p>0.0002669913</text:p>
          </table:table-cell>
          <table:table-cell table:style-name="ce6" office:value-type="float" office:value="0.0000107623822647" calcext:value-type="float">
            <text:p>1.08E-05</text:p>
          </table:table-cell>
          <table:table-cell office:value-type="float" office:value="0.007203401" calcext:value-type="float">
            <text:p>0.007203401</text:p>
          </table:table-cell>
          <table:table-cell office:value-type="float" office:value="0.000493205748557" calcext:value-type="float">
            <text:p>0.000493205748557</text:p>
          </table:table-cell>
          <table:table-cell table:style-name="ce6" office:value-type="float" office:value="0.0000001989" calcext:value-type="float">
            <text:p>1.99E-07</text:p>
          </table:table-cell>
          <table:table-cell table:style-name="ce6" office:value-type="float" office:value="0.00000000615449248743" calcext:value-type="float">
            <text:p>6.15E-09</text:p>
          </table:table-cell>
          <table:table-cell table:style-name="ce6" office:value-type="float" office:value="0.000000189" calcext:value-type="float">
            <text:p>1.89E-07</text:p>
          </table:table-cell>
          <table:table-cell table:style-name="ce6" office:value-type="float" office:value="0.0000000136300322002" calcext:value-type="float">
            <text:p>1.36E-08</text:p>
          </table:table-cell>
          <table:table-cell table:style-name="ce6" office:value-type="float" office:value="0.0000024038" calcext:value-type="float">
            <text:p>2.40E-06</text:p>
          </table:table-cell>
          <table:table-cell table:style-name="ce6" office:value-type="float" office:value="0.000000510233671958" calcext:value-type="float">
            <text:p>5.10E-07</text:p>
          </table:table-cell>
          <table:table-cell office:value-type="float" office:value="0.10152736" calcext:value-type="float">
            <text:p>0.10152736</text:p>
          </table:table-cell>
          <table:table-cell office:value-type="float" office:value="0.0112034088062" calcext:value-type="float">
            <text:p>0.0112034088062</text:p>
          </table:table-cell>
          <table:table-cell office:value-type="float" office:value="0.00606661" calcext:value-type="float">
            <text:p>0.00606661</text:p>
          </table:table-cell>
          <table:table-cell office:value-type="float" office:value="0.000389394049917" calcext:value-type="float">
            <text:p>0.000389394049917</text:p>
          </table:table-cell>
          <table:table-cell table:style-name="ce6" office:value-type="float" office:value="0.0000003312" calcext:value-type="float">
            <text:p>3.31E-07</text:p>
          </table:table-cell>
          <table:table-cell table:style-name="ce6" office:value-type="float" office:value="0.000000117310414428" calcext:value-type="float">
            <text:p>1.17E-07</text:p>
          </table:table-cell>
          <table:table-cell table:style-name="ce6" office:value-type="float" office:value="0.000000322" calcext:value-type="float">
            <text:p>3.22E-07</text:p>
          </table:table-cell>
          <table:table-cell table:style-name="ce6" office:value-type="float" office:value="0.0000000822921624458" calcext:value-type="float">
            <text:p>8.23E-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0000379217" calcext:value-type="float">
            <text:p>3.79E-05</text:p>
          </table:table-cell>
          <table:table-cell table:style-name="ce6" office:value-type="float" office:value="0.000000839946698044" calcext:value-type="float">
            <text:p>8.40E-07</text:p>
          </table:table-cell>
          <table:table-cell office:value-type="float" office:value="0.0002784733" calcext:value-type="float">
            <text:p>0.0002784733</text:p>
          </table:table-cell>
          <table:table-cell table:style-name="ce6" office:value-type="float" office:value="0.0000107352010802" calcext:value-type="float">
            <text:p>1.07E-05</text:p>
          </table:table-cell>
          <table:table-cell table:style-name="ce6" office:value-type="float" office:value="0.0000577479" calcext:value-type="float">
            <text:p>5.77E-05</text:p>
          </table:table-cell>
          <table:table-cell table:style-name="ce6" office:value-type="float" office:value="0.0000019182390333" calcext:value-type="float">
            <text:p>1.92E-06</text:p>
          </table:table-cell>
          <table:table-cell office:value-type="float" office:value="0.0001925397" calcext:value-type="float">
            <text:p>0.0001925397</text:p>
          </table:table-cell>
          <table:table-cell table:style-name="ce6" office:value-type="float" office:value="0.00000629835733523" calcext:value-type="float">
            <text:p>6.30E-06</text:p>
          </table:table-cell>
          <table:table-cell office:value-type="float" office:value="0.000219769" calcext:value-type="float">
            <text:p>0.000219769</text:p>
          </table:table-cell>
          <table:table-cell table:style-name="ce6" office:value-type="float" office:value="0.0000226922086335" calcext:value-type="float">
            <text:p>2.27E-05</text:p>
          </table:table-cell>
          <table:table-cell office:value-type="float" office:value="0.0003860412" calcext:value-type="float">
            <text:p>0.0003860412</text:p>
          </table:table-cell>
          <table:table-cell office:value-type="float" office:value="0.000326258262797" calcext:value-type="float">
            <text:p>0.000326258262797</text:p>
          </table:table-cell>
          <table:table-cell office:value-type="float" office:value="0.0001348324" calcext:value-type="float">
            <text:p>0.0001348324</text:p>
          </table:table-cell>
          <table:table-cell table:style-name="ce6" office:value-type="float" office:value="0.00000200327044826" calcext:value-type="float">
            <text:p>2.00E-06</text:p>
          </table:table-cell>
          <table:table-cell office:value-type="float" office:value="0.0002802705" calcext:value-type="float">
            <text:p>0.0002802705</text:p>
          </table:table-cell>
          <table:table-cell table:style-name="ce6" office:value-type="float" office:value="0.00000825498570226" calcext:value-type="float">
            <text:p>8.25E-06</text:p>
          </table:table-cell>
          <table:table-cell table:style-name="ce11" office:value-type="float" office:value="0.03912459" calcext:value-type="float">
            <text:p>0.03912459</text:p>
          </table:table-cell>
          <table:table-cell office:value-type="float" office:value="0.000127838660906" calcext:value-type="float">
            <text:p>0.000127838660906</text:p>
          </table:table-cell>
          <table:table-cell table:style-name="ce11" office:value-type="float" office:value="0.0006115655" calcext:value-type="float">
            <text:p>0.0006115655</text:p>
          </table:table-cell>
          <table:table-cell table:style-name="ce6" office:value-type="float" office:value="0.00000875930307032" calcext:value-type="float">
            <text:p>8.76E-06</text:p>
          </table:table-cell>
          <table:table-cell table:style-name="ce11" office:value-type="float" office:value="0.01149722" calcext:value-type="float">
            <text:p>0.01149722</text:p>
          </table:table-cell>
          <table:table-cell table:style-name="ce6" office:value-type="float" office:value="0.0000860718278855" calcext:value-type="float">
            <text:p>8.61E-05</text:p>
          </table:table-cell>
          <table:table-cell table:style-name="ce11" office:value-type="float" office:value="0.0005399439" calcext:value-type="float">
            <text:p>0.0005399439</text:p>
          </table:table-cell>
          <table:table-cell table:style-name="ce6" office:value-type="float" office:value="0.00000510661121489" calcext:value-type="float">
            <text:p>5.11E-06</text:p>
          </table:table-cell>
          <table:table-cell office:value-type="float" office:value="0.1559161" calcext:value-type="float">
            <text:p>0.1559161</text:p>
          </table:table-cell>
          <table:table-cell office:value-type="float" office:value="0.00282807694576" calcext:value-type="float">
            <text:p>0.00282807694576</text:p>
          </table:table-cell>
          <table:table-cell table:style-name="ce6" office:value-type="float" office:value="0.0000016043" calcext:value-type="float">
            <text:p>1.60E-06</text:p>
          </table:table-cell>
          <table:table-cell table:style-name="ce6" office:value-type="float" office:value="0.00000012289476076" calcext:value-type="float">
            <text:p>1.23E-07</text:p>
          </table:table-cell>
          <table:table-cell office:value-type="float" office:value="0.0002633242" calcext:value-type="float">
            <text:p>0.0002633242</text:p>
          </table:table-cell>
          <table:table-cell table:style-name="ce6" office:value-type="float" office:value="0.00000907518997414" calcext:value-type="float">
            <text:p>9.08E-06</text:p>
          </table:table-cell>
          <table:table-cell office:value-type="float" office:value="0.006872527" calcext:value-type="float">
            <text:p>0.006872527</text:p>
          </table:table-cell>
          <table:table-cell table:style-name="ce6" office:value-type="float" office:value="0.000091081393886" calcext:value-type="float">
            <text:p>9.11E-05</text:p>
          </table:table-cell>
          <table:table-cell table:style-name="ce6" office:value-type="float" office:value="0.0000003361" calcext:value-type="float">
            <text:p>3.36E-07</text:p>
          </table:table-cell>
          <table:table-cell table:style-name="ce6" office:value-type="float" office:value="0.0000000602761238892" calcext:value-type="float">
            <text:p>6.03E-08</text:p>
          </table:table-cell>
          <table:table-cell table:style-name="ce6" office:value-type="float" office:value="0.0000003146" calcext:value-type="float">
            <text:p>3.15E-07</text:p>
          </table:table-cell>
          <table:table-cell table:style-name="ce6" office:value-type="float" office:value="0.0000000960638676437" calcext:value-type="float">
            <text:p>9.61E-08</text:p>
          </table:table-cell>
          <table:table-cell table:style-name="ce6" office:value-type="float" office:value="0.000002263" calcext:value-type="float">
            <text:p>2.26E-06</text:p>
          </table:table-cell>
          <table:table-cell table:style-name="ce6" office:value-type="float" office:value="0.00000020991744409" calcext:value-type="float">
            <text:p>2.10E-07</text:p>
          </table:table-cell>
          <table:table-cell office:value-type="float" office:value="0.09792593" calcext:value-type="float">
            <text:p>0.09792593</text:p>
          </table:table-cell>
          <table:table-cell office:value-type="float" office:value="0.00387729427108" calcext:value-type="float">
            <text:p>0.00387729427108</text:p>
          </table:table-cell>
          <table:table-cell office:value-type="float" office:value="0.005942747" calcext:value-type="float">
            <text:p>0.005942747</text:p>
          </table:table-cell>
          <table:table-cell office:value-type="float" office:value="0.000300167942772" calcext:value-type="float">
            <text:p>0.000300167942772</text:p>
          </table:table-cell>
          <table:table-cell table:style-name="ce6" office:value-type="float" office:value="0.0000004057" calcext:value-type="float">
            <text:p>4.06E-07</text:p>
          </table:table-cell>
          <table:table-cell table:style-name="ce6" office:value-type="float" office:value="0.0000000656862069066" calcext:value-type="float">
            <text:p>6.57E-08</text:p>
          </table:table-cell>
          <table:table-cell table:style-name="ce6" office:value-type="float" office:value="0.0000003929" calcext:value-type="float">
            <text:p>3.93E-07</text:p>
          </table:table-cell>
          <table:table-cell table:style-name="ce6" office:value-type="float" office:value="0.000000066760683706" calcext:value-type="float">
            <text:p>6.68E-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float" office:value="0.0000400227" calcext:value-type="float">
            <text:p>4.00E-05</text:p>
          </table:table-cell>
          <table:table-cell table:style-name="ce6" office:value-type="float" office:value="0.00000597893357362" calcext:value-type="float">
            <text:p>5.98E-06</text:p>
          </table:table-cell>
          <table:table-cell office:value-type="float" office:value="0.0004009375" calcext:value-type="float">
            <text:p>0.0004009375</text:p>
          </table:table-cell>
          <table:table-cell office:value-type="float" office:value="0.000305284914479" calcext:value-type="float">
            <text:p>0.000305284914479</text:p>
          </table:table-cell>
          <table:table-cell table:style-name="ce6" office:value-type="float" office:value="0.0000577797" calcext:value-type="float">
            <text:p>5.78E-05</text:p>
          </table:table-cell>
          <table:table-cell table:style-name="ce6" office:value-type="float" office:value="0.00000123635027849" calcext:value-type="float">
            <text:p>1.24E-06</text:p>
          </table:table-cell>
          <table:table-cell office:value-type="float" office:value="0.0001961271" calcext:value-type="float">
            <text:p>0.0001961271</text:p>
          </table:table-cell>
          <table:table-cell table:style-name="ce6" office:value-type="float" office:value="0.0000131714530579" calcext:value-type="float">
            <text:p>1.32E-05</text:p>
          </table:table-cell>
          <table:table-cell office:value-type="float" office:value="0.0007384912" calcext:value-type="float">
            <text:p>0.0007384912</text:p>
          </table:table-cell>
          <table:table-cell table:style-name="ce6" office:value-type="float" office:value="0.0000620549698176" calcext:value-type="float">
            <text:p>6.21E-05</text:p>
          </table:table-cell>
          <table:table-cell office:value-type="float" office:value="0.000383281" calcext:value-type="float">
            <text:p>0.000383281</text:p>
          </table:table-cell>
          <table:table-cell table:style-name="ce6" office:value-type="float" office:value="0.000016323007954" calcext:value-type="float">
            <text:p>1.63E-05</text:p>
          </table:table-cell>
          <table:table-cell office:value-type="float" office:value="0.0004190748" calcext:value-type="float">
            <text:p>0.0004190748</text:p>
          </table:table-cell>
          <table:table-cell table:style-name="ce6" office:value-type="float" office:value="0.00000587360683813" calcext:value-type="float">
            <text:p>5.87E-06</text:p>
          </table:table-cell>
          <table:table-cell office:value-type="float" office:value="0.0002972714" calcext:value-type="float">
            <text:p>0.0002972714</text:p>
          </table:table-cell>
          <table:table-cell table:style-name="ce6" office:value-type="float" office:value="0.0000284743283452" calcext:value-type="float">
            <text:p>2.85E-05</text:p>
          </table:table-cell>
          <table:table-cell table:style-name="ce11" office:value-type="float" office:value="0.3115464" calcext:value-type="float">
            <text:p>0.3115464</text:p>
          </table:table-cell>
          <table:table-cell office:value-type="float" office:value="0.000988209402011" calcext:value-type="float">
            <text:p>0.000988209402011</text:p>
          </table:table-cell>
          <table:table-cell table:style-name="ce11" office:value-type="float" office:value="0.001404717" calcext:value-type="float">
            <text:p>0.001404717</text:p>
          </table:table-cell>
          <table:table-cell office:value-type="float" office:value="0.000620661026918" calcext:value-type="float">
            <text:p>0.000620661026918</text:p>
          </table:table-cell>
          <table:table-cell table:style-name="ce11" office:value-type="float" office:value="0.1712311" calcext:value-type="float">
            <text:p>0.1712311</text:p>
          </table:table-cell>
          <table:table-cell office:value-type="float" office:value="0.000757844963623" calcext:value-type="float">
            <text:p>0.000757844963623</text:p>
          </table:table-cell>
          <table:table-cell table:style-name="ce11" office:value-type="float" office:value="0.0008910476" calcext:value-type="float">
            <text:p>0.0008910476</text:p>
          </table:table-cell>
          <table:table-cell table:style-name="ce6" office:value-type="float" office:value="0.0000481878248828" calcext:value-type="float">
            <text:p>4.82E-05</text:p>
          </table:table-cell>
          <table:table-cell office:value-type="float" office:value="0.157409" calcext:value-type="float">
            <text:p>0.157409</text:p>
          </table:table-cell>
          <table:table-cell office:value-type="float" office:value="0.00264052229682" calcext:value-type="float">
            <text:p>0.00264052229682</text:p>
          </table:table-cell>
          <table:table-cell table:style-name="ce6" office:value-type="float" office:value="0.0000021604" calcext:value-type="float">
            <text:p>2.16E-06</text:p>
          </table:table-cell>
          <table:table-cell table:style-name="ce6" office:value-type="float" office:value="0.000000164475057211" calcext:value-type="float">
            <text:p>1.64E-07</text:p>
          </table:table-cell>
          <table:table-cell office:value-type="float" office:value="0.0002671615" calcext:value-type="float">
            <text:p>0.0002671615</text:p>
          </table:table-cell>
          <table:table-cell table:style-name="ce6" office:value-type="float" office:value="0.0000121383211566" calcext:value-type="float">
            <text:p>1.21E-05</text:p>
          </table:table-cell>
          <table:table-cell office:value-type="float" office:value="0.007192713" calcext:value-type="float">
            <text:p>0.007192713</text:p>
          </table:table-cell>
          <table:table-cell office:value-type="float" office:value="0.000644238073214" calcext:value-type="float">
            <text:p>0.000644238073214</text:p>
          </table:table-cell>
          <table:table-cell table:style-name="ce6" office:value-type="float" office:value="0.0000005986" calcext:value-type="float">
            <text:p>5.99E-07</text:p>
          </table:table-cell>
          <table:table-cell table:style-name="ce6" office:value-type="float" office:value="0.000000147459372936" calcext:value-type="float">
            <text:p>1.47E-07</text:p>
          </table:table-cell>
          <table:table-cell table:style-name="ce6" office:value-type="float" office:value="0.0000004857" calcext:value-type="float">
            <text:p>4.86E-07</text:p>
          </table:table-cell>
          <table:table-cell table:style-name="ce6" office:value-type="float" office:value="0.0000000286047781556" calcext:value-type="float">
            <text:p>2.86E-08</text:p>
          </table:table-cell>
          <table:table-cell table:style-name="ce6" office:value-type="float" office:value="0.0000047825" calcext:value-type="float">
            <text:p>4.78E-06</text:p>
          </table:table-cell>
          <table:table-cell table:style-name="ce6" office:value-type="float" office:value="0.000000794552179952" calcext:value-type="float">
            <text:p>7.95E-07</text:p>
          </table:table-cell>
          <table:table-cell office:value-type="float" office:value="0.10013386" calcext:value-type="float">
            <text:p>0.10013386</text:p>
          </table:table-cell>
          <table:table-cell office:value-type="float" office:value="0.00587710984001" calcext:value-type="float">
            <text:p>0.00587710984001</text:p>
          </table:table-cell>
          <table:table-cell office:value-type="float" office:value="0.006040506" calcext:value-type="float">
            <text:p>0.006040506</text:p>
          </table:table-cell>
          <table:table-cell office:value-type="float" office:value="0.000541267872278" calcext:value-type="float">
            <text:p>0.000541267872278</text:p>
          </table:table-cell>
          <table:table-cell table:style-name="ce6" office:value-type="float" office:value="0.0000007653" calcext:value-type="float">
            <text:p>7.65E-07</text:p>
          </table:table-cell>
          <table:table-cell table:style-name="ce6" office:value-type="float" office:value="0.000000152851452943" calcext:value-type="float">
            <text:p>1.53E-07</text:p>
          </table:table-cell>
          <table:table-cell table:style-name="ce6" office:value-type="float" office:value="0.0000007604" calcext:value-type="float">
            <text:p>7.60E-07</text:p>
          </table:table-cell>
          <table:table-cell table:style-name="ce6" office:value-type="float" office:value="0.000000173608883541" calcext:value-type="float">
            <text:p>1.74E-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6" office:value-type="float" office:value="0.0000417794" calcext:value-type="float">
            <text:p>4.18E-05</text:p>
          </table:table-cell>
          <table:table-cell table:style-name="ce6" office:value-type="float" office:value="0.00000184806302201" calcext:value-type="float">
            <text:p>1.85E-06</text:p>
          </table:table-cell>
          <table:table-cell office:value-type="float" office:value="0.0002987138" calcext:value-type="float">
            <text:p>0.0002987138</text:p>
          </table:table-cell>
          <table:table-cell table:style-name="ce6" office:value-type="float" office:value="0.0000364135380252" calcext:value-type="float">
            <text:p>3.64E-05</text:p>
          </table:table-cell>
          <table:table-cell table:style-name="ce6" office:value-type="float" office:value="0.0000597559" calcext:value-type="float">
            <text:p>5.98E-05</text:p>
          </table:table-cell>
          <table:table-cell table:style-name="ce6" office:value-type="float" office:value="0.00000118042011824" calcext:value-type="float">
            <text:p>1.18E-06</text:p>
          </table:table-cell>
          <table:table-cell office:value-type="float" office:value="0.000195296" calcext:value-type="float">
            <text:p>0.000195296</text:p>
          </table:table-cell>
          <table:table-cell table:style-name="ce6" office:value-type="float" office:value="0.00000911799373644" calcext:value-type="float">
            <text:p>9.12E-06</text:p>
          </table:table-cell>
          <table:table-cell office:value-type="float" office:value="0.002506131" calcext:value-type="float">
            <text:p>0.002506131</text:p>
          </table:table-cell>
          <table:table-cell table:style-name="ce6" office:value-type="float" office:value="0.0000191664704048" calcext:value-type="float">
            <text:p>1.92E-05</text:p>
          </table:table-cell>
          <table:table-cell office:value-type="float" office:value="0.0004681183" calcext:value-type="float">
            <text:p>0.0004681183</text:p>
          </table:table-cell>
          <table:table-cell table:style-name="ce6" office:value-type="float" office:value="0.00000469739672703" calcext:value-type="float">
            <text:p>4.70E-06</text:p>
          </table:table-cell>
          <table:table-cell office:value-type="float" office:value="0.00145606" calcext:value-type="float">
            <text:p>0.00145606</text:p>
          </table:table-cell>
          <table:table-cell table:style-name="ce6" office:value-type="float" office:value="0.00000689900959076" calcext:value-type="float">
            <text:p>6.90E-06</text:p>
          </table:table-cell>
          <table:table-cell office:value-type="float" office:value="0.0005187218" calcext:value-type="float">
            <text:p>0.0005187218</text:p>
          </table:table-cell>
          <table:table-cell table:style-name="ce6" office:value-type="float" office:value="0.0000353093917875" calcext:value-type="float">
            <text:p>3.53E-05</text:p>
          </table:table-cell>
          <table:table-cell table:style-name="ce11" office:value-type="float" office:value="2.480816" calcext:value-type="float">
            <text:p>2.480816</text:p>
          </table:table-cell>
          <table:table-cell office:value-type="float" office:value="0.00380063211117" calcext:value-type="float">
            <text:p>0.00380063211117</text:p>
          </table:table-cell>
          <table:table-cell table:style-name="ce11" office:value-type="float" office:value="0.005096122" calcext:value-type="float">
            <text:p>0.005096122</text:p>
          </table:table-cell>
          <table:table-cell table:style-name="ce6" office:value-type="float" office:value="0.0000444974143568" calcext:value-type="float">
            <text:p>4.45E-05</text:p>
          </table:table-cell>
          <table:table-cell table:style-name="ce11" office:value-type="float" office:value="1.357246" calcext:value-type="float">
            <text:p>1.357246</text:p>
          </table:table-cell>
          <table:table-cell office:value-type="float" office:value="0.00335302251707" calcext:value-type="float">
            <text:p>0.00335302251707</text:p>
          </table:table-cell>
          <table:table-cell table:style-name="ce11" office:value-type="float" office:value="0.002841114" calcext:value-type="float">
            <text:p>0.002841114</text:p>
          </table:table-cell>
          <table:table-cell table:style-name="ce6" office:value-type="float" office:value="0.0000305629893099" calcext:value-type="float">
            <text:p>3.06E-05</text:p>
          </table:table-cell>
          <table:table-cell office:value-type="float" office:value="0.1551709" calcext:value-type="float">
            <text:p>0.1551709</text:p>
          </table:table-cell>
          <table:table-cell office:value-type="float" office:value="0.00285193920186" calcext:value-type="float">
            <text:p>0.00285193920186</text:p>
          </table:table-cell>
          <table:table-cell table:style-name="ce6" office:value-type="float" office:value="0.0000032978" calcext:value-type="float">
            <text:p>3.30E-06</text:p>
          </table:table-cell>
          <table:table-cell table:style-name="ce6" office:value-type="float" office:value="0.000000120612142377" calcext:value-type="float">
            <text:p>1.21E-07</text:p>
          </table:table-cell>
          <table:table-cell office:value-type="float" office:value="0.0002652218" calcext:value-type="float">
            <text:p>0.0002652218</text:p>
          </table:table-cell>
          <table:table-cell table:style-name="ce6" office:value-type="float" office:value="0.00000676385782096" calcext:value-type="float">
            <text:p>6.76E-06</text:p>
          </table:table-cell>
          <table:table-cell office:value-type="float" office:value="0.006935174" calcext:value-type="float">
            <text:p>0.006935174</text:p>
          </table:table-cell>
          <table:table-cell office:value-type="float" office:value="0.000124892559711" calcext:value-type="float">
            <text:p>0.000124892559711</text:p>
          </table:table-cell>
          <table:table-cell table:style-name="ce6" office:value-type="float" office:value="0.0000010088" calcext:value-type="float">
            <text:p>1.01E-06</text:p>
          </table:table-cell>
          <table:table-cell table:style-name="ce6" office:value-type="float" office:value="0.00000000752477389841" calcext:value-type="float">
            <text:p>7.52E-09</text:p>
          </table:table-cell>
          <table:table-cell table:style-name="ce6" office:value-type="float" office:value="0.0000008764" calcext:value-type="float">
            <text:p>8.76E-07</text:p>
          </table:table-cell>
          <table:table-cell table:style-name="ce6" office:value-type="float" office:value="0.000000010679159351" calcext:value-type="float">
            <text:p>1.07E-08</text:p>
          </table:table-cell>
          <table:table-cell table:style-name="ce6" office:value-type="float" office:value="0.0000055189" calcext:value-type="float">
            <text:p>5.52E-06</text:p>
          </table:table-cell>
          <table:table-cell table:style-name="ce6" office:value-type="float" office:value="0.00000114508771619" calcext:value-type="float">
            <text:p>1.15E-06</text:p>
          </table:table-cell>
          <table:table-cell office:value-type="float" office:value="0.09823899" calcext:value-type="float">
            <text:p>0.09823899</text:p>
          </table:table-cell>
          <table:table-cell office:value-type="float" office:value="0.00321994154" calcext:value-type="float">
            <text:p>0.00321994154</text:p>
          </table:table-cell>
          <table:table-cell office:value-type="float" office:value="0.005823133" calcext:value-type="float">
            <text:p>0.005823133</text:p>
          </table:table-cell>
          <table:table-cell office:value-type="float" office:value="0.000105906457578" calcext:value-type="float">
            <text:p>0.000105906457578</text:p>
          </table:table-cell>
          <table:table-cell table:style-name="ce6" office:value-type="float" office:value="0.0000012311" calcext:value-type="float">
            <text:p>1.23E-06</text:p>
          </table:table-cell>
          <table:table-cell table:style-name="ce6" office:value-type="float" office:value="0.000000266413817626" calcext:value-type="float">
            <text:p>2.66E-07</text:p>
          </table:table-cell>
          <table:table-cell table:style-name="ce6" office:value-type="float" office:value="0.0000012191" calcext:value-type="float">
            <text:p>1.22E-06</text:p>
          </table:table-cell>
          <table:table-cell table:style-name="ce6" office:value-type="float" office:value="0.000000265496369509" calcext:value-type="float">
            <text:p>2.65E-07</text:p>
          </table:table-cell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table:style-name="ce2"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02807433" calcext:value-type="float">
            <text:p>0.0002807433</text:p>
          </table:table-cell>
          <table:table-cell table:style-name="ce2" office:value-type="float" office:value="0.000236522" calcext:value-type="float">
            <text:p>0.000236522</text:p>
          </table:table-cell>
          <table:table-cell table:style-name="ce2" office:value-type="float" office:value="0.0002825527" calcext:value-type="float">
            <text:p>0.0002825527</text:p>
          </table:table-cell>
          <table:table-cell table:style-name="ce2" office:value-type="float" office:value="0.0003605798" calcext:value-type="float">
            <text:p>0.0003605798</text:p>
          </table:table-cell>
          <table:table-cell table:number-columns-repeated="4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04980121" calcext:value-type="float">
            <text:p>0.0004980121</text:p>
          </table:table-cell>
          <table:table-cell table:style-name="ce2" office:value-type="float" office:value="0.001564311" calcext:value-type="float">
            <text:p>0.001564311</text:p>
          </table:table-cell>
          <table:table-cell table:style-name="ce2" office:value-type="float" office:value="0.0004791759" calcext:value-type="float">
            <text:p>0.0004791759</text:p>
          </table:table-cell>
          <table:table-cell table:style-name="ce2" office:value-type="float" office:value="0.002574842" calcext:value-type="float">
            <text:p>0.002574842</text:p>
          </table:table-cell>
          <table:table-cell table:number-columns-repeated="4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005399439" calcext:value-type="float">
            <text:p>0.0005399439</text:p>
          </table:table-cell>
          <table:table-cell table:style-name="ce2" office:value-type="float" office:value="0.01149722" calcext:value-type="float">
            <text:p>0.01149722</text:p>
          </table:table-cell>
          <table:table-cell table:style-name="ce2" office:value-type="float" office:value="0.0006115655" calcext:value-type="float">
            <text:p>0.0006115655</text:p>
          </table:table-cell>
          <table:table-cell table:style-name="ce2" office:value-type="float" office:value="0.03912459" calcext:value-type="float">
            <text:p>0.03912459</text:p>
          </table:table-cell>
          <table:table-cell table:number-columns-repeated="4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008910476" calcext:value-type="float">
            <text:p>0.0008910476</text:p>
          </table:table-cell>
          <table:table-cell table:style-name="ce2" office:value-type="float" office:value="0.1712311" calcext:value-type="float">
            <text:p>0.1712311</text:p>
          </table:table-cell>
          <table:table-cell table:style-name="ce2" office:value-type="float" office:value="0.001404717" calcext:value-type="float">
            <text:p>0.001404717</text:p>
          </table:table-cell>
          <table:table-cell table:style-name="ce2" office:value-type="float" office:value="0.3115464" calcext:value-type="float">
            <text:p>0.3115464</text:p>
          </table:table-cell>
          <table:table-cell table:number-columns-repeated="4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02841114" calcext:value-type="float">
            <text:p>0.002841114</text:p>
          </table:table-cell>
          <table:table-cell table:style-name="ce2" office:value-type="float" office:value="1.357246" calcext:value-type="float">
            <text:p>1.357246</text:p>
          </table:table-cell>
          <table:table-cell table:style-name="ce2" office:value-type="float" office:value="0.005096122" calcext:value-type="float">
            <text:p>0.005096122</text:p>
          </table:table-cell>
          <table:table-cell table:style-name="ce2" office:value-type="float" office:value="2.480816" calcext:value-type="float">
            <text:p>2.480816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3d-pow2.dat</text:p>
          </table:table-cell>
          <table:table-cell table:number-columns-repeated="46"/>
        </table:table-row>
      </table:table>
      <table:table table:name="CUDA 3D PRODINT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0000288333" calcext:value-type="float">
            <text:p>2.88E-05</text:p>
          </table:table-cell>
          <table:table-cell table:style-name="ce6" office:value-type="float" office:value="0.000000321115088403" calcext:value-type="float">
            <text:p>3.21E-07</text:p>
          </table:table-cell>
          <table:table-cell office:value-type="float" office:value="0.0002922383" calcext:value-type="float">
            <text:p>0.0002922383</text:p>
          </table:table-cell>
          <table:table-cell table:style-name="ce6" office:value-type="float" office:value="0.0000129524227682" calcext:value-type="float">
            <text:p>1.30E-05</text:p>
          </table:table-cell>
          <table:table-cell table:style-name="ce6" office:value-type="float" office:value="0.0000586113" calcext:value-type="float">
            <text:p>5.86E-05</text:p>
          </table:table-cell>
          <table:table-cell table:style-name="ce6" office:value-type="float" office:value="0.00000265856001332" calcext:value-type="float">
            <text:p>2.66E-06</text:p>
          </table:table-cell>
          <table:table-cell office:value-type="float" office:value="0.000206658" calcext:value-type="float">
            <text:p>0.000206658</text:p>
          </table:table-cell>
          <table:table-cell table:style-name="ce6" office:value-type="float" office:value="0.0000104113083925" calcext:value-type="float">
            <text:p>1.04E-05</text:p>
          </table:table-cell>
          <table:table-cell table:style-name="ce6" office:value-type="float" office:value="0.0000451781" calcext:value-type="float">
            <text:p>4.52E-05</text:p>
          </table:table-cell>
          <table:table-cell table:style-name="ce6" office:value-type="float" office:value="0.00000100197742822" calcext:value-type="float">
            <text:p>1.00E-06</text:p>
          </table:table-cell>
          <table:table-cell office:value-type="float" office:value="0.0002962982" calcext:value-type="float">
            <text:p>0.0002962982</text:p>
          </table:table-cell>
          <table:table-cell table:style-name="ce6" office:value-type="float" office:value="0.000030626675021" calcext:value-type="float">
            <text:p>3.06E-05</text:p>
          </table:table-cell>
          <table:table-cell table:style-name="ce6" office:value-type="float" office:value="0.0000403708" calcext:value-type="float">
            <text:p>4.04E-05</text:p>
          </table:table-cell>
          <table:table-cell table:style-name="ce6" office:value-type="float" office:value="0.000000817449393609" calcext:value-type="float">
            <text:p>8.17E-07</text:p>
          </table:table-cell>
          <table:table-cell office:value-type="float" office:value="0.0003100375" calcext:value-type="float">
            <text:p>0.0003100375</text:p>
          </table:table-cell>
          <table:table-cell table:style-name="ce6" office:value-type="float" office:value="0.0000355286943008" calcext:value-type="float">
            <text:p>3.55E-05</text:p>
          </table:table-cell>
          <table:table-cell table:style-name="ce11" office:value-type="float" office:value="0.0002986013" calcext:value-type="float">
            <text:p>0.0002986013</text:p>
          </table:table-cell>
          <table:table-cell table:style-name="ce6" office:value-type="float" office:value="0.00000447070138793" calcext:value-type="float">
            <text:p>4.47E-06</text:p>
          </table:table-cell>
          <table:table-cell table:style-name="ce11" office:value-type="float" office:value="0.0002962426" calcext:value-type="float">
            <text:p>0.0002962426</text:p>
          </table:table-cell>
          <table:table-cell table:style-name="ce6" office:value-type="float" office:value="0.00000305169800457" calcext:value-type="float">
            <text:p>3.05E-06</text:p>
          </table:table-cell>
          <table:table-cell table:style-name="ce11" office:value-type="float" office:value="0.0002020384" calcext:value-type="float">
            <text:p>0.0002020384</text:p>
          </table:table-cell>
          <table:table-cell table:style-name="ce6" office:value-type="float" office:value="0.00000490399468008" calcext:value-type="float">
            <text:p>4.90E-06</text:p>
          </table:table-cell>
          <table:table-cell table:style-name="ce11" office:value-type="float" office:value="0.0003111848" calcext:value-type="float">
            <text:p>0.0003111848</text:p>
          </table:table-cell>
          <table:table-cell table:style-name="ce6" office:value-type="float" office:value="0.0000137271679996" calcext:value-type="float">
            <text:p>1.37E-05</text:p>
          </table:table-cell>
          <table:table-cell office:value-type="float" office:value="0.1591136" calcext:value-type="float">
            <text:p>0.1591136</text:p>
          </table:table-cell>
          <table:table-cell office:value-type="float" office:value="0.00620944657044" calcext:value-type="float">
            <text:p>0.00620944657044</text:p>
          </table:table-cell>
          <table:table-cell table:style-name="ce6" office:value-type="float" office:value="0.0000008709" calcext:value-type="float">
            <text:p>8.71E-07</text:p>
          </table:table-cell>
          <table:table-cell table:style-name="ce6" office:value-type="float" office:value="0.000000077410091217" calcext:value-type="float">
            <text:p>7.74E-08</text:p>
          </table:table-cell>
          <table:table-cell office:value-type="float" office:value="0.0002786705" calcext:value-type="float">
            <text:p>0.0002786705</text:p>
          </table:table-cell>
          <table:table-cell table:style-name="ce6" office:value-type="float" office:value="0.0000105980208137" calcext:value-type="float">
            <text:p>1.06E-05</text:p>
          </table:table-cell>
          <table:table-cell office:value-type="float" office:value="0.0004564796" calcext:value-type="float">
            <text:p>0.0004564796</text:p>
          </table:table-cell>
          <table:table-cell table:style-name="ce6" office:value-type="float" office:value="0.0000145989631002" calcext:value-type="float">
            <text:p>1.46E-05</text:p>
          </table:table-cell>
          <table:table-cell table:style-name="ce6" office:value-type="float" office:value="0.0000001364" calcext:value-type="float">
            <text:p>1.36E-07</text:p>
          </table:table-cell>
          <table:table-cell table:style-name="ce6" office:value-type="float" office:value="0.0000000101236796121" calcext:value-type="float">
            <text:p>1.01E-08</text:p>
          </table:table-cell>
          <table:table-cell table:style-name="ce6" office:value-type="float" office:value="0.0000001246" calcext:value-type="float">
            <text:p>1.25E-07</text:p>
          </table:table-cell>
          <table:table-cell table:style-name="ce6" office:value-type="float" office:value="0.00000000671978835646" calcext:value-type="float">
            <text:p>6.72E-09</text:p>
          </table:table-cell>
          <table:table-cell table:style-name="ce6" office:value-type="float" office:value="0.0000017146" calcext:value-type="float">
            <text:p>1.71E-06</text:p>
          </table:table-cell>
          <table:table-cell table:style-name="ce6" office:value-type="float" office:value="0.000000239656328011" calcext:value-type="float">
            <text:p>2.40E-07</text:p>
          </table:table-cell>
          <table:table-cell office:value-type="float" office:value="0.10106068" calcext:value-type="float">
            <text:p>0.10106068</text:p>
          </table:table-cell>
          <table:table-cell office:value-type="float" office:value="0.00864231553486" calcext:value-type="float">
            <text:p>0.00864231553486</text:p>
          </table:table-cell>
          <table:table-cell office:value-type="float" office:value="0.0004400855" calcext:value-type="float">
            <text:p>0.0004400855</text:p>
          </table:table-cell>
          <table:table-cell table:style-name="ce6" office:value-type="float" office:value="0.0000444288701466" calcext:value-type="float">
            <text:p>4.44E-05</text:p>
          </table:table-cell>
          <table:table-cell table:style-name="ce6" office:value-type="float" office:value="0.0000001624" calcext:value-type="float">
            <text:p>1.62E-07</text:p>
          </table:table-cell>
          <table:table-cell table:style-name="ce6" office:value-type="float" office:value="0.0000000468667140825" calcext:value-type="float">
            <text:p>4.69E-08</text:p>
          </table:table-cell>
          <table:table-cell table:style-name="ce6" office:value-type="float" office:value="0.0000001468" calcext:value-type="float">
            <text:p>1.47E-07</text:p>
          </table:table-cell>
          <table:table-cell table:style-name="ce6" office:value-type="float" office:value="0.0000000248676496678" calcext:value-type="float">
            <text:p>2.49E-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0.0000376981" calcext:value-type="float">
            <text:p>3.77E-05</text:p>
          </table:table-cell>
          <table:table-cell table:style-name="ce6" office:value-type="float" office:value="0.00000127135836805" calcext:value-type="float">
            <text:p>1.27E-06</text:p>
          </table:table-cell>
          <table:table-cell office:value-type="float" office:value="0.0002981677" calcext:value-type="float">
            <text:p>0.0002981677</text:p>
          </table:table-cell>
          <table:table-cell table:style-name="ce6" office:value-type="float" office:value="0.0000172440598987" calcext:value-type="float">
            <text:p>1.72E-05</text:p>
          </table:table-cell>
          <table:table-cell table:style-name="ce6" office:value-type="float" office:value="0.000057648" calcext:value-type="float">
            <text:p>5.76E-05</text:p>
          </table:table-cell>
          <table:table-cell table:style-name="ce6" office:value-type="float" office:value="0.00000191100090121" calcext:value-type="float">
            <text:p>1.91E-06</text:p>
          </table:table-cell>
          <table:table-cell office:value-type="float" office:value="0.0002032515" calcext:value-type="float">
            <text:p>0.0002032515</text:p>
          </table:table-cell>
          <table:table-cell table:style-name="ce6" office:value-type="float" office:value="0.00000927556885647" calcext:value-type="float">
            <text:p>9.28E-06</text:p>
          </table:table-cell>
          <table:table-cell office:value-type="float" office:value="0.0001031472" calcext:value-type="float">
            <text:p>0.0001031472</text:p>
          </table:table-cell>
          <table:table-cell table:style-name="ce6" office:value-type="float" office:value="0.0000236106830331" calcext:value-type="float">
            <text:p>2.36E-05</text:p>
          </table:table-cell>
          <table:table-cell office:value-type="float" office:value="0.0002932375" calcext:value-type="float">
            <text:p>0.0002932375</text:p>
          </table:table-cell>
          <table:table-cell table:style-name="ce6" office:value-type="float" office:value="0.0000189689323032" calcext:value-type="float">
            <text:p>1.90E-05</text:p>
          </table:table-cell>
          <table:table-cell table:style-name="ce6" office:value-type="float" office:value="0.0000717845" calcext:value-type="float">
            <text:p>7.18E-05</text:p>
          </table:table-cell>
          <table:table-cell table:style-name="ce6" office:value-type="float" office:value="0.00000178496182654" calcext:value-type="float">
            <text:p>1.78E-06</text:p>
          </table:table-cell>
          <table:table-cell office:value-type="float" office:value="0.0003103282" calcext:value-type="float">
            <text:p>0.0003103282</text:p>
          </table:table-cell>
          <table:table-cell table:style-name="ce6" office:value-type="float" office:value="0.0000167462782983" calcext:value-type="float">
            <text:p>1.67E-05</text:p>
          </table:table-cell>
          <table:table-cell table:style-name="ce11" office:value-type="float" office:value="0.003221834" calcext:value-type="float">
            <text:p>0.003221834</text:p>
          </table:table-cell>
          <table:table-cell table:style-name="ce6" office:value-type="float" office:value="0.0000413434982662" calcext:value-type="float">
            <text:p>4.13E-05</text:p>
          </table:table-cell>
          <table:table-cell table:style-name="ce11" office:value-type="float" office:value="0.0004965614" calcext:value-type="float">
            <text:p>0.0004965614</text:p>
          </table:table-cell>
          <table:table-cell table:style-name="ce6" office:value-type="float" office:value="0.000032444530781" calcext:value-type="float">
            <text:p>3.24E-05</text:p>
          </table:table-cell>
          <table:table-cell table:style-name="ce11" office:value-type="float" office:value="0.001969972" calcext:value-type="float">
            <text:p>0.001969972</text:p>
          </table:table-cell>
          <table:table-cell table:style-name="ce6" office:value-type="float" office:value="0.0000234432690174" calcext:value-type="float">
            <text:p>2.34E-05</text:p>
          </table:table-cell>
          <table:table-cell table:style-name="ce11" office:value-type="float" office:value="0.0005005206" calcext:value-type="float">
            <text:p>0.0005005206</text:p>
          </table:table-cell>
          <table:table-cell table:style-name="ce6" office:value-type="float" office:value="0.000018813303468" calcext:value-type="float">
            <text:p>1.88E-05</text:p>
          </table:table-cell>
          <table:table-cell office:value-type="float" office:value="0.1550667" calcext:value-type="float">
            <text:p>0.1550667</text:p>
          </table:table-cell>
          <table:table-cell office:value-type="float" office:value="0.00208380032366" calcext:value-type="float">
            <text:p>0.00208380032366</text:p>
          </table:table-cell>
          <table:table-cell table:style-name="ce6" office:value-type="float" office:value="0.0000012939" calcext:value-type="float">
            <text:p>1.29E-06</text:p>
          </table:table-cell>
          <table:table-cell table:style-name="ce6" office:value-type="float" office:value="0.000000136418840341" calcext:value-type="float">
            <text:p>1.36E-07</text:p>
          </table:table-cell>
          <table:table-cell office:value-type="float" office:value="0.0002696552" calcext:value-type="float">
            <text:p>0.0002696552</text:p>
          </table:table-cell>
          <table:table-cell table:style-name="ce6" office:value-type="float" office:value="0.00000466585540091" calcext:value-type="float">
            <text:p>4.67E-06</text:p>
          </table:table-cell>
          <table:table-cell office:value-type="float" office:value="0.0069035" calcext:value-type="float">
            <text:p>0.0069035</text:p>
          </table:table-cell>
          <table:table-cell office:value-type="float" office:value="0.000285873665454" calcext:value-type="float">
            <text:p>0.000285873665454</text:p>
          </table:table-cell>
          <table:table-cell table:style-name="ce6" office:value-type="float" office:value="0.0000002169" calcext:value-type="float">
            <text:p>2.17E-07</text:p>
          </table:table-cell>
          <table:table-cell table:style-name="ce6" office:value-type="float" office:value="0.0000000248303130154" calcext:value-type="float">
            <text:p>2.48E-08</text:p>
          </table:table-cell>
          <table:table-cell table:style-name="ce6" office:value-type="float" office:value="0.0000001973" calcext:value-type="float">
            <text:p>1.97E-07</text:p>
          </table:table-cell>
          <table:table-cell table:style-name="ce6" office:value-type="float" office:value="0.0000000273457288966" calcext:value-type="float">
            <text:p>2.73E-08</text:p>
          </table:table-cell>
          <table:table-cell table:style-name="ce6" office:value-type="float" office:value="0.0000020796" calcext:value-type="float">
            <text:p>2.08E-06</text:p>
          </table:table-cell>
          <table:table-cell table:style-name="ce6" office:value-type="float" office:value="0.000000481831736421" calcext:value-type="float">
            <text:p>4.82E-07</text:p>
          </table:table-cell>
          <table:table-cell office:value-type="float" office:value="0.09685112" calcext:value-type="float">
            <text:p>0.09685112</text:p>
          </table:table-cell>
          <table:table-cell office:value-type="float" office:value="0.00110020279929" calcext:value-type="float">
            <text:p>0.00110020279929</text:p>
          </table:table-cell>
          <table:table-cell office:value-type="float" office:value="0.005764413" calcext:value-type="float">
            <text:p>0.005764413</text:p>
          </table:table-cell>
          <table:table-cell table:style-name="ce6" office:value-type="float" office:value="0.0000612399738824" calcext:value-type="float">
            <text:p>6.12E-05</text:p>
          </table:table-cell>
          <table:table-cell table:style-name="ce6" office:value-type="float" office:value="0.0000026403" calcext:value-type="float">
            <text:p>2.64E-06</text:p>
          </table:table-cell>
          <table:table-cell table:style-name="ce6" office:value-type="float" office:value="0.00000754500586923" calcext:value-type="float">
            <text:p>7.55E-06</text:p>
          </table:table-cell>
          <table:table-cell table:style-name="ce6" office:value-type="float" office:value="0.000000274" calcext:value-type="float">
            <text:p>2.74E-07</text:p>
          </table:table-cell>
          <table:table-cell table:style-name="ce6" office:value-type="float" office:value="0.0000000881072578673" calcext:value-type="float">
            <text:p>8.81E-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0.0000291776" calcext:value-type="float">
            <text:p>2.92E-05</text:p>
          </table:table-cell>
          <table:table-cell table:style-name="ce6" office:value-type="float" office:value="0.000000936373406049" calcext:value-type="float">
            <text:p>9.36E-07</text:p>
          </table:table-cell>
          <table:table-cell office:value-type="float" office:value="0.0002960857" calcext:value-type="float">
            <text:p>0.0002960857</text:p>
          </table:table-cell>
          <table:table-cell table:style-name="ce6" office:value-type="float" office:value="0.0000180528880056" calcext:value-type="float">
            <text:p>1.81E-05</text:p>
          </table:table-cell>
          <table:table-cell table:style-name="ce6" office:value-type="float" office:value="0.0000548783" calcext:value-type="float">
            <text:p>5.49E-05</text:p>
          </table:table-cell>
          <table:table-cell table:style-name="ce6" office:value-type="float" office:value="0.00000106356936252" calcext:value-type="float">
            <text:p>1.06E-06</text:p>
          </table:table-cell>
          <table:table-cell office:value-type="float" office:value="0.0002134026" calcext:value-type="float">
            <text:p>0.0002134026</text:p>
          </table:table-cell>
          <table:table-cell table:style-name="ce6" office:value-type="float" office:value="0.0000143631694599" calcext:value-type="float">
            <text:p>1.44E-05</text:p>
          </table:table-cell>
          <table:table-cell office:value-type="float" office:value="0.0001541736" calcext:value-type="float">
            <text:p>0.0001541736</text:p>
          </table:table-cell>
          <table:table-cell table:style-name="ce6" office:value-type="float" office:value="0.0000224578489729" calcext:value-type="float">
            <text:p>2.25E-05</text:p>
          </table:table-cell>
          <table:table-cell office:value-type="float" office:value="0.000292506" calcext:value-type="float">
            <text:p>0.000292506</text:p>
          </table:table-cell>
          <table:table-cell table:style-name="ce6" office:value-type="float" office:value="0.0000131524279634" calcext:value-type="float">
            <text:p>1.32E-05</text:p>
          </table:table-cell>
          <table:table-cell office:value-type="float" office:value="0.0001071389" calcext:value-type="float">
            <text:p>0.0001071389</text:p>
          </table:table-cell>
          <table:table-cell table:style-name="ce6" office:value-type="float" office:value="0.00000350701501597" calcext:value-type="float">
            <text:p>3.51E-06</text:p>
          </table:table-cell>
          <table:table-cell office:value-type="float" office:value="0.0003040632" calcext:value-type="float">
            <text:p>0.0003040632</text:p>
          </table:table-cell>
          <table:table-cell table:style-name="ce6" office:value-type="float" office:value="0.000037264581891" calcext:value-type="float">
            <text:p>3.73E-05</text:p>
          </table:table-cell>
          <table:table-cell table:style-name="ce11" office:value-type="float" office:value="0.01105723" calcext:value-type="float">
            <text:p>0.01105723</text:p>
          </table:table-cell>
          <table:table-cell office:value-type="float" office:value="0.000126961901985" calcext:value-type="float">
            <text:p>0.000126961901985</text:p>
          </table:table-cell>
          <table:table-cell table:style-name="ce11" office:value-type="float" office:value="0.0005605601" calcext:value-type="float">
            <text:p>0.0005605601</text:p>
          </table:table-cell>
          <table:table-cell table:style-name="ce6" office:value-type="float" office:value="0.0000271814830617" calcext:value-type="float">
            <text:p>2.72E-05</text:p>
          </table:table-cell>
          <table:table-cell table:style-name="ce11" office:value-type="float" office:value="0.006487959" calcext:value-type="float">
            <text:p>0.006487959</text:p>
          </table:table-cell>
          <table:table-cell table:style-name="ce6" office:value-type="float" office:value="0.0000649391450941" calcext:value-type="float">
            <text:p>6.49E-05</text:p>
          </table:table-cell>
          <table:table-cell table:style-name="ce11" office:value-type="float" office:value="0.0005719449" calcext:value-type="float">
            <text:p>0.0005719449</text:p>
          </table:table-cell>
          <table:table-cell table:style-name="ce6" office:value-type="float" office:value="0.0000335560780865" calcext:value-type="float">
            <text:p>3.36E-05</text:p>
          </table:table-cell>
          <table:table-cell office:value-type="float" office:value="0.1567202" calcext:value-type="float">
            <text:p>0.1567202</text:p>
          </table:table-cell>
          <table:table-cell office:value-type="float" office:value="0.00251181173215" calcext:value-type="float">
            <text:p>0.00251181173215</text:p>
          </table:table-cell>
          <table:table-cell table:style-name="ce6" office:value-type="float" office:value="0.0000020663" calcext:value-type="float">
            <text:p>2.07E-06</text:p>
          </table:table-cell>
          <table:table-cell table:style-name="ce6" office:value-type="float" office:value="0.00000159806869898" calcext:value-type="float">
            <text:p>1.60E-06</text:p>
          </table:table-cell>
          <table:table-cell office:value-type="float" office:value="0.0002814885" calcext:value-type="float">
            <text:p>0.0002814885</text:p>
          </table:table-cell>
          <table:table-cell table:style-name="ce6" office:value-type="float" office:value="0.0000126299706365" calcext:value-type="float">
            <text:p>1.26E-05</text:p>
          </table:table-cell>
          <table:table-cell office:value-type="float" office:value="0.006951165" calcext:value-type="float">
            <text:p>0.006951165</text:p>
          </table:table-cell>
          <table:table-cell office:value-type="float" office:value="0.000358653330305" calcext:value-type="float">
            <text:p>0.000358653330305</text:p>
          </table:table-cell>
          <table:table-cell table:style-name="ce6" office:value-type="float" office:value="0.0000002677" calcext:value-type="float">
            <text:p>2.68E-07</text:p>
          </table:table-cell>
          <table:table-cell table:style-name="ce6" office:value-type="float" office:value="0.0000000107501937967" calcext:value-type="float">
            <text:p>1.08E-08</text:p>
          </table:table-cell>
          <table:table-cell table:style-name="ce6" office:value-type="float" office:value="0.0000002519" calcext:value-type="float">
            <text:p>2.52E-07</text:p>
          </table:table-cell>
          <table:table-cell table:style-name="ce6" office:value-type="float" office:value="0.0000000119019139451" calcext:value-type="float">
            <text:p>1.19E-08</text:p>
          </table:table-cell>
          <table:table-cell table:style-name="ce6" office:value-type="float" office:value="0.0000022589" calcext:value-type="float">
            <text:p>2.26E-06</text:p>
          </table:table-cell>
          <table:table-cell table:style-name="ce6" office:value-type="float" office:value="0.000000624848861726" calcext:value-type="float">
            <text:p>6.25E-07</text:p>
          </table:table-cell>
          <table:table-cell office:value-type="float" office:value="0.09701122" calcext:value-type="float">
            <text:p>0.09701122</text:p>
          </table:table-cell>
          <table:table-cell office:value-type="float" office:value="0.000687702010402" calcext:value-type="float">
            <text:p>0.000687702010402</text:p>
          </table:table-cell>
          <table:table-cell office:value-type="float" office:value="0.006029522" calcext:value-type="float">
            <text:p>0.006029522</text:p>
          </table:table-cell>
          <table:table-cell office:value-type="float" office:value="0.000356871388872" calcext:value-type="float">
            <text:p>0.000356871388872</text:p>
          </table:table-cell>
          <table:table-cell table:style-name="ce6" office:value-type="float" office:value="0.0000003349" calcext:value-type="float">
            <text:p>3.35E-07</text:p>
          </table:table-cell>
          <table:table-cell table:style-name="ce6" office:value-type="float" office:value="0.0000000809889567232" calcext:value-type="float">
            <text:p>8.10E-08</text:p>
          </table:table-cell>
          <table:table-cell table:style-name="ce6" office:value-type="float" office:value="0.0000003298" calcext:value-type="float">
            <text:p>3.30E-07</text:p>
          </table:table-cell>
          <table:table-cell table:style-name="ce6" office:value-type="float" office:value="0.0000000779712197616" calcext:value-type="float">
            <text:p>7.80E-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float" office:value="0.000038879" calcext:value-type="float">
            <text:p>3.89E-05</text:p>
          </table:table-cell>
          <table:table-cell table:style-name="ce6" office:value-type="float" office:value="0.00000105761839369" calcext:value-type="float">
            <text:p>1.06E-06</text:p>
          </table:table-cell>
          <table:table-cell office:value-type="float" office:value="0.000297573" calcext:value-type="float">
            <text:p>0.000297573</text:p>
          </table:table-cell>
          <table:table-cell table:style-name="ce6" office:value-type="float" office:value="0.0000142859699317" calcext:value-type="float">
            <text:p>1.43E-05</text:p>
          </table:table-cell>
          <table:table-cell table:style-name="ce6" office:value-type="float" office:value="0.0000584269" calcext:value-type="float">
            <text:p>5.84E-05</text:p>
          </table:table-cell>
          <table:table-cell table:style-name="ce6" office:value-type="float" office:value="0.00000153847655166" calcext:value-type="float">
            <text:p>1.54E-06</text:p>
          </table:table-cell>
          <table:table-cell office:value-type="float" office:value="0.0002079789" calcext:value-type="float">
            <text:p>0.0002079789</text:p>
          </table:table-cell>
          <table:table-cell table:style-name="ce6" office:value-type="float" office:value="0.0000103466227388" calcext:value-type="float">
            <text:p>1.03E-05</text:p>
          </table:table-cell>
          <table:table-cell office:value-type="float" office:value="0.0004703025" calcext:value-type="float">
            <text:p>0.0004703025</text:p>
          </table:table-cell>
          <table:table-cell table:style-name="ce6" office:value-type="float" office:value="0.00000650733591589" calcext:value-type="float">
            <text:p>6.51E-06</text:p>
          </table:table-cell>
          <table:table-cell office:value-type="float" office:value="0.0003818987" calcext:value-type="float">
            <text:p>0.0003818987</text:p>
          </table:table-cell>
          <table:table-cell table:style-name="ce6" office:value-type="float" office:value="0.0000030650442828" calcext:value-type="float">
            <text:p>3.07E-06</text:p>
          </table:table-cell>
          <table:table-cell office:value-type="float" office:value="0.0002817608" calcext:value-type="float">
            <text:p>0.0002817608</text:p>
          </table:table-cell>
          <table:table-cell table:style-name="ce6" office:value-type="float" office:value="0.0000079163997541" calcext:value-type="float">
            <text:p>7.92E-06</text:p>
          </table:table-cell>
          <table:table-cell office:value-type="float" office:value="0.0003125169" calcext:value-type="float">
            <text:p>0.0003125169</text:p>
          </table:table-cell>
          <table:table-cell table:style-name="ce6" office:value-type="float" office:value="0.0000297145098131" calcext:value-type="float">
            <text:p>2.97E-05</text:p>
          </table:table-cell>
          <table:table-cell table:style-name="ce11" office:value-type="float" office:value="0.1719744" calcext:value-type="float">
            <text:p>0.1719744</text:p>
          </table:table-cell>
          <table:table-cell office:value-type="float" office:value="0.000601454570188" calcext:value-type="float">
            <text:p>0.000601454570188</text:p>
          </table:table-cell>
          <table:table-cell table:style-name="ce11" office:value-type="float" office:value="0.0009179258" calcext:value-type="float">
            <text:p>0.0009179258</text:p>
          </table:table-cell>
          <table:table-cell table:style-name="ce6" office:value-type="float" office:value="0.0000613525124828" calcext:value-type="float">
            <text:p>6.14E-05</text:p>
          </table:table-cell>
          <table:table-cell table:style-name="ce11" office:value-type="float" office:value="0.09435906" calcext:value-type="float">
            <text:p>0.09435906</text:p>
          </table:table-cell>
          <table:table-cell office:value-type="float" office:value="0.000115925600662" calcext:value-type="float">
            <text:p>0.000115925600662</text:p>
          </table:table-cell>
          <table:table-cell table:style-name="ce11" office:value-type="float" office:value="0.0007715894" calcext:value-type="float">
            <text:p>0.0007715894</text:p>
          </table:table-cell>
          <table:table-cell table:style-name="ce6" office:value-type="float" office:value="0.0000367673534575" calcext:value-type="float">
            <text:p>3.68E-05</text:p>
          </table:table-cell>
          <table:table-cell office:value-type="float" office:value="0.1558658" calcext:value-type="float">
            <text:p>0.1558658</text:p>
          </table:table-cell>
          <table:table-cell office:value-type="float" office:value="0.00202929778769" calcext:value-type="float">
            <text:p>0.00202929778769</text:p>
          </table:table-cell>
          <table:table-cell table:style-name="ce6" office:value-type="float" office:value="0.0000018146" calcext:value-type="float">
            <text:p>1.81E-06</text:p>
          </table:table-cell>
          <table:table-cell table:style-name="ce6" office:value-type="float" office:value="0.0000000612085687538" calcext:value-type="float">
            <text:p>6.12E-08</text:p>
          </table:table-cell>
          <table:table-cell office:value-type="float" office:value="0.0002801036" calcext:value-type="float">
            <text:p>0.0002801036</text:p>
          </table:table-cell>
          <table:table-cell table:style-name="ce6" office:value-type="float" office:value="0.0000153138185615" calcext:value-type="float">
            <text:p>1.53E-05</text:p>
          </table:table-cell>
          <table:table-cell office:value-type="float" office:value="0.007126137" calcext:value-type="float">
            <text:p>0.007126137</text:p>
          </table:table-cell>
          <table:table-cell office:value-type="float" office:value="0.000419514112385" calcext:value-type="float">
            <text:p>0.000419514112385</text:p>
          </table:table-cell>
          <table:table-cell table:style-name="ce6" office:value-type="float" office:value="0.0000004816" calcext:value-type="float">
            <text:p>4.82E-07</text:p>
          </table:table-cell>
          <table:table-cell table:style-name="ce6" office:value-type="float" office:value="0.0000000709588300041" calcext:value-type="float">
            <text:p>7.10E-08</text:p>
          </table:table-cell>
          <table:table-cell table:style-name="ce6" office:value-type="float" office:value="0.0000004466" calcext:value-type="float">
            <text:p>4.47E-07</text:p>
          </table:table-cell>
          <table:table-cell table:style-name="ce6" office:value-type="float" office:value="0.000000125145426516" calcext:value-type="float">
            <text:p>1.25E-07</text:p>
          </table:table-cell>
          <table:table-cell table:style-name="ce6" office:value-type="float" office:value="0.0000029795" calcext:value-type="float">
            <text:p>2.98E-06</text:p>
          </table:table-cell>
          <table:table-cell table:style-name="ce6" office:value-type="float" office:value="0.00000080606606429" calcext:value-type="float">
            <text:p>8.06E-07</text:p>
          </table:table-cell>
          <table:table-cell office:value-type="float" office:value="0.09700739" calcext:value-type="float">
            <text:p>0.09700739</text:p>
          </table:table-cell>
          <table:table-cell office:value-type="float" office:value="0.00154590402854" calcext:value-type="float">
            <text:p>0.00154590402854</text:p>
          </table:table-cell>
          <table:table-cell office:value-type="float" office:value="0.005905112" calcext:value-type="float">
            <text:p>0.005905112</text:p>
          </table:table-cell>
          <table:table-cell office:value-type="float" office:value="0.000366759956399" calcext:value-type="float">
            <text:p>0.000366759956399</text:p>
          </table:table-cell>
          <table:table-cell table:style-name="ce6" office:value-type="float" office:value="0.0000006082" calcext:value-type="float">
            <text:p>6.08E-07</text:p>
          </table:table-cell>
          <table:table-cell table:style-name="ce6" office:value-type="float" office:value="0.000000195332650738" calcext:value-type="float">
            <text:p>1.95E-07</text:p>
          </table:table-cell>
          <table:table-cell table:style-name="ce6" office:value-type="float" office:value="0.000000599" calcext:value-type="float">
            <text:p>5.99E-07</text:p>
          </table:table-cell>
          <table:table-cell table:style-name="ce6" office:value-type="float" office:value="0.000000180359517508" calcext:value-type="float">
            <text:p>1.80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6" office:value-type="float" office:value="0.0000409606" calcext:value-type="float">
            <text:p>4.10E-05</text:p>
          </table:table-cell>
          <table:table-cell table:style-name="ce6" office:value-type="float" office:value="0.000000711284471924" calcext:value-type="float">
            <text:p>7.11E-07</text:p>
          </table:table-cell>
          <table:table-cell office:value-type="float" office:value="0.0002907477" calcext:value-type="float">
            <text:p>0.0002907477</text:p>
          </table:table-cell>
          <table:table-cell table:style-name="ce6" office:value-type="float" office:value="0.0000113645965177" calcext:value-type="float">
            <text:p>1.14E-05</text:p>
          </table:table-cell>
          <table:table-cell table:style-name="ce6" office:value-type="float" office:value="0.0000598272" calcext:value-type="float">
            <text:p>5.98E-05</text:p>
          </table:table-cell>
          <table:table-cell table:style-name="ce6" office:value-type="float" office:value="0.000001653549502" calcext:value-type="float">
            <text:p>1.65E-06</text:p>
          </table:table-cell>
          <table:table-cell office:value-type="float" office:value="0.0002230573" calcext:value-type="float">
            <text:p>0.0002230573</text:p>
          </table:table-cell>
          <table:table-cell table:style-name="ce6" office:value-type="float" office:value="0.0000299200090577" calcext:value-type="float">
            <text:p>2.99E-05</text:p>
          </table:table-cell>
          <table:table-cell office:value-type="float" office:value="0.001752013" calcext:value-type="float">
            <text:p>0.001752013</text:p>
          </table:table-cell>
          <table:table-cell office:value-type="float" office:value="0.000171976689509" calcext:value-type="float">
            <text:p>0.000171976689509</text:p>
          </table:table-cell>
          <table:table-cell office:value-type="float" office:value="0.0004783179" calcext:value-type="float">
            <text:p>0.0004783179</text:p>
          </table:table-cell>
          <table:table-cell table:style-name="ce6" office:value-type="float" office:value="0.0000197836540072" calcext:value-type="float">
            <text:p>1.98E-05</text:p>
          </table:table-cell>
          <table:table-cell office:value-type="float" office:value="0.001015148" calcext:value-type="float">
            <text:p>0.001015148</text:p>
          </table:table-cell>
          <table:table-cell table:style-name="ce6" office:value-type="float" office:value="0.00000937721209458" calcext:value-type="float">
            <text:p>9.38E-06</text:p>
          </table:table-cell>
          <table:table-cell office:value-type="float" office:value="0.0005241446" calcext:value-type="float">
            <text:p>0.0005241446</text:p>
          </table:table-cell>
          <table:table-cell table:style-name="ce6" office:value-type="float" office:value="0.0000240692437826" calcext:value-type="float">
            <text:p>2.41E-05</text:p>
          </table:table-cell>
          <table:table-cell table:style-name="ce11" office:value-type="float" office:value="1.368426" calcext:value-type="float">
            <text:p>1.368426</text:p>
          </table:table-cell>
          <table:table-cell office:value-type="float" office:value="0.00418105037308" calcext:value-type="float">
            <text:p>0.00418105037308</text:p>
          </table:table-cell>
          <table:table-cell table:style-name="ce11" office:value-type="float" office:value="0.003076559" calcext:value-type="float">
            <text:p>0.003076559</text:p>
          </table:table-cell>
          <table:table-cell table:style-name="ce6" office:value-type="float" office:value="0.0000200800240427" calcext:value-type="float">
            <text:p>2.01E-05</text:p>
          </table:table-cell>
          <table:table-cell table:style-name="ce11" office:value-type="float" office:value="0.7490695" calcext:value-type="float">
            <text:p>0.7490695</text:p>
          </table:table-cell>
          <table:table-cell office:value-type="float" office:value="0.00208391865111" calcext:value-type="float">
            <text:p>0.00208391865111</text:p>
          </table:table-cell>
          <table:table-cell table:style-name="ce11" office:value-type="float" office:value="0.001863828" calcext:value-type="float">
            <text:p>0.001863828</text:p>
          </table:table-cell>
          <table:table-cell table:style-name="ce6" office:value-type="float" office:value="0.0000398468718415" calcext:value-type="float">
            <text:p>3.98E-05</text:p>
          </table:table-cell>
          <table:table-cell office:value-type="float" office:value="0.1575997" calcext:value-type="float">
            <text:p>0.1575997</text:p>
          </table:table-cell>
          <table:table-cell office:value-type="float" office:value="0.0110572376302" calcext:value-type="float">
            <text:p>0.0110572376302</text:p>
          </table:table-cell>
          <table:table-cell table:style-name="ce6" office:value-type="float" office:value="0.0000028722" calcext:value-type="float">
            <text:p>2.87E-06</text:p>
          </table:table-cell>
          <table:table-cell table:style-name="ce6" office:value-type="float" office:value="0.000000105200126743" calcext:value-type="float">
            <text:p>1.05E-07</text:p>
          </table:table-cell>
          <table:table-cell office:value-type="float" office:value="0.0002806314" calcext:value-type="float">
            <text:p>0.0002806314</text:p>
          </table:table-cell>
          <table:table-cell table:style-name="ce6" office:value-type="float" office:value="0.00000831539977258" calcext:value-type="float">
            <text:p>8.32E-06</text:p>
          </table:table-cell>
          <table:table-cell office:value-type="float" office:value="0.0068713" calcext:value-type="float">
            <text:p>0.0068713</text:p>
          </table:table-cell>
          <table:table-cell office:value-type="float" office:value="0.000122645421258" calcext:value-type="float">
            <text:p>0.000122645421258</text:p>
          </table:table-cell>
          <table:table-cell table:style-name="ce6" office:value-type="float" office:value="0.0000008653" calcext:value-type="float">
            <text:p>8.65E-07</text:p>
          </table:table-cell>
          <table:table-cell table:style-name="ce6" office:value-type="float" office:value="0.0000000697727262857" calcext:value-type="float">
            <text:p>6.98E-08</text:p>
          </table:table-cell>
          <table:table-cell table:style-name="ce6" office:value-type="float" office:value="0.0000007524" calcext:value-type="float">
            <text:p>7.52E-07</text:p>
          </table:table-cell>
          <table:table-cell table:style-name="ce6" office:value-type="float" office:value="0.0000000472092269701" calcext:value-type="float">
            <text:p>4.72E-08</text:p>
          </table:table-cell>
          <table:table-cell table:style-name="ce6" office:value-type="float" office:value="0.0000047404" calcext:value-type="float">
            <text:p>4.74E-06</text:p>
          </table:table-cell>
          <table:table-cell table:style-name="ce6" office:value-type="float" office:value="0.000000862481458738" calcext:value-type="float">
            <text:p>8.62E-07</text:p>
          </table:table-cell>
          <table:table-cell office:value-type="float" office:value="0.09750989" calcext:value-type="float">
            <text:p>0.09750989</text:p>
          </table:table-cell>
          <table:table-cell office:value-type="float" office:value="0.001357479575" calcext:value-type="float">
            <text:p>0.001357479575</text:p>
          </table:table-cell>
          <table:table-cell office:value-type="float" office:value="0.005802658" calcext:value-type="float">
            <text:p>0.005802658</text:p>
          </table:table-cell>
          <table:table-cell table:style-name="ce6" office:value-type="float" office:value="0.0000871694363868" calcext:value-type="float">
            <text:p>8.72E-05</text:p>
          </table:table-cell>
          <table:table-cell table:style-name="ce6" office:value-type="float" office:value="0.0000009237" calcext:value-type="float">
            <text:p>9.24E-07</text:p>
          </table:table-cell>
          <table:table-cell table:style-name="ce6" office:value-type="float" office:value="0.000000199348410801" calcext:value-type="float">
            <text:p>1.99E-07</text:p>
          </table:table-cell>
          <table:table-cell table:style-name="ce6" office:value-type="float" office:value="0.0000009217" calcext:value-type="float">
            <text:p>9.22E-07</text:p>
          </table:table-cell>
          <table:table-cell table:style-name="ce6" office:value-type="float" office:value="0.000000199472108883" calcext:value-type="float">
            <text:p>1.99E-07</text:p>
          </table:table-cell>
        </table:table-row>
        <table:table-row table:style-name="ro1" table:number-rows-repeated="10">
          <table:table-cell table:number-columns-repeated="4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table:style-name="ce2"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03111848" calcext:value-type="float">
            <text:p>0.0003111848</text:p>
          </table:table-cell>
          <table:table-cell table:style-name="ce2" office:value-type="float" office:value="0.0002020384" calcext:value-type="float">
            <text:p>0.0002020384</text:p>
          </table:table-cell>
          <table:table-cell table:style-name="ce2" office:value-type="float" office:value="0.0002962426" calcext:value-type="float">
            <text:p>0.0002962426</text:p>
          </table:table-cell>
          <table:table-cell table:style-name="ce2" office:value-type="float" office:value="0.0002986013" calcext:value-type="float">
            <text:p>0.0002986013</text:p>
          </table:table-cell>
          <table:table-cell table:number-columns-repeated="4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0005005206" calcext:value-type="float">
            <text:p>0.0005005206</text:p>
          </table:table-cell>
          <table:table-cell table:style-name="ce2" office:value-type="float" office:value="0.001969972" calcext:value-type="float">
            <text:p>0.001969972</text:p>
          </table:table-cell>
          <table:table-cell table:style-name="ce2" office:value-type="float" office:value="0.0004965614" calcext:value-type="float">
            <text:p>0.0004965614</text:p>
          </table:table-cell>
          <table:table-cell table:style-name="ce2" office:value-type="float" office:value="0.003221834" calcext:value-type="float">
            <text:p>0.003221834</text:p>
          </table:table-cell>
          <table:table-cell table:number-columns-repeated="4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0005719449" calcext:value-type="float">
            <text:p>0.0005719449</text:p>
          </table:table-cell>
          <table:table-cell table:style-name="ce2" office:value-type="float" office:value="0.006487959" calcext:value-type="float">
            <text:p>0.006487959</text:p>
          </table:table-cell>
          <table:table-cell table:style-name="ce2" office:value-type="float" office:value="0.0005605601" calcext:value-type="float">
            <text:p>0.0005605601</text:p>
          </table:table-cell>
          <table:table-cell table:style-name="ce2" office:value-type="float" office:value="0.01105723" calcext:value-type="float">
            <text:p>0.01105723</text:p>
          </table:table-cell>
          <table:table-cell table:number-columns-repeated="42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0007715894" calcext:value-type="float">
            <text:p>0.0007715894</text:p>
          </table:table-cell>
          <table:table-cell table:style-name="ce2" office:value-type="float" office:value="0.09435906" calcext:value-type="float">
            <text:p>0.09435906</text:p>
          </table:table-cell>
          <table:table-cell table:style-name="ce2" office:value-type="float" office:value="0.0009179258" calcext:value-type="float">
            <text:p>0.0009179258</text:p>
          </table:table-cell>
          <table:table-cell table:style-name="ce2" office:value-type="float" office:value="0.1719744" calcext:value-type="float">
            <text:p>0.1719744</text:p>
          </table:table-cell>
          <table:table-cell table:number-columns-repeated="42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001863828" calcext:value-type="float">
            <text:p>0.001863828</text:p>
          </table:table-cell>
          <table:table-cell table:style-name="ce2" office:value-type="float" office:value="0.7490695" calcext:value-type="float">
            <text:p>0.7490695</text:p>
          </table:table-cell>
          <table:table-cell table:style-name="ce2" office:value-type="float" office:value="0.003076559" calcext:value-type="float">
            <text:p>0.003076559</text:p>
          </table:table-cell>
          <table:table-cell table:style-name="ce2" office:value-type="float" office:value="1.368426" calcext:value-type="float">
            <text:p>1.368426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3d-prodint.dat</text:p>
          </table:table-cell>
          <table:table-cell table:number-columns-repeated="46"/>
        </table:table-row>
      </table:table>
      <table:table table:name="CUDA 3D PRIMES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float" office:value="0.0000303461" calcext:value-type="float">
            <text:p>3.03E-05</text:p>
          </table:table-cell>
          <table:table-cell table:style-name="ce6" office:value-type="float" office:value="0.00000198329257381" calcext:value-type="float">
            <text:p>1.98E-06</text:p>
          </table:table-cell>
          <table:table-cell office:value-type="float" office:value="0.0002825766" calcext:value-type="float">
            <text:p>0.0002825766</text:p>
          </table:table-cell>
          <table:table-cell table:style-name="ce6" office:value-type="float" office:value="0.0000104560247619" calcext:value-type="float">
            <text:p>1.05E-05</text:p>
          </table:table-cell>
          <table:table-cell table:style-name="ce6" office:value-type="float" office:value="0.0000502994" calcext:value-type="float">
            <text:p>5.03E-05</text:p>
          </table:table-cell>
          <table:table-cell table:style-name="ce6" office:value-type="float" office:value="0.00000150913611786" calcext:value-type="float">
            <text:p>1.51E-06</text:p>
          </table:table-cell>
          <table:table-cell office:value-type="float" office:value="0.0002381747" calcext:value-type="float">
            <text:p>0.0002381747</text:p>
          </table:table-cell>
          <table:table-cell table:style-name="ce6" office:value-type="float" office:value="0.00000979440207522" calcext:value-type="float">
            <text:p>9.79E-06</text:p>
          </table:table-cell>
          <table:table-cell table:style-name="ce6" office:value-type="float" office:value="0.0000466696" calcext:value-type="float">
            <text:p>4.67E-05</text:p>
          </table:table-cell>
          <table:table-cell table:style-name="ce6" office:value-type="float" office:value="0.00000094674110036" calcext:value-type="float">
            <text:p>9.47E-07</text:p>
          </table:table-cell>
          <table:table-cell office:value-type="float" office:value="0.0002975079" calcext:value-type="float">
            <text:p>0.0002975079</text:p>
          </table:table-cell>
          <table:table-cell table:style-name="ce6" office:value-type="float" office:value="0.0000395744746591" calcext:value-type="float">
            <text:p>3.96E-05</text:p>
          </table:table-cell>
          <table:table-cell table:style-name="ce6" office:value-type="float" office:value="0.0000593556" calcext:value-type="float">
            <text:p>5.94E-05</text:p>
          </table:table-cell>
          <table:table-cell table:style-name="ce6" office:value-type="float" office:value="0.00000172366916135" calcext:value-type="float">
            <text:p>1.72E-06</text:p>
          </table:table-cell>
          <table:table-cell office:value-type="float" office:value="0.0003710092" calcext:value-type="float">
            <text:p>0.0003710092</text:p>
          </table:table-cell>
          <table:table-cell table:style-name="ce6" office:value-type="float" office:value="0.000016441502532" calcext:value-type="float">
            <text:p>1.64E-05</text:p>
          </table:table-cell>
          <table:table-cell table:style-name="ce11" office:value-type="float" office:value="0.0003279359" calcext:value-type="float">
            <text:p>0.0003279359</text:p>
          </table:table-cell>
          <table:table-cell table:style-name="ce6" office:value-type="float" office:value="0.0000056779550006" calcext:value-type="float">
            <text:p>5.68E-06</text:p>
          </table:table-cell>
          <table:table-cell table:style-name="ce11" office:value-type="float" office:value="0.0002893618" calcext:value-type="float">
            <text:p>0.0002893618</text:p>
          </table:table-cell>
          <table:table-cell table:style-name="ce6" office:value-type="float" office:value="0.0000144812036394" calcext:value-type="float">
            <text:p>1.45E-05</text:p>
          </table:table-cell>
          <table:table-cell table:style-name="ce11" office:value-type="float" office:value="0.0002461886" calcext:value-type="float">
            <text:p>0.0002461886</text:p>
          </table:table-cell>
          <table:table-cell table:style-name="ce6" office:value-type="float" office:value="0.00000371080270442" calcext:value-type="float">
            <text:p>3.71E-06</text:p>
          </table:table-cell>
          <table:table-cell table:style-name="ce11" office:value-type="float" office:value="0.0004991234" calcext:value-type="float">
            <text:p>0.0004991234</text:p>
          </table:table-cell>
          <table:table-cell table:style-name="ce6" office:value-type="float" office:value="0.0000194513406462" calcext:value-type="float">
            <text:p>1.95E-05</text:p>
          </table:table-cell>
          <table:table-cell office:value-type="float" office:value="0.1560004" calcext:value-type="float">
            <text:p>0.1560004</text:p>
          </table:table-cell>
          <table:table-cell office:value-type="float" office:value="0.00157476751018" calcext:value-type="float">
            <text:p>0.00157476751018</text:p>
          </table:table-cell>
          <table:table-cell table:style-name="ce6" office:value-type="float" office:value="0.0000010349" calcext:value-type="float">
            <text:p>1.03E-06</text:p>
          </table:table-cell>
          <table:table-cell table:style-name="ce6" office:value-type="float" office:value="0.000000127689249526" calcext:value-type="float">
            <text:p>1.28E-07</text:p>
          </table:table-cell>
          <table:table-cell office:value-type="float" office:value="0.0002692066" calcext:value-type="float">
            <text:p>0.0002692066</text:p>
          </table:table-cell>
          <table:table-cell table:style-name="ce6" office:value-type="float" office:value="0.00000663278624545" calcext:value-type="float">
            <text:p>6.63E-06</text:p>
          </table:table-cell>
          <table:table-cell office:value-type="float" office:value="0.0004415117" calcext:value-type="float">
            <text:p>0.0004415117</text:p>
          </table:table-cell>
          <table:table-cell table:style-name="ce6" office:value-type="float" office:value="0.0000136832482421" calcext:value-type="float">
            <text:p>1.37E-05</text:p>
          </table:table-cell>
          <table:table-cell table:style-name="ce6" office:value-type="float" office:value="0.0000001467" calcext:value-type="float">
            <text:p>1.47E-07</text:p>
          </table:table-cell>
          <table:table-cell table:style-name="ce6" office:value-type="float" office:value="0.0000000257813455385" calcext:value-type="float">
            <text:p>2.58E-08</text:p>
          </table:table-cell>
          <table:table-cell table:style-name="ce6" office:value-type="float" office:value="0.0000001406" calcext:value-type="float">
            <text:p>1.41E-07</text:p>
          </table:table-cell>
          <table:table-cell table:style-name="ce6" office:value-type="float" office:value="0.0000000354908438897" calcext:value-type="float">
            <text:p>3.55E-08</text:p>
          </table:table-cell>
          <table:table-cell table:style-name="ce6" office:value-type="float" office:value="0.0000019805" calcext:value-type="float">
            <text:p>1.98E-06</text:p>
          </table:table-cell>
          <table:table-cell table:style-name="ce6" office:value-type="float" office:value="0.00000046980309114" calcext:value-type="float">
            <text:p>4.70E-07</text:p>
          </table:table-cell>
          <table:table-cell office:value-type="float" office:value="0.10025386" calcext:value-type="float">
            <text:p>0.10025386</text:p>
          </table:table-cell>
          <table:table-cell office:value-type="float" office:value="0.00689326312669" calcext:value-type="float">
            <text:p>0.00689326312669</text:p>
          </table:table-cell>
          <table:table-cell office:value-type="float" office:value="0.0004194095" calcext:value-type="float">
            <text:p>0.0004194095</text:p>
          </table:table-cell>
          <table:table-cell table:style-name="ce6" office:value-type="float" office:value="0.0000162258392438" calcext:value-type="float">
            <text:p>1.62E-05</text:p>
          </table:table-cell>
          <table:table-cell table:style-name="ce6" office:value-type="float" office:value="0.0000001738" calcext:value-type="float">
            <text:p>1.74E-07</text:p>
          </table:table-cell>
          <table:table-cell table:style-name="ce6" office:value-type="float" office:value="0.0000000387120423411" calcext:value-type="float">
            <text:p>3.87E-08</text:p>
          </table:table-cell>
          <table:table-cell table:style-name="ce6" office:value-type="float" office:value="0.0000001753" calcext:value-type="float">
            <text:p>1.75E-07</text:p>
          </table:table-cell>
          <table:table-cell table:style-name="ce6" office:value-type="float" office:value="0.0000000568410063247" calcext:value-type="float">
            <text:p>5.68E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0.0000318296" calcext:value-type="float">
            <text:p>3.18E-05</text:p>
          </table:table-cell>
          <table:table-cell table:style-name="ce6" office:value-type="float" office:value="0.00000305491539072" calcext:value-type="float">
            <text:p>3.05E-06</text:p>
          </table:table-cell>
          <table:table-cell office:value-type="float" office:value="0.0002980081" calcext:value-type="float">
            <text:p>0.0002980081</text:p>
          </table:table-cell>
          <table:table-cell table:style-name="ce6" office:value-type="float" office:value="0.00003045987137" calcext:value-type="float">
            <text:p>3.05E-05</text:p>
          </table:table-cell>
          <table:table-cell table:style-name="ce6" office:value-type="float" office:value="0.0000501357" calcext:value-type="float">
            <text:p>5.01E-05</text:p>
          </table:table-cell>
          <table:table-cell table:style-name="ce6" office:value-type="float" office:value="0.00000237147333717" calcext:value-type="float">
            <text:p>2.37E-06</text:p>
          </table:table-cell>
          <table:table-cell office:value-type="float" office:value="0.0002527932" calcext:value-type="float">
            <text:p>0.0002527932</text:p>
          </table:table-cell>
          <table:table-cell table:style-name="ce6" office:value-type="float" office:value="0.0000459196762735" calcext:value-type="float">
            <text:p>4.59E-05</text:p>
          </table:table-cell>
          <table:table-cell table:style-name="ce6" office:value-type="float" office:value="0.0000732346" calcext:value-type="float">
            <text:p>7.32E-05</text:p>
          </table:table-cell>
          <table:table-cell table:style-name="ce6" office:value-type="float" office:value="0.00000283981072139" calcext:value-type="float">
            <text:p>2.84E-06</text:p>
          </table:table-cell>
          <table:table-cell office:value-type="float" office:value="0.0002764585" calcext:value-type="float">
            <text:p>0.0002764585</text:p>
          </table:table-cell>
          <table:table-cell table:style-name="ce6" office:value-type="float" office:value="0.00000233266767886" calcext:value-type="float">
            <text:p>2.33E-06</text:p>
          </table:table-cell>
          <table:table-cell table:style-name="ce6" office:value-type="float" office:value="0.0000744184" calcext:value-type="float">
            <text:p>7.44E-05</text:p>
          </table:table-cell>
          <table:table-cell table:style-name="ce6" office:value-type="float" office:value="0.00000219176946274" calcext:value-type="float">
            <text:p>2.19E-06</text:p>
          </table:table-cell>
          <table:table-cell office:value-type="float" office:value="0.0003684401" calcext:value-type="float">
            <text:p>0.0003684401</text:p>
          </table:table-cell>
          <table:table-cell table:style-name="ce6" office:value-type="float" office:value="0.0000125768806895" calcext:value-type="float">
            <text:p>1.26E-05</text:p>
          </table:table-cell>
          <table:table-cell table:style-name="ce11" office:value-type="float" office:value="0.002261808" calcext:value-type="float">
            <text:p>0.002261808</text:p>
          </table:table-cell>
          <table:table-cell table:style-name="ce6" office:value-type="float" office:value="0.0000195047542922" calcext:value-type="float">
            <text:p>1.95E-05</text:p>
          </table:table-cell>
          <table:table-cell table:style-name="ce11" office:value-type="float" office:value="0.0005706764" calcext:value-type="float">
            <text:p>0.0005706764</text:p>
          </table:table-cell>
          <table:table-cell office:value-type="float" office:value="0.00034265313997" calcext:value-type="float">
            <text:p>0.00034265313997</text:p>
          </table:table-cell>
          <table:table-cell table:style-name="ce11" office:value-type="float" office:value="0.001586543" calcext:value-type="float">
            <text:p>0.001586543</text:p>
          </table:table-cell>
          <table:table-cell table:style-name="ce6" office:value-type="float" office:value="0.0000209263842234" calcext:value-type="float">
            <text:p>2.09E-05</text:p>
          </table:table-cell>
          <table:table-cell table:style-name="ce11" office:value-type="float" office:value="0.0006584766" calcext:value-type="float">
            <text:p>0.0006584766</text:p>
          </table:table-cell>
          <table:table-cell table:style-name="ce6" office:value-type="float" office:value="0.0000552498653577" calcext:value-type="float">
            <text:p>5.52E-05</text:p>
          </table:table-cell>
          <table:table-cell office:value-type="float" office:value="0.1553413" calcext:value-type="float">
            <text:p>0.1553413</text:p>
          </table:table-cell>
          <table:table-cell office:value-type="float" office:value="0.00261026886865" calcext:value-type="float">
            <text:p>0.00261026886865</text:p>
          </table:table-cell>
          <table:table-cell table:style-name="ce6" office:value-type="float" office:value="0.0000011103" calcext:value-type="float">
            <text:p>1.11E-06</text:p>
          </table:table-cell>
          <table:table-cell table:style-name="ce6" office:value-type="float" office:value="0.0000000913698831977" calcext:value-type="float">
            <text:p>9.14E-08</text:p>
          </table:table-cell>
          <table:table-cell office:value-type="float" office:value="0.0003724635" calcext:value-type="float">
            <text:p>0.0003724635</text:p>
          </table:table-cell>
          <table:table-cell office:value-type="float" office:value="0.000297092101795" calcext:value-type="float">
            <text:p>0.000297092101795</text:p>
          </table:table-cell>
          <table:table-cell office:value-type="float" office:value="0.006944675" calcext:value-type="float">
            <text:p>0.006944675</text:p>
          </table:table-cell>
          <table:table-cell office:value-type="float" office:value="0.000371006276684" calcext:value-type="float">
            <text:p>0.000371006276684</text:p>
          </table:table-cell>
          <table:table-cell table:style-name="ce6" office:value-type="float" office:value="0.0000002386" calcext:value-type="float">
            <text:p>2.39E-07</text:p>
          </table:table-cell>
          <table:table-cell table:style-name="ce6" office:value-type="float" office:value="0.0000000755251245907" calcext:value-type="float">
            <text:p>7.55E-08</text:p>
          </table:table-cell>
          <table:table-cell table:style-name="ce6" office:value-type="float" office:value="0.0000002008" calcext:value-type="float">
            <text:p>2.01E-07</text:p>
          </table:table-cell>
          <table:table-cell table:style-name="ce6" office:value-type="float" office:value="0.0000000573600712846" calcext:value-type="float">
            <text:p>5.74E-08</text:p>
          </table:table-cell>
          <table:table-cell table:style-name="ce6" office:value-type="float" office:value="0.0000024385" calcext:value-type="float">
            <text:p>2.44E-06</text:p>
          </table:table-cell>
          <table:table-cell table:style-name="ce6" office:value-type="float" office:value="0.00000175504860648" calcext:value-type="float">
            <text:p>1.76E-06</text:p>
          </table:table-cell>
          <table:table-cell office:value-type="float" office:value="0.09979993" calcext:value-type="float">
            <text:p>0.09979993</text:p>
          </table:table-cell>
          <table:table-cell office:value-type="float" office:value="0.00394739507328" calcext:value-type="float">
            <text:p>0.00394739507328</text:p>
          </table:table-cell>
          <table:table-cell office:value-type="float" office:value="0.005846479" calcext:value-type="float">
            <text:p>0.005846479</text:p>
          </table:table-cell>
          <table:table-cell office:value-type="float" office:value="0.00016083135919" calcext:value-type="float">
            <text:p>0.00016083135919</text:p>
          </table:table-cell>
          <table:table-cell table:style-name="ce6" office:value-type="float" office:value="0.0000002205" calcext:value-type="float">
            <text:p>2.21E-07</text:p>
          </table:table-cell>
          <table:table-cell table:style-name="ce6" office:value-type="float" office:value="0.0000000379568468425" calcext:value-type="float">
            <text:p>3.80E-08</text:p>
          </table:table-cell>
          <table:table-cell table:style-name="ce6" office:value-type="float" office:value="0.0000002103" calcext:value-type="float">
            <text:p>2.10E-07</text:p>
          </table:table-cell>
          <table:table-cell table:style-name="ce6" office:value-type="float" office:value="0.0000000324278686729" calcext:value-type="float">
            <text:p>3.24E-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float" office:value="0.0000388777" calcext:value-type="float">
            <text:p>3.89E-05</text:p>
          </table:table-cell>
          <table:table-cell table:style-name="ce6" office:value-type="float" office:value="0.00000104244328916" calcext:value-type="float">
            <text:p>1.04E-06</text:p>
          </table:table-cell>
          <table:table-cell office:value-type="float" office:value="0.0002898427" calcext:value-type="float">
            <text:p>0.0002898427</text:p>
          </table:table-cell>
          <table:table-cell table:style-name="ce6" office:value-type="float" office:value="0.0000135813062868" calcext:value-type="float">
            <text:p>1.36E-05</text:p>
          </table:table-cell>
          <table:table-cell table:style-name="ce6" office:value-type="float" office:value="0.0000497066" calcext:value-type="float">
            <text:p>4.97E-05</text:p>
          </table:table-cell>
          <table:table-cell table:style-name="ce6" office:value-type="float" office:value="0.00000093882186217" calcext:value-type="float">
            <text:p>9.39E-07</text:p>
          </table:table-cell>
          <table:table-cell office:value-type="float" office:value="0.0002471224" calcext:value-type="float">
            <text:p>0.0002471224</text:p>
          </table:table-cell>
          <table:table-cell table:style-name="ce6" office:value-type="float" office:value="0.0000309543324492" calcext:value-type="float">
            <text:p>3.10E-05</text:p>
          </table:table-cell>
          <table:table-cell office:value-type="float" office:value="0.0002140076" calcext:value-type="float">
            <text:p>0.0002140076</text:p>
          </table:table-cell>
          <table:table-cell table:style-name="ce6" office:value-type="float" office:value="0.0000340012630458" calcext:value-type="float">
            <text:p>3.40E-05</text:p>
          </table:table-cell>
          <table:table-cell office:value-type="float" office:value="0.0003011662" calcext:value-type="float">
            <text:p>0.0003011662</text:p>
          </table:table-cell>
          <table:table-cell table:style-name="ce6" office:value-type="float" office:value="0.0000203067636942" calcext:value-type="float">
            <text:p>2.03E-05</text:p>
          </table:table-cell>
          <table:table-cell office:value-type="float" office:value="0.0001478621" calcext:value-type="float">
            <text:p>0.0001478621</text:p>
          </table:table-cell>
          <table:table-cell table:style-name="ce6" office:value-type="float" office:value="0.00000593653276005" calcext:value-type="float">
            <text:p>5.94E-06</text:p>
          </table:table-cell>
          <table:table-cell office:value-type="float" office:value="0.000369778" calcext:value-type="float">
            <text:p>0.000369778</text:p>
          </table:table-cell>
          <table:table-cell table:style-name="ce6" office:value-type="float" office:value="0.0000135833897995" calcext:value-type="float">
            <text:p>1.36E-05</text:p>
          </table:table-cell>
          <table:table-cell table:style-name="ce11" office:value-type="float" office:value="0.03867182" calcext:value-type="float">
            <text:p>0.03867182</text:p>
          </table:table-cell>
          <table:table-cell office:value-type="float" office:value="0.000507170972268" calcext:value-type="float">
            <text:p>0.000507170972268</text:p>
          </table:table-cell>
          <table:table-cell table:style-name="ce11" office:value-type="float" office:value="0.0006033731" calcext:value-type="float">
            <text:p>0.0006033731</text:p>
          </table:table-cell>
          <table:table-cell table:style-name="ce6" office:value-type="float" office:value="0.0000201115506361" calcext:value-type="float">
            <text:p>2.01E-05</text:p>
          </table:table-cell>
          <table:table-cell table:style-name="ce11" office:value-type="float" office:value="0.01320265" calcext:value-type="float">
            <text:p>0.01320265</text:p>
          </table:table-cell>
          <table:table-cell table:style-name="ce6" office:value-type="float" office:value="0.0000435185337273" calcext:value-type="float">
            <text:p>4.35E-05</text:p>
          </table:table-cell>
          <table:table-cell table:style-name="ce11" office:value-type="float" office:value="0.0008660187" calcext:value-type="float">
            <text:p>0.0008660187</text:p>
          </table:table-cell>
          <table:table-cell table:style-name="ce6" office:value-type="float" office:value="0.0000269096634029" calcext:value-type="float">
            <text:p>2.69E-05</text:p>
          </table:table-cell>
          <table:table-cell office:value-type="float" office:value="0.1557126" calcext:value-type="float">
            <text:p>0.1557126</text:p>
          </table:table-cell>
          <table:table-cell office:value-type="float" office:value="0.00225618838851" calcext:value-type="float">
            <text:p>0.00225618838851</text:p>
          </table:table-cell>
          <table:table-cell table:style-name="ce6" office:value-type="float" office:value="0.000001597" calcext:value-type="float">
            <text:p>1.60E-06</text:p>
          </table:table-cell>
          <table:table-cell table:style-name="ce6" office:value-type="float" office:value="0.00000010347302386" calcext:value-type="float">
            <text:p>1.03E-07</text:p>
          </table:table-cell>
          <table:table-cell office:value-type="float" office:value="0.0002739387" calcext:value-type="float">
            <text:p>0.0002739387</text:p>
          </table:table-cell>
          <table:table-cell table:style-name="ce6" office:value-type="float" office:value="0.00000667586863345" calcext:value-type="float">
            <text:p>6.68E-06</text:p>
          </table:table-cell>
          <table:table-cell office:value-type="float" office:value="0.007001231" calcext:value-type="float">
            <text:p>0.007001231</text:p>
          </table:table-cell>
          <table:table-cell office:value-type="float" office:value="0.000412567637295" calcext:value-type="float">
            <text:p>0.000412567637295</text:p>
          </table:table-cell>
          <table:table-cell table:style-name="ce6" office:value-type="float" office:value="0.0000003216" calcext:value-type="float">
            <text:p>3.22E-07</text:p>
          </table:table-cell>
          <table:table-cell table:style-name="ce6" office:value-type="float" office:value="0.0000000502509259174" calcext:value-type="float">
            <text:p>5.03E-08</text:p>
          </table:table-cell>
          <table:table-cell table:style-name="ce6" office:value-type="float" office:value="0.0000003187" calcext:value-type="float">
            <text:p>3.19E-07</text:p>
          </table:table-cell>
          <table:table-cell table:style-name="ce6" office:value-type="float" office:value="0.000000095182923305" calcext:value-type="float">
            <text:p>9.52E-08</text:p>
          </table:table-cell>
          <table:table-cell table:style-name="ce6" office:value-type="float" office:value="0.000002377" calcext:value-type="float">
            <text:p>2.38E-06</text:p>
          </table:table-cell>
          <table:table-cell table:style-name="ce6" office:value-type="float" office:value="0.000000263845493508" calcext:value-type="float">
            <text:p>2.64E-07</text:p>
          </table:table-cell>
          <table:table-cell office:value-type="float" office:value="0.09941936" calcext:value-type="float">
            <text:p>0.09941936</text:p>
          </table:table-cell>
          <table:table-cell office:value-type="float" office:value="0.00484747548735" calcext:value-type="float">
            <text:p>0.00484747548735</text:p>
          </table:table-cell>
          <table:table-cell office:value-type="float" office:value="0.005922681" calcext:value-type="float">
            <text:p>0.005922681</text:p>
          </table:table-cell>
          <table:table-cell office:value-type="float" office:value="0.000316613528505" calcext:value-type="float">
            <text:p>0.000316613528505</text:p>
          </table:table-cell>
          <table:table-cell table:style-name="ce6" office:value-type="float" office:value="0.0000004213" calcext:value-type="float">
            <text:p>4.21E-07</text:p>
          </table:table-cell>
          <table:table-cell table:style-name="ce6" office:value-type="float" office:value="0.000000131916682459" calcext:value-type="float">
            <text:p>1.32E-07</text:p>
          </table:table-cell>
          <table:table-cell table:style-name="ce6" office:value-type="float" office:value="0.0000003786" calcext:value-type="float">
            <text:p>3.79E-07</text:p>
          </table:table-cell>
          <table:table-cell table:style-name="ce6" office:value-type="float" office:value="0.0000000395985409383" calcext:value-type="float">
            <text:p>3.96E-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float" office:value="0.0000525589" calcext:value-type="float">
            <text:p>5.26E-05</text:p>
          </table:table-cell>
          <table:table-cell table:style-name="ce6" office:value-type="float" office:value="0.00000111655357139" calcext:value-type="float">
            <text:p>1.12E-06</text:p>
          </table:table-cell>
          <table:table-cell office:value-type="float" office:value="0.0008137117" calcext:value-type="float">
            <text:p>0.0008137117</text:p>
          </table:table-cell>
          <table:table-cell table:style-name="ce6" office:value-type="float" office:value="0.0000327837424718" calcext:value-type="float">
            <text:p>3.28E-05</text:p>
          </table:table-cell>
          <table:table-cell table:style-name="ce6" office:value-type="float" office:value="0.0000509122" calcext:value-type="float">
            <text:p>5.09E-05</text:p>
          </table:table-cell>
          <table:table-cell table:style-name="ce6" office:value-type="float" office:value="0.00000146501640491" calcext:value-type="float">
            <text:p>1.47E-06</text:p>
          </table:table-cell>
          <table:table-cell office:value-type="float" office:value="0.0002410009" calcext:value-type="float">
            <text:p>0.0002410009</text:p>
          </table:table-cell>
          <table:table-cell table:style-name="ce6" office:value-type="float" office:value="0.00000890845401789" calcext:value-type="float">
            <text:p>8.91E-06</text:p>
          </table:table-cell>
          <table:table-cell office:value-type="float" office:value="0.0008264512" calcext:value-type="float">
            <text:p>0.0008264512</text:p>
          </table:table-cell>
          <table:table-cell table:style-name="ce6" office:value-type="float" office:value="0.0000986961199584" calcext:value-type="float">
            <text:p>9.87E-05</text:p>
          </table:table-cell>
          <table:table-cell office:value-type="float" office:value="0.001646989" calcext:value-type="float">
            <text:p>0.001646989</text:p>
          </table:table-cell>
          <table:table-cell office:value-type="float" office:value="0.00033696274883" calcext:value-type="float">
            <text:p>0.00033696274883</text:p>
          </table:table-cell>
          <table:table-cell office:value-type="float" office:value="0.0004826349" calcext:value-type="float">
            <text:p>0.0004826349</text:p>
          </table:table-cell>
          <table:table-cell table:style-name="ce6" office:value-type="float" office:value="0.0000121248752979" calcext:value-type="float">
            <text:p>1.21E-05</text:p>
          </table:table-cell>
          <table:table-cell office:value-type="float" office:value="0.0005086666" calcext:value-type="float">
            <text:p>0.0005086666</text:p>
          </table:table-cell>
          <table:table-cell table:style-name="ce6" office:value-type="float" office:value="0.0000318984564175" calcext:value-type="float">
            <text:p>3.19E-05</text:p>
          </table:table-cell>
          <table:table-cell table:style-name="ce11" office:value-type="float" office:value="0.3227069" calcext:value-type="float">
            <text:p>0.3227069</text:p>
          </table:table-cell>
          <table:table-cell office:value-type="float" office:value="0.00112346601096" calcext:value-type="float">
            <text:p>0.00112346601096</text:p>
          </table:table-cell>
          <table:table-cell table:style-name="ce11" office:value-type="float" office:value="0.002813321" calcext:value-type="float">
            <text:p>0.002813321</text:p>
          </table:table-cell>
          <table:table-cell table:style-name="ce6" office:value-type="float" office:value="0.0000815460988167" calcext:value-type="float">
            <text:p>8.15E-05</text:p>
          </table:table-cell>
          <table:table-cell table:style-name="ce11" office:value-type="float" office:value="0.1924717" calcext:value-type="float">
            <text:p>0.1924717</text:p>
          </table:table-cell>
          <table:table-cell office:value-type="float" office:value="0.000227131410813" calcext:value-type="float">
            <text:p>0.000227131410813</text:p>
          </table:table-cell>
          <table:table-cell table:style-name="ce11" office:value-type="float" office:value="0.001857392" calcext:value-type="float">
            <text:p>0.001857392</text:p>
          </table:table-cell>
          <table:table-cell table:style-name="ce6" office:value-type="float" office:value="0.000020676384167" calcext:value-type="float">
            <text:p>2.07E-05</text:p>
          </table:table-cell>
          <table:table-cell office:value-type="float" office:value="0.1565555" calcext:value-type="float">
            <text:p>0.1565555</text:p>
          </table:table-cell>
          <table:table-cell office:value-type="float" office:value="0.00259715319576" calcext:value-type="float">
            <text:p>0.00259715319576</text:p>
          </table:table-cell>
          <table:table-cell table:style-name="ce6" office:value-type="float" office:value="0.0000020033" calcext:value-type="float">
            <text:p>2.00E-06</text:p>
          </table:table-cell>
          <table:table-cell table:style-name="ce6" office:value-type="float" office:value="0.000000164750349856" calcext:value-type="float">
            <text:p>1.65E-07</text:p>
          </table:table-cell>
          <table:table-cell office:value-type="float" office:value="0.0002837278" calcext:value-type="float">
            <text:p>0.0002837278</text:p>
          </table:table-cell>
          <table:table-cell table:style-name="ce6" office:value-type="float" office:value="0.0000157273596131" calcext:value-type="float">
            <text:p>1.57E-05</text:p>
          </table:table-cell>
          <table:table-cell office:value-type="float" office:value="0.007253648" calcext:value-type="float">
            <text:p>0.007253648</text:p>
          </table:table-cell>
          <table:table-cell office:value-type="float" office:value="0.000584040263277" calcext:value-type="float">
            <text:p>0.000584040263277</text:p>
          </table:table-cell>
          <table:table-cell table:style-name="ce6" office:value-type="float" office:value="0.0000005527" calcext:value-type="float">
            <text:p>5.53E-07</text:p>
          </table:table-cell>
          <table:table-cell table:style-name="ce6" office:value-type="float" office:value="0.0000000208595834623" calcext:value-type="float">
            <text:p>2.09E-08</text:p>
          </table:table-cell>
          <table:table-cell table:style-name="ce6" office:value-type="float" office:value="0.0000004937" calcext:value-type="float">
            <text:p>4.94E-07</text:p>
          </table:table-cell>
          <table:table-cell table:style-name="ce6" office:value-type="float" office:value="0.0000000378566007748" calcext:value-type="float">
            <text:p>3.79E-08</text:p>
          </table:table-cell>
          <table:table-cell table:style-name="ce6" office:value-type="float" office:value="0.0000048872" calcext:value-type="float">
            <text:p>4.89E-06</text:p>
          </table:table-cell>
          <table:table-cell table:style-name="ce6" office:value-type="float" office:value="0.000000887430723431" calcext:value-type="float">
            <text:p>8.87E-07</text:p>
          </table:table-cell>
          <table:table-cell office:value-type="float" office:value="0.09963325" calcext:value-type="float">
            <text:p>0.09963325</text:p>
          </table:table-cell>
          <table:table-cell office:value-type="float" office:value="0.00304985420244" calcext:value-type="float">
            <text:p>0.00304985420244</text:p>
          </table:table-cell>
          <table:table-cell office:value-type="float" office:value="0.006041901" calcext:value-type="float">
            <text:p>0.006041901</text:p>
          </table:table-cell>
          <table:table-cell office:value-type="float" office:value="0.000328199057939" calcext:value-type="float">
            <text:p>0.000328199057939</text:p>
          </table:table-cell>
          <table:table-cell table:style-name="ce6" office:value-type="float" office:value="0.0000007577" calcext:value-type="float">
            <text:p>7.58E-07</text:p>
          </table:table-cell>
          <table:table-cell table:style-name="ce6" office:value-type="float" office:value="0.000000146104262619" calcext:value-type="float">
            <text:p>1.46E-07</text:p>
          </table:table-cell>
          <table:table-cell table:style-name="ce6" office:value-type="float" office:value="0.0000007439" calcext:value-type="float">
            <text:p>7.44E-07</text:p>
          </table:table-cell>
          <table:table-cell table:style-name="ce6" office:value-type="float" office:value="0.00000014543914344" calcext:value-type="float">
            <text:p>1.45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" office:value-type="float" office:value="0.0000545738" calcext:value-type="float">
            <text:p>5.46E-05</text:p>
          </table:table-cell>
          <table:table-cell table:style-name="ce6" office:value-type="float" office:value="0.000000930120398419" calcext:value-type="float">
            <text:p>9.30E-07</text:p>
          </table:table-cell>
          <table:table-cell office:value-type="float" office:value="0.0008177016" calcext:value-type="float">
            <text:p>0.0008177016</text:p>
          </table:table-cell>
          <table:table-cell table:style-name="ce6" office:value-type="float" office:value="0.0000379170759925" calcext:value-type="float">
            <text:p>3.79E-05</text:p>
          </table:table-cell>
          <table:table-cell table:style-name="ce6" office:value-type="float" office:value="0.0000543287" calcext:value-type="float">
            <text:p>5.43E-05</text:p>
          </table:table-cell>
          <table:table-cell table:style-name="ce6" office:value-type="float" office:value="0.00000617724215794" calcext:value-type="float">
            <text:p>6.18E-06</text:p>
          </table:table-cell>
          <table:table-cell office:value-type="float" office:value="0.0002535301" calcext:value-type="float">
            <text:p>0.0002535301</text:p>
          </table:table-cell>
          <table:table-cell table:style-name="ce6" office:value-type="float" office:value="0.0000318342484666" calcext:value-type="float">
            <text:p>3.18E-05</text:p>
          </table:table-cell>
          <table:table-cell office:value-type="float" office:value="0.002619807" calcext:value-type="float">
            <text:p>0.002619807</text:p>
          </table:table-cell>
          <table:table-cell office:value-type="float" office:value="0.00026894981209" calcext:value-type="float">
            <text:p>0.00026894981209</text:p>
          </table:table-cell>
          <table:table-cell office:value-type="float" office:value="0.001625425" calcext:value-type="float">
            <text:p>0.001625425</text:p>
          </table:table-cell>
          <table:table-cell table:style-name="ce6" office:value-type="float" office:value="0.000078553785714" calcext:value-type="float">
            <text:p>7.86E-05</text:p>
          </table:table-cell>
          <table:table-cell office:value-type="float" office:value="0.001633384" calcext:value-type="float">
            <text:p>0.001633384</text:p>
          </table:table-cell>
          <table:table-cell table:style-name="ce6" office:value-type="float" office:value="0.0000140431511184" calcext:value-type="float">
            <text:p>1.40E-05</text:p>
          </table:table-cell>
          <table:table-cell office:value-type="float" office:value="0.0008687441" calcext:value-type="float">
            <text:p>0.0008687441</text:p>
          </table:table-cell>
          <table:table-cell table:style-name="ce6" office:value-type="float" office:value="0.0000461489820411" calcext:value-type="float">
            <text:p>4.61E-05</text:p>
          </table:table-cell>
          <table:table-cell table:style-name="ce11" office:value-type="float" office:value="2.460002" calcext:value-type="float">
            <text:p>2.460002</text:p>
          </table:table-cell>
          <table:table-cell office:value-type="float" office:value="0.00748397517663" calcext:value-type="float">
            <text:p>0.00748397517663</text:p>
          </table:table-cell>
          <table:table-cell table:style-name="ce11" office:value-type="float" office:value="0.006723571" calcext:value-type="float">
            <text:p>0.006723571</text:p>
          </table:table-cell>
          <table:table-cell office:value-type="float" office:value="0.000114317938269" calcext:value-type="float">
            <text:p>0.000114317938269</text:p>
          </table:table-cell>
          <table:table-cell table:style-name="ce11" office:value-type="float" office:value="1.479545" calcext:value-type="float">
            <text:p>1.479545</text:p>
          </table:table-cell>
          <table:table-cell office:value-type="float" office:value="0.00351269206671" calcext:value-type="float">
            <text:p>0.00351269206671</text:p>
          </table:table-cell>
          <table:table-cell table:style-name="ce11" office:value-type="float" office:value="0.008275072" calcext:value-type="float">
            <text:p>0.008275072</text:p>
          </table:table-cell>
          <table:table-cell table:style-name="ce6" office:value-type="float" office:value="0.0000393400846748" calcext:value-type="float">
            <text:p>3.93E-05</text:p>
          </table:table-cell>
          <table:table-cell office:value-type="float" office:value="0.1567857" calcext:value-type="float">
            <text:p>0.1567857</text:p>
          </table:table-cell>
          <table:table-cell office:value-type="float" office:value="0.00315998446023" calcext:value-type="float">
            <text:p>0.00315998446023</text:p>
          </table:table-cell>
          <table:table-cell table:style-name="ce6" office:value-type="float" office:value="0.0000032943" calcext:value-type="float">
            <text:p>3.29E-06</text:p>
          </table:table-cell>
          <table:table-cell table:style-name="ce6" office:value-type="float" office:value="0.000000190936900572" calcext:value-type="float">
            <text:p>1.91E-07</text:p>
          </table:table-cell>
          <table:table-cell office:value-type="float" office:value="0.0002841102" calcext:value-type="float">
            <text:p>0.0002841102</text:p>
          </table:table-cell>
          <table:table-cell table:style-name="ce6" office:value-type="float" office:value="0.0000101097831255" calcext:value-type="float">
            <text:p>1.01E-05</text:p>
          </table:table-cell>
          <table:table-cell office:value-type="float" office:value="0.007098626" calcext:value-type="float">
            <text:p>0.007098626</text:p>
          </table:table-cell>
          <table:table-cell office:value-type="float" office:value="0.000553527358818" calcext:value-type="float">
            <text:p>0.000553527358818</text:p>
          </table:table-cell>
          <table:table-cell table:style-name="ce6" office:value-type="float" office:value="0.0000010143" calcext:value-type="float">
            <text:p>1.01E-06</text:p>
          </table:table-cell>
          <table:table-cell table:style-name="ce6" office:value-type="float" office:value="0.0000000441488643367" calcext:value-type="float">
            <text:p>4.41E-08</text:p>
          </table:table-cell>
          <table:table-cell table:style-name="ce6" office:value-type="float" office:value="0.0000009522" calcext:value-type="float">
            <text:p>9.52E-07</text:p>
          </table:table-cell>
          <table:table-cell table:style-name="ce6" office:value-type="float" office:value="0.000000148344044557" calcext:value-type="float">
            <text:p>1.48E-07</text:p>
          </table:table-cell>
          <table:table-cell table:style-name="ce6" office:value-type="float" office:value="0.0000056322" calcext:value-type="float">
            <text:p>5.63E-06</text:p>
          </table:table-cell>
          <table:table-cell table:style-name="ce6" office:value-type="float" office:value="0.00000081910476877" calcext:value-type="float">
            <text:p>8.19E-07</text:p>
          </table:table-cell>
          <table:table-cell office:value-type="float" office:value="0.10107019" calcext:value-type="float">
            <text:p>0.10107019</text:p>
          </table:table-cell>
          <table:table-cell office:value-type="float" office:value="0.0081477780875" calcext:value-type="float">
            <text:p>0.0081477780875</text:p>
          </table:table-cell>
          <table:table-cell office:value-type="float" office:value="0.006117827" calcext:value-type="float">
            <text:p>0.006117827</text:p>
          </table:table-cell>
          <table:table-cell office:value-type="float" office:value="0.000445424054383" calcext:value-type="float">
            <text:p>0.000445424054383</text:p>
          </table:table-cell>
          <table:table-cell table:style-name="ce6" office:value-type="float" office:value="0.0000012803" calcext:value-type="float">
            <text:p>1.28E-06</text:p>
          </table:table-cell>
          <table:table-cell table:style-name="ce6" office:value-type="float" office:value="0.000000204408115734" calcext:value-type="float">
            <text:p>2.04E-07</text:p>
          </table:table-cell>
          <table:table-cell table:style-name="ce6" office:value-type="float" office:value="0.0000012635" calcext:value-type="float">
            <text:p>1.26E-06</text:p>
          </table:table-cell>
          <table:table-cell table:style-name="ce6" office:value-type="float" office:value="0.000000203365707805" calcext:value-type="float">
            <text:p>2.03E-07</text:p>
          </table:table-cell>
        </table:table-row>
        <table:table-row table:style-name="ro1" table:number-rows-repeated="4">
          <table:table-cell table:number-columns-repeated="4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r_init</text:p>
          </table:table-cell>
          <table:table-cell table:style-name="ce2" office:value-type="string" calcext:value-type="string">
            <text:p>cuda_r_exec</text:p>
          </table:table-cell>
          <table:table-cell table:style-name="ce2" office:value-type="string" calcext:value-type="string">
            <text:p>cuda_c_init</text:p>
          </table:table-cell>
          <table:table-cell table:style-name="ce2" office:value-type="string" calcext:value-type="string">
            <text:p>cuda_c_exec</text:p>
          </table:table-cell>
          <table:table-cell table:number-columns-repeated="4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004991234" calcext:value-type="float">
            <text:p>0.0004991234</text:p>
          </table:table-cell>
          <table:table-cell table:style-name="ce2" office:value-type="float" office:value="0.0002461886" calcext:value-type="float">
            <text:p>0.0002461886</text:p>
          </table:table-cell>
          <table:table-cell table:style-name="ce2" office:value-type="float" office:value="0.0002893618" calcext:value-type="float">
            <text:p>0.0002893618</text:p>
          </table:table-cell>
          <table:table-cell table:style-name="ce2" office:value-type="float" office:value="0.0003279359" calcext:value-type="float">
            <text:p>0.0003279359</text:p>
          </table:table-cell>
          <table:table-cell table:number-columns-repeated="4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006584766" calcext:value-type="float">
            <text:p>0.0006584766</text:p>
          </table:table-cell>
          <table:table-cell table:style-name="ce2" office:value-type="float" office:value="0.001586543" calcext:value-type="float">
            <text:p>0.001586543</text:p>
          </table:table-cell>
          <table:table-cell table:style-name="ce2" office:value-type="float" office:value="0.0005706764" calcext:value-type="float">
            <text:p>0.0005706764</text:p>
          </table:table-cell>
          <table:table-cell table:style-name="ce2" office:value-type="float" office:value="0.002261808" calcext:value-type="float">
            <text:p>0.002261808</text:p>
          </table:table-cell>
          <table:table-cell table:number-columns-repeated="4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008660187" calcext:value-type="float">
            <text:p>0.0008660187</text:p>
          </table:table-cell>
          <table:table-cell table:style-name="ce2" office:value-type="float" office:value="0.01320265" calcext:value-type="float">
            <text:p>0.01320265</text:p>
          </table:table-cell>
          <table:table-cell table:style-name="ce2" office:value-type="float" office:value="0.0006033731" calcext:value-type="float">
            <text:p>0.0006033731</text:p>
          </table:table-cell>
          <table:table-cell table:style-name="ce2" office:value-type="float" office:value="0.03867182" calcext:value-type="float">
            <text:p>0.03867182</text:p>
          </table:table-cell>
          <table:table-cell table:number-columns-repeated="42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01857392" calcext:value-type="float">
            <text:p>0.001857392</text:p>
          </table:table-cell>
          <table:table-cell table:style-name="ce2" office:value-type="float" office:value="0.1924717" calcext:value-type="float">
            <text:p>0.1924717</text:p>
          </table:table-cell>
          <table:table-cell table:style-name="ce2" office:value-type="float" office:value="0.002813321" calcext:value-type="float">
            <text:p>0.002813321</text:p>
          </table:table-cell>
          <table:table-cell table:style-name="ce2" office:value-type="float" office:value="0.3227069" calcext:value-type="float">
            <text:p>0.3227069</text:p>
          </table:table-cell>
          <table:table-cell table:number-columns-repeated="42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0.008275072" calcext:value-type="float">
            <text:p>0.008275072</text:p>
          </table:table-cell>
          <table:table-cell table:style-name="ce2" office:value-type="float" office:value="1.479545" calcext:value-type="float">
            <text:p>1.479545</text:p>
          </table:table-cell>
          <table:table-cell table:style-name="ce2" office:value-type="float" office:value="0.006723571" calcext:value-type="float">
            <text:p>0.006723571</text:p>
          </table:table-cell>
          <table:table-cell table:style-name="ce2" office:value-type="float" office:value="2.460002" calcext:value-type="float">
            <text:p>2.460002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fft-cuda-3d-primes.dat</text:p>
          </table:table-cell>
          <table:table-cell table:number-columns-repeated="46"/>
        </table:table-row>
      </table:table>
      <table:table table:name="OPENCL 1D POW2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EXECOPENCL_AVG</text:p>
          </table:table-cell>
          <table:table-cell table:style-name="Default" office:value-type="string" calcext:value-type="string">
            <text:p>FFT1DCEXECOPENCL_STD</text:p>
          </table:table-cell>
          <table:table-cell table:style-name="Default" office:value-type="string" calcext:value-type="string">
            <text:p>FFT1DCINITOPENCL_AVG</text:p>
          </table:table-cell>
          <table:table-cell table:style-name="Default"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4" office:value-type="float" office:value="0.0000665095" calcext:value-type="float">
            <text:p>6.65E-05</text:p>
          </table:table-cell>
          <table:table-cell table:style-name="ce15" office:value-type="float" office:value="0.00000113237599272" calcext:value-type="float">
            <text:p>1.13E-06</text:p>
          </table:table-cell>
          <table:table-cell table:style-name="ce11" office:value-type="float" office:value="0.07776707" calcext:value-type="float">
            <text:p>0.07776707</text:p>
          </table:table-cell>
          <table:table-cell table:style-name="ce16" office:value-type="float" office:value="0.00283923545345" calcext:value-type="float">
            <text:p>0.00283923545345</text:p>
          </table:table-cell>
          <table:table-cell table:style-name="ce14" office:value-type="float" office:value="0.0000740142" calcext:value-type="float">
            <text:p>7.40E-05</text:p>
          </table:table-cell>
          <table:table-cell table:style-name="ce15" office:value-type="float" office:value="0.00000294558995411" calcext:value-type="float">
            <text:p>2.95E-06</text:p>
          </table:table-cell>
          <table:table-cell table:style-name="ce11" office:value-type="float" office:value="0.0685492" calcext:value-type="float">
            <text:p>0.0685492</text:p>
          </table:table-cell>
          <table:table-cell office:value-type="float" office:value="0.00258624067454" calcext:value-type="float">
            <text:p>0.00258624067454</text:p>
          </table:table-cell>
          <table:table-cell table:style-name="ce6" office:value-type="float" office:value="0.0000676789" calcext:value-type="float">
            <text:p>6.77E-05</text:p>
          </table:table-cell>
          <table:table-cell table:style-name="ce6" office:value-type="float" office:value="0.00000251848236709" calcext:value-type="float">
            <text:p>2.52E-06</text:p>
          </table:table-cell>
          <table:table-cell office:value-type="float" office:value="0.10262133" calcext:value-type="float">
            <text:p>0.10262133</text:p>
          </table:table-cell>
          <table:table-cell office:value-type="float" office:value="0.00368857923387" calcext:value-type="float">
            <text:p>0.00368857923387</text:p>
          </table:table-cell>
          <table:table-cell table:style-name="ce6" office:value-type="float" office:value="0.0000729462" calcext:value-type="float">
            <text:p>7.29E-05</text:p>
          </table:table-cell>
          <table:table-cell table:style-name="ce6" office:value-type="float" office:value="0.00000350728653583" calcext:value-type="float">
            <text:p>3.51E-06</text:p>
          </table:table-cell>
          <table:table-cell office:value-type="float" office:value="0.07761547" calcext:value-type="float">
            <text:p>0.07761547</text:p>
          </table:table-cell>
          <table:table-cell office:value-type="float" office:value="0.00261909497433" calcext:value-type="float">
            <text:p>0.00261909497433</text:p>
          </table:table-cell>
          <table:table-cell table:style-name="ce6" office:value-type="float" office:value="0.0000687133" calcext:value-type="float">
            <text:p>6.87E-05</text:p>
          </table:table-cell>
          <table:table-cell table:style-name="ce6" office:value-type="float" office:value="0.00000122427466508" calcext:value-type="float">
            <text:p>1.22E-06</text:p>
          </table:table-cell>
          <table:table-cell office:value-type="float" office:value="0.1052635" calcext:value-type="float">
            <text:p>0.1052635</text:p>
          </table:table-cell>
          <table:table-cell office:value-type="float" office:value="0.00455196712666" calcext:value-type="float">
            <text:p>0.00455196712666</text:p>
          </table:table-cell>
          <table:table-cell table:style-name="ce6" office:value-type="float" office:value="0.0000802953" calcext:value-type="float">
            <text:p>8.03E-05</text:p>
          </table:table-cell>
          <table:table-cell table:style-name="ce6" office:value-type="float" office:value="0.00000166772280204" calcext:value-type="float">
            <text:p>1.67E-06</text:p>
          </table:table-cell>
          <table:table-cell office:value-type="float" office:value="0.09682927" calcext:value-type="float">
            <text:p>0.09682927</text:p>
          </table:table-cell>
          <table:table-cell office:value-type="float" office:value="0.00355434903434" calcext:value-type="float">
            <text:p>0.00355434903434</text:p>
          </table:table-cell>
          <table:table-cell office:value-type="float" office:value="0.07325552" calcext:value-type="float">
            <text:p>0.07325552</text:p>
          </table:table-cell>
          <table:table-cell office:value-type="float" office:value="0.00778867141157" calcext:value-type="float">
            <text:p>0.00778867141157</text:p>
          </table:table-cell>
          <table:table-cell table:style-name="ce11" office:value-type="float" office:value="0.0002259783" calcext:value-type="float">
            <text:p>0.0002259783</text:p>
          </table:table-cell>
          <table:table-cell table:style-name="ce6" office:value-type="float" office:value="0.00000438942309674" calcext:value-type="float">
            <text:p>4.39E-06</text:p>
          </table:table-cell>
          <table:table-cell table:style-name="ce11" office:value-type="float" office:value="0.0004368237" calcext:value-type="float">
            <text:p>0.0004368237</text:p>
          </table:table-cell>
          <table:table-cell office:value-type="float" office:value="0.000183667518855" calcext:value-type="float">
            <text:p>0.000183667518855</text:p>
          </table:table-cell>
          <table:table-cell table:style-name="ce11" office:value-type="float" office:value="0.000221259" calcext:value-type="float">
            <text:p>0.000221259</text:p>
          </table:table-cell>
          <table:table-cell table:style-name="ce6" office:value-type="float" office:value="0.00000942766028474" calcext:value-type="float">
            <text:p>9.43E-06</text:p>
          </table:table-cell>
          <table:table-cell table:style-name="ce11" office:value-type="float" office:value="0.0003124273" calcext:value-type="float">
            <text:p>0.0003124273</text:p>
          </table:table-cell>
          <table:table-cell table:style-name="ce6" office:value-type="float" office:value="0.0000107871879051" calcext:value-type="float">
            <text:p>1.08E-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4" office:value-type="float" office:value="0.0000931565" calcext:value-type="float">
            <text:p>9.32E-05</text:p>
          </table:table-cell>
          <table:table-cell table:style-name="ce15" office:value-type="float" office:value="0.00000378978159001" calcext:value-type="float">
            <text:p>3.79E-06</text:p>
          </table:table-cell>
          <table:table-cell table:style-name="ce11" office:value-type="float" office:value="0.08069155" calcext:value-type="float">
            <text:p>0.08069155</text:p>
          </table:table-cell>
          <table:table-cell table:style-name="ce16" office:value-type="float" office:value="0.00522258583063" calcext:value-type="float">
            <text:p>0.00522258583063</text:p>
          </table:table-cell>
          <table:table-cell table:style-name="ce14" office:value-type="float" office:value="0.0000984296" calcext:value-type="float">
            <text:p>9.84E-05</text:p>
          </table:table-cell>
          <table:table-cell table:style-name="ce15" office:value-type="float" office:value="0.00000248857139741" calcext:value-type="float">
            <text:p>2.49E-06</text:p>
          </table:table-cell>
          <table:table-cell table:style-name="ce11" office:value-type="float" office:value="0.07181982" calcext:value-type="float">
            <text:p>0.07181982</text:p>
          </table:table-cell>
          <table:table-cell office:value-type="float" office:value="0.0030126438757" calcext:value-type="float">
            <text:p>0.0030126438757</text:p>
          </table:table-cell>
          <table:table-cell table:style-name="ce6" office:value-type="float" office:value="0.0000939234" calcext:value-type="float">
            <text:p>9.39E-05</text:p>
          </table:table-cell>
          <table:table-cell table:style-name="ce6" office:value-type="float" office:value="0.00000384481960854" calcext:value-type="float">
            <text:p>3.84E-06</text:p>
          </table:table-cell>
          <table:table-cell office:value-type="float" office:value="0.10141555" calcext:value-type="float">
            <text:p>0.10141555</text:p>
          </table:table-cell>
          <table:table-cell office:value-type="float" office:value="0.00345525809432" calcext:value-type="float">
            <text:p>0.00345525809432</text:p>
          </table:table-cell>
          <table:table-cell office:value-type="float" office:value="0.0001000367" calcext:value-type="float">
            <text:p>0.0001000367</text:p>
          </table:table-cell>
          <table:table-cell table:style-name="ce6" office:value-type="float" office:value="0.00000471310341377" calcext:value-type="float">
            <text:p>4.71E-06</text:p>
          </table:table-cell>
          <table:table-cell office:value-type="float" office:value="0.07902568" calcext:value-type="float">
            <text:p>0.07902568</text:p>
          </table:table-cell>
          <table:table-cell office:value-type="float" office:value="0.00363470505323" calcext:value-type="float">
            <text:p>0.00363470505323</text:p>
          </table:table-cell>
          <table:table-cell table:style-name="ce6" office:value-type="float" office:value="0.0000952372" calcext:value-type="float">
            <text:p>9.52E-05</text:p>
          </table:table-cell>
          <table:table-cell table:style-name="ce6" office:value-type="float" office:value="0.00000185605105294" calcext:value-type="float">
            <text:p>1.86E-06</text:p>
          </table:table-cell>
          <table:table-cell office:value-type="float" office:value="0.1089402" calcext:value-type="float">
            <text:p>0.1089402</text:p>
          </table:table-cell>
          <table:table-cell office:value-type="float" office:value="0.00861182055601" calcext:value-type="float">
            <text:p>0.00861182055601</text:p>
          </table:table-cell>
          <table:table-cell office:value-type="float" office:value="0.000106018" calcext:value-type="float">
            <text:p>0.000106018</text:p>
          </table:table-cell>
          <table:table-cell table:style-name="ce6" office:value-type="float" office:value="0.00000276426136407" calcext:value-type="float">
            <text:p>2.76E-06</text:p>
          </table:table-cell>
          <table:table-cell office:value-type="float" office:value="0.09959849" calcext:value-type="float">
            <text:p>0.09959849</text:p>
          </table:table-cell>
          <table:table-cell office:value-type="float" office:value="0.00343717380463" calcext:value-type="float">
            <text:p>0.00343717380463</text:p>
          </table:table-cell>
          <table:table-cell office:value-type="float" office:value="0.07466414" calcext:value-type="float">
            <text:p>0.07466414</text:p>
          </table:table-cell>
          <table:table-cell office:value-type="float" office:value="0.00689965117012" calcext:value-type="float">
            <text:p>0.00689965117012</text:p>
          </table:table-cell>
          <table:table-cell table:style-name="ce11" office:value-type="float" office:value="0.0002479054" calcext:value-type="float">
            <text:p>0.0002479054</text:p>
          </table:table-cell>
          <table:table-cell table:style-name="ce6" office:value-type="float" office:value="0.0000143802911437" calcext:value-type="float">
            <text:p>1.44E-05</text:p>
          </table:table-cell>
          <table:table-cell table:style-name="ce11" office:value-type="float" office:value="0.0004249446" calcext:value-type="float">
            <text:p>0.0004249446</text:p>
          </table:table-cell>
          <table:table-cell office:value-type="float" office:value="0.000118996341302" calcext:value-type="float">
            <text:p>0.000118996341302</text:p>
          </table:table-cell>
          <table:table-cell table:style-name="ce11" office:value-type="float" office:value="0.0002342351" calcext:value-type="float">
            <text:p>0.0002342351</text:p>
          </table:table-cell>
          <table:table-cell table:style-name="ce6" office:value-type="float" office:value="0.0000098261004976" calcext:value-type="float">
            <text:p>9.83E-06</text:p>
          </table:table-cell>
          <table:table-cell table:style-name="ce11" office:value-type="float" office:value="0.0003260614" calcext:value-type="float">
            <text:p>0.0003260614</text:p>
          </table:table-cell>
          <table:table-cell table:style-name="ce6" office:value-type="float" office:value="0.0000281113705472" calcext:value-type="float">
            <text:p>2.81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1" office:value-type="float" office:value="0.0001340339" calcext:value-type="float">
            <text:p>0.0001340339</text:p>
          </table:table-cell>
          <table:table-cell table:style-name="ce15" office:value-type="float" office:value="0.00000148929487044" calcext:value-type="float">
            <text:p>1.49E-06</text:p>
          </table:table-cell>
          <table:table-cell table:style-name="ce11" office:value-type="float" office:value="0.08219604" calcext:value-type="float">
            <text:p>0.08219604</text:p>
          </table:table-cell>
          <table:table-cell table:style-name="ce16" office:value-type="float" office:value="0.00353514086351" calcext:value-type="float">
            <text:p>0.00353514086351</text:p>
          </table:table-cell>
          <table:table-cell table:style-name="ce11" office:value-type="float" office:value="0.0001388718" calcext:value-type="float">
            <text:p>0.0001388718</text:p>
          </table:table-cell>
          <table:table-cell table:style-name="ce15" office:value-type="float" office:value="0.0000125777436751" calcext:value-type="float">
            <text:p>1.26E-05</text:p>
          </table:table-cell>
          <table:table-cell table:style-name="ce11" office:value-type="float" office:value="0.07272728" calcext:value-type="float">
            <text:p>0.07272728</text:p>
          </table:table-cell>
          <table:table-cell office:value-type="float" office:value="0.0028140519812" calcext:value-type="float">
            <text:p>0.0028140519812</text:p>
          </table:table-cell>
          <table:table-cell office:value-type="float" office:value="0.0001396771" calcext:value-type="float">
            <text:p>0.0001396771</text:p>
          </table:table-cell>
          <table:table-cell table:style-name="ce6" office:value-type="float" office:value="0.00000682407917191" calcext:value-type="float">
            <text:p>6.82E-06</text:p>
          </table:table-cell>
          <table:table-cell office:value-type="float" office:value="0.10707469" calcext:value-type="float">
            <text:p>0.10707469</text:p>
          </table:table-cell>
          <table:table-cell office:value-type="float" office:value="0.00461374605149" calcext:value-type="float">
            <text:p>0.00461374605149</text:p>
          </table:table-cell>
          <table:table-cell office:value-type="float" office:value="0.0001516701" calcext:value-type="float">
            <text:p>0.0001516701</text:p>
          </table:table-cell>
          <table:table-cell table:style-name="ce6" office:value-type="float" office:value="0.0000108941121657" calcext:value-type="float">
            <text:p>1.09E-05</text:p>
          </table:table-cell>
          <table:table-cell office:value-type="float" office:value="0.08115794" calcext:value-type="float">
            <text:p>0.08115794</text:p>
          </table:table-cell>
          <table:table-cell office:value-type="float" office:value="0.00405325361851" calcext:value-type="float">
            <text:p>0.00405325361851</text:p>
          </table:table-cell>
          <table:table-cell office:value-type="float" office:value="0.0001399392" calcext:value-type="float">
            <text:p>0.0001399392</text:p>
          </table:table-cell>
          <table:table-cell table:style-name="ce6" office:value-type="float" office:value="0.00000376294508774" calcext:value-type="float">
            <text:p>3.76E-06</text:p>
          </table:table-cell>
          <table:table-cell office:value-type="float" office:value="0.1110061" calcext:value-type="float">
            <text:p>0.1110061</text:p>
          </table:table-cell>
          <table:table-cell office:value-type="float" office:value="0.00622160023092" calcext:value-type="float">
            <text:p>0.00622160023092</text:p>
          </table:table-cell>
          <table:table-cell office:value-type="float" office:value="0.0001644217" calcext:value-type="float">
            <text:p>0.0001644217</text:p>
          </table:table-cell>
          <table:table-cell table:style-name="ce6" office:value-type="float" office:value="0.00000443832420953" calcext:value-type="float">
            <text:p>4.44E-06</text:p>
          </table:table-cell>
          <table:table-cell office:value-type="float" office:value="0.10249344" calcext:value-type="float">
            <text:p>0.10249344</text:p>
          </table:table-cell>
          <table:table-cell office:value-type="float" office:value="0.00560190861368" calcext:value-type="float">
            <text:p>0.00560190861368</text:p>
          </table:table-cell>
          <table:table-cell office:value-type="float" office:value="0.0758636" calcext:value-type="float">
            <text:p>0.0758636</text:p>
          </table:table-cell>
          <table:table-cell office:value-type="float" office:value="0.00525528914671" calcext:value-type="float">
            <text:p>0.00525528914671</text:p>
          </table:table-cell>
          <table:table-cell table:style-name="ce11" office:value-type="float" office:value="0.0003151896" calcext:value-type="float">
            <text:p>0.0003151896</text:p>
          </table:table-cell>
          <table:table-cell table:style-name="ce6" office:value-type="float" office:value="0.0000166550264765" calcext:value-type="float">
            <text:p>1.67E-05</text:p>
          </table:table-cell>
          <table:table-cell table:style-name="ce11" office:value-type="float" office:value="0.0006068372" calcext:value-type="float">
            <text:p>0.0006068372</text:p>
          </table:table-cell>
          <table:table-cell office:value-type="float" office:value="0.000451098668487" calcext:value-type="float">
            <text:p>0.000451098668487</text:p>
          </table:table-cell>
          <table:table-cell table:style-name="ce11" office:value-type="float" office:value="0.0003573956" calcext:value-type="float">
            <text:p>0.0003573956</text:p>
          </table:table-cell>
          <table:table-cell office:value-type="float" office:value="0.000128589074633" calcext:value-type="float">
            <text:p>0.000128589074633</text:p>
          </table:table-cell>
          <table:table-cell table:style-name="ce11" office:value-type="float" office:value="0.0003777466" calcext:value-type="float">
            <text:p>0.0003777466</text:p>
          </table:table-cell>
          <table:table-cell table:style-name="ce6" office:value-type="float" office:value="0.0000313523846486" calcext:value-type="float">
            <text:p>3.14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1" office:value-type="float" office:value="0.0002781421" calcext:value-type="float">
            <text:p>0.0002781421</text:p>
          </table:table-cell>
          <table:table-cell table:style-name="ce15" office:value-type="float" office:value="0.00000458518686036" calcext:value-type="float">
            <text:p>4.59E-06</text:p>
          </table:table-cell>
          <table:table-cell table:style-name="ce11" office:value-type="float" office:value="0.07768773" calcext:value-type="float">
            <text:p>0.07768773</text:p>
          </table:table-cell>
          <table:table-cell table:style-name="ce16" office:value-type="float" office:value="0.00234280022435" calcext:value-type="float">
            <text:p>0.00234280022435</text:p>
          </table:table-cell>
          <table:table-cell table:style-name="ce11" office:value-type="float" office:value="0.0002665223" calcext:value-type="float">
            <text:p>0.0002665223</text:p>
          </table:table-cell>
          <table:table-cell table:style-name="ce15" office:value-type="float" office:value="0.00000170663079715" calcext:value-type="float">
            <text:p>1.71E-06</text:p>
          </table:table-cell>
          <table:table-cell table:style-name="ce11" office:value-type="float" office:value="0.07210447" calcext:value-type="float">
            <text:p>0.07210447</text:p>
          </table:table-cell>
          <table:table-cell office:value-type="float" office:value="0.00255065266595" calcext:value-type="float">
            <text:p>0.00255065266595</text:p>
          </table:table-cell>
          <table:table-cell office:value-type="float" office:value="0.0002883948" calcext:value-type="float">
            <text:p>0.0002883948</text:p>
          </table:table-cell>
          <table:table-cell table:style-name="ce6" office:value-type="float" office:value="0.00000527131507522" calcext:value-type="float">
            <text:p>5.27E-06</text:p>
          </table:table-cell>
          <table:table-cell office:value-type="float" office:value="0.10048958" calcext:value-type="float">
            <text:p>0.10048958</text:p>
          </table:table-cell>
          <table:table-cell office:value-type="float" office:value="0.00275271011663" calcext:value-type="float">
            <text:p>0.00275271011663</text:p>
          </table:table-cell>
          <table:table-cell office:value-type="float" office:value="0.0002974387" calcext:value-type="float">
            <text:p>0.0002974387</text:p>
          </table:table-cell>
          <table:table-cell table:style-name="ce6" office:value-type="float" office:value="0.0000109393687513" calcext:value-type="float">
            <text:p>1.09E-05</text:p>
          </table:table-cell>
          <table:table-cell office:value-type="float" office:value="0.07858903" calcext:value-type="float">
            <text:p>0.07858903</text:p>
          </table:table-cell>
          <table:table-cell office:value-type="float" office:value="0.00216228110879" calcext:value-type="float">
            <text:p>0.00216228110879</text:p>
          </table:table-cell>
          <table:table-cell office:value-type="float" office:value="0.0003052205" calcext:value-type="float">
            <text:p>0.0003052205</text:p>
          </table:table-cell>
          <table:table-cell table:style-name="ce6" office:value-type="float" office:value="0.0000121261370166" calcext:value-type="float">
            <text:p>1.21E-05</text:p>
          </table:table-cell>
          <table:table-cell office:value-type="float" office:value="0.1087191" calcext:value-type="float">
            <text:p>0.1087191</text:p>
          </table:table-cell>
          <table:table-cell office:value-type="float" office:value="0.00429835840629" calcext:value-type="float">
            <text:p>0.00429835840629</text:p>
          </table:table-cell>
          <table:table-cell office:value-type="float" office:value="0.0003309235" calcext:value-type="float">
            <text:p>0.0003309235</text:p>
          </table:table-cell>
          <table:table-cell table:style-name="ce6" office:value-type="float" office:value="0.0000157709943691" calcext:value-type="float">
            <text:p>1.58E-05</text:p>
          </table:table-cell>
          <table:table-cell office:value-type="float" office:value="0.10019771" calcext:value-type="float">
            <text:p>0.10019771</text:p>
          </table:table-cell>
          <table:table-cell office:value-type="float" office:value="0.00555972613843" calcext:value-type="float">
            <text:p>0.00555972613843</text:p>
          </table:table-cell>
          <table:table-cell office:value-type="float" office:value="0.07406532" calcext:value-type="float">
            <text:p>0.07406532</text:p>
          </table:table-cell>
          <table:table-cell office:value-type="float" office:value="0.00354645791046" calcext:value-type="float">
            <text:p>0.00354645791046</text:p>
          </table:table-cell>
          <table:table-cell table:style-name="ce11" office:value-type="float" office:value="0.00049138" calcext:value-type="float">
            <text:p>0.00049138</text:p>
          </table:table-cell>
          <table:table-cell table:style-name="ce6" office:value-type="float" office:value="0.0000175485714708" calcext:value-type="float">
            <text:p>1.75E-05</text:p>
          </table:table-cell>
          <table:table-cell table:style-name="ce11" office:value-type="float" office:value="0.0007061092" calcext:value-type="float">
            <text:p>0.0007061092</text:p>
          </table:table-cell>
          <table:table-cell table:style-name="ce6" office:value-type="float" office:value="0.0000123355788658" calcext:value-type="float">
            <text:p>1.23E-05</text:p>
          </table:table-cell>
          <table:table-cell table:style-name="ce11" office:value-type="float" office:value="0.0005626529" calcext:value-type="float">
            <text:p>0.0005626529</text:p>
          </table:table-cell>
          <table:table-cell office:value-type="float" office:value="0.000103696615068" calcext:value-type="float">
            <text:p>0.000103696615068</text:p>
          </table:table-cell>
          <table:table-cell table:style-name="ce11" office:value-type="float" office:value="0.0005083536" calcext:value-type="float">
            <text:p>0.0005083536</text:p>
          </table:table-cell>
          <table:table-cell table:style-name="ce6" office:value-type="float" office:value="0.00000987716783744" calcext:value-type="float">
            <text:p>9.88E-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1" office:value-type="float" office:value="0.0009975042" calcext:value-type="float">
            <text:p>0.0009975042</text:p>
          </table:table-cell>
          <table:table-cell table:style-name="ce15" office:value-type="float" office:value="0.0000200895408763" calcext:value-type="float">
            <text:p>2.01E-05</text:p>
          </table:table-cell>
          <table:table-cell table:style-name="ce11" office:value-type="float" office:value="0.08276998" calcext:value-type="float">
            <text:p>0.08276998</text:p>
          </table:table-cell>
          <table:table-cell table:style-name="ce16" office:value-type="float" office:value="0.00486662894068" calcext:value-type="float">
            <text:p>0.00486662894068</text:p>
          </table:table-cell>
          <table:table-cell table:style-name="ce11" office:value-type="float" office:value="0.000730923" calcext:value-type="float">
            <text:p>0.000730923</text:p>
          </table:table-cell>
          <table:table-cell table:style-name="ce15" office:value-type="float" office:value="0.0000271322787141" calcext:value-type="float">
            <text:p>2.71E-05</text:p>
          </table:table-cell>
          <table:table-cell table:style-name="ce11" office:value-type="float" office:value="0.07261852" calcext:value-type="float">
            <text:p>0.07261852</text:p>
          </table:table-cell>
          <table:table-cell office:value-type="float" office:value="0.00190908386045" calcext:value-type="float">
            <text:p>0.00190908386045</text:p>
          </table:table-cell>
          <table:table-cell office:value-type="float" office:value="0.001045571" calcext:value-type="float">
            <text:p>0.001045571</text:p>
          </table:table-cell>
          <table:table-cell table:style-name="ce6" office:value-type="float" office:value="0.0000182219918719" calcext:value-type="float">
            <text:p>1.82E-05</text:p>
          </table:table-cell>
          <table:table-cell office:value-type="float" office:value="0.1035784" calcext:value-type="float">
            <text:p>0.1035784</text:p>
          </table:table-cell>
          <table:table-cell office:value-type="float" office:value="0.00360828571793" calcext:value-type="float">
            <text:p>0.00360828571793</text:p>
          </table:table-cell>
          <table:table-cell office:value-type="float" office:value="0.0011049018" calcext:value-type="float">
            <text:p>0.0011049018</text:p>
          </table:table-cell>
          <table:table-cell office:value-type="float" office:value="0.000302767914068" calcext:value-type="float">
            <text:p>0.000302767914068</text:p>
          </table:table-cell>
          <table:table-cell office:value-type="float" office:value="0.07951977" calcext:value-type="float">
            <text:p>0.07951977</text:p>
          </table:table-cell>
          <table:table-cell office:value-type="float" office:value="0.00329724327955" calcext:value-type="float">
            <text:p>0.00329724327955</text:p>
          </table:table-cell>
          <table:table-cell office:value-type="float" office:value="0.001078673" calcext:value-type="float">
            <text:p>0.001078673</text:p>
          </table:table-cell>
          <table:table-cell table:style-name="ce6" office:value-type="float" office:value="0.0000272845275853" calcext:value-type="float">
            <text:p>2.73E-05</text:p>
          </table:table-cell>
          <table:table-cell office:value-type="float" office:value="0.1087555" calcext:value-type="float">
            <text:p>0.1087555</text:p>
          </table:table-cell>
          <table:table-cell office:value-type="float" office:value="0.00301249528354" calcext:value-type="float">
            <text:p>0.00301249528354</text:p>
          </table:table-cell>
          <table:table-cell office:value-type="float" office:value="0.00107072" calcext:value-type="float">
            <text:p>0.00107072</text:p>
          </table:table-cell>
          <table:table-cell table:style-name="ce6" office:value-type="float" office:value="0.000017482183947" calcext:value-type="float">
            <text:p>1.75E-05</text:p>
          </table:table-cell>
          <table:table-cell office:value-type="float" office:value="0.09953783" calcext:value-type="float">
            <text:p>0.09953783</text:p>
          </table:table-cell>
          <table:table-cell office:value-type="float" office:value="0.00400262393078" calcext:value-type="float">
            <text:p>0.00400262393078</text:p>
          </table:table-cell>
          <table:table-cell office:value-type="float" office:value="0.07327784" calcext:value-type="float">
            <text:p>0.07327784</text:p>
          </table:table-cell>
          <table:table-cell office:value-type="float" office:value="0.00250180393992" calcext:value-type="float">
            <text:p>0.00250180393992</text:p>
          </table:table-cell>
          <table:table-cell table:style-name="ce11" office:value-type="float" office:value="0.001434895" calcext:value-type="float">
            <text:p>0.001434895</text:p>
          </table:table-cell>
          <table:table-cell table:style-name="ce6" office:value-type="float" office:value="0.0000296862513071" calcext:value-type="float">
            <text:p>2.97E-05</text:p>
          </table:table-cell>
          <table:table-cell table:style-name="ce11" office:value-type="float" office:value="0.001644121" calcext:value-type="float">
            <text:p>0.001644121</text:p>
          </table:table-cell>
          <table:table-cell table:style-name="ce6" office:value-type="float" office:value="0.0000371641860009" calcext:value-type="float">
            <text:p>3.72E-05</text:p>
          </table:table-cell>
          <table:table-cell table:style-name="ce11" office:value-type="float" office:value="0.001492142" calcext:value-type="float">
            <text:p>0.001492142</text:p>
          </table:table-cell>
          <table:table-cell table:style-name="ce6" office:value-type="float" office:value="0.0000268305008029" calcext:value-type="float">
            <text:p>2.68E-05</text:p>
          </table:table-cell>
          <table:table-cell table:style-name="ce11" office:value-type="float" office:value="0.0010152077" calcext:value-type="float">
            <text:p>0.0010152077</text:p>
          </table:table-cell>
          <table:table-cell table:style-name="ce6" office:value-type="float" office:value="0.0000133922155503" calcext:value-type="float">
            <text:p>1.34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1" office:value-type="float" office:value="0.003087926" calcext:value-type="float">
            <text:p>0.003087926</text:p>
          </table:table-cell>
          <table:table-cell table:style-name="ce15" office:value-type="float" office:value="0.0000461209338346" calcext:value-type="float">
            <text:p>4.61E-05</text:p>
          </table:table-cell>
          <table:table-cell table:style-name="ce11" office:value-type="float" office:value="0.08754404" calcext:value-type="float">
            <text:p>0.08754404</text:p>
          </table:table-cell>
          <table:table-cell table:style-name="ce16" office:value-type="float" office:value="0.00498747327037" calcext:value-type="float">
            <text:p>0.00498747327037</text:p>
          </table:table-cell>
          <table:table-cell table:style-name="ce11" office:value-type="float" office:value="0.002480141" calcext:value-type="float">
            <text:p>0.002480141</text:p>
          </table:table-cell>
          <table:table-cell table:style-name="ce16" office:value-type="float" office:value="0.000552369763744" calcext:value-type="float">
            <text:p>0.000552369763744</text:p>
          </table:table-cell>
          <table:table-cell table:style-name="ce11" office:value-type="float" office:value="0.07801798" calcext:value-type="float">
            <text:p>0.07801798</text:p>
          </table:table-cell>
          <table:table-cell office:value-type="float" office:value="0.00344140749365" calcext:value-type="float">
            <text:p>0.00344140749365</text:p>
          </table:table-cell>
          <table:table-cell office:value-type="float" office:value="0.00324023" calcext:value-type="float">
            <text:p>0.00324023</text:p>
          </table:table-cell>
          <table:table-cell office:value-type="float" office:value="0.000127992888084" calcext:value-type="float">
            <text:p>0.000127992888084</text:p>
          </table:table-cell>
          <table:table-cell office:value-type="float" office:value="0.11342" calcext:value-type="float">
            <text:p>0.11342</text:p>
          </table:table-cell>
          <table:table-cell office:value-type="float" office:value="0.011981543705" calcext:value-type="float">
            <text:p>0.011981543705</text:p>
          </table:table-cell>
          <table:table-cell office:value-type="float" office:value="0.003645069" calcext:value-type="float">
            <text:p>0.003645069</text:p>
          </table:table-cell>
          <table:table-cell office:value-type="float" office:value="0.000606096799025" calcext:value-type="float">
            <text:p>0.000606096799025</text:p>
          </table:table-cell>
          <table:table-cell office:value-type="float" office:value="0.08752498" calcext:value-type="float">
            <text:p>0.08752498</text:p>
          </table:table-cell>
          <table:table-cell office:value-type="float" office:value="0.00702144669674" calcext:value-type="float">
            <text:p>0.00702144669674</text:p>
          </table:table-cell>
          <table:table-cell office:value-type="float" office:value="0.003400921" calcext:value-type="float">
            <text:p>0.003400921</text:p>
          </table:table-cell>
          <table:table-cell office:value-type="float" office:value="0.000262572647363" calcext:value-type="float">
            <text:p>0.000262572647363</text:p>
          </table:table-cell>
          <table:table-cell office:value-type="float" office:value="0.1220689" calcext:value-type="float">
            <text:p>0.1220689</text:p>
          </table:table-cell>
          <table:table-cell office:value-type="float" office:value="0.0293244716935" calcext:value-type="float">
            <text:p>0.0293244716935</text:p>
          </table:table-cell>
          <table:table-cell office:value-type="float" office:value="0.0040018" calcext:value-type="float">
            <text:p>0.0040018</text:p>
          </table:table-cell>
          <table:table-cell office:value-type="float" office:value="0.000730421172658" calcext:value-type="float">
            <text:p>0.000730421172658</text:p>
          </table:table-cell>
          <table:table-cell office:value-type="float" office:value="0.10910268" calcext:value-type="float">
            <text:p>0.10910268</text:p>
          </table:table-cell>
          <table:table-cell office:value-type="float" office:value="0.00905283966509" calcext:value-type="float">
            <text:p>0.00905283966509</text:p>
          </table:table-cell>
          <table:table-cell office:value-type="float" office:value="0.08011509" calcext:value-type="float">
            <text:p>0.08011509</text:p>
          </table:table-cell>
          <table:table-cell office:value-type="float" office:value="0.00478441277424" calcext:value-type="float">
            <text:p>0.00478441277424</text:p>
          </table:table-cell>
          <table:table-cell table:style-name="ce11" office:value-type="float" office:value="0.005541289" calcext:value-type="float">
            <text:p>0.005541289</text:p>
          </table:table-cell>
          <table:table-cell office:value-type="float" office:value="0.000809961882813" calcext:value-type="float">
            <text:p>0.000809961882813</text:p>
          </table:table-cell>
          <table:table-cell table:style-name="ce11" office:value-type="float" office:value="0.005497275" calcext:value-type="float">
            <text:p>0.005497275</text:p>
          </table:table-cell>
          <table:table-cell office:value-type="float" office:value="0.000495241900854" calcext:value-type="float">
            <text:p>0.000495241900854</text:p>
          </table:table-cell>
          <table:table-cell table:style-name="ce11" office:value-type="float" office:value="0.005425059" calcext:value-type="float">
            <text:p>0.005425059</text:p>
          </table:table-cell>
          <table:table-cell office:value-type="float" office:value="0.000548662383062" calcext:value-type="float">
            <text:p>0.000548662383062</text:p>
          </table:table-cell>
          <table:table-cell table:style-name="ce11" office:value-type="float" office:value="0.003318963" calcext:value-type="float">
            <text:p>0.003318963</text:p>
          </table:table-cell>
          <table:table-cell table:style-name="ce6" office:value-type="float" office:value="0.0000973643165356" calcext:value-type="float">
            <text:p>9.74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11" office:value-type="float" office:value="0.0109837" calcext:value-type="float">
            <text:p>0.0109837</text:p>
          </table:table-cell>
          <table:table-cell table:style-name="ce16" office:value-type="float" office:value="0.000286663922467" calcext:value-type="float">
            <text:p>0.000286663922467</text:p>
          </table:table-cell>
          <table:table-cell table:style-name="ce11" office:value-type="float" office:value="0.08775516" calcext:value-type="float">
            <text:p>0.08775516</text:p>
          </table:table-cell>
          <table:table-cell table:style-name="ce16" office:value-type="float" office:value="0.0053083524021" calcext:value-type="float">
            <text:p>0.0053083524021</text:p>
          </table:table-cell>
          <table:table-cell table:style-name="ce11" office:value-type="float" office:value="0.007721932" calcext:value-type="float">
            <text:p>0.007721932</text:p>
          </table:table-cell>
          <table:table-cell table:style-name="ce16" office:value-type="float" office:value="0.000600507544847" calcext:value-type="float">
            <text:p>0.000600507544847</text:p>
          </table:table-cell>
          <table:table-cell table:style-name="ce11" office:value-type="float" office:value="0.07830893" calcext:value-type="float">
            <text:p>0.07830893</text:p>
          </table:table-cell>
          <table:table-cell office:value-type="float" office:value="0.00130092627518" calcext:value-type="float">
            <text:p>0.00130092627518</text:p>
          </table:table-cell>
          <table:table-cell office:value-type="float" office:value="0.01095408" calcext:value-type="float">
            <text:p>0.01095408</text:p>
          </table:table-cell>
          <table:table-cell office:value-type="float" office:value="0.000149837992512" calcext:value-type="float">
            <text:p>0.000149837992512</text:p>
          </table:table-cell>
          <table:table-cell office:value-type="float" office:value="0.1042228" calcext:value-type="float">
            <text:p>0.1042228</text:p>
          </table:table-cell>
          <table:table-cell office:value-type="float" office:value="0.00338507908327" calcext:value-type="float">
            <text:p>0.00338507908327</text:p>
          </table:table-cell>
          <table:table-cell office:value-type="float" office:value="0.0115611" calcext:value-type="float">
            <text:p>0.0115611</text:p>
          </table:table-cell>
          <table:table-cell office:value-type="float" office:value="0.00017049910394" calcext:value-type="float">
            <text:p>0.00017049910394</text:p>
          </table:table-cell>
          <table:table-cell office:value-type="float" office:value="0.08331767" calcext:value-type="float">
            <text:p>0.08331767</text:p>
          </table:table-cell>
          <table:table-cell office:value-type="float" office:value="0.00425316567565" calcext:value-type="float">
            <text:p>0.00425316567565</text:p>
          </table:table-cell>
          <table:table-cell office:value-type="float" office:value="0.01156102" calcext:value-type="float">
            <text:p>0.01156102</text:p>
          </table:table-cell>
          <table:table-cell office:value-type="float" office:value="0.000224738390134" calcext:value-type="float">
            <text:p>0.000224738390134</text:p>
          </table:table-cell>
          <table:table-cell office:value-type="float" office:value="0.109358" calcext:value-type="float">
            <text:p>0.109358</text:p>
          </table:table-cell>
          <table:table-cell office:value-type="float" office:value="0.00315781084508" calcext:value-type="float">
            <text:p>0.00315781084508</text:p>
          </table:table-cell>
          <table:table-cell office:value-type="float" office:value="0.01277341" calcext:value-type="float">
            <text:p>0.01277341</text:p>
          </table:table-cell>
          <table:table-cell office:value-type="float" office:value="0.000131603423208" calcext:value-type="float">
            <text:p>0.000131603423208</text:p>
          </table:table-cell>
          <table:table-cell office:value-type="float" office:value="0.10255845" calcext:value-type="float">
            <text:p>0.10255845</text:p>
          </table:table-cell>
          <table:table-cell office:value-type="float" office:value="0.0025595950831" calcext:value-type="float">
            <text:p>0.0025595950831</text:p>
          </table:table-cell>
          <table:table-cell office:value-type="float" office:value="0.07886395" calcext:value-type="float">
            <text:p>0.07886395</text:p>
          </table:table-cell>
          <table:table-cell office:value-type="float" office:value="0.00424091932414" calcext:value-type="float">
            <text:p>0.00424091932414</text:p>
          </table:table-cell>
          <table:table-cell table:style-name="ce11" office:value-type="float" office:value="0.01590221" calcext:value-type="float">
            <text:p>0.01590221</text:p>
          </table:table-cell>
          <table:table-cell office:value-type="float" office:value="0.000657006557468" calcext:value-type="float">
            <text:p>0.000657006557468</text:p>
          </table:table-cell>
          <table:table-cell table:style-name="ce11" office:value-type="float" office:value="0.02345194" calcext:value-type="float">
            <text:p>0.02345194</text:p>
          </table:table-cell>
          <table:table-cell office:value-type="float" office:value="0.000414925257526" calcext:value-type="float">
            <text:p>0.000414925257526</text:p>
          </table:table-cell>
          <table:table-cell table:style-name="ce11" office:value-type="float" office:value="0.01871943" calcext:value-type="float">
            <text:p>0.01871943</text:p>
          </table:table-cell>
          <table:table-cell office:value-type="float" office:value="0.000175975680454" calcext:value-type="float">
            <text:p>0.000175975680454</text:p>
          </table:table-cell>
          <table:table-cell table:style-name="ce11" office:value-type="float" office:value="0.01045406" calcext:value-type="float">
            <text:p>0.01045406</text:p>
          </table:table-cell>
          <table:table-cell office:value-type="float" office:value="0.000659273452286" calcext:value-type="float">
            <text:p>0.00065927345228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1" office:value-type="float" office:value="0.05773826" calcext:value-type="float">
            <text:p>0.05773826</text:p>
          </table:table-cell>
          <table:table-cell table:style-name="ce16" office:value-type="float" office:value="0.000936597670294" calcext:value-type="float">
            <text:p>0.000936597670294</text:p>
          </table:table-cell>
          <table:table-cell table:style-name="ce11" office:value-type="float" office:value="0.0887428" calcext:value-type="float">
            <text:p>0.0887428</text:p>
          </table:table-cell>
          <table:table-cell table:style-name="ce16" office:value-type="float" office:value="0.00592876209939" calcext:value-type="float">
            <text:p>0.00592876209939</text:p>
          </table:table-cell>
          <table:table-cell table:style-name="ce11" office:value-type="float" office:value="0.03649659" calcext:value-type="float">
            <text:p>0.03649659</text:p>
          </table:table-cell>
          <table:table-cell table:style-name="ce16" office:value-type="float" office:value="0.000454693978774" calcext:value-type="float">
            <text:p>0.000454693978774</text:p>
          </table:table-cell>
          <table:table-cell table:style-name="ce11" office:value-type="float" office:value="0.07844816" calcext:value-type="float">
            <text:p>0.07844816</text:p>
          </table:table-cell>
          <table:table-cell office:value-type="float" office:value="0.00139403184979" calcext:value-type="float">
            <text:p>0.00139403184979</text:p>
          </table:table-cell>
          <table:table-cell office:value-type="float" office:value="0.05935394" calcext:value-type="float">
            <text:p>0.05935394</text:p>
          </table:table-cell>
          <table:table-cell office:value-type="float" office:value="0.000894823601735" calcext:value-type="float">
            <text:p>0.000894823601735</text:p>
          </table:table-cell>
          <table:table-cell office:value-type="float" office:value="0.1124151" calcext:value-type="float">
            <text:p>0.1124151</text:p>
          </table:table-cell>
          <table:table-cell office:value-type="float" office:value="0.00787817150881" calcext:value-type="float">
            <text:p>0.00787817150881</text:p>
          </table:table-cell>
          <table:table-cell office:value-type="float" office:value="0.06701008" calcext:value-type="float">
            <text:p>0.06701008</text:p>
          </table:table-cell>
          <table:table-cell office:value-type="float" office:value="0.000824058343134" calcext:value-type="float">
            <text:p>0.000824058343134</text:p>
          </table:table-cell>
          <table:table-cell office:value-type="float" office:value="0.08668286" calcext:value-type="float">
            <text:p>0.08668286</text:p>
          </table:table-cell>
          <table:table-cell office:value-type="float" office:value="0.00347186229508" calcext:value-type="float">
            <text:p>0.00347186229508</text:p>
          </table:table-cell>
          <table:table-cell office:value-type="float" office:value="0.06190684" calcext:value-type="float">
            <text:p>0.06190684</text:p>
          </table:table-cell>
          <table:table-cell office:value-type="float" office:value="0.00110400159742" calcext:value-type="float">
            <text:p>0.00110400159742</text:p>
          </table:table-cell>
          <table:table-cell office:value-type="float" office:value="0.119067" calcext:value-type="float">
            <text:p>0.119067</text:p>
          </table:table-cell>
          <table:table-cell office:value-type="float" office:value="0.00560801828734" calcext:value-type="float">
            <text:p>0.00560801828734</text:p>
          </table:table-cell>
          <table:table-cell office:value-type="float" office:value="0.07182171" calcext:value-type="float">
            <text:p>0.07182171</text:p>
          </table:table-cell>
          <table:table-cell office:value-type="float" office:value="0.000760541360479" calcext:value-type="float">
            <text:p>0.000760541360479</text:p>
          </table:table-cell>
          <table:table-cell office:value-type="float" office:value="0.1058069" calcext:value-type="float">
            <text:p>0.1058069</text:p>
          </table:table-cell>
          <table:table-cell office:value-type="float" office:value="0.00358748313043" calcext:value-type="float">
            <text:p>0.00358748313043</text:p>
          </table:table-cell>
          <table:table-cell office:value-type="float" office:value="0.08398548" calcext:value-type="float">
            <text:p>0.08398548</text:p>
          </table:table-cell>
          <table:table-cell office:value-type="float" office:value="0.00516511577708" calcext:value-type="float">
            <text:p>0.00516511577708</text:p>
          </table:table-cell>
          <table:table-cell table:style-name="ce11" office:value-type="float" office:value="0.1127275" calcext:value-type="float">
            <text:p>0.1127275</text:p>
          </table:table-cell>
          <table:table-cell office:value-type="float" office:value="0.00112526157453" calcext:value-type="float">
            <text:p>0.00112526157453</text:p>
          </table:table-cell>
          <table:table-cell table:style-name="ce11" office:value-type="float" office:value="0.1151444" calcext:value-type="float">
            <text:p>0.1151444</text:p>
          </table:table-cell>
          <table:table-cell office:value-type="float" office:value="0.00238102364541" calcext:value-type="float">
            <text:p>0.00238102364541</text:p>
          </table:table-cell>
          <table:table-cell table:style-name="ce11" office:value-type="float" office:value="0.07396167" calcext:value-type="float">
            <text:p>0.07396167</text:p>
          </table:table-cell>
          <table:table-cell office:value-type="float" office:value="0.00109577006616" calcext:value-type="float">
            <text:p>0.00109577006616</text:p>
          </table:table-cell>
          <table:table-cell table:style-name="ce11" office:value-type="float" office:value="0.06783935" calcext:value-type="float">
            <text:p>0.06783935</text:p>
          </table:table-cell>
          <table:table-cell office:value-type="float" office:value="0.00068288564237" calcext:value-type="float">
            <text:p>0.0006828856423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1" office:value-type="float" office:value="0.2244778" calcext:value-type="float">
            <text:p>0.2244778</text:p>
          </table:table-cell>
          <table:table-cell table:style-name="ce16" office:value-type="float" office:value="0.004315621078" calcext:value-type="float">
            <text:p>0.004315621078</text:p>
          </table:table-cell>
          <table:table-cell table:style-name="ce11" office:value-type="float" office:value="0.08063846" calcext:value-type="float">
            <text:p>0.08063846</text:p>
          </table:table-cell>
          <table:table-cell table:style-name="ce16" office:value-type="float" office:value="0.0161401148351" calcext:value-type="float">
            <text:p>0.0161401148351</text:p>
          </table:table-cell>
          <table:table-cell table:style-name="ce11" office:value-type="float" office:value="0.1300922" calcext:value-type="float">
            <text:p>0.1300922</text:p>
          </table:table-cell>
          <table:table-cell table:style-name="ce16" office:value-type="float" office:value="0.00136398621694" calcext:value-type="float">
            <text:p>0.00136398621694</text:p>
          </table:table-cell>
          <table:table-cell table:style-name="ce11" office:value-type="float" office:value="0.07084936" calcext:value-type="float">
            <text:p>0.07084936</text:p>
          </table:table-cell>
          <table:table-cell office:value-type="float" office:value="0.00335696351988" calcext:value-type="float">
            <text:p>0.00335696351988</text:p>
          </table:table-cell>
          <table:table-cell office:value-type="float" office:value="0.234369" calcext:value-type="float">
            <text:p>0.234369</text:p>
          </table:table-cell>
          <table:table-cell office:value-type="float" office:value="0.00547165979287" calcext:value-type="float">
            <text:p>0.00547165979287</text:p>
          </table:table-cell>
          <table:table-cell office:value-type="float" office:value="0.08376835" calcext:value-type="float">
            <text:p>0.08376835</text:p>
          </table:table-cell>
          <table:table-cell office:value-type="float" office:value="0.00659745260945" calcext:value-type="float">
            <text:p>0.00659745260945</text:p>
          </table:table-cell>
          <table:table-cell office:value-type="float" office:value="0.2409995" calcext:value-type="float">
            <text:p>0.2409995</text:p>
          </table:table-cell>
          <table:table-cell office:value-type="float" office:value="0.00394579782807" calcext:value-type="float">
            <text:p>0.00394579782807</text:p>
          </table:table-cell>
          <table:table-cell office:value-type="float" office:value="0.06835382" calcext:value-type="float">
            <text:p>0.06835382</text:p>
          </table:table-cell>
          <table:table-cell office:value-type="float" office:value="0.0139812333743" calcext:value-type="float">
            <text:p>0.0139812333743</text:p>
          </table:table-cell>
          <table:table-cell office:value-type="float" office:value="0.240164" calcext:value-type="float">
            <text:p>0.240164</text:p>
          </table:table-cell>
          <table:table-cell office:value-type="float" office:value="0.00335266507589" calcext:value-type="float">
            <text:p>0.00335266507589</text:p>
          </table:table-cell>
          <table:table-cell office:value-type="float" office:value="0.08169053" calcext:value-type="float">
            <text:p>0.08169053</text:p>
          </table:table-cell>
          <table:table-cell office:value-type="float" office:value="0.00539040505509" calcext:value-type="float">
            <text:p>0.00539040505509</text:p>
          </table:table-cell>
          <table:table-cell office:value-type="float" office:value="0.2569295" calcext:value-type="float">
            <text:p>0.2569295</text:p>
          </table:table-cell>
          <table:table-cell office:value-type="float" office:value="0.00398565754369" calcext:value-type="float">
            <text:p>0.00398565754369</text:p>
          </table:table-cell>
          <table:table-cell office:value-type="float" office:value="0.07475213" calcext:value-type="float">
            <text:p>0.07475213</text:p>
          </table:table-cell>
          <table:table-cell office:value-type="float" office:value="0.00370420450211" calcext:value-type="float">
            <text:p>0.00370420450211</text:p>
          </table:table-cell>
          <table:table-cell office:value-type="float" office:value="0.07488557" calcext:value-type="float">
            <text:p>0.07488557</text:p>
          </table:table-cell>
          <table:table-cell office:value-type="float" office:value="0.00572445746154" calcext:value-type="float">
            <text:p>0.00572445746154</text:p>
          </table:table-cell>
          <table:table-cell table:style-name="ce11" office:value-type="float" office:value="0.4485144" calcext:value-type="float">
            <text:p>0.4485144</text:p>
          </table:table-cell>
          <table:table-cell office:value-type="float" office:value="0.00627549605299" calcext:value-type="float">
            <text:p>0.00627549605299</text:p>
          </table:table-cell>
          <table:table-cell table:style-name="ce11" office:value-type="float" office:value="0.4497266" calcext:value-type="float">
            <text:p>0.4497266</text:p>
          </table:table-cell>
          <table:table-cell office:value-type="float" office:value="0.00635632233292" calcext:value-type="float">
            <text:p>0.00635632233292</text:p>
          </table:table-cell>
          <table:table-cell table:style-name="ce11" office:value-type="float" office:value="0.2910086" calcext:value-type="float">
            <text:p>0.2910086</text:p>
          </table:table-cell>
          <table:table-cell office:value-type="float" office:value="0.00557983564473" calcext:value-type="float">
            <text:p>0.00557983564473</text:p>
          </table:table-cell>
          <table:table-cell table:style-name="ce11" office:value-type="float" office:value="0.2656676" calcext:value-type="float">
            <text:p>0.2656676</text:p>
          </table:table-cell>
          <table:table-cell office:value-type="float" office:value="0.00353157095041" calcext:value-type="float">
            <text:p>0.0035315709504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style-name="ce11" office:value-type="float" office:value="0.8883197" calcext:value-type="float">
            <text:p>0.8883197</text:p>
          </table:table-cell>
          <table:table-cell table:style-name="ce16" office:value-type="float" office:value="0.0135552304956" calcext:value-type="float">
            <text:p>0.0135552304956</text:p>
          </table:table-cell>
          <table:table-cell table:style-name="ce11" office:value-type="float" office:value="0.07162127" calcext:value-type="float">
            <text:p>0.07162127</text:p>
          </table:table-cell>
          <table:table-cell table:style-name="ce16" office:value-type="float" office:value="0.00255568652531" calcext:value-type="float">
            <text:p>0.00255568652531</text:p>
          </table:table-cell>
          <table:table-cell table:style-name="ce11" office:value-type="float" office:value="0.5109408" calcext:value-type="float">
            <text:p>0.5109408</text:p>
          </table:table-cell>
          <table:table-cell table:style-name="ce16" office:value-type="float" office:value="0.00732396354139" calcext:value-type="float">
            <text:p>0.00732396354139</text:p>
          </table:table-cell>
          <table:table-cell table:style-name="ce11" office:value-type="float" office:value="0.06697157" calcext:value-type="float">
            <text:p>0.06697157</text:p>
          </table:table-cell>
          <table:table-cell office:value-type="float" office:value="0.00139483353212" calcext:value-type="float">
            <text:p>0.00139483353212</text:p>
          </table:table-cell>
          <table:table-cell office:value-type="float" office:value="0.9097633" calcext:value-type="float">
            <text:p>0.9097633</text:p>
          </table:table-cell>
          <table:table-cell office:value-type="float" office:value="0.0115009505699" calcext:value-type="float">
            <text:p>0.0115009505699</text:p>
          </table:table-cell>
          <table:table-cell office:value-type="float" office:value="0.07686791" calcext:value-type="float">
            <text:p>0.07686791</text:p>
          </table:table-cell>
          <table:table-cell office:value-type="float" office:value="0.0020774855734" calcext:value-type="float">
            <text:p>0.0020774855734</text:p>
          </table:table-cell>
          <table:table-cell office:value-type="float" office:value="0.9485625" calcext:value-type="float">
            <text:p>0.9485625</text:p>
          </table:table-cell>
          <table:table-cell office:value-type="float" office:value="0.00941794423487" calcext:value-type="float">
            <text:p>0.00941794423487</text:p>
          </table:table-cell>
          <table:table-cell office:value-type="float" office:value="0.06790838" calcext:value-type="float">
            <text:p>0.06790838</text:p>
          </table:table-cell>
          <table:table-cell office:value-type="float" office:value="0.0104085149323" calcext:value-type="float">
            <text:p>0.0104085149323</text:p>
          </table:table-cell>
          <table:table-cell office:value-type="float" office:value="0.9459921" calcext:value-type="float">
            <text:p>0.9459921</text:p>
          </table:table-cell>
          <table:table-cell office:value-type="float" office:value="0.0145700831726" calcext:value-type="float">
            <text:p>0.0145700831726</text:p>
          </table:table-cell>
          <table:table-cell office:value-type="float" office:value="0.08568707" calcext:value-type="float">
            <text:p>0.08568707</text:p>
          </table:table-cell>
          <table:table-cell office:value-type="float" office:value="0.0213985795914" calcext:value-type="float">
            <text:p>0.0213985795914</text:p>
          </table:table-cell>
          <table:table-cell office:value-type="float" office:value="1.012519" calcext:value-type="float">
            <text:p>1.012519</text:p>
          </table:table-cell>
          <table:table-cell office:value-type="float" office:value="0.00620213126451" calcext:value-type="float">
            <text:p>0.00620213126451</text:p>
          </table:table-cell>
          <table:table-cell office:value-type="float" office:value="0.07400718" calcext:value-type="float">
            <text:p>0.07400718</text:p>
          </table:table-cell>
          <table:table-cell office:value-type="float" office:value="0.00318821581515" calcext:value-type="float">
            <text:p>0.00318821581515</text:p>
          </table:table-cell>
          <table:table-cell office:value-type="float" office:value="0.06652919" calcext:value-type="float">
            <text:p>0.06652919</text:p>
          </table:table-cell>
          <table:table-cell office:value-type="float" office:value="0.00306114702738" calcext:value-type="float">
            <text:p>0.00306114702738</text:p>
          </table:table-cell>
          <table:table-cell table:style-name="ce11" office:value-type="float" office:value="1.752546" calcext:value-type="float">
            <text:p>1.752546</text:p>
          </table:table-cell>
          <table:table-cell office:value-type="float" office:value="0.0205537740249" calcext:value-type="float">
            <text:p>0.0205537740249</text:p>
          </table:table-cell>
          <table:table-cell table:style-name="ce11" office:value-type="float" office:value="1.758649" calcext:value-type="float">
            <text:p>1.758649</text:p>
          </table:table-cell>
          <table:table-cell office:value-type="float" office:value="0.0169839404209" calcext:value-type="float">
            <text:p>0.0169839404209</text:p>
          </table:table-cell>
          <table:table-cell table:style-name="ce11" office:value-type="float" office:value="1.145637" calcext:value-type="float">
            <text:p>1.145637</text:p>
          </table:table-cell>
          <table:table-cell office:value-type="float" office:value="0.0129403151688" calcext:value-type="float">
            <text:p>0.0129403151688</text:p>
          </table:table-cell>
          <table:table-cell table:style-name="ce11" office:value-type="float" office:value="1.035406" calcext:value-type="float">
            <text:p>1.035406</text:p>
          </table:table-cell>
          <table:table-cell office:value-type="float" office:value="0.0126548604628" calcext:value-type="float">
            <text:p>0.0126548604628</text:p>
          </table:table-cell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4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CL</text:p>
          </table:table-cell>
          <table:table-cell table:style-name="ce1"/>
          <table:table-cell table:style-name="ce1" office:value-type="string" calcext:value-type="string">
            <text:p>OPENCL queues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cl_r</text:p>
          </table:table-cell>
          <table:table-cell office:value-type="string" calcext:value-type="string">
            <text:p>opencl_c</text:p>
          </table:table-cell>
          <table:table-cell office:value-type="string" calcext:value-type="string">
            <text:p>opencl_queues_r</text:p>
          </table:table-cell>
          <table:table-cell office:value-type="string" calcext:value-type="string">
            <text:p>opencl_queues_c</text:p>
          </table:table-cell>
          <table:table-cell table:number-columns-repeated="3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0.000221259" calcext:value-type="float">
            <text:p>0.000221259</text:p>
          </table:table-cell>
          <table:table-cell office:value-type="float" office:value="0.0002259783" calcext:value-type="float">
            <text:p>0.0002259783</text:p>
          </table:table-cell>
          <table:table-cell office:value-type="float" office:value="0.0003124273" calcext:value-type="float">
            <text:p>0.0003124273</text:p>
          </table:table-cell>
          <table:table-cell office:value-type="float" office:value="0.0004368237" calcext:value-type="float">
            <text:p>0.0004368237</text:p>
          </table:table-cell>
          <table:table-cell table:number-columns-repeated="30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0.0002342351" calcext:value-type="float">
            <text:p>0.0002342351</text:p>
          </table:table-cell>
          <table:table-cell office:value-type="float" office:value="0.0002479054" calcext:value-type="float">
            <text:p>0.0002479054</text:p>
          </table:table-cell>
          <table:table-cell office:value-type="float" office:value="0.0003260614" calcext:value-type="float">
            <text:p>0.0003260614</text:p>
          </table:table-cell>
          <table:table-cell office:value-type="float" office:value="0.0004249446" calcext:value-type="float">
            <text:p>0.0004249446</text:p>
          </table:table-cell>
          <table:table-cell table:number-columns-repeated="3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0.0003573956" calcext:value-type="float">
            <text:p>0.0003573956</text:p>
          </table:table-cell>
          <table:table-cell office:value-type="float" office:value="0.0003151896" calcext:value-type="float">
            <text:p>0.0003151896</text:p>
          </table:table-cell>
          <table:table-cell office:value-type="float" office:value="0.0003777466" calcext:value-type="float">
            <text:p>0.0003777466</text:p>
          </table:table-cell>
          <table:table-cell office:value-type="float" office:value="0.0006068372" calcext:value-type="float">
            <text:p>0.0006068372</text:p>
          </table:table-cell>
          <table:table-cell table:number-columns-repeated="30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05626529" calcext:value-type="float">
            <text:p>0.0005626529</text:p>
          </table:table-cell>
          <table:table-cell office:value-type="float" office:value="0.00049138" calcext:value-type="float">
            <text:p>0.00049138</text:p>
          </table:table-cell>
          <table:table-cell office:value-type="float" office:value="0.0005083536" calcext:value-type="float">
            <text:p>0.0005083536</text:p>
          </table:table-cell>
          <table:table-cell office:value-type="float" office:value="0.0007061092" calcext:value-type="float">
            <text:p>0.0007061092</text:p>
          </table:table-cell>
          <table:table-cell table:number-columns-repeated="30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1492142" calcext:value-type="float">
            <text:p>0.001492142</text:p>
          </table:table-cell>
          <table:table-cell office:value-type="float" office:value="0.001434895" calcext:value-type="float">
            <text:p>0.001434895</text:p>
          </table:table-cell>
          <table:table-cell office:value-type="float" office:value="0.0010152077" calcext:value-type="float">
            <text:p>0.0010152077</text:p>
          </table:table-cell>
          <table:table-cell office:value-type="float" office:value="0.001644121" calcext:value-type="float">
            <text:p>0.001644121</text:p>
          </table:table-cell>
          <table:table-cell table:number-columns-repeated="30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5425059" calcext:value-type="float">
            <text:p>0.005425059</text:p>
          </table:table-cell>
          <table:table-cell office:value-type="float" office:value="0.005541289" calcext:value-type="float">
            <text:p>0.005541289</text:p>
          </table:table-cell>
          <table:table-cell office:value-type="float" office:value="0.003318963" calcext:value-type="float">
            <text:p>0.003318963</text:p>
          </table:table-cell>
          <table:table-cell office:value-type="float" office:value="0.005497275" calcext:value-type="float">
            <text:p>0.005497275</text:p>
          </table:table-cell>
          <table:table-cell table:number-columns-repeated="30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1871943" calcext:value-type="float">
            <text:p>0.01871943</text:p>
          </table:table-cell>
          <table:table-cell office:value-type="float" office:value="0.01590221" calcext:value-type="float">
            <text:p>0.01590221</text:p>
          </table:table-cell>
          <table:table-cell office:value-type="float" office:value="0.01045406" calcext:value-type="float">
            <text:p>0.01045406</text:p>
          </table:table-cell>
          <table:table-cell office:value-type="float" office:value="0.02345194" calcext:value-type="float">
            <text:p>0.02345194</text:p>
          </table:table-cell>
          <table:table-cell table:number-columns-repeated="30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7396167" calcext:value-type="float">
            <text:p>0.07396167</text:p>
          </table:table-cell>
          <table:table-cell office:value-type="float" office:value="0.1127275" calcext:value-type="float">
            <text:p>0.1127275</text:p>
          </table:table-cell>
          <table:table-cell office:value-type="float" office:value="0.06783935" calcext:value-type="float">
            <text:p>0.06783935</text:p>
          </table:table-cell>
          <table:table-cell office:value-type="float" office:value="0.1151444" calcext:value-type="float">
            <text:p>0.1151444</text:p>
          </table:table-cell>
          <table:table-cell table:number-columns-repeated="30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2910086" calcext:value-type="float">
            <text:p>0.2910086</text:p>
          </table:table-cell>
          <table:table-cell office:value-type="float" office:value="0.4485144" calcext:value-type="float">
            <text:p>0.4485144</text:p>
          </table:table-cell>
          <table:table-cell office:value-type="float" office:value="0.2656676" calcext:value-type="float">
            <text:p>0.2656676</text:p>
          </table:table-cell>
          <table:table-cell office:value-type="float" office:value="0.4497266" calcext:value-type="float">
            <text:p>0.4497266</text:p>
          </table:table-cell>
          <table:table-cell table:number-columns-repeated="30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office:value-type="float" office:value="1.145637" calcext:value-type="float">
            <text:p>1.145637</text:p>
          </table:table-cell>
          <table:table-cell office:value-type="float" office:value="1.752546" calcext:value-type="float">
            <text:p>1.752546</text:p>
          </table:table-cell>
          <table:table-cell office:value-type="float" office:value="1.035406" calcext:value-type="float">
            <text:p>1.035406</text:p>
          </table:table-cell>
          <table:table-cell office:value-type="float" office:value="1.758649" calcext:value-type="float">
            <text:p>1.758649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product-opencl-1d-pow2.dat</text:p>
          </table:table-cell>
          <table:table-cell table:style-name="Default" table:number-columns-repeated="4"/>
          <table:table-cell table:number-columns-repeated="30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cl_r_init</text:p>
          </table:table-cell>
          <table:table-cell office:value-type="string" calcext:value-type="string">
            <text:p>opencl_r_exec</text:p>
          </table:table-cell>
          <table:table-cell office:value-type="string" calcext:value-type="string">
            <text:p>opencl_c_init</text:p>
          </table:table-cell>
          <table:table-cell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0.0685492" calcext:value-type="float">
            <text:p>0.0685492</text:p>
          </table:table-cell>
          <table:table-cell table:style-name="ce7" office:value-type="float" office:value="0.0000740142" calcext:value-type="float">
            <text:p>7.40E-05</text:p>
          </table:table-cell>
          <table:table-cell office:value-type="float" office:value="0.07776707" calcext:value-type="float">
            <text:p>0.07776707</text:p>
          </table:table-cell>
          <table:table-cell table:style-name="ce7" office:value-type="float" office:value="0.0000665095" calcext:value-type="float">
            <text:p>6.65E-05</text:p>
          </table:table-cell>
          <table:table-cell table:number-columns-repeated="30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0.07181982" calcext:value-type="float">
            <text:p>0.07181982</text:p>
          </table:table-cell>
          <table:table-cell table:style-name="ce7" office:value-type="float" office:value="0.0000984296" calcext:value-type="float">
            <text:p>9.84E-05</text:p>
          </table:table-cell>
          <table:table-cell office:value-type="float" office:value="0.08069155" calcext:value-type="float">
            <text:p>0.08069155</text:p>
          </table:table-cell>
          <table:table-cell table:style-name="ce7" office:value-type="float" office:value="0.0000931565" calcext:value-type="float">
            <text:p>9.32E-05</text:p>
          </table:table-cell>
          <table:table-cell table:number-columns-repeated="3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0.07272728" calcext:value-type="float">
            <text:p>0.07272728</text:p>
          </table:table-cell>
          <table:table-cell office:value-type="float" office:value="0.0001388718" calcext:value-type="float">
            <text:p>0.0001388718</text:p>
          </table:table-cell>
          <table:table-cell office:value-type="float" office:value="0.08219604" calcext:value-type="float">
            <text:p>0.08219604</text:p>
          </table:table-cell>
          <table:table-cell office:value-type="float" office:value="0.0001340339" calcext:value-type="float">
            <text:p>0.0001340339</text:p>
          </table:table-cell>
          <table:table-cell table:number-columns-repeated="30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7210447" calcext:value-type="float">
            <text:p>0.07210447</text:p>
          </table:table-cell>
          <table:table-cell office:value-type="float" office:value="0.0002665223" calcext:value-type="float">
            <text:p>0.0002665223</text:p>
          </table:table-cell>
          <table:table-cell office:value-type="float" office:value="0.07768773" calcext:value-type="float">
            <text:p>0.07768773</text:p>
          </table:table-cell>
          <table:table-cell office:value-type="float" office:value="0.0002781421" calcext:value-type="float">
            <text:p>0.0002781421</text:p>
          </table:table-cell>
          <table:table-cell table:number-columns-repeated="30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7261852" calcext:value-type="float">
            <text:p>0.07261852</text:p>
          </table:table-cell>
          <table:table-cell office:value-type="float" office:value="0.000730923" calcext:value-type="float">
            <text:p>0.000730923</text:p>
          </table:table-cell>
          <table:table-cell office:value-type="float" office:value="0.08276998" calcext:value-type="float">
            <text:p>0.08276998</text:p>
          </table:table-cell>
          <table:table-cell office:value-type="float" office:value="0.0009975042" calcext:value-type="float">
            <text:p>0.0009975042</text:p>
          </table:table-cell>
          <table:table-cell table:number-columns-repeated="30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7801798" calcext:value-type="float">
            <text:p>0.07801798</text:p>
          </table:table-cell>
          <table:table-cell office:value-type="float" office:value="0.002480141" calcext:value-type="float">
            <text:p>0.002480141</text:p>
          </table:table-cell>
          <table:table-cell office:value-type="float" office:value="0.08754404" calcext:value-type="float">
            <text:p>0.08754404</text:p>
          </table:table-cell>
          <table:table-cell office:value-type="float" office:value="0.003087926" calcext:value-type="float">
            <text:p>0.003087926</text:p>
          </table:table-cell>
          <table:table-cell table:number-columns-repeated="30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7830893" calcext:value-type="float">
            <text:p>0.07830893</text:p>
          </table:table-cell>
          <table:table-cell office:value-type="float" office:value="0.007721932" calcext:value-type="float">
            <text:p>0.007721932</text:p>
          </table:table-cell>
          <table:table-cell office:value-type="float" office:value="0.08775516" calcext:value-type="float">
            <text:p>0.08775516</text:p>
          </table:table-cell>
          <table:table-cell office:value-type="float" office:value="0.0109837" calcext:value-type="float">
            <text:p>0.0109837</text:p>
          </table:table-cell>
          <table:table-cell table:number-columns-repeated="30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7844816" calcext:value-type="float">
            <text:p>0.07844816</text:p>
          </table:table-cell>
          <table:table-cell office:value-type="float" office:value="0.03649659" calcext:value-type="float">
            <text:p>0.03649659</text:p>
          </table:table-cell>
          <table:table-cell office:value-type="float" office:value="0.0887428" calcext:value-type="float">
            <text:p>0.0887428</text:p>
          </table:table-cell>
          <table:table-cell office:value-type="float" office:value="0.05773826" calcext:value-type="float">
            <text:p>0.05773826</text:p>
          </table:table-cell>
          <table:table-cell table:number-columns-repeated="30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07084936" calcext:value-type="float">
            <text:p>0.07084936</text:p>
          </table:table-cell>
          <table:table-cell office:value-type="float" office:value="0.1300922" calcext:value-type="float">
            <text:p>0.1300922</text:p>
          </table:table-cell>
          <table:table-cell office:value-type="float" office:value="0.08063846" calcext:value-type="float">
            <text:p>0.08063846</text:p>
          </table:table-cell>
          <table:table-cell office:value-type="float" office:value="0.2244778" calcext:value-type="float">
            <text:p>0.2244778</text:p>
          </table:table-cell>
          <table:table-cell table:number-columns-repeated="30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office:value-type="float" office:value="0.06697157" calcext:value-type="float">
            <text:p>0.06697157</text:p>
          </table:table-cell>
          <table:table-cell office:value-type="float" office:value="0.5109408" calcext:value-type="float">
            <text:p>0.5109408</text:p>
          </table:table-cell>
          <table:table-cell office:value-type="float" office:value="0.07162127" calcext:value-type="float">
            <text:p>0.07162127</text:p>
          </table:table-cell>
          <table:table-cell office:value-type="float" office:value="0.8883197" calcext:value-type="float">
            <text:p>0.8883197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1d-pow2.dat</text:p>
          </table:table-cell>
          <table:table-cell table:style-name="Default" table:number-columns-repeated="4"/>
          <table:table-cell table:number-columns-repeated="30"/>
        </table:table-row>
      </table:table>
      <table:table table:name="OPENCL 1D PRODINT" table:style-name="ta1">
        <table:table-column table:style-name="co1" table:number-columns-repeated="4" table:default-cell-style-name="ce2"/>
        <table:table-column table:style-name="co1" table:number-columns-repeated="31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FFT1DCEXECOPENCL_AVG</text:p>
          </table:table-cell>
          <table:table-cell table:style-name="Default" office:value-type="string" calcext:value-type="string">
            <text:p>FFT1DCEXECOPENCL_STD</text:p>
          </table:table-cell>
          <table:table-cell table:style-name="Default"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ce14" office:value-type="float" office:value="0.0000800245" calcext:value-type="float">
            <text:p>8.00E-05</text:p>
          </table:table-cell>
          <table:table-cell table:style-name="ce6" office:value-type="float" office:value="0.00000310812913538" calcext:value-type="float">
            <text:p>3.11E-06</text:p>
          </table:table-cell>
          <table:table-cell table:style-name="ce11" office:value-type="float" office:value="0.08347706" calcext:value-type="float">
            <text:p>0.08347706</text:p>
          </table:table-cell>
          <table:table-cell office:value-type="float" office:value="0.0056981233061" calcext:value-type="float">
            <text:p>0.0056981233061</text:p>
          </table:table-cell>
          <table:table-cell table:style-name="ce11" office:value-type="float" office:value="0.0001010906" calcext:value-type="float">
            <text:p>0.0001010906</text:p>
          </table:table-cell>
          <table:table-cell table:style-name="ce6" office:value-type="float" office:value="0.0000105722353591" calcext:value-type="float">
            <text:p>1.06E-05</text:p>
          </table:table-cell>
          <table:table-cell table:style-name="ce11" office:value-type="float" office:value="0.07467784" calcext:value-type="float">
            <text:p>0.07467784</text:p>
          </table:table-cell>
          <table:table-cell office:value-type="float" office:value="0.00337165150473" calcext:value-type="float">
            <text:p>0.00337165150473</text:p>
          </table:table-cell>
          <table:table-cell table:style-name="ce6" office:value-type="float" office:value="0.0000793481" calcext:value-type="float">
            <text:p>7.93E-05</text:p>
          </table:table-cell>
          <table:table-cell table:style-name="ce6" office:value-type="float" office:value="0.00000142198221977" calcext:value-type="float">
            <text:p>1.42E-06</text:p>
          </table:table-cell>
          <table:table-cell office:value-type="float" office:value="0.1055745" calcext:value-type="float">
            <text:p>0.1055745</text:p>
          </table:table-cell>
          <table:table-cell office:value-type="float" office:value="0.00285035823285" calcext:value-type="float">
            <text:p>0.00285035823285</text:p>
          </table:table-cell>
          <table:table-cell table:style-name="ce6" office:value-type="float" office:value="0.0000953197" calcext:value-type="float">
            <text:p>9.53E-05</text:p>
          </table:table-cell>
          <table:table-cell table:style-name="ce6" office:value-type="float" office:value="0.00000116815933559" calcext:value-type="float">
            <text:p>1.17E-06</text:p>
          </table:table-cell>
          <table:table-cell office:value-type="float" office:value="0.08049359" calcext:value-type="float">
            <text:p>0.08049359</text:p>
          </table:table-cell>
          <table:table-cell office:value-type="float" office:value="0.00332848828765" calcext:value-type="float">
            <text:p>0.00332848828765</text:p>
          </table:table-cell>
          <table:table-cell table:style-name="ce6" office:value-type="float" office:value="0.0000827488" calcext:value-type="float">
            <text:p>8.27E-05</text:p>
          </table:table-cell>
          <table:table-cell table:style-name="ce6" office:value-type="float" office:value="0.00000286236253624" calcext:value-type="float">
            <text:p>2.86E-06</text:p>
          </table:table-cell>
          <table:table-cell office:value-type="float" office:value="0.1119948" calcext:value-type="float">
            <text:p>0.1119948</text:p>
          </table:table-cell>
          <table:table-cell office:value-type="float" office:value="0.00419109115466" calcext:value-type="float">
            <text:p>0.00419109115466</text:p>
          </table:table-cell>
          <table:table-cell office:value-type="float" office:value="0.0001066719" calcext:value-type="float">
            <text:p>0.0001066719</text:p>
          </table:table-cell>
          <table:table-cell table:style-name="ce6" office:value-type="float" office:value="0.00000227983091235" calcext:value-type="float">
            <text:p>2.28E-06</text:p>
          </table:table-cell>
          <table:table-cell office:value-type="float" office:value="0.10127196" calcext:value-type="float">
            <text:p>0.10127196</text:p>
          </table:table-cell>
          <table:table-cell office:value-type="float" office:value="0.00359164273749" calcext:value-type="float">
            <text:p>0.00359164273749</text:p>
          </table:table-cell>
          <table:table-cell office:value-type="float" office:value="0.07223382" calcext:value-type="float">
            <text:p>0.07223382</text:p>
          </table:table-cell>
          <table:table-cell office:value-type="float" office:value="0.00361348792283" calcext:value-type="float">
            <text:p>0.00361348792283</text:p>
          </table:table-cell>
          <table:table-cell table:style-name="ce11" office:value-type="float" office:value="0.0002260327" calcext:value-type="float">
            <text:p>0.0002260327</text:p>
          </table:table-cell>
          <table:table-cell table:style-name="ce6" office:value-type="float" office:value="0.00000515935702389" calcext:value-type="float">
            <text:p>5.16E-06</text:p>
          </table:table-cell>
          <table:table-cell table:style-name="ce11" office:value-type="float" office:value="0.0008093709" calcext:value-type="float">
            <text:p>0.0008093709</text:p>
          </table:table-cell>
          <table:table-cell office:value-type="float" office:value="0.00069457261517" calcext:value-type="float">
            <text:p>0.00069457261517</text:p>
          </table:table-cell>
          <table:table-cell table:style-name="ce11" office:value-type="float" office:value="0.0002435054" calcext:value-type="float">
            <text:p>0.0002435054</text:p>
          </table:table-cell>
          <table:table-cell table:style-name="ce6" office:value-type="float" office:value="0.0000636661394938" calcext:value-type="float">
            <text:p>6.37E-05</text:p>
          </table:table-cell>
          <table:table-cell table:style-name="ce11" office:value-type="float" office:value="0.0004509991" calcext:value-type="float">
            <text:p>0.0004509991</text:p>
          </table:table-cell>
          <table:table-cell office:value-type="float" office:value="0.000398619960854" calcext:value-type="float">
            <text:p>0.000398619960854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table:style-name="ce11" office:value-type="float" office:value="0.0001223907" calcext:value-type="float">
            <text:p>0.0001223907</text:p>
          </table:table-cell>
          <table:table-cell table:style-name="ce6" office:value-type="float" office:value="0.00000212831827455" calcext:value-type="float">
            <text:p>2.13E-06</text:p>
          </table:table-cell>
          <table:table-cell table:style-name="ce11" office:value-type="float" office:value="0.08291145" calcext:value-type="float">
            <text:p>0.08291145</text:p>
          </table:table-cell>
          <table:table-cell office:value-type="float" office:value="0.00420507268143" calcext:value-type="float">
            <text:p>0.00420507268143</text:p>
          </table:table-cell>
          <table:table-cell table:style-name="ce11" office:value-type="float" office:value="0.0001335153" calcext:value-type="float">
            <text:p>0.0001335153</text:p>
          </table:table-cell>
          <table:table-cell table:style-name="ce6" office:value-type="float" office:value="0.00000148471696143" calcext:value-type="float">
            <text:p>1.48E-06</text:p>
          </table:table-cell>
          <table:table-cell table:style-name="ce11" office:value-type="float" office:value="0.07284292" calcext:value-type="float">
            <text:p>0.07284292</text:p>
          </table:table-cell>
          <table:table-cell office:value-type="float" office:value="0.00198009083675" calcext:value-type="float">
            <text:p>0.00198009083675</text:p>
          </table:table-cell>
          <table:table-cell office:value-type="float" office:value="0.0001240762" calcext:value-type="float">
            <text:p>0.0001240762</text:p>
          </table:table-cell>
          <table:table-cell table:style-name="ce6" office:value-type="float" office:value="0.00000170518352222" calcext:value-type="float">
            <text:p>1.71E-06</text:p>
          </table:table-cell>
          <table:table-cell office:value-type="float" office:value="0.1053279" calcext:value-type="float">
            <text:p>0.1053279</text:p>
          </table:table-cell>
          <table:table-cell office:value-type="float" office:value="0.00377114799645" calcext:value-type="float">
            <text:p>0.00377114799645</text:p>
          </table:table-cell>
          <table:table-cell office:value-type="float" office:value="0.0001384013" calcext:value-type="float">
            <text:p>0.0001384013</text:p>
          </table:table-cell>
          <table:table-cell table:style-name="ce6" office:value-type="float" office:value="0.00000480607227139" calcext:value-type="float">
            <text:p>4.81E-06</text:p>
          </table:table-cell>
          <table:table-cell office:value-type="float" office:value="0.08213152" calcext:value-type="float">
            <text:p>0.08213152</text:p>
          </table:table-cell>
          <table:table-cell office:value-type="float" office:value="0.00297779795628" calcext:value-type="float">
            <text:p>0.00297779795628</text:p>
          </table:table-cell>
          <table:table-cell office:value-type="float" office:value="0.0001272935" calcext:value-type="float">
            <text:p>0.0001272935</text:p>
          </table:table-cell>
          <table:table-cell table:style-name="ce6" office:value-type="float" office:value="0.00000230201574712" calcext:value-type="float">
            <text:p>2.30E-06</text:p>
          </table:table-cell>
          <table:table-cell office:value-type="float" office:value="0.1115789" calcext:value-type="float">
            <text:p>0.1115789</text:p>
          </table:table-cell>
          <table:table-cell office:value-type="float" office:value="0.00293345183283" calcext:value-type="float">
            <text:p>0.00293345183283</text:p>
          </table:table-cell>
          <table:table-cell office:value-type="float" office:value="0.0001459658" calcext:value-type="float">
            <text:p>0.0001459658</text:p>
          </table:table-cell>
          <table:table-cell table:style-name="ce6" office:value-type="float" office:value="0.00000191657511665" calcext:value-type="float">
            <text:p>1.92E-06</text:p>
          </table:table-cell>
          <table:table-cell office:value-type="float" office:value="0.10106909" calcext:value-type="float">
            <text:p>0.10106909</text:p>
          </table:table-cell>
          <table:table-cell office:value-type="float" office:value="0.0036817749157" calcext:value-type="float">
            <text:p>0.0036817749157</text:p>
          </table:table-cell>
          <table:table-cell office:value-type="float" office:value="0.07124935" calcext:value-type="float">
            <text:p>0.07124935</text:p>
          </table:table-cell>
          <table:table-cell office:value-type="float" office:value="0.00142744941241" calcext:value-type="float">
            <text:p>0.00142744941241</text:p>
          </table:table-cell>
          <table:table-cell table:style-name="ce11" office:value-type="float" office:value="0.0002500975" calcext:value-type="float">
            <text:p>0.0002500975</text:p>
          </table:table-cell>
          <table:table-cell table:style-name="ce6" office:value-type="float" office:value="0.00000732921099664" calcext:value-type="float">
            <text:p>7.33E-06</text:p>
          </table:table-cell>
          <table:table-cell table:style-name="ce11" office:value-type="float" office:value="0.0003981053" calcext:value-type="float">
            <text:p>0.0003981053</text:p>
          </table:table-cell>
          <table:table-cell table:style-name="ce6" office:value-type="float" office:value="0.00000724710815966" calcext:value-type="float">
            <text:p>7.25E-06</text:p>
          </table:table-cell>
          <table:table-cell table:style-name="ce11" office:value-type="float" office:value="0.0003603871" calcext:value-type="float">
            <text:p>0.0003603871</text:p>
          </table:table-cell>
          <table:table-cell office:value-type="float" office:value="0.000377552191157" calcext:value-type="float">
            <text:p>0.000377552191157</text:p>
          </table:table-cell>
          <table:table-cell table:style-name="ce11" office:value-type="float" office:value="0.000390866" calcext:value-type="float">
            <text:p>0.000390866</text:p>
          </table:table-cell>
          <table:table-cell office:value-type="float" office:value="0.000186358515404" calcext:value-type="float">
            <text:p>0.000186358515404</text:p>
          </table:table-cell>
        </table:table-row>
        <table:table-row table:style-name="ro1">
          <table:table-cell table:style-name="Default" office:value-type="float" office:value="4410" calcext:value-type="float">
            <text:p>4410</text:p>
          </table:table-cell>
          <table:table-cell table:style-name="ce11" office:value-type="float" office:value="0.000209198" calcext:value-type="float">
            <text:p>0.000209198</text:p>
          </table:table-cell>
          <table:table-cell table:style-name="ce6" office:value-type="float" office:value="0.00000525337117161" calcext:value-type="float">
            <text:p>5.25E-06</text:p>
          </table:table-cell>
          <table:table-cell table:style-name="ce11" office:value-type="float" office:value="0.08456704" calcext:value-type="float">
            <text:p>0.08456704</text:p>
          </table:table-cell>
          <table:table-cell office:value-type="float" office:value="0.00207393562859" calcext:value-type="float">
            <text:p>0.00207393562859</text:p>
          </table:table-cell>
          <table:table-cell table:style-name="ce11" office:value-type="float" office:value="0.0002121727" calcext:value-type="float">
            <text:p>0.0002121727</text:p>
          </table:table-cell>
          <table:table-cell table:style-name="ce6" office:value-type="float" office:value="0.00000373475348138" calcext:value-type="float">
            <text:p>3.73E-06</text:p>
          </table:table-cell>
          <table:table-cell table:style-name="ce11" office:value-type="float" office:value="0.07747866" calcext:value-type="float">
            <text:p>0.07747866</text:p>
          </table:table-cell>
          <table:table-cell office:value-type="float" office:value="0.00260668615048" calcext:value-type="float">
            <text:p>0.00260668615048</text:p>
          </table:table-cell>
          <table:table-cell office:value-type="float" office:value="0.0002142946" calcext:value-type="float">
            <text:p>0.0002142946</text:p>
          </table:table-cell>
          <table:table-cell table:style-name="ce6" office:value-type="float" office:value="0.00000981829409487" calcext:value-type="float">
            <text:p>9.82E-06</text:p>
          </table:table-cell>
          <table:table-cell office:value-type="float" office:value="0.1088865" calcext:value-type="float">
            <text:p>0.1088865</text:p>
          </table:table-cell>
          <table:table-cell office:value-type="float" office:value="0.0043679051488" calcext:value-type="float">
            <text:p>0.0043679051488</text:p>
          </table:table-cell>
          <table:table-cell office:value-type="float" office:value="0.0002224257" calcext:value-type="float">
            <text:p>0.0002224257</text:p>
          </table:table-cell>
          <table:table-cell table:style-name="ce6" office:value-type="float" office:value="0.00000424438827028" calcext:value-type="float">
            <text:p>4.24E-06</text:p>
          </table:table-cell>
          <table:table-cell office:value-type="float" office:value="0.08300972" calcext:value-type="float">
            <text:p>0.08300972</text:p>
          </table:table-cell>
          <table:table-cell office:value-type="float" office:value="0.00269262096429" calcext:value-type="float">
            <text:p>0.00269262096429</text:p>
          </table:table-cell>
          <table:table-cell office:value-type="float" office:value="0.0002174011" calcext:value-type="float">
            <text:p>0.0002174011</text:p>
          </table:table-cell>
          <table:table-cell table:style-name="ce6" office:value-type="float" office:value="0.00000816211141597" calcext:value-type="float">
            <text:p>8.16E-06</text:p>
          </table:table-cell>
          <table:table-cell office:value-type="float" office:value="0.1162839" calcext:value-type="float">
            <text:p>0.1162839</text:p>
          </table:table-cell>
          <table:table-cell office:value-type="float" office:value="0.00512107658929" calcext:value-type="float">
            <text:p>0.00512107658929</text:p>
          </table:table-cell>
          <table:table-cell office:value-type="float" office:value="0.000236196" calcext:value-type="float">
            <text:p>0.000236196</text:p>
          </table:table-cell>
          <table:table-cell table:style-name="ce6" office:value-type="float" office:value="0.00000428767450568" calcext:value-type="float">
            <text:p>4.29E-06</text:p>
          </table:table-cell>
          <table:table-cell office:value-type="float" office:value="0.10230874" calcext:value-type="float">
            <text:p>0.10230874</text:p>
          </table:table-cell>
          <table:table-cell office:value-type="float" office:value="0.00281070341896" calcext:value-type="float">
            <text:p>0.00281070341896</text:p>
          </table:table-cell>
          <table:table-cell office:value-type="float" office:value="0.07335156" calcext:value-type="float">
            <text:p>0.07335156</text:p>
          </table:table-cell>
          <table:table-cell office:value-type="float" office:value="0.00219926894631" calcext:value-type="float">
            <text:p>0.00219926894631</text:p>
          </table:table-cell>
          <table:table-cell table:style-name="ce11" office:value-type="float" office:value="0.0003157105" calcext:value-type="float">
            <text:p>0.0003157105</text:p>
          </table:table-cell>
          <table:table-cell table:style-name="ce6" office:value-type="float" office:value="0.0000101248274087" calcext:value-type="float">
            <text:p>1.01E-05</text:p>
          </table:table-cell>
          <table:table-cell table:style-name="ce11" office:value-type="float" office:value="0.0004615153" calcext:value-type="float">
            <text:p>0.0004615153</text:p>
          </table:table-cell>
          <table:table-cell table:style-name="ce6" office:value-type="float" office:value="0.00000577711512108" calcext:value-type="float">
            <text:p>5.78E-06</text:p>
          </table:table-cell>
          <table:table-cell table:style-name="ce11" office:value-type="float" office:value="0.0005861657" calcext:value-type="float">
            <text:p>0.0005861657</text:p>
          </table:table-cell>
          <table:table-cell office:value-type="float" office:value="0.000619869001942" calcext:value-type="float">
            <text:p>0.000619869001942</text:p>
          </table:table-cell>
          <table:table-cell table:style-name="ce11" office:value-type="float" office:value="0.0003669315" calcext:value-type="float">
            <text:p>0.0003669315</text:p>
          </table:table-cell>
          <table:table-cell table:style-name="ce6" office:value-type="float" office:value="0.0000079506951513" calcext:value-type="float">
            <text:p>7.95E-06</text:p>
          </table:table-cell>
        </table:table-row>
        <table:table-row table:style-name="ro1">
          <table:table-cell table:style-name="Default" office:value-type="float" office:value="15750" calcext:value-type="float">
            <text:p>15750</text:p>
          </table:table-cell>
          <table:table-cell table:style-name="ce11" office:value-type="float" office:value="0.0003387704" calcext:value-type="float">
            <text:p>0.0003387704</text:p>
          </table:table-cell>
          <table:table-cell table:style-name="ce6" office:value-type="float" office:value="0.00000858845321994" calcext:value-type="float">
            <text:p>8.59E-06</text:p>
          </table:table-cell>
          <table:table-cell table:style-name="ce11" office:value-type="float" office:value="0.08568796" calcext:value-type="float">
            <text:p>0.08568796</text:p>
          </table:table-cell>
          <table:table-cell office:value-type="float" office:value="0.00292350854063" calcext:value-type="float">
            <text:p>0.00292350854063</text:p>
          </table:table-cell>
          <table:table-cell table:style-name="ce11" office:value-type="float" office:value="0.0003007109" calcext:value-type="float">
            <text:p>0.0003007109</text:p>
          </table:table-cell>
          <table:table-cell table:style-name="ce6" office:value-type="float" office:value="0.0000134746085695" calcext:value-type="float">
            <text:p>1.35E-05</text:p>
          </table:table-cell>
          <table:table-cell table:style-name="ce11" office:value-type="float" office:value="0.07614823" calcext:value-type="float">
            <text:p>0.07614823</text:p>
          </table:table-cell>
          <table:table-cell office:value-type="float" office:value="0.00184264060525" calcext:value-type="float">
            <text:p>0.00184264060525</text:p>
          </table:table-cell>
          <table:table-cell office:value-type="float" office:value="0.0003444048" calcext:value-type="float">
            <text:p>0.0003444048</text:p>
          </table:table-cell>
          <table:table-cell table:style-name="ce6" office:value-type="float" office:value="0.00000596702719209" calcext:value-type="float">
            <text:p>5.97E-06</text:p>
          </table:table-cell>
          <table:table-cell office:value-type="float" office:value="0.1101991" calcext:value-type="float">
            <text:p>0.1101991</text:p>
          </table:table-cell>
          <table:table-cell office:value-type="float" office:value="0.00441177947092" calcext:value-type="float">
            <text:p>0.00441177947092</text:p>
          </table:table-cell>
          <table:table-cell office:value-type="float" office:value="0.0003523352" calcext:value-type="float">
            <text:p>0.0003523352</text:p>
          </table:table-cell>
          <table:table-cell table:style-name="ce6" office:value-type="float" office:value="0.00000200846192119" calcext:value-type="float">
            <text:p>2.01E-06</text:p>
          </table:table-cell>
          <table:table-cell office:value-type="float" office:value="0.08198404" calcext:value-type="float">
            <text:p>0.08198404</text:p>
          </table:table-cell>
          <table:table-cell office:value-type="float" office:value="0.00282650358696" calcext:value-type="float">
            <text:p>0.00282650358696</text:p>
          </table:table-cell>
          <table:table-cell office:value-type="float" office:value="0.0003554582" calcext:value-type="float">
            <text:p>0.0003554582</text:p>
          </table:table-cell>
          <table:table-cell table:style-name="ce6" office:value-type="float" office:value="0.00000719921577211" calcext:value-type="float">
            <text:p>7.20E-06</text:p>
          </table:table-cell>
          <table:table-cell office:value-type="float" office:value="0.1161208" calcext:value-type="float">
            <text:p>0.1161208</text:p>
          </table:table-cell>
          <table:table-cell office:value-type="float" office:value="0.00272685039316" calcext:value-type="float">
            <text:p>0.00272685039316</text:p>
          </table:table-cell>
          <table:table-cell office:value-type="float" office:value="0.00038139" calcext:value-type="float">
            <text:p>0.00038139</text:p>
          </table:table-cell>
          <table:table-cell table:style-name="ce6" office:value-type="float" office:value="0.00000367891369836" calcext:value-type="float">
            <text:p>3.68E-06</text:p>
          </table:table-cell>
          <table:table-cell office:value-type="float" office:value="0.10596438" calcext:value-type="float">
            <text:p>0.10596438</text:p>
          </table:table-cell>
          <table:table-cell office:value-type="float" office:value="0.00588712267728" calcext:value-type="float">
            <text:p>0.00588712267728</text:p>
          </table:table-cell>
          <table:table-cell office:value-type="float" office:value="0.07379358" calcext:value-type="float">
            <text:p>0.07379358</text:p>
          </table:table-cell>
          <table:table-cell office:value-type="float" office:value="0.00252612370235" calcext:value-type="float">
            <text:p>0.00252612370235</text:p>
          </table:table-cell>
          <table:table-cell table:style-name="ce11" office:value-type="float" office:value="0.0005298741" calcext:value-type="float">
            <text:p>0.0005298741</text:p>
          </table:table-cell>
          <table:table-cell table:style-name="ce6" office:value-type="float" office:value="0.0000143702548609" calcext:value-type="float">
            <text:p>1.44E-05</text:p>
          </table:table-cell>
          <table:table-cell table:style-name="ce11" office:value-type="float" office:value="0.000836819" calcext:value-type="float">
            <text:p>0.000836819</text:p>
          </table:table-cell>
          <table:table-cell office:value-type="float" office:value="0.000442085408576" calcext:value-type="float">
            <text:p>0.000442085408576</text:p>
          </table:table-cell>
          <table:table-cell table:style-name="ce11" office:value-type="float" office:value="0.0005123923" calcext:value-type="float">
            <text:p>0.0005123923</text:p>
          </table:table-cell>
          <table:table-cell table:style-name="ce6" office:value-type="float" office:value="0.0000067627663973" calcext:value-type="float">
            <text:p>6.76E-06</text:p>
          </table:table-cell>
          <table:table-cell table:style-name="ce11" office:value-type="float" office:value="0.0005066476" calcext:value-type="float">
            <text:p>0.0005066476</text:p>
          </table:table-cell>
          <table:table-cell table:style-name="ce6" office:value-type="float" office:value="0.0000104058679301" calcext:value-type="float">
            <text:p>1.04E-05</text:p>
          </table:table-cell>
        </table:table-row>
        <table:table-row table:style-name="ro1">
          <table:table-cell table:style-name="Default" office:value-type="float" office:value="66150" calcext:value-type="float">
            <text:p>66150</text:p>
          </table:table-cell>
          <table:table-cell table:style-name="ce11" office:value-type="float" office:value="0.001057487" calcext:value-type="float">
            <text:p>0.001057487</text:p>
          </table:table-cell>
          <table:table-cell table:style-name="ce6" office:value-type="float" office:value="0.0000142564823852" calcext:value-type="float">
            <text:p>1.43E-05</text:p>
          </table:table-cell>
          <table:table-cell table:style-name="ce11" office:value-type="float" office:value="0.09286177" calcext:value-type="float">
            <text:p>0.09286177</text:p>
          </table:table-cell>
          <table:table-cell office:value-type="float" office:value="0.0029271169669" calcext:value-type="float">
            <text:p>0.0029271169669</text:p>
          </table:table-cell>
          <table:table-cell table:style-name="ce11" office:value-type="float" office:value="0.0009449107" calcext:value-type="float">
            <text:p>0.0009449107</text:p>
          </table:table-cell>
          <table:table-cell office:value-type="float" office:value="0.000417810323172" calcext:value-type="float">
            <text:p>0.000417810323172</text:p>
          </table:table-cell>
          <table:table-cell table:style-name="ce11" office:value-type="float" office:value="0.08165178" calcext:value-type="float">
            <text:p>0.08165178</text:p>
          </table:table-cell>
          <table:table-cell office:value-type="float" office:value="0.00384957185146" calcext:value-type="float">
            <text:p>0.00384957185146</text:p>
          </table:table-cell>
          <table:table-cell office:value-type="float" office:value="0.001173349" calcext:value-type="float">
            <text:p>0.001173349</text:p>
          </table:table-cell>
          <table:table-cell office:value-type="float" office:value="0.000137575717451" calcext:value-type="float">
            <text:p>0.000137575717451</text:p>
          </table:table-cell>
          <table:table-cell office:value-type="float" office:value="0.1161258" calcext:value-type="float">
            <text:p>0.1161258</text:p>
          </table:table-cell>
          <table:table-cell office:value-type="float" office:value="0.00187454787438" calcext:value-type="float">
            <text:p>0.00187454787438</text:p>
          </table:table-cell>
          <table:table-cell office:value-type="float" office:value="0.001112429" calcext:value-type="float">
            <text:p>0.001112429</text:p>
          </table:table-cell>
          <table:table-cell table:style-name="ce6" office:value-type="float" office:value="0.0000123786890798" calcext:value-type="float">
            <text:p>1.24E-05</text:p>
          </table:table-cell>
          <table:table-cell office:value-type="float" office:value="0.08757666" calcext:value-type="float">
            <text:p>0.08757666</text:p>
          </table:table-cell>
          <table:table-cell office:value-type="float" office:value="0.0037507453725" calcext:value-type="float">
            <text:p>0.0037507453725</text:p>
          </table:table-cell>
          <table:table-cell office:value-type="float" office:value="0.00122827" calcext:value-type="float">
            <text:p>0.00122827</text:p>
          </table:table-cell>
          <table:table-cell office:value-type="float" office:value="0.000221398005863" calcext:value-type="float">
            <text:p>0.000221398005863</text:p>
          </table:table-cell>
          <table:table-cell office:value-type="float" office:value="0.1206856" calcext:value-type="float">
            <text:p>0.1206856</text:p>
          </table:table-cell>
          <table:table-cell office:value-type="float" office:value="0.00331653574951" calcext:value-type="float">
            <text:p>0.00331653574951</text:p>
          </table:table-cell>
          <table:table-cell office:value-type="float" office:value="0.001552752" calcext:value-type="float">
            <text:p>0.001552752</text:p>
          </table:table-cell>
          <table:table-cell office:value-type="float" office:value="0.000730792595319" calcext:value-type="float">
            <text:p>0.000730792595319</text:p>
          </table:table-cell>
          <table:table-cell office:value-type="float" office:value="0.1083651" calcext:value-type="float">
            <text:p>0.1083651</text:p>
          </table:table-cell>
          <table:table-cell office:value-type="float" office:value="0.00327081792183" calcext:value-type="float">
            <text:p>0.00327081792183</text:p>
          </table:table-cell>
          <table:table-cell office:value-type="float" office:value="0.078673" calcext:value-type="float">
            <text:p>0.078673</text:p>
          </table:table-cell>
          <table:table-cell office:value-type="float" office:value="0.00326971213514" calcext:value-type="float">
            <text:p>0.00326971213514</text:p>
          </table:table-cell>
          <table:table-cell table:style-name="ce11" office:value-type="float" office:value="0.001420388" calcext:value-type="float">
            <text:p>0.001420388</text:p>
          </table:table-cell>
          <table:table-cell table:style-name="ce6" office:value-type="float" office:value="0.0000203099038785" calcext:value-type="float">
            <text:p>2.03E-05</text:p>
          </table:table-cell>
          <table:table-cell table:style-name="ce11" office:value-type="float" office:value="0.001682211" calcext:value-type="float">
            <text:p>0.001682211</text:p>
          </table:table-cell>
          <table:table-cell table:style-name="ce6" office:value-type="float" office:value="0.0000337879187646" calcext:value-type="float">
            <text:p>3.38E-05</text:p>
          </table:table-cell>
          <table:table-cell table:style-name="ce11" office:value-type="float" office:value="0.001575011" calcext:value-type="float">
            <text:p>0.001575011</text:p>
          </table:table-cell>
          <table:table-cell office:value-type="float" office:value="0.000243668326326" calcext:value-type="float">
            <text:p>0.000243668326326</text:p>
          </table:table-cell>
          <table:table-cell table:style-name="ce11" office:value-type="float" office:value="0.001053191" calcext:value-type="float">
            <text:p>0.001053191</text:p>
          </table:table-cell>
          <table:table-cell table:style-name="ce6" office:value-type="float" office:value="0.000020982087837" calcext:value-type="float">
            <text:p>2.10E-05</text:p>
          </table:table-cell>
        </table:table-row>
        <table:table-row table:style-name="ro1">
          <table:table-cell table:style-name="Default" office:value-type="float" office:value="257250" calcext:value-type="float">
            <text:p>257250</text:p>
          </table:table-cell>
          <table:table-cell table:style-name="ce11" office:value-type="float" office:value="0.003175489" calcext:value-type="float">
            <text:p>0.003175489</text:p>
          </table:table-cell>
          <table:table-cell table:style-name="Default" office:value-type="float" office:value="0.000526366076171" calcext:value-type="float">
            <text:p>0.000526366076171</text:p>
          </table:table-cell>
          <table:table-cell table:style-name="ce11" office:value-type="float" office:value="0.09422403" calcext:value-type="float">
            <text:p>0.09422403</text:p>
          </table:table-cell>
          <table:table-cell office:value-type="float" office:value="0.00166533591877" calcext:value-type="float">
            <text:p>0.00166533591877</text:p>
          </table:table-cell>
          <table:table-cell table:style-name="ce11" office:value-type="float" office:value="0.002530031" calcext:value-type="float">
            <text:p>0.002530031</text:p>
          </table:table-cell>
          <table:table-cell office:value-type="float" office:value="0.00052605622964" calcext:value-type="float">
            <text:p>0.00052605622964</text:p>
          </table:table-cell>
          <table:table-cell table:style-name="ce11" office:value-type="float" office:value="0.08074049" calcext:value-type="float">
            <text:p>0.08074049</text:p>
          </table:table-cell>
          <table:table-cell office:value-type="float" office:value="0.00132745029072" calcext:value-type="float">
            <text:p>0.00132745029072</text:p>
          </table:table-cell>
          <table:table-cell office:value-type="float" office:value="0.003258317" calcext:value-type="float">
            <text:p>0.003258317</text:p>
          </table:table-cell>
          <table:table-cell office:value-type="float" office:value="0.000362029345252" calcext:value-type="float">
            <text:p>0.000362029345252</text:p>
          </table:table-cell>
          <table:table-cell office:value-type="float" office:value="0.1162774" calcext:value-type="float">
            <text:p>0.1162774</text:p>
          </table:table-cell>
          <table:table-cell office:value-type="float" office:value="0.00361986737633" calcext:value-type="float">
            <text:p>0.00361986737633</text:p>
          </table:table-cell>
          <table:table-cell office:value-type="float" office:value="0.003416042" calcext:value-type="float">
            <text:p>0.003416042</text:p>
          </table:table-cell>
          <table:table-cell office:value-type="float" office:value="0.000511869246777" calcext:value-type="float">
            <text:p>0.000511869246777</text:p>
          </table:table-cell>
          <table:table-cell office:value-type="float" office:value="0.0894474" calcext:value-type="float">
            <text:p>0.0894474</text:p>
          </table:table-cell>
          <table:table-cell office:value-type="float" office:value="0.0017908635552" calcext:value-type="float">
            <text:p>0.0017908635552</text:p>
          </table:table-cell>
          <table:table-cell office:value-type="float" office:value="0.003413502" calcext:value-type="float">
            <text:p>0.003413502</text:p>
          </table:table-cell>
          <table:table-cell office:value-type="float" office:value="0.000400600171626" calcext:value-type="float">
            <text:p>0.000400600171626</text:p>
          </table:table-cell>
          <table:table-cell office:value-type="float" office:value="0.12022" calcext:value-type="float">
            <text:p>0.12022</text:p>
          </table:table-cell>
          <table:table-cell office:value-type="float" office:value="0.00305394255203" calcext:value-type="float">
            <text:p>0.00305394255203</text:p>
          </table:table-cell>
          <table:table-cell office:value-type="float" office:value="0.003566156" calcext:value-type="float">
            <text:p>0.003566156</text:p>
          </table:table-cell>
          <table:table-cell table:style-name="ce6" office:value-type="float" office:value="0.0000454803325503" calcext:value-type="float">
            <text:p>4.55E-05</text:p>
          </table:table-cell>
          <table:table-cell office:value-type="float" office:value="0.111549" calcext:value-type="float">
            <text:p>0.111549</text:p>
          </table:table-cell>
          <table:table-cell office:value-type="float" office:value="0.00420761806463" calcext:value-type="float">
            <text:p>0.00420761806463</text:p>
          </table:table-cell>
          <table:table-cell office:value-type="float" office:value="0.07969889" calcext:value-type="float">
            <text:p>0.07969889</text:p>
          </table:table-cell>
          <table:table-cell office:value-type="float" office:value="0.00259255359634" calcext:value-type="float">
            <text:p>0.00259255359634</text:p>
          </table:table-cell>
          <table:table-cell table:style-name="ce11" office:value-type="float" office:value="0.004476961" calcext:value-type="float">
            <text:p>0.004476961</text:p>
          </table:table-cell>
          <table:table-cell table:style-name="ce6" office:value-type="float" office:value="0.0000417793658401" calcext:value-type="float">
            <text:p>4.18E-05</text:p>
          </table:table-cell>
          <table:table-cell table:style-name="ce11" office:value-type="float" office:value="0.005455299" calcext:value-type="float">
            <text:p>0.005455299</text:p>
          </table:table-cell>
          <table:table-cell office:value-type="float" office:value="0.000692527498314" calcext:value-type="float">
            <text:p>0.000692527498314</text:p>
          </table:table-cell>
          <table:table-cell table:style-name="ce11" office:value-type="float" office:value="0.005244023" calcext:value-type="float">
            <text:p>0.005244023</text:p>
          </table:table-cell>
          <table:table-cell office:value-type="float" office:value="0.000383291809752" calcext:value-type="float">
            <text:p>0.000383291809752</text:p>
          </table:table-cell>
          <table:table-cell table:style-name="ce11" office:value-type="float" office:value="0.003298973" calcext:value-type="float">
            <text:p>0.003298973</text:p>
          </table:table-cell>
          <table:table-cell office:value-type="float" office:value="0.000275298877709" calcext:value-type="float">
            <text:p>0.000275298877709</text:p>
          </table:table-cell>
        </table:table-row>
        <table:table-row table:style-name="ro1">
          <table:table-cell table:style-name="Default" office:value-type="float" office:value="1080450" calcext:value-type="float">
            <text:p>1080450</text:p>
          </table:table-cell>
          <table:table-cell table:style-name="ce11" office:value-type="float" office:value="0.01125328" calcext:value-type="float">
            <text:p>0.01125328</text:p>
          </table:table-cell>
          <table:table-cell table:style-name="Default" office:value-type="float" office:value="0.000690177229735" calcext:value-type="float">
            <text:p>0.000690177229735</text:p>
          </table:table-cell>
          <table:table-cell table:style-name="ce11" office:value-type="float" office:value="0.09364015" calcext:value-type="float">
            <text:p>0.09364015</text:p>
          </table:table-cell>
          <table:table-cell office:value-type="float" office:value="0.0021682038082" calcext:value-type="float">
            <text:p>0.0021682038082</text:p>
          </table:table-cell>
          <table:table-cell table:style-name="ce11" office:value-type="float" office:value="0.007902989" calcext:value-type="float">
            <text:p>0.007902989</text:p>
          </table:table-cell>
          <table:table-cell office:value-type="float" office:value="0.000110879335761" calcext:value-type="float">
            <text:p>0.000110879335761</text:p>
          </table:table-cell>
          <table:table-cell table:style-name="ce11" office:value-type="float" office:value="0.08373309" calcext:value-type="float">
            <text:p>0.08373309</text:p>
          </table:table-cell>
          <table:table-cell office:value-type="float" office:value="0.00173931103438" calcext:value-type="float">
            <text:p>0.00173931103438</text:p>
          </table:table-cell>
          <table:table-cell office:value-type="float" office:value="0.01200586" calcext:value-type="float">
            <text:p>0.01200586</text:p>
          </table:table-cell>
          <table:table-cell office:value-type="float" office:value="0.00061877115892" calcext:value-type="float">
            <text:p>0.00061877115892</text:p>
          </table:table-cell>
          <table:table-cell office:value-type="float" office:value="0.1147009" calcext:value-type="float">
            <text:p>0.1147009</text:p>
          </table:table-cell>
          <table:table-cell office:value-type="float" office:value="0.00331836607886" calcext:value-type="float">
            <text:p>0.00331836607886</text:p>
          </table:table-cell>
          <table:table-cell office:value-type="float" office:value="0.0119859" calcext:value-type="float">
            <text:p>0.0119859</text:p>
          </table:table-cell>
          <table:table-cell office:value-type="float" office:value="0.000102546054694" calcext:value-type="float">
            <text:p>0.000102546054694</text:p>
          </table:table-cell>
          <table:table-cell office:value-type="float" office:value="0.08974429" calcext:value-type="float">
            <text:p>0.08974429</text:p>
          </table:table-cell>
          <table:table-cell office:value-type="float" office:value="0.00411168654162" calcext:value-type="float">
            <text:p>0.00411168654162</text:p>
          </table:table-cell>
          <table:table-cell office:value-type="float" office:value="0.01167361" calcext:value-type="float">
            <text:p>0.01167361</text:p>
          </table:table-cell>
          <table:table-cell table:style-name="ce6" office:value-type="float" office:value="0.0000611953238954" calcext:value-type="float">
            <text:p>6.12E-05</text:p>
          </table:table-cell>
          <table:table-cell office:value-type="float" office:value="0.121409" calcext:value-type="float">
            <text:p>0.121409</text:p>
          </table:table-cell>
          <table:table-cell office:value-type="float" office:value="0.00264076756519" calcext:value-type="float">
            <text:p>0.00264076756519</text:p>
          </table:table-cell>
          <table:table-cell office:value-type="float" office:value="0.01311106" calcext:value-type="float">
            <text:p>0.01311106</text:p>
          </table:table-cell>
          <table:table-cell office:value-type="float" office:value="0.00029342144207" calcext:value-type="float">
            <text:p>0.00029342144207</text:p>
          </table:table-cell>
          <table:table-cell office:value-type="float" office:value="0.1130116" calcext:value-type="float">
            <text:p>0.1130116</text:p>
          </table:table-cell>
          <table:table-cell office:value-type="float" office:value="0.00313044427802" calcext:value-type="float">
            <text:p>0.00313044427802</text:p>
          </table:table-cell>
          <table:table-cell office:value-type="float" office:value="0.08250547" calcext:value-type="float">
            <text:p>0.08250547</text:p>
          </table:table-cell>
          <table:table-cell office:value-type="float" office:value="0.00265952535909" calcext:value-type="float">
            <text:p>0.00265952535909</text:p>
          </table:table-cell>
          <table:table-cell table:style-name="ce11" office:value-type="float" office:value="0.01567275" calcext:value-type="float">
            <text:p>0.01567275</text:p>
          </table:table-cell>
          <table:table-cell office:value-type="float" office:value="0.000305724550136" calcext:value-type="float">
            <text:p>0.000305724550136</text:p>
          </table:table-cell>
          <table:table-cell table:style-name="ce11" office:value-type="float" office:value="0.02394714" calcext:value-type="float">
            <text:p>0.02394714</text:p>
          </table:table-cell>
          <table:table-cell office:value-type="float" office:value="0.000196149875804" calcext:value-type="float">
            <text:p>0.000196149875804</text:p>
          </table:table-cell>
          <table:table-cell table:style-name="ce11" office:value-type="float" office:value="0.0197486" calcext:value-type="float">
            <text:p>0.0197486</text:p>
          </table:table-cell>
          <table:table-cell office:value-type="float" office:value="0.000556116860221" calcext:value-type="float">
            <text:p>0.000556116860221</text:p>
          </table:table-cell>
          <table:table-cell table:style-name="ce11" office:value-type="float" office:value="0.01059003" calcext:value-type="float">
            <text:p>0.01059003</text:p>
          </table:table-cell>
          <table:table-cell office:value-type="float" office:value="0.00031684270563" calcext:value-type="float">
            <text:p>0.00031684270563</text:p>
          </table:table-cell>
        </table:table-row>
        <table:table-row table:style-name="ro1">
          <table:table-cell table:style-name="Default" office:value-type="float" office:value="4321800" calcext:value-type="float">
            <text:p>4321800</text:p>
          </table:table-cell>
          <table:table-cell table:style-name="ce11" office:value-type="float" office:value="0.05979993" calcext:value-type="float">
            <text:p>0.05979993</text:p>
          </table:table-cell>
          <table:table-cell table:style-name="Default" office:value-type="float" office:value="0.000631496967618" calcext:value-type="float">
            <text:p>0.000631496967618</text:p>
          </table:table-cell>
          <table:table-cell table:style-name="ce11" office:value-type="float" office:value="0.08857296" calcext:value-type="float">
            <text:p>0.08857296</text:p>
          </table:table-cell>
          <table:table-cell office:value-type="float" office:value="0.00311596295877" calcext:value-type="float">
            <text:p>0.00311596295877</text:p>
          </table:table-cell>
          <table:table-cell table:style-name="ce11" office:value-type="float" office:value="0.03343245" calcext:value-type="float">
            <text:p>0.03343245</text:p>
          </table:table-cell>
          <table:table-cell office:value-type="float" office:value="0.000278750478824" calcext:value-type="float">
            <text:p>0.000278750478824</text:p>
          </table:table-cell>
          <table:table-cell table:style-name="ce11" office:value-type="float" office:value="0.06901365" calcext:value-type="float">
            <text:p>0.06901365</text:p>
          </table:table-cell>
          <table:table-cell office:value-type="float" office:value="0.00218709364289" calcext:value-type="float">
            <text:p>0.00218709364289</text:p>
          </table:table-cell>
          <table:table-cell office:value-type="float" office:value="0.06171673" calcext:value-type="float">
            <text:p>0.06171673</text:p>
          </table:table-cell>
          <table:table-cell office:value-type="float" office:value="0.000826631007363" calcext:value-type="float">
            <text:p>0.000826631007363</text:p>
          </table:table-cell>
          <table:table-cell office:value-type="float" office:value="0.0953046" calcext:value-type="float">
            <text:p>0.0953046</text:p>
          </table:table-cell>
          <table:table-cell office:value-type="float" office:value="0.00254884471041" calcext:value-type="float">
            <text:p>0.00254884471041</text:p>
          </table:table-cell>
          <table:table-cell office:value-type="float" office:value="0.0619313" calcext:value-type="float">
            <text:p>0.0619313</text:p>
          </table:table-cell>
          <table:table-cell office:value-type="float" office:value="0.000543888309613" calcext:value-type="float">
            <text:p>0.000543888309613</text:p>
          </table:table-cell>
          <table:table-cell office:value-type="float" office:value="0.06345149" calcext:value-type="float">
            <text:p>0.06345149</text:p>
          </table:table-cell>
          <table:table-cell office:value-type="float" office:value="0.00286285678124" calcext:value-type="float">
            <text:p>0.00286285678124</text:p>
          </table:table-cell>
          <table:table-cell office:value-type="float" office:value="0.06415256" calcext:value-type="float">
            <text:p>0.06415256</text:p>
          </table:table-cell>
          <table:table-cell office:value-type="float" office:value="0.000600984329986" calcext:value-type="float">
            <text:p>0.000600984329986</text:p>
          </table:table-cell>
          <table:table-cell office:value-type="float" office:value="0.09549415" calcext:value-type="float">
            <text:p>0.09549415</text:p>
          </table:table-cell>
          <table:table-cell office:value-type="float" office:value="0.00227325118388" calcext:value-type="float">
            <text:p>0.00227325118388</text:p>
          </table:table-cell>
          <table:table-cell office:value-type="float" office:value="0.06631574" calcext:value-type="float">
            <text:p>0.06631574</text:p>
          </table:table-cell>
          <table:table-cell office:value-type="float" office:value="0.000464161995668" calcext:value-type="float">
            <text:p>0.000464161995668</text:p>
          </table:table-cell>
          <table:table-cell office:value-type="float" office:value="0.07355981" calcext:value-type="float">
            <text:p>0.07355981</text:p>
          </table:table-cell>
          <table:table-cell office:value-type="float" office:value="0.00228729833426" calcext:value-type="float">
            <text:p>0.00228729833426</text:p>
          </table:table-cell>
          <table:table-cell office:value-type="float" office:value="0.06694204" calcext:value-type="float">
            <text:p>0.06694204</text:p>
          </table:table-cell>
          <table:table-cell office:value-type="float" office:value="0.00152622694919" calcext:value-type="float">
            <text:p>0.00152622694919</text:p>
          </table:table-cell>
          <table:table-cell table:style-name="ce11" office:value-type="float" office:value="0.116604" calcext:value-type="float">
            <text:p>0.116604</text:p>
          </table:table-cell>
          <table:table-cell office:value-type="float" office:value="0.00123033500406" calcext:value-type="float">
            <text:p>0.00123033500406</text:p>
          </table:table-cell>
          <table:table-cell table:style-name="ce11" office:value-type="float" office:value="0.1174764" calcext:value-type="float">
            <text:p>0.1174764</text:p>
          </table:table-cell>
          <table:table-cell office:value-type="float" office:value="0.000829847670091" calcext:value-type="float">
            <text:p>0.000829847670091</text:p>
          </table:table-cell>
          <table:table-cell table:style-name="ce11" office:value-type="float" office:value="0.07663901" calcext:value-type="float">
            <text:p>0.07663901</text:p>
          </table:table-cell>
          <table:table-cell office:value-type="float" office:value="0.000841367534236" calcext:value-type="float">
            <text:p>0.000841367534236</text:p>
          </table:table-cell>
          <table:table-cell table:style-name="ce11" office:value-type="float" office:value="0.06954061" calcext:value-type="float">
            <text:p>0.06954061</text:p>
          </table:table-cell>
          <table:table-cell office:value-type="float" office:value="0.000806570972905" calcext:value-type="float">
            <text:p>0.000806570972905</text:p>
          </table:table-cell>
        </table:table-row>
        <table:table-row table:style-name="ro1">
          <table:table-cell table:style-name="Default" office:value-type="float" office:value="15435000" calcext:value-type="float">
            <text:p>15435000</text:p>
          </table:table-cell>
          <table:table-cell table:style-name="ce11" office:value-type="float" office:value="0.2068014" calcext:value-type="float">
            <text:p>0.2068014</text:p>
          </table:table-cell>
          <table:table-cell table:style-name="Default" office:value-type="float" office:value="0.0024679417065" calcext:value-type="float">
            <text:p>0.0024679417065</text:p>
          </table:table-cell>
          <table:table-cell table:style-name="ce11" office:value-type="float" office:value="0.08770619" calcext:value-type="float">
            <text:p>0.08770619</text:p>
          </table:table-cell>
          <table:table-cell office:value-type="float" office:value="0.00257001419817" calcext:value-type="float">
            <text:p>0.00257001419817</text:p>
          </table:table-cell>
          <table:table-cell table:style-name="ce11" office:value-type="float" office:value="0.1179356" calcext:value-type="float">
            <text:p>0.1179356</text:p>
          </table:table-cell>
          <table:table-cell office:value-type="float" office:value="0.000968025275152" calcext:value-type="float">
            <text:p>0.000968025275152</text:p>
          </table:table-cell>
          <table:table-cell table:style-name="ce11" office:value-type="float" office:value="0.0674099" calcext:value-type="float">
            <text:p>0.0674099</text:p>
          </table:table-cell>
          <table:table-cell office:value-type="float" office:value="0.00237783295647" calcext:value-type="float">
            <text:p>0.00237783295647</text:p>
          </table:table-cell>
          <table:table-cell office:value-type="float" office:value="0.2144255" calcext:value-type="float">
            <text:p>0.2144255</text:p>
          </table:table-cell>
          <table:table-cell office:value-type="float" office:value="0.00382764395912" calcext:value-type="float">
            <text:p>0.00382764395912</text:p>
          </table:table-cell>
          <table:table-cell office:value-type="float" office:value="0.0965233" calcext:value-type="float">
            <text:p>0.0965233</text:p>
          </table:table-cell>
          <table:table-cell office:value-type="float" office:value="0.00449492047761" calcext:value-type="float">
            <text:p>0.00449492047761</text:p>
          </table:table-cell>
          <table:table-cell office:value-type="float" office:value="0.2184049" calcext:value-type="float">
            <text:p>0.2184049</text:p>
          </table:table-cell>
          <table:table-cell office:value-type="float" office:value="0.00122377834322" calcext:value-type="float">
            <text:p>0.00122377834322</text:p>
          </table:table-cell>
          <table:table-cell office:value-type="float" office:value="0.06340453" calcext:value-type="float">
            <text:p>0.06340453</text:p>
          </table:table-cell>
          <table:table-cell office:value-type="float" office:value="0.00167344813355" calcext:value-type="float">
            <text:p>0.00167344813355</text:p>
          </table:table-cell>
          <table:table-cell office:value-type="float" office:value="0.223086" calcext:value-type="float">
            <text:p>0.223086</text:p>
          </table:table-cell>
          <table:table-cell office:value-type="float" office:value="0.00161665821304" calcext:value-type="float">
            <text:p>0.00161665821304</text:p>
          </table:table-cell>
          <table:table-cell office:value-type="float" office:value="0.09423092" calcext:value-type="float">
            <text:p>0.09423092</text:p>
          </table:table-cell>
          <table:table-cell office:value-type="float" office:value="0.00119432583754" calcext:value-type="float">
            <text:p>0.00119432583754</text:p>
          </table:table-cell>
          <table:table-cell office:value-type="float" office:value="0.2344577" calcext:value-type="float">
            <text:p>0.2344577</text:p>
          </table:table-cell>
          <table:table-cell office:value-type="float" office:value="0.00155135124256" calcext:value-type="float">
            <text:p>0.00155135124256</text:p>
          </table:table-cell>
          <table:table-cell office:value-type="float" office:value="0.07397733" calcext:value-type="float">
            <text:p>0.07397733</text:p>
          </table:table-cell>
          <table:table-cell office:value-type="float" office:value="0.00405837445073" calcext:value-type="float">
            <text:p>0.00405837445073</text:p>
          </table:table-cell>
          <table:table-cell office:value-type="float" office:value="0.07073628" calcext:value-type="float">
            <text:p>0.07073628</text:p>
          </table:table-cell>
          <table:table-cell office:value-type="float" office:value="0.00465392901603" calcext:value-type="float">
            <text:p>0.00465392901603</text:p>
          </table:table-cell>
          <table:table-cell table:style-name="ce11" office:value-type="float" office:value="0.4100299" calcext:value-type="float">
            <text:p>0.4100299</text:p>
          </table:table-cell>
          <table:table-cell office:value-type="float" office:value="0.00380627150459" calcext:value-type="float">
            <text:p>0.00380627150459</text:p>
          </table:table-cell>
          <table:table-cell table:style-name="ce11" office:value-type="float" office:value="0.4107246" calcext:value-type="float">
            <text:p>0.4107246</text:p>
          </table:table-cell>
          <table:table-cell office:value-type="float" office:value="0.0031930073668" calcext:value-type="float">
            <text:p>0.0031930073668</text:p>
          </table:table-cell>
          <table:table-cell table:style-name="ce11" office:value-type="float" office:value="0.2658299" calcext:value-type="float">
            <text:p>0.2658299</text:p>
          </table:table-cell>
          <table:table-cell office:value-type="float" office:value="0.00241363490059" calcext:value-type="float">
            <text:p>0.00241363490059</text:p>
          </table:table-cell>
          <table:table-cell table:style-name="ce11" office:value-type="float" office:value="0.241108" calcext:value-type="float">
            <text:p>0.241108</text:p>
          </table:table-cell>
          <table:table-cell office:value-type="float" office:value="0.00255179988766" calcext:value-type="float">
            <text:p>0.00255179988766</text:p>
          </table:table-cell>
        </table:table-row>
        <table:table-row table:style-name="ro1">
          <table:table-cell table:style-name="Default" office:value-type="float" office:value="64827000" calcext:value-type="float">
            <text:p>64827000</text:p>
          </table:table-cell>
          <table:table-cell table:style-name="ce11" office:value-type="float" office:value="0.8475572" calcext:value-type="float">
            <text:p>0.8475572</text:p>
          </table:table-cell>
          <table:table-cell table:style-name="Default" office:value-type="float" office:value="0.00939447342029" calcext:value-type="float">
            <text:p>0.00939447342029</text:p>
          </table:table-cell>
          <table:table-cell table:style-name="ce11" office:value-type="float" office:value="0.08958045" calcext:value-type="float">
            <text:p>0.08958045</text:p>
          </table:table-cell>
          <table:table-cell office:value-type="float" office:value="0.00169650248927" calcext:value-type="float">
            <text:p>0.00169650248927</text:p>
          </table:table-cell>
          <table:table-cell table:style-name="ce11" office:value-type="float" office:value="0.4874633" calcext:value-type="float">
            <text:p>0.4874633</text:p>
          </table:table-cell>
          <table:table-cell office:value-type="float" office:value="0.00279303447287" calcext:value-type="float">
            <text:p>0.00279303447287</text:p>
          </table:table-cell>
          <table:table-cell table:style-name="ce11" office:value-type="float" office:value="0.06710938" calcext:value-type="float">
            <text:p>0.06710938</text:p>
          </table:table-cell>
          <table:table-cell office:value-type="float" office:value="0.0023697800905" calcext:value-type="float">
            <text:p>0.0023697800905</text:p>
          </table:table-cell>
          <table:table-cell office:value-type="float" office:value="0.8797358" calcext:value-type="float">
            <text:p>0.8797358</text:p>
          </table:table-cell>
          <table:table-cell office:value-type="float" office:value="0.0092727601045" calcext:value-type="float">
            <text:p>0.0092727601045</text:p>
          </table:table-cell>
          <table:table-cell office:value-type="float" office:value="0.09701939" calcext:value-type="float">
            <text:p>0.09701939</text:p>
          </table:table-cell>
          <table:table-cell office:value-type="float" office:value="0.00303210281761" calcext:value-type="float">
            <text:p>0.00303210281761</text:p>
          </table:table-cell>
          <table:table-cell office:value-type="float" office:value="0.9036876" calcext:value-type="float">
            <text:p>0.9036876</text:p>
          </table:table-cell>
          <table:table-cell office:value-type="float" office:value="0.00344690821849" calcext:value-type="float">
            <text:p>0.00344690821849</text:p>
          </table:table-cell>
          <table:table-cell office:value-type="float" office:value="0.06514209" calcext:value-type="float">
            <text:p>0.06514209</text:p>
          </table:table-cell>
          <table:table-cell office:value-type="float" office:value="0.00356859138206" calcext:value-type="float">
            <text:p>0.00356859138206</text:p>
          </table:table-cell>
          <table:table-cell office:value-type="float" office:value="0.9127921" calcext:value-type="float">
            <text:p>0.9127921</text:p>
          </table:table-cell>
          <table:table-cell office:value-type="float" office:value="0.00372388902001" calcext:value-type="float">
            <text:p>0.00372388902001</text:p>
          </table:table-cell>
          <table:table-cell office:value-type="float" office:value="0.09734621" calcext:value-type="float">
            <text:p>0.09734621</text:p>
          </table:table-cell>
          <table:table-cell office:value-type="float" office:value="0.00201784635108" calcext:value-type="float">
            <text:p>0.00201784635108</text:p>
          </table:table-cell>
          <table:table-cell office:value-type="float" office:value="0.9720034" calcext:value-type="float">
            <text:p>0.9720034</text:p>
          </table:table-cell>
          <table:table-cell office:value-type="float" office:value="0.0038228152279" calcext:value-type="float">
            <text:p>0.0038228152279</text:p>
          </table:table-cell>
          <table:table-cell office:value-type="float" office:value="0.07382177" calcext:value-type="float">
            <text:p>0.07382177</text:p>
          </table:table-cell>
          <table:table-cell office:value-type="float" office:value="0.00260888474344" calcext:value-type="float">
            <text:p>0.00260888474344</text:p>
          </table:table-cell>
          <table:table-cell office:value-type="float" office:value="0.06681971" calcext:value-type="float">
            <text:p>0.06681971</text:p>
          </table:table-cell>
          <table:table-cell office:value-type="float" office:value="0.00183882274927" calcext:value-type="float">
            <text:p>0.00183882274927</text:p>
          </table:table-cell>
          <table:table-cell table:style-name="ce11" office:value-type="float" office:value="1.686092" calcext:value-type="float">
            <text:p>1.686092</text:p>
          </table:table-cell>
          <table:table-cell office:value-type="float" office:value="0.01055090707" calcext:value-type="float">
            <text:p>0.01055090707</text:p>
          </table:table-cell>
          <table:table-cell table:style-name="ce11" office:value-type="float" office:value="1.686266" calcext:value-type="float">
            <text:p>1.686266</text:p>
          </table:table-cell>
          <table:table-cell office:value-type="float" office:value="0.0119891730787" calcext:value-type="float">
            <text:p>0.0119891730787</text:p>
          </table:table-cell>
          <table:table-cell table:style-name="ce11" office:value-type="float" office:value="1.08564" calcext:value-type="float">
            <text:p>1.08564</text:p>
          </table:table-cell>
          <table:table-cell office:value-type="float" office:value="0.007198235895" calcext:value-type="float">
            <text:p>0.007198235895</text:p>
          </table:table-cell>
          <table:table-cell table:style-name="ce11" office:value-type="float" office:value="0.9856762" calcext:value-type="float">
            <text:p>0.9856762</text:p>
          </table:table-cell>
          <table:table-cell office:value-type="float" office:value="0.00629721458354" calcext:value-type="float">
            <text:p>0.00629721458354</text:p>
          </table:table-cell>
        </table:table-row>
        <table:table-row table:style-name="ro1" table:number-rows-repeated="5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4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CL</text:p>
          </table:table-cell>
          <table:table-cell table:style-name="ce1"/>
          <table:table-cell table:style-name="ce1" office:value-type="string" calcext:value-type="string">
            <text:p>OPENCL queues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opencl_r</text:p>
          </table:table-cell>
          <table:table-cell office:value-type="string" calcext:value-type="string">
            <text:p>opencl_c</text:p>
          </table:table-cell>
          <table:table-cell office:value-type="string" calcext:value-type="string">
            <text:p>opencl_queues_r</text:p>
          </table:table-cell>
          <table:table-cell table:style-name="ce2" office:value-type="string" calcext:value-type="string">
            <text:p>opencl_queues_c</text:p>
          </table:table-cell>
          <table:table-cell table:number-columns-repeated="3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2435054" calcext:value-type="float">
            <text:p>0.0002435054</text:p>
          </table:table-cell>
          <table:table-cell office:value-type="float" office:value="0.0002260327" calcext:value-type="float">
            <text:p>0.0002260327</text:p>
          </table:table-cell>
          <table:table-cell office:value-type="float" office:value="0.0004509991" calcext:value-type="float">
            <text:p>0.0004509991</text:p>
          </table:table-cell>
          <table:table-cell table:style-name="ce2" office:value-type="float" office:value="0.0008093709" calcext:value-type="float">
            <text:p>0.0008093709</text:p>
          </table:table-cell>
          <table:table-cell table:number-columns-repeated="3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3603871" calcext:value-type="float">
            <text:p>0.0003603871</text:p>
          </table:table-cell>
          <table:table-cell office:value-type="float" office:value="0.0002500975" calcext:value-type="float">
            <text:p>0.0002500975</text:p>
          </table:table-cell>
          <table:table-cell office:value-type="float" office:value="0.000390866" calcext:value-type="float">
            <text:p>0.000390866</text:p>
          </table:table-cell>
          <table:table-cell table:style-name="ce2" office:value-type="float" office:value="0.0003981053" calcext:value-type="float">
            <text:p>0.0003981053</text:p>
          </table:table-cell>
          <table:table-cell table:number-columns-repeated="30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5861657" calcext:value-type="float">
            <text:p>0.0005861657</text:p>
          </table:table-cell>
          <table:table-cell office:value-type="float" office:value="0.0003157105" calcext:value-type="float">
            <text:p>0.0003157105</text:p>
          </table:table-cell>
          <table:table-cell office:value-type="float" office:value="0.0003669315" calcext:value-type="float">
            <text:p>0.0003669315</text:p>
          </table:table-cell>
          <table:table-cell table:style-name="ce2" office:value-type="float" office:value="0.0004615153" calcext:value-type="float">
            <text:p>0.0004615153</text:p>
          </table:table-cell>
          <table:table-cell table:number-columns-repeated="30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5123923" calcext:value-type="float">
            <text:p>0.0005123923</text:p>
          </table:table-cell>
          <table:table-cell office:value-type="float" office:value="0.0005298741" calcext:value-type="float">
            <text:p>0.0005298741</text:p>
          </table:table-cell>
          <table:table-cell office:value-type="float" office:value="0.0005066476" calcext:value-type="float">
            <text:p>0.0005066476</text:p>
          </table:table-cell>
          <table:table-cell table:style-name="ce2" office:value-type="float" office:value="0.000836819" calcext:value-type="float">
            <text:p>0.000836819</text:p>
          </table:table-cell>
          <table:table-cell table:number-columns-repeated="30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575011" calcext:value-type="float">
            <text:p>0.001575011</text:p>
          </table:table-cell>
          <table:table-cell office:value-type="float" office:value="0.001420388" calcext:value-type="float">
            <text:p>0.001420388</text:p>
          </table:table-cell>
          <table:table-cell office:value-type="float" office:value="0.001053191" calcext:value-type="float">
            <text:p>0.001053191</text:p>
          </table:table-cell>
          <table:table-cell table:style-name="ce2" office:value-type="float" office:value="0.001682211" calcext:value-type="float">
            <text:p>0.001682211</text:p>
          </table:table-cell>
          <table:table-cell table:number-columns-repeated="30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5244023" calcext:value-type="float">
            <text:p>0.005244023</text:p>
          </table:table-cell>
          <table:table-cell office:value-type="float" office:value="0.004476961" calcext:value-type="float">
            <text:p>0.004476961</text:p>
          </table:table-cell>
          <table:table-cell office:value-type="float" office:value="0.003298973" calcext:value-type="float">
            <text:p>0.003298973</text:p>
          </table:table-cell>
          <table:table-cell table:style-name="ce2" office:value-type="float" office:value="0.005455299" calcext:value-type="float">
            <text:p>0.005455299</text:p>
          </table:table-cell>
          <table:table-cell table:number-columns-repeated="30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197486" calcext:value-type="float">
            <text:p>0.0197486</text:p>
          </table:table-cell>
          <table:table-cell office:value-type="float" office:value="0.01567275" calcext:value-type="float">
            <text:p>0.01567275</text:p>
          </table:table-cell>
          <table:table-cell office:value-type="float" office:value="0.01059003" calcext:value-type="float">
            <text:p>0.01059003</text:p>
          </table:table-cell>
          <table:table-cell table:style-name="ce2" office:value-type="float" office:value="0.02394714" calcext:value-type="float">
            <text:p>0.02394714</text:p>
          </table:table-cell>
          <table:table-cell table:number-columns-repeated="30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7663901" calcext:value-type="float">
            <text:p>0.07663901</text:p>
          </table:table-cell>
          <table:table-cell office:value-type="float" office:value="0.116604" calcext:value-type="float">
            <text:p>0.116604</text:p>
          </table:table-cell>
          <table:table-cell office:value-type="float" office:value="0.06954061" calcext:value-type="float">
            <text:p>0.06954061</text:p>
          </table:table-cell>
          <table:table-cell table:style-name="ce2" office:value-type="float" office:value="0.1174764" calcext:value-type="float">
            <text:p>0.1174764</text:p>
          </table:table-cell>
          <table:table-cell table:number-columns-repeated="30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2658299" calcext:value-type="float">
            <text:p>0.2658299</text:p>
          </table:table-cell>
          <table:table-cell office:value-type="float" office:value="0.4100299" calcext:value-type="float">
            <text:p>0.4100299</text:p>
          </table:table-cell>
          <table:table-cell office:value-type="float" office:value="0.241108" calcext:value-type="float">
            <text:p>0.241108</text:p>
          </table:table-cell>
          <table:table-cell table:style-name="ce2" office:value-type="float" office:value="0.4107246" calcext:value-type="float">
            <text:p>0.4107246</text:p>
          </table:table-cell>
          <table:table-cell table:number-columns-repeated="30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1.08564" calcext:value-type="float">
            <text:p>1.08564</text:p>
          </table:table-cell>
          <table:table-cell office:value-type="float" office:value="1.686092" calcext:value-type="float">
            <text:p>1.686092</text:p>
          </table:table-cell>
          <table:table-cell office:value-type="float" office:value="0.9856762" calcext:value-type="float">
            <text:p>0.9856762</text:p>
          </table:table-cell>
          <table:table-cell table:style-name="ce2" office:value-type="float" office:value="1.686266" calcext:value-type="float">
            <text:p>1.686266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product-opencl-1d-prodint.dat</text:p>
          </table:table-cell>
          <table:table-cell table:style-name="Default" table:number-columns-repeated="3"/>
          <table:table-cell table:number-columns-repeated="31"/>
        </table:table-row>
        <table:table-row table:style-name="ro1" table:number-rows-repeated="3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opencl_r_init</text:p>
          </table:table-cell>
          <table:table-cell office:value-type="string" calcext:value-type="string">
            <text:p>opencl_r_exec</text:p>
          </table:table-cell>
          <table:table-cell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467784" calcext:value-type="float">
            <text:p>0.07467784</text:p>
          </table:table-cell>
          <table:table-cell office:value-type="float" office:value="0.0001010906" calcext:value-type="float">
            <text:p>0.0001010906</text:p>
          </table:table-cell>
          <table:table-cell office:value-type="float" office:value="0.08347706" calcext:value-type="float">
            <text:p>0.08347706</text:p>
          </table:table-cell>
          <table:table-cell table:style-name="ce7" office:value-type="float" office:value="0.0000800245" calcext:value-type="float">
            <text:p>8.00E-05</text:p>
          </table:table-cell>
          <table:table-cell table:number-columns-repeated="3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7284292" calcext:value-type="float">
            <text:p>0.07284292</text:p>
          </table:table-cell>
          <table:table-cell office:value-type="float" office:value="0.0001335153" calcext:value-type="float">
            <text:p>0.0001335153</text:p>
          </table:table-cell>
          <table:table-cell office:value-type="float" office:value="0.08291145" calcext:value-type="float">
            <text:p>0.08291145</text:p>
          </table:table-cell>
          <table:table-cell table:style-name="ce2" office:value-type="float" office:value="0.0001223907" calcext:value-type="float">
            <text:p>0.0001223907</text:p>
          </table:table-cell>
          <table:table-cell table:number-columns-repeated="30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7747866" calcext:value-type="float">
            <text:p>0.07747866</text:p>
          </table:table-cell>
          <table:table-cell office:value-type="float" office:value="0.0002121727" calcext:value-type="float">
            <text:p>0.0002121727</text:p>
          </table:table-cell>
          <table:table-cell office:value-type="float" office:value="0.08456704" calcext:value-type="float">
            <text:p>0.08456704</text:p>
          </table:table-cell>
          <table:table-cell table:style-name="ce2" office:value-type="float" office:value="0.000209198" calcext:value-type="float">
            <text:p>0.000209198</text:p>
          </table:table-cell>
          <table:table-cell table:number-columns-repeated="30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7614823" calcext:value-type="float">
            <text:p>0.07614823</text:p>
          </table:table-cell>
          <table:table-cell office:value-type="float" office:value="0.0003007109" calcext:value-type="float">
            <text:p>0.0003007109</text:p>
          </table:table-cell>
          <table:table-cell office:value-type="float" office:value="0.08568796" calcext:value-type="float">
            <text:p>0.08568796</text:p>
          </table:table-cell>
          <table:table-cell table:style-name="ce2" office:value-type="float" office:value="0.0003387704" calcext:value-type="float">
            <text:p>0.0003387704</text:p>
          </table:table-cell>
          <table:table-cell table:number-columns-repeated="30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8165178" calcext:value-type="float">
            <text:p>0.08165178</text:p>
          </table:table-cell>
          <table:table-cell office:value-type="float" office:value="0.0009449107" calcext:value-type="float">
            <text:p>0.0009449107</text:p>
          </table:table-cell>
          <table:table-cell office:value-type="float" office:value="0.09286177" calcext:value-type="float">
            <text:p>0.09286177</text:p>
          </table:table-cell>
          <table:table-cell table:style-name="ce2" office:value-type="float" office:value="0.001057487" calcext:value-type="float">
            <text:p>0.001057487</text:p>
          </table:table-cell>
          <table:table-cell table:number-columns-repeated="30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8074049" calcext:value-type="float">
            <text:p>0.08074049</text:p>
          </table:table-cell>
          <table:table-cell office:value-type="float" office:value="0.002530031" calcext:value-type="float">
            <text:p>0.002530031</text:p>
          </table:table-cell>
          <table:table-cell office:value-type="float" office:value="0.09422403" calcext:value-type="float">
            <text:p>0.09422403</text:p>
          </table:table-cell>
          <table:table-cell table:style-name="ce2" office:value-type="float" office:value="0.003175489" calcext:value-type="float">
            <text:p>0.003175489</text:p>
          </table:table-cell>
          <table:table-cell table:number-columns-repeated="30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8373309" calcext:value-type="float">
            <text:p>0.08373309</text:p>
          </table:table-cell>
          <table:table-cell office:value-type="float" office:value="0.007902989" calcext:value-type="float">
            <text:p>0.007902989</text:p>
          </table:table-cell>
          <table:table-cell office:value-type="float" office:value="0.09364015" calcext:value-type="float">
            <text:p>0.09364015</text:p>
          </table:table-cell>
          <table:table-cell table:style-name="ce2" office:value-type="float" office:value="0.01125328" calcext:value-type="float">
            <text:p>0.01125328</text:p>
          </table:table-cell>
          <table:table-cell table:number-columns-repeated="30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6901365" calcext:value-type="float">
            <text:p>0.06901365</text:p>
          </table:table-cell>
          <table:table-cell office:value-type="float" office:value="0.03343245" calcext:value-type="float">
            <text:p>0.03343245</text:p>
          </table:table-cell>
          <table:table-cell office:value-type="float" office:value="0.08857296" calcext:value-type="float">
            <text:p>0.08857296</text:p>
          </table:table-cell>
          <table:table-cell table:style-name="ce2" office:value-type="float" office:value="0.05979993" calcext:value-type="float">
            <text:p>0.05979993</text:p>
          </table:table-cell>
          <table:table-cell table:number-columns-repeated="30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0674099" calcext:value-type="float">
            <text:p>0.0674099</text:p>
          </table:table-cell>
          <table:table-cell office:value-type="float" office:value="0.1179356" calcext:value-type="float">
            <text:p>0.1179356</text:p>
          </table:table-cell>
          <table:table-cell office:value-type="float" office:value="0.08770619" calcext:value-type="float">
            <text:p>0.08770619</text:p>
          </table:table-cell>
          <table:table-cell table:style-name="ce2" office:value-type="float" office:value="0.2068014" calcext:value-type="float">
            <text:p>0.2068014</text:p>
          </table:table-cell>
          <table:table-cell table:number-columns-repeated="30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0.06710938" calcext:value-type="float">
            <text:p>0.06710938</text:p>
          </table:table-cell>
          <table:table-cell office:value-type="float" office:value="0.4874633" calcext:value-type="float">
            <text:p>0.4874633</text:p>
          </table:table-cell>
          <table:table-cell office:value-type="float" office:value="0.08958045" calcext:value-type="float">
            <text:p>0.08958045</text:p>
          </table:table-cell>
          <table:table-cell table:style-name="ce2" office:value-type="float" office:value="0.8475572" calcext:value-type="float">
            <text:p>0.847557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1d-prodint.dat</text:p>
          </table:table-cell>
          <table:table-cell table:style-name="Default" table:number-columns-repeated="3"/>
          <table:table-cell table:number-columns-repeated="31"/>
        </table:table-row>
      </table:table>
      <table:table table:name="OPENCL 1D PRIMES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EXECOPENCL_AVG</text:p>
          </table:table-cell>
          <table:table-cell table:style-name="Default" office:value-type="string" calcext:value-type="string">
            <text:p>FFT1DCEXECOPENCL_STD</text:p>
          </table:table-cell>
          <table:table-cell table:style-name="Default"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1" office:value-type="float" office:value="0.0001527505" calcext:value-type="float">
            <text:p>0.0001527505</text:p>
          </table:table-cell>
          <table:table-cell table:style-name="ce6" office:value-type="float" office:value="0.00000899780921793" calcext:value-type="float">
            <text:p>9.00E-06</text:p>
          </table:table-cell>
          <table:table-cell table:style-name="ce11" office:value-type="float" office:value="0.06635653" calcext:value-type="float">
            <text:p>0.06635653</text:p>
          </table:table-cell>
          <table:table-cell office:value-type="float" office:value="0.00689444035503" calcext:value-type="float">
            <text:p>0.00689444035503</text:p>
          </table:table-cell>
          <table:table-cell table:style-name="ce11" office:value-type="float" office:value="0.000250481" calcext:value-type="float">
            <text:p>0.000250481</text:p>
          </table:table-cell>
          <table:table-cell office:value-type="float" office:value="0.000232740753751" calcext:value-type="float">
            <text:p>0.000232740753751</text:p>
          </table:table-cell>
          <table:table-cell table:style-name="ce11" office:value-type="float" office:value="0.06560101" calcext:value-type="float">
            <text:p>0.06560101</text:p>
          </table:table-cell>
          <table:table-cell office:value-type="float" office:value="0.00158017649397" calcext:value-type="float">
            <text:p>0.00158017649397</text:p>
          </table:table-cell>
          <table:table-cell office:value-type="float" office:value="0.0001723322" calcext:value-type="float">
            <text:p>0.0001723322</text:p>
          </table:table-cell>
          <table:table-cell table:style-name="ce6" office:value-type="float" office:value="0.0000689294267571" calcext:value-type="float">
            <text:p>6.89E-05</text:p>
          </table:table-cell>
          <table:table-cell office:value-type="float" office:value="0.06987187" calcext:value-type="float">
            <text:p>0.06987187</text:p>
          </table:table-cell>
          <table:table-cell office:value-type="float" office:value="0.00499340883989" calcext:value-type="float">
            <text:p>0.00499340883989</text:p>
          </table:table-cell>
          <table:table-cell office:value-type="float" office:value="0.0001480879" calcext:value-type="float">
            <text:p>0.0001480879</text:p>
          </table:table-cell>
          <table:table-cell table:style-name="ce6" office:value-type="float" office:value="0.00000340379981948" calcext:value-type="float">
            <text:p>3.40E-06</text:p>
          </table:table-cell>
          <table:table-cell office:value-type="float" office:value="0.05959251" calcext:value-type="float">
            <text:p>0.05959251</text:p>
          </table:table-cell>
          <table:table-cell office:value-type="float" office:value="0.00461314502372" calcext:value-type="float">
            <text:p>0.00461314502372</text:p>
          </table:table-cell>
          <table:table-cell office:value-type="float" office:value="0.0001458637" calcext:value-type="float">
            <text:p>0.0001458637</text:p>
          </table:table-cell>
          <table:table-cell table:style-name="ce6" office:value-type="float" office:value="0.00000422243634384" calcext:value-type="float">
            <text:p>4.22E-06</text:p>
          </table:table-cell>
          <table:table-cell office:value-type="float" office:value="0.05818183" calcext:value-type="float">
            <text:p>0.05818183</text:p>
          </table:table-cell>
          <table:table-cell office:value-type="float" office:value="0.00434371795817" calcext:value-type="float">
            <text:p>0.00434371795817</text:p>
          </table:table-cell>
          <table:table-cell office:value-type="float" office:value="0.0001447353" calcext:value-type="float">
            <text:p>0.0001447353</text:p>
          </table:table-cell>
          <table:table-cell table:style-name="ce6" office:value-type="float" office:value="0.00000138930774529" calcext:value-type="float">
            <text:p>1.39E-06</text:p>
          </table:table-cell>
          <table:table-cell office:value-type="float" office:value="0.05764225" calcext:value-type="float">
            <text:p>0.05764225</text:p>
          </table:table-cell>
          <table:table-cell office:value-type="float" office:value="0.00127378947087" calcext:value-type="float">
            <text:p>0.00127378947087</text:p>
          </table:table-cell>
          <table:table-cell office:value-type="float" office:value="0.07222188" calcext:value-type="float">
            <text:p>0.07222188</text:p>
          </table:table-cell>
          <table:table-cell office:value-type="float" office:value="0.00530772202944" calcext:value-type="float">
            <text:p>0.00530772202944</text:p>
          </table:table-cell>
          <table:table-cell table:style-name="ce11" office:value-type="float" office:value="0.0004098393" calcext:value-type="float">
            <text:p>0.0004098393</text:p>
          </table:table-cell>
          <table:table-cell office:value-type="float" office:value="0.000422736563397" calcext:value-type="float">
            <text:p>0.000422736563397</text:p>
          </table:table-cell>
          <table:table-cell table:style-name="ce11" office:value-type="float" office:value="0.0003813842" calcext:value-type="float">
            <text:p>0.0003813842</text:p>
          </table:table-cell>
          <table:table-cell table:style-name="ce6" office:value-type="float" office:value="0.0000126418123244" calcext:value-type="float">
            <text:p>1.26E-05</text:p>
          </table:table-cell>
          <table:table-cell table:style-name="ce11" office:value-type="float" office:value="0.0002232527" calcext:value-type="float">
            <text:p>0.0002232527</text:p>
          </table:table-cell>
          <table:table-cell table:style-name="ce6" office:value-type="float" office:value="0.0000055229842185" calcext:value-type="float">
            <text:p>5.52E-06</text:p>
          </table:table-cell>
          <table:table-cell table:style-name="ce11" office:value-type="float" office:value="0.0005467789" calcext:value-type="float">
            <text:p>0.0005467789</text:p>
          </table:table-cell>
          <table:table-cell office:value-type="float" office:value="0.000744016326496" calcext:value-type="float">
            <text:p>0.00074401632649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1" office:value-type="float" office:value="0.000160919" calcext:value-type="float">
            <text:p>0.000160919</text:p>
          </table:table-cell>
          <table:table-cell table:style-name="ce6" office:value-type="float" office:value="0.00000683480535365" calcext:value-type="float">
            <text:p>6.83E-06</text:p>
          </table:table-cell>
          <table:table-cell table:style-name="ce11" office:value-type="float" office:value="0.06551498" calcext:value-type="float">
            <text:p>0.06551498</text:p>
          </table:table-cell>
          <table:table-cell office:value-type="float" office:value="0.00382635587002" calcext:value-type="float">
            <text:p>0.00382635587002</text:p>
          </table:table-cell>
          <table:table-cell table:style-name="ce11" office:value-type="float" office:value="0.0001830093" calcext:value-type="float">
            <text:p>0.0001830093</text:p>
          </table:table-cell>
          <table:table-cell table:style-name="ce6" office:value-type="float" office:value="0.00000712906146309" calcext:value-type="float">
            <text:p>7.13E-06</text:p>
          </table:table-cell>
          <table:table-cell table:style-name="ce11" office:value-type="float" office:value="0.06590342" calcext:value-type="float">
            <text:p>0.06590342</text:p>
          </table:table-cell>
          <table:table-cell office:value-type="float" office:value="0.00158332682371" calcext:value-type="float">
            <text:p>0.00158332682371</text:p>
          </table:table-cell>
          <table:table-cell office:value-type="float" office:value="0.0001634734" calcext:value-type="float">
            <text:p>0.0001634734</text:p>
          </table:table-cell>
          <table:table-cell table:style-name="ce6" office:value-type="float" office:value="0.00000945725407881" calcext:value-type="float">
            <text:p>9.46E-06</text:p>
          </table:table-cell>
          <table:table-cell office:value-type="float" office:value="0.06523546" calcext:value-type="float">
            <text:p>0.06523546</text:p>
          </table:table-cell>
          <table:table-cell office:value-type="float" office:value="0.00461235572787" calcext:value-type="float">
            <text:p>0.00461235572787</text:p>
          </table:table-cell>
          <table:table-cell office:value-type="float" office:value="0.0001551983" calcext:value-type="float">
            <text:p>0.0001551983</text:p>
          </table:table-cell>
          <table:table-cell table:style-name="ce6" office:value-type="float" office:value="0.00000462068133624" calcext:value-type="float">
            <text:p>4.62E-06</text:p>
          </table:table-cell>
          <table:table-cell office:value-type="float" office:value="0.05851609" calcext:value-type="float">
            <text:p>0.05851609</text:p>
          </table:table-cell>
          <table:table-cell office:value-type="float" office:value="0.00278024038907" calcext:value-type="float">
            <text:p>0.00278024038907</text:p>
          </table:table-cell>
          <table:table-cell office:value-type="float" office:value="0.0001598776" calcext:value-type="float">
            <text:p>0.0001598776</text:p>
          </table:table-cell>
          <table:table-cell table:style-name="ce6" office:value-type="float" office:value="0.00000517183864146" calcext:value-type="float">
            <text:p>5.17E-06</text:p>
          </table:table-cell>
          <table:table-cell office:value-type="float" office:value="0.05765414" calcext:value-type="float">
            <text:p>0.05765414</text:p>
          </table:table-cell>
          <table:table-cell office:value-type="float" office:value="0.00229249291927" calcext:value-type="float">
            <text:p>0.00229249291927</text:p>
          </table:table-cell>
          <table:table-cell office:value-type="float" office:value="0.0001601622" calcext:value-type="float">
            <text:p>0.0001601622</text:p>
          </table:table-cell>
          <table:table-cell table:style-name="ce6" office:value-type="float" office:value="0.00000590155561036" calcext:value-type="float">
            <text:p>5.90E-06</text:p>
          </table:table-cell>
          <table:table-cell office:value-type="float" office:value="0.05819387" calcext:value-type="float">
            <text:p>0.05819387</text:p>
          </table:table-cell>
          <table:table-cell office:value-type="float" office:value="0.00402438317069" calcext:value-type="float">
            <text:p>0.00402438317069</text:p>
          </table:table-cell>
          <table:table-cell office:value-type="float" office:value="0.06983212" calcext:value-type="float">
            <text:p>0.06983212</text:p>
          </table:table-cell>
          <table:table-cell office:value-type="float" office:value="0.00439830459756" calcext:value-type="float">
            <text:p>0.00439830459756</text:p>
          </table:table-cell>
          <table:table-cell table:style-name="ce11" office:value-type="float" office:value="0.0002363758" calcext:value-type="float">
            <text:p>0.0002363758</text:p>
          </table:table-cell>
          <table:table-cell table:style-name="ce6" office:value-type="float" office:value="0.00000848117027826" calcext:value-type="float">
            <text:p>8.48E-06</text:p>
          </table:table-cell>
          <table:table-cell table:style-name="ce11" office:value-type="float" office:value="0.0003898119" calcext:value-type="float">
            <text:p>0.0003898119</text:p>
          </table:table-cell>
          <table:table-cell table:style-name="ce6" office:value-type="float" office:value="0.0000132244102784" calcext:value-type="float">
            <text:p>1.32E-05</text:p>
          </table:table-cell>
          <table:table-cell table:style-name="ce11" office:value-type="float" office:value="0.0002320572" calcext:value-type="float">
            <text:p>0.0002320572</text:p>
          </table:table-cell>
          <table:table-cell table:style-name="ce6" office:value-type="float" office:value="0.00000652664611505" calcext:value-type="float">
            <text:p>6.53E-06</text:p>
          </table:table-cell>
          <table:table-cell table:style-name="ce11" office:value-type="float" office:value="0.0003162377" calcext:value-type="float">
            <text:p>0.0003162377</text:p>
          </table:table-cell>
          <table:table-cell table:style-name="ce6" office:value-type="float" office:value="0.00000672840496288" calcext:value-type="float">
            <text:p>6.73E-0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style-name="ce11" office:value-type="float" office:value="0.0002176269" calcext:value-type="float">
            <text:p>0.0002176269</text:p>
          </table:table-cell>
          <table:table-cell table:style-name="ce6" office:value-type="float" office:value="0.0000400910327337" calcext:value-type="float">
            <text:p>4.01E-05</text:p>
          </table:table-cell>
          <table:table-cell table:style-name="ce11" office:value-type="float" office:value="0.06387205" calcext:value-type="float">
            <text:p>0.06387205</text:p>
          </table:table-cell>
          <table:table-cell office:value-type="float" office:value="0.00356712371503" calcext:value-type="float">
            <text:p>0.00356712371503</text:p>
          </table:table-cell>
          <table:table-cell table:style-name="ce11" office:value-type="float" office:value="0.0002185114" calcext:value-type="float">
            <text:p>0.0002185114</text:p>
          </table:table-cell>
          <table:table-cell table:style-name="ce6" office:value-type="float" office:value="0.0000128679421319" calcext:value-type="float">
            <text:p>1.29E-05</text:p>
          </table:table-cell>
          <table:table-cell table:style-name="ce11" office:value-type="float" office:value="0.06577363" calcext:value-type="float">
            <text:p>0.06577363</text:p>
          </table:table-cell>
          <table:table-cell office:value-type="float" office:value="0.00131318938555" calcext:value-type="float">
            <text:p>0.00131318938555</text:p>
          </table:table-cell>
          <table:table-cell office:value-type="float" office:value="0.0002081066" calcext:value-type="float">
            <text:p>0.0002081066</text:p>
          </table:table-cell>
          <table:table-cell table:style-name="ce6" office:value-type="float" office:value="0.00000810290014199" calcext:value-type="float">
            <text:p>8.10E-06</text:p>
          </table:table-cell>
          <table:table-cell office:value-type="float" office:value="0.06636818" calcext:value-type="float">
            <text:p>0.06636818</text:p>
          </table:table-cell>
          <table:table-cell office:value-type="float" office:value="0.00541643314241" calcext:value-type="float">
            <text:p>0.00541643314241</text:p>
          </table:table-cell>
          <table:table-cell office:value-type="float" office:value="0.0001960012" calcext:value-type="float">
            <text:p>0.0001960012</text:p>
          </table:table-cell>
          <table:table-cell table:style-name="ce6" office:value-type="float" office:value="0.00000416320655798" calcext:value-type="float">
            <text:p>4.16E-06</text:p>
          </table:table-cell>
          <table:table-cell office:value-type="float" office:value="0.05959826" calcext:value-type="float">
            <text:p>0.05959826</text:p>
          </table:table-cell>
          <table:table-cell office:value-type="float" office:value="0.00427203192045" calcext:value-type="float">
            <text:p>0.00427203192045</text:p>
          </table:table-cell>
          <table:table-cell office:value-type="float" office:value="0.0002057924" calcext:value-type="float">
            <text:p>0.0002057924</text:p>
          </table:table-cell>
          <table:table-cell table:style-name="ce6" office:value-type="float" office:value="0.00000465318596233" calcext:value-type="float">
            <text:p>4.65E-06</text:p>
          </table:table-cell>
          <table:table-cell office:value-type="float" office:value="0.05971878" calcext:value-type="float">
            <text:p>0.05971878</text:p>
          </table:table-cell>
          <table:table-cell office:value-type="float" office:value="0.0051651514524" calcext:value-type="float">
            <text:p>0.0051651514524</text:p>
          </table:table-cell>
          <table:table-cell office:value-type="float" office:value="0.0002145" calcext:value-type="float">
            <text:p>0.0002145</text:p>
          </table:table-cell>
          <table:table-cell table:style-name="ce6" office:value-type="float" office:value="0.0000222483280021" calcext:value-type="float">
            <text:p>2.22E-05</text:p>
          </table:table-cell>
          <table:table-cell office:value-type="float" office:value="0.05847386" calcext:value-type="float">
            <text:p>0.05847386</text:p>
          </table:table-cell>
          <table:table-cell office:value-type="float" office:value="0.00138653679296" calcext:value-type="float">
            <text:p>0.00138653679296</text:p>
          </table:table-cell>
          <table:table-cell office:value-type="float" office:value="0.07060435" calcext:value-type="float">
            <text:p>0.07060435</text:p>
          </table:table-cell>
          <table:table-cell office:value-type="float" office:value="0.00471879393048" calcext:value-type="float">
            <text:p>0.00471879393048</text:p>
          </table:table-cell>
          <table:table-cell table:style-name="ce11" office:value-type="float" office:value="0.0003164174" calcext:value-type="float">
            <text:p>0.0003164174</text:p>
          </table:table-cell>
          <table:table-cell table:style-name="ce6" office:value-type="float" office:value="0.00000511770452449" calcext:value-type="float">
            <text:p>5.12E-06</text:p>
          </table:table-cell>
          <table:table-cell table:style-name="ce11" office:value-type="float" office:value="0.0004527646" calcext:value-type="float">
            <text:p>0.0004527646</text:p>
          </table:table-cell>
          <table:table-cell table:style-name="ce6" office:value-type="float" office:value="0.0000088547556739" calcext:value-type="float">
            <text:p>8.85E-06</text:p>
          </table:table-cell>
          <table:table-cell table:style-name="ce11" office:value-type="float" office:value="0.0003183436" calcext:value-type="float">
            <text:p>0.0003183436</text:p>
          </table:table-cell>
          <table:table-cell table:style-name="ce6" office:value-type="float" office:value="0.0000108617643359" calcext:value-type="float">
            <text:p>1.09E-05</text:p>
          </table:table-cell>
          <table:table-cell table:style-name="ce11" office:value-type="float" office:value="0.0003628318" calcext:value-type="float">
            <text:p>0.0003628318</text:p>
          </table:table-cell>
          <table:table-cell table:style-name="ce6" office:value-type="float" office:value="0.0000173172367426" calcext:value-type="float">
            <text:p>1.73E-05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table:style-name="ce11" office:value-type="float" office:value="0.0004066449" calcext:value-type="float">
            <text:p>0.0004066449</text:p>
          </table:table-cell>
          <table:table-cell table:style-name="Default" office:value-type="float" office:value="0.000190273695272" calcext:value-type="float">
            <text:p>0.000190273695272</text:p>
          </table:table-cell>
          <table:table-cell table:style-name="ce11" office:value-type="float" office:value="0.06596062" calcext:value-type="float">
            <text:p>0.06596062</text:p>
          </table:table-cell>
          <table:table-cell office:value-type="float" office:value="0.00453620331599" calcext:value-type="float">
            <text:p>0.00453620331599</text:p>
          </table:table-cell>
          <table:table-cell table:style-name="ce11" office:value-type="float" office:value="0.0003039485" calcext:value-type="float">
            <text:p>0.0003039485</text:p>
          </table:table-cell>
          <table:table-cell table:style-name="ce6" office:value-type="float" office:value="0.0000074251534552" calcext:value-type="float">
            <text:p>7.43E-06</text:p>
          </table:table-cell>
          <table:table-cell table:style-name="ce11" office:value-type="float" office:value="0.06583699" calcext:value-type="float">
            <text:p>0.06583699</text:p>
          </table:table-cell>
          <table:table-cell office:value-type="float" office:value="0.00141591493895" calcext:value-type="float">
            <text:p>0.00141591493895</text:p>
          </table:table-cell>
          <table:table-cell office:value-type="float" office:value="0.0004890467" calcext:value-type="float">
            <text:p>0.0004890467</text:p>
          </table:table-cell>
          <table:table-cell office:value-type="float" office:value="0.000421068859224" calcext:value-type="float">
            <text:p>0.000421068859224</text:p>
          </table:table-cell>
          <table:table-cell office:value-type="float" office:value="0.06957234" calcext:value-type="float">
            <text:p>0.06957234</text:p>
          </table:table-cell>
          <table:table-cell office:value-type="float" office:value="0.00764329803222" calcext:value-type="float">
            <text:p>0.00764329803222</text:p>
          </table:table-cell>
          <table:table-cell office:value-type="float" office:value="0.0003410128" calcext:value-type="float">
            <text:p>0.0003410128</text:p>
          </table:table-cell>
          <table:table-cell table:style-name="ce6" office:value-type="float" office:value="0.0000108830225356" calcext:value-type="float">
            <text:p>1.09E-05</text:p>
          </table:table-cell>
          <table:table-cell office:value-type="float" office:value="0.0600836" calcext:value-type="float">
            <text:p>0.0600836</text:p>
          </table:table-cell>
          <table:table-cell office:value-type="float" office:value="0.00401930234162" calcext:value-type="float">
            <text:p>0.00401930234162</text:p>
          </table:table-cell>
          <table:table-cell office:value-type="float" office:value="0.0003609704" calcext:value-type="float">
            <text:p>0.0003609704</text:p>
          </table:table-cell>
          <table:table-cell table:style-name="ce6" office:value-type="float" office:value="0.00000840980886558" calcext:value-type="float">
            <text:p>8.41E-06</text:p>
          </table:table-cell>
          <table:table-cell office:value-type="float" office:value="0.06025797" calcext:value-type="float">
            <text:p>0.06025797</text:p>
          </table:table-cell>
          <table:table-cell office:value-type="float" office:value="0.00575402026993" calcext:value-type="float">
            <text:p>0.00575402026993</text:p>
          </table:table-cell>
          <table:table-cell office:value-type="float" office:value="0.0003573495" calcext:value-type="float">
            <text:p>0.0003573495</text:p>
          </table:table-cell>
          <table:table-cell table:style-name="ce6" office:value-type="float" office:value="0.00000731866805201" calcext:value-type="float">
            <text:p>7.32E-06</text:p>
          </table:table-cell>
          <table:table-cell office:value-type="float" office:value="0.05788345" calcext:value-type="float">
            <text:p>0.05788345</text:p>
          </table:table-cell>
          <table:table-cell office:value-type="float" office:value="0.00155564954226" calcext:value-type="float">
            <text:p>0.00155564954226</text:p>
          </table:table-cell>
          <table:table-cell office:value-type="float" office:value="0.06934967" calcext:value-type="float">
            <text:p>0.06934967</text:p>
          </table:table-cell>
          <table:table-cell office:value-type="float" office:value="0.00109543753922" calcext:value-type="float">
            <text:p>0.00109543753922</text:p>
          </table:table-cell>
          <table:table-cell table:style-name="ce11" office:value-type="float" office:value="0.000587104" calcext:value-type="float">
            <text:p>0.000587104</text:p>
          </table:table-cell>
          <table:table-cell office:value-type="float" office:value="0.000209815116455" calcext:value-type="float">
            <text:p>0.000209815116455</text:p>
          </table:table-cell>
          <table:table-cell table:style-name="ce11" office:value-type="float" office:value="0.000701289" calcext:value-type="float">
            <text:p>0.000701289</text:p>
          </table:table-cell>
          <table:table-cell table:style-name="ce6" office:value-type="float" office:value="0.0000122247293267" calcext:value-type="float">
            <text:p>1.22E-05</text:p>
          </table:table-cell>
          <table:table-cell table:style-name="ce11" office:value-type="float" office:value="0.000570947" calcext:value-type="float">
            <text:p>0.000570947</text:p>
          </table:table-cell>
          <table:table-cell table:style-name="ce6" office:value-type="float" office:value="0.0000101586800542" calcext:value-type="float">
            <text:p>1.02E-05</text:p>
          </table:table-cell>
          <table:table-cell table:style-name="ce11" office:value-type="float" office:value="0.0006516862" calcext:value-type="float">
            <text:p>0.0006516862</text:p>
          </table:table-cell>
          <table:table-cell office:value-type="float" office:value="0.000449885420642" calcext:value-type="float">
            <text:p>0.000449885420642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table:style-name="ce11" office:value-type="float" office:value="0.0009150537" calcext:value-type="float">
            <text:p>0.0009150537</text:p>
          </table:table-cell>
          <table:table-cell table:style-name="ce6" office:value-type="float" office:value="0.0000160415406232" calcext:value-type="float">
            <text:p>1.60E-05</text:p>
          </table:table-cell>
          <table:table-cell table:style-name="ce11" office:value-type="float" office:value="0.06653165" calcext:value-type="float">
            <text:p>0.06653165</text:p>
          </table:table-cell>
          <table:table-cell office:value-type="float" office:value="0.00485662131305" calcext:value-type="float">
            <text:p>0.00485662131305</text:p>
          </table:table-cell>
          <table:table-cell table:style-name="ce11" office:value-type="float" office:value="0.0006600078" calcext:value-type="float">
            <text:p>0.0006600078</text:p>
          </table:table-cell>
          <table:table-cell table:style-name="ce6" office:value-type="float" office:value="0.0000113466935154" calcext:value-type="float">
            <text:p>1.13E-05</text:p>
          </table:table-cell>
          <table:table-cell table:style-name="ce11" office:value-type="float" office:value="0.06642389" calcext:value-type="float">
            <text:p>0.06642389</text:p>
          </table:table-cell>
          <table:table-cell office:value-type="float" office:value="0.000979496599109" calcext:value-type="float">
            <text:p>0.000979496599109</text:p>
          </table:table-cell>
          <table:table-cell office:value-type="float" office:value="0.0009287209" calcext:value-type="float">
            <text:p>0.0009287209</text:p>
          </table:table-cell>
          <table:table-cell table:style-name="ce6" office:value-type="float" office:value="0.0000140914995925" calcext:value-type="float">
            <text:p>1.41E-05</text:p>
          </table:table-cell>
          <table:table-cell office:value-type="float" office:value="0.06384231" calcext:value-type="float">
            <text:p>0.06384231</text:p>
          </table:table-cell>
          <table:table-cell office:value-type="float" office:value="0.00325393538809" calcext:value-type="float">
            <text:p>0.00325393538809</text:p>
          </table:table-cell>
          <table:table-cell office:value-type="float" office:value="0.0009195151" calcext:value-type="float">
            <text:p>0.0009195151</text:p>
          </table:table-cell>
          <table:table-cell table:style-name="ce6" office:value-type="float" office:value="0.0000091052004243" calcext:value-type="float">
            <text:p>9.11E-06</text:p>
          </table:table-cell>
          <table:table-cell office:value-type="float" office:value="0.05829949" calcext:value-type="float">
            <text:p>0.05829949</text:p>
          </table:table-cell>
          <table:table-cell office:value-type="float" office:value="0.00154240980248" calcext:value-type="float">
            <text:p>0.00154240980248</text:p>
          </table:table-cell>
          <table:table-cell office:value-type="float" office:value="0.0009625254" calcext:value-type="float">
            <text:p>0.0009625254</text:p>
          </table:table-cell>
          <table:table-cell table:style-name="ce6" office:value-type="float" office:value="0.000020157045188" calcext:value-type="float">
            <text:p>2.02E-05</text:p>
          </table:table-cell>
          <table:table-cell office:value-type="float" office:value="0.0624177" calcext:value-type="float">
            <text:p>0.0624177</text:p>
          </table:table-cell>
          <table:table-cell office:value-type="float" office:value="0.0072665450866" calcext:value-type="float">
            <text:p>0.0072665450866</text:p>
          </table:table-cell>
          <table:table-cell office:value-type="float" office:value="0.0009813098" calcext:value-type="float">
            <text:p>0.0009813098</text:p>
          </table:table-cell>
          <table:table-cell table:style-name="ce6" office:value-type="float" office:value="0.000017774546694" calcext:value-type="float">
            <text:p>1.78E-05</text:p>
          </table:table-cell>
          <table:table-cell office:value-type="float" office:value="0.05953067" calcext:value-type="float">
            <text:p>0.05953067</text:p>
          </table:table-cell>
          <table:table-cell office:value-type="float" office:value="0.00428882245534" calcext:value-type="float">
            <text:p>0.00428882245534</text:p>
          </table:table-cell>
          <table:table-cell office:value-type="float" office:value="0.06950155" calcext:value-type="float">
            <text:p>0.06950155</text:p>
          </table:table-cell>
          <table:table-cell office:value-type="float" office:value="0.0042561608596" calcext:value-type="float">
            <text:p>0.0042561608596</text:p>
          </table:table-cell>
          <table:table-cell table:style-name="ce11" office:value-type="float" office:value="0.001807656" calcext:value-type="float">
            <text:p>0.001807656</text:p>
          </table:table-cell>
          <table:table-cell office:value-type="float" office:value="0.000533468202764" calcext:value-type="float">
            <text:p>0.000533468202764</text:p>
          </table:table-cell>
          <table:table-cell table:style-name="ce11" office:value-type="float" office:value="0.001645513" calcext:value-type="float">
            <text:p>0.001645513</text:p>
          </table:table-cell>
          <table:table-cell table:style-name="ce6" office:value-type="float" office:value="0.0000149486291085" calcext:value-type="float">
            <text:p>1.49E-05</text:p>
          </table:table-cell>
          <table:table-cell table:style-name="ce11" office:value-type="float" office:value="0.001598899" calcext:value-type="float">
            <text:p>0.001598899</text:p>
          </table:table-cell>
          <table:table-cell table:style-name="ce6" office:value-type="float" office:value="0.0000102116256732" calcext:value-type="float">
            <text:p>1.02E-05</text:p>
          </table:table-cell>
          <table:table-cell table:style-name="ce11" office:value-type="float" office:value="0.001055782" calcext:value-type="float">
            <text:p>0.001055782</text:p>
          </table:table-cell>
          <table:table-cell table:style-name="ce6" office:value-type="float" office:value="0.0000125052094034" calcext:value-type="float">
            <text:p>1.25E-05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table:style-name="ce11" office:value-type="float" office:value="0.002648594" calcext:value-type="float">
            <text:p>0.002648594</text:p>
          </table:table-cell>
          <table:table-cell table:style-name="ce6" office:value-type="float" office:value="0.0000356486017179" calcext:value-type="float">
            <text:p>3.56E-05</text:p>
          </table:table-cell>
          <table:table-cell table:style-name="ce11" office:value-type="float" office:value="0.06643621" calcext:value-type="float">
            <text:p>0.06643621</text:p>
          </table:table-cell>
          <table:table-cell office:value-type="float" office:value="0.00537250145203" calcext:value-type="float">
            <text:p>0.00537250145203</text:p>
          </table:table-cell>
          <table:table-cell table:style-name="ce11" office:value-type="float" office:value="0.00188335" calcext:value-type="float">
            <text:p>0.00188335</text:p>
          </table:table-cell>
          <table:table-cell table:style-name="ce6" office:value-type="float" office:value="0.0000153268747267" calcext:value-type="float">
            <text:p>1.53E-05</text:p>
          </table:table-cell>
          <table:table-cell table:style-name="ce11" office:value-type="float" office:value="0.06695368" calcext:value-type="float">
            <text:p>0.06695368</text:p>
          </table:table-cell>
          <table:table-cell office:value-type="float" office:value="0.00180585143587" calcext:value-type="float">
            <text:p>0.00180585143587</text:p>
          </table:table-cell>
          <table:table-cell office:value-type="float" office:value="0.002716702" calcext:value-type="float">
            <text:p>0.002716702</text:p>
          </table:table-cell>
          <table:table-cell table:style-name="ce6" office:value-type="float" office:value="0.0000427563304735" calcext:value-type="float">
            <text:p>4.28E-05</text:p>
          </table:table-cell>
          <table:table-cell office:value-type="float" office:value="0.06705362" calcext:value-type="float">
            <text:p>0.06705362</text:p>
          </table:table-cell>
          <table:table-cell office:value-type="float" office:value="0.00590158017122" calcext:value-type="float">
            <text:p>0.00590158017122</text:p>
          </table:table-cell>
          <table:table-cell office:value-type="float" office:value="0.002971987" calcext:value-type="float">
            <text:p>0.002971987</text:p>
          </table:table-cell>
          <table:table-cell office:value-type="float" office:value="0.000439770088469" calcext:value-type="float">
            <text:p>0.000439770088469</text:p>
          </table:table-cell>
          <table:table-cell office:value-type="float" office:value="0.06271785" calcext:value-type="float">
            <text:p>0.06271785</text:p>
          </table:table-cell>
          <table:table-cell office:value-type="float" office:value="0.00368628424365" calcext:value-type="float">
            <text:p>0.00368628424365</text:p>
          </table:table-cell>
          <table:table-cell office:value-type="float" office:value="0.002886791" calcext:value-type="float">
            <text:p>0.002886791</text:p>
          </table:table-cell>
          <table:table-cell table:style-name="ce6" office:value-type="float" office:value="0.00005020081417" calcext:value-type="float">
            <text:p>5.02E-05</text:p>
          </table:table-cell>
          <table:table-cell office:value-type="float" office:value="0.05907301" calcext:value-type="float">
            <text:p>0.05907301</text:p>
          </table:table-cell>
          <table:table-cell office:value-type="float" office:value="0.00151886329679" calcext:value-type="float">
            <text:p>0.00151886329679</text:p>
          </table:table-cell>
          <table:table-cell office:value-type="float" office:value="0.003099386" calcext:value-type="float">
            <text:p>0.003099386</text:p>
          </table:table-cell>
          <table:table-cell table:style-name="ce6" office:value-type="float" office:value="0.0000669275983931" calcext:value-type="float">
            <text:p>6.69E-05</text:p>
          </table:table-cell>
          <table:table-cell office:value-type="float" office:value="0.06085813" calcext:value-type="float">
            <text:p>0.06085813</text:p>
          </table:table-cell>
          <table:table-cell office:value-type="float" office:value="0.00587139658061" calcext:value-type="float">
            <text:p>0.00587139658061</text:p>
          </table:table-cell>
          <table:table-cell office:value-type="float" office:value="0.07066951" calcext:value-type="float">
            <text:p>0.07066951</text:p>
          </table:table-cell>
          <table:table-cell office:value-type="float" office:value="0.00276818171146" calcext:value-type="float">
            <text:p>0.00276818171146</text:p>
          </table:table-cell>
          <table:table-cell table:style-name="ce11" office:value-type="float" office:value="0.005280125" calcext:value-type="float">
            <text:p>0.005280125</text:p>
          </table:table-cell>
          <table:table-cell office:value-type="float" office:value="0.000378841502544" calcext:value-type="float">
            <text:p>0.000378841502544</text:p>
          </table:table-cell>
          <table:table-cell table:style-name="ce11" office:value-type="float" office:value="0.005325341" calcext:value-type="float">
            <text:p>0.005325341</text:p>
          </table:table-cell>
          <table:table-cell office:value-type="float" office:value="0.000134859099841" calcext:value-type="float">
            <text:p>0.000134859099841</text:p>
          </table:table-cell>
          <table:table-cell table:style-name="ce11" office:value-type="float" office:value="0.005781679" calcext:value-type="float">
            <text:p>0.005781679</text:p>
          </table:table-cell>
          <table:table-cell table:style-name="ce6" office:value-type="float" office:value="0.0000601114809611" calcext:value-type="float">
            <text:p>6.01E-05</text:p>
          </table:table-cell>
          <table:table-cell table:style-name="ce11" office:value-type="float" office:value="0.00340327" calcext:value-type="float">
            <text:p>0.00340327</text:p>
          </table:table-cell>
          <table:table-cell table:style-name="ce6" office:value-type="float" office:value="0.0000495921978631" calcext:value-type="float">
            <text:p>4.96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table:style-name="ce11" office:value-type="float" office:value="0.009524534" calcext:value-type="float">
            <text:p>0.009524534</text:p>
          </table:table-cell>
          <table:table-cell table:style-name="ce6" office:value-type="float" office:value="0.0000869408960412" calcext:value-type="float">
            <text:p>8.69E-05</text:p>
          </table:table-cell>
          <table:table-cell table:style-name="ce11" office:value-type="float" office:value="0.07015283" calcext:value-type="float">
            <text:p>0.07015283</text:p>
          </table:table-cell>
          <table:table-cell office:value-type="float" office:value="0.0061699162548" calcext:value-type="float">
            <text:p>0.0061699162548</text:p>
          </table:table-cell>
          <table:table-cell table:style-name="ce11" office:value-type="float" office:value="0.006532225" calcext:value-type="float">
            <text:p>0.006532225</text:p>
          </table:table-cell>
          <table:table-cell office:value-type="float" office:value="0.000158902053707" calcext:value-type="float">
            <text:p>0.000158902053707</text:p>
          </table:table-cell>
          <table:table-cell table:style-name="ce11" office:value-type="float" office:value="0.07021615" calcext:value-type="float">
            <text:p>0.07021615</text:p>
          </table:table-cell>
          <table:table-cell office:value-type="float" office:value="0.00266076629157" calcext:value-type="float">
            <text:p>0.00266076629157</text:p>
          </table:table-cell>
          <table:table-cell office:value-type="float" office:value="0.009995718" calcext:value-type="float">
            <text:p>0.009995718</text:p>
          </table:table-cell>
          <table:table-cell office:value-type="float" office:value="0.000114116359894" calcext:value-type="float">
            <text:p>0.000114116359894</text:p>
          </table:table-cell>
          <table:table-cell office:value-type="float" office:value="0.06725293" calcext:value-type="float">
            <text:p>0.06725293</text:p>
          </table:table-cell>
          <table:table-cell office:value-type="float" office:value="0.00428478311627" calcext:value-type="float">
            <text:p>0.00428478311627</text:p>
          </table:table-cell>
          <table:table-cell office:value-type="float" office:value="0.01029602" calcext:value-type="float">
            <text:p>0.01029602</text:p>
          </table:table-cell>
          <table:table-cell table:style-name="ce6" office:value-type="float" office:value="0.0000878064259861" calcext:value-type="float">
            <text:p>8.78E-05</text:p>
          </table:table-cell>
          <table:table-cell office:value-type="float" office:value="0.06268059" calcext:value-type="float">
            <text:p>0.06268059</text:p>
          </table:table-cell>
          <table:table-cell office:value-type="float" office:value="0.00576311863287" calcext:value-type="float">
            <text:p>0.00576311863287</text:p>
          </table:table-cell>
          <table:table-cell office:value-type="float" office:value="0.01043222" calcext:value-type="float">
            <text:p>0.01043222</text:p>
          </table:table-cell>
          <table:table-cell office:value-type="float" office:value="0.000120599813893" calcext:value-type="float">
            <text:p>0.000120599813893</text:p>
          </table:table-cell>
          <table:table-cell office:value-type="float" office:value="0.06473808" calcext:value-type="float">
            <text:p>0.06473808</text:p>
          </table:table-cell>
          <table:table-cell office:value-type="float" office:value="0.00552980411001" calcext:value-type="float">
            <text:p>0.00552980411001</text:p>
          </table:table-cell>
          <table:table-cell office:value-type="float" office:value="0.01147815" calcext:value-type="float">
            <text:p>0.01147815</text:p>
          </table:table-cell>
          <table:table-cell office:value-type="float" office:value="0.000394820795495" calcext:value-type="float">
            <text:p>0.000394820795495</text:p>
          </table:table-cell>
          <table:table-cell office:value-type="float" office:value="0.05920082" calcext:value-type="float">
            <text:p>0.05920082</text:p>
          </table:table-cell>
          <table:table-cell office:value-type="float" office:value="0.00186584954782" calcext:value-type="float">
            <text:p>0.00186584954782</text:p>
          </table:table-cell>
          <table:table-cell office:value-type="float" office:value="0.07124346" calcext:value-type="float">
            <text:p>0.07124346</text:p>
          </table:table-cell>
          <table:table-cell office:value-type="float" office:value="0.00270053168066" calcext:value-type="float">
            <text:p>0.00270053168066</text:p>
          </table:table-cell>
          <table:table-cell table:style-name="ce11" office:value-type="float" office:value="0.01763799" calcext:value-type="float">
            <text:p>0.01763799</text:p>
          </table:table-cell>
          <table:table-cell office:value-type="float" office:value="0.000616862407583" calcext:value-type="float">
            <text:p>0.000616862407583</text:p>
          </table:table-cell>
          <table:table-cell table:style-name="ce11" office:value-type="float" office:value="0.02088529" calcext:value-type="float">
            <text:p>0.02088529</text:p>
          </table:table-cell>
          <table:table-cell office:value-type="float" office:value="0.000215654365698" calcext:value-type="float">
            <text:p>0.000215654365698</text:p>
          </table:table-cell>
          <table:table-cell table:style-name="ce11" office:value-type="float" office:value="0.02106169" calcext:value-type="float">
            <text:p>0.02106169</text:p>
          </table:table-cell>
          <table:table-cell office:value-type="float" office:value="0.000497547198096" calcext:value-type="float">
            <text:p>0.000497547198096</text:p>
          </table:table-cell>
          <table:table-cell table:style-name="ce11" office:value-type="float" office:value="0.01037986" calcext:value-type="float">
            <text:p>0.01037986</text:p>
          </table:table-cell>
          <table:table-cell office:value-type="float" office:value="0.000301415210853" calcext:value-type="float">
            <text:p>0.000301415210853</text:p>
          </table:table-cell>
        </table:table-row>
        <table:table-row table:style-name="ro1">
          <table:table-cell office:value-type="float" office:value="4194301" calcext:value-type="float">
            <text:p>4194301</text:p>
          </table:table-cell>
          <table:table-cell table:style-name="ce11" office:value-type="float" office:value="0.05114312" calcext:value-type="float">
            <text:p>0.05114312</text:p>
          </table:table-cell>
          <table:table-cell table:style-name="Default" office:value-type="float" office:value="0.000461121164603" calcext:value-type="float">
            <text:p>0.000461121164603</text:p>
          </table:table-cell>
          <table:table-cell table:style-name="ce11" office:value-type="float" office:value="0.06706937" calcext:value-type="float">
            <text:p>0.06706937</text:p>
          </table:table-cell>
          <table:table-cell office:value-type="float" office:value="0.00356021300363" calcext:value-type="float">
            <text:p>0.00356021300363</text:p>
          </table:table-cell>
          <table:table-cell table:style-name="ce11" office:value-type="float" office:value="0.03275423" calcext:value-type="float">
            <text:p>0.03275423</text:p>
          </table:table-cell>
          <table:table-cell office:value-type="float" office:value="0.00017387268043" calcext:value-type="float">
            <text:p>0.00017387268043</text:p>
          </table:table-cell>
          <table:table-cell table:style-name="ce11" office:value-type="float" office:value="0.0662711" calcext:value-type="float">
            <text:p>0.0662711</text:p>
          </table:table-cell>
          <table:table-cell office:value-type="float" office:value="0.00093485027084" calcext:value-type="float">
            <text:p>0.00093485027084</text:p>
          </table:table-cell>
          <table:table-cell office:value-type="float" office:value="0.05295635" calcext:value-type="float">
            <text:p>0.05295635</text:p>
          </table:table-cell>
          <table:table-cell office:value-type="float" office:value="0.000598230886773" calcext:value-type="float">
            <text:p>0.000598230886773</text:p>
          </table:table-cell>
          <table:table-cell office:value-type="float" office:value="0.06614338" calcext:value-type="float">
            <text:p>0.06614338</text:p>
          </table:table-cell>
          <table:table-cell office:value-type="float" office:value="0.00514290593943" calcext:value-type="float">
            <text:p>0.00514290593943</text:p>
          </table:table-cell>
          <table:table-cell office:value-type="float" office:value="0.05961699" calcext:value-type="float">
            <text:p>0.05961699</text:p>
          </table:table-cell>
          <table:table-cell office:value-type="float" office:value="0.000241218340237" calcext:value-type="float">
            <text:p>0.000241218340237</text:p>
          </table:table-cell>
          <table:table-cell office:value-type="float" office:value="0.06158716" calcext:value-type="float">
            <text:p>0.06158716</text:p>
          </table:table-cell>
          <table:table-cell office:value-type="float" office:value="0.00579425361893" calcext:value-type="float">
            <text:p>0.00579425361893</text:p>
          </table:table-cell>
          <table:table-cell office:value-type="float" office:value="0.05529729" calcext:value-type="float">
            <text:p>0.05529729</text:p>
          </table:table-cell>
          <table:table-cell office:value-type="float" office:value="0.000481076190431" calcext:value-type="float">
            <text:p>0.000481076190431</text:p>
          </table:table-cell>
          <table:table-cell office:value-type="float" office:value="0.05819204" calcext:value-type="float">
            <text:p>0.05819204</text:p>
          </table:table-cell>
          <table:table-cell office:value-type="float" office:value="0.00239366354184" calcext:value-type="float">
            <text:p>0.00239366354184</text:p>
          </table:table-cell>
          <table:table-cell office:value-type="float" office:value="0.06423587" calcext:value-type="float">
            <text:p>0.06423587</text:p>
          </table:table-cell>
          <table:table-cell office:value-type="float" office:value="0.000365017947961" calcext:value-type="float">
            <text:p>0.000365017947961</text:p>
          </table:table-cell>
          <table:table-cell office:value-type="float" office:value="0.05840906" calcext:value-type="float">
            <text:p>0.05840906</text:p>
          </table:table-cell>
          <table:table-cell office:value-type="float" office:value="0.00289291138444" calcext:value-type="float">
            <text:p>0.00289291138444</text:p>
          </table:table-cell>
          <table:table-cell office:value-type="float" office:value="0.0709226" calcext:value-type="float">
            <text:p>0.0709226</text:p>
          </table:table-cell>
          <table:table-cell office:value-type="float" office:value="0.00433822699831" calcext:value-type="float">
            <text:p>0.00433822699831</text:p>
          </table:table-cell>
          <table:table-cell table:style-name="ce11" office:value-type="float" office:value="0.1207432" calcext:value-type="float">
            <text:p>0.1207432</text:p>
          </table:table-cell>
          <table:table-cell office:value-type="float" office:value="0.000695692109421" calcext:value-type="float">
            <text:p>0.000695692109421</text:p>
          </table:table-cell>
          <table:table-cell table:style-name="ce11" office:value-type="float" office:value="0.1138437" calcext:value-type="float">
            <text:p>0.1138437</text:p>
          </table:table-cell>
          <table:table-cell office:value-type="float" office:value="0.000953374130829" calcext:value-type="float">
            <text:p>0.000953374130829</text:p>
          </table:table-cell>
          <table:table-cell table:style-name="ce11" office:value-type="float" office:value="0.08064353" calcext:value-type="float">
            <text:p>0.08064353</text:p>
          </table:table-cell>
          <table:table-cell office:value-type="float" office:value="0.000606241959488" calcext:value-type="float">
            <text:p>0.000606241959488</text:p>
          </table:table-cell>
          <table:table-cell table:style-name="ce11" office:value-type="float" office:value="0.06748602" calcext:value-type="float">
            <text:p>0.06748602</text:p>
          </table:table-cell>
          <table:table-cell office:value-type="float" office:value="0.000721363971623" calcext:value-type="float">
            <text:p>0.000721363971623</text:p>
          </table:table-cell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table:style-name="ce11" office:value-type="float" office:value="0.2020043" calcext:value-type="float">
            <text:p>0.2020043</text:p>
          </table:table-cell>
          <table:table-cell table:style-name="Default" office:value-type="float" office:value="0.0028438556398" calcext:value-type="float">
            <text:p>0.0028438556398</text:p>
          </table:table-cell>
          <table:table-cell table:style-name="ce11" office:value-type="float" office:value="0.06396219" calcext:value-type="float">
            <text:p>0.06396219</text:p>
          </table:table-cell>
          <table:table-cell office:value-type="float" office:value="0.00169627820271" calcext:value-type="float">
            <text:p>0.00169627820271</text:p>
          </table:table-cell>
          <table:table-cell table:style-name="ce11" office:value-type="float" office:value="0.1278859" calcext:value-type="float">
            <text:p>0.1278859</text:p>
          </table:table-cell>
          <table:table-cell office:value-type="float" office:value="0.000905618444306" calcext:value-type="float">
            <text:p>0.000905618444306</text:p>
          </table:table-cell>
          <table:table-cell table:style-name="ce11" office:value-type="float" office:value="0.06598141" calcext:value-type="float">
            <text:p>0.06598141</text:p>
          </table:table-cell>
          <table:table-cell office:value-type="float" office:value="0.000707816011012" calcext:value-type="float">
            <text:p>0.000707816011012</text:p>
          </table:table-cell>
          <table:table-cell office:value-type="float" office:value="0.2094854" calcext:value-type="float">
            <text:p>0.2094854</text:p>
          </table:table-cell>
          <table:table-cell office:value-type="float" office:value="0.00216579937513" calcext:value-type="float">
            <text:p>0.00216579937513</text:p>
          </table:table-cell>
          <table:table-cell office:value-type="float" office:value="0.06782902" calcext:value-type="float">
            <text:p>0.06782902</text:p>
          </table:table-cell>
          <table:table-cell office:value-type="float" office:value="0.00619094368624" calcext:value-type="float">
            <text:p>0.00619094368624</text:p>
          </table:table-cell>
          <table:table-cell office:value-type="float" office:value="0.2358089" calcext:value-type="float">
            <text:p>0.2358089</text:p>
          </table:table-cell>
          <table:table-cell office:value-type="float" office:value="0.000969799228936" calcext:value-type="float">
            <text:p>0.000969799228936</text:p>
          </table:table-cell>
          <table:table-cell office:value-type="float" office:value="0.05751041" calcext:value-type="float">
            <text:p>0.05751041</text:p>
          </table:table-cell>
          <table:table-cell office:value-type="float" office:value="0.000835205847481" calcext:value-type="float">
            <text:p>0.000835205847481</text:p>
          </table:table-cell>
          <table:table-cell office:value-type="float" office:value="0.2178312" calcext:value-type="float">
            <text:p>0.2178312</text:p>
          </table:table-cell>
          <table:table-cell office:value-type="float" office:value="0.0020959066349" calcext:value-type="float">
            <text:p>0.0020959066349</text:p>
          </table:table-cell>
          <table:table-cell office:value-type="float" office:value="0.06097081" calcext:value-type="float">
            <text:p>0.06097081</text:p>
          </table:table-cell>
          <table:table-cell office:value-type="float" office:value="0.00491053997313" calcext:value-type="float">
            <text:p>0.00491053997313</text:p>
          </table:table-cell>
          <table:table-cell office:value-type="float" office:value="0.2533832" calcext:value-type="float">
            <text:p>0.2533832</text:p>
          </table:table-cell>
          <table:table-cell office:value-type="float" office:value="0.00106566200604" calcext:value-type="float">
            <text:p>0.00106566200604</text:p>
          </table:table-cell>
          <table:table-cell office:value-type="float" office:value="0.05956335" calcext:value-type="float">
            <text:p>0.05956335</text:p>
          </table:table-cell>
          <table:table-cell office:value-type="float" office:value="0.00372773016317" calcext:value-type="float">
            <text:p>0.00372773016317</text:p>
          </table:table-cell>
          <table:table-cell office:value-type="float" office:value="0.07123939" calcext:value-type="float">
            <text:p>0.07123939</text:p>
          </table:table-cell>
          <table:table-cell office:value-type="float" office:value="0.00433776503166" calcext:value-type="float">
            <text:p>0.00433776503166</text:p>
          </table:table-cell>
          <table:table-cell table:style-name="ce11" office:value-type="float" office:value="0.4682891" calcext:value-type="float">
            <text:p>0.4682891</text:p>
          </table:table-cell>
          <table:table-cell office:value-type="float" office:value="0.00421459243977" calcext:value-type="float">
            <text:p>0.00421459243977</text:p>
          </table:table-cell>
          <table:table-cell table:style-name="ce11" office:value-type="float" office:value="0.4426578" calcext:value-type="float">
            <text:p>0.4426578</text:p>
          </table:table-cell>
          <table:table-cell office:value-type="float" office:value="0.00413283687341" calcext:value-type="float">
            <text:p>0.00413283687341</text:p>
          </table:table-cell>
          <table:table-cell table:style-name="ce11" office:value-type="float" office:value="0.3135471" calcext:value-type="float">
            <text:p>0.3135471</text:p>
          </table:table-cell>
          <table:table-cell office:value-type="float" office:value="0.0042225170074" calcext:value-type="float">
            <text:p>0.0042225170074</text:p>
          </table:table-cell>
          <table:table-cell table:style-name="ce11" office:value-type="float" office:value="0.2613224" calcext:value-type="float">
            <text:p>0.2613224</text:p>
          </table:table-cell>
          <table:table-cell office:value-type="float" office:value="0.00337627207961" calcext:value-type="float">
            <text:p>0.00337627207961</text:p>
          </table:table-cell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table:style-name="ce11" office:value-type="float" office:value="0.8036811" calcext:value-type="float">
            <text:p>0.8036811</text:p>
          </table:table-cell>
          <table:table-cell table:style-name="Default" office:value-type="float" office:value="0.00842495219175" calcext:value-type="float">
            <text:p>0.00842495219175</text:p>
          </table:table-cell>
          <table:table-cell table:style-name="ce11" office:value-type="float" office:value="0.07316003" calcext:value-type="float">
            <text:p>0.07316003</text:p>
          </table:table-cell>
          <table:table-cell office:value-type="float" office:value="0.0125376772792" calcext:value-type="float">
            <text:p>0.0125376772792</text:p>
          </table:table-cell>
          <table:table-cell table:style-name="ce11" office:value-type="float" office:value="0.5098971" calcext:value-type="float">
            <text:p>0.5098971</text:p>
          </table:table-cell>
          <table:table-cell office:value-type="float" office:value="0.0045363791349" calcext:value-type="float">
            <text:p>0.0045363791349</text:p>
          </table:table-cell>
          <table:table-cell table:style-name="ce11" office:value-type="float" office:value="0.06647785" calcext:value-type="float">
            <text:p>0.06647785</text:p>
          </table:table-cell>
          <table:table-cell office:value-type="float" office:value="0.00216210051891" calcext:value-type="float">
            <text:p>0.00216210051891</text:p>
          </table:table-cell>
          <table:table-cell office:value-type="float" office:value="0.8356015" calcext:value-type="float">
            <text:p>0.8356015</text:p>
          </table:table-cell>
          <table:table-cell office:value-type="float" office:value="0.00911284572275" calcext:value-type="float">
            <text:p>0.00911284572275</text:p>
          </table:table-cell>
          <table:table-cell office:value-type="float" office:value="0.07088153" calcext:value-type="float">
            <text:p>0.07088153</text:p>
          </table:table-cell>
          <table:table-cell office:value-type="float" office:value="0.00549650091989" calcext:value-type="float">
            <text:p>0.00549650091989</text:p>
          </table:table-cell>
          <table:table-cell office:value-type="float" office:value="0.9434797" calcext:value-type="float">
            <text:p>0.9434797</text:p>
          </table:table-cell>
          <table:table-cell office:value-type="float" office:value="0.00351405438679" calcext:value-type="float">
            <text:p>0.00351405438679</text:p>
          </table:table-cell>
          <table:table-cell office:value-type="float" office:value="0.06142681" calcext:value-type="float">
            <text:p>0.06142681</text:p>
          </table:table-cell>
          <table:table-cell office:value-type="float" office:value="0.00511851597296" calcext:value-type="float">
            <text:p>0.00511851597296</text:p>
          </table:table-cell>
          <table:table-cell office:value-type="float" office:value="0.8677336" calcext:value-type="float">
            <text:p>0.8677336</text:p>
          </table:table-cell>
          <table:table-cell office:value-type="float" office:value="0.00569383507157" calcext:value-type="float">
            <text:p>0.00569383507157</text:p>
          </table:table-cell>
          <table:table-cell office:value-type="float" office:value="0.06487244" calcext:value-type="float">
            <text:p>0.06487244</text:p>
          </table:table-cell>
          <table:table-cell office:value-type="float" office:value="0.00650233186056" calcext:value-type="float">
            <text:p>0.00650233186056</text:p>
          </table:table-cell>
          <table:table-cell office:value-type="float" office:value="1.009649" calcext:value-type="float">
            <text:p>1.009649</text:p>
          </table:table-cell>
          <table:table-cell office:value-type="float" office:value="0.00414600865626" calcext:value-type="float">
            <text:p>0.00414600865626</text:p>
          </table:table-cell>
          <table:table-cell office:value-type="float" office:value="0.06295398" calcext:value-type="float">
            <text:p>0.06295398</text:p>
          </table:table-cell>
          <table:table-cell office:value-type="float" office:value="0.00527478363807" calcext:value-type="float">
            <text:p>0.00527478363807</text:p>
          </table:table-cell>
          <table:table-cell office:value-type="float" office:value="0.07858125" calcext:value-type="float">
            <text:p>0.07858125</text:p>
          </table:table-cell>
          <table:table-cell office:value-type="float" office:value="0.00907461453779" calcext:value-type="float">
            <text:p>0.00907461453779</text:p>
          </table:table-cell>
          <table:table-cell table:style-name="ce11" office:value-type="float" office:value="1.853582" calcext:value-type="float">
            <text:p>1.853582</text:p>
          </table:table-cell>
          <table:table-cell office:value-type="float" office:value="0.012297845159" calcext:value-type="float">
            <text:p>0.012297845159</text:p>
          </table:table-cell>
          <table:table-cell table:style-name="ce11" office:value-type="float" office:value="1.755492" calcext:value-type="float">
            <text:p>1.755492</text:p>
          </table:table-cell>
          <table:table-cell office:value-type="float" office:value="0.0105869960066" calcext:value-type="float">
            <text:p>0.0105869960066</text:p>
          </table:table-cell>
          <table:table-cell table:style-name="ce11" office:value-type="float" office:value="1.237152" calcext:value-type="float">
            <text:p>1.237152</text:p>
          </table:table-cell>
          <table:table-cell office:value-type="float" office:value="0.0131265953951" calcext:value-type="float">
            <text:p>0.0131265953951</text:p>
          </table:table-cell>
          <table:table-cell table:style-name="ce11" office:value-type="float" office:value="1.034587" calcext:value-type="float">
            <text:p>1.034587</text:p>
          </table:table-cell>
          <table:table-cell office:value-type="float" office:value="0.0121873277082" calcext:value-type="float">
            <text:p>0.0121873277082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31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4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CL</text:p>
          </table:table-cell>
          <table:table-cell table:style-name="ce1"/>
          <table:table-cell table:style-name="ce1" office:value-type="string" calcext:value-type="string">
            <text:p>OPENCL queues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cl_r</text:p>
          </table:table-cell>
          <table:table-cell office:value-type="string" calcext:value-type="string">
            <text:p>opencl_c</text:p>
          </table:table-cell>
          <table:table-cell office:value-type="string" calcext:value-type="string">
            <text:p>opencl_queues_r</text:p>
          </table:table-cell>
          <table:table-cell table:style-name="ce2" office:value-type="string" calcext:value-type="string">
            <text:p>opencl_queues_c</text:p>
          </table:table-cell>
          <table:table-cell table:number-columns-repeated="3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float" office:value="0.0002232527" calcext:value-type="float">
            <text:p>0.0002232527</text:p>
          </table:table-cell>
          <table:table-cell office:value-type="float" office:value="0.0004098393" calcext:value-type="float">
            <text:p>0.0004098393</text:p>
          </table:table-cell>
          <table:table-cell office:value-type="float" office:value="0.0005467789" calcext:value-type="float">
            <text:p>0.0005467789</text:p>
          </table:table-cell>
          <table:table-cell table:style-name="ce2" office:value-type="float" office:value="0.0003813842" calcext:value-type="float">
            <text:p>0.0003813842</text:p>
          </table:table-cell>
          <table:table-cell table:number-columns-repeated="30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office:value-type="float" office:value="0.0002320572" calcext:value-type="float">
            <text:p>0.0002320572</text:p>
          </table:table-cell>
          <table:table-cell office:value-type="float" office:value="0.0002363758" calcext:value-type="float">
            <text:p>0.0002363758</text:p>
          </table:table-cell>
          <table:table-cell office:value-type="float" office:value="0.0003162377" calcext:value-type="float">
            <text:p>0.0003162377</text:p>
          </table:table-cell>
          <table:table-cell table:style-name="ce2" office:value-type="float" office:value="0.0003898119" calcext:value-type="float">
            <text:p>0.0003898119</text:p>
          </table:table-cell>
          <table:table-cell table:number-columns-repeated="30"/>
        </table:table-row>
        <table:table-row table:style-name="ro1">
          <table:table-cell table:style-name="ce2" office:value-type="float" office:value="4093" calcext:value-type="float">
            <text:p>4093</text:p>
          </table:table-cell>
          <table:table-cell office:value-type="float" office:value="0.0003183436" calcext:value-type="float">
            <text:p>0.0003183436</text:p>
          </table:table-cell>
          <table:table-cell office:value-type="float" office:value="0.0003164174" calcext:value-type="float">
            <text:p>0.0003164174</text:p>
          </table:table-cell>
          <table:table-cell office:value-type="float" office:value="0.0003628318" calcext:value-type="float">
            <text:p>0.0003628318</text:p>
          </table:table-cell>
          <table:table-cell table:style-name="ce2" office:value-type="float" office:value="0.0004527646" calcext:value-type="float">
            <text:p>0.0004527646</text:p>
          </table:table-cell>
          <table:table-cell table:number-columns-repeated="30"/>
        </table:table-row>
        <table:table-row table:style-name="ro1">
          <table:table-cell table:style-name="ce2" office:value-type="float" office:value="16381" calcext:value-type="float">
            <text:p>16381</text:p>
          </table:table-cell>
          <table:table-cell office:value-type="float" office:value="0.000570947" calcext:value-type="float">
            <text:p>0.000570947</text:p>
          </table:table-cell>
          <table:table-cell office:value-type="float" office:value="0.000587104" calcext:value-type="float">
            <text:p>0.000587104</text:p>
          </table:table-cell>
          <table:table-cell office:value-type="float" office:value="0.0006516862" calcext:value-type="float">
            <text:p>0.0006516862</text:p>
          </table:table-cell>
          <table:table-cell table:style-name="ce2" office:value-type="float" office:value="0.000701289" calcext:value-type="float">
            <text:p>0.000701289</text:p>
          </table:table-cell>
          <table:table-cell table:number-columns-repeated="30"/>
        </table:table-row>
        <table:table-row table:style-name="ro1">
          <table:table-cell table:style-name="ce2" office:value-type="float" office:value="65521" calcext:value-type="float">
            <text:p>65521</text:p>
          </table:table-cell>
          <table:table-cell office:value-type="float" office:value="0.001598899" calcext:value-type="float">
            <text:p>0.001598899</text:p>
          </table:table-cell>
          <table:table-cell office:value-type="float" office:value="0.001807656" calcext:value-type="float">
            <text:p>0.001807656</text:p>
          </table:table-cell>
          <table:table-cell office:value-type="float" office:value="0.001055782" calcext:value-type="float">
            <text:p>0.001055782</text:p>
          </table:table-cell>
          <table:table-cell table:style-name="ce2" office:value-type="float" office:value="0.001645513" calcext:value-type="float">
            <text:p>0.001645513</text:p>
          </table:table-cell>
          <table:table-cell table:number-columns-repeated="30"/>
        </table:table-row>
        <table:table-row table:style-name="ro1">
          <table:table-cell table:style-name="ce2" office:value-type="float" office:value="262139" calcext:value-type="float">
            <text:p>262139</text:p>
          </table:table-cell>
          <table:table-cell office:value-type="float" office:value="0.005781679" calcext:value-type="float">
            <text:p>0.005781679</text:p>
          </table:table-cell>
          <table:table-cell office:value-type="float" office:value="0.005280125" calcext:value-type="float">
            <text:p>0.005280125</text:p>
          </table:table-cell>
          <table:table-cell office:value-type="float" office:value="0.00340327" calcext:value-type="float">
            <text:p>0.00340327</text:p>
          </table:table-cell>
          <table:table-cell table:style-name="ce2" office:value-type="float" office:value="0.005325341" calcext:value-type="float">
            <text:p>0.005325341</text:p>
          </table:table-cell>
          <table:table-cell table:number-columns-repeated="30"/>
        </table:table-row>
        <table:table-row table:style-name="ro1">
          <table:table-cell table:style-name="ce2" office:value-type="float" office:value="1048573" calcext:value-type="float">
            <text:p>1048573</text:p>
          </table:table-cell>
          <table:table-cell office:value-type="float" office:value="0.02106169" calcext:value-type="float">
            <text:p>0.02106169</text:p>
          </table:table-cell>
          <table:table-cell office:value-type="float" office:value="0.01763799" calcext:value-type="float">
            <text:p>0.01763799</text:p>
          </table:table-cell>
          <table:table-cell office:value-type="float" office:value="0.01037986" calcext:value-type="float">
            <text:p>0.01037986</text:p>
          </table:table-cell>
          <table:table-cell table:style-name="ce2" office:value-type="float" office:value="0.02088529" calcext:value-type="float">
            <text:p>0.02088529</text:p>
          </table:table-cell>
          <table:table-cell table:number-columns-repeated="30"/>
        </table:table-row>
        <table:table-row table:style-name="ro1">
          <table:table-cell table:style-name="ce2" office:value-type="float" office:value="4194301" calcext:value-type="float">
            <text:p>4194301</text:p>
          </table:table-cell>
          <table:table-cell office:value-type="float" office:value="0.08064353" calcext:value-type="float">
            <text:p>0.08064353</text:p>
          </table:table-cell>
          <table:table-cell office:value-type="float" office:value="0.1207432" calcext:value-type="float">
            <text:p>0.1207432</text:p>
          </table:table-cell>
          <table:table-cell office:value-type="float" office:value="0.06748602" calcext:value-type="float">
            <text:p>0.06748602</text:p>
          </table:table-cell>
          <table:table-cell table:style-name="ce2" office:value-type="float" office:value="0.1138437" calcext:value-type="float">
            <text:p>0.1138437</text:p>
          </table:table-cell>
          <table:table-cell table:number-columns-repeated="30"/>
        </table:table-row>
        <table:table-row table:style-name="ro1">
          <table:table-cell table:style-name="ce2" office:value-type="float" office:value="16777213" calcext:value-type="float">
            <text:p>16777213</text:p>
          </table:table-cell>
          <table:table-cell office:value-type="float" office:value="0.3135471" calcext:value-type="float">
            <text:p>0.3135471</text:p>
          </table:table-cell>
          <table:table-cell office:value-type="float" office:value="0.4682891" calcext:value-type="float">
            <text:p>0.4682891</text:p>
          </table:table-cell>
          <table:table-cell office:value-type="float" office:value="0.2613224" calcext:value-type="float">
            <text:p>0.2613224</text:p>
          </table:table-cell>
          <table:table-cell table:style-name="ce2" office:value-type="float" office:value="0.4426578" calcext:value-type="float">
            <text:p>0.4426578</text:p>
          </table:table-cell>
          <table:table-cell table:number-columns-repeated="30"/>
        </table:table-row>
        <table:table-row table:style-name="ro1">
          <table:table-cell table:style-name="ce2" office:value-type="float" office:value="67108859" calcext:value-type="float">
            <text:p>67108859</text:p>
          </table:table-cell>
          <table:table-cell office:value-type="float" office:value="1.237152" calcext:value-type="float">
            <text:p>1.237152</text:p>
          </table:table-cell>
          <table:table-cell office:value-type="float" office:value="1.853582" calcext:value-type="float">
            <text:p>1.853582</text:p>
          </table:table-cell>
          <table:table-cell office:value-type="float" office:value="1.034587" calcext:value-type="float">
            <text:p>1.034587</text:p>
          </table:table-cell>
          <table:table-cell table:style-name="ce2" office:value-type="float" office:value="1.755492" calcext:value-type="float">
            <text:p>1.75549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product-opencl-1d-primes.dat</text:p>
          </table:table-cell>
          <table:table-cell table:style-name="Default" table:number-columns-repeated="3"/>
          <table:table-cell table:number-columns-repeated="31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cl_r_init</text:p>
          </table:table-cell>
          <table:table-cell office:value-type="string" calcext:value-type="string">
            <text:p>opencl_r_exec</text:p>
          </table:table-cell>
          <table:table-cell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float" office:value="0.06560101" calcext:value-type="float">
            <text:p>0.06560101</text:p>
          </table:table-cell>
          <table:table-cell office:value-type="float" office:value="0.000250481" calcext:value-type="float">
            <text:p>0.000250481</text:p>
          </table:table-cell>
          <table:table-cell office:value-type="float" office:value="0.06635653" calcext:value-type="float">
            <text:p>0.06635653</text:p>
          </table:table-cell>
          <table:table-cell table:style-name="ce2" office:value-type="float" office:value="0.0001527505" calcext:value-type="float">
            <text:p>0.0001527505</text:p>
          </table:table-cell>
          <table:table-cell table:number-columns-repeated="30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office:value-type="float" office:value="0.06590342" calcext:value-type="float">
            <text:p>0.06590342</text:p>
          </table:table-cell>
          <table:table-cell office:value-type="float" office:value="0.0001830093" calcext:value-type="float">
            <text:p>0.0001830093</text:p>
          </table:table-cell>
          <table:table-cell office:value-type="float" office:value="0.06551498" calcext:value-type="float">
            <text:p>0.06551498</text:p>
          </table:table-cell>
          <table:table-cell table:style-name="ce2" office:value-type="float" office:value="0.000160919" calcext:value-type="float">
            <text:p>0.000160919</text:p>
          </table:table-cell>
          <table:table-cell table:number-columns-repeated="30"/>
        </table:table-row>
        <table:table-row table:style-name="ro1">
          <table:table-cell table:style-name="ce2" office:value-type="float" office:value="4093" calcext:value-type="float">
            <text:p>4093</text:p>
          </table:table-cell>
          <table:table-cell office:value-type="float" office:value="0.06577363" calcext:value-type="float">
            <text:p>0.06577363</text:p>
          </table:table-cell>
          <table:table-cell office:value-type="float" office:value="0.0002185114" calcext:value-type="float">
            <text:p>0.0002185114</text:p>
          </table:table-cell>
          <table:table-cell office:value-type="float" office:value="0.06387205" calcext:value-type="float">
            <text:p>0.06387205</text:p>
          </table:table-cell>
          <table:table-cell table:style-name="ce2" office:value-type="float" office:value="0.0002176269" calcext:value-type="float">
            <text:p>0.0002176269</text:p>
          </table:table-cell>
          <table:table-cell table:number-columns-repeated="30"/>
        </table:table-row>
        <table:table-row table:style-name="ro1">
          <table:table-cell table:style-name="ce2" office:value-type="float" office:value="16381" calcext:value-type="float">
            <text:p>16381</text:p>
          </table:table-cell>
          <table:table-cell office:value-type="float" office:value="0.06583699" calcext:value-type="float">
            <text:p>0.06583699</text:p>
          </table:table-cell>
          <table:table-cell office:value-type="float" office:value="0.0003039485" calcext:value-type="float">
            <text:p>0.0003039485</text:p>
          </table:table-cell>
          <table:table-cell office:value-type="float" office:value="0.06596062" calcext:value-type="float">
            <text:p>0.06596062</text:p>
          </table:table-cell>
          <table:table-cell table:style-name="ce2" office:value-type="float" office:value="0.0004066449" calcext:value-type="float">
            <text:p>0.0004066449</text:p>
          </table:table-cell>
          <table:table-cell table:number-columns-repeated="30"/>
        </table:table-row>
        <table:table-row table:style-name="ro1">
          <table:table-cell table:style-name="ce2" office:value-type="float" office:value="65521" calcext:value-type="float">
            <text:p>65521</text:p>
          </table:table-cell>
          <table:table-cell office:value-type="float" office:value="0.06642389" calcext:value-type="float">
            <text:p>0.06642389</text:p>
          </table:table-cell>
          <table:table-cell office:value-type="float" office:value="0.0006600078" calcext:value-type="float">
            <text:p>0.0006600078</text:p>
          </table:table-cell>
          <table:table-cell office:value-type="float" office:value="0.06653165" calcext:value-type="float">
            <text:p>0.06653165</text:p>
          </table:table-cell>
          <table:table-cell table:style-name="ce2" office:value-type="float" office:value="0.0009150537" calcext:value-type="float">
            <text:p>0.0009150537</text:p>
          </table:table-cell>
          <table:table-cell table:number-columns-repeated="30"/>
        </table:table-row>
        <table:table-row table:style-name="ro1">
          <table:table-cell table:style-name="ce2" office:value-type="float" office:value="262139" calcext:value-type="float">
            <text:p>262139</text:p>
          </table:table-cell>
          <table:table-cell office:value-type="float" office:value="0.06695368" calcext:value-type="float">
            <text:p>0.06695368</text:p>
          </table:table-cell>
          <table:table-cell office:value-type="float" office:value="0.00188335" calcext:value-type="float">
            <text:p>0.00188335</text:p>
          </table:table-cell>
          <table:table-cell office:value-type="float" office:value="0.06643621" calcext:value-type="float">
            <text:p>0.06643621</text:p>
          </table:table-cell>
          <table:table-cell table:style-name="ce2" office:value-type="float" office:value="0.002648594" calcext:value-type="float">
            <text:p>0.002648594</text:p>
          </table:table-cell>
          <table:table-cell table:number-columns-repeated="30"/>
        </table:table-row>
        <table:table-row table:style-name="ro1">
          <table:table-cell table:style-name="ce2" office:value-type="float" office:value="1048573" calcext:value-type="float">
            <text:p>1048573</text:p>
          </table:table-cell>
          <table:table-cell office:value-type="float" office:value="0.07021615" calcext:value-type="float">
            <text:p>0.07021615</text:p>
          </table:table-cell>
          <table:table-cell office:value-type="float" office:value="0.006532225" calcext:value-type="float">
            <text:p>0.006532225</text:p>
          </table:table-cell>
          <table:table-cell office:value-type="float" office:value="0.07015283" calcext:value-type="float">
            <text:p>0.07015283</text:p>
          </table:table-cell>
          <table:table-cell table:style-name="ce2" office:value-type="float" office:value="0.009524534" calcext:value-type="float">
            <text:p>0.009524534</text:p>
          </table:table-cell>
          <table:table-cell table:number-columns-repeated="30"/>
        </table:table-row>
        <table:table-row table:style-name="ro1">
          <table:table-cell table:style-name="ce2" office:value-type="float" office:value="4194301" calcext:value-type="float">
            <text:p>4194301</text:p>
          </table:table-cell>
          <table:table-cell office:value-type="float" office:value="0.0662711" calcext:value-type="float">
            <text:p>0.0662711</text:p>
          </table:table-cell>
          <table:table-cell office:value-type="float" office:value="0.03275423" calcext:value-type="float">
            <text:p>0.03275423</text:p>
          </table:table-cell>
          <table:table-cell office:value-type="float" office:value="0.06706937" calcext:value-type="float">
            <text:p>0.06706937</text:p>
          </table:table-cell>
          <table:table-cell table:style-name="ce2" office:value-type="float" office:value="0.05114312" calcext:value-type="float">
            <text:p>0.05114312</text:p>
          </table:table-cell>
          <table:table-cell table:number-columns-repeated="30"/>
        </table:table-row>
        <table:table-row table:style-name="ro1">
          <table:table-cell table:style-name="ce2" office:value-type="float" office:value="16777213" calcext:value-type="float">
            <text:p>16777213</text:p>
          </table:table-cell>
          <table:table-cell office:value-type="float" office:value="0.06598141" calcext:value-type="float">
            <text:p>0.06598141</text:p>
          </table:table-cell>
          <table:table-cell office:value-type="float" office:value="0.1278859" calcext:value-type="float">
            <text:p>0.1278859</text:p>
          </table:table-cell>
          <table:table-cell office:value-type="float" office:value="0.06396219" calcext:value-type="float">
            <text:p>0.06396219</text:p>
          </table:table-cell>
          <table:table-cell table:style-name="ce2" office:value-type="float" office:value="0.2020043" calcext:value-type="float">
            <text:p>0.2020043</text:p>
          </table:table-cell>
          <table:table-cell table:number-columns-repeated="30"/>
        </table:table-row>
        <table:table-row table:style-name="ro1">
          <table:table-cell table:style-name="ce2" office:value-type="float" office:value="67108859" calcext:value-type="float">
            <text:p>67108859</text:p>
          </table:table-cell>
          <table:table-cell office:value-type="float" office:value="0.06647785" calcext:value-type="float">
            <text:p>0.06647785</text:p>
          </table:table-cell>
          <table:table-cell office:value-type="float" office:value="0.5098971" calcext:value-type="float">
            <text:p>0.5098971</text:p>
          </table:table-cell>
          <table:table-cell office:value-type="float" office:value="0.07316003" calcext:value-type="float">
            <text:p>0.07316003</text:p>
          </table:table-cell>
          <table:table-cell table:style-name="ce2" office:value-type="float" office:value="0.8036811" calcext:value-type="float">
            <text:p>0.8036811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1d-primes.dat</text:p>
          </table:table-cell>
          <table:table-cell table:style-name="Default" table:number-columns-repeated="3"/>
          <table:table-cell table:number-columns-repeated="31"/>
        </table:table-row>
      </table:table>
      <table:table table:name="OPENCL 2D POW2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6" office:value-type="float" office:value="0.0000744179" calcext:value-type="float">
            <text:p>7.44E-05</text:p>
          </table:table-cell>
          <table:table-cell table:style-name="ce6" office:value-type="float" office:value="0.00000160332116766" calcext:value-type="float">
            <text:p>1.60E-06</text:p>
          </table:table-cell>
          <table:table-cell office:value-type="float" office:value="0.07809487" calcext:value-type="float">
            <text:p>0.07809487</text:p>
          </table:table-cell>
          <table:table-cell office:value-type="float" office:value="0.00331351543432" calcext:value-type="float">
            <text:p>0.00331351543432</text:p>
          </table:table-cell>
          <table:table-cell table:style-name="ce6" office:value-type="float" office:value="0.0000824291" calcext:value-type="float">
            <text:p>8.24E-05</text:p>
          </table:table-cell>
          <table:table-cell table:style-name="ce6" office:value-type="float" office:value="0.00000220012698876" calcext:value-type="float">
            <text:p>2.20E-06</text:p>
          </table:table-cell>
          <table:table-cell office:value-type="float" office:value="0.06883454" calcext:value-type="float">
            <text:p>0.06883454</text:p>
          </table:table-cell>
          <table:table-cell office:value-type="float" office:value="0.00201828865307" calcext:value-type="float">
            <text:p>0.00201828865307</text:p>
          </table:table-cell>
          <table:table-cell table:style-name="ce11" office:value-type="float" office:value="0.003265208" calcext:value-type="float">
            <text:p>0.003265208</text:p>
          </table:table-cell>
          <table:table-cell office:value-type="float" office:value="0.000618427025674" calcext:value-type="float">
            <text:p>0.000618427025674</text:p>
          </table:table-cell>
          <table:table-cell table:style-name="ce11" office:value-type="float" office:value="0.10377941" calcext:value-type="float">
            <text:p>0.10377941</text:p>
          </table:table-cell>
          <table:table-cell office:value-type="float" office:value="0.00469753306238" calcext:value-type="float">
            <text:p>0.00469753306238</text:p>
          </table:table-cell>
          <table:table-cell table:style-name="ce11" office:value-type="float" office:value="0.001990159" calcext:value-type="float">
            <text:p>0.001990159</text:p>
          </table:table-cell>
          <table:table-cell table:style-name="ce6" office:value-type="float" office:value="0.0000391035535328" calcext:value-type="float">
            <text:p>3.91E-05</text:p>
          </table:table-cell>
          <table:table-cell table:style-name="ce11" office:value-type="float" office:value="0.07947511" calcext:value-type="float">
            <text:p>0.07947511</text:p>
          </table:table-cell>
          <table:table-cell office:value-type="float" office:value="0.00307501246698" calcext:value-type="float">
            <text:p>0.00307501246698</text:p>
          </table:table-cell>
          <table:table-cell office:value-type="float" office:value="0.003076917" calcext:value-type="float">
            <text:p>0.003076917</text:p>
          </table:table-cell>
          <table:table-cell table:style-name="ce6" office:value-type="float" office:value="0.0000662034121393" calcext:value-type="float">
            <text:p>6.62E-05</text:p>
          </table:table-cell>
          <table:table-cell office:value-type="float" office:value="0.104839" calcext:value-type="float">
            <text:p>0.104839</text:p>
          </table:table-cell>
          <table:table-cell office:value-type="float" office:value="0.00232415461333" calcext:value-type="float">
            <text:p>0.00232415461333</text:p>
          </table:table-cell>
          <table:table-cell office:value-type="float" office:value="0.003152458" calcext:value-type="float">
            <text:p>0.003152458</text:p>
          </table:table-cell>
          <table:table-cell table:style-name="ce6" office:value-type="float" office:value="0.0000320233899934" calcext:value-type="float">
            <text:p>3.20E-05</text:p>
          </table:table-cell>
          <table:table-cell office:value-type="float" office:value="0.09897873" calcext:value-type="float">
            <text:p>0.09897873</text:p>
          </table:table-cell>
          <table:table-cell office:value-type="float" office:value="0.00304251715016" calcext:value-type="float">
            <text:p>0.00304251715016</text:p>
          </table:table-cell>
          <table:table-cell office:value-type="float" office:value="0.0759346" calcext:value-type="float">
            <text:p>0.0759346</text:p>
          </table:table-cell>
          <table:table-cell office:value-type="float" office:value="0.00535487495777" calcext:value-type="float">
            <text:p>0.00535487495777</text:p>
          </table:table-cell>
          <table:table-cell office:value-type="float" office:value="0.0003822528" calcext:value-type="float">
            <text:p>0.0003822528</text:p>
          </table:table-cell>
          <table:table-cell office:value-type="float" office:value="0.000456890496326" calcext:value-type="float">
            <text:p>0.000456890496326</text:p>
          </table:table-cell>
          <table:table-cell office:value-type="float" office:value="0.0004663577" calcext:value-type="float">
            <text:p>0.0004663577</text:p>
          </table:table-cell>
          <table:table-cell office:value-type="float" office:value="0.000167192227375" calcext:value-type="float">
            <text:p>0.000167192227375</text:p>
          </table:table-cell>
          <table:table-cell office:value-type="float" office:value="0.0004585609" calcext:value-type="float">
            <text:p>0.0004585609</text:p>
          </table:table-cell>
          <table:table-cell office:value-type="float" office:value="0.000748848644531" calcext:value-type="float">
            <text:p>0.000748848644531</text:p>
          </table:table-cell>
          <table:table-cell office:value-type="float" office:value="0.0003162381" calcext:value-type="float">
            <text:p>0.0003162381</text:p>
          </table:table-cell>
          <table:table-cell table:style-name="ce6" office:value-type="float" office:value="0.0000212307540686" calcext:value-type="float">
            <text:p>2.12E-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6" office:value-type="float" office:value="0.0000915463" calcext:value-type="float">
            <text:p>9.15E-05</text:p>
          </table:table-cell>
          <table:table-cell table:style-name="ce6" office:value-type="float" office:value="0.000000841785806749" calcext:value-type="float">
            <text:p>8.42E-07</text:p>
          </table:table-cell>
          <table:table-cell office:value-type="float" office:value="0.07780798" calcext:value-type="float">
            <text:p>0.07780798</text:p>
          </table:table-cell>
          <table:table-cell office:value-type="float" office:value="0.00252435484114" calcext:value-type="float">
            <text:p>0.00252435484114</text:p>
          </table:table-cell>
          <table:table-cell table:style-name="ce6" office:value-type="float" office:value="0.0000985153" calcext:value-type="float">
            <text:p>9.85E-05</text:p>
          </table:table-cell>
          <table:table-cell table:style-name="ce6" office:value-type="float" office:value="0.00000287723853142" calcext:value-type="float">
            <text:p>2.88E-06</text:p>
          </table:table-cell>
          <table:table-cell office:value-type="float" office:value="0.06954131" calcext:value-type="float">
            <text:p>0.06954131</text:p>
          </table:table-cell>
          <table:table-cell office:value-type="float" office:value="0.00141116683985" calcext:value-type="float">
            <text:p>0.00141116683985</text:p>
          </table:table-cell>
          <table:table-cell table:style-name="ce11" office:value-type="float" office:value="0.0105818" calcext:value-type="float">
            <text:p>0.0105818</text:p>
          </table:table-cell>
          <table:table-cell office:value-type="float" office:value="0.000100920540801" calcext:value-type="float">
            <text:p>0.000100920540801</text:p>
          </table:table-cell>
          <table:table-cell table:style-name="ce11" office:value-type="float" office:value="0.1051421" calcext:value-type="float">
            <text:p>0.1051421</text:p>
          </table:table-cell>
          <table:table-cell office:value-type="float" office:value="0.00218133024908" calcext:value-type="float">
            <text:p>0.00218133024908</text:p>
          </table:table-cell>
          <table:table-cell table:style-name="ce11" office:value-type="float" office:value="0.007184985" calcext:value-type="float">
            <text:p>0.007184985</text:p>
          </table:table-cell>
          <table:table-cell office:value-type="float" office:value="0.000271237759222" calcext:value-type="float">
            <text:p>0.000271237759222</text:p>
          </table:table-cell>
          <table:table-cell table:style-name="ce11" office:value-type="float" office:value="0.08707697" calcext:value-type="float">
            <text:p>0.08707697</text:p>
          </table:table-cell>
          <table:table-cell office:value-type="float" office:value="0.00245473140647" calcext:value-type="float">
            <text:p>0.00245473140647</text:p>
          </table:table-cell>
          <table:table-cell office:value-type="float" office:value="0.01119938" calcext:value-type="float">
            <text:p>0.01119938</text:p>
          </table:table-cell>
          <table:table-cell table:style-name="ce6" office:value-type="float" office:value="0.0000683436219897" calcext:value-type="float">
            <text:p>6.83E-05</text:p>
          </table:table-cell>
          <table:table-cell office:value-type="float" office:value="0.1079832" calcext:value-type="float">
            <text:p>0.1079832</text:p>
          </table:table-cell>
          <table:table-cell office:value-type="float" office:value="0.00465712767463" calcext:value-type="float">
            <text:p>0.00465712767463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.000418779706077" calcext:value-type="float">
            <text:p>0.000418779706077</text:p>
          </table:table-cell>
          <table:table-cell office:value-type="float" office:value="0.10016144" calcext:value-type="float">
            <text:p>0.10016144</text:p>
          </table:table-cell>
          <table:table-cell office:value-type="float" office:value="0.00399802714659" calcext:value-type="float">
            <text:p>0.00399802714659</text:p>
          </table:table-cell>
          <table:table-cell office:value-type="float" office:value="0.07386616" calcext:value-type="float">
            <text:p>0.07386616</text:p>
          </table:table-cell>
          <table:table-cell office:value-type="float" office:value="0.00550329019733" calcext:value-type="float">
            <text:p>0.00550329019733</text:p>
          </table:table-cell>
          <table:table-cell office:value-type="float" office:value="0.0002430832" calcext:value-type="float">
            <text:p>0.0002430832</text:p>
          </table:table-cell>
          <table:table-cell table:style-name="ce6" office:value-type="float" office:value="0.0000122285174971" calcext:value-type="float">
            <text:p>1.22E-05</text:p>
          </table:table-cell>
          <table:table-cell office:value-type="float" office:value="0.0003850305" calcext:value-type="float">
            <text:p>0.0003850305</text:p>
          </table:table-cell>
          <table:table-cell table:style-name="ce6" office:value-type="float" office:value="0.00000907280418797" calcext:value-type="float">
            <text:p>9.07E-06</text:p>
          </table:table-cell>
          <table:table-cell office:value-type="float" office:value="0.0002313586" calcext:value-type="float">
            <text:p>0.0002313586</text:p>
          </table:table-cell>
          <table:table-cell table:style-name="ce6" office:value-type="float" office:value="0.0000040941470201" calcext:value-type="float">
            <text:p>4.09E-06</text:p>
          </table:table-cell>
          <table:table-cell office:value-type="float" office:value="0.0003205808" calcext:value-type="float">
            <text:p>0.0003205808</text:p>
          </table:table-cell>
          <table:table-cell table:style-name="ce6" office:value-type="float" office:value="0.0000303968531149" calcext:value-type="float">
            <text:p>3.04E-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327112" calcext:value-type="float">
            <text:p>0.0001327112</text:p>
          </table:table-cell>
          <table:table-cell table:style-name="ce6" office:value-type="float" office:value="0.00000404844773545" calcext:value-type="float">
            <text:p>4.05E-06</text:p>
          </table:table-cell>
          <table:table-cell office:value-type="float" office:value="0.08186571" calcext:value-type="float">
            <text:p>0.08186571</text:p>
          </table:table-cell>
          <table:table-cell office:value-type="float" office:value="0.0022656176771" calcext:value-type="float">
            <text:p>0.0022656176771</text:p>
          </table:table-cell>
          <table:table-cell office:value-type="float" office:value="0.0001270134" calcext:value-type="float">
            <text:p>0.0001270134</text:p>
          </table:table-cell>
          <table:table-cell table:style-name="ce6" office:value-type="float" office:value="0.00000409118231213" calcext:value-type="float">
            <text:p>4.09E-06</text:p>
          </table:table-cell>
          <table:table-cell office:value-type="float" office:value="0.07336319" calcext:value-type="float">
            <text:p>0.07336319</text:p>
          </table:table-cell>
          <table:table-cell office:value-type="float" office:value="0.00340824432792" calcext:value-type="float">
            <text:p>0.00340824432792</text:p>
          </table:table-cell>
          <table:table-cell table:style-name="ce11" office:value-type="float" office:value="0.05728049" calcext:value-type="float">
            <text:p>0.05728049</text:p>
          </table:table-cell>
          <table:table-cell office:value-type="float" office:value="0.000675809793178" calcext:value-type="float">
            <text:p>0.000675809793178</text:p>
          </table:table-cell>
          <table:table-cell table:style-name="ce11" office:value-type="float" office:value="0.1102979" calcext:value-type="float">
            <text:p>0.1102979</text:p>
          </table:table-cell>
          <table:table-cell office:value-type="float" office:value="0.00274579668463" calcext:value-type="float">
            <text:p>0.00274579668463</text:p>
          </table:table-cell>
          <table:table-cell table:style-name="ce11" office:value-type="float" office:value="0.03539026" calcext:value-type="float">
            <text:p>0.03539026</text:p>
          </table:table-cell>
          <table:table-cell office:value-type="float" office:value="0.000399927966292" calcext:value-type="float">
            <text:p>0.000399927966292</text:p>
          </table:table-cell>
          <table:table-cell table:style-name="ce11" office:value-type="float" office:value="0.086548" calcext:value-type="float">
            <text:p>0.086548</text:p>
          </table:table-cell>
          <table:table-cell office:value-type="float" office:value="0.00224748887032" calcext:value-type="float">
            <text:p>0.00224748887032</text:p>
          </table:table-cell>
          <table:table-cell office:value-type="float" office:value="0.05998228" calcext:value-type="float">
            <text:p>0.05998228</text:p>
          </table:table-cell>
          <table:table-cell office:value-type="float" office:value="0.00139900185672" calcext:value-type="float">
            <text:p>0.00139900185672</text:p>
          </table:table-cell>
          <table:table-cell office:value-type="float" office:value="0.1156941" calcext:value-type="float">
            <text:p>0.1156941</text:p>
          </table:table-cell>
          <table:table-cell office:value-type="float" office:value="0.00228407260295" calcext:value-type="float">
            <text:p>0.00228407260295</text:p>
          </table:table-cell>
          <table:table-cell office:value-type="float" office:value="0.06635959" calcext:value-type="float">
            <text:p>0.06635959</text:p>
          </table:table-cell>
          <table:table-cell office:value-type="float" office:value="0.00047067933753" calcext:value-type="float">
            <text:p>0.00047067933753</text:p>
          </table:table-cell>
          <table:table-cell office:value-type="float" office:value="0.1036745" calcext:value-type="float">
            <text:p>0.1036745</text:p>
          </table:table-cell>
          <table:table-cell office:value-type="float" office:value="0.00363695679411" calcext:value-type="float">
            <text:p>0.00363695679411</text:p>
          </table:table-cell>
          <table:table-cell office:value-type="float" office:value="0.0779616" calcext:value-type="float">
            <text:p>0.0779616</text:p>
          </table:table-cell>
          <table:table-cell office:value-type="float" office:value="0.00734722028797" calcext:value-type="float">
            <text:p>0.00734722028797</text:p>
          </table:table-cell>
          <table:table-cell office:value-type="float" office:value="0.0004128755" calcext:value-type="float">
            <text:p>0.0004128755</text:p>
          </table:table-cell>
          <table:table-cell office:value-type="float" office:value="0.00048719171026" calcext:value-type="float">
            <text:p>0.00048719171026</text:p>
          </table:table-cell>
          <table:table-cell office:value-type="float" office:value="0.0004688316" calcext:value-type="float">
            <text:p>0.0004688316</text:p>
          </table:table-cell>
          <table:table-cell office:value-type="float" office:value="0.000130255395466" calcext:value-type="float">
            <text:p>0.000130255395466</text:p>
          </table:table-cell>
          <table:table-cell office:value-type="float" office:value="0.0002539455" calcext:value-type="float">
            <text:p>0.0002539455</text:p>
          </table:table-cell>
          <table:table-cell table:style-name="ce6" office:value-type="float" office:value="0.00000883980995585" calcext:value-type="float">
            <text:p>8.84E-06</text:p>
          </table:table-cell>
          <table:table-cell office:value-type="float" office:value="0.000332245" calcext:value-type="float">
            <text:p>0.000332245</text:p>
          </table:table-cell>
          <table:table-cell table:style-name="ce6" office:value-type="float" office:value="0.0000145083955465" calcext:value-type="float">
            <text:p>1.45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383973" calcext:value-type="float">
            <text:p>0.0001383973</text:p>
          </table:table-cell>
          <table:table-cell table:style-name="ce6" office:value-type="float" office:value="0.00000200442316723" calcext:value-type="float">
            <text:p>2.00E-06</text:p>
          </table:table-cell>
          <table:table-cell office:value-type="float" office:value="0.07902788" calcext:value-type="float">
            <text:p>0.07902788</text:p>
          </table:table-cell>
          <table:table-cell office:value-type="float" office:value="0.00261384835563" calcext:value-type="float">
            <text:p>0.00261384835563</text:p>
          </table:table-cell>
          <table:table-cell office:value-type="float" office:value="0.0001361054" calcext:value-type="float">
            <text:p>0.0001361054</text:p>
          </table:table-cell>
          <table:table-cell table:style-name="ce6" office:value-type="float" office:value="0.00000318625573362" calcext:value-type="float">
            <text:p>3.19E-06</text:p>
          </table:table-cell>
          <table:table-cell office:value-type="float" office:value="0.07053848" calcext:value-type="float">
            <text:p>0.07053848</text:p>
          </table:table-cell>
          <table:table-cell office:value-type="float" office:value="0.00179654147047" calcext:value-type="float">
            <text:p>0.00179654147047</text:p>
          </table:table-cell>
          <table:table-cell table:style-name="ce11" office:value-type="float" office:value="0.2206666" calcext:value-type="float">
            <text:p>0.2206666</text:p>
          </table:table-cell>
          <table:table-cell office:value-type="float" office:value="0.00228713815353" calcext:value-type="float">
            <text:p>0.00228713815353</text:p>
          </table:table-cell>
          <table:table-cell table:style-name="ce11" office:value-type="float" office:value="0.10262148" calcext:value-type="float">
            <text:p>0.10262148</text:p>
          </table:table-cell>
          <table:table-cell office:value-type="float" office:value="0.00275796364161" calcext:value-type="float">
            <text:p>0.00275796364161</text:p>
          </table:table-cell>
          <table:table-cell table:style-name="ce11" office:value-type="float" office:value="0.1391422" calcext:value-type="float">
            <text:p>0.1391422</text:p>
          </table:table-cell>
          <table:table-cell office:value-type="float" office:value="0.000880916921294" calcext:value-type="float">
            <text:p>0.000880916921294</text:p>
          </table:table-cell>
          <table:table-cell table:style-name="ce11" office:value-type="float" office:value="0.08225504" calcext:value-type="float">
            <text:p>0.08225504</text:p>
          </table:table-cell>
          <table:table-cell office:value-type="float" office:value="0.00324751748373" calcext:value-type="float">
            <text:p>0.00324751748373</text:p>
          </table:table-cell>
          <table:table-cell office:value-type="float" office:value="0.2297369" calcext:value-type="float">
            <text:p>0.2297369</text:p>
          </table:table-cell>
          <table:table-cell office:value-type="float" office:value="0.00226680447865" calcext:value-type="float">
            <text:p>0.00226680447865</text:p>
          </table:table-cell>
          <table:table-cell office:value-type="float" office:value="0.1129776" calcext:value-type="float">
            <text:p>0.1129776</text:p>
          </table:table-cell>
          <table:table-cell office:value-type="float" office:value="0.00435396721266" calcext:value-type="float">
            <text:p>0.00435396721266</text:p>
          </table:table-cell>
          <table:table-cell office:value-type="float" office:value="0.261867" calcext:value-type="float">
            <text:p>0.261867</text:p>
          </table:table-cell>
          <table:table-cell office:value-type="float" office:value="0.00132624474028" calcext:value-type="float">
            <text:p>0.00132624474028</text:p>
          </table:table-cell>
          <table:table-cell office:value-type="float" office:value="0.09883808" calcext:value-type="float">
            <text:p>0.09883808</text:p>
          </table:table-cell>
          <table:table-cell office:value-type="float" office:value="0.00309342509016" calcext:value-type="float">
            <text:p>0.00309342509016</text:p>
          </table:table-cell>
          <table:table-cell office:value-type="float" office:value="0.07483822" calcext:value-type="float">
            <text:p>0.07483822</text:p>
          </table:table-cell>
          <table:table-cell office:value-type="float" office:value="0.00376283186526" calcext:value-type="float">
            <text:p>0.00376283186526</text:p>
          </table:table-cell>
          <table:table-cell office:value-type="float" office:value="0.0003079507" calcext:value-type="float">
            <text:p>0.0003079507</text:p>
          </table:table-cell>
          <table:table-cell table:style-name="ce6" office:value-type="float" office:value="0.0000321230230868" calcext:value-type="float">
            <text:p>3.21E-05</text:p>
          </table:table-cell>
          <table:table-cell office:value-type="float" office:value="0.0004440108" calcext:value-type="float">
            <text:p>0.0004440108</text:p>
          </table:table-cell>
          <table:table-cell table:style-name="ce6" office:value-type="float" office:value="0.0000144111658469" calcext:value-type="float">
            <text:p>1.44E-05</text:p>
          </table:table-cell>
          <table:table-cell office:value-type="float" office:value="0.0004578684" calcext:value-type="float">
            <text:p>0.0004578684</text:p>
          </table:table-cell>
          <table:table-cell office:value-type="float" office:value="0.00052449022247" calcext:value-type="float">
            <text:p>0.00052449022247</text:p>
          </table:table-cell>
          <table:table-cell office:value-type="float" office:value="0.0004845472" calcext:value-type="float">
            <text:p>0.0004845472</text:p>
          </table:table-cell>
          <table:table-cell office:value-type="float" office:value="0.000436014035665" calcext:value-type="float">
            <text:p>0.00043601403566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820394" calcext:value-type="float">
            <text:p>0.0001820394</text:p>
          </table:table-cell>
          <table:table-cell table:style-name="ce6" office:value-type="float" office:value="0.00000425045137995" calcext:value-type="float">
            <text:p>4.25E-06</text:p>
          </table:table-cell>
          <table:table-cell office:value-type="float" office:value="0.08091118" calcext:value-type="float">
            <text:p>0.08091118</text:p>
          </table:table-cell>
          <table:table-cell office:value-type="float" office:value="0.00360473277721" calcext:value-type="float">
            <text:p>0.00360473277721</text:p>
          </table:table-cell>
          <table:table-cell office:value-type="float" office:value="0.0002052406" calcext:value-type="float">
            <text:p>0.0002052406</text:p>
          </table:table-cell>
          <table:table-cell table:style-name="ce6" office:value-type="float" office:value="0.00000975209205134" calcext:value-type="float">
            <text:p>9.75E-06</text:p>
          </table:table-cell>
          <table:table-cell office:value-type="float" office:value="0.07151232" calcext:value-type="float">
            <text:p>0.07151232</text:p>
          </table:table-cell>
          <table:table-cell office:value-type="float" office:value="0.00233033347914" calcext:value-type="float">
            <text:p>0.00233033347914</text:p>
          </table:table-cell>
          <table:table-cell table:style-name="ce11" office:value-type="float" office:value="0.8819777" calcext:value-type="float">
            <text:p>0.8819777</text:p>
          </table:table-cell>
          <table:table-cell office:value-type="float" office:value="0.0121457758277" calcext:value-type="float">
            <text:p>0.0121457758277</text:p>
          </table:table-cell>
          <table:table-cell table:style-name="ce11" office:value-type="float" office:value="0.1055775" calcext:value-type="float">
            <text:p>0.1055775</text:p>
          </table:table-cell>
          <table:table-cell office:value-type="float" office:value="0.00356217075672" calcext:value-type="float">
            <text:p>0.00356217075672</text:p>
          </table:table-cell>
          <table:table-cell table:style-name="ce11" office:value-type="float" office:value="0.5512881" calcext:value-type="float">
            <text:p>0.5512881</text:p>
          </table:table-cell>
          <table:table-cell office:value-type="float" office:value="0.00336025519699" calcext:value-type="float">
            <text:p>0.00336025519699</text:p>
          </table:table-cell>
          <table:table-cell table:style-name="ce11" office:value-type="float" office:value="0.08194709" calcext:value-type="float">
            <text:p>0.08194709</text:p>
          </table:table-cell>
          <table:table-cell office:value-type="float" office:value="0.00323474961609" calcext:value-type="float">
            <text:p>0.00323474961609</text:p>
          </table:table-cell>
          <table:table-cell office:value-type="float" office:value="0.9199961" calcext:value-type="float">
            <text:p>0.9199961</text:p>
          </table:table-cell>
          <table:table-cell office:value-type="float" office:value="0.00583899212098" calcext:value-type="float">
            <text:p>0.00583899212098</text:p>
          </table:table-cell>
          <table:table-cell office:value-type="float" office:value="0.1149253" calcext:value-type="float">
            <text:p>0.1149253</text:p>
          </table:table-cell>
          <table:table-cell office:value-type="float" office:value="0.00226645685549" calcext:value-type="float">
            <text:p>0.00226645685549</text:p>
          </table:table-cell>
          <table:table-cell office:value-type="float" office:value="1.041837" calcext:value-type="float">
            <text:p>1.041837</text:p>
          </table:table-cell>
          <table:table-cell office:value-type="float" office:value="0.00490861838448" calcext:value-type="float">
            <text:p>0.00490861838448</text:p>
          </table:table-cell>
          <table:table-cell office:value-type="float" office:value="0.10232549" calcext:value-type="float">
            <text:p>0.10232549</text:p>
          </table:table-cell>
          <table:table-cell office:value-type="float" office:value="0.00372468113488" calcext:value-type="float">
            <text:p>0.00372468113488</text:p>
          </table:table-cell>
          <table:table-cell office:value-type="float" office:value="0.07681553" calcext:value-type="float">
            <text:p>0.07681553</text:p>
          </table:table-cell>
          <table:table-cell office:value-type="float" office:value="0.00741284102877" calcext:value-type="float">
            <text:p>0.00741284102877</text:p>
          </table:table-cell>
          <table:table-cell office:value-type="float" office:value="0.0005761241" calcext:value-type="float">
            <text:p>0.0005761241</text:p>
          </table:table-cell>
          <table:table-cell office:value-type="float" office:value="0.000535522830551" calcext:value-type="float">
            <text:p>0.000535522830551</text:p>
          </table:table-cell>
          <table:table-cell office:value-type="float" office:value="0.0005232842" calcext:value-type="float">
            <text:p>0.0005232842</text:p>
          </table:table-cell>
          <table:table-cell table:style-name="ce6" office:value-type="float" office:value="0.0000143358050101" calcext:value-type="float">
            <text:p>1.43E-05</text:p>
          </table:table-cell>
          <table:table-cell office:value-type="float" office:value="0.000441753" calcext:value-type="float">
            <text:p>0.000441753</text:p>
          </table:table-cell>
          <table:table-cell office:value-type="float" office:value="0.000169213022625" calcext:value-type="float">
            <text:p>0.000169213022625</text:p>
          </table:table-cell>
          <table:table-cell office:value-type="float" office:value="0.0003995406" calcext:value-type="float">
            <text:p>0.0003995406</text:p>
          </table:table-cell>
          <table:table-cell table:style-name="ce6" office:value-type="float" office:value="0.0000119513042171" calcext:value-type="float">
            <text:p>1.20E-05</text:p>
          </table:table-cell>
        </table:table-row>
        <table:table-row table:style-name="ro1" table:number-rows-repeated="8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7947511" calcext:value-type="float">
            <text:p>0.07947511</text:p>
          </table:table-cell>
          <table:table-cell table:style-name="ce2" office:value-type="float" office:value="0.001990159" calcext:value-type="float">
            <text:p>0.001990159</text:p>
          </table:table-cell>
          <table:table-cell table:style-name="ce2" office:value-type="float" office:value="0.10377941" calcext:value-type="float">
            <text:p>0.10377941</text:p>
          </table:table-cell>
          <table:table-cell table:style-name="ce2" office:value-type="float" office:value="0.003265208" calcext:value-type="float">
            <text:p>0.003265208</text:p>
          </table:table-cell>
          <table:table-cell table:number-columns-repeated="30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08707697" calcext:value-type="float">
            <text:p>0.08707697</text:p>
          </table:table-cell>
          <table:table-cell table:style-name="ce2" office:value-type="float" office:value="0.007184985" calcext:value-type="float">
            <text:p>0.007184985</text:p>
          </table:table-cell>
          <table:table-cell table:style-name="ce2" office:value-type="float" office:value="0.1051421" calcext:value-type="float">
            <text:p>0.1051421</text:p>
          </table:table-cell>
          <table:table-cell table:style-name="ce2" office:value-type="float" office:value="0.0105818" calcext:value-type="float">
            <text:p>0.0105818</text:p>
          </table:table-cell>
          <table:table-cell table:number-columns-repeated="30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086548" calcext:value-type="float">
            <text:p>0.086548</text:p>
          </table:table-cell>
          <table:table-cell table:style-name="ce2" office:value-type="float" office:value="0.03539026" calcext:value-type="float">
            <text:p>0.03539026</text:p>
          </table:table-cell>
          <table:table-cell table:style-name="ce2" office:value-type="float" office:value="0.1102979" calcext:value-type="float">
            <text:p>0.1102979</text:p>
          </table:table-cell>
          <table:table-cell table:style-name="ce2" office:value-type="float" office:value="0.05728049" calcext:value-type="float">
            <text:p>0.05728049</text:p>
          </table:table-cell>
          <table:table-cell table:number-columns-repeated="3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0.08225504" calcext:value-type="float">
            <text:p>0.08225504</text:p>
          </table:table-cell>
          <table:table-cell table:style-name="ce2" office:value-type="float" office:value="0.1391422" calcext:value-type="float">
            <text:p>0.1391422</text:p>
          </table:table-cell>
          <table:table-cell table:style-name="ce2" office:value-type="float" office:value="0.10262148" calcext:value-type="float">
            <text:p>0.10262148</text:p>
          </table:table-cell>
          <table:table-cell table:style-name="ce2" office:value-type="float" office:value="0.2206666" calcext:value-type="float">
            <text:p>0.2206666</text:p>
          </table:table-cell>
          <table:table-cell table:number-columns-repeated="30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0.08194709" calcext:value-type="float">
            <text:p>0.08194709</text:p>
          </table:table-cell>
          <table:table-cell table:style-name="ce2" office:value-type="float" office:value="0.5512881" calcext:value-type="float">
            <text:p>0.5512881</text:p>
          </table:table-cell>
          <table:table-cell table:style-name="ce2" office:value-type="float" office:value="0.1055775" calcext:value-type="float">
            <text:p>0.1055775</text:p>
          </table:table-cell>
          <table:table-cell table:style-name="ce2" office:value-type="float" office:value="0.8819777" calcext:value-type="float">
            <text:p>0.8819777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2d-pow2.dat</text:p>
          </table:table-cell>
          <table:table-cell table:number-columns-repeated="34"/>
        </table:table-row>
      </table:table>
      <table:table table:name="OPENCL 2D PRODINT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" office:value-type="float" office:value="0.0000958796" calcext:value-type="float">
            <text:p>9.59E-05</text:p>
          </table:table-cell>
          <table:table-cell table:style-name="ce6" office:value-type="float" office:value="0.00000876662016718" calcext:value-type="float">
            <text:p>8.77E-06</text:p>
          </table:table-cell>
          <table:table-cell office:value-type="float" office:value="0.08353589" calcext:value-type="float">
            <text:p>0.08353589</text:p>
          </table:table-cell>
          <table:table-cell office:value-type="float" office:value="0.00163530389459" calcext:value-type="float">
            <text:p>0.00163530389459</text:p>
          </table:table-cell>
          <table:table-cell table:style-name="ce6" office:value-type="float" office:value="0.0000993106" calcext:value-type="float">
            <text:p>9.93E-05</text:p>
          </table:table-cell>
          <table:table-cell table:style-name="ce6" office:value-type="float" office:value="0.00000320693662065" calcext:value-type="float">
            <text:p>3.21E-06</text:p>
          </table:table-cell>
          <table:table-cell office:value-type="float" office:value="0.07321078" calcext:value-type="float">
            <text:p>0.07321078</text:p>
          </table:table-cell>
          <table:table-cell office:value-type="float" office:value="0.00157641756228" calcext:value-type="float">
            <text:p>0.00157641756228</text:p>
          </table:table-cell>
          <table:table-cell table:style-name="ce11" office:value-type="float" office:value="0.00292859" calcext:value-type="float">
            <text:p>0.00292859</text:p>
          </table:table-cell>
          <table:table-cell table:style-name="ce6" office:value-type="float" office:value="0.0000271262705796" calcext:value-type="float">
            <text:p>2.71E-05</text:p>
          </table:table-cell>
          <table:table-cell table:style-name="ce11" office:value-type="float" office:value="0.1165347" calcext:value-type="float">
            <text:p>0.1165347</text:p>
          </table:table-cell>
          <table:table-cell office:value-type="float" office:value="0.00420241634327" calcext:value-type="float">
            <text:p>0.00420241634327</text:p>
          </table:table-cell>
          <table:table-cell table:style-name="ce11" office:value-type="float" office:value="0.00197821" calcext:value-type="float">
            <text:p>0.00197821</text:p>
          </table:table-cell>
          <table:table-cell table:style-name="ce6" office:value-type="float" office:value="0.0000234626658521" calcext:value-type="float">
            <text:p>2.35E-05</text:p>
          </table:table-cell>
          <table:table-cell table:style-name="ce11" office:value-type="float" office:value="0.08853041" calcext:value-type="float">
            <text:p>0.08853041</text:p>
          </table:table-cell>
          <table:table-cell office:value-type="float" office:value="0.00288208066332" calcext:value-type="float">
            <text:p>0.00288208066332</text:p>
          </table:table-cell>
          <table:table-cell office:value-type="float" office:value="0.00316541" calcext:value-type="float">
            <text:p>0.00316541</text:p>
          </table:table-cell>
          <table:table-cell office:value-type="float" office:value="0.000316338568906" calcext:value-type="float">
            <text:p>0.000316338568906</text:p>
          </table:table-cell>
          <table:table-cell office:value-type="float" office:value="0.1153624" calcext:value-type="float">
            <text:p>0.1153624</text:p>
          </table:table-cell>
          <table:table-cell office:value-type="float" office:value="0.00168604186056" calcext:value-type="float">
            <text:p>0.00168604186056</text:p>
          </table:table-cell>
          <table:table-cell office:value-type="float" office:value="0.003119895" calcext:value-type="float">
            <text:p>0.003119895</text:p>
          </table:table-cell>
          <table:table-cell table:style-name="ce6" office:value-type="float" office:value="0.0000195849331261" calcext:value-type="float">
            <text:p>1.96E-05</text:p>
          </table:table-cell>
          <table:table-cell office:value-type="float" office:value="0.1085761" calcext:value-type="float">
            <text:p>0.1085761</text:p>
          </table:table-cell>
          <table:table-cell office:value-type="float" office:value="0.00401782637338" calcext:value-type="float">
            <text:p>0.00401782637338</text:p>
          </table:table-cell>
          <table:table-cell office:value-type="float" office:value="0.07621678" calcext:value-type="float">
            <text:p>0.07621678</text:p>
          </table:table-cell>
          <table:table-cell office:value-type="float" office:value="0.00516412935263" calcext:value-type="float">
            <text:p>0.00516412935263</text:p>
          </table:table-cell>
          <table:table-cell office:value-type="float" office:value="0.000238529" calcext:value-type="float">
            <text:p>0.000238529</text:p>
          </table:table-cell>
          <table:table-cell table:style-name="ce6" office:value-type="float" office:value="0.00001116227003" calcext:value-type="float">
            <text:p>1.12E-05</text:p>
          </table:table-cell>
          <table:table-cell office:value-type="float" office:value="0.0003909149" calcext:value-type="float">
            <text:p>0.0003909149</text:p>
          </table:table-cell>
          <table:table-cell table:style-name="ce6" office:value-type="float" office:value="0.0000130579864404" calcext:value-type="float">
            <text:p>1.31E-05</text:p>
          </table:table-cell>
          <table:table-cell office:value-type="float" office:value="0.0002744858" calcext:value-type="float">
            <text:p>0.0002744858</text:p>
          </table:table-cell>
          <table:table-cell office:value-type="float" office:value="0.000161580671655" calcext:value-type="float">
            <text:p>0.000161580671655</text:p>
          </table:table-cell>
          <table:table-cell office:value-type="float" office:value="0.0003180439" calcext:value-type="float">
            <text:p>0.0003180439</text:p>
          </table:table-cell>
          <table:table-cell table:style-name="ce6" office:value-type="float" office:value="0.0000105397678812" calcext:value-type="float">
            <text:p>1.05E-0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1167904" calcext:value-type="float">
            <text:p>0.0001167904</text:p>
          </table:table-cell>
          <table:table-cell table:style-name="ce6" office:value-type="float" office:value="0.00000160625992085" calcext:value-type="float">
            <text:p>1.61E-06</text:p>
          </table:table-cell>
          <table:table-cell office:value-type="float" office:value="0.08084579" calcext:value-type="float">
            <text:p>0.08084579</text:p>
          </table:table-cell>
          <table:table-cell office:value-type="float" office:value="0.00238891053525" calcext:value-type="float">
            <text:p>0.00238891053525</text:p>
          </table:table-cell>
          <table:table-cell office:value-type="float" office:value="0.0001163384" calcext:value-type="float">
            <text:p>0.0001163384</text:p>
          </table:table-cell>
          <table:table-cell table:style-name="ce6" office:value-type="float" office:value="0.00000355466526632" calcext:value-type="float">
            <text:p>3.55E-06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0159120718813" calcext:value-type="float">
            <text:p>0.00159120718813</text:p>
          </table:table-cell>
          <table:table-cell table:style-name="ce11" office:value-type="float" office:value="0.01070328" calcext:value-type="float">
            <text:p>0.01070328</text:p>
          </table:table-cell>
          <table:table-cell office:value-type="float" office:value="0.000125695370727" calcext:value-type="float">
            <text:p>0.000125695370727</text:p>
          </table:table-cell>
          <table:table-cell table:style-name="ce11" office:value-type="float" office:value="0.1083973" calcext:value-type="float">
            <text:p>0.1083973</text:p>
          </table:table-cell>
          <table:table-cell office:value-type="float" office:value="0.0019790558383" calcext:value-type="float">
            <text:p>0.0019790558383</text:p>
          </table:table-cell>
          <table:table-cell table:style-name="ce11" office:value-type="float" office:value="0.007235892" calcext:value-type="float">
            <text:p>0.007235892</text:p>
          </table:table-cell>
          <table:table-cell office:value-type="float" office:value="0.000383035497566" calcext:value-type="float">
            <text:p>0.000383035497566</text:p>
          </table:table-cell>
          <table:table-cell table:style-name="ce11" office:value-type="float" office:value="0.09103548" calcext:value-type="float">
            <text:p>0.09103548</text:p>
          </table:table-cell>
          <table:table-cell office:value-type="float" office:value="0.00248251045239" calcext:value-type="float">
            <text:p>0.00248251045239</text:p>
          </table:table-cell>
          <table:table-cell office:value-type="float" office:value="0.01139067" calcext:value-type="float">
            <text:p>0.01139067</text:p>
          </table:table-cell>
          <table:table-cell office:value-type="float" office:value="0.00020072842931" calcext:value-type="float">
            <text:p>0.00020072842931</text:p>
          </table:table-cell>
          <table:table-cell office:value-type="float" office:value="0.1098599" calcext:value-type="float">
            <text:p>0.1098599</text:p>
          </table:table-cell>
          <table:table-cell office:value-type="float" office:value="0.0019156490313" calcext:value-type="float">
            <text:p>0.0019156490313</text:p>
          </table:table-cell>
          <table:table-cell office:value-type="float" office:value="0.0116616" calcext:value-type="float">
            <text:p>0.0116616</text:p>
          </table:table-cell>
          <table:table-cell table:style-name="ce6" office:value-type="float" office:value="0.000064985998492" calcext:value-type="float">
            <text:p>6.50E-05</text:p>
          </table:table-cell>
          <table:table-cell office:value-type="float" office:value="0.10194877" calcext:value-type="float">
            <text:p>0.10194877</text:p>
          </table:table-cell>
          <table:table-cell office:value-type="float" office:value="0.00305260192515" calcext:value-type="float">
            <text:p>0.00305260192515</text:p>
          </table:table-cell>
          <table:table-cell office:value-type="float" office:value="0.07621449" calcext:value-type="float">
            <text:p>0.07621449</text:p>
          </table:table-cell>
          <table:table-cell office:value-type="float" office:value="0.00349751616133" calcext:value-type="float">
            <text:p>0.00349751616133</text:p>
          </table:table-cell>
          <table:table-cell office:value-type="float" office:value="0.0002477541" calcext:value-type="float">
            <text:p>0.0002477541</text:p>
          </table:table-cell>
          <table:table-cell table:style-name="ce6" office:value-type="float" office:value="0.0000107687649705" calcext:value-type="float">
            <text:p>1.08E-05</text:p>
          </table:table-cell>
          <table:table-cell office:value-type="float" office:value="0.000506064" calcext:value-type="float">
            <text:p>0.000506064</text:p>
          </table:table-cell>
          <table:table-cell office:value-type="float" office:value="0.000290591026483" calcext:value-type="float">
            <text:p>0.000290591026483</text:p>
          </table:table-cell>
          <table:table-cell office:value-type="float" office:value="0.0002366155" calcext:value-type="float">
            <text:p>0.0002366155</text:p>
          </table:table-cell>
          <table:table-cell table:style-name="ce6" office:value-type="float" office:value="0.0000103490946813" calcext:value-type="float">
            <text:p>1.03E-05</text:p>
          </table:table-cell>
          <table:table-cell office:value-type="float" office:value="0.000343455" calcext:value-type="float">
            <text:p>0.000343455</text:p>
          </table:table-cell>
          <table:table-cell table:style-name="ce6" office:value-type="float" office:value="0.0000104395905518" calcext:value-type="float">
            <text:p>1.04E-0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1571873" calcext:value-type="float">
            <text:p>0.0001571873</text:p>
          </table:table-cell>
          <table:table-cell table:style-name="ce6" office:value-type="float" office:value="0.00000516946376007" calcext:value-type="float">
            <text:p>5.17E-06</text:p>
          </table:table-cell>
          <table:table-cell office:value-type="float" office:value="0.08222993" calcext:value-type="float">
            <text:p>0.08222993</text:p>
          </table:table-cell>
          <table:table-cell office:value-type="float" office:value="0.00210109767823" calcext:value-type="float">
            <text:p>0.00210109767823</text:p>
          </table:table-cell>
          <table:table-cell office:value-type="float" office:value="0.0001249389" calcext:value-type="float">
            <text:p>0.0001249389</text:p>
          </table:table-cell>
          <table:table-cell table:style-name="ce6" office:value-type="float" office:value="0.00000457017421136" calcext:value-type="float">
            <text:p>4.57E-06</text:p>
          </table:table-cell>
          <table:table-cell office:value-type="float" office:value="0.07515642" calcext:value-type="float">
            <text:p>0.07515642</text:p>
          </table:table-cell>
          <table:table-cell office:value-type="float" office:value="0.0027846716582" calcext:value-type="float">
            <text:p>0.0027846716582</text:p>
          </table:table-cell>
          <table:table-cell table:style-name="ce11" office:value-type="float" office:value="0.05667965" calcext:value-type="float">
            <text:p>0.05667965</text:p>
          </table:table-cell>
          <table:table-cell office:value-type="float" office:value="0.000671934370555" calcext:value-type="float">
            <text:p>0.000671934370555</text:p>
          </table:table-cell>
          <table:table-cell table:style-name="ce11" office:value-type="float" office:value="0.110224" calcext:value-type="float">
            <text:p>0.110224</text:p>
          </table:table-cell>
          <table:table-cell office:value-type="float" office:value="0.00312381714503" calcext:value-type="float">
            <text:p>0.00312381714503</text:p>
          </table:table-cell>
          <table:table-cell table:style-name="ce11" office:value-type="float" office:value="0.03547144" calcext:value-type="float">
            <text:p>0.03547144</text:p>
          </table:table-cell>
          <table:table-cell office:value-type="float" office:value="0.000280917865418" calcext:value-type="float">
            <text:p>0.000280917865418</text:p>
          </table:table-cell>
          <table:table-cell table:style-name="ce11" office:value-type="float" office:value="0.08695118" calcext:value-type="float">
            <text:p>0.08695118</text:p>
          </table:table-cell>
          <table:table-cell office:value-type="float" office:value="0.00278913940602" calcext:value-type="float">
            <text:p>0.00278913940602</text:p>
          </table:table-cell>
          <table:table-cell office:value-type="float" office:value="0.05911711" calcext:value-type="float">
            <text:p>0.05911711</text:p>
          </table:table-cell>
          <table:table-cell office:value-type="float" office:value="0.000948289806207" calcext:value-type="float">
            <text:p>0.000948289806207</text:p>
          </table:table-cell>
          <table:table-cell office:value-type="float" office:value="0.1182996" calcext:value-type="float">
            <text:p>0.1182996</text:p>
          </table:table-cell>
          <table:table-cell office:value-type="float" office:value="0.00323627530075" calcext:value-type="float">
            <text:p>0.00323627530075</text:p>
          </table:table-cell>
          <table:table-cell office:value-type="float" office:value="0.067267" calcext:value-type="float">
            <text:p>0.067267</text:p>
          </table:table-cell>
          <table:table-cell office:value-type="float" office:value="0.00142231560101" calcext:value-type="float">
            <text:p>0.00142231560101</text:p>
          </table:table-cell>
          <table:table-cell office:value-type="float" office:value="0.1052964" calcext:value-type="float">
            <text:p>0.1052964</text:p>
          </table:table-cell>
          <table:table-cell office:value-type="float" office:value="0.0038868742426" calcext:value-type="float">
            <text:p>0.0038868742426</text:p>
          </table:table-cell>
          <table:table-cell office:value-type="float" office:value="0.07960045" calcext:value-type="float">
            <text:p>0.07960045</text:p>
          </table:table-cell>
          <table:table-cell office:value-type="float" office:value="0.00620282732062" calcext:value-type="float">
            <text:p>0.00620282732062</text:p>
          </table:table-cell>
          <table:table-cell office:value-type="float" office:value="0.0002658528" calcext:value-type="float">
            <text:p>0.0002658528</text:p>
          </table:table-cell>
          <table:table-cell table:style-name="ce6" office:value-type="float" office:value="0.00000724937909678" calcext:value-type="float">
            <text:p>7.25E-06</text:p>
          </table:table-cell>
          <table:table-cell office:value-type="float" office:value="0.000607157" calcext:value-type="float">
            <text:p>0.000607157</text:p>
          </table:table-cell>
          <table:table-cell office:value-type="float" office:value="0.00055938459703" calcext:value-type="float">
            <text:p>0.00055938459703</text:p>
          </table:table-cell>
          <table:table-cell office:value-type="float" office:value="0.0004065614" calcext:value-type="float">
            <text:p>0.0004065614</text:p>
          </table:table-cell>
          <table:table-cell office:value-type="float" office:value="0.000470792626051" calcext:value-type="float">
            <text:p>0.000470792626051</text:p>
          </table:table-cell>
          <table:table-cell office:value-type="float" office:value="0.0007632574" calcext:value-type="float">
            <text:p>0.0007632574</text:p>
          </table:table-cell>
          <table:table-cell office:value-type="float" office:value="0.000903559091293" calcext:value-type="float">
            <text:p>0.000903559091293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0001940948" calcext:value-type="float">
            <text:p>0.0001940948</text:p>
          </table:table-cell>
          <table:table-cell table:style-name="ce6" office:value-type="float" office:value="0.00000306511963877" calcext:value-type="float">
            <text:p>3.07E-06</text:p>
          </table:table-cell>
          <table:table-cell office:value-type="float" office:value="0.08590545" calcext:value-type="float">
            <text:p>0.08590545</text:p>
          </table:table-cell>
          <table:table-cell office:value-type="float" office:value="0.00483745590167" calcext:value-type="float">
            <text:p>0.00483745590167</text:p>
          </table:table-cell>
          <table:table-cell office:value-type="float" office:value="0.0001598718" calcext:value-type="float">
            <text:p>0.0001598718</text:p>
          </table:table-cell>
          <table:table-cell table:style-name="ce6" office:value-type="float" office:value="0.00000338706926085" calcext:value-type="float">
            <text:p>3.39E-06</text:p>
          </table:table-cell>
          <table:table-cell office:value-type="float" office:value="0.07349897" calcext:value-type="float">
            <text:p>0.07349897</text:p>
          </table:table-cell>
          <table:table-cell office:value-type="float" office:value="0.00186541056074" calcext:value-type="float">
            <text:p>0.00186541056074</text:p>
          </table:table-cell>
          <table:table-cell table:style-name="ce11" office:value-type="float" office:value="0.223874" calcext:value-type="float">
            <text:p>0.223874</text:p>
          </table:table-cell>
          <table:table-cell office:value-type="float" office:value="0.00258054369809" calcext:value-type="float">
            <text:p>0.00258054369809</text:p>
          </table:table-cell>
          <table:table-cell table:style-name="ce11" office:value-type="float" office:value="0.1118371" calcext:value-type="float">
            <text:p>0.1118371</text:p>
          </table:table-cell>
          <table:table-cell office:value-type="float" office:value="0.0043791678928" calcext:value-type="float">
            <text:p>0.0043791678928</text:p>
          </table:table-cell>
          <table:table-cell table:style-name="ce11" office:value-type="float" office:value="0.1427432" calcext:value-type="float">
            <text:p>0.1427432</text:p>
          </table:table-cell>
          <table:table-cell office:value-type="float" office:value="0.00134027043706" calcext:value-type="float">
            <text:p>0.00134027043706</text:p>
          </table:table-cell>
          <table:table-cell table:style-name="ce11" office:value-type="float" office:value="0.0868586" calcext:value-type="float">
            <text:p>0.0868586</text:p>
          </table:table-cell>
          <table:table-cell office:value-type="float" office:value="0.00218813290679" calcext:value-type="float">
            <text:p>0.00218813290679</text:p>
          </table:table-cell>
          <table:table-cell office:value-type="float" office:value="0.2357135" calcext:value-type="float">
            <text:p>0.2357135</text:p>
          </table:table-cell>
          <table:table-cell office:value-type="float" office:value="0.00318483239573" calcext:value-type="float">
            <text:p>0.00318483239573</text:p>
          </table:table-cell>
          <table:table-cell office:value-type="float" office:value="0.1192712" calcext:value-type="float">
            <text:p>0.1192712</text:p>
          </table:table-cell>
          <table:table-cell office:value-type="float" office:value="0.0054359161305" calcext:value-type="float">
            <text:p>0.0054359161305</text:p>
          </table:table-cell>
          <table:table-cell office:value-type="float" office:value="0.2668037" calcext:value-type="float">
            <text:p>0.2668037</text:p>
          </table:table-cell>
          <table:table-cell office:value-type="float" office:value="0.00208447153175" calcext:value-type="float">
            <text:p>0.00208447153175</text:p>
          </table:table-cell>
          <table:table-cell office:value-type="float" office:value="0.1060407" calcext:value-type="float">
            <text:p>0.1060407</text:p>
          </table:table-cell>
          <table:table-cell office:value-type="float" office:value="0.00290491931615" calcext:value-type="float">
            <text:p>0.00290491931615</text:p>
          </table:table-cell>
          <table:table-cell office:value-type="float" office:value="0.08024689" calcext:value-type="float">
            <text:p>0.08024689</text:p>
          </table:table-cell>
          <table:table-cell office:value-type="float" office:value="0.00482819509535" calcext:value-type="float">
            <text:p>0.00482819509535</text:p>
          </table:table-cell>
          <table:table-cell office:value-type="float" office:value="0.0004756217" calcext:value-type="float">
            <text:p>0.0004756217</text:p>
          </table:table-cell>
          <table:table-cell office:value-type="float" office:value="0.000536307194378" calcext:value-type="float">
            <text:p>0.000536307194378</text:p>
          </table:table-cell>
          <table:table-cell office:value-type="float" office:value="0.0005879983" calcext:value-type="float">
            <text:p>0.0005879983</text:p>
          </table:table-cell>
          <table:table-cell office:value-type="float" office:value="0.000436145206688" calcext:value-type="float">
            <text:p>0.000436145206688</text:p>
          </table:table-cell>
          <table:table-cell office:value-type="float" office:value="0.0002985903" calcext:value-type="float">
            <text:p>0.0002985903</text:p>
          </table:table-cell>
          <table:table-cell table:style-name="ce6" office:value-type="float" office:value="0.00000575329138745" calcext:value-type="float">
            <text:p>5.75E-06</text:p>
          </table:table-cell>
          <table:table-cell office:value-type="float" office:value="0.0003579224" calcext:value-type="float">
            <text:p>0.0003579224</text:p>
          </table:table-cell>
          <table:table-cell table:style-name="ce6" office:value-type="float" office:value="0.0000116918248381" calcext:value-type="float">
            <text:p>1.17E-05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.0002396309" calcext:value-type="float">
            <text:p>0.0002396309</text:p>
          </table:table-cell>
          <table:table-cell table:style-name="ce6" office:value-type="float" office:value="0.00000550790590273" calcext:value-type="float">
            <text:p>5.51E-06</text:p>
          </table:table-cell>
          <table:table-cell office:value-type="float" office:value="0.08453432" calcext:value-type="float">
            <text:p>0.08453432</text:p>
          </table:table-cell>
          <table:table-cell office:value-type="float" office:value="0.00163537251808" calcext:value-type="float">
            <text:p>0.00163537251808</text:p>
          </table:table-cell>
          <table:table-cell office:value-type="float" office:value="0.0001891759" calcext:value-type="float">
            <text:p>0.0001891759</text:p>
          </table:table-cell>
          <table:table-cell table:style-name="ce6" office:value-type="float" office:value="0.00000583299603692" calcext:value-type="float">
            <text:p>5.83E-06</text:p>
          </table:table-cell>
          <table:table-cell office:value-type="float" office:value="0.0742025" calcext:value-type="float">
            <text:p>0.0742025</text:p>
          </table:table-cell>
          <table:table-cell office:value-type="float" office:value="0.00152202753224" calcext:value-type="float">
            <text:p>0.00152202753224</text:p>
          </table:table-cell>
          <table:table-cell table:style-name="ce11" office:value-type="float" office:value="0.8981167" calcext:value-type="float">
            <text:p>0.8981167</text:p>
          </table:table-cell>
          <table:table-cell office:value-type="float" office:value="0.0101943566856" calcext:value-type="float">
            <text:p>0.0101943566856</text:p>
          </table:table-cell>
          <table:table-cell table:style-name="ce11" office:value-type="float" office:value="0.1143504" calcext:value-type="float">
            <text:p>0.1143504</text:p>
          </table:table-cell>
          <table:table-cell office:value-type="float" office:value="0.00233359023348" calcext:value-type="float">
            <text:p>0.00233359023348</text:p>
          </table:table-cell>
          <table:table-cell table:style-name="ce11" office:value-type="float" office:value="0.5595176" calcext:value-type="float">
            <text:p>0.5595176</text:p>
          </table:table-cell>
          <table:table-cell office:value-type="float" office:value="0.0020216073473" calcext:value-type="float">
            <text:p>0.0020216073473</text:p>
          </table:table-cell>
          <table:table-cell table:style-name="ce11" office:value-type="float" office:value="0.08969675" calcext:value-type="float">
            <text:p>0.08969675</text:p>
          </table:table-cell>
          <table:table-cell office:value-type="float" office:value="0.00264271695809" calcext:value-type="float">
            <text:p>0.00264271695809</text:p>
          </table:table-cell>
          <table:table-cell office:value-type="float" office:value="0.9293534" calcext:value-type="float">
            <text:p>0.9293534</text:p>
          </table:table-cell>
          <table:table-cell office:value-type="float" office:value="0.00837881138746" calcext:value-type="float">
            <text:p>0.00837881138746</text:p>
          </table:table-cell>
          <table:table-cell office:value-type="float" office:value="0.1216266" calcext:value-type="float">
            <text:p>0.1216266</text:p>
          </table:table-cell>
          <table:table-cell office:value-type="float" office:value="0.00263333591561" calcext:value-type="float">
            <text:p>0.00263333591561</text:p>
          </table:table-cell>
          <table:table-cell office:value-type="float" office:value="1.056669" calcext:value-type="float">
            <text:p>1.056669</text:p>
          </table:table-cell>
          <table:table-cell office:value-type="float" office:value="0.00553812934723" calcext:value-type="float">
            <text:p>0.00553812934723</text:p>
          </table:table-cell>
          <table:table-cell office:value-type="float" office:value="0.1104655" calcext:value-type="float">
            <text:p>0.1104655</text:p>
          </table:table-cell>
          <table:table-cell office:value-type="float" office:value="0.00204404817567" calcext:value-type="float">
            <text:p>0.00204404817567</text:p>
          </table:table-cell>
          <table:table-cell office:value-type="float" office:value="0.07927908" calcext:value-type="float">
            <text:p>0.07927908</text:p>
          </table:table-cell>
          <table:table-cell office:value-type="float" office:value="0.0044178260015" calcext:value-type="float">
            <text:p>0.0044178260015</text:p>
          </table:table-cell>
          <table:table-cell office:value-type="float" office:value="0.0003756242" calcext:value-type="float">
            <text:p>0.0003756242</text:p>
          </table:table-cell>
          <table:table-cell table:style-name="ce6" office:value-type="float" office:value="0.00000836564425094" calcext:value-type="float">
            <text:p>8.37E-06</text:p>
          </table:table-cell>
          <table:table-cell office:value-type="float" office:value="0.0006258729" calcext:value-type="float">
            <text:p>0.0006258729</text:p>
          </table:table-cell>
          <table:table-cell office:value-type="float" office:value="0.000297870451249" calcext:value-type="float">
            <text:p>0.000297870451249</text:p>
          </table:table-cell>
          <table:table-cell office:value-type="float" office:value="0.0003688167" calcext:value-type="float">
            <text:p>0.0003688167</text:p>
          </table:table-cell>
          <table:table-cell table:style-name="ce6" office:value-type="float" office:value="0.00000731271325311" calcext:value-type="float">
            <text:p>7.31E-06</text:p>
          </table:table-cell>
          <table:table-cell office:value-type="float" office:value="0.0004027774" calcext:value-type="float">
            <text:p>0.0004027774</text:p>
          </table:table-cell>
          <table:table-cell table:style-name="ce6" office:value-type="float" office:value="0.00000515278770721" calcext:value-type="float">
            <text:p>5.15E-06</text:p>
          </table:table-cell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0.08853041" calcext:value-type="float">
            <text:p>0.08853041</text:p>
          </table:table-cell>
          <table:table-cell table:style-name="ce2" office:value-type="float" office:value="0.00197821" calcext:value-type="float">
            <text:p>0.00197821</text:p>
          </table:table-cell>
          <table:table-cell table:style-name="ce2" office:value-type="float" office:value="0.1165347" calcext:value-type="float">
            <text:p>0.1165347</text:p>
          </table:table-cell>
          <table:table-cell table:style-name="ce2" office:value-type="float" office:value="0.00292859" calcext:value-type="float">
            <text:p>0.00292859</text:p>
          </table:table-cell>
          <table:table-cell table:number-columns-repeated="30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0.09103548" calcext:value-type="float">
            <text:p>0.09103548</text:p>
          </table:table-cell>
          <table:table-cell table:style-name="ce2" office:value-type="float" office:value="0.007235892" calcext:value-type="float">
            <text:p>0.007235892</text:p>
          </table:table-cell>
          <table:table-cell table:style-name="ce2" office:value-type="float" office:value="0.1083973" calcext:value-type="float">
            <text:p>0.1083973</text:p>
          </table:table-cell>
          <table:table-cell table:style-name="ce2" office:value-type="float" office:value="0.01070328" calcext:value-type="float">
            <text:p>0.01070328</text:p>
          </table:table-cell>
          <table:table-cell table:number-columns-repeated="30"/>
        </table:table-row>
        <table:table-row table:style-name="ro1"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0.08695118" calcext:value-type="float">
            <text:p>0.08695118</text:p>
          </table:table-cell>
          <table:table-cell table:style-name="ce2" office:value-type="float" office:value="0.03547144" calcext:value-type="float">
            <text:p>0.03547144</text:p>
          </table:table-cell>
          <table:table-cell table:style-name="ce2" office:value-type="float" office:value="0.110224" calcext:value-type="float">
            <text:p>0.110224</text:p>
          </table:table-cell>
          <table:table-cell table:style-name="ce2" office:value-type="float" office:value="0.05667965" calcext:value-type="float">
            <text:p>0.05667965</text:p>
          </table:table-cell>
          <table:table-cell table:number-columns-repeated="30"/>
        </table:table-row>
        <table:table-row table:style-name="ro1">
          <table:table-cell table:style-name="ce2" office:value-type="float" office:value="4116" calcext:value-type="float">
            <text:p>4116</text:p>
          </table:table-cell>
          <table:table-cell table:style-name="ce2" office:value-type="float" office:value="0.0868586" calcext:value-type="float">
            <text:p>0.0868586</text:p>
          </table:table-cell>
          <table:table-cell table:style-name="ce2" office:value-type="float" office:value="0.1427432" calcext:value-type="float">
            <text:p>0.1427432</text:p>
          </table:table-cell>
          <table:table-cell table:style-name="ce2" office:value-type="float" office:value="0.1118371" calcext:value-type="float">
            <text:p>0.1118371</text:p>
          </table:table-cell>
          <table:table-cell table:style-name="ce2" office:value-type="float" office:value="0.223874" calcext:value-type="float">
            <text:p>0.223874</text:p>
          </table:table-cell>
          <table:table-cell table:number-columns-repeated="30"/>
        </table:table-row>
        <table:table-row table:style-name="ro1">
          <table:table-cell table:style-name="ce2" office:value-type="float" office:value="8232" calcext:value-type="float">
            <text:p>8232</text:p>
          </table:table-cell>
          <table:table-cell table:style-name="ce2" office:value-type="float" office:value="0.08969675" calcext:value-type="float">
            <text:p>0.08969675</text:p>
          </table:table-cell>
          <table:table-cell table:style-name="ce2" office:value-type="float" office:value="0.5595176" calcext:value-type="float">
            <text:p>0.5595176</text:p>
          </table:table-cell>
          <table:table-cell table:style-name="ce2" office:value-type="float" office:value="0.1143504" calcext:value-type="float">
            <text:p>0.1143504</text:p>
          </table:table-cell>
          <table:table-cell table:style-name="ce2" office:value-type="float" office:value="0.8981167" calcext:value-type="float">
            <text:p>0.8981167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2d-prodint.dat</text:p>
          </table:table-cell>
          <table:table-cell table:number-columns-repeated="34"/>
        </table:table-row>
      </table:table>
      <table:table table:name="OPENCL 2D PRIMES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" office:value-type="float" office:value="0.0001539405" calcext:value-type="float">
            <text:p>1.54E-04</text:p>
          </table:table-cell>
          <table:table-cell table:style-name="ce6" office:value-type="float" office:value="0.00000388689213897" calcext:value-type="float">
            <text:p>3.89E-06</text:p>
          </table:table-cell>
          <table:table-cell office:value-type="float" office:value="0.06745315" calcext:value-type="float">
            <text:p>0.06745315</text:p>
          </table:table-cell>
          <table:table-cell office:value-type="float" office:value="0.00602222396928" calcext:value-type="float">
            <text:p>0.00602222396928</text:p>
          </table:table-cell>
          <table:table-cell table:style-name="ce6" office:value-type="float" office:value="0.0002583505" calcext:value-type="float">
            <text:p>2.58E-04</text:p>
          </table:table-cell>
          <table:table-cell table:style-name="ce6" office:value-type="float" office:value="0.000243923507239" calcext:value-type="float">
            <text:p>2.44E-04</text:p>
          </table:table-cell>
          <table:table-cell office:value-type="float" office:value="0.06633867" calcext:value-type="float">
            <text:p>0.06633867</text:p>
          </table:table-cell>
          <table:table-cell office:value-type="float" office:value="0.00225700113969" calcext:value-type="float">
            <text:p>0.00225700113969</text:p>
          </table:table-cell>
          <table:table-cell table:style-name="ce11" office:value-type="float" office:value="0.002831819" calcext:value-type="float">
            <text:p>0.002831819</text:p>
          </table:table-cell>
          <table:table-cell table:style-name="ce6" office:value-type="float" office:value="0.000385943914102" calcext:value-type="float">
            <text:p>3.86E-04</text:p>
          </table:table-cell>
          <table:table-cell table:style-name="ce11" office:value-type="float" office:value="0.06517839" calcext:value-type="float">
            <text:p>0.06517839</text:p>
          </table:table-cell>
          <table:table-cell office:value-type="float" office:value="0.00371682626577" calcext:value-type="float">
            <text:p>0.00371682626577</text:p>
          </table:table-cell>
          <table:table-cell table:style-name="ce11" office:value-type="float" office:value="0.001876049" calcext:value-type="float">
            <text:p>0.001876049</text:p>
          </table:table-cell>
          <table:table-cell table:style-name="ce6" office:value-type="float" office:value="0.000017847118317" calcext:value-type="float">
            <text:p>1.78E-05</text:p>
          </table:table-cell>
          <table:table-cell table:style-name="ce11" office:value-type="float" office:value="0.05928294" calcext:value-type="float">
            <text:p>0.05928294</text:p>
          </table:table-cell>
          <table:table-cell office:value-type="float" office:value="0.00070194024627" calcext:value-type="float">
            <text:p>0.00070194024627</text:p>
          </table:table-cell>
          <table:table-cell office:value-type="float" office:value="0.002805441" calcext:value-type="float">
            <text:p>0.002805441</text:p>
          </table:table-cell>
          <table:table-cell table:style-name="ce6" office:value-type="float" office:value="0.0000403242619138" calcext:value-type="float">
            <text:p>4.03E-05</text:p>
          </table:table-cell>
          <table:table-cell office:value-type="float" office:value="0.06121417" calcext:value-type="float">
            <text:p>0.06121417</text:p>
          </table:table-cell>
          <table:table-cell office:value-type="float" office:value="0.00558040602148" calcext:value-type="float">
            <text:p>0.00558040602148</text:p>
          </table:table-cell>
          <table:table-cell office:value-type="float" office:value="0.003026048" calcext:value-type="float">
            <text:p>0.003026048</text:p>
          </table:table-cell>
          <table:table-cell table:style-name="ce6" office:value-type="float" office:value="0.0000253570081481" calcext:value-type="float">
            <text:p>2.54E-05</text:p>
          </table:table-cell>
          <table:table-cell office:value-type="float" office:value="0.06280498" calcext:value-type="float">
            <text:p>0.06280498</text:p>
          </table:table-cell>
          <table:table-cell office:value-type="float" office:value="0.00497265891759" calcext:value-type="float">
            <text:p>0.00497265891759</text:p>
          </table:table-cell>
          <table:table-cell office:value-type="float" office:value="0.06911422" calcext:value-type="float">
            <text:p>0.06911422</text:p>
          </table:table-cell>
          <table:table-cell office:value-type="float" office:value="0.00520550768936" calcext:value-type="float">
            <text:p>0.00520550768936</text:p>
          </table:table-cell>
          <table:table-cell office:value-type="float" office:value="0.0004681757" calcext:value-type="float">
            <text:p>0.0004681757</text:p>
          </table:table-cell>
          <table:table-cell table:style-name="ce6" office:value-type="float" office:value="0.000498311146756" calcext:value-type="float">
            <text:p>4.98E-04</text:p>
          </table:table-cell>
          <table:table-cell office:value-type="float" office:value="0.0003777277" calcext:value-type="float">
            <text:p>0.0003777277</text:p>
          </table:table-cell>
          <table:table-cell table:style-name="ce6" office:value-type="float" office:value="0.00000341514388992" calcext:value-type="float">
            <text:p>3.42E-06</text:p>
          </table:table-cell>
          <table:table-cell office:value-type="float" office:value="0.0002304774" calcext:value-type="float">
            <text:p>0.0002304774</text:p>
          </table:table-cell>
          <table:table-cell table:style-name="ce6" office:value-type="float" office:value="0.00000914381656519" calcext:value-type="float">
            <text:p>9.14E-06</text:p>
          </table:table-cell>
          <table:table-cell office:value-type="float" office:value="0.0003153765" calcext:value-type="float">
            <text:p>0.0003153765</text:p>
          </table:table-cell>
          <table:table-cell table:style-name="ce6" office:value-type="float" office:value="0.00000748365428042" calcext:value-type="float">
            <text:p>7.48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602399" calcext:value-type="float">
            <text:p>0.0001602399</text:p>
          </table:table-cell>
          <table:table-cell table:style-name="ce6" office:value-type="float" office:value="0.00000675414362447" calcext:value-type="float">
            <text:p>6.75E-06</text:p>
          </table:table-cell>
          <table:table-cell office:value-type="float" office:value="0.06301184" calcext:value-type="float">
            <text:p>0.06301184</text:p>
          </table:table-cell>
          <table:table-cell office:value-type="float" office:value="0.00193805022421" calcext:value-type="float">
            <text:p>0.00193805022421</text:p>
          </table:table-cell>
          <table:table-cell office:value-type="float" office:value="0.0001964453" calcext:value-type="float">
            <text:p>0.0001964453</text:p>
          </table:table-cell>
          <table:table-cell table:style-name="ce6" office:value-type="float" office:value="0.0000305037476315" calcext:value-type="float">
            <text:p>3.05E-05</text:p>
          </table:table-cell>
          <table:table-cell office:value-type="float" office:value="0.06522924" calcext:value-type="float">
            <text:p>0.06522924</text:p>
          </table:table-cell>
          <table:table-cell office:value-type="float" office:value="0.000847618589802" calcext:value-type="float">
            <text:p>0.000847618589802</text:p>
          </table:table-cell>
          <table:table-cell table:style-name="ce11" office:value-type="float" office:value="0.009650293" calcext:value-type="float">
            <text:p>0.009650293</text:p>
          </table:table-cell>
          <table:table-cell office:value-type="float" office:value="0.000157898752303" calcext:value-type="float">
            <text:p>0.000157898752303</text:p>
          </table:table-cell>
          <table:table-cell table:style-name="ce11" office:value-type="float" office:value="0.06752478" calcext:value-type="float">
            <text:p>0.06752478</text:p>
          </table:table-cell>
          <table:table-cell office:value-type="float" office:value="0.00546293013233" calcext:value-type="float">
            <text:p>0.00546293013233</text:p>
          </table:table-cell>
          <table:table-cell table:style-name="ce11" office:value-type="float" office:value="0.006661008" calcext:value-type="float">
            <text:p>0.006661008</text:p>
          </table:table-cell>
          <table:table-cell table:style-name="ce6" office:value-type="float" office:value="0.000047540807921" calcext:value-type="float">
            <text:p>4.75E-05</text:p>
          </table:table-cell>
          <table:table-cell table:style-name="ce11" office:value-type="float" office:value="0.06395366" calcext:value-type="float">
            <text:p>0.06395366</text:p>
          </table:table-cell>
          <table:table-cell office:value-type="float" office:value="0.00361006841" calcext:value-type="float">
            <text:p>0.00361006841</text:p>
          </table:table-cell>
          <table:table-cell office:value-type="float" office:value="0.01049973" calcext:value-type="float">
            <text:p>0.01049973</text:p>
          </table:table-cell>
          <table:table-cell office:value-type="float" office:value="0.000160957703554" calcext:value-type="float">
            <text:p>0.000160957703554</text:p>
          </table:table-cell>
          <table:table-cell office:value-type="float" office:value="0.06604713" calcext:value-type="float">
            <text:p>0.06604713</text:p>
          </table:table-cell>
          <table:table-cell office:value-type="float" office:value="0.00591450134595" calcext:value-type="float">
            <text:p>0.00591450134595</text:p>
          </table:table-cell>
          <table:table-cell office:value-type="float" office:value="0.0111219" calcext:value-type="float">
            <text:p>0.0111219</text:p>
          </table:table-cell>
          <table:table-cell table:style-name="ce6" office:value-type="float" office:value="0.0000842720066873" calcext:value-type="float">
            <text:p>8.43E-05</text:p>
          </table:table-cell>
          <table:table-cell office:value-type="float" office:value="0.06419337" calcext:value-type="float">
            <text:p>0.06419337</text:p>
          </table:table-cell>
          <table:table-cell office:value-type="float" office:value="0.00148532873881" calcext:value-type="float">
            <text:p>0.00148532873881</text:p>
          </table:table-cell>
          <table:table-cell office:value-type="float" office:value="0.07123644" calcext:value-type="float">
            <text:p>0.07123644</text:p>
          </table:table-cell>
          <table:table-cell office:value-type="float" office:value="0.00496338223486" calcext:value-type="float">
            <text:p>0.00496338223486</text:p>
          </table:table-cell>
          <table:table-cell office:value-type="float" office:value="0.000240592" calcext:value-type="float">
            <text:p>0.000240592</text:p>
          </table:table-cell>
          <table:table-cell table:style-name="ce6" office:value-type="float" office:value="0.0000130104724229" calcext:value-type="float">
            <text:p>1.30E-05</text:p>
          </table:table-cell>
          <table:table-cell office:value-type="float" office:value="0.000398538" calcext:value-type="float">
            <text:p>0.000398538</text:p>
          </table:table-cell>
          <table:table-cell table:style-name="ce6" office:value-type="float" office:value="0.0000381952471331" calcext:value-type="float">
            <text:p>3.82E-05</text:p>
          </table:table-cell>
          <table:table-cell office:value-type="float" office:value="0.0002305285" calcext:value-type="float">
            <text:p>0.0002305285</text:p>
          </table:table-cell>
          <table:table-cell table:style-name="ce6" office:value-type="float" office:value="0.00000506181856319" calcext:value-type="float">
            <text:p>5.06E-06</text:p>
          </table:table-cell>
          <table:table-cell office:value-type="float" office:value="0.0003503312" calcext:value-type="float">
            <text:p>0.0003503312</text:p>
          </table:table-cell>
          <table:table-cell table:style-name="ce6" office:value-type="float" office:value="0.0000984587152237" calcext:value-type="float">
            <text:p>9.85E-0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2680335" calcext:value-type="float">
            <text:p>0.0002680335</text:p>
          </table:table-cell>
          <table:table-cell table:style-name="ce6" office:value-type="float" office:value="0.000301799043726" calcext:value-type="float">
            <text:p>3.02E-04</text:p>
          </table:table-cell>
          <table:table-cell office:value-type="float" office:value="0.06713988" calcext:value-type="float">
            <text:p>0.06713988</text:p>
          </table:table-cell>
          <table:table-cell office:value-type="float" office:value="0.00517836392369" calcext:value-type="float">
            <text:p>0.00517836392369</text:p>
          </table:table-cell>
          <table:table-cell office:value-type="float" office:value="0.0001982079" calcext:value-type="float">
            <text:p>0.0001982079</text:p>
          </table:table-cell>
          <table:table-cell table:style-name="ce6" office:value-type="float" office:value="0.0000134279484364" calcext:value-type="float">
            <text:p>1.34E-05</text:p>
          </table:table-cell>
          <table:table-cell office:value-type="float" office:value="0.06691523" calcext:value-type="float">
            <text:p>0.06691523</text:p>
          </table:table-cell>
          <table:table-cell office:value-type="float" office:value="0.00328276059338" calcext:value-type="float">
            <text:p>0.00328276059338</text:p>
          </table:table-cell>
          <table:table-cell table:style-name="ce11" office:value-type="float" office:value="0.05150386" calcext:value-type="float">
            <text:p>0.05150386</text:p>
          </table:table-cell>
          <table:table-cell office:value-type="float" office:value="0.000385944394959" calcext:value-type="float">
            <text:p>0.000385944394959</text:p>
          </table:table-cell>
          <table:table-cell table:style-name="ce11" office:value-type="float" office:value="0.07307552" calcext:value-type="float">
            <text:p>0.07307552</text:p>
          </table:table-cell>
          <table:table-cell office:value-type="float" office:value="0.004807108699" calcext:value-type="float">
            <text:p>0.004807108699</text:p>
          </table:table-cell>
          <table:table-cell table:style-name="ce11" office:value-type="float" office:value="0.03251413" calcext:value-type="float">
            <text:p>0.03251413</text:p>
          </table:table-cell>
          <table:table-cell office:value-type="float" office:value="0.000434803541972" calcext:value-type="float">
            <text:p>0.000434803541972</text:p>
          </table:table-cell>
          <table:table-cell table:style-name="ce11" office:value-type="float" office:value="0.06110927" calcext:value-type="float">
            <text:p>0.06110927</text:p>
          </table:table-cell>
          <table:table-cell office:value-type="float" office:value="0.0046070470885" calcext:value-type="float">
            <text:p>0.0046070470885</text:p>
          </table:table-cell>
          <table:table-cell office:value-type="float" office:value="0.05360091" calcext:value-type="float">
            <text:p>0.05360091</text:p>
          </table:table-cell>
          <table:table-cell office:value-type="float" office:value="0.000280439696231" calcext:value-type="float">
            <text:p>0.000280439696231</text:p>
          </table:table-cell>
          <table:table-cell office:value-type="float" office:value="0.06519479" calcext:value-type="float">
            <text:p>0.06519479</text:p>
          </table:table-cell>
          <table:table-cell office:value-type="float" office:value="0.00322830144106" calcext:value-type="float">
            <text:p>0.00322830144106</text:p>
          </table:table-cell>
          <table:table-cell office:value-type="float" office:value="0.06274262" calcext:value-type="float">
            <text:p>0.06274262</text:p>
          </table:table-cell>
          <table:table-cell office:value-type="float" office:value="0.00031525201136" calcext:value-type="float">
            <text:p>0.00031525201136</text:p>
          </table:table-cell>
          <table:table-cell office:value-type="float" office:value="0.06789736" calcext:value-type="float">
            <text:p>0.06789736</text:p>
          </table:table-cell>
          <table:table-cell office:value-type="float" office:value="0.0056186582074" calcext:value-type="float">
            <text:p>0.0056186582074</text:p>
          </table:table-cell>
          <table:table-cell office:value-type="float" office:value="0.06933704" calcext:value-type="float">
            <text:p>0.06933704</text:p>
          </table:table-cell>
          <table:table-cell office:value-type="float" office:value="0.00265015502071" calcext:value-type="float">
            <text:p>0.00265015502071</text:p>
          </table:table-cell>
          <table:table-cell office:value-type="float" office:value="0.0004818789" calcext:value-type="float">
            <text:p>0.0004818789</text:p>
          </table:table-cell>
          <table:table-cell table:style-name="ce6" office:value-type="float" office:value="0.000507964173972" calcext:value-type="float">
            <text:p>5.08E-04</text:p>
          </table:table-cell>
          <table:table-cell office:value-type="float" office:value="0.0004104679" calcext:value-type="float">
            <text:p>0.0004104679</text:p>
          </table:table-cell>
          <table:table-cell table:style-name="ce6" office:value-type="float" office:value="0.00000871228156685" calcext:value-type="float">
            <text:p>8.71E-06</text:p>
          </table:table-cell>
          <table:table-cell office:value-type="float" office:value="0.0002628901" calcext:value-type="float">
            <text:p>0.0002628901</text:p>
          </table:table-cell>
          <table:table-cell table:style-name="ce6" office:value-type="float" office:value="0.00000550664889929" calcext:value-type="float">
            <text:p>5.51E-06</text:p>
          </table:table-cell>
          <table:table-cell office:value-type="float" office:value="0.0004046382" calcext:value-type="float">
            <text:p>0.0004046382</text:p>
          </table:table-cell>
          <table:table-cell office:value-type="float" office:value="0.000223986362011" calcext:value-type="float">
            <text:p>0.000223986362011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2029727" calcext:value-type="float">
            <text:p>0.0002029727</text:p>
          </table:table-cell>
          <table:table-cell table:style-name="ce6" office:value-type="float" office:value="0.00000569210712888" calcext:value-type="float">
            <text:p>5.69E-06</text:p>
          </table:table-cell>
          <table:table-cell office:value-type="float" office:value="0.0652423" calcext:value-type="float">
            <text:p>0.0652423</text:p>
          </table:table-cell>
          <table:table-cell office:value-type="float" office:value="0.00498360884746" calcext:value-type="float">
            <text:p>0.00498360884746</text:p>
          </table:table-cell>
          <table:table-cell office:value-type="float" office:value="0.000213351" calcext:value-type="float">
            <text:p>0.000213351</text:p>
          </table:table-cell>
          <table:table-cell table:style-name="ce6" office:value-type="float" office:value="0.00000629481959851" calcext:value-type="float">
            <text:p>6.29E-06</text:p>
          </table:table-cell>
          <table:table-cell office:value-type="float" office:value="0.06494026" calcext:value-type="float">
            <text:p>0.06494026</text:p>
          </table:table-cell>
          <table:table-cell office:value-type="float" office:value="0.000800292577332" calcext:value-type="float">
            <text:p>0.000800292577332</text:p>
          </table:table-cell>
          <table:table-cell table:style-name="ce11" office:value-type="float" office:value="0.2043279" calcext:value-type="float">
            <text:p>0.2043279</text:p>
          </table:table-cell>
          <table:table-cell office:value-type="float" office:value="0.00207819293565" calcext:value-type="float">
            <text:p>0.00207819293565</text:p>
          </table:table-cell>
          <table:table-cell table:style-name="ce11" office:value-type="float" office:value="0.06339273" calcext:value-type="float">
            <text:p>0.06339273</text:p>
          </table:table-cell>
          <table:table-cell office:value-type="float" office:value="0.00229204292477" calcext:value-type="float">
            <text:p>0.00229204292477</text:p>
          </table:table-cell>
          <table:table-cell table:style-name="ce11" office:value-type="float" office:value="0.1273743" calcext:value-type="float">
            <text:p>0.1273743</text:p>
          </table:table-cell>
          <table:table-cell office:value-type="float" office:value="0.000790095078667" calcext:value-type="float">
            <text:p>0.000790095078667</text:p>
          </table:table-cell>
          <table:table-cell table:style-name="ce11" office:value-type="float" office:value="0.05945602" calcext:value-type="float">
            <text:p>0.05945602</text:p>
          </table:table-cell>
          <table:table-cell office:value-type="float" office:value="0.00423996570316" calcext:value-type="float">
            <text:p>0.00423996570316</text:p>
          </table:table-cell>
          <table:table-cell office:value-type="float" office:value="0.2128085" calcext:value-type="float">
            <text:p>0.2128085</text:p>
          </table:table-cell>
          <table:table-cell office:value-type="float" office:value="0.00154614008637" calcext:value-type="float">
            <text:p>0.00154614008637</text:p>
          </table:table-cell>
          <table:table-cell office:value-type="float" office:value="0.05758825" calcext:value-type="float">
            <text:p>0.05758825</text:p>
          </table:table-cell>
          <table:table-cell office:value-type="float" office:value="0.00156572233685" calcext:value-type="float">
            <text:p>0.00156572233685</text:p>
          </table:table-cell>
          <table:table-cell office:value-type="float" office:value="0.246793" calcext:value-type="float">
            <text:p>0.246793</text:p>
          </table:table-cell>
          <table:table-cell office:value-type="float" office:value="0.00143139582227" calcext:value-type="float">
            <text:p>0.00143139582227</text:p>
          </table:table-cell>
          <table:table-cell office:value-type="float" office:value="0.05885303" calcext:value-type="float">
            <text:p>0.05885303</text:p>
          </table:table-cell>
          <table:table-cell office:value-type="float" office:value="0.00394370780359" calcext:value-type="float">
            <text:p>0.00394370780359</text:p>
          </table:table-cell>
          <table:table-cell office:value-type="float" office:value="0.07245633" calcext:value-type="float">
            <text:p>0.07245633</text:p>
          </table:table-cell>
          <table:table-cell office:value-type="float" office:value="0.00595488137582" calcext:value-type="float">
            <text:p>0.00595488137582</text:p>
          </table:table-cell>
          <table:table-cell office:value-type="float" office:value="0.0003043105" calcext:value-type="float">
            <text:p>0.0003043105</text:p>
          </table:table-cell>
          <table:table-cell table:style-name="ce6" office:value-type="float" office:value="0.0000122660428668" calcext:value-type="float">
            <text:p>1.23E-05</text:p>
          </table:table-cell>
          <table:table-cell office:value-type="float" office:value="0.0004352377" calcext:value-type="float">
            <text:p>0.0004352377</text:p>
          </table:table-cell>
          <table:table-cell table:style-name="ce6" office:value-type="float" office:value="0.00000515554344694" calcext:value-type="float">
            <text:p>5.16E-06</text:p>
          </table:table-cell>
          <table:table-cell office:value-type="float" office:value="0.0003031588" calcext:value-type="float">
            <text:p>0.0003031588</text:p>
          </table:table-cell>
          <table:table-cell table:style-name="ce6" office:value-type="float" office:value="0.00000458315759178" calcext:value-type="float">
            <text:p>4.58E-06</text:p>
          </table:table-cell>
          <table:table-cell office:value-type="float" office:value="0.0005102046" calcext:value-type="float">
            <text:p>0.0005102046</text:p>
          </table:table-cell>
          <table:table-cell table:style-name="ce6" office:value-type="float" office:value="0.000507321425218" calcext:value-type="float">
            <text:p>5.07E-04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.0002524683" calcext:value-type="float">
            <text:p>0.0002524683</text:p>
          </table:table-cell>
          <table:table-cell table:style-name="ce6" office:value-type="float" office:value="0.00000914353894592" calcext:value-type="float">
            <text:p>9.14E-06</text:p>
          </table:table-cell>
          <table:table-cell office:value-type="float" office:value="0.062894" calcext:value-type="float">
            <text:p>0.062894</text:p>
          </table:table-cell>
          <table:table-cell office:value-type="float" office:value="0.00103985906951" calcext:value-type="float">
            <text:p>0.00103985906951</text:p>
          </table:table-cell>
          <table:table-cell office:value-type="float" office:value="0.0002493432" calcext:value-type="float">
            <text:p>0.0002493432</text:p>
          </table:table-cell>
          <table:table-cell table:style-name="ce6" office:value-type="float" office:value="0.00000638619670853" calcext:value-type="float">
            <text:p>6.39E-06</text:p>
          </table:table-cell>
          <table:table-cell office:value-type="float" office:value="0.0656266" calcext:value-type="float">
            <text:p>0.0656266</text:p>
          </table:table-cell>
          <table:table-cell office:value-type="float" office:value="0.00155045741208" calcext:value-type="float">
            <text:p>0.00155045741208</text:p>
          </table:table-cell>
          <table:table-cell table:style-name="ce11" office:value-type="float" office:value="0.8195113" calcext:value-type="float">
            <text:p>0.8195113</text:p>
          </table:table-cell>
          <table:table-cell office:value-type="float" office:value="0.00985409410741" calcext:value-type="float">
            <text:p>0.00985409410741</text:p>
          </table:table-cell>
          <table:table-cell table:style-name="ce11" office:value-type="float" office:value="0.07047558" calcext:value-type="float">
            <text:p>0.07047558</text:p>
          </table:table-cell>
          <table:table-cell office:value-type="float" office:value="0.0110702057385" calcext:value-type="float">
            <text:p>0.0110702057385</text:p>
          </table:table-cell>
          <table:table-cell table:style-name="ce11" office:value-type="float" office:value="0.5107711" calcext:value-type="float">
            <text:p>0.5107711</text:p>
          </table:table-cell>
          <table:table-cell office:value-type="float" office:value="0.00315986857849" calcext:value-type="float">
            <text:p>0.00315986857849</text:p>
          </table:table-cell>
          <table:table-cell table:style-name="ce11" office:value-type="float" office:value="0.05874373" calcext:value-type="float">
            <text:p>0.05874373</text:p>
          </table:table-cell>
          <table:table-cell office:value-type="float" office:value="0.00301917359445" calcext:value-type="float">
            <text:p>0.00301917359445</text:p>
          </table:table-cell>
          <table:table-cell office:value-type="float" office:value="0.8544928" calcext:value-type="float">
            <text:p>0.8544928</text:p>
          </table:table-cell>
          <table:table-cell office:value-type="float" office:value="0.00980632043123" calcext:value-type="float">
            <text:p>0.00980632043123</text:p>
          </table:table-cell>
          <table:table-cell office:value-type="float" office:value="0.05799414" calcext:value-type="float">
            <text:p>0.05799414</text:p>
          </table:table-cell>
          <table:table-cell office:value-type="float" office:value="0.00267539717475" calcext:value-type="float">
            <text:p>0.00267539717475</text:p>
          </table:table-cell>
          <table:table-cell office:value-type="float" office:value="0.9917199" calcext:value-type="float">
            <text:p>0.9917199</text:p>
          </table:table-cell>
          <table:table-cell office:value-type="float" office:value="0.00613322660143" calcext:value-type="float">
            <text:p>0.00613322660143</text:p>
          </table:table-cell>
          <table:table-cell office:value-type="float" office:value="0.05825833" calcext:value-type="float">
            <text:p>0.05825833</text:p>
          </table:table-cell>
          <table:table-cell office:value-type="float" office:value="0.00411244385252" calcext:value-type="float">
            <text:p>0.00411244385252</text:p>
          </table:table-cell>
          <table:table-cell office:value-type="float" office:value="0.07202016" calcext:value-type="float">
            <text:p>0.07202016</text:p>
          </table:table-cell>
          <table:table-cell office:value-type="float" office:value="0.0039761131451" calcext:value-type="float">
            <text:p>0.0039761131451</text:p>
          </table:table-cell>
          <table:table-cell office:value-type="float" office:value="0.0005313155" calcext:value-type="float">
            <text:p>0.0005313155</text:p>
          </table:table-cell>
          <table:table-cell table:style-name="ce6" office:value-type="float" office:value="0.000442863655372" calcext:value-type="float">
            <text:p>4.43E-04</text:p>
          </table:table-cell>
          <table:table-cell office:value-type="float" office:value="0.0005243082" calcext:value-type="float">
            <text:p>0.0005243082</text:p>
          </table:table-cell>
          <table:table-cell table:style-name="ce6" office:value-type="float" office:value="0.000011618164244" calcext:value-type="float">
            <text:p>1.16E-05</text:p>
          </table:table-cell>
          <table:table-cell office:value-type="float" office:value="0.0005576076" calcext:value-type="float">
            <text:p>0.0005576076</text:p>
          </table:table-cell>
          <table:table-cell table:style-name="ce6" office:value-type="float" office:value="0.000492752361263" calcext:value-type="float">
            <text:p>4.93E-04</text:p>
          </table:table-cell>
          <table:table-cell office:value-type="float" office:value="0.0004074865" calcext:value-type="float">
            <text:p>0.0004074865</text:p>
          </table:table-cell>
          <table:table-cell table:style-name="ce6" office:value-type="float" office:value="0.0000162617234719" calcext:value-type="float">
            <text:p>1.63E-05</text:p>
          </table:table-cell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0.05928294" calcext:value-type="float">
            <text:p>0.05928294</text:p>
          </table:table-cell>
          <table:table-cell table:style-name="ce2" office:value-type="float" office:value="0.001876049" calcext:value-type="float">
            <text:p>0.001876049</text:p>
          </table:table-cell>
          <table:table-cell table:style-name="ce2" office:value-type="float" office:value="0.06517839" calcext:value-type="float">
            <text:p>0.06517839</text:p>
          </table:table-cell>
          <table:table-cell table:style-name="ce2" office:value-type="float" office:value="0.002831819" calcext:value-type="float">
            <text:p>0.002831819</text:p>
          </table:table-cell>
          <table:table-cell table:number-columns-repeated="30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0.06395366" calcext:value-type="float">
            <text:p>0.06395366</text:p>
          </table:table-cell>
          <table:table-cell table:style-name="ce2" office:value-type="float" office:value="0.006661008" calcext:value-type="float">
            <text:p>0.006661008</text:p>
          </table:table-cell>
          <table:table-cell table:style-name="ce2" office:value-type="float" office:value="0.06752478" calcext:value-type="float">
            <text:p>0.06752478</text:p>
          </table:table-cell>
          <table:table-cell table:style-name="ce2" office:value-type="float" office:value="0.009650293" calcext:value-type="float">
            <text:p>0.009650293</text:p>
          </table:table-cell>
          <table:table-cell table:number-columns-repeated="30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0.06110927" calcext:value-type="float">
            <text:p>0.06110927</text:p>
          </table:table-cell>
          <table:table-cell table:style-name="ce2" office:value-type="float" office:value="0.03251413" calcext:value-type="float">
            <text:p>0.03251413</text:p>
          </table:table-cell>
          <table:table-cell table:style-name="ce2" office:value-type="float" office:value="0.07307552" calcext:value-type="float">
            <text:p>0.07307552</text:p>
          </table:table-cell>
          <table:table-cell table:style-name="ce2" office:value-type="float" office:value="0.05150386" calcext:value-type="float">
            <text:p>0.05150386</text:p>
          </table:table-cell>
          <table:table-cell table:number-columns-repeated="30"/>
        </table:table-row>
        <table:table-row table:style-name="ro1"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0.05945602" calcext:value-type="float">
            <text:p>0.05945602</text:p>
          </table:table-cell>
          <table:table-cell table:style-name="ce2" office:value-type="float" office:value="0.1273743" calcext:value-type="float">
            <text:p>0.1273743</text:p>
          </table:table-cell>
          <table:table-cell table:style-name="ce2" office:value-type="float" office:value="0.06339273" calcext:value-type="float">
            <text:p>0.06339273</text:p>
          </table:table-cell>
          <table:table-cell table:style-name="ce2" office:value-type="float" office:value="0.2043279" calcext:value-type="float">
            <text:p>0.2043279</text:p>
          </table:table-cell>
          <table:table-cell table:number-columns-repeated="30"/>
        </table:table-row>
        <table:table-row table:style-name="ro1">
          <table:table-cell table:style-name="ce2" office:value-type="float" office:value="8123" calcext:value-type="float">
            <text:p>8123</text:p>
          </table:table-cell>
          <table:table-cell table:style-name="ce2" office:value-type="float" office:value="0.05874373" calcext:value-type="float">
            <text:p>0.05874373</text:p>
          </table:table-cell>
          <table:table-cell table:style-name="ce2" office:value-type="float" office:value="0.5107711" calcext:value-type="float">
            <text:p>0.5107711</text:p>
          </table:table-cell>
          <table:table-cell table:style-name="ce2" office:value-type="float" office:value="0.07047558" calcext:value-type="float">
            <text:p>0.07047558</text:p>
          </table:table-cell>
          <table:table-cell table:style-name="ce2" office:value-type="float" office:value="0.8195113" calcext:value-type="float">
            <text:p>0.8195113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2d-primes.dat</text:p>
          </table:table-cell>
          <table:table-cell table:number-columns-repeated="34"/>
        </table:table-row>
      </table:table>
      <table:table table:name="OPENCL 3D POW2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0000576738" calcext:value-type="float">
            <text:p>5.77E-05</text:p>
          </table:table-cell>
          <table:table-cell table:style-name="ce6" office:value-type="float" office:value="0.00000264461300677" calcext:value-type="float">
            <text:p>2.64E-06</text:p>
          </table:table-cell>
          <table:table-cell office:value-type="float" office:value="0.07629163" calcext:value-type="float">
            <text:p>0.07629163</text:p>
          </table:table-cell>
          <table:table-cell office:value-type="float" office:value="0.00135561103898" calcext:value-type="float">
            <text:p>0.00135561103898</text:p>
          </table:table-cell>
          <table:table-cell table:style-name="ce6" office:value-type="float" office:value="0.0000663604" calcext:value-type="float">
            <text:p>6.64E-05</text:p>
          </table:table-cell>
          <table:table-cell table:style-name="ce6" office:value-type="float" office:value="0.00000179850340252" calcext:value-type="float">
            <text:p>1.80E-06</text:p>
          </table:table-cell>
          <table:table-cell office:value-type="float" office:value="0.068253" calcext:value-type="float">
            <text:p>0.068253</text:p>
          </table:table-cell>
          <table:table-cell office:value-type="float" office:value="0.00130708729709" calcext:value-type="float">
            <text:p>0.00130708729709</text:p>
          </table:table-cell>
          <table:table-cell table:style-name="ce6" office:value-type="float" office:value="0.000087831" calcext:value-type="float">
            <text:p>8.78E-05</text:p>
          </table:table-cell>
          <table:table-cell table:style-name="ce6" office:value-type="float" office:value="0.0000031667130172" calcext:value-type="float">
            <text:p>3.17E-06</text:p>
          </table:table-cell>
          <table:table-cell office:value-type="float" office:value="0.09804816" calcext:value-type="float">
            <text:p>0.09804816</text:p>
          </table:table-cell>
          <table:table-cell office:value-type="float" office:value="0.00138068792049" calcext:value-type="float">
            <text:p>0.00138068792049</text:p>
          </table:table-cell>
          <table:table-cell table:style-name="ce6" office:value-type="float" office:value="0.0000796164" calcext:value-type="float">
            <text:p>7.96E-05</text:p>
          </table:table-cell>
          <table:table-cell table:style-name="ce6" office:value-type="float" office:value="0.00000249810644734" calcext:value-type="float">
            <text:p>2.50E-06</text:p>
          </table:table-cell>
          <table:table-cell office:value-type="float" office:value="0.07699651" calcext:value-type="float">
            <text:p>0.07699651</text:p>
          </table:table-cell>
          <table:table-cell office:value-type="float" office:value="0.00135312371731" calcext:value-type="float">
            <text:p>0.00135312371731</text:p>
          </table:table-cell>
          <table:table-cell table:style-name="ce11" office:value-type="float" office:value="0.0005067789" calcext:value-type="float">
            <text:p>0.0005067789</text:p>
          </table:table-cell>
          <table:table-cell table:style-name="ce6" office:value-type="float" office:value="0.00000565482972433" calcext:value-type="float">
            <text:p>5.65E-06</text:p>
          </table:table-cell>
          <table:table-cell table:style-name="ce11" office:value-type="float" office:value="0.1047003" calcext:value-type="float">
            <text:p>0.1047003</text:p>
          </table:table-cell>
          <table:table-cell office:value-type="float" office:value="0.0018882926474" calcext:value-type="float">
            <text:p>0.0018882926474</text:p>
          </table:table-cell>
          <table:table-cell table:style-name="ce11" office:value-type="float" office:value="0.0003539761" calcext:value-type="float">
            <text:p>0.0003539761</text:p>
          </table:table-cell>
          <table:table-cell table:style-name="ce6" office:value-type="float" office:value="0.00000661477883144" calcext:value-type="float">
            <text:p>6.61E-06</text:p>
          </table:table-cell>
          <table:table-cell table:style-name="ce11" office:value-type="float" office:value="0.09594361" calcext:value-type="float">
            <text:p>0.09594361</text:p>
          </table:table-cell>
          <table:table-cell office:value-type="float" office:value="0.00201925798498" calcext:value-type="float">
            <text:p>0.00201925798498</text:p>
          </table:table-cell>
          <table:table-cell office:value-type="float" office:value="0.07149641" calcext:value-type="float">
            <text:p>0.07149641</text:p>
          </table:table-cell>
          <table:table-cell office:value-type="float" office:value="0.00384008351022" calcext:value-type="float">
            <text:p>0.00384008351022</text:p>
          </table:table-cell>
          <table:table-cell office:value-type="float" office:value="0.0002267894" calcext:value-type="float">
            <text:p>0.0002267894</text:p>
          </table:table-cell>
          <table:table-cell table:style-name="ce6" office:value-type="float" office:value="0.00000632557014031" calcext:value-type="float">
            <text:p>6.33E-06</text:p>
          </table:table-cell>
          <table:table-cell office:value-type="float" office:value="0.0004107863" calcext:value-type="float">
            <text:p>0.0004107863</text:p>
          </table:table-cell>
          <table:table-cell table:style-name="ce6" office:value-type="float" office:value="0.00000764960266288" calcext:value-type="float">
            <text:p>7.65E-06</text:p>
          </table:table-cell>
          <table:table-cell office:value-type="float" office:value="0.0002202544" calcext:value-type="float">
            <text:p>0.0002202544</text:p>
          </table:table-cell>
          <table:table-cell table:style-name="ce6" office:value-type="float" office:value="0.0000104167096447" calcext:value-type="float">
            <text:p>1.04E-05</text:p>
          </table:table-cell>
          <table:table-cell office:value-type="float" office:value="0.0003406212" calcext:value-type="float">
            <text:p>0.0003406212</text:p>
          </table:table-cell>
          <table:table-cell table:style-name="ce6" office:value-type="float" office:value="0.000010445849817" calcext:value-type="float">
            <text:p>1.04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0.0000586761" calcext:value-type="float">
            <text:p>5.87E-05</text:p>
          </table:table-cell>
          <table:table-cell table:style-name="ce6" office:value-type="float" office:value="0.00000105328738824" calcext:value-type="float">
            <text:p>1.05E-06</text:p>
          </table:table-cell>
          <table:table-cell office:value-type="float" office:value="0.07563356" calcext:value-type="float">
            <text:p>0.07563356</text:p>
          </table:table-cell>
          <table:table-cell office:value-type="float" office:value="0.00152789200476" calcext:value-type="float">
            <text:p>0.00152789200476</text:p>
          </table:table-cell>
          <table:table-cell table:style-name="ce6" office:value-type="float" office:value="0.0000663935" calcext:value-type="float">
            <text:p>6.64E-05</text:p>
          </table:table-cell>
          <table:table-cell table:style-name="ce6" office:value-type="float" office:value="0.00000298209677352" calcext:value-type="float">
            <text:p>2.98E-06</text:p>
          </table:table-cell>
          <table:table-cell office:value-type="float" office:value="0.0679118" calcext:value-type="float">
            <text:p>0.0679118</text:p>
          </table:table-cell>
          <table:table-cell office:value-type="float" office:value="0.00130277020401" calcext:value-type="float">
            <text:p>0.00130277020401</text:p>
          </table:table-cell>
          <table:table-cell office:value-type="float" office:value="0.0001331237" calcext:value-type="float">
            <text:p>0.0001331237</text:p>
          </table:table-cell>
          <table:table-cell table:style-name="ce6" office:value-type="float" office:value="0.00000310933294204" calcext:value-type="float">
            <text:p>3.11E-06</text:p>
          </table:table-cell>
          <table:table-cell office:value-type="float" office:value="0.09790395" calcext:value-type="float">
            <text:p>0.09790395</text:p>
          </table:table-cell>
          <table:table-cell office:value-type="float" office:value="0.00136356514513" calcext:value-type="float">
            <text:p>0.00136356514513</text:p>
          </table:table-cell>
          <table:table-cell office:value-type="float" office:value="0.0001064798" calcext:value-type="float">
            <text:p>0.0001064798</text:p>
          </table:table-cell>
          <table:table-cell table:style-name="ce6" office:value-type="float" office:value="0.00000377365581072" calcext:value-type="float">
            <text:p>3.77E-06</text:p>
          </table:table-cell>
          <table:table-cell office:value-type="float" office:value="0.07692049" calcext:value-type="float">
            <text:p>0.07692049</text:p>
          </table:table-cell>
          <table:table-cell office:value-type="float" office:value="0.0019005655658" calcext:value-type="float">
            <text:p>0.0019005655658</text:p>
          </table:table-cell>
          <table:table-cell table:style-name="ce11" office:value-type="float" office:value="0.002982716" calcext:value-type="float">
            <text:p>0.002982716</text:p>
          </table:table-cell>
          <table:table-cell table:style-name="ce6" office:value-type="float" office:value="0.0000420167104852" calcext:value-type="float">
            <text:p>4.20E-05</text:p>
          </table:table-cell>
          <table:table-cell table:style-name="ce11" office:value-type="float" office:value="0.1080251" calcext:value-type="float">
            <text:p>0.1080251</text:p>
          </table:table-cell>
          <table:table-cell office:value-type="float" office:value="0.00144812963278" calcext:value-type="float">
            <text:p>0.00144812963278</text:p>
          </table:table-cell>
          <table:table-cell table:style-name="ce11" office:value-type="float" office:value="0.002125713" calcext:value-type="float">
            <text:p>0.002125713</text:p>
          </table:table-cell>
          <table:table-cell table:style-name="ce6" office:value-type="float" office:value="0.0000320619424968" calcext:value-type="float">
            <text:p>3.21E-05</text:p>
          </table:table-cell>
          <table:table-cell table:style-name="ce11" office:value-type="float" office:value="0.0973223" calcext:value-type="float">
            <text:p>0.0973223</text:p>
          </table:table-cell>
          <table:table-cell office:value-type="float" office:value="0.0042898416596" calcext:value-type="float">
            <text:p>0.0042898416596</text:p>
          </table:table-cell>
          <table:table-cell office:value-type="float" office:value="0.07288859" calcext:value-type="float">
            <text:p>0.07288859</text:p>
          </table:table-cell>
          <table:table-cell office:value-type="float" office:value="0.00608678571378" calcext:value-type="float">
            <text:p>0.00608678571378</text:p>
          </table:table-cell>
          <table:table-cell office:value-type="float" office:value="0.0002176935" calcext:value-type="float">
            <text:p>0.0002176935</text:p>
          </table:table-cell>
          <table:table-cell table:style-name="ce6" office:value-type="float" office:value="0.00000388473363165" calcext:value-type="float">
            <text:p>3.88E-06</text:p>
          </table:table-cell>
          <table:table-cell office:value-type="float" office:value="0.0003990376" calcext:value-type="float">
            <text:p>0.0003990376</text:p>
          </table:table-cell>
          <table:table-cell table:style-name="ce6" office:value-type="float" office:value="0.00000992882257985" calcext:value-type="float">
            <text:p>9.93E-06</text:p>
          </table:table-cell>
          <table:table-cell office:value-type="float" office:value="0.0002152716" calcext:value-type="float">
            <text:p>0.0002152716</text:p>
          </table:table-cell>
          <table:table-cell table:style-name="ce6" office:value-type="float" office:value="0.0000189966631994" calcext:value-type="float">
            <text:p>1.90E-05</text:p>
          </table:table-cell>
          <table:table-cell office:value-type="float" office:value="0.0003351618" calcext:value-type="float">
            <text:p>0.0003351618</text:p>
          </table:table-cell>
          <table:table-cell table:style-name="ce6" office:value-type="float" office:value="0.00000618831197231" calcext:value-type="float">
            <text:p>6.19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0000648697" calcext:value-type="float">
            <text:p>6.49E-05</text:p>
          </table:table-cell>
          <table:table-cell table:style-name="ce6" office:value-type="float" office:value="0.00000318936263399" calcext:value-type="float">
            <text:p>3.19E-06</text:p>
          </table:table-cell>
          <table:table-cell office:value-type="float" office:value="0.07809302" calcext:value-type="float">
            <text:p>0.07809302</text:p>
          </table:table-cell>
          <table:table-cell office:value-type="float" office:value="0.00228023859561" calcext:value-type="float">
            <text:p>0.00228023859561</text:p>
          </table:table-cell>
          <table:table-cell table:style-name="ce6" office:value-type="float" office:value="0.000072336" calcext:value-type="float">
            <text:p>7.23E-05</text:p>
          </table:table-cell>
          <table:table-cell table:style-name="ce6" office:value-type="float" office:value="0.00000176354163861" calcext:value-type="float">
            <text:p>1.76E-06</text:p>
          </table:table-cell>
          <table:table-cell office:value-type="float" office:value="0.06947886" calcext:value-type="float">
            <text:p>0.06947886</text:p>
          </table:table-cell>
          <table:table-cell office:value-type="float" office:value="0.00243371231213" calcext:value-type="float">
            <text:p>0.00243371231213</text:p>
          </table:table-cell>
          <table:table-cell office:value-type="float" office:value="0.0002874436" calcext:value-type="float">
            <text:p>0.0002874436</text:p>
          </table:table-cell>
          <table:table-cell table:style-name="ce6" office:value-type="float" office:value="0.00000888661374328" calcext:value-type="float">
            <text:p>8.89E-06</text:p>
          </table:table-cell>
          <table:table-cell office:value-type="float" office:value="0.10038627" calcext:value-type="float">
            <text:p>0.10038627</text:p>
          </table:table-cell>
          <table:table-cell office:value-type="float" office:value="0.0025755162171" calcext:value-type="float">
            <text:p>0.0025755162171</text:p>
          </table:table-cell>
          <table:table-cell office:value-type="float" office:value="0.0002075521" calcext:value-type="float">
            <text:p>0.0002075521</text:p>
          </table:table-cell>
          <table:table-cell table:style-name="ce6" office:value-type="float" office:value="0.00000512119114725" calcext:value-type="float">
            <text:p>5.12E-06</text:p>
          </table:table-cell>
          <table:table-cell office:value-type="float" office:value="0.07887649" calcext:value-type="float">
            <text:p>0.07887649</text:p>
          </table:table-cell>
          <table:table-cell office:value-type="float" office:value="0.00158233446489" calcext:value-type="float">
            <text:p>0.00158233446489</text:p>
          </table:table-cell>
          <table:table-cell table:style-name="ce11" office:value-type="float" office:value="0.02841551" calcext:value-type="float">
            <text:p>0.02841551</text:p>
          </table:table-cell>
          <table:table-cell office:value-type="float" office:value="0.000152669945016" calcext:value-type="float">
            <text:p>0.000152669945016</text:p>
          </table:table-cell>
          <table:table-cell table:style-name="ce11" office:value-type="float" office:value="0.1125758" calcext:value-type="float">
            <text:p>0.1125758</text:p>
          </table:table-cell>
          <table:table-cell office:value-type="float" office:value="0.00241196382873" calcext:value-type="float">
            <text:p>0.00241196382873</text:p>
          </table:table-cell>
          <table:table-cell table:style-name="ce11" office:value-type="float" office:value="0.0185281" calcext:value-type="float">
            <text:p>0.0185281</text:p>
          </table:table-cell>
          <table:table-cell office:value-type="float" office:value="0.000204237062694" calcext:value-type="float">
            <text:p>0.000204237062694</text:p>
          </table:table-cell>
          <table:table-cell table:style-name="ce11" office:value-type="float" office:value="0.10376849" calcext:value-type="float">
            <text:p>0.10376849</text:p>
          </table:table-cell>
          <table:table-cell office:value-type="float" office:value="0.00275802395463" calcext:value-type="float">
            <text:p>0.00275802395463</text:p>
          </table:table-cell>
          <table:table-cell office:value-type="float" office:value="0.07498268" calcext:value-type="float">
            <text:p>0.07498268</text:p>
          </table:table-cell>
          <table:table-cell office:value-type="float" office:value="0.00551352996179" calcext:value-type="float">
            <text:p>0.00551352996179</text:p>
          </table:table-cell>
          <table:table-cell office:value-type="float" office:value="0.0002263541" calcext:value-type="float">
            <text:p>0.0002263541</text:p>
          </table:table-cell>
          <table:table-cell table:style-name="ce6" office:value-type="float" office:value="0.0000068858455698" calcext:value-type="float">
            <text:p>6.89E-06</text:p>
          </table:table-cell>
          <table:table-cell office:value-type="float" office:value="0.0003880949" calcext:value-type="float">
            <text:p>0.0003880949</text:p>
          </table:table-cell>
          <table:table-cell table:style-name="ce6" office:value-type="float" office:value="0.0000495858100053" calcext:value-type="float">
            <text:p>4.96E-05</text:p>
          </table:table-cell>
          <table:table-cell office:value-type="float" office:value="0.0002145617" calcext:value-type="float">
            <text:p>0.0002145617</text:p>
          </table:table-cell>
          <table:table-cell table:style-name="ce6" office:value-type="float" office:value="0.0000091234910722" calcext:value-type="float">
            <text:p>9.12E-06</text:p>
          </table:table-cell>
          <table:table-cell office:value-type="float" office:value="0.000310061" calcext:value-type="float">
            <text:p>0.000310061</text:p>
          </table:table-cell>
          <table:table-cell table:style-name="ce6" office:value-type="float" office:value="0.00000622346043434" calcext:value-type="float">
            <text:p>6.22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float" office:value="0.0000678148" calcext:value-type="float">
            <text:p>6.78E-05</text:p>
          </table:table-cell>
          <table:table-cell table:style-name="ce6" office:value-type="float" office:value="0.00000107213730464" calcext:value-type="float">
            <text:p>1.07E-06</text:p>
          </table:table-cell>
          <table:table-cell office:value-type="float" office:value="0.07573817" calcext:value-type="float">
            <text:p>0.07573817</text:p>
          </table:table-cell>
          <table:table-cell office:value-type="float" office:value="0.00169635005825" calcext:value-type="float">
            <text:p>0.00169635005825</text:p>
          </table:table-cell>
          <table:table-cell table:style-name="ce6" office:value-type="float" office:value="0.0000767952" calcext:value-type="float">
            <text:p>7.68E-05</text:p>
          </table:table-cell>
          <table:table-cell table:style-name="ce6" office:value-type="float" office:value="0.00000408555674977" calcext:value-type="float">
            <text:p>4.09E-06</text:p>
          </table:table-cell>
          <table:table-cell office:value-type="float" office:value="0.06779373" calcext:value-type="float">
            <text:p>0.06779373</text:p>
          </table:table-cell>
          <table:table-cell office:value-type="float" office:value="0.00117749008493" calcext:value-type="float">
            <text:p>0.00117749008493</text:p>
          </table:table-cell>
          <table:table-cell office:value-type="float" office:value="0.0010040172" calcext:value-type="float">
            <text:p>0.0010040172</text:p>
          </table:table-cell>
          <table:table-cell table:style-name="ce6" office:value-type="float" office:value="0.0000112635807786" calcext:value-type="float">
            <text:p>1.13E-05</text:p>
          </table:table-cell>
          <table:table-cell office:value-type="float" office:value="0.0994222" calcext:value-type="float">
            <text:p>0.0994222</text:p>
          </table:table-cell>
          <table:table-cell office:value-type="float" office:value="0.00207839738367" calcext:value-type="float">
            <text:p>0.00207839738367</text:p>
          </table:table-cell>
          <table:table-cell office:value-type="float" office:value="0.0005925184" calcext:value-type="float">
            <text:p>0.0005925184</text:p>
          </table:table-cell>
          <table:table-cell table:style-name="ce6" office:value-type="float" office:value="0.0000188901148411" calcext:value-type="float">
            <text:p>1.89E-05</text:p>
          </table:table-cell>
          <table:table-cell office:value-type="float" office:value="0.0793281" calcext:value-type="float">
            <text:p>0.0793281</text:p>
          </table:table-cell>
          <table:table-cell office:value-type="float" office:value="0.00308093403694" calcext:value-type="float">
            <text:p>0.00308093403694</text:p>
          </table:table-cell>
          <table:table-cell table:style-name="ce11" office:value-type="float" office:value="0.2266553" calcext:value-type="float">
            <text:p>0.2266553</text:p>
          </table:table-cell>
          <table:table-cell office:value-type="float" office:value="0.00193071242176" calcext:value-type="float">
            <text:p>0.00193071242176</text:p>
          </table:table-cell>
          <table:table-cell table:style-name="ce11" office:value-type="float" office:value="0.1031189" calcext:value-type="float">
            <text:p>0.1031189</text:p>
          </table:table-cell>
          <table:table-cell office:value-type="float" office:value="0.00134339242633" calcext:value-type="float">
            <text:p>0.00134339242633</text:p>
          </table:table-cell>
          <table:table-cell table:style-name="ce11" office:value-type="float" office:value="0.1435361" calcext:value-type="float">
            <text:p>0.1435361</text:p>
          </table:table-cell>
          <table:table-cell office:value-type="float" office:value="0.000772221823341" calcext:value-type="float">
            <text:p>0.000772221823341</text:p>
          </table:table-cell>
          <table:table-cell table:style-name="ce11" office:value-type="float" office:value="0.0959268" calcext:value-type="float">
            <text:p>0.0959268</text:p>
          </table:table-cell>
          <table:table-cell office:value-type="float" office:value="0.00100555353137" calcext:value-type="float">
            <text:p>0.00100555353137</text:p>
          </table:table-cell>
          <table:table-cell office:value-type="float" office:value="0.07152562" calcext:value-type="float">
            <text:p>0.07152562</text:p>
          </table:table-cell>
          <table:table-cell office:value-type="float" office:value="0.00375905074448" calcext:value-type="float">
            <text:p>0.00375905074448</text:p>
          </table:table-cell>
          <table:table-cell office:value-type="float" office:value="0.0002390366" calcext:value-type="float">
            <text:p>0.0002390366</text:p>
          </table:table-cell>
          <table:table-cell table:style-name="ce6" office:value-type="float" office:value="0.0000421008768824" calcext:value-type="float">
            <text:p>4.21E-05</text:p>
          </table:table-cell>
          <table:table-cell office:value-type="float" office:value="0.0003787023" calcext:value-type="float">
            <text:p>0.0003787023</text:p>
          </table:table-cell>
          <table:table-cell table:style-name="ce6" office:value-type="float" office:value="0.0000116632410214" calcext:value-type="float">
            <text:p>1.17E-05</text:p>
          </table:table-cell>
          <table:table-cell office:value-type="float" office:value="0.0002122821" calcext:value-type="float">
            <text:p>0.0002122821</text:p>
          </table:table-cell>
          <table:table-cell table:style-name="ce6" office:value-type="float" office:value="0.00000407398863932" calcext:value-type="float">
            <text:p>4.07E-06</text:p>
          </table:table-cell>
          <table:table-cell office:value-type="float" office:value="0.0003204208" calcext:value-type="float">
            <text:p>0.0003204208</text:p>
          </table:table-cell>
          <table:table-cell table:style-name="ce6" office:value-type="float" office:value="0.0000432339094251" calcext:value-type="float">
            <text:p>4.32E-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6" office:value-type="float" office:value="0.000074512" calcext:value-type="float">
            <text:p>7.45E-05</text:p>
          </table:table-cell>
          <table:table-cell table:style-name="ce6" office:value-type="float" office:value="0.00000151102415599" calcext:value-type="float">
            <text:p>1.51E-06</text:p>
          </table:table-cell>
          <table:table-cell office:value-type="float" office:value="0.07673649" calcext:value-type="float">
            <text:p>0.07673649</text:p>
          </table:table-cell>
          <table:table-cell office:value-type="float" office:value="0.00177218684897" calcext:value-type="float">
            <text:p>0.00177218684897</text:p>
          </table:table-cell>
          <table:table-cell table:style-name="ce6" office:value-type="float" office:value="0.0000841984" calcext:value-type="float">
            <text:p>8.42E-05</text:p>
          </table:table-cell>
          <table:table-cell table:style-name="ce6" office:value-type="float" office:value="0.00000281753364172" calcext:value-type="float">
            <text:p>2.82E-06</text:p>
          </table:table-cell>
          <table:table-cell office:value-type="float" office:value="0.0687757" calcext:value-type="float">
            <text:p>0.0687757</text:p>
          </table:table-cell>
          <table:table-cell office:value-type="float" office:value="0.00116374046171" calcext:value-type="float">
            <text:p>0.00116374046171</text:p>
          </table:table-cell>
          <table:table-cell office:value-type="float" office:value="0.003014697" calcext:value-type="float">
            <text:p>0.003014697</text:p>
          </table:table-cell>
          <table:table-cell table:style-name="ce6" office:value-type="float" office:value="0.0000527328710578" calcext:value-type="float">
            <text:p>5.27E-05</text:p>
          </table:table-cell>
          <table:table-cell office:value-type="float" office:value="0.10228698" calcext:value-type="float">
            <text:p>0.10228698</text:p>
          </table:table-cell>
          <table:table-cell office:value-type="float" office:value="0.00209764647048" calcext:value-type="float">
            <text:p>0.00209764647048</text:p>
          </table:table-cell>
          <table:table-cell office:value-type="float" office:value="0.00198161" calcext:value-type="float">
            <text:p>0.00198161</text:p>
          </table:table-cell>
          <table:table-cell table:style-name="ce6" office:value-type="float" office:value="0.0000227995194881" calcext:value-type="float">
            <text:p>2.28E-05</text:p>
          </table:table-cell>
          <table:table-cell office:value-type="float" office:value="0.08040508" calcext:value-type="float">
            <text:p>0.08040508</text:p>
          </table:table-cell>
          <table:table-cell office:value-type="float" office:value="0.00221927048214" calcext:value-type="float">
            <text:p>0.00221927048214</text:p>
          </table:table-cell>
          <table:table-cell table:style-name="ce11" office:value-type="float" office:value="1.82759" calcext:value-type="float">
            <text:p>1.82759</text:p>
          </table:table-cell>
          <table:table-cell office:value-type="float" office:value="0.0121614545914" calcext:value-type="float">
            <text:p>0.0121614545914</text:p>
          </table:table-cell>
          <table:table-cell table:style-name="ce11" office:value-type="float" office:value="0.1070483" calcext:value-type="float">
            <text:p>0.1070483</text:p>
          </table:table-cell>
          <table:table-cell office:value-type="float" office:value="0.000774879496008" calcext:value-type="float">
            <text:p>0.000774879496008</text:p>
          </table:table-cell>
          <table:table-cell table:style-name="ce11" office:value-type="float" office:value="1.152529" calcext:value-type="float">
            <text:p>1.152529</text:p>
          </table:table-cell>
          <table:table-cell office:value-type="float" office:value="0.00759221743337" calcext:value-type="float">
            <text:p>0.00759221743337</text:p>
          </table:table-cell>
          <table:table-cell table:style-name="ce11" office:value-type="float" office:value="0.09914822" calcext:value-type="float">
            <text:p>0.09914822</text:p>
          </table:table-cell>
          <table:table-cell office:value-type="float" office:value="0.00266340981818" calcext:value-type="float">
            <text:p>0.00266340981818</text:p>
          </table:table-cell>
          <table:table-cell office:value-type="float" office:value="0.07344863" calcext:value-type="float">
            <text:p>0.07344863</text:p>
          </table:table-cell>
          <table:table-cell office:value-type="float" office:value="0.00395390690894" calcext:value-type="float">
            <text:p>0.00395390690894</text:p>
          </table:table-cell>
          <table:table-cell office:value-type="float" office:value="0.0002279884" calcext:value-type="float">
            <text:p>0.0002279884</text:p>
          </table:table-cell>
          <table:table-cell table:style-name="ce6" office:value-type="float" office:value="0.0000065773299581" calcext:value-type="float">
            <text:p>6.58E-06</text:p>
          </table:table-cell>
          <table:table-cell office:value-type="float" office:value="0.0005237798" calcext:value-type="float">
            <text:p>0.0005237798</text:p>
          </table:table-cell>
          <table:table-cell office:value-type="float" office:value="0.000325167063688" calcext:value-type="float">
            <text:p>0.000325167063688</text:p>
          </table:table-cell>
          <table:table-cell office:value-type="float" office:value="0.0002205128" calcext:value-type="float">
            <text:p>0.0002205128</text:p>
          </table:table-cell>
          <table:table-cell table:style-name="ce6" office:value-type="float" office:value="0.0000118657123849" calcext:value-type="float">
            <text:p>1.19E-05</text:p>
          </table:table-cell>
          <table:table-cell office:value-type="float" office:value="0.0003581895" calcext:value-type="float">
            <text:p>0.0003581895</text:p>
          </table:table-cell>
          <table:table-cell office:value-type="float" office:value="0.000123876143342" calcext:value-type="float">
            <text:p>0.000123876143342</text:p>
          </table:table-cell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9594361" calcext:value-type="float">
            <text:p>0.09594361</text:p>
          </table:table-cell>
          <table:table-cell table:style-name="ce2" office:value-type="float" office:value="0.0003539761" calcext:value-type="float">
            <text:p>0.0003539761</text:p>
          </table:table-cell>
          <table:table-cell table:style-name="ce2" office:value-type="float" office:value="0.1047003" calcext:value-type="float">
            <text:p>0.1047003</text:p>
          </table:table-cell>
          <table:table-cell table:style-name="ce2" office:value-type="float" office:value="0.0005067789" calcext:value-type="float">
            <text:p>0.0005067789</text:p>
          </table:table-cell>
          <table:table-cell table:number-columns-repeated="3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973223" calcext:value-type="float">
            <text:p>0.0973223</text:p>
          </table:table-cell>
          <table:table-cell table:style-name="ce2" office:value-type="float" office:value="0.002125713" calcext:value-type="float">
            <text:p>0.002125713</text:p>
          </table:table-cell>
          <table:table-cell table:style-name="ce2" office:value-type="float" office:value="0.1080251" calcext:value-type="float">
            <text:p>0.1080251</text:p>
          </table:table-cell>
          <table:table-cell table:style-name="ce2" office:value-type="float" office:value="0.002982716" calcext:value-type="float">
            <text:p>0.002982716</text:p>
          </table:table-cell>
          <table:table-cell table:number-columns-repeated="3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10376849" calcext:value-type="float">
            <text:p>0.10376849</text:p>
          </table:table-cell>
          <table:table-cell table:style-name="ce2" office:value-type="float" office:value="0.0185281" calcext:value-type="float">
            <text:p>0.0185281</text:p>
          </table:table-cell>
          <table:table-cell table:style-name="ce2" office:value-type="float" office:value="0.1125758" calcext:value-type="float">
            <text:p>0.1125758</text:p>
          </table:table-cell>
          <table:table-cell table:style-name="ce2" office:value-type="float" office:value="0.02841551" calcext:value-type="float">
            <text:p>0.02841551</text:p>
          </table:table-cell>
          <table:table-cell table:number-columns-repeated="3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959268" calcext:value-type="float">
            <text:p>0.0959268</text:p>
          </table:table-cell>
          <table:table-cell table:style-name="ce2" office:value-type="float" office:value="0.1435361" calcext:value-type="float">
            <text:p>0.1435361</text:p>
          </table:table-cell>
          <table:table-cell table:style-name="ce2" office:value-type="float" office:value="0.1031189" calcext:value-type="float">
            <text:p>0.1031189</text:p>
          </table:table-cell>
          <table:table-cell table:style-name="ce2" office:value-type="float" office:value="0.2266553" calcext:value-type="float">
            <text:p>0.2266553</text:p>
          </table:table-cell>
          <table:table-cell table:number-columns-repeated="3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9914822" calcext:value-type="float">
            <text:p>0.09914822</text:p>
          </table:table-cell>
          <table:table-cell table:style-name="ce2" office:value-type="float" office:value="1.152529" calcext:value-type="float">
            <text:p>1.152529</text:p>
          </table:table-cell>
          <table:table-cell table:style-name="ce2" office:value-type="float" office:value="0.1070483" calcext:value-type="float">
            <text:p>0.1070483</text:p>
          </table:table-cell>
          <table:table-cell table:style-name="ce2" office:value-type="float" office:value="1.82759" calcext:value-type="float">
            <text:p>1.82759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3d-pow2.dat</text:p>
          </table:table-cell>
          <table:table-cell table:number-columns-repeated="34"/>
        </table:table-row>
      </table:table>
      <table:table table:name="OPENCL 3D PRODINT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0000615081" calcext:value-type="float">
            <text:p>6.15E-05</text:p>
          </table:table-cell>
          <table:table-cell table:style-name="ce6" office:value-type="float" office:value="0.00000084336501258" calcext:value-type="float">
            <text:p>8.43E-07</text:p>
          </table:table-cell>
          <table:table-cell office:value-type="float" office:value="0.07650759" calcext:value-type="float">
            <text:p>0.07650759</text:p>
          </table:table-cell>
          <table:table-cell office:value-type="float" office:value="0.00141351495409" calcext:value-type="float">
            <text:p>0.00141351495409</text:p>
          </table:table-cell>
          <table:table-cell table:style-name="ce6" office:value-type="float" office:value="0.0000731035" calcext:value-type="float">
            <text:p>7.31E-05</text:p>
          </table:table-cell>
          <table:table-cell table:style-name="ce6" office:value-type="float" office:value="0.00000715493078233" calcext:value-type="float">
            <text:p>7.15E-06</text:p>
          </table:table-cell>
          <table:table-cell office:value-type="float" office:value="0.07024015" calcext:value-type="float">
            <text:p>0.07024015</text:p>
          </table:table-cell>
          <table:table-cell office:value-type="float" office:value="0.00233886405821" calcext:value-type="float">
            <text:p>0.00233886405821</text:p>
          </table:table-cell>
          <table:table-cell table:style-name="ce6" office:value-type="float" office:value="0.000092331" calcext:value-type="float">
            <text:p>9.23E-05</text:p>
          </table:table-cell>
          <table:table-cell table:style-name="ce6" office:value-type="float" office:value="0.00000121964411931" calcext:value-type="float">
            <text:p>1.22E-06</text:p>
          </table:table-cell>
          <table:table-cell office:value-type="float" office:value="0.10018847" calcext:value-type="float">
            <text:p>0.10018847</text:p>
          </table:table-cell>
          <table:table-cell office:value-type="float" office:value="0.00163049770387" calcext:value-type="float">
            <text:p>0.00163049770387</text:p>
          </table:table-cell>
          <table:table-cell table:style-name="ce6" office:value-type="float" office:value="0.0000844929" calcext:value-type="float">
            <text:p>8.45E-05</text:p>
          </table:table-cell>
          <table:table-cell table:style-name="ce6" office:value-type="float" office:value="0.00000194067631109" calcext:value-type="float">
            <text:p>1.94E-06</text:p>
          </table:table-cell>
          <table:table-cell office:value-type="float" office:value="0.07924943" calcext:value-type="float">
            <text:p>0.07924943</text:p>
          </table:table-cell>
          <table:table-cell office:value-type="float" office:value="0.00232118787935" calcext:value-type="float">
            <text:p>0.00232118787935</text:p>
          </table:table-cell>
          <table:table-cell table:style-name="ce11" office:value-type="float" office:value="0.0004347316" calcext:value-type="float">
            <text:p>0.0004347316</text:p>
          </table:table-cell>
          <table:table-cell table:style-name="ce6" office:value-type="float" office:value="0.00000644537195203" calcext:value-type="float">
            <text:p>6.45E-06</text:p>
          </table:table-cell>
          <table:table-cell table:style-name="ce11" office:value-type="float" office:value="0.1091421" calcext:value-type="float">
            <text:p>0.1091421</text:p>
          </table:table-cell>
          <table:table-cell office:value-type="float" office:value="0.00125868939333" calcext:value-type="float">
            <text:p>0.00125868939333</text:p>
          </table:table-cell>
          <table:table-cell table:style-name="ce11" office:value-type="float" office:value="0.0003143073" calcext:value-type="float">
            <text:p>0.0003143073</text:p>
          </table:table-cell>
          <table:table-cell table:style-name="ce6" office:value-type="float" office:value="0.00000996226682203" calcext:value-type="float">
            <text:p>9.96E-06</text:p>
          </table:table-cell>
          <table:table-cell table:style-name="ce11" office:value-type="float" office:value="0.09863106" calcext:value-type="float">
            <text:p>0.09863106</text:p>
          </table:table-cell>
          <table:table-cell office:value-type="float" office:value="0.00175508667605" calcext:value-type="float">
            <text:p>0.00175508667605</text:p>
          </table:table-cell>
          <table:table-cell office:value-type="float" office:value="0.07276991" calcext:value-type="float">
            <text:p>0.07276991</text:p>
          </table:table-cell>
          <table:table-cell office:value-type="float" office:value="0.00426272731123" calcext:value-type="float">
            <text:p>0.00426272731123</text:p>
          </table:table-cell>
          <table:table-cell office:value-type="float" office:value="0.0002372267" calcext:value-type="float">
            <text:p>0.0002372267</text:p>
          </table:table-cell>
          <table:table-cell table:style-name="ce6" office:value-type="float" office:value="0.00000585387359029" calcext:value-type="float">
            <text:p>5.85E-06</text:p>
          </table:table-cell>
          <table:table-cell office:value-type="float" office:value="0.0005086841" calcext:value-type="float">
            <text:p>0.0005086841</text:p>
          </table:table-cell>
          <table:table-cell office:value-type="float" office:value="0.000324467720827" calcext:value-type="float">
            <text:p>0.000324467720827</text:p>
          </table:table-cell>
          <table:table-cell office:value-type="float" office:value="0.0002256366" calcext:value-type="float">
            <text:p>0.0002256366</text:p>
          </table:table-cell>
          <table:table-cell table:style-name="ce6" office:value-type="float" office:value="0.00000643630800313" calcext:value-type="float">
            <text:p>6.44E-06</text:p>
          </table:table-cell>
          <table:table-cell office:value-type="float" office:value="0.0005951229" calcext:value-type="float">
            <text:p>0.0005951229</text:p>
          </table:table-cell>
          <table:table-cell office:value-type="float" office:value="0.000768040556107" calcext:value-type="float">
            <text:p>0.000768040556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0.0000762062" calcext:value-type="float">
            <text:p>7.62E-05</text:p>
          </table:table-cell>
          <table:table-cell table:style-name="ce6" office:value-type="float" office:value="0.00000362381458932" calcext:value-type="float">
            <text:p>3.62E-06</text:p>
          </table:table-cell>
          <table:table-cell office:value-type="float" office:value="0.08058505" calcext:value-type="float">
            <text:p>0.08058505</text:p>
          </table:table-cell>
          <table:table-cell office:value-type="float" office:value="0.00176963515213" calcext:value-type="float">
            <text:p>0.00176963515213</text:p>
          </table:table-cell>
          <table:table-cell table:style-name="ce6" office:value-type="float" office:value="0.0000852734" calcext:value-type="float">
            <text:p>8.53E-05</text:p>
          </table:table-cell>
          <table:table-cell table:style-name="ce6" office:value-type="float" office:value="0.00000140209955266" calcext:value-type="float">
            <text:p>1.40E-06</text:p>
          </table:table-cell>
          <table:table-cell office:value-type="float" office:value="0.07155758" calcext:value-type="float">
            <text:p>0.07155758</text:p>
          </table:table-cell>
          <table:table-cell office:value-type="float" office:value="0.00106042277292" calcext:value-type="float">
            <text:p>0.00106042277292</text:p>
          </table:table-cell>
          <table:table-cell office:value-type="float" office:value="0.0001751527" calcext:value-type="float">
            <text:p>0.0001751527</text:p>
          </table:table-cell>
          <table:table-cell table:style-name="ce6" office:value-type="float" office:value="0.00000238130361357" calcext:value-type="float">
            <text:p>2.38E-06</text:p>
          </table:table-cell>
          <table:table-cell office:value-type="float" office:value="0.108623" calcext:value-type="float">
            <text:p>0.108623</text:p>
          </table:table-cell>
          <table:table-cell office:value-type="float" office:value="0.0032245825225" calcext:value-type="float">
            <text:p>0.0032245825225</text:p>
          </table:table-cell>
          <table:table-cell office:value-type="float" office:value="0.0001507728" calcext:value-type="float">
            <text:p>0.0001507728</text:p>
          </table:table-cell>
          <table:table-cell table:style-name="ce6" office:value-type="float" office:value="0.0000074790725034" calcext:value-type="float">
            <text:p>7.48E-06</text:p>
          </table:table-cell>
          <table:table-cell office:value-type="float" office:value="0.08633569" calcext:value-type="float">
            <text:p>0.08633569</text:p>
          </table:table-cell>
          <table:table-cell office:value-type="float" office:value="0.0031242823334" calcext:value-type="float">
            <text:p>0.0031242823334</text:p>
          </table:table-cell>
          <table:table-cell table:style-name="ce11" office:value-type="float" office:value="0.003898172" calcext:value-type="float">
            <text:p>0.003898172</text:p>
          </table:table-cell>
          <table:table-cell table:style-name="ce6" office:value-type="float" office:value="0.000026501520208" calcext:value-type="float">
            <text:p>2.65E-05</text:p>
          </table:table-cell>
          <table:table-cell table:style-name="ce11" office:value-type="float" office:value="0.1220003" calcext:value-type="float">
            <text:p>0.1220003</text:p>
          </table:table-cell>
          <table:table-cell office:value-type="float" office:value="0.00108778307172" calcext:value-type="float">
            <text:p>0.00108778307172</text:p>
          </table:table-cell>
          <table:table-cell table:style-name="ce11" office:value-type="float" office:value="0.002740161" calcext:value-type="float">
            <text:p>0.002740161</text:p>
          </table:table-cell>
          <table:table-cell table:style-name="ce6" office:value-type="float" office:value="0.0000150100110667" calcext:value-type="float">
            <text:p>1.50E-05</text:p>
          </table:table-cell>
          <table:table-cell table:style-name="ce11" office:value-type="float" office:value="0.1090507" calcext:value-type="float">
            <text:p>0.1090507</text:p>
          </table:table-cell>
          <table:table-cell office:value-type="float" office:value="0.00209477174837" calcext:value-type="float">
            <text:p>0.00209477174837</text:p>
          </table:table-cell>
          <table:table-cell office:value-type="float" office:value="0.07426939" calcext:value-type="float">
            <text:p>0.07426939</text:p>
          </table:table-cell>
          <table:table-cell office:value-type="float" office:value="0.00205029613712" calcext:value-type="float">
            <text:p>0.00205029613712</text:p>
          </table:table-cell>
          <table:table-cell office:value-type="float" office:value="0.000234063" calcext:value-type="float">
            <text:p>0.000234063</text:p>
          </table:table-cell>
          <table:table-cell table:style-name="ce6" office:value-type="float" office:value="0.0000115730686126" calcext:value-type="float">
            <text:p>1.16E-05</text:p>
          </table:table-cell>
          <table:table-cell office:value-type="float" office:value="0.0004058789" calcext:value-type="float">
            <text:p>0.0004058789</text:p>
          </table:table-cell>
          <table:table-cell table:style-name="ce6" office:value-type="float" office:value="0.00000398096097974" calcext:value-type="float">
            <text:p>3.98E-06</text:p>
          </table:table-cell>
          <table:table-cell office:value-type="float" office:value="0.0002152604" calcext:value-type="float">
            <text:p>0.0002152604</text:p>
          </table:table-cell>
          <table:table-cell table:style-name="ce6" office:value-type="float" office:value="0.00000551586435656" calcext:value-type="float">
            <text:p>5.52E-06</text:p>
          </table:table-cell>
          <table:table-cell office:value-type="float" office:value="0.0004391497" calcext:value-type="float">
            <text:p>0.0004391497</text:p>
          </table:table-cell>
          <table:table-cell office:value-type="float" office:value="0.000316275583056" calcext:value-type="float">
            <text:p>0.0003162755830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0.0000744533" calcext:value-type="float">
            <text:p>7.45E-05</text:p>
          </table:table-cell>
          <table:table-cell table:style-name="ce6" office:value-type="float" office:value="0.00000713206434273" calcext:value-type="float">
            <text:p>7.13E-06</text:p>
          </table:table-cell>
          <table:table-cell office:value-type="float" office:value="0.07850578" calcext:value-type="float">
            <text:p>0.07850578</text:p>
          </table:table-cell>
          <table:table-cell office:value-type="float" office:value="0.00353494350224" calcext:value-type="float">
            <text:p>0.00353494350224</text:p>
          </table:table-cell>
          <table:table-cell table:style-name="ce6" office:value-type="float" office:value="0.000093753" calcext:value-type="float">
            <text:p>9.38E-05</text:p>
          </table:table-cell>
          <table:table-cell table:style-name="ce6" office:value-type="float" office:value="0.00000195258523786" calcext:value-type="float">
            <text:p>1.95E-06</text:p>
          </table:table-cell>
          <table:table-cell office:value-type="float" office:value="0.0692442" calcext:value-type="float">
            <text:p>0.0692442</text:p>
          </table:table-cell>
          <table:table-cell office:value-type="float" office:value="0.000993390055427" calcext:value-type="float">
            <text:p>0.000993390055427</text:p>
          </table:table-cell>
          <table:table-cell office:value-type="float" office:value="0.000249526" calcext:value-type="float">
            <text:p>0.000249526</text:p>
          </table:table-cell>
          <table:table-cell table:style-name="ce6" office:value-type="float" office:value="0.00000585068991183" calcext:value-type="float">
            <text:p>5.85E-06</text:p>
          </table:table-cell>
          <table:table-cell office:value-type="float" office:value="0.10190881" calcext:value-type="float">
            <text:p>0.10190881</text:p>
          </table:table-cell>
          <table:table-cell office:value-type="float" office:value="0.00211913179206" calcext:value-type="float">
            <text:p>0.00211913179206</text:p>
          </table:table-cell>
          <table:table-cell office:value-type="float" office:value="0.0002038428" calcext:value-type="float">
            <text:p>0.0002038428</text:p>
          </table:table-cell>
          <table:table-cell table:style-name="ce6" office:value-type="float" office:value="0.00000236968932797" calcext:value-type="float">
            <text:p>2.37E-06</text:p>
          </table:table-cell>
          <table:table-cell office:value-type="float" office:value="0.08022446" calcext:value-type="float">
            <text:p>0.08022446</text:p>
          </table:table-cell>
          <table:table-cell office:value-type="float" office:value="0.00159933440961" calcext:value-type="float">
            <text:p>0.00159933440961</text:p>
          </table:table-cell>
          <table:table-cell table:style-name="ce11" office:value-type="float" office:value="0.0124978" calcext:value-type="float">
            <text:p>0.0124978</text:p>
          </table:table-cell>
          <table:table-cell office:value-type="float" office:value="0.000356245106009" calcext:value-type="float">
            <text:p>0.000356245106009</text:p>
          </table:table-cell>
          <table:table-cell table:style-name="ce11" office:value-type="float" office:value="0.1124734" calcext:value-type="float">
            <text:p>0.1124734</text:p>
          </table:table-cell>
          <table:table-cell office:value-type="float" office:value="0.00187306867644" calcext:value-type="float">
            <text:p>0.00187306867644</text:p>
          </table:table-cell>
          <table:table-cell table:style-name="ce11" office:value-type="float" office:value="0.008438755" calcext:value-type="float">
            <text:p>0.008438755</text:p>
          </table:table-cell>
          <table:table-cell table:style-name="ce6" office:value-type="float" office:value="0.0000603702394028" calcext:value-type="float">
            <text:p>6.04E-05</text:p>
          </table:table-cell>
          <table:table-cell table:style-name="ce11" office:value-type="float" office:value="0.1057133" calcext:value-type="float">
            <text:p>0.1057133</text:p>
          </table:table-cell>
          <table:table-cell office:value-type="float" office:value="0.00424301758579" calcext:value-type="float">
            <text:p>0.00424301758579</text:p>
          </table:table-cell>
          <table:table-cell office:value-type="float" office:value="0.07128474" calcext:value-type="float">
            <text:p>0.07128474</text:p>
          </table:table-cell>
          <table:table-cell office:value-type="float" office:value="0.0013932313481" calcext:value-type="float">
            <text:p>0.0013932313481</text:p>
          </table:table-cell>
          <table:table-cell office:value-type="float" office:value="0.0003501462" calcext:value-type="float">
            <text:p>0.0003501462</text:p>
          </table:table-cell>
          <table:table-cell office:value-type="float" office:value="0.000388437185554" calcext:value-type="float">
            <text:p>0.000388437185554</text:p>
          </table:table-cell>
          <table:table-cell office:value-type="float" office:value="0.0005133456" calcext:value-type="float">
            <text:p>0.0005133456</text:p>
          </table:table-cell>
          <table:table-cell office:value-type="float" office:value="0.000322083228555" calcext:value-type="float">
            <text:p>0.000322083228555</text:p>
          </table:table-cell>
          <table:table-cell office:value-type="float" office:value="0.0002201983" calcext:value-type="float">
            <text:p>0.0002201983</text:p>
          </table:table-cell>
          <table:table-cell table:style-name="ce6" office:value-type="float" office:value="0.00000632820285266" calcext:value-type="float">
            <text:p>6.33E-06</text:p>
          </table:table-cell>
          <table:table-cell office:value-type="float" office:value="0.0003393113" calcext:value-type="float">
            <text:p>0.0003393113</text:p>
          </table:table-cell>
          <table:table-cell table:style-name="ce6" office:value-type="float" office:value="0.00000517993288352" calcext:value-type="float">
            <text:p>5.18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float" office:value="0.0000783021" calcext:value-type="float">
            <text:p>7.83E-05</text:p>
          </table:table-cell>
          <table:table-cell table:style-name="ce6" office:value-type="float" office:value="0.00000118947723812" calcext:value-type="float">
            <text:p>1.19E-06</text:p>
          </table:table-cell>
          <table:table-cell office:value-type="float" office:value="0.07729589" calcext:value-type="float">
            <text:p>0.07729589</text:p>
          </table:table-cell>
          <table:table-cell office:value-type="float" office:value="0.00134462194476" calcext:value-type="float">
            <text:p>0.00134462194476</text:p>
          </table:table-cell>
          <table:table-cell table:style-name="ce6" office:value-type="float" office:value="0.0000982501" calcext:value-type="float">
            <text:p>9.83E-05</text:p>
          </table:table-cell>
          <table:table-cell table:style-name="ce6" office:value-type="float" office:value="0.0000023986332891" calcext:value-type="float">
            <text:p>2.40E-06</text:p>
          </table:table-cell>
          <table:table-cell office:value-type="float" office:value="0.07141852" calcext:value-type="float">
            <text:p>0.07141852</text:p>
          </table:table-cell>
          <table:table-cell office:value-type="float" office:value="0.00381554488399" calcext:value-type="float">
            <text:p>0.00381554488399</text:p>
          </table:table-cell>
          <table:table-cell office:value-type="float" office:value="0.0007656508" calcext:value-type="float">
            <text:p>0.0007656508</text:p>
          </table:table-cell>
          <table:table-cell table:style-name="ce6" office:value-type="float" office:value="0.0000126208794534" calcext:value-type="float">
            <text:p>1.26E-05</text:p>
          </table:table-cell>
          <table:table-cell office:value-type="float" office:value="0.10053596" calcext:value-type="float">
            <text:p>0.10053596</text:p>
          </table:table-cell>
          <table:table-cell office:value-type="float" office:value="0.00120259733558" calcext:value-type="float">
            <text:p>0.00120259733558</text:p>
          </table:table-cell>
          <table:table-cell office:value-type="float" office:value="0.0004544057" calcext:value-type="float">
            <text:p>0.0004544057</text:p>
          </table:table-cell>
          <table:table-cell table:style-name="ce6" office:value-type="float" office:value="0.00000414580253724" calcext:value-type="float">
            <text:p>4.15E-06</text:p>
          </table:table-cell>
          <table:table-cell office:value-type="float" office:value="0.08129166" calcext:value-type="float">
            <text:p>0.08129166</text:p>
          </table:table-cell>
          <table:table-cell office:value-type="float" office:value="0.00179658283861" calcext:value-type="float">
            <text:p>0.00179658283861</text:p>
          </table:table-cell>
          <table:table-cell table:style-name="ce11" office:value-type="float" office:value="0.1249988" calcext:value-type="float">
            <text:p>0.1249988</text:p>
          </table:table-cell>
          <table:table-cell office:value-type="float" office:value="0.00110599505725" calcext:value-type="float">
            <text:p>0.00110599505725</text:p>
          </table:table-cell>
          <table:table-cell table:style-name="ce11" office:value-type="float" office:value="0.1094801" calcext:value-type="float">
            <text:p>0.1094801</text:p>
          </table:table-cell>
          <table:table-cell office:value-type="float" office:value="0.00158577022645" calcext:value-type="float">
            <text:p>0.00158577022645</text:p>
          </table:table-cell>
          <table:table-cell table:style-name="ce11" office:value-type="float" office:value="0.08014659" calcext:value-type="float">
            <text:p>0.08014659</text:p>
          </table:table-cell>
          <table:table-cell office:value-type="float" office:value="0.00060549486547" calcext:value-type="float">
            <text:p>0.00060549486547</text:p>
          </table:table-cell>
          <table:table-cell table:style-name="ce11" office:value-type="float" office:value="0.10013483" calcext:value-type="float">
            <text:p>0.10013483</text:p>
          </table:table-cell>
          <table:table-cell office:value-type="float" office:value="0.00181144586085" calcext:value-type="float">
            <text:p>0.00181144586085</text:p>
          </table:table-cell>
          <table:table-cell office:value-type="float" office:value="0.0739513" calcext:value-type="float">
            <text:p>0.0739513</text:p>
          </table:table-cell>
          <table:table-cell office:value-type="float" office:value="0.00562677095204" calcext:value-type="float">
            <text:p>0.00562677095204</text:p>
          </table:table-cell>
          <table:table-cell office:value-type="float" office:value="0.0002251301" calcext:value-type="float">
            <text:p>0.0002251301</text:p>
          </table:table-cell>
          <table:table-cell table:style-name="ce6" office:value-type="float" office:value="0.00000556587356526" calcext:value-type="float">
            <text:p>5.57E-06</text:p>
          </table:table-cell>
          <table:table-cell office:value-type="float" office:value="0.0004993514" calcext:value-type="float">
            <text:p>0.0004993514</text:p>
          </table:table-cell>
          <table:table-cell office:value-type="float" office:value="0.000376932189273" calcext:value-type="float">
            <text:p>0.000376932189273</text:p>
          </table:table-cell>
          <table:table-cell office:value-type="float" office:value="0.0002445558" calcext:value-type="float">
            <text:p>0.0002445558</text:p>
          </table:table-cell>
          <table:table-cell table:style-name="ce6" office:value-type="float" office:value="0.0000808814683909" calcext:value-type="float">
            <text:p>8.09E-05</text:p>
          </table:table-cell>
          <table:table-cell office:value-type="float" office:value="0.0003177812" calcext:value-type="float">
            <text:p>0.0003177812</text:p>
          </table:table-cell>
          <table:table-cell table:style-name="ce6" office:value-type="float" office:value="0.00000935063023188" calcext:value-type="float">
            <text:p>9.35E-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6" office:value-type="float" office:value="0.0000910137" calcext:value-type="float">
            <text:p>9.10E-05</text:p>
          </table:table-cell>
          <table:table-cell table:style-name="ce6" office:value-type="float" office:value="0.00000373390049412" calcext:value-type="float">
            <text:p>3.73E-06</text:p>
          </table:table-cell>
          <table:table-cell office:value-type="float" office:value="0.07793086" calcext:value-type="float">
            <text:p>0.07793086</text:p>
          </table:table-cell>
          <table:table-cell office:value-type="float" office:value="0.00121679644349" calcext:value-type="float">
            <text:p>0.00121679644349</text:p>
          </table:table-cell>
          <table:table-cell office:value-type="float" office:value="0.0001055578" calcext:value-type="float">
            <text:p>0.0001055578</text:p>
          </table:table-cell>
          <table:table-cell table:style-name="ce6" office:value-type="float" office:value="0.00000346979361538" calcext:value-type="float">
            <text:p>3.47E-06</text:p>
          </table:table-cell>
          <table:table-cell office:value-type="float" office:value="0.07027425" calcext:value-type="float">
            <text:p>0.07027425</text:p>
          </table:table-cell>
          <table:table-cell office:value-type="float" office:value="0.00171547047855" calcext:value-type="float">
            <text:p>0.00171547047855</text:p>
          </table:table-cell>
          <table:table-cell office:value-type="float" office:value="0.002351745" calcext:value-type="float">
            <text:p>0.002351745</text:p>
          </table:table-cell>
          <table:table-cell table:style-name="ce6" office:value-type="float" office:value="0.00004642876509" calcext:value-type="float">
            <text:p>4.64E-05</text:p>
          </table:table-cell>
          <table:table-cell office:value-type="float" office:value="0.104535" calcext:value-type="float">
            <text:p>0.104535</text:p>
          </table:table-cell>
          <table:table-cell office:value-type="float" office:value="0.00148759657016" calcext:value-type="float">
            <text:p>0.00148759657016</text:p>
          </table:table-cell>
          <table:table-cell office:value-type="float" office:value="0.001585237" calcext:value-type="float">
            <text:p>0.001585237</text:p>
          </table:table-cell>
          <table:table-cell table:style-name="ce6" office:value-type="float" office:value="0.0000267778528099" calcext:value-type="float">
            <text:p>2.68E-05</text:p>
          </table:table-cell>
          <table:table-cell office:value-type="float" office:value="0.08316776" calcext:value-type="float">
            <text:p>0.08316776</text:p>
          </table:table-cell>
          <table:table-cell office:value-type="float" office:value="0.00329540043873" calcext:value-type="float">
            <text:p>0.00329540043873</text:p>
          </table:table-cell>
          <table:table-cell table:style-name="ce11" office:value-type="float" office:value="1.0018964" calcext:value-type="float">
            <text:p>1.0018964</text:p>
          </table:table-cell>
          <table:table-cell office:value-type="float" office:value="0.0065162229039" calcext:value-type="float">
            <text:p>0.0065162229039</text:p>
          </table:table-cell>
          <table:table-cell table:style-name="ce11" office:value-type="float" office:value="0.1156638" calcext:value-type="float">
            <text:p>0.1156638</text:p>
          </table:table-cell>
          <table:table-cell office:value-type="float" office:value="0.00365814487897" calcext:value-type="float">
            <text:p>0.00365814487897</text:p>
          </table:table-cell>
          <table:table-cell table:style-name="ce11" office:value-type="float" office:value="0.6442939" calcext:value-type="float">
            <text:p>0.6442939</text:p>
          </table:table-cell>
          <table:table-cell office:value-type="float" office:value="0.00332408404928" calcext:value-type="float">
            <text:p>0.00332408404928</text:p>
          </table:table-cell>
          <table:table-cell table:style-name="ce11" office:value-type="float" office:value="0.1054679" calcext:value-type="float">
            <text:p>0.1054679</text:p>
          </table:table-cell>
          <table:table-cell office:value-type="float" office:value="0.0029585762135" calcext:value-type="float">
            <text:p>0.0029585762135</text:p>
          </table:table-cell>
          <table:table-cell office:value-type="float" office:value="0.07419863" calcext:value-type="float">
            <text:p>0.07419863</text:p>
          </table:table-cell>
          <table:table-cell office:value-type="float" office:value="0.0048351831265" calcext:value-type="float">
            <text:p>0.0048351831265</text:p>
          </table:table-cell>
          <table:table-cell office:value-type="float" office:value="0.0002356841" calcext:value-type="float">
            <text:p>0.0002356841</text:p>
          </table:table-cell>
          <table:table-cell table:style-name="ce6" office:value-type="float" office:value="0.000007138519259" calcext:value-type="float">
            <text:p>7.14E-06</text:p>
          </table:table-cell>
          <table:table-cell office:value-type="float" office:value="0.0004796221" calcext:value-type="float">
            <text:p>0.0004796221</text:p>
          </table:table-cell>
          <table:table-cell office:value-type="float" office:value="0.000239825311949" calcext:value-type="float">
            <text:p>0.000239825311949</text:p>
          </table:table-cell>
          <table:table-cell office:value-type="float" office:value="0.0002273659" calcext:value-type="float">
            <text:p>0.0002273659</text:p>
          </table:table-cell>
          <table:table-cell table:style-name="ce6" office:value-type="float" office:value="0.0000151941050883" calcext:value-type="float">
            <text:p>1.52E-05</text:p>
          </table:table-cell>
          <table:table-cell office:value-type="float" office:value="0.0004673895" calcext:value-type="float">
            <text:p>0.0004673895</text:p>
          </table:table-cell>
          <table:table-cell office:value-type="float" office:value="0.000495649680677" calcext:value-type="float">
            <text:p>0.000495649680677</text:p>
          </table:table-cell>
        </table:table-row>
        <table:table-row table:style-name="ro1" table:number-rows-repeated="6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9863106" calcext:value-type="float">
            <text:p>0.09863106</text:p>
          </table:table-cell>
          <table:table-cell table:style-name="ce2" office:value-type="float" office:value="0.0003143073" calcext:value-type="float">
            <text:p>0.0003143073</text:p>
          </table:table-cell>
          <table:table-cell table:style-name="ce2" office:value-type="float" office:value="0.1091421" calcext:value-type="float">
            <text:p>0.1091421</text:p>
          </table:table-cell>
          <table:table-cell table:style-name="ce2" office:value-type="float" office:value="0.0004347316" calcext:value-type="float">
            <text:p>0.0004347316</text:p>
          </table:table-cell>
          <table:table-cell table:number-columns-repeated="3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1090507" calcext:value-type="float">
            <text:p>0.1090507</text:p>
          </table:table-cell>
          <table:table-cell table:style-name="ce2" office:value-type="float" office:value="0.002740161" calcext:value-type="float">
            <text:p>0.002740161</text:p>
          </table:table-cell>
          <table:table-cell table:style-name="ce2" office:value-type="float" office:value="0.1220003" calcext:value-type="float">
            <text:p>0.1220003</text:p>
          </table:table-cell>
          <table:table-cell table:style-name="ce2" office:value-type="float" office:value="0.003898172" calcext:value-type="float">
            <text:p>0.003898172</text:p>
          </table:table-cell>
          <table:table-cell table:number-columns-repeated="3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1057133" calcext:value-type="float">
            <text:p>0.1057133</text:p>
          </table:table-cell>
          <table:table-cell table:style-name="ce2" office:value-type="float" office:value="0.008438755" calcext:value-type="float">
            <text:p>0.008438755</text:p>
          </table:table-cell>
          <table:table-cell table:style-name="ce2" office:value-type="float" office:value="0.1124734" calcext:value-type="float">
            <text:p>0.1124734</text:p>
          </table:table-cell>
          <table:table-cell table:style-name="ce2" office:value-type="float" office:value="0.0124978" calcext:value-type="float">
            <text:p>0.0124978</text:p>
          </table:table-cell>
          <table:table-cell table:number-columns-repeated="3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10013483" calcext:value-type="float">
            <text:p>0.10013483</text:p>
          </table:table-cell>
          <table:table-cell table:style-name="ce2" office:value-type="float" office:value="0.08014659" calcext:value-type="float">
            <text:p>0.08014659</text:p>
          </table:table-cell>
          <table:table-cell table:style-name="ce2" office:value-type="float" office:value="0.1094801" calcext:value-type="float">
            <text:p>0.1094801</text:p>
          </table:table-cell>
          <table:table-cell table:style-name="ce2" office:value-type="float" office:value="0.1249988" calcext:value-type="float">
            <text:p>0.1249988</text:p>
          </table:table-cell>
          <table:table-cell table:number-columns-repeated="3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1054679" calcext:value-type="float">
            <text:p>0.1054679</text:p>
          </table:table-cell>
          <table:table-cell table:style-name="ce2" office:value-type="float" office:value="0.6442939" calcext:value-type="float">
            <text:p>0.6442939</text:p>
          </table:table-cell>
          <table:table-cell table:style-name="ce2" office:value-type="float" office:value="0.1156638" calcext:value-type="float">
            <text:p>0.1156638</text:p>
          </table:table-cell>
          <table:table-cell table:style-name="ce2" office:value-type="float" office:value="1.0018964" calcext:value-type="float">
            <text:p>1.0018964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3d-prodint.dat</text:p>
          </table:table-cell>
          <table:table-cell table:number-columns-repeated="34"/>
        </table:table-row>
      </table:table>
      <table:table table:name="OPENCL 3D PRIMES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1469527" calcext:value-type="float">
            <text:p>0.0001469527</text:p>
          </table:table-cell>
          <table:table-cell table:style-name="ce6" office:value-type="float" office:value="0.00000423942616793" calcext:value-type="float">
            <text:p>4.24E-06</text:p>
          </table:table-cell>
          <table:table-cell office:value-type="float" office:value="0.06989794" calcext:value-type="float">
            <text:p>0.06989794</text:p>
          </table:table-cell>
          <table:table-cell office:value-type="float" office:value="0.00747348966714" calcext:value-type="float">
            <text:p>0.00747348966714</text:p>
          </table:table-cell>
          <table:table-cell office:value-type="float" office:value="0.0003363537" calcext:value-type="float">
            <text:p>0.0003363537</text:p>
          </table:table-cell>
          <table:table-cell office:value-type="float" office:value="0.000504345712159" calcext:value-type="float">
            <text:p>0.000504345712159</text:p>
          </table:table-cell>
          <table:table-cell office:value-type="float" office:value="0.06746573" calcext:value-type="float">
            <text:p>0.06746573</text:p>
          </table:table-cell>
          <table:table-cell office:value-type="float" office:value="0.0022058068718" calcext:value-type="float">
            <text:p>0.0022058068718</text:p>
          </table:table-cell>
          <table:table-cell office:value-type="float" office:value="0.0001615805" calcext:value-type="float">
            <text:p>0.0001615805</text:p>
          </table:table-cell>
          <table:table-cell table:style-name="ce6" office:value-type="float" office:value="0.00000652672062031" calcext:value-type="float">
            <text:p>6.53E-06</text:p>
          </table:table-cell>
          <table:table-cell office:value-type="float" office:value="0.06850101" calcext:value-type="float">
            <text:p>0.06850101</text:p>
          </table:table-cell>
          <table:table-cell office:value-type="float" office:value="0.00470616639703" calcext:value-type="float">
            <text:p>0.00470616639703</text:p>
          </table:table-cell>
          <table:table-cell office:value-type="float" office:value="0.000330436" calcext:value-type="float">
            <text:p>0.000330436</text:p>
          </table:table-cell>
          <table:table-cell office:value-type="float" office:value="0.000560070834921" calcext:value-type="float">
            <text:p>0.000560070834921</text:p>
          </table:table-cell>
          <table:table-cell office:value-type="float" office:value="0.05991126" calcext:value-type="float">
            <text:p>0.05991126</text:p>
          </table:table-cell>
          <table:table-cell office:value-type="float" office:value="0.00441301616287" calcext:value-type="float">
            <text:p>0.00441301616287</text:p>
          </table:table-cell>
          <table:table-cell table:style-name="ce11" office:value-type="float" office:value="0.0005300828" calcext:value-type="float">
            <text:p>0.0005300828</text:p>
          </table:table-cell>
          <table:table-cell table:style-name="ce6" office:value-type="float" office:value="0.00000493042699976" calcext:value-type="float">
            <text:p>4.93E-06</text:p>
          </table:table-cell>
          <table:table-cell table:style-name="ce11" office:value-type="float" office:value="0.06222867" calcext:value-type="float">
            <text:p>0.06222867</text:p>
          </table:table-cell>
          <table:table-cell office:value-type="float" office:value="0.00574187120449" calcext:value-type="float">
            <text:p>0.00574187120449</text:p>
          </table:table-cell>
          <table:table-cell table:style-name="ce11" office:value-type="float" office:value="0.0004575898" calcext:value-type="float">
            <text:p>0.0004575898</text:p>
          </table:table-cell>
          <table:table-cell office:value-type="float" office:value="0.000187723883855" calcext:value-type="float">
            <text:p>0.000187723883855</text:p>
          </table:table-cell>
          <table:table-cell table:style-name="ce11" office:value-type="float" office:value="0.05965885" calcext:value-type="float">
            <text:p>0.05965885</text:p>
          </table:table-cell>
          <table:table-cell office:value-type="float" office:value="0.00181222724001" calcext:value-type="float">
            <text:p>0.00181222724001</text:p>
          </table:table-cell>
          <table:table-cell office:value-type="float" office:value="0.07047488" calcext:value-type="float">
            <text:p>0.07047488</text:p>
          </table:table-cell>
          <table:table-cell office:value-type="float" office:value="0.00283752911872" calcext:value-type="float">
            <text:p>0.00283752911872</text:p>
          </table:table-cell>
          <table:table-cell office:value-type="float" office:value="0.0004397081" calcext:value-type="float">
            <text:p>0.0004397081</text:p>
          </table:table-cell>
          <table:table-cell office:value-type="float" office:value="0.000448979641908" calcext:value-type="float">
            <text:p>0.000448979641908</text:p>
          </table:table-cell>
          <table:table-cell office:value-type="float" office:value="0.0004061949" calcext:value-type="float">
            <text:p>0.0004061949</text:p>
          </table:table-cell>
          <table:table-cell table:style-name="ce6" office:value-type="float" office:value="0.0000101286401133" calcext:value-type="float">
            <text:p>1.01E-05</text:p>
          </table:table-cell>
          <table:table-cell office:value-type="float" office:value="0.0003461805" calcext:value-type="float">
            <text:p>0.0003461805</text:p>
          </table:table-cell>
          <table:table-cell office:value-type="float" office:value="0.000290980466834" calcext:value-type="float">
            <text:p>0.000290980466834</text:p>
          </table:table-cell>
          <table:table-cell office:value-type="float" office:value="0.0005193715" calcext:value-type="float">
            <text:p>0.0005193715</text:p>
          </table:table-cell>
          <table:table-cell office:value-type="float" office:value="0.000541567239354" calcext:value-type="float">
            <text:p>0.0005415672393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788006" calcext:value-type="float">
            <text:p>0.0002788006</text:p>
          </table:table-cell>
          <table:table-cell office:value-type="float" office:value="0.000399967419477" calcext:value-type="float">
            <text:p>0.000399967419477</text:p>
          </table:table-cell>
          <table:table-cell office:value-type="float" office:value="0.06885134" calcext:value-type="float">
            <text:p>0.06885134</text:p>
          </table:table-cell>
          <table:table-cell office:value-type="float" office:value="0.00648824292774" calcext:value-type="float">
            <text:p>0.00648824292774</text:p>
          </table:table-cell>
          <table:table-cell office:value-type="float" office:value="0.0001877065" calcext:value-type="float">
            <text:p>0.0001877065</text:p>
          </table:table-cell>
          <table:table-cell table:style-name="ce6" office:value-type="float" office:value="0.0000264745279016" calcext:value-type="float">
            <text:p>2.65E-05</text:p>
          </table:table-cell>
          <table:table-cell office:value-type="float" office:value="0.06731632" calcext:value-type="float">
            <text:p>0.06731632</text:p>
          </table:table-cell>
          <table:table-cell office:value-type="float" office:value="0.00213610119236" calcext:value-type="float">
            <text:p>0.00213610119236</text:p>
          </table:table-cell>
          <table:table-cell office:value-type="float" office:value="0.0002057273" calcext:value-type="float">
            <text:p>0.0002057273</text:p>
          </table:table-cell>
          <table:table-cell table:style-name="ce6" office:value-type="float" office:value="0.00000812811398173" calcext:value-type="float">
            <text:p>8.13E-06</text:p>
          </table:table-cell>
          <table:table-cell office:value-type="float" office:value="0.06794535" calcext:value-type="float">
            <text:p>0.06794535</text:p>
          </table:table-cell>
          <table:table-cell office:value-type="float" office:value="0.00412762567619" calcext:value-type="float">
            <text:p>0.00412762567619</text:p>
          </table:table-cell>
          <table:table-cell office:value-type="float" office:value="0.0002709787" calcext:value-type="float">
            <text:p>0.0002709787</text:p>
          </table:table-cell>
          <table:table-cell office:value-type="float" office:value="0.000293270268574" calcext:value-type="float">
            <text:p>0.000293270268574</text:p>
          </table:table-cell>
          <table:table-cell office:value-type="float" office:value="0.06061494" calcext:value-type="float">
            <text:p>0.06061494</text:p>
          </table:table-cell>
          <table:table-cell office:value-type="float" office:value="0.00414765554265" calcext:value-type="float">
            <text:p>0.00414765554265</text:p>
          </table:table-cell>
          <table:table-cell table:style-name="ce11" office:value-type="float" office:value="0.00247522" calcext:value-type="float">
            <text:p>0.00247522</text:p>
          </table:table-cell>
          <table:table-cell table:style-name="ce6" office:value-type="float" office:value="0.0000299889572269" calcext:value-type="float">
            <text:p>3.00E-05</text:p>
          </table:table-cell>
          <table:table-cell table:style-name="ce11" office:value-type="float" office:value="0.06254879" calcext:value-type="float">
            <text:p>0.06254879</text:p>
          </table:table-cell>
          <table:table-cell office:value-type="float" office:value="0.00676372360669" calcext:value-type="float">
            <text:p>0.00676372360669</text:p>
          </table:table-cell>
          <table:table-cell table:style-name="ce11" office:value-type="float" office:value="0.00180853" calcext:value-type="float">
            <text:p>0.00180853</text:p>
          </table:table-cell>
          <table:table-cell table:style-name="ce6" office:value-type="float" office:value="0.0000235393028312" calcext:value-type="float">
            <text:p>2.35E-05</text:p>
          </table:table-cell>
          <table:table-cell table:style-name="ce11" office:value-type="float" office:value="0.06074966" calcext:value-type="float">
            <text:p>0.06074966</text:p>
          </table:table-cell>
          <table:table-cell office:value-type="float" office:value="0.00423566425125" calcext:value-type="float">
            <text:p>0.00423566425125</text:p>
          </table:table-cell>
          <table:table-cell office:value-type="float" office:value="0.07366368" calcext:value-type="float">
            <text:p>0.07366368</text:p>
          </table:table-cell>
          <table:table-cell office:value-type="float" office:value="0.00684814580335" calcext:value-type="float">
            <text:p>0.00684814580335</text:p>
          </table:table-cell>
          <table:table-cell office:value-type="float" office:value="0.0003804482" calcext:value-type="float">
            <text:p>0.0003804482</text:p>
          </table:table-cell>
          <table:table-cell office:value-type="float" office:value="0.000267214937607" calcext:value-type="float">
            <text:p>0.000267214937607</text:p>
          </table:table-cell>
          <table:table-cell office:value-type="float" office:value="0.0004068376" calcext:value-type="float">
            <text:p>0.0004068376</text:p>
          </table:table-cell>
          <table:table-cell table:style-name="ce6" office:value-type="float" office:value="0.00000818151625719" calcext:value-type="float">
            <text:p>8.18E-06</text:p>
          </table:table-cell>
          <table:table-cell office:value-type="float" office:value="0.000216523" calcext:value-type="float">
            <text:p>0.000216523</text:p>
          </table:table-cell>
          <table:table-cell table:style-name="ce6" office:value-type="float" office:value="0.00000394648296307" calcext:value-type="float">
            <text:p>3.95E-06</text:p>
          </table:table-cell>
          <table:table-cell office:value-type="float" office:value="0.0003390644" calcext:value-type="float">
            <text:p>0.0003390644</text:p>
          </table:table-cell>
          <table:table-cell table:style-name="ce6" office:value-type="float" office:value="0.00000763221182737" calcext:value-type="float">
            <text:p>7.63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1508158" calcext:value-type="float">
            <text:p>0.0001508158</text:p>
          </table:table-cell>
          <table:table-cell table:style-name="ce6" office:value-type="float" office:value="0.00000524407743819" calcext:value-type="float">
            <text:p>5.24E-06</text:p>
          </table:table-cell>
          <table:table-cell office:value-type="float" office:value="0.06804317" calcext:value-type="float">
            <text:p>0.06804317</text:p>
          </table:table-cell>
          <table:table-cell office:value-type="float" office:value="0.00742553798082" calcext:value-type="float">
            <text:p>0.00742553798082</text:p>
          </table:table-cell>
          <table:table-cell office:value-type="float" office:value="0.0001881139" calcext:value-type="float">
            <text:p>0.0001881139</text:p>
          </table:table-cell>
          <table:table-cell table:style-name="ce6" office:value-type="float" office:value="0.000030014436654" calcext:value-type="float">
            <text:p>3.00E-05</text:p>
          </table:table-cell>
          <table:table-cell office:value-type="float" office:value="0.06643761" calcext:value-type="float">
            <text:p>0.06643761</text:p>
          </table:table-cell>
          <table:table-cell office:value-type="float" office:value="0.00173522434057" calcext:value-type="float">
            <text:p>0.00173522434057</text:p>
          </table:table-cell>
          <table:table-cell office:value-type="float" office:value="0.0003514432" calcext:value-type="float">
            <text:p>0.0003514432</text:p>
          </table:table-cell>
          <table:table-cell table:style-name="ce6" office:value-type="float" office:value="0.00000777999561268" calcext:value-type="float">
            <text:p>7.78E-06</text:p>
          </table:table-cell>
          <table:table-cell office:value-type="float" office:value="0.07091965" calcext:value-type="float">
            <text:p>0.07091965</text:p>
          </table:table-cell>
          <table:table-cell office:value-type="float" office:value="0.00861830185313" calcext:value-type="float">
            <text:p>0.00861830185313</text:p>
          </table:table-cell>
          <table:table-cell office:value-type="float" office:value="0.0002729496" calcext:value-type="float">
            <text:p>0.0002729496</text:p>
          </table:table-cell>
          <table:table-cell table:style-name="ce6" office:value-type="float" office:value="0.00000631234943407" calcext:value-type="float">
            <text:p>6.31E-06</text:p>
          </table:table-cell>
          <table:table-cell office:value-type="float" office:value="0.06480311" calcext:value-type="float">
            <text:p>0.06480311</text:p>
          </table:table-cell>
          <table:table-cell office:value-type="float" office:value="0.00794234337312" calcext:value-type="float">
            <text:p>0.00794234337312</text:p>
          </table:table-cell>
          <table:table-cell table:style-name="ce11" office:value-type="float" office:value="0.02032166" calcext:value-type="float">
            <text:p>0.02032166</text:p>
          </table:table-cell>
          <table:table-cell office:value-type="float" office:value="0.000433084567569" calcext:value-type="float">
            <text:p>0.000433084567569</text:p>
          </table:table-cell>
          <table:table-cell table:style-name="ce11" office:value-type="float" office:value="0.06954174" calcext:value-type="float">
            <text:p>0.06954174</text:p>
          </table:table-cell>
          <table:table-cell office:value-type="float" office:value="0.00788645306053" calcext:value-type="float">
            <text:p>0.00788645306053</text:p>
          </table:table-cell>
          <table:table-cell table:style-name="ce11" office:value-type="float" office:value="0.01795553" calcext:value-type="float">
            <text:p>0.01795553</text:p>
          </table:table-cell>
          <table:table-cell office:value-type="float" office:value="0.000441211977399" calcext:value-type="float">
            <text:p>0.000441211977399</text:p>
          </table:table-cell>
          <table:table-cell table:style-name="ce11" office:value-type="float" office:value="0.06936742" calcext:value-type="float">
            <text:p>0.06936742</text:p>
          </table:table-cell>
          <table:table-cell office:value-type="float" office:value="0.00541290409378" calcext:value-type="float">
            <text:p>0.00541290409378</text:p>
          </table:table-cell>
          <table:table-cell office:value-type="float" office:value="0.07077396" calcext:value-type="float">
            <text:p>0.07077396</text:p>
          </table:table-cell>
          <table:table-cell office:value-type="float" office:value="0.00383912151792" calcext:value-type="float">
            <text:p>0.00383912151792</text:p>
          </table:table-cell>
          <table:table-cell office:value-type="float" office:value="0.0002205811" calcext:value-type="float">
            <text:p>0.0002205811</text:p>
          </table:table-cell>
          <table:table-cell table:style-name="ce6" office:value-type="float" office:value="0.00000563268724993" calcext:value-type="float">
            <text:p>5.63E-06</text:p>
          </table:table-cell>
          <table:table-cell office:value-type="float" office:value="0.0004789331" calcext:value-type="float">
            <text:p>0.0004789331</text:p>
          </table:table-cell>
          <table:table-cell office:value-type="float" office:value="0.000273587842781" calcext:value-type="float">
            <text:p>0.000273587842781</text:p>
          </table:table-cell>
          <table:table-cell office:value-type="float" office:value="0.0002694876" calcext:value-type="float">
            <text:p>0.0002694876</text:p>
          </table:table-cell>
          <table:table-cell office:value-type="float" office:value="0.000165931933916" calcext:value-type="float">
            <text:p>0.000165931933916</text:p>
          </table:table-cell>
          <table:table-cell office:value-type="float" office:value="0.0003349587" calcext:value-type="float">
            <text:p>0.0003349587</text:p>
          </table:table-cell>
          <table:table-cell table:style-name="ce6" office:value-type="float" office:value="0.0000106238809612" calcext:value-type="float">
            <text:p>1.06E-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1578655" calcext:value-type="float">
            <text:p>0.0001578655</text:p>
          </table:table-cell>
          <table:table-cell table:style-name="ce6" office:value-type="float" office:value="0.00001097699689" calcext:value-type="float">
            <text:p>1.10E-05</text:p>
          </table:table-cell>
          <table:table-cell office:value-type="float" office:value="0.06947609" calcext:value-type="float">
            <text:p>0.06947609</text:p>
          </table:table-cell>
          <table:table-cell office:value-type="float" office:value="0.00617854732341" calcext:value-type="float">
            <text:p>0.00617854732341</text:p>
          </table:table-cell>
          <table:table-cell office:value-type="float" office:value="0.0001825907" calcext:value-type="float">
            <text:p>0.0001825907</text:p>
          </table:table-cell>
          <table:table-cell table:style-name="ce6" office:value-type="float" office:value="0.00000823029740316" calcext:value-type="float">
            <text:p>8.23E-06</text:p>
          </table:table-cell>
          <table:table-cell office:value-type="float" office:value="0.06727167" calcext:value-type="float">
            <text:p>0.06727167</text:p>
          </table:table-cell>
          <table:table-cell office:value-type="float" office:value="0.00184127034049" calcext:value-type="float">
            <text:p>0.00184127034049</text:p>
          </table:table-cell>
          <table:table-cell office:value-type="float" office:value="0.0009491556" calcext:value-type="float">
            <text:p>0.0009491556</text:p>
          </table:table-cell>
          <table:table-cell table:style-name="ce6" office:value-type="float" office:value="0.0000128863186382" calcext:value-type="float">
            <text:p>1.29E-05</text:p>
          </table:table-cell>
          <table:table-cell office:value-type="float" office:value="0.06737449" calcext:value-type="float">
            <text:p>0.06737449</text:p>
          </table:table-cell>
          <table:table-cell office:value-type="float" office:value="0.00343705765556" calcext:value-type="float">
            <text:p>0.00343705765556</text:p>
          </table:table-cell>
          <table:table-cell office:value-type="float" office:value="0.0009880721" calcext:value-type="float">
            <text:p>0.0009880721</text:p>
          </table:table-cell>
          <table:table-cell office:value-type="float" office:value="0.000470004054117" calcext:value-type="float">
            <text:p>0.000470004054117</text:p>
          </table:table-cell>
          <table:table-cell office:value-type="float" office:value="0.06896906" calcext:value-type="float">
            <text:p>0.06896906</text:p>
          </table:table-cell>
          <table:table-cell office:value-type="float" office:value="0.00823841605963" calcext:value-type="float">
            <text:p>0.00823841605963</text:p>
          </table:table-cell>
          <table:table-cell table:style-name="ce11" office:value-type="float" office:value="0.2220976" calcext:value-type="float">
            <text:p>0.2220976</text:p>
          </table:table-cell>
          <table:table-cell office:value-type="float" office:value="0.00142478865489" calcext:value-type="float">
            <text:p>0.00142478865489</text:p>
          </table:table-cell>
          <table:table-cell table:style-name="ce11" office:value-type="float" office:value="0.06438879" calcext:value-type="float">
            <text:p>0.06438879</text:p>
          </table:table-cell>
          <table:table-cell office:value-type="float" office:value="0.00549736578058" calcext:value-type="float">
            <text:p>0.00549736578058</text:p>
          </table:table-cell>
          <table:table-cell table:style-name="ce11" office:value-type="float" office:value="0.1418973" calcext:value-type="float">
            <text:p>0.1418973</text:p>
          </table:table-cell>
          <table:table-cell office:value-type="float" office:value="0.000608057024007" calcext:value-type="float">
            <text:p>0.000608057024007</text:p>
          </table:table-cell>
          <table:table-cell table:style-name="ce11" office:value-type="float" office:value="0.06438058" calcext:value-type="float">
            <text:p>0.06438058</text:p>
          </table:table-cell>
          <table:table-cell office:value-type="float" office:value="0.00527791961641" calcext:value-type="float">
            <text:p>0.00527791961641</text:p>
          </table:table-cell>
          <table:table-cell office:value-type="float" office:value="0.07592386" calcext:value-type="float">
            <text:p>0.07592386</text:p>
          </table:table-cell>
          <table:table-cell office:value-type="float" office:value="0.00696940156529" calcext:value-type="float">
            <text:p>0.00696940156529</text:p>
          </table:table-cell>
          <table:table-cell office:value-type="float" office:value="0.0002261477" calcext:value-type="float">
            <text:p>0.0002261477</text:p>
          </table:table-cell>
          <table:table-cell table:style-name="ce6" office:value-type="float" office:value="0.00000638287471024" calcext:value-type="float">
            <text:p>6.38E-06</text:p>
          </table:table-cell>
          <table:table-cell office:value-type="float" office:value="0.0003748803" calcext:value-type="float">
            <text:p>0.0003748803</text:p>
          </table:table-cell>
          <table:table-cell table:style-name="ce6" office:value-type="float" office:value="0.00000764758556016" calcext:value-type="float">
            <text:p>7.65E-06</text:p>
          </table:table-cell>
          <table:table-cell office:value-type="float" office:value="0.0002705558" calcext:value-type="float">
            <text:p>0.0002705558</text:p>
          </table:table-cell>
          <table:table-cell office:value-type="float" office:value="0.00014555100731" calcext:value-type="float">
            <text:p>0.00014555100731</text:p>
          </table:table-cell>
          <table:table-cell office:value-type="float" office:value="0.0003119384" calcext:value-type="float">
            <text:p>0.0003119384</text:p>
          </table:table-cell>
          <table:table-cell table:style-name="ce6" office:value-type="float" office:value="0.00000762984262543" calcext:value-type="float">
            <text:p>7.63E-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607433" calcext:value-type="float">
            <text:p>0.0001607433</text:p>
          </table:table-cell>
          <table:table-cell table:style-name="ce6" office:value-type="float" office:value="0.000028467818642" calcext:value-type="float">
            <text:p>2.85E-05</text:p>
          </table:table-cell>
          <table:table-cell office:value-type="float" office:value="0.06730755" calcext:value-type="float">
            <text:p>0.06730755</text:p>
          </table:table-cell>
          <table:table-cell office:value-type="float" office:value="0.00613281949954" calcext:value-type="float">
            <text:p>0.00613281949954</text:p>
          </table:table-cell>
          <table:table-cell office:value-type="float" office:value="0.0001810832" calcext:value-type="float">
            <text:p>0.0001810832</text:p>
          </table:table-cell>
          <table:table-cell table:style-name="ce6" office:value-type="float" office:value="0.00000517185796832" calcext:value-type="float">
            <text:p>5.17E-06</text:p>
          </table:table-cell>
          <table:table-cell office:value-type="float" office:value="0.06549563" calcext:value-type="float">
            <text:p>0.06549563</text:p>
          </table:table-cell>
          <table:table-cell office:value-type="float" office:value="0.00132574182089" calcext:value-type="float">
            <text:p>0.00132574182089</text:p>
          </table:table-cell>
          <table:table-cell office:value-type="float" office:value="0.00264082" calcext:value-type="float">
            <text:p>0.00264082</text:p>
          </table:table-cell>
          <table:table-cell table:style-name="ce6" office:value-type="float" office:value="0.0000419409441954" calcext:value-type="float">
            <text:p>4.19E-05</text:p>
          </table:table-cell>
          <table:table-cell office:value-type="float" office:value="0.06458863" calcext:value-type="float">
            <text:p>0.06458863</text:p>
          </table:table-cell>
          <table:table-cell office:value-type="float" office:value="0.00320061647397" calcext:value-type="float">
            <text:p>0.00320061647397</text:p>
          </table:table-cell>
          <table:table-cell office:value-type="float" office:value="0.001868852" calcext:value-type="float">
            <text:p>0.001868852</text:p>
          </table:table-cell>
          <table:table-cell table:style-name="ce6" office:value-type="float" office:value="0.0000223060324676" calcext:value-type="float">
            <text:p>2.23E-05</text:p>
          </table:table-cell>
          <table:table-cell office:value-type="float" office:value="0.06024424" calcext:value-type="float">
            <text:p>0.06024424</text:p>
          </table:table-cell>
          <table:table-cell office:value-type="float" office:value="0.00589891495092" calcext:value-type="float">
            <text:p>0.00589891495092</text:p>
          </table:table-cell>
          <table:table-cell table:style-name="ce11" office:value-type="float" office:value="1.690161" calcext:value-type="float">
            <text:p>1.690161</text:p>
          </table:table-cell>
          <table:table-cell office:value-type="float" office:value="0.0097078793313" calcext:value-type="float">
            <text:p>0.0097078793313</text:p>
          </table:table-cell>
          <table:table-cell table:style-name="ce11" office:value-type="float" office:value="0.05982813" calcext:value-type="float">
            <text:p>0.05982813</text:p>
          </table:table-cell>
          <table:table-cell office:value-type="float" office:value="0.00619956003046" calcext:value-type="float">
            <text:p>0.00619956003046</text:p>
          </table:table-cell>
          <table:table-cell table:style-name="ce11" office:value-type="float" office:value="1.084012" calcext:value-type="float">
            <text:p>1.084012</text:p>
          </table:table-cell>
          <table:table-cell office:value-type="float" office:value="0.00772693528437" calcext:value-type="float">
            <text:p>0.00772693528437</text:p>
          </table:table-cell>
          <table:table-cell table:style-name="ce11" office:value-type="float" office:value="0.06176268" calcext:value-type="float">
            <text:p>0.06176268</text:p>
          </table:table-cell>
          <table:table-cell office:value-type="float" office:value="0.00544101248131" calcext:value-type="float">
            <text:p>0.00544101248131</text:p>
          </table:table-cell>
          <table:table-cell office:value-type="float" office:value="0.07099877" calcext:value-type="float">
            <text:p>0.07099877</text:p>
          </table:table-cell>
          <table:table-cell office:value-type="float" office:value="0.00790418178941" calcext:value-type="float">
            <text:p>0.00790418178941</text:p>
          </table:table-cell>
          <table:table-cell office:value-type="float" office:value="0.0002734447" calcext:value-type="float">
            <text:p>0.0002734447</text:p>
          </table:table-cell>
          <table:table-cell office:value-type="float" office:value="0.000144805948253" calcext:value-type="float">
            <text:p>0.000144805948253</text:p>
          </table:table-cell>
          <table:table-cell office:value-type="float" office:value="0.0003850645" calcext:value-type="float">
            <text:p>0.0003850645</text:p>
          </table:table-cell>
          <table:table-cell table:style-name="ce6" office:value-type="float" office:value="0.00000991534918139" calcext:value-type="float">
            <text:p>9.92E-06</text:p>
          </table:table-cell>
          <table:table-cell office:value-type="float" office:value="0.0002234457" calcext:value-type="float">
            <text:p>0.0002234457</text:p>
          </table:table-cell>
          <table:table-cell table:style-name="ce6" office:value-type="float" office:value="0.00000439820195711" calcext:value-type="float">
            <text:p>4.40E-06</text:p>
          </table:table-cell>
          <table:table-cell office:value-type="float" office:value="0.0003774978" calcext:value-type="float">
            <text:p>0.0003774978</text:p>
          </table:table-cell>
          <table:table-cell office:value-type="float" office:value="0.000201114399392" calcext:value-type="float">
            <text:p>0.000201114399392</text:p>
          </table:table-cell>
        </table:table-row>
        <table:table-row table:style-name="ro1" table:number-rows-repeated="6">
          <table:table-cell table:number-columns-repeated="35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table:style-name="ce2"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table:number-columns-repeated="3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5965885" calcext:value-type="float">
            <text:p>0.05965885</text:p>
          </table:table-cell>
          <table:table-cell table:style-name="ce2" office:value-type="float" office:value="0.0004575898" calcext:value-type="float">
            <text:p>0.0004575898</text:p>
          </table:table-cell>
          <table:table-cell table:style-name="ce2" office:value-type="float" office:value="0.06222867" calcext:value-type="float">
            <text:p>0.06222867</text:p>
          </table:table-cell>
          <table:table-cell table:style-name="ce2" office:value-type="float" office:value="0.0005300828" calcext:value-type="float">
            <text:p>0.0005300828</text:p>
          </table:table-cell>
          <table:table-cell table:number-columns-repeated="3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6074966" calcext:value-type="float">
            <text:p>0.06074966</text:p>
          </table:table-cell>
          <table:table-cell table:style-name="ce2" office:value-type="float" office:value="0.00180853" calcext:value-type="float">
            <text:p>0.00180853</text:p>
          </table:table-cell>
          <table:table-cell table:style-name="ce2" office:value-type="float" office:value="0.06254879" calcext:value-type="float">
            <text:p>0.06254879</text:p>
          </table:table-cell>
          <table:table-cell table:style-name="ce2" office:value-type="float" office:value="0.00247522" calcext:value-type="float">
            <text:p>0.00247522</text:p>
          </table:table-cell>
          <table:table-cell table:number-columns-repeated="3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6936742" calcext:value-type="float">
            <text:p>0.06936742</text:p>
          </table:table-cell>
          <table:table-cell table:style-name="ce2" office:value-type="float" office:value="0.01795553" calcext:value-type="float">
            <text:p>0.01795553</text:p>
          </table:table-cell>
          <table:table-cell table:style-name="ce2" office:value-type="float" office:value="0.06954174" calcext:value-type="float">
            <text:p>0.06954174</text:p>
          </table:table-cell>
          <table:table-cell table:style-name="ce2" office:value-type="float" office:value="0.02032166" calcext:value-type="float">
            <text:p>0.02032166</text:p>
          </table:table-cell>
          <table:table-cell table:number-columns-repeated="3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6438058" calcext:value-type="float">
            <text:p>0.06438058</text:p>
          </table:table-cell>
          <table:table-cell table:style-name="ce2" office:value-type="float" office:value="0.1418973" calcext:value-type="float">
            <text:p>0.1418973</text:p>
          </table:table-cell>
          <table:table-cell table:style-name="ce2" office:value-type="float" office:value="0.06438879" calcext:value-type="float">
            <text:p>0.06438879</text:p>
          </table:table-cell>
          <table:table-cell table:style-name="ce2" office:value-type="float" office:value="0.2220976" calcext:value-type="float">
            <text:p>0.2220976</text:p>
          </table:table-cell>
          <table:table-cell table:number-columns-repeated="3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0.06176268" calcext:value-type="float">
            <text:p>0.06176268</text:p>
          </table:table-cell>
          <table:table-cell table:style-name="ce2" office:value-type="float" office:value="1.084012" calcext:value-type="float">
            <text:p>1.084012</text:p>
          </table:table-cell>
          <table:table-cell table:style-name="ce2" office:value-type="float" office:value="0.05982813" calcext:value-type="float">
            <text:p>0.05982813</text:p>
          </table:table-cell>
          <table:table-cell table:style-name="ce2" office:value-type="float" office:value="1.690161" calcext:value-type="float">
            <text:p>1.690161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fft-opencl-3d-primes.dat</text:p>
          </table:table-cell>
          <table:table-cell table:number-columns-repeated="34"/>
        </table:table-row>
      </table:table>
      <table:table table:name="OPENACC 1D POW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4" office:value-type="float" office:value="0.00009509" calcext:value-type="float">
            <text:p>9.51E-05</text:p>
          </table:table-cell>
          <table:table-cell table:style-name="ce6" office:value-type="float" office:value="0.00000315916940561" calcext:value-type="float">
            <text:p>3.16E-06</text:p>
          </table:table-cell>
          <table:table-cell table:style-name="ce11" office:value-type="float" office:value="0.001258152" calcext:value-type="float">
            <text:p>0.001258152</text:p>
          </table:table-cell>
          <table:table-cell table:style-name="ce6" office:value-type="float" office:value="0.0000577073653685" calcext:value-type="float">
            <text:p>5.77E-05</text:p>
          </table:table-cell>
          <table:table-cell table:style-name="ce11" office:value-type="float" office:value="0.0001272645" calcext:value-type="float">
            <text:p>0.0001272645</text:p>
          </table:table-cell>
          <table:table-cell table:style-name="ce6" office:value-type="float" office:value="0.00000257310492294" calcext:value-type="float">
            <text:p>2.57E-06</text:p>
          </table:table-cell>
          <table:table-cell table:style-name="ce11" office:value-type="float" office:value="0.001569459" calcext:value-type="float">
            <text:p>0.001569459</text:p>
          </table:table-cell>
          <table:table-cell office:value-type="float" office:value="0.000298992580824" calcext:value-type="float">
            <text:p>0.000298992580824</text:p>
          </table:table-cell>
          <table:table-cell table:style-name="ce6" office:value-type="float" office:value="0.0000973759" calcext:value-type="float">
            <text:p>9.74E-05</text:p>
          </table:table-cell>
          <table:table-cell table:style-name="ce6" office:value-type="float" office:value="0.0000064265706848" calcext:value-type="float">
            <text:p>6.43E-06</text:p>
          </table:table-cell>
          <table:table-cell office:value-type="float" office:value="0.001188688" calcext:value-type="float">
            <text:p>0.001188688</text:p>
          </table:table-cell>
          <table:table-cell table:style-name="ce6" office:value-type="float" office:value="0.0000260905090449" calcext:value-type="float">
            <text:p>2.61E-05</text:p>
          </table:table-cell>
          <table:table-cell table:style-name="ce6" office:value-type="float" office:value="0.0000923086" calcext:value-type="float">
            <text:p>9.23E-05</text:p>
          </table:table-cell>
          <table:table-cell table:style-name="ce6" office:value-type="float" office:value="0.00000529738529214" calcext:value-type="float">
            <text:p>5.30E-06</text:p>
          </table:table-cell>
          <table:table-cell office:value-type="float" office:value="0.002118785" calcext:value-type="float">
            <text:p>0.002118785</text:p>
          </table:table-cell>
          <table:table-cell office:value-type="float" office:value="0.000117947695399" calcext:value-type="float">
            <text:p>0.000117947695399</text:p>
          </table:table-cell>
          <table:table-cell table:style-name="ce6" office:value-type="float" office:value="0.0000998395" calcext:value-type="float">
            <text:p>9.98E-05</text:p>
          </table:table-cell>
          <table:table-cell table:style-name="ce6" office:value-type="float" office:value="0.0000030368003721" calcext:value-type="float">
            <text:p>3.04E-06</text:p>
          </table:table-cell>
          <table:table-cell office:value-type="float" office:value="0.001194135" calcext:value-type="float">
            <text:p>0.001194135</text:p>
          </table:table-cell>
          <table:table-cell table:style-name="ce6" office:value-type="float" office:value="0.0000319313841611" calcext:value-type="float">
            <text:p>3.19E-05</text:p>
          </table:table-cell>
          <table:table-cell table:style-name="ce6" office:value-type="float" office:value="0.0000942419" calcext:value-type="float">
            <text:p>9.42E-05</text:p>
          </table:table-cell>
          <table:table-cell table:style-name="ce6" office:value-type="float" office:value="0.0000025838423348" calcext:value-type="float">
            <text:p>2.58E-06</text:p>
          </table:table-cell>
          <table:table-cell office:value-type="float" office:value="0.00209754" calcext:value-type="float">
            <text:p>0.00209754</text:p>
          </table:table-cell>
          <table:table-cell office:value-type="float" office:value="0.000195988713961" calcext:value-type="float">
            <text:p>0.000195988713961</text:p>
          </table:table-cell>
          <table:table-cell office:value-type="float" office:value="0.2413266" calcext:value-type="float">
            <text:p>0.2413266</text:p>
          </table:table-cell>
          <table:table-cell office:value-type="float" office:value="0.00400585669018" calcext:value-type="float">
            <text:p>0.00400585669018</text:p>
          </table:table-cell>
          <table:table-cell table:style-name="ce14" office:value-type="float" office:value="0.0000100807" calcext:value-type="float">
            <text:p>1.01E-05</text:p>
          </table:table-cell>
          <table:table-cell table:style-name="ce6" office:value-type="float" office:value="0.000000466472828791" calcext:value-type="float">
            <text:p>4.66E-07</text:p>
          </table:table-cell>
          <table:table-cell table:style-name="ce14" office:value-type="float" office:value="0.0000177892" calcext:value-type="float">
            <text:p>1.78E-05</text:p>
          </table:table-cell>
          <table:table-cell table:style-name="ce6" office:value-type="float" office:value="0.00000104435677173" calcext:value-type="float">
            <text:p>1.04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1" office:value-type="float" office:value="0.0001820806" calcext:value-type="float">
            <text:p>0.0001820806</text:p>
          </table:table-cell>
          <table:table-cell table:style-name="ce6" office:value-type="float" office:value="0.00000595286739871" calcext:value-type="float">
            <text:p>5.95E-06</text:p>
          </table:table-cell>
          <table:table-cell table:style-name="ce11" office:value-type="float" office:value="0.001262667" calcext:value-type="float">
            <text:p>0.001262667</text:p>
          </table:table-cell>
          <table:table-cell table:style-name="ce6" office:value-type="float" office:value="0.0000373768698678" calcext:value-type="float">
            <text:p>3.74E-05</text:p>
          </table:table-cell>
          <table:table-cell table:style-name="ce11" office:value-type="float" office:value="0.0002089693" calcext:value-type="float">
            <text:p>0.0002089693</text:p>
          </table:table-cell>
          <table:table-cell table:style-name="ce6" office:value-type="float" office:value="0.0000053820300187" calcext:value-type="float">
            <text:p>5.38E-06</text:p>
          </table:table-cell>
          <table:table-cell table:style-name="ce11" office:value-type="float" office:value="0.001664373" calcext:value-type="float">
            <text:p>0.001664373</text:p>
          </table:table-cell>
          <table:table-cell office:value-type="float" office:value="0.000319843574269" calcext:value-type="float">
            <text:p>0.000319843574269</text:p>
          </table:table-cell>
          <table:table-cell office:value-type="float" office:value="0.0001930131" calcext:value-type="float">
            <text:p>0.0001930131</text:p>
          </table:table-cell>
          <table:table-cell table:style-name="ce6" office:value-type="float" office:value="0.00000342828082766" calcext:value-type="float">
            <text:p>3.43E-06</text:p>
          </table:table-cell>
          <table:table-cell office:value-type="float" office:value="0.001293506" calcext:value-type="float">
            <text:p>0.001293506</text:p>
          </table:table-cell>
          <table:table-cell office:value-type="float" office:value="0.000310411322646" calcext:value-type="float">
            <text:p>0.000310411322646</text:p>
          </table:table-cell>
          <table:table-cell office:value-type="float" office:value="0.000180148" calcext:value-type="float">
            <text:p>0.000180148</text:p>
          </table:table-cell>
          <table:table-cell table:style-name="ce6" office:value-type="float" office:value="0.0000079239174655" calcext:value-type="float">
            <text:p>7.92E-06</text:p>
          </table:table-cell>
          <table:table-cell office:value-type="float" office:value="0.002036097" calcext:value-type="float">
            <text:p>0.002036097</text:p>
          </table:table-cell>
          <table:table-cell table:style-name="ce6" office:value-type="float" office:value="0.0000576483656991" calcext:value-type="float">
            <text:p>5.76E-05</text:p>
          </table:table-cell>
          <table:table-cell office:value-type="float" office:value="0.0002125933" calcext:value-type="float">
            <text:p>0.0002125933</text:p>
          </table:table-cell>
          <table:table-cell table:style-name="ce6" office:value-type="float" office:value="0.00000268539080748" calcext:value-type="float">
            <text:p>2.69E-06</text:p>
          </table:table-cell>
          <table:table-cell office:value-type="float" office:value="0.001206643" calcext:value-type="float">
            <text:p>0.001206643</text:p>
          </table:table-cell>
          <table:table-cell table:style-name="ce6" office:value-type="float" office:value="0.0000477939212895" calcext:value-type="float">
            <text:p>4.78E-05</text:p>
          </table:table-cell>
          <table:table-cell office:value-type="float" office:value="0.0001931832" calcext:value-type="float">
            <text:p>0.0001931832</text:p>
          </table:table-cell>
          <table:table-cell table:style-name="ce6" office:value-type="float" office:value="0.00000983716850409" calcext:value-type="float">
            <text:p>9.84E-06</text:p>
          </table:table-cell>
          <table:table-cell office:value-type="float" office:value="0.002142113" calcext:value-type="float">
            <text:p>0.002142113</text:p>
          </table:table-cell>
          <table:table-cell office:value-type="float" office:value="0.000301238658986" calcext:value-type="float">
            <text:p>0.000301238658986</text:p>
          </table:table-cell>
          <table:table-cell office:value-type="float" office:value="0.2435975" calcext:value-type="float">
            <text:p>0.2435975</text:p>
          </table:table-cell>
          <table:table-cell office:value-type="float" office:value="0.00432471733823" calcext:value-type="float">
            <text:p>0.00432471733823</text:p>
          </table:table-cell>
          <table:table-cell table:style-name="ce14" office:value-type="float" office:value="0.0000305814" calcext:value-type="float">
            <text:p>3.06E-05</text:p>
          </table:table-cell>
          <table:table-cell table:style-name="ce6" office:value-type="float" office:value="0.000000631959949505" calcext:value-type="float">
            <text:p>6.32E-07</text:p>
          </table:table-cell>
          <table:table-cell table:style-name="ce14" office:value-type="float" office:value="0.0000331088" calcext:value-type="float">
            <text:p>3.31E-05</text:p>
          </table:table-cell>
          <table:table-cell table:style-name="ce6" office:value-type="float" office:value="0.00000717992743386" calcext:value-type="float">
            <text:p>7.18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1" office:value-type="float" office:value="0.0005183948" calcext:value-type="float">
            <text:p>0.0005183948</text:p>
          </table:table-cell>
          <table:table-cell table:style-name="ce6" office:value-type="float" office:value="0.0000150796332537" calcext:value-type="float">
            <text:p>1.51E-05</text:p>
          </table:table-cell>
          <table:table-cell table:style-name="ce11" office:value-type="float" office:value="0.001275281" calcext:value-type="float">
            <text:p>0.001275281</text:p>
          </table:table-cell>
          <table:table-cell table:style-name="ce6" office:value-type="float" office:value="0.0000336398039531" calcext:value-type="float">
            <text:p>3.36E-05</text:p>
          </table:table-cell>
          <table:table-cell table:style-name="ce11" office:value-type="float" office:value="0.0005107586" calcext:value-type="float">
            <text:p>0.0005107586</text:p>
          </table:table-cell>
          <table:table-cell table:style-name="ce6" office:value-type="float" office:value="0.0000198457338612" calcext:value-type="float">
            <text:p>1.98E-05</text:p>
          </table:table-cell>
          <table:table-cell table:style-name="ce11" office:value-type="float" office:value="0.001643069" calcext:value-type="float">
            <text:p>0.001643069</text:p>
          </table:table-cell>
          <table:table-cell office:value-type="float" office:value="0.00034088720997" calcext:value-type="float">
            <text:p>0.00034088720997</text:p>
          </table:table-cell>
          <table:table-cell office:value-type="float" office:value="0.0005855344" calcext:value-type="float">
            <text:p>0.0005855344</text:p>
          </table:table-cell>
          <table:table-cell table:style-name="ce6" office:value-type="float" office:value="0.0000126240979805" calcext:value-type="float">
            <text:p>1.26E-05</text:p>
          </table:table-cell>
          <table:table-cell office:value-type="float" office:value="0.001302271" calcext:value-type="float">
            <text:p>0.001302271</text:p>
          </table:table-cell>
          <table:table-cell office:value-type="float" office:value="0.000208782548571" calcext:value-type="float">
            <text:p>0.000208782548571</text:p>
          </table:table-cell>
          <table:table-cell office:value-type="float" office:value="0.000512897" calcext:value-type="float">
            <text:p>0.000512897</text:p>
          </table:table-cell>
          <table:table-cell table:style-name="ce6" office:value-type="float" office:value="0.0000149609273183" calcext:value-type="float">
            <text:p>1.50E-05</text:p>
          </table:table-cell>
          <table:table-cell office:value-type="float" office:value="0.002318205" calcext:value-type="float">
            <text:p>0.002318205</text:p>
          </table:table-cell>
          <table:table-cell office:value-type="float" office:value="0.00059227120984" calcext:value-type="float">
            <text:p>0.00059227120984</text:p>
          </table:table-cell>
          <table:table-cell office:value-type="float" office:value="0.0006661096" calcext:value-type="float">
            <text:p>0.0006661096</text:p>
          </table:table-cell>
          <table:table-cell table:style-name="ce6" office:value-type="float" office:value="0.0000170135463166" calcext:value-type="float">
            <text:p>1.70E-05</text:p>
          </table:table-cell>
          <table:table-cell office:value-type="float" office:value="0.001192747" calcext:value-type="float">
            <text:p>0.001192747</text:p>
          </table:table-cell>
          <table:table-cell table:style-name="ce6" office:value-type="float" office:value="0.0000313292990488" calcext:value-type="float">
            <text:p>3.13E-05</text:p>
          </table:table-cell>
          <table:table-cell office:value-type="float" office:value="0.0005660523" calcext:value-type="float">
            <text:p>0.0005660523</text:p>
          </table:table-cell>
          <table:table-cell table:style-name="ce6" office:value-type="float" office:value="0.000012543130152" calcext:value-type="float">
            <text:p>1.25E-05</text:p>
          </table:table-cell>
          <table:table-cell office:value-type="float" office:value="0.002022988" calcext:value-type="float">
            <text:p>0.002022988</text:p>
          </table:table-cell>
          <table:table-cell table:style-name="ce6" office:value-type="float" office:value="0.000018161100554" calcext:value-type="float">
            <text:p>1.82E-05</text:p>
          </table:table-cell>
          <table:table-cell office:value-type="float" office:value="0.2439499" calcext:value-type="float">
            <text:p>0.2439499</text:p>
          </table:table-cell>
          <table:table-cell office:value-type="float" office:value="0.00287694407508" calcext:value-type="float">
            <text:p>0.00287694407508</text:p>
          </table:table-cell>
          <table:table-cell table:style-name="ce11" office:value-type="float" office:value="0.0001151812" calcext:value-type="float">
            <text:p>0.0001151812</text:p>
          </table:table-cell>
          <table:table-cell table:style-name="ce6" office:value-type="float" office:value="0.00000858825625556" calcext:value-type="float">
            <text:p>8.59E-06</text:p>
          </table:table-cell>
          <table:table-cell table:style-name="ce14" office:value-type="float" office:value="0.0000789588" calcext:value-type="float">
            <text:p>7.90E-05</text:p>
          </table:table-cell>
          <table:table-cell table:style-name="ce6" office:value-type="float" office:value="0.00000442381815479" calcext:value-type="float">
            <text:p>4.42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1" office:value-type="float" office:value="0.001878921" calcext:value-type="float">
            <text:p>0.001878921</text:p>
          </table:table-cell>
          <table:table-cell table:style-name="ce6" office:value-type="float" office:value="0.0000453289972068" calcext:value-type="float">
            <text:p>4.53E-05</text:p>
          </table:table-cell>
          <table:table-cell table:style-name="ce11" office:value-type="float" office:value="0.001505057" calcext:value-type="float">
            <text:p>0.001505057</text:p>
          </table:table-cell>
          <table:table-cell office:value-type="float" office:value="0.000537877225666" calcext:value-type="float">
            <text:p>0.000537877225666</text:p>
          </table:table-cell>
          <table:table-cell table:style-name="ce11" office:value-type="float" office:value="0.00172225" calcext:value-type="float">
            <text:p>0.00172225</text:p>
          </table:table-cell>
          <table:table-cell table:style-name="ce6" office:value-type="float" office:value="0.0000598779349084" calcext:value-type="float">
            <text:p>5.99E-05</text:p>
          </table:table-cell>
          <table:table-cell table:style-name="ce11" office:value-type="float" office:value="0.002038553" calcext:value-type="float">
            <text:p>0.002038553</text:p>
          </table:table-cell>
          <table:table-cell office:value-type="float" office:value="0.000498976126039" calcext:value-type="float">
            <text:p>0.000498976126039</text:p>
          </table:table-cell>
          <table:table-cell office:value-type="float" office:value="0.002167088" calcext:value-type="float">
            <text:p>0.002167088</text:p>
          </table:table-cell>
          <table:table-cell table:style-name="ce6" office:value-type="float" office:value="0.0000412495744894" calcext:value-type="float">
            <text:p>4.12E-05</text:p>
          </table:table-cell>
          <table:table-cell office:value-type="float" office:value="0.001439684" calcext:value-type="float">
            <text:p>0.001439684</text:p>
          </table:table-cell>
          <table:table-cell office:value-type="float" office:value="0.000325717434808" calcext:value-type="float">
            <text:p>0.000325717434808</text:p>
          </table:table-cell>
          <table:table-cell office:value-type="float" office:value="0.001904534" calcext:value-type="float">
            <text:p>0.001904534</text:p>
          </table:table-cell>
          <table:table-cell office:value-type="float" office:value="0.000100922003239" calcext:value-type="float">
            <text:p>0.000100922003239</text:p>
          </table:table-cell>
          <table:table-cell office:value-type="float" office:value="0.00248702" calcext:value-type="float">
            <text:p>0.00248702</text:p>
          </table:table-cell>
          <table:table-cell office:value-type="float" office:value="0.00061353967645" calcext:value-type="float">
            <text:p>0.00061353967645</text:p>
          </table:table-cell>
          <table:table-cell office:value-type="float" office:value="0.00247285" calcext:value-type="float">
            <text:p>0.00247285</text:p>
          </table:table-cell>
          <table:table-cell table:style-name="ce6" office:value-type="float" office:value="0.0000979280712224" calcext:value-type="float">
            <text:p>9.79E-05</text:p>
          </table:table-cell>
          <table:table-cell office:value-type="float" office:value="0.001280401" calcext:value-type="float">
            <text:p>0.001280401</text:p>
          </table:table-cell>
          <table:table-cell office:value-type="float" office:value="0.000102611805629" calcext:value-type="float">
            <text:p>0.000102611805629</text:p>
          </table:table-cell>
          <table:table-cell office:value-type="float" office:value="0.002075126" calcext:value-type="float">
            <text:p>0.002075126</text:p>
          </table:table-cell>
          <table:table-cell table:style-name="ce6" office:value-type="float" office:value="0.0000644803374336" calcext:value-type="float">
            <text:p>6.45E-05</text:p>
          </table:table-cell>
          <table:table-cell office:value-type="float" office:value="0.002433757" calcext:value-type="float">
            <text:p>0.002433757</text:p>
          </table:table-cell>
          <table:table-cell office:value-type="float" office:value="0.000633975598673" calcext:value-type="float">
            <text:p>0.000633975598673</text:p>
          </table:table-cell>
          <table:table-cell office:value-type="float" office:value="0.2483392" calcext:value-type="float">
            <text:p>0.2483392</text:p>
          </table:table-cell>
          <table:table-cell office:value-type="float" office:value="0.00330555686349" calcext:value-type="float">
            <text:p>0.00330555686349</text:p>
          </table:table-cell>
          <table:table-cell table:style-name="ce11" office:value-type="float" office:value="0.0004562209" calcext:value-type="float">
            <text:p>0.0004562209</text:p>
          </table:table-cell>
          <table:table-cell table:style-name="ce6" office:value-type="float" office:value="0.0000164455653087" calcext:value-type="float">
            <text:p>1.64E-05</text:p>
          </table:table-cell>
          <table:table-cell table:style-name="ce11" office:value-type="float" office:value="0.0002856499" calcext:value-type="float">
            <text:p>0.0002856499</text:p>
          </table:table-cell>
          <table:table-cell table:style-name="ce6" office:value-type="float" office:value="0.0000127213619768" calcext:value-type="float">
            <text:p>1.27E-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1" office:value-type="float" office:value="0.007316529" calcext:value-type="float">
            <text:p>0.007316529</text:p>
          </table:table-cell>
          <table:table-cell office:value-type="float" office:value="0.000151111087942" calcext:value-type="float">
            <text:p>0.000151111087942</text:p>
          </table:table-cell>
          <table:table-cell table:style-name="ce11" office:value-type="float" office:value="0.001819966" calcext:value-type="float">
            <text:p>0.001819966</text:p>
          </table:table-cell>
          <table:table-cell office:value-type="float" office:value="0.00023932390572" calcext:value-type="float">
            <text:p>0.00023932390572</text:p>
          </table:table-cell>
          <table:table-cell table:style-name="ce11" office:value-type="float" office:value="0.006573761" calcext:value-type="float">
            <text:p>0.006573761</text:p>
          </table:table-cell>
          <table:table-cell office:value-type="float" office:value="0.000465806187699" calcext:value-type="float">
            <text:p>0.000465806187699</text:p>
          </table:table-cell>
          <table:table-cell table:style-name="ce11" office:value-type="float" office:value="0.002651087" calcext:value-type="float">
            <text:p>0.002651087</text:p>
          </table:table-cell>
          <table:table-cell office:value-type="float" office:value="0.000313953296705" calcext:value-type="float">
            <text:p>0.000313953296705</text:p>
          </table:table-cell>
          <table:table-cell office:value-type="float" office:value="0.008404255" calcext:value-type="float">
            <text:p>0.008404255</text:p>
          </table:table-cell>
          <table:table-cell office:value-type="float" office:value="0.000111931810517" calcext:value-type="float">
            <text:p>0.000111931810517</text:p>
          </table:table-cell>
          <table:table-cell office:value-type="float" office:value="0.001689159" calcext:value-type="float">
            <text:p>0.001689159</text:p>
          </table:table-cell>
          <table:table-cell table:style-name="ce6" office:value-type="float" office:value="0.0000645785402006" calcext:value-type="float">
            <text:p>6.46E-05</text:p>
          </table:table-cell>
          <table:table-cell office:value-type="float" office:value="0.00716206" calcext:value-type="float">
            <text:p>0.00716206</text:p>
          </table:table-cell>
          <table:table-cell office:value-type="float" office:value="0.000137503257093" calcext:value-type="float">
            <text:p>0.000137503257093</text:p>
          </table:table-cell>
          <table:table-cell office:value-type="float" office:value="0.002918729" calcext:value-type="float">
            <text:p>0.002918729</text:p>
          </table:table-cell>
          <table:table-cell office:value-type="float" office:value="0.000584105253195" calcext:value-type="float">
            <text:p>0.000584105253195</text:p>
          </table:table-cell>
          <table:table-cell office:value-type="float" office:value="0.009568838" calcext:value-type="float">
            <text:p>0.009568838</text:p>
          </table:table-cell>
          <table:table-cell office:value-type="float" office:value="0.000165228219395" calcext:value-type="float">
            <text:p>0.000165228219395</text:p>
          </table:table-cell>
          <table:table-cell office:value-type="float" office:value="0.001827453" calcext:value-type="float">
            <text:p>0.001827453</text:p>
          </table:table-cell>
          <table:table-cell office:value-type="float" office:value="0.000445062791127" calcext:value-type="float">
            <text:p>0.000445062791127</text:p>
          </table:table-cell>
          <table:table-cell office:value-type="float" office:value="0.007997911" calcext:value-type="float">
            <text:p>0.007997911</text:p>
          </table:table-cell>
          <table:table-cell office:value-type="float" office:value="0.00012462686267" calcext:value-type="float">
            <text:p>0.00012462686267</text:p>
          </table:table-cell>
          <table:table-cell office:value-type="float" office:value="0.002628069" calcext:value-type="float">
            <text:p>0.002628069</text:p>
          </table:table-cell>
          <table:table-cell table:style-name="ce6" office:value-type="float" office:value="0.0000749512302842" calcext:value-type="float">
            <text:p>7.50E-05</text:p>
          </table:table-cell>
          <table:table-cell office:value-type="float" office:value="0.2465815" calcext:value-type="float">
            <text:p>0.2465815</text:p>
          </table:table-cell>
          <table:table-cell office:value-type="float" office:value="0.00372346867107" calcext:value-type="float">
            <text:p>0.00372346867107</text:p>
          </table:table-cell>
          <table:table-cell table:style-name="ce11" office:value-type="float" office:value="0.002089078" calcext:value-type="float">
            <text:p>0.002089078</text:p>
          </table:table-cell>
          <table:table-cell office:value-type="float" office:value="0.000272891427039" calcext:value-type="float">
            <text:p>0.000272891427039</text:p>
          </table:table-cell>
          <table:table-cell table:style-name="ce11" office:value-type="float" office:value="0.001129574" calcext:value-type="float">
            <text:p>0.001129574</text:p>
          </table:table-cell>
          <table:table-cell table:style-name="ce6" office:value-type="float" office:value="0.0000489584788253" calcext:value-type="float">
            <text:p>4.90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1" office:value-type="float" office:value="0.02857433" calcext:value-type="float">
            <text:p>0.02857433</text:p>
          </table:table-cell>
          <table:table-cell office:value-type="float" office:value="0.000480464872227" calcext:value-type="float">
            <text:p>0.000480464872227</text:p>
          </table:table-cell>
          <table:table-cell table:style-name="ce11" office:value-type="float" office:value="0.003851824" calcext:value-type="float">
            <text:p>0.003851824</text:p>
          </table:table-cell>
          <table:table-cell office:value-type="float" office:value="0.000130103645196" calcext:value-type="float">
            <text:p>0.000130103645196</text:p>
          </table:table-cell>
          <table:table-cell table:style-name="ce11" office:value-type="float" office:value="0.02500573" calcext:value-type="float">
            <text:p>0.02500573</text:p>
          </table:table-cell>
          <table:table-cell office:value-type="float" office:value="0.000718435530317" calcext:value-type="float">
            <text:p>0.000718435530317</text:p>
          </table:table-cell>
          <table:table-cell table:style-name="ce11" office:value-type="float" office:value="0.004675831" calcext:value-type="float">
            <text:p>0.004675831</text:p>
          </table:table-cell>
          <table:table-cell office:value-type="float" office:value="0.000196100705503" calcext:value-type="float">
            <text:p>0.000196100705503</text:p>
          </table:table-cell>
          <table:table-cell office:value-type="float" office:value="0.03265791" calcext:value-type="float">
            <text:p>0.03265791</text:p>
          </table:table-cell>
          <table:table-cell office:value-type="float" office:value="0.00090235907173" calcext:value-type="float">
            <text:p>0.00090235907173</text:p>
          </table:table-cell>
          <table:table-cell office:value-type="float" office:value="0.00392841" calcext:value-type="float">
            <text:p>0.00392841</text:p>
          </table:table-cell>
          <table:table-cell office:value-type="float" office:value="0.000246101175174" calcext:value-type="float">
            <text:p>0.000246101175174</text:p>
          </table:table-cell>
          <table:table-cell office:value-type="float" office:value="0.02824495" calcext:value-type="float">
            <text:p>0.02824495</text:p>
          </table:table-cell>
          <table:table-cell office:value-type="float" office:value="0.000641383809951" calcext:value-type="float">
            <text:p>0.000641383809951</text:p>
          </table:table-cell>
          <table:table-cell office:value-type="float" office:value="0.004923855" calcext:value-type="float">
            <text:p>0.004923855</text:p>
          </table:table-cell>
          <table:table-cell office:value-type="float" office:value="0.000142306264893" calcext:value-type="float">
            <text:p>0.000142306264893</text:p>
          </table:table-cell>
          <table:table-cell office:value-type="float" office:value="0.03727576" calcext:value-type="float">
            <text:p>0.03727576</text:p>
          </table:table-cell>
          <table:table-cell office:value-type="float" office:value="0.000586300414463" calcext:value-type="float">
            <text:p>0.000586300414463</text:p>
          </table:table-cell>
          <table:table-cell office:value-type="float" office:value="0.003890964" calcext:value-type="float">
            <text:p>0.003890964</text:p>
          </table:table-cell>
          <table:table-cell office:value-type="float" office:value="0.000292230114282" calcext:value-type="float">
            <text:p>0.000292230114282</text:p>
          </table:table-cell>
          <table:table-cell office:value-type="float" office:value="0.03145775" calcext:value-type="float">
            <text:p>0.03145775</text:p>
          </table:table-cell>
          <table:table-cell office:value-type="float" office:value="0.000393746134373" calcext:value-type="float">
            <text:p>0.000393746134373</text:p>
          </table:table-cell>
          <table:table-cell office:value-type="float" office:value="0.005026491" calcext:value-type="float">
            <text:p>0.005026491</text:p>
          </table:table-cell>
          <table:table-cell office:value-type="float" office:value="0.000610095085585" calcext:value-type="float">
            <text:p>0.000610095085585</text:p>
          </table:table-cell>
          <table:table-cell office:value-type="float" office:value="0.2477074" calcext:value-type="float">
            <text:p>0.2477074</text:p>
          </table:table-cell>
          <table:table-cell office:value-type="float" office:value="0.00257111092288" calcext:value-type="float">
            <text:p>0.00257111092288</text:p>
          </table:table-cell>
          <table:table-cell table:style-name="ce11" office:value-type="float" office:value="0.009098232" calcext:value-type="float">
            <text:p>0.009098232</text:p>
          </table:table-cell>
          <table:table-cell office:value-type="float" office:value="0.000572067666176" calcext:value-type="float">
            <text:p>0.000572067666176</text:p>
          </table:table-cell>
          <table:table-cell table:style-name="ce11" office:value-type="float" office:value="0.004544765" calcext:value-type="float">
            <text:p>0.004544765</text:p>
          </table:table-cell>
          <table:table-cell table:style-name="ce6" office:value-type="float" office:value="0.0000492869302599" calcext:value-type="float">
            <text:p>4.93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11" office:value-type="float" office:value="0.1140919" calcext:value-type="float">
            <text:p>0.1140919</text:p>
          </table:table-cell>
          <table:table-cell office:value-type="float" office:value="0.00413265963461" calcext:value-type="float">
            <text:p>0.00413265963461</text:p>
          </table:table-cell>
          <table:table-cell table:style-name="ce11" office:value-type="float" office:value="0.01096288" calcext:value-type="float">
            <text:p>0.01096288</text:p>
          </table:table-cell>
          <table:table-cell office:value-type="float" office:value="0.00048383913718" calcext:value-type="float">
            <text:p>0.00048383913718</text:p>
          </table:table-cell>
          <table:table-cell table:style-name="ce11" office:value-type="float" office:value="0.1043088" calcext:value-type="float">
            <text:p>0.1043088</text:p>
          </table:table-cell>
          <table:table-cell office:value-type="float" office:value="0.00129226586532" calcext:value-type="float">
            <text:p>0.00129226586532</text:p>
          </table:table-cell>
          <table:table-cell table:style-name="ce11" office:value-type="float" office:value="0.01149393" calcext:value-type="float">
            <text:p>0.01149393</text:p>
          </table:table-cell>
          <table:table-cell office:value-type="float" office:value="0.000186964714734" calcext:value-type="float">
            <text:p>0.000186964714734</text:p>
          </table:table-cell>
          <table:table-cell office:value-type="float" office:value="0.1307912" calcext:value-type="float">
            <text:p>0.1307912</text:p>
          </table:table-cell>
          <table:table-cell office:value-type="float" office:value="0.0027932630381" calcext:value-type="float">
            <text:p>0.0027932630381</text:p>
          </table:table-cell>
          <table:table-cell office:value-type="float" office:value="0.01105755" calcext:value-type="float">
            <text:p>0.01105755</text:p>
          </table:table-cell>
          <table:table-cell office:value-type="float" office:value="0.000815102134364" calcext:value-type="float">
            <text:p>0.000815102134364</text:p>
          </table:table-cell>
          <table:table-cell office:value-type="float" office:value="0.1139819" calcext:value-type="float">
            <text:p>0.1139819</text:p>
          </table:table-cell>
          <table:table-cell office:value-type="float" office:value="0.00226872438216" calcext:value-type="float">
            <text:p>0.00226872438216</text:p>
          </table:table-cell>
          <table:table-cell office:value-type="float" office:value="0.01207397" calcext:value-type="float">
            <text:p>0.01207397</text:p>
          </table:table-cell>
          <table:table-cell office:value-type="float" office:value="0.000563226682311" calcext:value-type="float">
            <text:p>0.000563226682311</text:p>
          </table:table-cell>
          <table:table-cell office:value-type="float" office:value="0.1549379" calcext:value-type="float">
            <text:p>0.1549379</text:p>
          </table:table-cell>
          <table:table-cell office:value-type="float" office:value="0.00772792581702" calcext:value-type="float">
            <text:p>0.00772792581702</text:p>
          </table:table-cell>
          <table:table-cell office:value-type="float" office:value="0.01105857" calcext:value-type="float">
            <text:p>0.01105857</text:p>
          </table:table-cell>
          <table:table-cell office:value-type="float" office:value="0.000766675486978" calcext:value-type="float">
            <text:p>0.000766675486978</text:p>
          </table:table-cell>
          <table:table-cell office:value-type="float" office:value="0.1270971" calcext:value-type="float">
            <text:p>0.1270971</text:p>
          </table:table-cell>
          <table:table-cell office:value-type="float" office:value="0.00244681672791" calcext:value-type="float">
            <text:p>0.00244681672791</text:p>
          </table:table-cell>
          <table:table-cell office:value-type="float" office:value="0.01183338" calcext:value-type="float">
            <text:p>0.01183338</text:p>
          </table:table-cell>
          <table:table-cell office:value-type="float" office:value="0.000281377657646" calcext:value-type="float">
            <text:p>0.000281377657646</text:p>
          </table:table-cell>
          <table:table-cell office:value-type="float" office:value="0.2483581" calcext:value-type="float">
            <text:p>0.2483581</text:p>
          </table:table-cell>
          <table:table-cell office:value-type="float" office:value="0.00462171849833" calcext:value-type="float">
            <text:p>0.00462171849833</text:p>
          </table:table-cell>
          <table:table-cell table:style-name="ce11" office:value-type="float" office:value="0.03749602" calcext:value-type="float">
            <text:p>0.03749602</text:p>
          </table:table-cell>
          <table:table-cell office:value-type="float" office:value="0.00126494816828" calcext:value-type="float">
            <text:p>0.00126494816828</text:p>
          </table:table-cell>
          <table:table-cell table:style-name="ce11" office:value-type="float" office:value="0.01772195" calcext:value-type="float">
            <text:p>0.01772195</text:p>
          </table:table-cell>
          <table:table-cell office:value-type="float" office:value="0.000217768022599" calcext:value-type="float">
            <text:p>0.00021776802259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1" office:value-type="float" office:value="0.4900483" calcext:value-type="float">
            <text:p>0.4900483</text:p>
          </table:table-cell>
          <table:table-cell office:value-type="float" office:value="0.00748517862995" calcext:value-type="float">
            <text:p>0.00748517862995</text:p>
          </table:table-cell>
          <table:table-cell table:style-name="ce11" office:value-type="float" office:value="0.03794302" calcext:value-type="float">
            <text:p>0.03794302</text:p>
          </table:table-cell>
          <table:table-cell office:value-type="float" office:value="0.000559813147001" calcext:value-type="float">
            <text:p>0.000559813147001</text:p>
          </table:table-cell>
          <table:table-cell table:style-name="ce11" office:value-type="float" office:value="0.4149983" calcext:value-type="float">
            <text:p>0.4149983</text:p>
          </table:table-cell>
          <table:table-cell office:value-type="float" office:value="0.00922109316308" calcext:value-type="float">
            <text:p>0.00922109316308</text:p>
          </table:table-cell>
          <table:table-cell table:style-name="ce11" office:value-type="float" office:value="0.03869692" calcext:value-type="float">
            <text:p>0.03869692</text:p>
          </table:table-cell>
          <table:table-cell office:value-type="float" office:value="0.000590369608899" calcext:value-type="float">
            <text:p>0.000590369608899</text:p>
          </table:table-cell>
          <table:table-cell office:value-type="float" office:value="0.5609352" calcext:value-type="float">
            <text:p>0.5609352</text:p>
          </table:table-cell>
          <table:table-cell office:value-type="float" office:value="0.00830941374854" calcext:value-type="float">
            <text:p>0.00830941374854</text:p>
          </table:table-cell>
          <table:table-cell office:value-type="float" office:value="0.03749569" calcext:value-type="float">
            <text:p>0.03749569</text:p>
          </table:table-cell>
          <table:table-cell office:value-type="float" office:value="0.000311787849703" calcext:value-type="float">
            <text:p>0.000311787849703</text:p>
          </table:table-cell>
          <table:table-cell office:value-type="float" office:value="0.4700903" calcext:value-type="float">
            <text:p>0.4700903</text:p>
          </table:table-cell>
          <table:table-cell office:value-type="float" office:value="0.00970982579143" calcext:value-type="float">
            <text:p>0.00970982579143</text:p>
          </table:table-cell>
          <table:table-cell office:value-type="float" office:value="0.03884085" calcext:value-type="float">
            <text:p>0.03884085</text:p>
          </table:table-cell>
          <table:table-cell office:value-type="float" office:value="0.000376768447163" calcext:value-type="float">
            <text:p>0.000376768447163</text:p>
          </table:table-cell>
          <table:table-cell office:value-type="float" office:value="0.6311318" calcext:value-type="float">
            <text:p>0.6311318</text:p>
          </table:table-cell>
          <table:table-cell office:value-type="float" office:value="0.00959801698037" calcext:value-type="float">
            <text:p>0.00959801698037</text:p>
          </table:table-cell>
          <table:table-cell office:value-type="float" office:value="0.03747308" calcext:value-type="float">
            <text:p>0.03747308</text:p>
          </table:table-cell>
          <table:table-cell office:value-type="float" office:value="0.000364926969254" calcext:value-type="float">
            <text:p>0.000364926969254</text:p>
          </table:table-cell>
          <table:table-cell office:value-type="float" office:value="0.5237662" calcext:value-type="float">
            <text:p>0.5237662</text:p>
          </table:table-cell>
          <table:table-cell office:value-type="float" office:value="0.00950570465913" calcext:value-type="float">
            <text:p>0.00950570465913</text:p>
          </table:table-cell>
          <table:table-cell office:value-type="float" office:value="0.03874878" calcext:value-type="float">
            <text:p>0.03874878</text:p>
          </table:table-cell>
          <table:table-cell office:value-type="float" office:value="0.000527144645551" calcext:value-type="float">
            <text:p>0.000527144645551</text:p>
          </table:table-cell>
          <table:table-cell office:value-type="float" office:value="0.2743346" calcext:value-type="float">
            <text:p>0.2743346</text:p>
          </table:table-cell>
          <table:table-cell office:value-type="float" office:value="0.00313967398166" calcext:value-type="float">
            <text:p>0.00313967398166</text:p>
          </table:table-cell>
          <table:table-cell table:style-name="ce11" office:value-type="float" office:value="0.1677715" calcext:value-type="float">
            <text:p>0.1677715</text:p>
          </table:table-cell>
          <table:table-cell office:value-type="float" office:value="0.00185644691997" calcext:value-type="float">
            <text:p>0.00185644691997</text:p>
          </table:table-cell>
          <table:table-cell table:style-name="ce11" office:value-type="float" office:value="0.08110103" calcext:value-type="float">
            <text:p>0.08110103</text:p>
          </table:table-cell>
          <table:table-cell office:value-type="float" office:value="0.000504501078184" calcext:value-type="float">
            <text:p>0.00050450107818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1" office:value-type="float" office:value="1.950392" calcext:value-type="float">
            <text:p>1.950392</text:p>
          </table:table-cell>
          <table:table-cell office:value-type="float" office:value="0.0312101781119" calcext:value-type="float">
            <text:p>0.0312101781119</text:p>
          </table:table-cell>
          <table:table-cell table:style-name="ce11" office:value-type="float" office:value="0.1457644" calcext:value-type="float">
            <text:p>0.1457644</text:p>
          </table:table-cell>
          <table:table-cell office:value-type="float" office:value="0.00441653630499" calcext:value-type="float">
            <text:p>0.00441653630499</text:p>
          </table:table-cell>
          <table:table-cell table:style-name="ce11" office:value-type="float" office:value="1.651057" calcext:value-type="float">
            <text:p>1.651057</text:p>
          </table:table-cell>
          <table:table-cell office:value-type="float" office:value="0.0319322933199" calcext:value-type="float">
            <text:p>0.0319322933199</text:p>
          </table:table-cell>
          <table:table-cell table:style-name="ce11" office:value-type="float" office:value="0.1436905" calcext:value-type="float">
            <text:p>0.1436905</text:p>
          </table:table-cell>
          <table:table-cell office:value-type="float" office:value="0.00125294863334" calcext:value-type="float">
            <text:p>0.00125294863334</text:p>
          </table:table-cell>
          <table:table-cell office:value-type="float" office:value="2.234249" calcext:value-type="float">
            <text:p>2.234249</text:p>
          </table:table-cell>
          <table:table-cell office:value-type="float" office:value="0.0285927245797" calcext:value-type="float">
            <text:p>0.0285927245797</text:p>
          </table:table-cell>
          <table:table-cell office:value-type="float" office:value="0.1442566" calcext:value-type="float">
            <text:p>0.1442566</text:p>
          </table:table-cell>
          <table:table-cell office:value-type="float" office:value="0.00141704859165" calcext:value-type="float">
            <text:p>0.00141704859165</text:p>
          </table:table-cell>
          <table:table-cell office:value-type="float" office:value="1.881257" calcext:value-type="float">
            <text:p>1.881257</text:p>
          </table:table-cell>
          <table:table-cell office:value-type="float" office:value="0.0423187282024" calcext:value-type="float">
            <text:p>0.0423187282024</text:p>
          </table:table-cell>
          <table:table-cell office:value-type="float" office:value="0.1471148" calcext:value-type="float">
            <text:p>0.1471148</text:p>
          </table:table-cell>
          <table:table-cell office:value-type="float" office:value="0.00300470922239" calcext:value-type="float">
            <text:p>0.00300470922239</text:p>
          </table:table-cell>
          <table:table-cell office:value-type="float" office:value="2.508519" calcext:value-type="float">
            <text:p>2.508519</text:p>
          </table:table-cell>
          <table:table-cell office:value-type="float" office:value="0.0251039157857" calcext:value-type="float">
            <text:p>0.0251039157857</text:p>
          </table:table-cell>
          <table:table-cell office:value-type="float" office:value="0.1430145" calcext:value-type="float">
            <text:p>0.1430145</text:p>
          </table:table-cell>
          <table:table-cell office:value-type="float" office:value="0.00148708546044" calcext:value-type="float">
            <text:p>0.00148708546044</text:p>
          </table:table-cell>
          <table:table-cell office:value-type="float" office:value="2.079742" calcext:value-type="float">
            <text:p>2.079742</text:p>
          </table:table-cell>
          <table:table-cell office:value-type="float" office:value="0.0366553754736" calcext:value-type="float">
            <text:p>0.0366553754736</text:p>
          </table:table-cell>
          <table:table-cell office:value-type="float" office:value="0.1457826" calcext:value-type="float">
            <text:p>0.1457826</text:p>
          </table:table-cell>
          <table:table-cell office:value-type="float" office:value="0.00116993012137" calcext:value-type="float">
            <text:p>0.00116993012137</text:p>
          </table:table-cell>
          <table:table-cell office:value-type="float" office:value="0.4143509" calcext:value-type="float">
            <text:p>0.4143509</text:p>
          </table:table-cell>
          <table:table-cell office:value-type="float" office:value="0.0837200728041" calcext:value-type="float">
            <text:p>0.0837200728041</text:p>
          </table:table-cell>
          <table:table-cell table:style-name="ce11" office:value-type="float" office:value="0.6684781" calcext:value-type="float">
            <text:p>0.6684781</text:p>
          </table:table-cell>
          <table:table-cell office:value-type="float" office:value="0.0114622085176" calcext:value-type="float">
            <text:p>0.0114622085176</text:p>
          </table:table-cell>
          <table:table-cell table:style-name="ce11" office:value-type="float" office:value="0.3199187" calcext:value-type="float">
            <text:p>0.3199187</text:p>
          </table:table-cell>
          <table:table-cell office:value-type="float" office:value="0.00204164830196" calcext:value-type="float">
            <text:p>0.00204164830196</text:p>
          </table:table-cell>
        </table:table-row>
        <table:table-row table:style-name="ro1" table:number-rows-repeated="7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2"/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ACC</text:p>
          </table:table-cell>
          <table:table-cell table:style-name="ce1"/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acc_r</text:p>
          </table:table-cell>
          <table:table-cell table:style-name="ce2" office:value-type="string" calcext:value-type="string">
            <text:p>openacc_c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float" office:value="0.0000177892" calcext:value-type="float">
            <text:p>1.78E-05</text:p>
          </table:table-cell>
          <table:table-cell table:style-name="ce7" office:value-type="float" office:value="0.0000100807" calcext:value-type="float">
            <text:p>1.01E-05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7" office:value-type="float" office:value="0.0000331088" calcext:value-type="float">
            <text:p>3.31E-05</text:p>
          </table:table-cell>
          <table:table-cell table:style-name="ce7" office:value-type="float" office:value="0.0000305814" calcext:value-type="float">
            <text:p>3.06E-05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7" office:value-type="float" office:value="0.0000789588" calcext:value-type="float">
            <text:p>7.90E-05</text:p>
          </table:table-cell>
          <table:table-cell table:style-name="ce2" office:value-type="float" office:value="0.0001151812" calcext:value-type="float">
            <text:p>0.0001151812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02856499" calcext:value-type="float">
            <text:p>0.0002856499</text:p>
          </table:table-cell>
          <table:table-cell table:style-name="ce2" office:value-type="float" office:value="0.0004562209" calcext:value-type="float">
            <text:p>0.0004562209</text:p>
          </table:table-cell>
          <table:table-cell table:number-columns-repeated="3"/>
          <table:table-cell table:style-name="ce16" table:number-columns-repeated="5"/>
          <table:table-cell table:number-columns-repeated="20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1129574" calcext:value-type="float">
            <text:p>0.001129574</text:p>
          </table:table-cell>
          <table:table-cell table:style-name="ce2" office:value-type="float" office:value="0.002089078" calcext:value-type="float">
            <text:p>0.002089078</text:p>
          </table:table-cell>
          <table:table-cell table:number-columns-repeated="28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4544765" calcext:value-type="float">
            <text:p>0.004544765</text:p>
          </table:table-cell>
          <table:table-cell table:style-name="ce2" office:value-type="float" office:value="0.009098232" calcext:value-type="float">
            <text:p>0.009098232</text:p>
          </table:table-cell>
          <table:table-cell table:number-columns-repeated="28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1772195" calcext:value-type="float">
            <text:p>0.01772195</text:p>
          </table:table-cell>
          <table:table-cell table:style-name="ce2" office:value-type="float" office:value="0.03749602" calcext:value-type="float">
            <text:p>0.03749602</text:p>
          </table:table-cell>
          <table:table-cell table:number-columns-repeated="28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8110103" calcext:value-type="float">
            <text:p>0.08110103</text:p>
          </table:table-cell>
          <table:table-cell table:style-name="ce2" office:value-type="float" office:value="0.1677715" calcext:value-type="float">
            <text:p>0.1677715</text:p>
          </table:table-cell>
          <table:table-cell table:number-columns-repeated="28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3199187" calcext:value-type="float">
            <text:p>0.3199187</text:p>
          </table:table-cell>
          <table:table-cell table:style-name="ce2" office:value-type="float" office:value="0.6684781" calcext:value-type="float">
            <text:p>0.6684781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product-openacc-1d-pow2.dat</text:p>
          </table:table-cell>
          <table:table-cell table:style-name="Default"/>
          <table:table-cell table:number-columns-repeated="29"/>
        </table:table-row>
        <table:table-row table:style-name="ro1" table:number-rows-repeated="5">
          <table:table-cell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0.001569459" calcext:value-type="float">
            <text:p>0.001569459</text:p>
          </table:table-cell>
          <table:table-cell table:style-name="ce2" office:value-type="float" office:value="0.0001272645" calcext:value-type="float">
            <text:p>0.0001272645</text:p>
          </table:table-cell>
          <table:table-cell table:style-name="ce2" office:value-type="float" office:value="0.001258152" calcext:value-type="float">
            <text:p>0.001258152</text:p>
          </table:table-cell>
          <table:table-cell table:style-name="ce7" office:value-type="float" office:value="0.00009509" calcext:value-type="float">
            <text:p>9.51E-05</text:p>
          </table:table-cell>
          <table:table-cell table:number-columns-repeated="26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0.001664373" calcext:value-type="float">
            <text:p>0.001664373</text:p>
          </table:table-cell>
          <table:table-cell table:style-name="ce2" office:value-type="float" office:value="0.0002089693" calcext:value-type="float">
            <text:p>0.0002089693</text:p>
          </table:table-cell>
          <table:table-cell table:style-name="ce2" office:value-type="float" office:value="0.001262667" calcext:value-type="float">
            <text:p>0.001262667</text:p>
          </table:table-cell>
          <table:table-cell table:style-name="ce2" office:value-type="float" office:value="0.0001820806" calcext:value-type="float">
            <text:p>0.0001820806</text:p>
          </table:table-cell>
          <table:table-cell table:number-columns-repeated="2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0.001643069" calcext:value-type="float">
            <text:p>0.001643069</text:p>
          </table:table-cell>
          <table:table-cell table:style-name="ce2" office:value-type="float" office:value="0.0005107586" calcext:value-type="float">
            <text:p>0.0005107586</text:p>
          </table:table-cell>
          <table:table-cell table:style-name="ce2" office:value-type="float" office:value="0.001275281" calcext:value-type="float">
            <text:p>0.001275281</text:p>
          </table:table-cell>
          <table:table-cell table:style-name="ce2" office:value-type="float" office:value="0.0005183948" calcext:value-type="float">
            <text:p>0.0005183948</text:p>
          </table:table-cell>
          <table:table-cell table:number-columns-repeated="26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2038553" calcext:value-type="float">
            <text:p>0.002038553</text:p>
          </table:table-cell>
          <table:table-cell table:style-name="ce2" office:value-type="float" office:value="0.00172225" calcext:value-type="float">
            <text:p>0.00172225</text:p>
          </table:table-cell>
          <table:table-cell table:style-name="ce2" office:value-type="float" office:value="0.001505057" calcext:value-type="float">
            <text:p>0.001505057</text:p>
          </table:table-cell>
          <table:table-cell table:style-name="ce2" office:value-type="float" office:value="0.001878921" calcext:value-type="float">
            <text:p>0.001878921</text:p>
          </table:table-cell>
          <table:table-cell table:number-columns-repeated="26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2651087" calcext:value-type="float">
            <text:p>0.002651087</text:p>
          </table:table-cell>
          <table:table-cell table:style-name="ce2" office:value-type="float" office:value="0.006573761" calcext:value-type="float">
            <text:p>0.006573761</text:p>
          </table:table-cell>
          <table:table-cell table:style-name="ce2" office:value-type="float" office:value="0.001819966" calcext:value-type="float">
            <text:p>0.001819966</text:p>
          </table:table-cell>
          <table:table-cell table:style-name="ce2" office:value-type="float" office:value="0.007316529" calcext:value-type="float">
            <text:p>0.007316529</text:p>
          </table:table-cell>
          <table:table-cell table:number-columns-repeated="26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4675831" calcext:value-type="float">
            <text:p>0.004675831</text:p>
          </table:table-cell>
          <table:table-cell table:style-name="ce2" office:value-type="float" office:value="0.02500573" calcext:value-type="float">
            <text:p>0.02500573</text:p>
          </table:table-cell>
          <table:table-cell table:style-name="ce2" office:value-type="float" office:value="0.003851824" calcext:value-type="float">
            <text:p>0.003851824</text:p>
          </table:table-cell>
          <table:table-cell table:style-name="ce2" office:value-type="float" office:value="0.02857433" calcext:value-type="float">
            <text:p>0.02857433</text:p>
          </table:table-cell>
          <table:table-cell table:number-columns-repeated="26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1149393" calcext:value-type="float">
            <text:p>0.01149393</text:p>
          </table:table-cell>
          <table:table-cell table:style-name="ce2" office:value-type="float" office:value="0.1043088" calcext:value-type="float">
            <text:p>0.1043088</text:p>
          </table:table-cell>
          <table:table-cell table:style-name="ce2" office:value-type="float" office:value="0.01096288" calcext:value-type="float">
            <text:p>0.01096288</text:p>
          </table:table-cell>
          <table:table-cell table:style-name="ce2" office:value-type="float" office:value="0.1140919" calcext:value-type="float">
            <text:p>0.1140919</text:p>
          </table:table-cell>
          <table:table-cell table:number-columns-repeated="26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3869692" calcext:value-type="float">
            <text:p>0.03869692</text:p>
          </table:table-cell>
          <table:table-cell table:style-name="ce2" office:value-type="float" office:value="0.4149983" calcext:value-type="float">
            <text:p>0.4149983</text:p>
          </table:table-cell>
          <table:table-cell table:style-name="ce2" office:value-type="float" office:value="0.03794302" calcext:value-type="float">
            <text:p>0.03794302</text:p>
          </table:table-cell>
          <table:table-cell table:style-name="ce2" office:value-type="float" office:value="0.4900483" calcext:value-type="float">
            <text:p>0.4900483</text:p>
          </table:table-cell>
          <table:table-cell table:number-columns-repeated="26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1436905" calcext:value-type="float">
            <text:p>0.1436905</text:p>
          </table:table-cell>
          <table:table-cell table:style-name="ce2" office:value-type="float" office:value="1.651057" calcext:value-type="float">
            <text:p>1.651057</text:p>
          </table:table-cell>
          <table:table-cell table:style-name="ce2" office:value-type="float" office:value="0.1457644" calcext:value-type="float">
            <text:p>0.1457644</text:p>
          </table:table-cell>
          <table:table-cell table:style-name="ce2" office:value-type="float" office:value="1.950392" calcext:value-type="float">
            <text:p>1.950392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1d-pow2.dat</text:p>
          </table:table-cell>
          <table:table-cell table:style-name="Default"/>
          <table:table-cell table:number-columns-repeated="29"/>
        </table:table-row>
      </table:table>
      <table:table table:name="OPENACC 1D PRODINT" table:style-name="ta1">
        <table:table-column table:style-name="co1" table:number-columns-repeated="3" table:default-cell-style-name="ce2"/>
        <table:table-column table:style-name="co1" table:number-columns-repeated="28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FFT1DCEXECOPENACC_AVG</text:p>
          </table:table-cell>
          <table:table-cell table:style-name="Default"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ce14" office:value-type="float" office:value="0.0000894043" calcext:value-type="float">
            <text:p>8.94E-05</text:p>
          </table:table-cell>
          <table:table-cell table:style-name="ce6" office:value-type="float" office:value="0.00000255055671701" calcext:value-type="float">
            <text:p>2.55E-06</text:p>
          </table:table-cell>
          <table:table-cell table:style-name="ce11" office:value-type="float" office:value="0.001251249" calcext:value-type="float">
            <text:p>0.001251249</text:p>
          </table:table-cell>
          <table:table-cell table:style-name="ce6" office:value-type="float" office:value="0.0000211997182633" calcext:value-type="float">
            <text:p>2.12E-05</text:p>
          </table:table-cell>
          <table:table-cell table:style-name="ce11" office:value-type="float" office:value="0.0001253642" calcext:value-type="float">
            <text:p>0.0001253642</text:p>
          </table:table-cell>
          <table:table-cell table:style-name="ce6" office:value-type="float" office:value="0.00000166385601674" calcext:value-type="float">
            <text:p>1.66E-06</text:p>
          </table:table-cell>
          <table:table-cell table:style-name="ce11" office:value-type="float" office:value="0.001602937" calcext:value-type="float">
            <text:p>0.001602937</text:p>
          </table:table-cell>
          <table:table-cell office:value-type="float" office:value="0.000100936531659" calcext:value-type="float">
            <text:p>0.000100936531659</text:p>
          </table:table-cell>
          <table:table-cell table:style-name="ce6" office:value-type="float" office:value="0.0000910576" calcext:value-type="float">
            <text:p>9.11E-05</text:p>
          </table:table-cell>
          <table:table-cell table:style-name="ce6" office:value-type="float" office:value="0.00000461788797805" calcext:value-type="float">
            <text:p>4.62E-06</text:p>
          </table:table-cell>
          <table:table-cell office:value-type="float" office:value="0.001210659" calcext:value-type="float">
            <text:p>0.001210659</text:p>
          </table:table-cell>
          <table:table-cell table:style-name="ce6" office:value-type="float" office:value="0.0000268506053935" calcext:value-type="float">
            <text:p>2.69E-05</text:p>
          </table:table-cell>
          <table:table-cell table:style-name="ce6" office:value-type="float" office:value="0.0000860991" calcext:value-type="float">
            <text:p>8.61E-05</text:p>
          </table:table-cell>
          <table:table-cell table:style-name="ce6" office:value-type="float" office:value="0.00000181550589521" calcext:value-type="float">
            <text:p>1.82E-06</text:p>
          </table:table-cell>
          <table:table-cell office:value-type="float" office:value="0.00211382" calcext:value-type="float">
            <text:p>0.00211382</text:p>
          </table:table-cell>
          <table:table-cell office:value-type="float" office:value="0.000129801515314" calcext:value-type="float">
            <text:p>0.000129801515314</text:p>
          </table:table-cell>
          <table:table-cell table:style-name="ce6" office:value-type="float" office:value="0.000095898" calcext:value-type="float">
            <text:p>9.59E-05</text:p>
          </table:table-cell>
          <table:table-cell table:style-name="ce6" office:value-type="float" office:value="0.00000918484372334" calcext:value-type="float">
            <text:p>9.18E-06</text:p>
          </table:table-cell>
          <table:table-cell office:value-type="float" office:value="0.001221801" calcext:value-type="float">
            <text:p>0.001221801</text:p>
          </table:table-cell>
          <table:table-cell table:style-name="ce6" office:value-type="float" office:value="0.0000633432391288" calcext:value-type="float">
            <text:p>6.33E-05</text:p>
          </table:table-cell>
          <table:table-cell table:style-name="ce6" office:value-type="float" office:value="0.0000885725" calcext:value-type="float">
            <text:p>8.86E-05</text:p>
          </table:table-cell>
          <table:table-cell table:style-name="ce6" office:value-type="float" office:value="0.00000242511334214" calcext:value-type="float">
            <text:p>2.43E-06</text:p>
          </table:table-cell>
          <table:table-cell office:value-type="float" office:value="0.002282667" calcext:value-type="float">
            <text:p>0.002282667</text:p>
          </table:table-cell>
          <table:table-cell office:value-type="float" office:value="0.000591488070868" calcext:value-type="float">
            <text:p>0.000591488070868</text:p>
          </table:table-cell>
          <table:table-cell office:value-type="float" office:value="0.2432596" calcext:value-type="float">
            <text:p>0.2432596</text:p>
          </table:table-cell>
          <table:table-cell office:value-type="float" office:value="0.00349500475918" calcext:value-type="float">
            <text:p>0.00349500475918</text:p>
          </table:table-cell>
          <table:table-cell table:style-name="ce14" office:value-type="float" office:value="0.0000085821" calcext:value-type="float">
            <text:p>8.58E-06</text:p>
          </table:table-cell>
          <table:table-cell table:style-name="ce6" office:value-type="float" office:value="0.000000206673897723" calcext:value-type="float">
            <text:p>2.07E-07</text:p>
          </table:table-cell>
          <table:table-cell table:style-name="ce14" office:value-type="float" office:value="0.0000211941" calcext:value-type="float">
            <text:p>2.12E-05</text:p>
          </table:table-cell>
          <table:table-cell table:style-name="ce6" office:value-type="float" office:value="0.00000743580216774" calcext:value-type="float">
            <text:p>7.44E-06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table:style-name="ce11" office:value-type="float" office:value="0.0002139267" calcext:value-type="float">
            <text:p>0.0002139267</text:p>
          </table:table-cell>
          <table:table-cell table:style-name="ce6" office:value-type="float" office:value="0.0000058290498187" calcext:value-type="float">
            <text:p>5.83E-06</text:p>
          </table:table-cell>
          <table:table-cell table:style-name="ce11" office:value-type="float" office:value="0.001470619" calcext:value-type="float">
            <text:p>0.001470619</text:p>
          </table:table-cell>
          <table:table-cell office:value-type="float" office:value="0.000630145316705" calcext:value-type="float">
            <text:p>0.000630145316705</text:p>
          </table:table-cell>
          <table:table-cell table:style-name="ce11" office:value-type="float" office:value="0.0002449826" calcext:value-type="float">
            <text:p>0.0002449826</text:p>
          </table:table-cell>
          <table:table-cell table:style-name="ce6" office:value-type="float" office:value="0.00000539574820679" calcext:value-type="float">
            <text:p>5.40E-06</text:p>
          </table:table-cell>
          <table:table-cell table:style-name="ce11" office:value-type="float" office:value="0.001564776" calcext:value-type="float">
            <text:p>0.001564776</text:p>
          </table:table-cell>
          <table:table-cell table:style-name="ce6" office:value-type="float" office:value="0.0000968173090815" calcext:value-type="float">
            <text:p>9.68E-05</text:p>
          </table:table-cell>
          <table:table-cell office:value-type="float" office:value="0.0002346025" calcext:value-type="float">
            <text:p>0.0002346025</text:p>
          </table:table-cell>
          <table:table-cell table:style-name="ce6" office:value-type="float" office:value="0.00000533082353967" calcext:value-type="float">
            <text:p>5.33E-06</text:p>
          </table:table-cell>
          <table:table-cell office:value-type="float" office:value="0.001228178" calcext:value-type="float">
            <text:p>0.001228178</text:p>
          </table:table-cell>
          <table:table-cell table:style-name="ce6" office:value-type="float" office:value="0.0000553117644308" calcext:value-type="float">
            <text:p>5.53E-05</text:p>
          </table:table-cell>
          <table:table-cell office:value-type="float" office:value="0.0002074811" calcext:value-type="float">
            <text:p>0.0002074811</text:p>
          </table:table-cell>
          <table:table-cell table:style-name="ce6" office:value-type="float" office:value="0.00000180907425374" calcext:value-type="float">
            <text:p>1.81E-06</text:p>
          </table:table-cell>
          <table:table-cell office:value-type="float" office:value="0.002319289" calcext:value-type="float">
            <text:p>0.002319289</text:p>
          </table:table-cell>
          <table:table-cell office:value-type="float" office:value="0.000655762922293" calcext:value-type="float">
            <text:p>0.000655762922293</text:p>
          </table:table-cell>
          <table:table-cell office:value-type="float" office:value="0.0002579161" calcext:value-type="float">
            <text:p>0.0002579161</text:p>
          </table:table-cell>
          <table:table-cell table:style-name="ce6" office:value-type="float" office:value="0.00000812011832768" calcext:value-type="float">
            <text:p>8.12E-06</text:p>
          </table:table-cell>
          <table:table-cell office:value-type="float" office:value="0.001230562" calcext:value-type="float">
            <text:p>0.001230562</text:p>
          </table:table-cell>
          <table:table-cell table:style-name="ce6" office:value-type="float" office:value="0.0000515863064948" calcext:value-type="float">
            <text:p>5.16E-05</text:p>
          </table:table-cell>
          <table:table-cell office:value-type="float" office:value="0.000225768" calcext:value-type="float">
            <text:p>0.000225768</text:p>
          </table:table-cell>
          <table:table-cell table:style-name="ce6" office:value-type="float" office:value="0.00000796544810764" calcext:value-type="float">
            <text:p>7.97E-06</text:p>
          </table:table-cell>
          <table:table-cell office:value-type="float" office:value="0.002459454" calcext:value-type="float">
            <text:p>0.002459454</text:p>
          </table:table-cell>
          <table:table-cell office:value-type="float" office:value="0.000838751391497" calcext:value-type="float">
            <text:p>0.000838751391497</text:p>
          </table:table-cell>
          <table:table-cell office:value-type="float" office:value="0.2432744" calcext:value-type="float">
            <text:p>0.2432744</text:p>
          </table:table-cell>
          <table:table-cell office:value-type="float" office:value="0.00450137532563" calcext:value-type="float">
            <text:p>0.00450137532563</text:p>
          </table:table-cell>
          <table:table-cell table:style-name="ce14" office:value-type="float" office:value="0.0000365288" calcext:value-type="float">
            <text:p>3.65E-05</text:p>
          </table:table-cell>
          <table:table-cell table:style-name="ce6" office:value-type="float" office:value="0.000000305729655451" calcext:value-type="float">
            <text:p>3.06E-07</text:p>
          </table:table-cell>
          <table:table-cell table:style-name="ce14" office:value-type="float" office:value="0.0000347523" calcext:value-type="float">
            <text:p>3.48E-05</text:p>
          </table:table-cell>
          <table:table-cell table:style-name="ce6" office:value-type="float" office:value="0.00000230198084025" calcext:value-type="float">
            <text:p>2.30E-06</text:p>
          </table:table-cell>
        </table:table-row>
        <table:table-row table:style-name="ro1">
          <table:table-cell table:style-name="Default" office:value-type="float" office:value="4410" calcext:value-type="float">
            <text:p>4410</text:p>
          </table:table-cell>
          <table:table-cell table:style-name="ce11" office:value-type="float" office:value="0.000557022" calcext:value-type="float">
            <text:p>0.000557022</text:p>
          </table:table-cell>
          <table:table-cell table:style-name="ce6" office:value-type="float" office:value="0.0000147402864061" calcext:value-type="float">
            <text:p>1.47E-05</text:p>
          </table:table-cell>
          <table:table-cell table:style-name="ce11" office:value-type="float" office:value="0.001677183" calcext:value-type="float">
            <text:p>0.001677183</text:p>
          </table:table-cell>
          <table:table-cell office:value-type="float" office:value="0.000844174921698" calcext:value-type="float">
            <text:p>0.000844174921698</text:p>
          </table:table-cell>
          <table:table-cell table:style-name="ce11" office:value-type="float" office:value="0.0005453526" calcext:value-type="float">
            <text:p>0.0005453526</text:p>
          </table:table-cell>
          <table:table-cell table:style-name="ce6" office:value-type="float" office:value="0.0000135597011373" calcext:value-type="float">
            <text:p>1.36E-05</text:p>
          </table:table-cell>
          <table:table-cell table:style-name="ce11" office:value-type="float" office:value="0.001529954" calcext:value-type="float">
            <text:p>0.001529954</text:p>
          </table:table-cell>
          <table:table-cell table:style-name="ce6" office:value-type="float" office:value="0.0000223695076189" calcext:value-type="float">
            <text:p>2.24E-05</text:p>
          </table:table-cell>
          <table:table-cell office:value-type="float" office:value="0.0006268505" calcext:value-type="float">
            <text:p>0.0006268505</text:p>
          </table:table-cell>
          <table:table-cell table:style-name="ce6" office:value-type="float" office:value="0.0000117323513533" calcext:value-type="float">
            <text:p>1.17E-05</text:p>
          </table:table-cell>
          <table:table-cell office:value-type="float" office:value="0.001241958" calcext:value-type="float">
            <text:p>0.001241958</text:p>
          </table:table-cell>
          <table:table-cell table:style-name="ce6" office:value-type="float" office:value="0.0000453784466215" calcext:value-type="float">
            <text:p>4.54E-05</text:p>
          </table:table-cell>
          <table:table-cell office:value-type="float" office:value="0.0005515158" calcext:value-type="float">
            <text:p>0.0005515158</text:p>
          </table:table-cell>
          <table:table-cell table:style-name="ce6" office:value-type="float" office:value="0.0000147406367027" calcext:value-type="float">
            <text:p>1.47E-05</text:p>
          </table:table-cell>
          <table:table-cell office:value-type="float" office:value="0.002181685" calcext:value-type="float">
            <text:p>0.002181685</text:p>
          </table:table-cell>
          <table:table-cell office:value-type="float" office:value="0.000112341699416" calcext:value-type="float">
            <text:p>0.000112341699416</text:p>
          </table:table-cell>
          <table:table-cell office:value-type="float" office:value="0.0007165677" calcext:value-type="float">
            <text:p>0.0007165677</text:p>
          </table:table-cell>
          <table:table-cell table:style-name="ce6" office:value-type="float" office:value="0.0000193070405123" calcext:value-type="float">
            <text:p>1.93E-05</text:p>
          </table:table-cell>
          <table:table-cell office:value-type="float" office:value="0.001229731" calcext:value-type="float">
            <text:p>0.001229731</text:p>
          </table:table-cell>
          <table:table-cell table:style-name="ce6" office:value-type="float" office:value="0.0000654984382257" calcext:value-type="float">
            <text:p>6.55E-05</text:p>
          </table:table-cell>
          <table:table-cell office:value-type="float" office:value="0.000608858" calcext:value-type="float">
            <text:p>0.000608858</text:p>
          </table:table-cell>
          <table:table-cell table:style-name="ce6" office:value-type="float" office:value="0.0000112423973224" calcext:value-type="float">
            <text:p>1.12E-05</text:p>
          </table:table-cell>
          <table:table-cell office:value-type="float" office:value="0.002090411" calcext:value-type="float">
            <text:p>0.002090411</text:p>
          </table:table-cell>
          <table:table-cell table:style-name="ce6" office:value-type="float" office:value="0.0000586859444558" calcext:value-type="float">
            <text:p>5.87E-05</text:p>
          </table:table-cell>
          <table:table-cell office:value-type="float" office:value="0.2440612" calcext:value-type="float">
            <text:p>0.2440612</text:p>
          </table:table-cell>
          <table:table-cell office:value-type="float" office:value="0.0111122442458" calcext:value-type="float">
            <text:p>0.0111122442458</text:p>
          </table:table-cell>
          <table:table-cell table:style-name="ce11" office:value-type="float" office:value="0.0001288683" calcext:value-type="float">
            <text:p>0.0001288683</text:p>
          </table:table-cell>
          <table:table-cell table:style-name="ce6" office:value-type="float" office:value="0.0000119169098348" calcext:value-type="float">
            <text:p>1.19E-05</text:p>
          </table:table-cell>
          <table:table-cell table:style-name="ce11" office:value-type="float" office:value="0.0001001909" calcext:value-type="float">
            <text:p>0.0001001909</text:p>
          </table:table-cell>
          <table:table-cell table:style-name="ce6" office:value-type="float" office:value="0.0000250327457563" calcext:value-type="float">
            <text:p>2.50E-05</text:p>
          </table:table-cell>
        </table:table-row>
        <table:table-row table:style-name="ro1">
          <table:table-cell table:style-name="Default" office:value-type="float" office:value="15750" calcext:value-type="float">
            <text:p>15750</text:p>
          </table:table-cell>
          <table:table-cell table:style-name="ce11" office:value-type="float" office:value="0.001796356" calcext:value-type="float">
            <text:p>0.001796356</text:p>
          </table:table-cell>
          <table:table-cell table:style-name="ce6" office:value-type="float" office:value="0.0000662507561718" calcext:value-type="float">
            <text:p>6.63E-05</text:p>
          </table:table-cell>
          <table:table-cell table:style-name="ce11" office:value-type="float" office:value="0.001341301" calcext:value-type="float">
            <text:p>0.001341301</text:p>
          </table:table-cell>
          <table:table-cell table:style-name="ce6" office:value-type="float" office:value="0.0000543429383024" calcext:value-type="float">
            <text:p>5.43E-05</text:p>
          </table:table-cell>
          <table:table-cell table:style-name="ce11" office:value-type="float" office:value="0.001621517" calcext:value-type="float">
            <text:p>0.001621517</text:p>
          </table:table-cell>
          <table:table-cell table:style-name="ce6" office:value-type="float" office:value="0.0000405369283082" calcext:value-type="float">
            <text:p>4.05E-05</text:p>
          </table:table-cell>
          <table:table-cell table:style-name="ce11" office:value-type="float" office:value="0.001789418" calcext:value-type="float">
            <text:p>0.001789418</text:p>
          </table:table-cell>
          <table:table-cell table:style-name="ce6" office:value-type="float" office:value="0.0000832423564459" calcext:value-type="float">
            <text:p>8.32E-05</text:p>
          </table:table-cell>
          <table:table-cell office:value-type="float" office:value="0.002054567" calcext:value-type="float">
            <text:p>0.002054567</text:p>
          </table:table-cell>
          <table:table-cell table:style-name="ce6" office:value-type="float" office:value="0.0000430092685231" calcext:value-type="float">
            <text:p>4.30E-05</text:p>
          </table:table-cell>
          <table:table-cell office:value-type="float" office:value="0.001293871" calcext:value-type="float">
            <text:p>0.001293871</text:p>
          </table:table-cell>
          <table:table-cell table:style-name="ce6" office:value-type="float" office:value="0.0000624340730424" calcext:value-type="float">
            <text:p>6.24E-05</text:p>
          </table:table-cell>
          <table:table-cell office:value-type="float" office:value="0.00177217" calcext:value-type="float">
            <text:p>0.00177217</text:p>
          </table:table-cell>
          <table:table-cell table:style-name="ce6" office:value-type="float" office:value="0.0000327799952546" calcext:value-type="float">
            <text:p>3.28E-05</text:p>
          </table:table-cell>
          <table:table-cell office:value-type="float" office:value="0.00224795" calcext:value-type="float">
            <text:p>0.00224795</text:p>
          </table:table-cell>
          <table:table-cell table:style-name="ce6" office:value-type="float" office:value="0.0000587574606138" calcext:value-type="float">
            <text:p>5.88E-05</text:p>
          </table:table-cell>
          <table:table-cell office:value-type="float" office:value="0.002351331" calcext:value-type="float">
            <text:p>0.002351331</text:p>
          </table:table-cell>
          <table:table-cell office:value-type="float" office:value="0.000106259170213" calcext:value-type="float">
            <text:p>0.000106259170213</text:p>
          </table:table-cell>
          <table:table-cell office:value-type="float" office:value="0.001270229" calcext:value-type="float">
            <text:p>0.001270229</text:p>
          </table:table-cell>
          <table:table-cell table:style-name="ce6" office:value-type="float" office:value="0.0000585794760134" calcext:value-type="float">
            <text:p>5.86E-05</text:p>
          </table:table-cell>
          <table:table-cell office:value-type="float" office:value="0.001973633" calcext:value-type="float">
            <text:p>0.001973633</text:p>
          </table:table-cell>
          <table:table-cell table:style-name="ce6" office:value-type="float" office:value="0.0000453176374911" calcext:value-type="float">
            <text:p>4.53E-05</text:p>
          </table:table-cell>
          <table:table-cell office:value-type="float" office:value="0.002684944" calcext:value-type="float">
            <text:p>0.002684944</text:p>
          </table:table-cell>
          <table:table-cell office:value-type="float" office:value="0.0015412899009" calcext:value-type="float">
            <text:p>0.0015412899009</text:p>
          </table:table-cell>
          <table:table-cell office:value-type="float" office:value="0.2406519" calcext:value-type="float">
            <text:p>0.2406519</text:p>
          </table:table-cell>
          <table:table-cell office:value-type="float" office:value="0.00290375314416" calcext:value-type="float">
            <text:p>0.00290375314416</text:p>
          </table:table-cell>
          <table:table-cell table:style-name="ce11" office:value-type="float" office:value="0.0004262639" calcext:value-type="float">
            <text:p>0.0004262639</text:p>
          </table:table-cell>
          <table:table-cell table:style-name="ce6" office:value-type="float" office:value="0.0000141727517947" calcext:value-type="float">
            <text:p>1.42E-05</text:p>
          </table:table-cell>
          <table:table-cell table:style-name="ce11" office:value-type="float" office:value="0.000308354" calcext:value-type="float">
            <text:p>0.000308354</text:p>
          </table:table-cell>
          <table:table-cell table:style-name="ce6" office:value-type="float" office:value="0.0000999018374217" calcext:value-type="float">
            <text:p>9.99E-05</text:p>
          </table:table-cell>
        </table:table-row>
        <table:table-row table:style-name="ro1">
          <table:table-cell table:style-name="Default" office:value-type="float" office:value="66150" calcext:value-type="float">
            <text:p>66150</text:p>
          </table:table-cell>
          <table:table-cell table:style-name="ce11" office:value-type="float" office:value="0.007289561" calcext:value-type="float">
            <text:p>0.007289561</text:p>
          </table:table-cell>
          <table:table-cell table:style-name="Default" office:value-type="float" office:value="0.000172470167369" calcext:value-type="float">
            <text:p>0.000172470167369</text:p>
          </table:table-cell>
          <table:table-cell table:style-name="ce11" office:value-type="float" office:value="0.002734079" calcext:value-type="float">
            <text:p>0.002734079</text:p>
          </table:table-cell>
          <table:table-cell office:value-type="float" office:value="0.000539795669931" calcext:value-type="float">
            <text:p>0.000539795669931</text:p>
          </table:table-cell>
          <table:table-cell table:style-name="ce11" office:value-type="float" office:value="0.006435129" calcext:value-type="float">
            <text:p>0.006435129</text:p>
          </table:table-cell>
          <table:table-cell office:value-type="float" office:value="0.000209515261733" calcext:value-type="float">
            <text:p>0.000209515261733</text:p>
          </table:table-cell>
          <table:table-cell table:style-name="ce11" office:value-type="float" office:value="0.003220491" calcext:value-type="float">
            <text:p>0.003220491</text:p>
          </table:table-cell>
          <table:table-cell table:style-name="ce6" office:value-type="float" office:value="0.0000722374664946" calcext:value-type="float">
            <text:p>7.22E-05</text:p>
          </table:table-cell>
          <table:table-cell office:value-type="float" office:value="0.008394863" calcext:value-type="float">
            <text:p>0.008394863</text:p>
          </table:table-cell>
          <table:table-cell office:value-type="float" office:value="0.000196852264912" calcext:value-type="float">
            <text:p>0.000196852264912</text:p>
          </table:table-cell>
          <table:table-cell office:value-type="float" office:value="0.002509569" calcext:value-type="float">
            <text:p>0.002509569</text:p>
          </table:table-cell>
          <table:table-cell table:style-name="ce6" office:value-type="float" office:value="0.0000439690023261" calcext:value-type="float">
            <text:p>4.40E-05</text:p>
          </table:table-cell>
          <table:table-cell office:value-type="float" office:value="0.007213823" calcext:value-type="float">
            <text:p>0.007213823</text:p>
          </table:table-cell>
          <table:table-cell office:value-type="float" office:value="0.000141325326428" calcext:value-type="float">
            <text:p>0.000141325326428</text:p>
          </table:table-cell>
          <table:table-cell office:value-type="float" office:value="0.003539601" calcext:value-type="float">
            <text:p>0.003539601</text:p>
          </table:table-cell>
          <table:table-cell office:value-type="float" office:value="0.000431620204075" calcext:value-type="float">
            <text:p>0.000431620204075</text:p>
          </table:table-cell>
          <table:table-cell office:value-type="float" office:value="0.009494637" calcext:value-type="float">
            <text:p>0.009494637</text:p>
          </table:table-cell>
          <table:table-cell table:style-name="ce6" office:value-type="float" office:value="0.0000911374476089" calcext:value-type="float">
            <text:p>9.11E-05</text:p>
          </table:table-cell>
          <table:table-cell office:value-type="float" office:value="0.002404672" calcext:value-type="float">
            <text:p>0.002404672</text:p>
          </table:table-cell>
          <table:table-cell table:style-name="ce6" office:value-type="float" office:value="0.0000223375457719" calcext:value-type="float">
            <text:p>2.23E-05</text:p>
          </table:table-cell>
          <table:table-cell office:value-type="float" office:value="0.008111218" calcext:value-type="float">
            <text:p>0.008111218</text:p>
          </table:table-cell>
          <table:table-cell office:value-type="float" office:value="0.000258965963735" calcext:value-type="float">
            <text:p>0.000258965963735</text:p>
          </table:table-cell>
          <table:table-cell office:value-type="float" office:value="0.003381141" calcext:value-type="float">
            <text:p>0.003381141</text:p>
          </table:table-cell>
          <table:table-cell table:style-name="ce6" office:value-type="float" office:value="0.0000702467187767" calcext:value-type="float">
            <text:p>7.02E-05</text:p>
          </table:table-cell>
          <table:table-cell office:value-type="float" office:value="0.2430331" calcext:value-type="float">
            <text:p>0.2430331</text:p>
          </table:table-cell>
          <table:table-cell office:value-type="float" office:value="0.00320268378604" calcext:value-type="float">
            <text:p>0.00320268378604</text:p>
          </table:table-cell>
          <table:table-cell table:style-name="ce11" office:value-type="float" office:value="0.001950125" calcext:value-type="float">
            <text:p>0.001950125</text:p>
          </table:table-cell>
          <table:table-cell office:value-type="float" office:value="0.000223705714587" calcext:value-type="float">
            <text:p>0.000223705714587</text:p>
          </table:table-cell>
          <table:table-cell table:style-name="ce11" office:value-type="float" office:value="0.001097884" calcext:value-type="float">
            <text:p>0.001097884</text:p>
          </table:table-cell>
          <table:table-cell table:style-name="ce6" office:value-type="float" office:value="0.000014610434019" calcext:value-type="float">
            <text:p>1.46E-05</text:p>
          </table:table-cell>
        </table:table-row>
        <table:table-row table:style-name="ro1">
          <table:table-cell table:style-name="Default" office:value-type="float" office:value="257250" calcext:value-type="float">
            <text:p>257250</text:p>
          </table:table-cell>
          <table:table-cell table:style-name="ce11" office:value-type="float" office:value="0.02788677" calcext:value-type="float">
            <text:p>0.02788677</text:p>
          </table:table-cell>
          <table:table-cell table:style-name="Default" office:value-type="float" office:value="0.000541836570379" calcext:value-type="float">
            <text:p>0.000541836570379</text:p>
          </table:table-cell>
          <table:table-cell table:style-name="ce11" office:value-type="float" office:value="0.00408594" calcext:value-type="float">
            <text:p>0.00408594</text:p>
          </table:table-cell>
          <table:table-cell office:value-type="float" office:value="0.000464566750448" calcext:value-type="float">
            <text:p>0.000464566750448</text:p>
          </table:table-cell>
          <table:table-cell table:style-name="ce11" office:value-type="float" office:value="0.02507478" calcext:value-type="float">
            <text:p>0.02507478</text:p>
          </table:table-cell>
          <table:table-cell office:value-type="float" office:value="0.000878770240228" calcext:value-type="float">
            <text:p>0.000878770240228</text:p>
          </table:table-cell>
          <table:table-cell table:style-name="ce11" office:value-type="float" office:value="0.004911007" calcext:value-type="float">
            <text:p>0.004911007</text:p>
          </table:table-cell>
          <table:table-cell office:value-type="float" office:value="0.000356783875758" calcext:value-type="float">
            <text:p>0.000356783875758</text:p>
          </table:table-cell>
          <table:table-cell office:value-type="float" office:value="0.032056" calcext:value-type="float">
            <text:p>0.032056</text:p>
          </table:table-cell>
          <table:table-cell office:value-type="float" office:value="0.000892492311825" calcext:value-type="float">
            <text:p>0.000892492311825</text:p>
          </table:table-cell>
          <table:table-cell office:value-type="float" office:value="0.00392306" calcext:value-type="float">
            <text:p>0.00392306</text:p>
          </table:table-cell>
          <table:table-cell table:style-name="ce6" office:value-type="float" office:value="0.0000726939520639" calcext:value-type="float">
            <text:p>7.27E-05</text:p>
          </table:table-cell>
          <table:table-cell office:value-type="float" office:value="0.02752211" calcext:value-type="float">
            <text:p>0.02752211</text:p>
          </table:table-cell>
          <table:table-cell office:value-type="float" office:value="0.000325923394033" calcext:value-type="float">
            <text:p>0.000325923394033</text:p>
          </table:table-cell>
          <table:table-cell office:value-type="float" office:value="0.00510844" calcext:value-type="float">
            <text:p>0.00510844</text:p>
          </table:table-cell>
          <table:table-cell office:value-type="float" office:value="0.000589710425981" calcext:value-type="float">
            <text:p>0.000589710425981</text:p>
          </table:table-cell>
          <table:table-cell office:value-type="float" office:value="0.03636944" calcext:value-type="float">
            <text:p>0.03636944</text:p>
          </table:table-cell>
          <table:table-cell office:value-type="float" office:value="0.000659530530335" calcext:value-type="float">
            <text:p>0.000659530530335</text:p>
          </table:table-cell>
          <table:table-cell office:value-type="float" office:value="0.004021641" calcext:value-type="float">
            <text:p>0.004021641</text:p>
          </table:table-cell>
          <table:table-cell office:value-type="float" office:value="0.0005138302908" calcext:value-type="float">
            <text:p>0.0005138302908</text:p>
          </table:table-cell>
          <table:table-cell office:value-type="float" office:value="0.0306461" calcext:value-type="float">
            <text:p>0.0306461</text:p>
          </table:table-cell>
          <table:table-cell office:value-type="float" office:value="0.000380671351401" calcext:value-type="float">
            <text:p>0.000380671351401</text:p>
          </table:table-cell>
          <table:table-cell office:value-type="float" office:value="0.004923144" calcext:value-type="float">
            <text:p>0.004923144</text:p>
          </table:table-cell>
          <table:table-cell office:value-type="float" office:value="0.000104520395692" calcext:value-type="float">
            <text:p>0.000104520395692</text:p>
          </table:table-cell>
          <table:table-cell office:value-type="float" office:value="0.2440898" calcext:value-type="float">
            <text:p>0.2440898</text:p>
          </table:table-cell>
          <table:table-cell office:value-type="float" office:value="0.00310092648521" calcext:value-type="float">
            <text:p>0.00310092648521</text:p>
          </table:table-cell>
          <table:table-cell table:style-name="ce11" office:value-type="float" office:value="0.008745376" calcext:value-type="float">
            <text:p>0.008745376</text:p>
          </table:table-cell>
          <table:table-cell office:value-type="float" office:value="0.000816487699468" calcext:value-type="float">
            <text:p>0.000816487699468</text:p>
          </table:table-cell>
          <table:table-cell table:style-name="ce11" office:value-type="float" office:value="0.004433757" calcext:value-type="float">
            <text:p>0.004433757</text:p>
          </table:table-cell>
          <table:table-cell table:style-name="ce6" office:value-type="float" office:value="0.0000593384591512" calcext:value-type="float">
            <text:p>5.93E-05</text:p>
          </table:table-cell>
        </table:table-row>
        <table:table-row table:style-name="ro1">
          <table:table-cell table:style-name="Default" office:value-type="float" office:value="1080450" calcext:value-type="float">
            <text:p>1080450</text:p>
          </table:table-cell>
          <table:table-cell table:style-name="ce11" office:value-type="float" office:value="0.1154858" calcext:value-type="float">
            <text:p>0.1154858</text:p>
          </table:table-cell>
          <table:table-cell table:style-name="Default" office:value-type="float" office:value="0.00250738548204" calcext:value-type="float">
            <text:p>0.00250738548204</text:p>
          </table:table-cell>
          <table:table-cell table:style-name="ce11" office:value-type="float" office:value="0.01146684" calcext:value-type="float">
            <text:p>0.01146684</text:p>
          </table:table-cell>
          <table:table-cell office:value-type="float" office:value="0.000622169980704" calcext:value-type="float">
            <text:p>0.000622169980704</text:p>
          </table:table-cell>
          <table:table-cell table:style-name="ce11" office:value-type="float" office:value="0.1058612" calcext:value-type="float">
            <text:p>0.1058612</text:p>
          </table:table-cell>
          <table:table-cell office:value-type="float" office:value="0.00177081411284" calcext:value-type="float">
            <text:p>0.00177081411284</text:p>
          </table:table-cell>
          <table:table-cell table:style-name="ce11" office:value-type="float" office:value="0.01212339" calcext:value-type="float">
            <text:p>0.01212339</text:p>
          </table:table-cell>
          <table:table-cell office:value-type="float" office:value="0.000595067377044" calcext:value-type="float">
            <text:p>0.000595067377044</text:p>
          </table:table-cell>
          <table:table-cell office:value-type="float" office:value="0.1345418" calcext:value-type="float">
            <text:p>0.1345418</text:p>
          </table:table-cell>
          <table:table-cell office:value-type="float" office:value="0.00293588274819" calcext:value-type="float">
            <text:p>0.00293588274819</text:p>
          </table:table-cell>
          <table:table-cell office:value-type="float" office:value="0.01127087" calcext:value-type="float">
            <text:p>0.01127087</text:p>
          </table:table-cell>
          <table:table-cell office:value-type="float" office:value="0.000579676085892" calcext:value-type="float">
            <text:p>0.000579676085892</text:p>
          </table:table-cell>
          <table:table-cell office:value-type="float" office:value="0.1175682" calcext:value-type="float">
            <text:p>0.1175682</text:p>
          </table:table-cell>
          <table:table-cell office:value-type="float" office:value="0.00356335549728" calcext:value-type="float">
            <text:p>0.00356335549728</text:p>
          </table:table-cell>
          <table:table-cell office:value-type="float" office:value="0.01234246" calcext:value-type="float">
            <text:p>0.01234246</text:p>
          </table:table-cell>
          <table:table-cell office:value-type="float" office:value="0.000385523627176" calcext:value-type="float">
            <text:p>0.000385523627176</text:p>
          </table:table-cell>
          <table:table-cell office:value-type="float" office:value="0.1572126" calcext:value-type="float">
            <text:p>0.1572126</text:p>
          </table:table-cell>
          <table:table-cell office:value-type="float" office:value="0.0060986534798" calcext:value-type="float">
            <text:p>0.0060986534798</text:p>
          </table:table-cell>
          <table:table-cell office:value-type="float" office:value="0.01140732" calcext:value-type="float">
            <text:p>0.01140732</text:p>
          </table:table-cell>
          <table:table-cell office:value-type="float" office:value="0.000861974040341" calcext:value-type="float">
            <text:p>0.000861974040341</text:p>
          </table:table-cell>
          <table:table-cell office:value-type="float" office:value="0.1309363" calcext:value-type="float">
            <text:p>0.1309363</text:p>
          </table:table-cell>
          <table:table-cell office:value-type="float" office:value="0.00414537214654" calcext:value-type="float">
            <text:p>0.00414537214654</text:p>
          </table:table-cell>
          <table:table-cell office:value-type="float" office:value="0.01240794" calcext:value-type="float">
            <text:p>0.01240794</text:p>
          </table:table-cell>
          <table:table-cell office:value-type="float" office:value="0.000505948036858" calcext:value-type="float">
            <text:p>0.000505948036858</text:p>
          </table:table-cell>
          <table:table-cell office:value-type="float" office:value="0.2505306" calcext:value-type="float">
            <text:p>0.2505306</text:p>
          </table:table-cell>
          <table:table-cell office:value-type="float" office:value="0.00244139774173" calcext:value-type="float">
            <text:p>0.00244139774173</text:p>
          </table:table-cell>
          <table:table-cell table:style-name="ce11" office:value-type="float" office:value="0.03832563" calcext:value-type="float">
            <text:p>0.03832563</text:p>
          </table:table-cell>
          <table:table-cell office:value-type="float" office:value="0.00132332867678" calcext:value-type="float">
            <text:p>0.00132332867678</text:p>
          </table:table-cell>
          <table:table-cell table:style-name="ce11" office:value-type="float" office:value="0.0184521" calcext:value-type="float">
            <text:p>0.0184521</text:p>
          </table:table-cell>
          <table:table-cell office:value-type="float" office:value="0.000106709449753" calcext:value-type="float">
            <text:p>0.000106709449753</text:p>
          </table:table-cell>
        </table:table-row>
        <table:table-row table:style-name="ro1">
          <table:table-cell table:style-name="Default" office:value-type="float" office:value="4321800" calcext:value-type="float">
            <text:p>4321800</text:p>
          </table:table-cell>
          <table:table-cell table:style-name="ce11" office:value-type="float" office:value="0.5021774" calcext:value-type="float">
            <text:p>0.5021774</text:p>
          </table:table-cell>
          <table:table-cell table:style-name="Default" office:value-type="float" office:value="0.0125173862394" calcext:value-type="float">
            <text:p>0.0125173862394</text:p>
          </table:table-cell>
          <table:table-cell table:style-name="ce11" office:value-type="float" office:value="0.03904731" calcext:value-type="float">
            <text:p>0.03904731</text:p>
          </table:table-cell>
          <table:table-cell office:value-type="float" office:value="0.000342410680811" calcext:value-type="float">
            <text:p>0.000342410680811</text:p>
          </table:table-cell>
          <table:table-cell table:style-name="ce11" office:value-type="float" office:value="0.4255681" calcext:value-type="float">
            <text:p>0.4255681</text:p>
          </table:table-cell>
          <table:table-cell office:value-type="float" office:value="0.00607694169153" calcext:value-type="float">
            <text:p>0.00607694169153</text:p>
          </table:table-cell>
          <table:table-cell table:style-name="ce11" office:value-type="float" office:value="0.03988006" calcext:value-type="float">
            <text:p>0.03988006</text:p>
          </table:table-cell>
          <table:table-cell office:value-type="float" office:value="0.000642768610863" calcext:value-type="float">
            <text:p>0.000642768610863</text:p>
          </table:table-cell>
          <table:table-cell office:value-type="float" office:value="0.5751209" calcext:value-type="float">
            <text:p>0.5751209</text:p>
          </table:table-cell>
          <table:table-cell office:value-type="float" office:value="0.00887021135224" calcext:value-type="float">
            <text:p>0.00887021135224</text:p>
          </table:table-cell>
          <table:table-cell office:value-type="float" office:value="0.03915601" calcext:value-type="float">
            <text:p>0.03915601</text:p>
          </table:table-cell>
          <table:table-cell office:value-type="float" office:value="0.000471688700192" calcext:value-type="float">
            <text:p>0.000471688700192</text:p>
          </table:table-cell>
          <table:table-cell office:value-type="float" office:value="0.480128" calcext:value-type="float">
            <text:p>0.480128</text:p>
          </table:table-cell>
          <table:table-cell office:value-type="float" office:value="0.00851535037447" calcext:value-type="float">
            <text:p>0.00851535037447</text:p>
          </table:table-cell>
          <table:table-cell office:value-type="float" office:value="0.04012632" calcext:value-type="float">
            <text:p>0.04012632</text:p>
          </table:table-cell>
          <table:table-cell office:value-type="float" office:value="0.000456523456377" calcext:value-type="float">
            <text:p>0.000456523456377</text:p>
          </table:table-cell>
          <table:table-cell office:value-type="float" office:value="0.6467869" calcext:value-type="float">
            <text:p>0.6467869</text:p>
          </table:table-cell>
          <table:table-cell office:value-type="float" office:value="0.00816042450489" calcext:value-type="float">
            <text:p>0.00816042450489</text:p>
          </table:table-cell>
          <table:table-cell office:value-type="float" office:value="0.03867958" calcext:value-type="float">
            <text:p>0.03867958</text:p>
          </table:table-cell>
          <table:table-cell office:value-type="float" office:value="0.000315026812968" calcext:value-type="float">
            <text:p>0.000315026812968</text:p>
          </table:table-cell>
          <table:table-cell office:value-type="float" office:value="0.5358279" calcext:value-type="float">
            <text:p>0.5358279</text:p>
          </table:table-cell>
          <table:table-cell office:value-type="float" office:value="0.00784862745892" calcext:value-type="float">
            <text:p>0.00784862745892</text:p>
          </table:table-cell>
          <table:table-cell office:value-type="float" office:value="0.03982554" calcext:value-type="float">
            <text:p>0.03982554</text:p>
          </table:table-cell>
          <table:table-cell office:value-type="float" office:value="0.000137009271381" calcext:value-type="float">
            <text:p>0.000137009271381</text:p>
          </table:table-cell>
          <table:table-cell office:value-type="float" office:value="0.2765597" calcext:value-type="float">
            <text:p>0.2765597</text:p>
          </table:table-cell>
          <table:table-cell office:value-type="float" office:value="0.00256629867708" calcext:value-type="float">
            <text:p>0.00256629867708</text:p>
          </table:table-cell>
          <table:table-cell table:style-name="ce11" office:value-type="float" office:value="0.1759682" calcext:value-type="float">
            <text:p>0.1759682</text:p>
          </table:table-cell>
          <table:table-cell office:value-type="float" office:value="0.00168516493093" calcext:value-type="float">
            <text:p>0.00168516493093</text:p>
          </table:table-cell>
          <table:table-cell table:style-name="ce11" office:value-type="float" office:value="0.08625754" calcext:value-type="float">
            <text:p>0.08625754</text:p>
          </table:table-cell>
          <table:table-cell office:value-type="float" office:value="0.000351991922887" calcext:value-type="float">
            <text:p>0.000351991922887</text:p>
          </table:table-cell>
        </table:table-row>
        <table:table-row table:style-name="ro1">
          <table:table-cell table:style-name="Default" office:value-type="float" office:value="15435000" calcext:value-type="float">
            <text:p>15435000</text:p>
          </table:table-cell>
          <table:table-cell table:style-name="ce11" office:value-type="float" office:value="1.780218" calcext:value-type="float">
            <text:p>1.780218</text:p>
          </table:table-cell>
          <table:table-cell table:style-name="Default" office:value-type="float" office:value="0.0179346795034" calcext:value-type="float">
            <text:p>0.0179346795034</text:p>
          </table:table-cell>
          <table:table-cell table:style-name="ce11" office:value-type="float" office:value="0.1334504" calcext:value-type="float">
            <text:p>0.1334504</text:p>
          </table:table-cell>
          <table:table-cell office:value-type="float" office:value="0.00118762098331" calcext:value-type="float">
            <text:p>0.00118762098331</text:p>
          </table:table-cell>
          <table:table-cell table:style-name="ce11" office:value-type="float" office:value="1.523431" calcext:value-type="float">
            <text:p>1.523431</text:p>
          </table:table-cell>
          <table:table-cell office:value-type="float" office:value="0.0390110287682" calcext:value-type="float">
            <text:p>0.0390110287682</text:p>
          </table:table-cell>
          <table:table-cell table:style-name="ce11" office:value-type="float" office:value="0.1329093" calcext:value-type="float">
            <text:p>0.1329093</text:p>
          </table:table-cell>
          <table:table-cell office:value-type="float" office:value="0.0010069461036" calcext:value-type="float">
            <text:p>0.0010069461036</text:p>
          </table:table-cell>
          <table:table-cell office:value-type="float" office:value="2.050915" calcext:value-type="float">
            <text:p>2.050915</text:p>
          </table:table-cell>
          <table:table-cell office:value-type="float" office:value="0.0305216361328" calcext:value-type="float">
            <text:p>0.0305216361328</text:p>
          </table:table-cell>
          <table:table-cell office:value-type="float" office:value="0.1334531" calcext:value-type="float">
            <text:p>0.1334531</text:p>
          </table:table-cell>
          <table:table-cell office:value-type="float" office:value="0.00164653268348" calcext:value-type="float">
            <text:p>0.00164653268348</text:p>
          </table:table-cell>
          <table:table-cell office:value-type="float" office:value="1.731102" calcext:value-type="float">
            <text:p>1.731102</text:p>
          </table:table-cell>
          <table:table-cell office:value-type="float" office:value="0.0387257186434" calcext:value-type="float">
            <text:p>0.0387257186434</text:p>
          </table:table-cell>
          <table:table-cell office:value-type="float" office:value="0.1346458" calcext:value-type="float">
            <text:p>0.1346458</text:p>
          </table:table-cell>
          <table:table-cell office:value-type="float" office:value="0.00127953435975" calcext:value-type="float">
            <text:p>0.00127953435975</text:p>
          </table:table-cell>
          <table:table-cell office:value-type="float" office:value="2.311184" calcext:value-type="float">
            <text:p>2.311184</text:p>
          </table:table-cell>
          <table:table-cell office:value-type="float" office:value="0.0207530229123" calcext:value-type="float">
            <text:p>0.0207530229123</text:p>
          </table:table-cell>
          <table:table-cell office:value-type="float" office:value="0.1323692" calcext:value-type="float">
            <text:p>0.1323692</text:p>
          </table:table-cell>
          <table:table-cell office:value-type="float" office:value="0.0010468482645" calcext:value-type="float">
            <text:p>0.0010468482645</text:p>
          </table:table-cell>
          <table:table-cell office:value-type="float" office:value="1.920088" calcext:value-type="float">
            <text:p>1.920088</text:p>
          </table:table-cell>
          <table:table-cell office:value-type="float" office:value="0.039731626026" calcext:value-type="float">
            <text:p>0.039731626026</text:p>
          </table:table-cell>
          <table:table-cell office:value-type="float" office:value="0.1343041" calcext:value-type="float">
            <text:p>0.1343041</text:p>
          </table:table-cell>
          <table:table-cell office:value-type="float" office:value="0.00105966770997" calcext:value-type="float">
            <text:p>0.00105966770997</text:p>
          </table:table-cell>
          <table:table-cell office:value-type="float" office:value="0.3789516" calcext:value-type="float">
            <text:p>0.3789516</text:p>
          </table:table-cell>
          <table:table-cell office:value-type="float" office:value="0.0100375153654" calcext:value-type="float">
            <text:p>0.0100375153654</text:p>
          </table:table-cell>
          <table:table-cell table:style-name="ce11" office:value-type="float" office:value="0.6136453" calcext:value-type="float">
            <text:p>0.6136453</text:p>
          </table:table-cell>
          <table:table-cell office:value-type="float" office:value="0.00848288081373" calcext:value-type="float">
            <text:p>0.00848288081373</text:p>
          </table:table-cell>
          <table:table-cell table:style-name="ce11" office:value-type="float" office:value="0.2943524" calcext:value-type="float">
            <text:p>0.2943524</text:p>
          </table:table-cell>
          <table:table-cell office:value-type="float" office:value="0.0016111080521" calcext:value-type="float">
            <text:p>0.0016111080521</text:p>
          </table:table-cell>
        </table:table-row>
        <table:table-row table:style-name="ro1">
          <table:table-cell table:style-name="Default" office:value-type="float" office:value="64827000" calcext:value-type="float">
            <text:p>6482700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.380733" calcext:value-type="float">
            <text:p>6.380733</text:p>
          </table:table-cell>
          <table:table-cell office:value-type="float" office:value="0.115979791061" calcext:value-type="float">
            <text:p>0.115979791061</text:p>
          </table:table-cell>
          <table:table-cell table:style-name="ce11" office:value-type="float" office:value="0.5404839" calcext:value-type="float">
            <text:p>0.5404839</text:p>
          </table:table-cell>
          <table:table-cell office:value-type="float" office:value="0.00266947799516" calcext:value-type="float">
            <text:p>0.002669477995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8120152" calcext:value-type="float">
            <text:p>0.8120152</text:p>
          </table:table-cell>
          <table:table-cell office:value-type="float" office:value="0.00922201763655" calcext:value-type="float">
            <text:p>0.0092220176365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21259" calcext:value-type="float">
            <text:p>1.21259</text:p>
          </table:table-cell>
          <table:table-cell office:value-type="float" office:value="0.00265852089202" calcext:value-type="float">
            <text:p>0.00265852089202</text:p>
          </table:table-cell>
        </table:table-row>
        <table:table-row table:style-name="ro1" table:number-rows-repeated="7"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CL</text:p>
          </table:table-cell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openacc_r</text:p>
          </table:table-cell>
          <table:table-cell office:value-type="string" calcext:value-type="string">
            <text:p>openacc_c</text:p>
          </table:table-cell>
          <table:table-cell table:number-columns-repeated="2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" office:value-type="float" office:value="0.0000211941" calcext:value-type="float">
            <text:p>2.12E-05</text:p>
          </table:table-cell>
          <table:table-cell table:style-name="ce7" office:value-type="float" office:value="0.0000085821" calcext:value-type="float">
            <text:p>8.58E-06</text:p>
          </table:table-cell>
          <table:table-cell table:number-columns-repeated="28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7" office:value-type="float" office:value="0.0000347523" calcext:value-type="float">
            <text:p>3.48E-05</text:p>
          </table:table-cell>
          <table:table-cell table:style-name="ce7" office:value-type="float" office:value="0.0000365288" calcext:value-type="float">
            <text:p>3.65E-05</text:p>
          </table:table-cell>
          <table:table-cell table:number-columns-repeated="28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1001909" calcext:value-type="float">
            <text:p>0.0001001909</text:p>
          </table:table-cell>
          <table:table-cell office:value-type="float" office:value="0.0001288683" calcext:value-type="float">
            <text:p>0.0001288683</text:p>
          </table:table-cell>
          <table:table-cell table:number-columns-repeated="28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08354" calcext:value-type="float">
            <text:p>0.000308354</text:p>
          </table:table-cell>
          <table:table-cell office:value-type="float" office:value="0.0004262639" calcext:value-type="float">
            <text:p>0.0004262639</text:p>
          </table:table-cell>
          <table:table-cell table:number-columns-repeated="28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097884" calcext:value-type="float">
            <text:p>0.001097884</text:p>
          </table:table-cell>
          <table:table-cell office:value-type="float" office:value="0.001950125" calcext:value-type="float">
            <text:p>0.001950125</text:p>
          </table:table-cell>
          <table:table-cell table:number-columns-repeated="28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4433757" calcext:value-type="float">
            <text:p>0.004433757</text:p>
          </table:table-cell>
          <table:table-cell office:value-type="float" office:value="0.008745376" calcext:value-type="float">
            <text:p>0.008745376</text:p>
          </table:table-cell>
          <table:table-cell table:number-columns-repeated="28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184521" calcext:value-type="float">
            <text:p>0.0184521</text:p>
          </table:table-cell>
          <table:table-cell office:value-type="float" office:value="0.03832563" calcext:value-type="float">
            <text:p>0.03832563</text:p>
          </table:table-cell>
          <table:table-cell table:number-columns-repeated="28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8625754" calcext:value-type="float">
            <text:p>0.08625754</text:p>
          </table:table-cell>
          <table:table-cell office:value-type="float" office:value="0.1759682" calcext:value-type="float">
            <text:p>0.1759682</text:p>
          </table:table-cell>
          <table:table-cell table:number-columns-repeated="28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2943524" calcext:value-type="float">
            <text:p>0.2943524</text:p>
          </table:table-cell>
          <table:table-cell office:value-type="float" office:value="0.6136453" calcext:value-type="float">
            <text:p>0.6136453</text:p>
          </table:table-cell>
          <table:table-cell table:number-columns-repeated="28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1.21259" calcext:value-type="float">
            <text:p>1.21259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product-openacc-1d-prodint.dat</text:p>
          </table:table-cell>
          <table:table-cell table:style-name="Default" table:number-columns-repeated="2"/>
          <table:table-cell table:number-columns-repeated="28"/>
        </table:table-row>
        <table:table-row table:style-name="ro1" table:number-rows-repeated="2"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n_points</text:p>
          </table:table-cell>
          <table:table-cell office:value-type="string" calcext:value-type="string">
            <text:p>openacc_r_init</text:p>
          </table:table-cell>
          <table:table-cell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602937" calcext:value-type="float">
            <text:p>0.001602937</text:p>
          </table:table-cell>
          <table:table-cell office:value-type="float" office:value="0.0001253642" calcext:value-type="float">
            <text:p>0.0001253642</text:p>
          </table:table-cell>
          <table:table-cell table:style-name="ce2" office:value-type="float" office:value="0.001251249" calcext:value-type="float">
            <text:p>0.001251249</text:p>
          </table:table-cell>
          <table:table-cell table:style-name="ce7" office:value-type="float" office:value="0.0000894043" calcext:value-type="float">
            <text:p>8.94E-05</text:p>
          </table:table-cell>
          <table:table-cell table:number-columns-repeated="2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1564776" calcext:value-type="float">
            <text:p>0.001564776</text:p>
          </table:table-cell>
          <table:table-cell office:value-type="float" office:value="0.0002449826" calcext:value-type="float">
            <text:p>0.0002449826</text:p>
          </table:table-cell>
          <table:table-cell table:style-name="ce2" office:value-type="float" office:value="0.001470619" calcext:value-type="float">
            <text:p>0.001470619</text:p>
          </table:table-cell>
          <table:table-cell table:style-name="ce2" office:value-type="float" office:value="0.0002139267" calcext:value-type="float">
            <text:p>0.0002139267</text:p>
          </table:table-cell>
          <table:table-cell table:number-columns-repeated="26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1529954" calcext:value-type="float">
            <text:p>0.001529954</text:p>
          </table:table-cell>
          <table:table-cell office:value-type="float" office:value="0.0005453526" calcext:value-type="float">
            <text:p>0.0005453526</text:p>
          </table:table-cell>
          <table:table-cell table:style-name="ce2" office:value-type="float" office:value="0.001677183" calcext:value-type="float">
            <text:p>0.001677183</text:p>
          </table:table-cell>
          <table:table-cell table:style-name="ce2" office:value-type="float" office:value="0.000557022" calcext:value-type="float">
            <text:p>0.000557022</text:p>
          </table:table-cell>
          <table:table-cell table:number-columns-repeated="26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1789418" calcext:value-type="float">
            <text:p>0.001789418</text:p>
          </table:table-cell>
          <table:table-cell office:value-type="float" office:value="0.001621517" calcext:value-type="float">
            <text:p>0.001621517</text:p>
          </table:table-cell>
          <table:table-cell table:style-name="ce2" office:value-type="float" office:value="0.001341301" calcext:value-type="float">
            <text:p>0.001341301</text:p>
          </table:table-cell>
          <table:table-cell table:style-name="ce2" office:value-type="float" office:value="0.001796356" calcext:value-type="float">
            <text:p>0.001796356</text:p>
          </table:table-cell>
          <table:table-cell table:number-columns-repeated="26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3220491" calcext:value-type="float">
            <text:p>0.003220491</text:p>
          </table:table-cell>
          <table:table-cell office:value-type="float" office:value="0.006435129" calcext:value-type="float">
            <text:p>0.006435129</text:p>
          </table:table-cell>
          <table:table-cell table:style-name="ce2" office:value-type="float" office:value="0.002734079" calcext:value-type="float">
            <text:p>0.002734079</text:p>
          </table:table-cell>
          <table:table-cell table:style-name="ce2" office:value-type="float" office:value="0.007289561" calcext:value-type="float">
            <text:p>0.007289561</text:p>
          </table:table-cell>
          <table:table-cell table:number-columns-repeated="26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4911007" calcext:value-type="float">
            <text:p>0.004911007</text:p>
          </table:table-cell>
          <table:table-cell office:value-type="float" office:value="0.02507478" calcext:value-type="float">
            <text:p>0.02507478</text:p>
          </table:table-cell>
          <table:table-cell table:style-name="ce2" office:value-type="float" office:value="0.00408594" calcext:value-type="float">
            <text:p>0.00408594</text:p>
          </table:table-cell>
          <table:table-cell table:style-name="ce2" office:value-type="float" office:value="0.02788677" calcext:value-type="float">
            <text:p>0.02788677</text:p>
          </table:table-cell>
          <table:table-cell table:number-columns-repeated="26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1212339" calcext:value-type="float">
            <text:p>0.01212339</text:p>
          </table:table-cell>
          <table:table-cell office:value-type="float" office:value="0.1058612" calcext:value-type="float">
            <text:p>0.1058612</text:p>
          </table:table-cell>
          <table:table-cell table:style-name="ce2" office:value-type="float" office:value="0.01146684" calcext:value-type="float">
            <text:p>0.01146684</text:p>
          </table:table-cell>
          <table:table-cell table:style-name="ce2" office:value-type="float" office:value="0.1154858" calcext:value-type="float">
            <text:p>0.1154858</text:p>
          </table:table-cell>
          <table:table-cell table:number-columns-repeated="26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3988006" calcext:value-type="float">
            <text:p>0.03988006</text:p>
          </table:table-cell>
          <table:table-cell office:value-type="float" office:value="0.4255681" calcext:value-type="float">
            <text:p>0.4255681</text:p>
          </table:table-cell>
          <table:table-cell table:style-name="ce2" office:value-type="float" office:value="0.03904731" calcext:value-type="float">
            <text:p>0.03904731</text:p>
          </table:table-cell>
          <table:table-cell table:style-name="ce2" office:value-type="float" office:value="0.5021774" calcext:value-type="float">
            <text:p>0.5021774</text:p>
          </table:table-cell>
          <table:table-cell table:number-columns-repeated="26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1329093" calcext:value-type="float">
            <text:p>0.1329093</text:p>
          </table:table-cell>
          <table:table-cell office:value-type="float" office:value="1.523431" calcext:value-type="float">
            <text:p>1.523431</text:p>
          </table:table-cell>
          <table:table-cell table:style-name="ce2" office:value-type="float" office:value="0.1334504" calcext:value-type="float">
            <text:p>0.1334504</text:p>
          </table:table-cell>
          <table:table-cell table:style-name="ce2" office:value-type="float" office:value="1.780218" calcext:value-type="float">
            <text:p>1.780218</text:p>
          </table:table-cell>
          <table:table-cell table:number-columns-repeated="26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0.5404839" calcext:value-type="float">
            <text:p>0.5404839</text:p>
          </table:table-cell>
          <table:table-cell office:value-type="float" office:value="6.380733" calcext:value-type="float">
            <text:p>6.380733</text:p>
          </table:table-cell>
          <table:table-cell table:style-name="ce2" table:number-columns-repeated="2"/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1d-prodint.dat</text:p>
          </table:table-cell>
          <table:table-cell table:style-name="Default" table:number-columns-repeated="2"/>
          <table:table-cell table:number-columns-repeated="28"/>
        </table:table-row>
      </table:table>
      <table:table table:name="OPENACC 1D PRIMES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1" office:value-type="float" office:value="0.0001003535" calcext:value-type="float">
            <text:p>0.0001003535</text:p>
          </table:table-cell>
          <table:table-cell table:style-name="ce6" office:value-type="float" office:value="0.00000237274652156" calcext:value-type="float">
            <text:p>2.37E-06</text:p>
          </table:table-cell>
          <table:table-cell table:style-name="ce11" office:value-type="float" office:value="0.001783839" calcext:value-type="float">
            <text:p>0.001783839</text:p>
          </table:table-cell>
          <table:table-cell table:style-name="ce6" office:value-type="float" office:value="0.0000654432666004" calcext:value-type="float">
            <text:p>6.54E-05</text:p>
          </table:table-cell>
          <table:table-cell table:style-name="ce11" office:value-type="float" office:value="0.000126735" calcext:value-type="float">
            <text:p>0.000126735</text:p>
          </table:table-cell>
          <table:table-cell table:style-name="ce6" office:value-type="float" office:value="0.00000118035766707" calcext:value-type="float">
            <text:p>1.18E-06</text:p>
          </table:table-cell>
          <table:table-cell table:style-name="ce11" office:value-type="float" office:value="0.002573534" calcext:value-type="float">
            <text:p>0.002573534</text:p>
          </table:table-cell>
          <table:table-cell office:value-type="float" office:value="0.000627338208681" calcext:value-type="float">
            <text:p>0.000627338208681</text:p>
          </table:table-cell>
          <table:table-cell office:value-type="float" office:value="0.0001050699" calcext:value-type="float">
            <text:p>0.0001050699</text:p>
          </table:table-cell>
          <table:table-cell table:style-name="ce6" office:value-type="float" office:value="0.00000522087822433" calcext:value-type="float">
            <text:p>5.22E-06</text:p>
          </table:table-cell>
          <table:table-cell office:value-type="float" office:value="0.001726877" calcext:value-type="float">
            <text:p>0.001726877</text:p>
          </table:table-cell>
          <table:table-cell table:style-name="ce6" office:value-type="float" office:value="0.0000498304492031" calcext:value-type="float">
            <text:p>4.98E-05</text:p>
          </table:table-cell>
          <table:table-cell table:style-name="ce6" office:value-type="float" office:value="0.000097138" calcext:value-type="float">
            <text:p>9.71E-05</text:p>
          </table:table-cell>
          <table:table-cell table:style-name="ce6" office:value-type="float" office:value="0.000000786584741497" calcext:value-type="float">
            <text:p>7.87E-07</text:p>
          </table:table-cell>
          <table:table-cell office:value-type="float" office:value="0.002717459" calcext:value-type="float">
            <text:p>0.002717459</text:p>
          </table:table-cell>
          <table:table-cell table:style-name="ce6" office:value-type="float" office:value="0.0000678592621124" calcext:value-type="float">
            <text:p>6.79E-05</text:p>
          </table:table-cell>
          <table:table-cell office:value-type="float" office:value="0.0001089852" calcext:value-type="float">
            <text:p>0.0001089852</text:p>
          </table:table-cell>
          <table:table-cell table:style-name="ce6" office:value-type="float" office:value="0.00000332975604045" calcext:value-type="float">
            <text:p>3.33E-06</text:p>
          </table:table-cell>
          <table:table-cell office:value-type="float" office:value="0.001713657" calcext:value-type="float">
            <text:p>0.001713657</text:p>
          </table:table-cell>
          <table:table-cell table:style-name="ce6" office:value-type="float" office:value="0.0000418964490805" calcext:value-type="float">
            <text:p>4.19E-05</text:p>
          </table:table-cell>
          <table:table-cell office:value-type="float" office:value="0.0001007496" calcext:value-type="float">
            <text:p>0.0001007496</text:p>
          </table:table-cell>
          <table:table-cell table:style-name="ce6" office:value-type="float" office:value="0.00000084606989467" calcext:value-type="float">
            <text:p>8.46E-07</text:p>
          </table:table-cell>
          <table:table-cell office:value-type="float" office:value="0.002633229" calcext:value-type="float">
            <text:p>0.002633229</text:p>
          </table:table-cell>
          <table:table-cell table:style-name="ce6" office:value-type="float" office:value="0.0000752639008128" calcext:value-type="float">
            <text:p>7.53E-05</text:p>
          </table:table-cell>
          <table:table-cell office:value-type="float" office:value="0.2573671" calcext:value-type="float">
            <text:p>0.2573671</text:p>
          </table:table-cell>
          <table:table-cell office:value-type="float" office:value="0.00327800374381" calcext:value-type="float">
            <text:p>0.00327800374381</text:p>
          </table:table-cell>
          <table:table-cell table:style-name="ce14" office:value-type="float" office:value="0.0000099777" calcext:value-type="float">
            <text:p>9.98E-06</text:p>
          </table:table-cell>
          <table:table-cell table:style-name="ce6" office:value-type="float" office:value="0.000000399571729063" calcext:value-type="float">
            <text:p>4.00E-07</text:p>
          </table:table-cell>
          <table:table-cell table:style-name="ce14" office:value-type="float" office:value="0.0000206316" calcext:value-type="float">
            <text:p>2.06E-05</text:p>
          </table:table-cell>
          <table:table-cell table:style-name="ce6" office:value-type="float" office:value="0.00000313956292783" calcext:value-type="float">
            <text:p>3.14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1" office:value-type="float" office:value="0.0001823933" calcext:value-type="float">
            <text:p>0.0001823933</text:p>
          </table:table-cell>
          <table:table-cell table:style-name="ce6" office:value-type="float" office:value="0.00000766699877614" calcext:value-type="float">
            <text:p>7.67E-06</text:p>
          </table:table-cell>
          <table:table-cell table:style-name="ce11" office:value-type="float" office:value="0.001815636" calcext:value-type="float">
            <text:p>0.001815636</text:p>
          </table:table-cell>
          <table:table-cell office:value-type="float" office:value="0.000125794901698" calcext:value-type="float">
            <text:p>0.000125794901698</text:p>
          </table:table-cell>
          <table:table-cell table:style-name="ce11" office:value-type="float" office:value="0.0002066498" calcext:value-type="float">
            <text:p>0.0002066498</text:p>
          </table:table-cell>
          <table:table-cell table:style-name="ce6" office:value-type="float" office:value="0.00000817742984344" calcext:value-type="float">
            <text:p>8.18E-06</text:p>
          </table:table-cell>
          <table:table-cell table:style-name="ce11" office:value-type="float" office:value="0.002136354" calcext:value-type="float">
            <text:p>0.002136354</text:p>
          </table:table-cell>
          <table:table-cell table:style-name="ce6" office:value-type="float" office:value="0.0000738104592408" calcext:value-type="float">
            <text:p>7.38E-05</text:p>
          </table:table-cell>
          <table:table-cell office:value-type="float" office:value="0.0002003045" calcext:value-type="float">
            <text:p>0.0002003045</text:p>
          </table:table-cell>
          <table:table-cell table:style-name="ce6" office:value-type="float" office:value="0.00000544533915381" calcext:value-type="float">
            <text:p>5.45E-06</text:p>
          </table:table-cell>
          <table:table-cell office:value-type="float" office:value="0.001737139" calcext:value-type="float">
            <text:p>0.001737139</text:p>
          </table:table-cell>
          <table:table-cell table:style-name="ce6" office:value-type="float" office:value="0.0000427225270918" calcext:value-type="float">
            <text:p>4.27E-05</text:p>
          </table:table-cell>
          <table:table-cell office:value-type="float" office:value="0.0001802095" calcext:value-type="float">
            <text:p>0.0001802095</text:p>
          </table:table-cell>
          <table:table-cell table:style-name="ce6" office:value-type="float" office:value="0.00000230588345326" calcext:value-type="float">
            <text:p>2.31E-06</text:p>
          </table:table-cell>
          <table:table-cell office:value-type="float" office:value="0.002799585" calcext:value-type="float">
            <text:p>0.002799585</text:p>
          </table:table-cell>
          <table:table-cell office:value-type="float" office:value="0.000161380682394" calcext:value-type="float">
            <text:p>0.000161380682394</text:p>
          </table:table-cell>
          <table:table-cell office:value-type="float" office:value="0.0002174326" calcext:value-type="float">
            <text:p>0.0002174326</text:p>
          </table:table-cell>
          <table:table-cell table:style-name="ce6" office:value-type="float" office:value="0.00000245597553372" calcext:value-type="float">
            <text:p>2.46E-06</text:p>
          </table:table-cell>
          <table:table-cell office:value-type="float" office:value="0.001748682" calcext:value-type="float">
            <text:p>0.001748682</text:p>
          </table:table-cell>
          <table:table-cell table:style-name="ce6" office:value-type="float" office:value="0.0000468140792687" calcext:value-type="float">
            <text:p>4.68E-05</text:p>
          </table:table-cell>
          <table:table-cell office:value-type="float" office:value="0.0001941475" calcext:value-type="float">
            <text:p>0.0001941475</text:p>
          </table:table-cell>
          <table:table-cell table:style-name="ce6" office:value-type="float" office:value="0.00000312475635495" calcext:value-type="float">
            <text:p>3.12E-06</text:p>
          </table:table-cell>
          <table:table-cell office:value-type="float" office:value="0.002640436" calcext:value-type="float">
            <text:p>0.002640436</text:p>
          </table:table-cell>
          <table:table-cell table:style-name="ce6" office:value-type="float" office:value="0.0000314294993066" calcext:value-type="float">
            <text:p>3.14E-05</text:p>
          </table:table-cell>
          <table:table-cell office:value-type="float" office:value="0.2609397" calcext:value-type="float">
            <text:p>0.2609397</text:p>
          </table:table-cell>
          <table:table-cell office:value-type="float" office:value="0.00717257269898" calcext:value-type="float">
            <text:p>0.00717257269898</text:p>
          </table:table-cell>
          <table:table-cell table:style-name="ce14" office:value-type="float" office:value="0.0000324394" calcext:value-type="float">
            <text:p>3.24E-05</text:p>
          </table:table-cell>
          <table:table-cell table:style-name="ce6" office:value-type="float" office:value="0.00000475296102329" calcext:value-type="float">
            <text:p>4.75E-06</text:p>
          </table:table-cell>
          <table:table-cell table:style-name="ce14" office:value-type="float" office:value="0.0000345577" calcext:value-type="float">
            <text:p>3.46E-05</text:p>
          </table:table-cell>
          <table:table-cell table:style-name="ce6" office:value-type="float" office:value="0.00000517233766299" calcext:value-type="float">
            <text:p>5.17E-0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style-name="ce11" office:value-type="float" office:value="0.0005404209" calcext:value-type="float">
            <text:p>0.0005404209</text:p>
          </table:table-cell>
          <table:table-cell table:style-name="ce6" office:value-type="float" office:value="0.00000788816807982" calcext:value-type="float">
            <text:p>7.89E-06</text:p>
          </table:table-cell>
          <table:table-cell table:style-name="ce11" office:value-type="float" office:value="0.001347393" calcext:value-type="float">
            <text:p>0.001347393</text:p>
          </table:table-cell>
          <table:table-cell table:style-name="ce6" office:value-type="float" office:value="0.0000363799383208" calcext:value-type="float">
            <text:p>3.64E-05</text:p>
          </table:table-cell>
          <table:table-cell table:style-name="ce11" office:value-type="float" office:value="0.0005115529" calcext:value-type="float">
            <text:p>0.0005115529</text:p>
          </table:table-cell>
          <table:table-cell table:style-name="ce6" office:value-type="float" office:value="0.00000929066190023" calcext:value-type="float">
            <text:p>9.29E-06</text:p>
          </table:table-cell>
          <table:table-cell table:style-name="ce11" office:value-type="float" office:value="0.001876885" calcext:value-type="float">
            <text:p>0.001876885</text:p>
          </table:table-cell>
          <table:table-cell table:style-name="ce6" office:value-type="float" office:value="0.0000506049930013" calcext:value-type="float">
            <text:p>5.06E-05</text:p>
          </table:table-cell>
          <table:table-cell office:value-type="float" office:value="0.0006043523" calcext:value-type="float">
            <text:p>0.0006043523</text:p>
          </table:table-cell>
          <table:table-cell table:style-name="ce6" office:value-type="float" office:value="0.0000120218125833" calcext:value-type="float">
            <text:p>1.20E-05</text:p>
          </table:table-cell>
          <table:table-cell office:value-type="float" office:value="0.001396886" calcext:value-type="float">
            <text:p>0.001396886</text:p>
          </table:table-cell>
          <table:table-cell office:value-type="float" office:value="0.000286970487844" calcext:value-type="float">
            <text:p>0.000286970487844</text:p>
          </table:table-cell>
          <table:table-cell office:value-type="float" office:value="0.0005322428" calcext:value-type="float">
            <text:p>0.0005322428</text:p>
          </table:table-cell>
          <table:table-cell table:style-name="ce6" office:value-type="float" office:value="0.00000463115706205" calcext:value-type="float">
            <text:p>4.63E-06</text:p>
          </table:table-cell>
          <table:table-cell office:value-type="float" office:value="0.002387849" calcext:value-type="float">
            <text:p>0.002387849</text:p>
          </table:table-cell>
          <table:table-cell table:style-name="ce6" office:value-type="float" office:value="0.0000664149287853" calcext:value-type="float">
            <text:p>6.64E-05</text:p>
          </table:table-cell>
          <table:table-cell office:value-type="float" office:value="0.0006824586" calcext:value-type="float">
            <text:p>0.0006824586</text:p>
          </table:table-cell>
          <table:table-cell table:style-name="ce6" office:value-type="float" office:value="0.0000123275686636" calcext:value-type="float">
            <text:p>1.23E-05</text:p>
          </table:table-cell>
          <table:table-cell office:value-type="float" office:value="0.001424673" calcext:value-type="float">
            <text:p>0.001424673</text:p>
          </table:table-cell>
          <table:table-cell office:value-type="float" office:value="0.00030422353317" calcext:value-type="float">
            <text:p>0.00030422353317</text:p>
          </table:table-cell>
          <table:table-cell office:value-type="float" office:value="0.0005905222" calcext:value-type="float">
            <text:p>0.0005905222</text:p>
          </table:table-cell>
          <table:table-cell table:style-name="ce6" office:value-type="float" office:value="0.00001595226454" calcext:value-type="float">
            <text:p>1.60E-05</text:p>
          </table:table-cell>
          <table:table-cell office:value-type="float" office:value="0.002392318" calcext:value-type="float">
            <text:p>0.002392318</text:p>
          </table:table-cell>
          <table:table-cell table:style-name="ce6" office:value-type="float" office:value="0.0000721737571267" calcext:value-type="float">
            <text:p>7.22E-05</text:p>
          </table:table-cell>
          <table:table-cell office:value-type="float" office:value="0.2597337" calcext:value-type="float">
            <text:p>0.2597337</text:p>
          </table:table-cell>
          <table:table-cell office:value-type="float" office:value="0.00673593077046" calcext:value-type="float">
            <text:p>0.00673593077046</text:p>
          </table:table-cell>
          <table:table-cell table:style-name="ce11" office:value-type="float" office:value="0.0001115223" calcext:value-type="float">
            <text:p>0.0001115223</text:p>
          </table:table-cell>
          <table:table-cell table:style-name="ce6" office:value-type="float" office:value="0.000000715324642693" calcext:value-type="float">
            <text:p>7.15E-07</text:p>
          </table:table-cell>
          <table:table-cell table:style-name="ce14" office:value-type="float" office:value="0.0000884869" calcext:value-type="float">
            <text:p>8.85E-05</text:p>
          </table:table-cell>
          <table:table-cell table:style-name="ce6" office:value-type="float" office:value="0.0000140134615793" calcext:value-type="float">
            <text:p>1.40E-05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table:style-name="ce11" office:value-type="float" office:value="0.001876291" calcext:value-type="float">
            <text:p>0.001876291</text:p>
          </table:table-cell>
          <table:table-cell table:style-name="ce6" office:value-type="float" office:value="0.0000399797839053" calcext:value-type="float">
            <text:p>4.00E-05</text:p>
          </table:table-cell>
          <table:table-cell table:style-name="ce11" office:value-type="float" office:value="0.001449467" calcext:value-type="float">
            <text:p>0.001449467</text:p>
          </table:table-cell>
          <table:table-cell table:style-name="ce6" office:value-type="float" office:value="0.0000117665316801" calcext:value-type="float">
            <text:p>1.18E-05</text:p>
          </table:table-cell>
          <table:table-cell table:style-name="ce11" office:value-type="float" office:value="0.001685583" calcext:value-type="float">
            <text:p>0.001685583</text:p>
          </table:table-cell>
          <table:table-cell table:style-name="ce6" office:value-type="float" office:value="0.0000423801573197" calcext:value-type="float">
            <text:p>4.24E-05</text:p>
          </table:table-cell>
          <table:table-cell table:style-name="ce11" office:value-type="float" office:value="0.002153724" calcext:value-type="float">
            <text:p>0.002153724</text:p>
          </table:table-cell>
          <table:table-cell table:style-name="ce6" office:value-type="float" office:value="0.0000426643804596" calcext:value-type="float">
            <text:p>4.27E-05</text:p>
          </table:table-cell>
          <table:table-cell office:value-type="float" office:value="0.002159125" calcext:value-type="float">
            <text:p>0.002159125</text:p>
          </table:table-cell>
          <table:table-cell table:style-name="ce6" office:value-type="float" office:value="0.0000452636764476" calcext:value-type="float">
            <text:p>4.53E-05</text:p>
          </table:table-cell>
          <table:table-cell office:value-type="float" office:value="0.001466552" calcext:value-type="float">
            <text:p>0.001466552</text:p>
          </table:table-cell>
          <table:table-cell table:style-name="ce6" office:value-type="float" office:value="0.0000563186574177" calcext:value-type="float">
            <text:p>5.63E-05</text:p>
          </table:table-cell>
          <table:table-cell office:value-type="float" office:value="0.001843818" calcext:value-type="float">
            <text:p>0.001843818</text:p>
          </table:table-cell>
          <table:table-cell table:style-name="ce6" office:value-type="float" office:value="0.000015796042261" calcext:value-type="float">
            <text:p>1.58E-05</text:p>
          </table:table-cell>
          <table:table-cell office:value-type="float" office:value="0.00281053" calcext:value-type="float">
            <text:p>0.00281053</text:p>
          </table:table-cell>
          <table:table-cell office:value-type="float" office:value="0.000294024511299" calcext:value-type="float">
            <text:p>0.000294024511299</text:p>
          </table:table-cell>
          <table:table-cell office:value-type="float" office:value="0.002439374" calcext:value-type="float">
            <text:p>0.002439374</text:p>
          </table:table-cell>
          <table:table-cell table:style-name="ce6" office:value-type="float" office:value="0.0000543521035471" calcext:value-type="float">
            <text:p>5.44E-05</text:p>
          </table:table-cell>
          <table:table-cell office:value-type="float" office:value="0.001439962" calcext:value-type="float">
            <text:p>0.001439962</text:p>
          </table:table-cell>
          <table:table-cell table:style-name="ce6" office:value-type="float" office:value="0.0000412079409284" calcext:value-type="float">
            <text:p>4.12E-05</text:p>
          </table:table-cell>
          <table:table-cell office:value-type="float" office:value="0.002048034" calcext:value-type="float">
            <text:p>0.002048034</text:p>
          </table:table-cell>
          <table:table-cell table:style-name="ce6" office:value-type="float" office:value="0.0000327975470628" calcext:value-type="float">
            <text:p>3.28E-05</text:p>
          </table:table-cell>
          <table:table-cell office:value-type="float" office:value="0.00272903" calcext:value-type="float">
            <text:p>0.00272903</text:p>
          </table:table-cell>
          <table:table-cell office:value-type="float" office:value="0.000100759325237" calcext:value-type="float">
            <text:p>0.000100759325237</text:p>
          </table:table-cell>
          <table:table-cell office:value-type="float" office:value="0.2588643" calcext:value-type="float">
            <text:p>0.2588643</text:p>
          </table:table-cell>
          <table:table-cell office:value-type="float" office:value="0.00674847169612" calcext:value-type="float">
            <text:p>0.00674847169612</text:p>
          </table:table-cell>
          <table:table-cell table:style-name="ce11" office:value-type="float" office:value="0.0004528157" calcext:value-type="float">
            <text:p>0.0004528157</text:p>
          </table:table-cell>
          <table:table-cell table:style-name="ce6" office:value-type="float" office:value="0.0000175744131121" calcext:value-type="float">
            <text:p>1.76E-05</text:p>
          </table:table-cell>
          <table:table-cell table:style-name="ce11" office:value-type="float" office:value="0.0002805468" calcext:value-type="float">
            <text:p>0.0002805468</text:p>
          </table:table-cell>
          <table:table-cell table:style-name="ce6" office:value-type="float" office:value="0.00000214457417685" calcext:value-type="float">
            <text:p>2.14E-06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table:style-name="ce11" office:value-type="float" office:value="0.00733655" calcext:value-type="float">
            <text:p>0.00733655</text:p>
          </table:table-cell>
          <table:table-cell office:value-type="float" office:value="0.000249577188461" calcext:value-type="float">
            <text:p>0.000249577188461</text:p>
          </table:table-cell>
          <table:table-cell table:style-name="ce11" office:value-type="float" office:value="0.002152588" calcext:value-type="float">
            <text:p>0.002152588</text:p>
          </table:table-cell>
          <table:table-cell table:style-name="ce6" office:value-type="float" office:value="0.0000470372105182" calcext:value-type="float">
            <text:p>4.70E-05</text:p>
          </table:table-cell>
          <table:table-cell table:style-name="ce11" office:value-type="float" office:value="0.006341482" calcext:value-type="float">
            <text:p>0.006341482</text:p>
          </table:table-cell>
          <table:table-cell office:value-type="float" office:value="0.000156268863309" calcext:value-type="float">
            <text:p>0.000156268863309</text:p>
          </table:table-cell>
          <table:table-cell table:style-name="ce11" office:value-type="float" office:value="0.00395404" calcext:value-type="float">
            <text:p>0.00395404</text:p>
          </table:table-cell>
          <table:table-cell office:value-type="float" office:value="0.000409051073692" calcext:value-type="float">
            <text:p>0.000409051073692</text:p>
          </table:table-cell>
          <table:table-cell office:value-type="float" office:value="0.008273438" calcext:value-type="float">
            <text:p>0.008273438</text:p>
          </table:table-cell>
          <table:table-cell office:value-type="float" office:value="0.000122724534611" calcext:value-type="float">
            <text:p>0.000122724534611</text:p>
          </table:table-cell>
          <table:table-cell office:value-type="float" office:value="0.002268365" calcext:value-type="float">
            <text:p>0.002268365</text:p>
          </table:table-cell>
          <table:table-cell office:value-type="float" office:value="0.000284994237573" calcext:value-type="float">
            <text:p>0.000284994237573</text:p>
          </table:table-cell>
          <table:table-cell office:value-type="float" office:value="0.007158493" calcext:value-type="float">
            <text:p>0.007158493</text:p>
          </table:table-cell>
          <table:table-cell office:value-type="float" office:value="0.000118654321647" calcext:value-type="float">
            <text:p>0.000118654321647</text:p>
          </table:table-cell>
          <table:table-cell office:value-type="float" office:value="0.00399069" calcext:value-type="float">
            <text:p>0.00399069</text:p>
          </table:table-cell>
          <table:table-cell office:value-type="float" office:value="0.000186076120326" calcext:value-type="float">
            <text:p>0.000186076120326</text:p>
          </table:table-cell>
          <table:table-cell office:value-type="float" office:value="0.009516652" calcext:value-type="float">
            <text:p>0.009516652</text:p>
          </table:table-cell>
          <table:table-cell office:value-type="float" office:value="0.000225962358704" calcext:value-type="float">
            <text:p>0.000225962358704</text:p>
          </table:table-cell>
          <table:table-cell office:value-type="float" office:value="0.002041691" calcext:value-type="float">
            <text:p>0.002041691</text:p>
          </table:table-cell>
          <table:table-cell table:style-name="ce6" office:value-type="float" office:value="0.0000582913707069" calcext:value-type="float">
            <text:p>5.83E-05</text:p>
          </table:table-cell>
          <table:table-cell office:value-type="float" office:value="0.007948886" calcext:value-type="float">
            <text:p>0.007948886</text:p>
          </table:table-cell>
          <table:table-cell table:style-name="ce6" office:value-type="float" office:value="0.0000991863002637" calcext:value-type="float">
            <text:p>9.92E-05</text:p>
          </table:table-cell>
          <table:table-cell office:value-type="float" office:value="0.004001159" calcext:value-type="float">
            <text:p>0.004001159</text:p>
          </table:table-cell>
          <table:table-cell office:value-type="float" office:value="0.00026321527976" calcext:value-type="float">
            <text:p>0.00026321527976</text:p>
          </table:table-cell>
          <table:table-cell office:value-type="float" office:value="0.2643362" calcext:value-type="float">
            <text:p>0.2643362</text:p>
          </table:table-cell>
          <table:table-cell office:value-type="float" office:value="0.0062232705728" calcext:value-type="float">
            <text:p>0.0062232705728</text:p>
          </table:table-cell>
          <table:table-cell table:style-name="ce11" office:value-type="float" office:value="0.001930119" calcext:value-type="float">
            <text:p>0.001930119</text:p>
          </table:table-cell>
          <table:table-cell office:value-type="float" office:value="0.000184112169098" calcext:value-type="float">
            <text:p>0.000184112169098</text:p>
          </table:table-cell>
          <table:table-cell table:style-name="ce11" office:value-type="float" office:value="0.001116743" calcext:value-type="float">
            <text:p>0.001116743</text:p>
          </table:table-cell>
          <table:table-cell table:style-name="ce6" office:value-type="float" office:value="0.0000203869680869" calcext:value-type="float">
            <text:p>2.04E-05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table:style-name="ce11" office:value-type="float" office:value="0.02851099" calcext:value-type="float">
            <text:p>0.02851099</text:p>
          </table:table-cell>
          <table:table-cell office:value-type="float" office:value="0.000616382688577" calcext:value-type="float">
            <text:p>0.000616382688577</text:p>
          </table:table-cell>
          <table:table-cell table:style-name="ce11" office:value-type="float" office:value="0.004482225" calcext:value-type="float">
            <text:p>0.004482225</text:p>
          </table:table-cell>
          <table:table-cell office:value-type="float" office:value="0.000115064120796" calcext:value-type="float">
            <text:p>0.000115064120796</text:p>
          </table:table-cell>
          <table:table-cell table:style-name="ce11" office:value-type="float" office:value="0.02521296" calcext:value-type="float">
            <text:p>0.02521296</text:p>
          </table:table-cell>
          <table:table-cell office:value-type="float" office:value="0.00074078693323" calcext:value-type="float">
            <text:p>0.00074078693323</text:p>
          </table:table-cell>
          <table:table-cell table:style-name="ce11" office:value-type="float" office:value="0.006338417" calcext:value-type="float">
            <text:p>0.006338417</text:p>
          </table:table-cell>
          <table:table-cell office:value-type="float" office:value="0.000304968723207" calcext:value-type="float">
            <text:p>0.000304968723207</text:p>
          </table:table-cell>
          <table:table-cell office:value-type="float" office:value="0.03258353" calcext:value-type="float">
            <text:p>0.03258353</text:p>
          </table:table-cell>
          <table:table-cell office:value-type="float" office:value="0.000411194222965" calcext:value-type="float">
            <text:p>0.000411194222965</text:p>
          </table:table-cell>
          <table:table-cell office:value-type="float" office:value="0.004594016" calcext:value-type="float">
            <text:p>0.004594016</text:p>
          </table:table-cell>
          <table:table-cell office:value-type="float" office:value="0.000346119215274" calcext:value-type="float">
            <text:p>0.000346119215274</text:p>
          </table:table-cell>
          <table:table-cell office:value-type="float" office:value="0.02833273" calcext:value-type="float">
            <text:p>0.02833273</text:p>
          </table:table-cell>
          <table:table-cell office:value-type="float" office:value="0.000588720911147" calcext:value-type="float">
            <text:p>0.000588720911147</text:p>
          </table:table-cell>
          <table:table-cell office:value-type="float" office:value="0.006466066" calcext:value-type="float">
            <text:p>0.006466066</text:p>
          </table:table-cell>
          <table:table-cell office:value-type="float" office:value="0.000145475572306" calcext:value-type="float">
            <text:p>0.000145475572306</text:p>
          </table:table-cell>
          <table:table-cell office:value-type="float" office:value="0.03700081" calcext:value-type="float">
            <text:p>0.03700081</text:p>
          </table:table-cell>
          <table:table-cell office:value-type="float" office:value="0.000319281326489" calcext:value-type="float">
            <text:p>0.000319281326489</text:p>
          </table:table-cell>
          <table:table-cell office:value-type="float" office:value="0.004483416" calcext:value-type="float">
            <text:p>0.004483416</text:p>
          </table:table-cell>
          <table:table-cell office:value-type="float" office:value="0.00010881839532" calcext:value-type="float">
            <text:p>0.00010881839532</text:p>
          </table:table-cell>
          <table:table-cell office:value-type="float" office:value="0.03152994" calcext:value-type="float">
            <text:p>0.03152994</text:p>
          </table:table-cell>
          <table:table-cell office:value-type="float" office:value="0.000863303832443" calcext:value-type="float">
            <text:p>0.000863303832443</text:p>
          </table:table-cell>
          <table:table-cell office:value-type="float" office:value="0.006663681" calcext:value-type="float">
            <text:p>0.006663681</text:p>
          </table:table-cell>
          <table:table-cell office:value-type="float" office:value="0.000369282178721" calcext:value-type="float">
            <text:p>0.000369282178721</text:p>
          </table:table-cell>
          <table:table-cell office:value-type="float" office:value="0.2660468" calcext:value-type="float">
            <text:p>0.2660468</text:p>
          </table:table-cell>
          <table:table-cell office:value-type="float" office:value="0.00750061849005" calcext:value-type="float">
            <text:p>0.00750061849005</text:p>
          </table:table-cell>
          <table:table-cell table:style-name="ce11" office:value-type="float" office:value="0.008642139" calcext:value-type="float">
            <text:p>0.008642139</text:p>
          </table:table-cell>
          <table:table-cell office:value-type="float" office:value="0.000758380223641" calcext:value-type="float">
            <text:p>0.000758380223641</text:p>
          </table:table-cell>
          <table:table-cell table:style-name="ce11" office:value-type="float" office:value="0.00451288" calcext:value-type="float">
            <text:p>0.00451288</text:p>
          </table:table-cell>
          <table:table-cell table:style-name="ce6" office:value-type="float" office:value="0.0000492567872368" calcext:value-type="float">
            <text:p>4.93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table:style-name="ce11" office:value-type="float" office:value="0.1167091" calcext:value-type="float">
            <text:p>0.1167091</text:p>
          </table:table-cell>
          <table:table-cell office:value-type="float" office:value="0.0028002537762" calcext:value-type="float">
            <text:p>0.0028002537762</text:p>
          </table:table-cell>
          <table:table-cell table:style-name="ce11" office:value-type="float" office:value="0.01220973" calcext:value-type="float">
            <text:p>0.01220973</text:p>
          </table:table-cell>
          <table:table-cell table:style-name="ce6" office:value-type="float" office:value="0.0000802471882512" calcext:value-type="float">
            <text:p>8.02E-05</text:p>
          </table:table-cell>
          <table:table-cell table:style-name="ce11" office:value-type="float" office:value="0.102668" calcext:value-type="float">
            <text:p>0.102668</text:p>
          </table:table-cell>
          <table:table-cell office:value-type="float" office:value="0.00108029543284" calcext:value-type="float">
            <text:p>0.00108029543284</text:p>
          </table:table-cell>
          <table:table-cell table:style-name="ce11" office:value-type="float" office:value="0.01600827" calcext:value-type="float">
            <text:p>0.01600827</text:p>
          </table:table-cell>
          <table:table-cell office:value-type="float" office:value="0.000817028445105" calcext:value-type="float">
            <text:p>0.000817028445105</text:p>
          </table:table-cell>
          <table:table-cell office:value-type="float" office:value="0.131377" calcext:value-type="float">
            <text:p>0.131377</text:p>
          </table:table-cell>
          <table:table-cell office:value-type="float" office:value="0.00353100571131" calcext:value-type="float">
            <text:p>0.00353100571131</text:p>
          </table:table-cell>
          <table:table-cell office:value-type="float" office:value="0.01225941" calcext:value-type="float">
            <text:p>0.01225941</text:p>
          </table:table-cell>
          <table:table-cell office:value-type="float" office:value="0.000318085629456" calcext:value-type="float">
            <text:p>0.000318085629456</text:p>
          </table:table-cell>
          <table:table-cell office:value-type="float" office:value="0.1130075" calcext:value-type="float">
            <text:p>0.1130075</text:p>
          </table:table-cell>
          <table:table-cell office:value-type="float" office:value="0.00280098487639" calcext:value-type="float">
            <text:p>0.00280098487639</text:p>
          </table:table-cell>
          <table:table-cell office:value-type="float" office:value="0.01568798" calcext:value-type="float">
            <text:p>0.01568798</text:p>
          </table:table-cell>
          <table:table-cell office:value-type="float" office:value="0.00043422177846" calcext:value-type="float">
            <text:p>0.00043422177846</text:p>
          </table:table-cell>
          <table:table-cell office:value-type="float" office:value="0.1478848" calcext:value-type="float">
            <text:p>0.1478848</text:p>
          </table:table-cell>
          <table:table-cell office:value-type="float" office:value="0.00248420426786" calcext:value-type="float">
            <text:p>0.00248420426786</text:p>
          </table:table-cell>
          <table:table-cell office:value-type="float" office:value="0.01207996" calcext:value-type="float">
            <text:p>0.01207996</text:p>
          </table:table-cell>
          <table:table-cell office:value-type="float" office:value="0.000121098208079" calcext:value-type="float">
            <text:p>0.000121098208079</text:p>
          </table:table-cell>
          <table:table-cell office:value-type="float" office:value="0.1248626" calcext:value-type="float">
            <text:p>0.1248626</text:p>
          </table:table-cell>
          <table:table-cell office:value-type="float" office:value="0.00112958824356" calcext:value-type="float">
            <text:p>0.00112958824356</text:p>
          </table:table-cell>
          <table:table-cell office:value-type="float" office:value="0.01631459" calcext:value-type="float">
            <text:p>0.01631459</text:p>
          </table:table-cell>
          <table:table-cell office:value-type="float" office:value="0.000826323395732" calcext:value-type="float">
            <text:p>0.000826323395732</text:p>
          </table:table-cell>
          <table:table-cell office:value-type="float" office:value="0.2682137" calcext:value-type="float">
            <text:p>0.2682137</text:p>
          </table:table-cell>
          <table:table-cell office:value-type="float" office:value="0.00408749053822" calcext:value-type="float">
            <text:p>0.00408749053822</text:p>
          </table:table-cell>
          <table:table-cell table:style-name="ce11" office:value-type="float" office:value="0.0357867" calcext:value-type="float">
            <text:p>0.0357867</text:p>
          </table:table-cell>
          <table:table-cell office:value-type="float" office:value="0.000295506672231" calcext:value-type="float">
            <text:p>0.000295506672231</text:p>
          </table:table-cell>
          <table:table-cell table:style-name="ce11" office:value-type="float" office:value="0.01795091" calcext:value-type="float">
            <text:p>0.01795091</text:p>
          </table:table-cell>
          <table:table-cell table:style-name="ce6" office:value-type="float" office:value="0.0000789079836828" calcext:value-type="float">
            <text:p>7.89E-05</text:p>
          </table:table-cell>
        </table:table-row>
        <table:table-row table:style-name="ro1">
          <table:table-cell office:value-type="float" office:value="4194301" calcext:value-type="float">
            <text:p>4194301</text:p>
          </table:table-cell>
          <table:table-cell table:style-name="ce11" office:value-type="float" office:value="0.4908622" calcext:value-type="float">
            <text:p>0.4908622</text:p>
          </table:table-cell>
          <table:table-cell office:value-type="float" office:value="0.00596659558244" calcext:value-type="float">
            <text:p>0.00596659558244</text:p>
          </table:table-cell>
          <table:table-cell table:style-name="ce11" office:value-type="float" office:value="0.04311107" calcext:value-type="float">
            <text:p>0.04311107</text:p>
          </table:table-cell>
          <table:table-cell office:value-type="float" office:value="0.000510979032077" calcext:value-type="float">
            <text:p>0.000510979032077</text:p>
          </table:table-cell>
          <table:table-cell table:style-name="ce11" office:value-type="float" office:value="0.4153481" calcext:value-type="float">
            <text:p>0.4153481</text:p>
          </table:table-cell>
          <table:table-cell office:value-type="float" office:value="0.00758084504891" calcext:value-type="float">
            <text:p>0.00758084504891</text:p>
          </table:table-cell>
          <table:table-cell table:style-name="ce11" office:value-type="float" office:value="0.05289682" calcext:value-type="float">
            <text:p>0.05289682</text:p>
          </table:table-cell>
          <table:table-cell office:value-type="float" office:value="0.00131483693353" calcext:value-type="float">
            <text:p>0.00131483693353</text:p>
          </table:table-cell>
          <table:table-cell office:value-type="float" office:value="0.5641391" calcext:value-type="float">
            <text:p>0.5641391</text:p>
          </table:table-cell>
          <table:table-cell office:value-type="float" office:value="0.0107717993591" calcext:value-type="float">
            <text:p>0.0107717993591</text:p>
          </table:table-cell>
          <table:table-cell office:value-type="float" office:value="0.04289824" calcext:value-type="float">
            <text:p>0.04289824</text:p>
          </table:table-cell>
          <table:table-cell office:value-type="float" office:value="0.000923627267535" calcext:value-type="float">
            <text:p>0.000923627267535</text:p>
          </table:table-cell>
          <table:table-cell office:value-type="float" office:value="0.4705923" calcext:value-type="float">
            <text:p>0.4705923</text:p>
          </table:table-cell>
          <table:table-cell office:value-type="float" office:value="0.010213349152" calcext:value-type="float">
            <text:p>0.010213349152</text:p>
          </table:table-cell>
          <table:table-cell office:value-type="float" office:value="0.05285714" calcext:value-type="float">
            <text:p>0.05285714</text:p>
          </table:table-cell>
          <table:table-cell office:value-type="float" office:value="0.00149366729688" calcext:value-type="float">
            <text:p>0.00149366729688</text:p>
          </table:table-cell>
          <table:table-cell office:value-type="float" office:value="0.6324041" calcext:value-type="float">
            <text:p>0.6324041</text:p>
          </table:table-cell>
          <table:table-cell office:value-type="float" office:value="0.00899702715654" calcext:value-type="float">
            <text:p>0.00899702715654</text:p>
          </table:table-cell>
          <table:table-cell office:value-type="float" office:value="0.04314853" calcext:value-type="float">
            <text:p>0.04314853</text:p>
          </table:table-cell>
          <table:table-cell office:value-type="float" office:value="0.000819217662095" calcext:value-type="float">
            <text:p>0.000819217662095</text:p>
          </table:table-cell>
          <table:table-cell office:value-type="float" office:value="0.5207142" calcext:value-type="float">
            <text:p>0.5207142</text:p>
          </table:table-cell>
          <table:table-cell office:value-type="float" office:value="0.010746771234" calcext:value-type="float">
            <text:p>0.010746771234</text:p>
          </table:table-cell>
          <table:table-cell office:value-type="float" office:value="0.05274138" calcext:value-type="float">
            <text:p>0.05274138</text:p>
          </table:table-cell>
          <table:table-cell office:value-type="float" office:value="0.0010289674909" calcext:value-type="float">
            <text:p>0.0010289674909</text:p>
          </table:table-cell>
          <table:table-cell office:value-type="float" office:value="0.3048778" calcext:value-type="float">
            <text:p>0.3048778</text:p>
          </table:table-cell>
          <table:table-cell office:value-type="float" office:value="0.00616704039949" calcext:value-type="float">
            <text:p>0.00616704039949</text:p>
          </table:table-cell>
          <table:table-cell table:style-name="ce11" office:value-type="float" office:value="0.167777" calcext:value-type="float">
            <text:p>0.167777</text:p>
          </table:table-cell>
          <table:table-cell office:value-type="float" office:value="0.00148179403277" calcext:value-type="float">
            <text:p>0.00148179403277</text:p>
          </table:table-cell>
          <table:table-cell table:style-name="ce11" office:value-type="float" office:value="0.08017609" calcext:value-type="float">
            <text:p>0.08017609</text:p>
          </table:table-cell>
          <table:table-cell office:value-type="float" office:value="0.000355274646342" calcext:value-type="float">
            <text:p>0.000355274646342</text:p>
          </table:table-cell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table:style-name="ce11" office:value-type="float" office:value="1.955366" calcext:value-type="float">
            <text:p>1.955366</text:p>
          </table:table-cell>
          <table:table-cell office:value-type="float" office:value="0.0321241512469" calcext:value-type="float">
            <text:p>0.0321241512469</text:p>
          </table:table-cell>
          <table:table-cell table:style-name="ce11" office:value-type="float" office:value="0.1636903" calcext:value-type="float">
            <text:p>0.1636903</text:p>
          </table:table-cell>
          <table:table-cell office:value-type="float" office:value="0.00725757915026" calcext:value-type="float">
            <text:p>0.00725757915026</text:p>
          </table:table-cell>
          <table:table-cell table:style-name="ce11" office:value-type="float" office:value="1.653112" calcext:value-type="float">
            <text:p>1.653112</text:p>
          </table:table-cell>
          <table:table-cell office:value-type="float" office:value="0.0398407624313" calcext:value-type="float">
            <text:p>0.0398407624313</text:p>
          </table:table-cell>
          <table:table-cell table:style-name="ce11" office:value-type="float" office:value="0.185721" calcext:value-type="float">
            <text:p>0.185721</text:p>
          </table:table-cell>
          <table:table-cell office:value-type="float" office:value="0.00229912292456" calcext:value-type="float">
            <text:p>0.00229912292456</text:p>
          </table:table-cell>
          <table:table-cell office:value-type="float" office:value="2.226593" calcext:value-type="float">
            <text:p>2.226593</text:p>
          </table:table-cell>
          <table:table-cell office:value-type="float" office:value="0.0321385321002" calcext:value-type="float">
            <text:p>0.0321385321002</text:p>
          </table:table-cell>
          <table:table-cell office:value-type="float" office:value="0.1604834" calcext:value-type="float">
            <text:p>0.1604834</text:p>
          </table:table-cell>
          <table:table-cell office:value-type="float" office:value="0.00206780883492" calcext:value-type="float">
            <text:p>0.00206780883492</text:p>
          </table:table-cell>
          <table:table-cell office:value-type="float" office:value="1.861322" calcext:value-type="float">
            <text:p>1.861322</text:p>
          </table:table-cell>
          <table:table-cell office:value-type="float" office:value="0.0192723710125" calcext:value-type="float">
            <text:p>0.0192723710125</text:p>
          </table:table-cell>
          <table:table-cell office:value-type="float" office:value="0.1876647" calcext:value-type="float">
            <text:p>0.1876647</text:p>
          </table:table-cell>
          <table:table-cell office:value-type="float" office:value="0.00125622415286" calcext:value-type="float">
            <text:p>0.00125622415286</text:p>
          </table:table-cell>
          <table:table-cell office:value-type="float" office:value="2.534637" calcext:value-type="float">
            <text:p>2.534637</text:p>
          </table:table-cell>
          <table:table-cell office:value-type="float" office:value="0.0401430276359" calcext:value-type="float">
            <text:p>0.0401430276359</text:p>
          </table:table-cell>
          <table:table-cell office:value-type="float" office:value="0.1594367" calcext:value-type="float">
            <text:p>0.1594367</text:p>
          </table:table-cell>
          <table:table-cell office:value-type="float" office:value="0.000817140957512" calcext:value-type="float">
            <text:p>0.000817140957512</text:p>
          </table:table-cell>
          <table:table-cell office:value-type="float" office:value="2.062497" calcext:value-type="float">
            <text:p>2.062497</text:p>
          </table:table-cell>
          <table:table-cell office:value-type="float" office:value="0.00845642431659" calcext:value-type="float">
            <text:p>0.00845642431659</text:p>
          </table:table-cell>
          <table:table-cell office:value-type="float" office:value="0.187467" calcext:value-type="float">
            <text:p>0.187467</text:p>
          </table:table-cell>
          <table:table-cell office:value-type="float" office:value="0.00177557965496" calcext:value-type="float">
            <text:p>0.00177557965496</text:p>
          </table:table-cell>
          <table:table-cell office:value-type="float" office:value="0.4376092" calcext:value-type="float">
            <text:p>0.4376092</text:p>
          </table:table-cell>
          <table:table-cell office:value-type="float" office:value="0.00439417093179" calcext:value-type="float">
            <text:p>0.00439417093179</text:p>
          </table:table-cell>
          <table:table-cell table:style-name="ce11" office:value-type="float" office:value="0.66738" calcext:value-type="float">
            <text:p>0.66738</text:p>
          </table:table-cell>
          <table:table-cell office:value-type="float" office:value="0.00767427334236" calcext:value-type="float">
            <text:p>0.00767427334236</text:p>
          </table:table-cell>
          <table:table-cell table:style-name="ce11" office:value-type="float" office:value="0.3161118" calcext:value-type="float">
            <text:p>0.3161118</text:p>
          </table:table-cell>
          <table:table-cell office:value-type="float" office:value="0.000617493463753" calcext:value-type="float">
            <text:p>0.000617493463753</text:p>
          </table:table-cell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table:number-columns-repeated="2"/>
          <table:table-cell table:style-name="ce16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ENCL</text:p>
          </table:table-cell>
          <table:table-cell table:style-name="ce1"/>
          <table:table-cell table:style-name="ce16" table:number-columns-repeated="2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6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</text:p>
          </table:table-cell>
          <table:table-cell table:style-name="ce2" office:value-type="string" calcext:value-type="string">
            <text:p>openacc_c</text:p>
          </table:table-cell>
          <table:table-cell table:number-columns-repeated="2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float" office:value="0.0000206316" calcext:value-type="float">
            <text:p>2.06E-05</text:p>
          </table:table-cell>
          <table:table-cell table:style-name="ce7" office:value-type="float" office:value="0.0000099777" calcext:value-type="float">
            <text:p>9.98E-06</text:p>
          </table:table-cell>
          <table:table-cell table:number-columns-repeated="28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7" office:value-type="float" office:value="0.0000345577" calcext:value-type="float">
            <text:p>3.46E-05</text:p>
          </table:table-cell>
          <table:table-cell table:style-name="ce7" office:value-type="float" office:value="0.0000324394" calcext:value-type="float">
            <text:p>3.24E-05</text:p>
          </table:table-cell>
          <table:table-cell table:number-columns-repeated="28"/>
        </table:table-row>
        <table:table-row table:style-name="ro1">
          <table:table-cell table:style-name="ce2" office:value-type="float" office:value="4093" calcext:value-type="float">
            <text:p>4093</text:p>
          </table:table-cell>
          <table:table-cell table:style-name="ce7" office:value-type="float" office:value="0.0000884869" calcext:value-type="float">
            <text:p>8.85E-05</text:p>
          </table:table-cell>
          <table:table-cell table:style-name="ce2" office:value-type="float" office:value="0.0001115223" calcext:value-type="float">
            <text:p>0.0001115223</text:p>
          </table:table-cell>
          <table:table-cell table:number-columns-repeated="28"/>
        </table:table-row>
        <table:table-row table:style-name="ro1">
          <table:table-cell table:style-name="ce2" office:value-type="float" office:value="16381" calcext:value-type="float">
            <text:p>16381</text:p>
          </table:table-cell>
          <table:table-cell table:style-name="ce2" office:value-type="float" office:value="0.0002805468" calcext:value-type="float">
            <text:p>0.0002805468</text:p>
          </table:table-cell>
          <table:table-cell table:style-name="ce2" office:value-type="float" office:value="0.0004528157" calcext:value-type="float">
            <text:p>0.0004528157</text:p>
          </table:table-cell>
          <table:table-cell table:number-columns-repeated="28"/>
        </table:table-row>
        <table:table-row table:style-name="ro1">
          <table:table-cell table:style-name="ce2" office:value-type="float" office:value="65521" calcext:value-type="float">
            <text:p>65521</text:p>
          </table:table-cell>
          <table:table-cell table:style-name="ce2" office:value-type="float" office:value="0.001116743" calcext:value-type="float">
            <text:p>0.001116743</text:p>
          </table:table-cell>
          <table:table-cell table:style-name="ce2" office:value-type="float" office:value="0.001930119" calcext:value-type="float">
            <text:p>0.001930119</text:p>
          </table:table-cell>
          <table:table-cell table:number-columns-repeated="28"/>
        </table:table-row>
        <table:table-row table:style-name="ro1">
          <table:table-cell table:style-name="ce2" office:value-type="float" office:value="262139" calcext:value-type="float">
            <text:p>262139</text:p>
          </table:table-cell>
          <table:table-cell table:style-name="ce2" office:value-type="float" office:value="0.00451288" calcext:value-type="float">
            <text:p>0.00451288</text:p>
          </table:table-cell>
          <table:table-cell table:style-name="ce2" office:value-type="float" office:value="0.008642139" calcext:value-type="float">
            <text:p>0.008642139</text:p>
          </table:table-cell>
          <table:table-cell table:number-columns-repeated="28"/>
        </table:table-row>
        <table:table-row table:style-name="ro1">
          <table:table-cell table:style-name="ce2" office:value-type="float" office:value="1048573" calcext:value-type="float">
            <text:p>1048573</text:p>
          </table:table-cell>
          <table:table-cell table:style-name="ce2" office:value-type="float" office:value="0.01795091" calcext:value-type="float">
            <text:p>0.01795091</text:p>
          </table:table-cell>
          <table:table-cell table:style-name="ce2" office:value-type="float" office:value="0.0357867" calcext:value-type="float">
            <text:p>0.0357867</text:p>
          </table:table-cell>
          <table:table-cell table:number-columns-repeated="28"/>
        </table:table-row>
        <table:table-row table:style-name="ro1">
          <table:table-cell table:style-name="ce2" office:value-type="float" office:value="4194301" calcext:value-type="float">
            <text:p>4194301</text:p>
          </table:table-cell>
          <table:table-cell table:style-name="ce2" office:value-type="float" office:value="0.08017609" calcext:value-type="float">
            <text:p>0.08017609</text:p>
          </table:table-cell>
          <table:table-cell table:style-name="ce2" office:value-type="float" office:value="0.167777" calcext:value-type="float">
            <text:p>0.167777</text:p>
          </table:table-cell>
          <table:table-cell table:number-columns-repeated="28"/>
        </table:table-row>
        <table:table-row table:style-name="ro1">
          <table:table-cell table:style-name="ce2" office:value-type="float" office:value="16777213" calcext:value-type="float">
            <text:p>16777213</text:p>
          </table:table-cell>
          <table:table-cell table:style-name="ce2" office:value-type="float" office:value="0.3161118" calcext:value-type="float">
            <text:p>0.3161118</text:p>
          </table:table-cell>
          <table:table-cell table:style-name="ce2" office:value-type="float" office:value="0.66738" calcext:value-type="float">
            <text:p>0.66738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product-openacc-1d-primes.dat</text:p>
          </table:table-cell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02573534" calcext:value-type="float">
            <text:p>0.002573534</text:p>
          </table:table-cell>
          <table:table-cell table:style-name="ce2" office:value-type="float" office:value="0.000126735" calcext:value-type="float">
            <text:p>0.000126735</text:p>
          </table:table-cell>
          <table:table-cell table:style-name="ce2" office:value-type="float" office:value="0.001783839" calcext:value-type="float">
            <text:p>0.001783839</text:p>
          </table:table-cell>
          <table:table-cell table:style-name="ce2" office:value-type="float" office:value="0.0001003535" calcext:value-type="float">
            <text:p>0.0001003535</text:p>
          </table:table-cell>
          <table:table-cell table:number-columns-repeated="26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0.002136354" calcext:value-type="float">
            <text:p>0.002136354</text:p>
          </table:table-cell>
          <table:table-cell table:style-name="ce2" office:value-type="float" office:value="0.0002066498" calcext:value-type="float">
            <text:p>0.0002066498</text:p>
          </table:table-cell>
          <table:table-cell table:style-name="ce2" office:value-type="float" office:value="0.001815636" calcext:value-type="float">
            <text:p>0.001815636</text:p>
          </table:table-cell>
          <table:table-cell table:style-name="ce2" office:value-type="float" office:value="0.0001823933" calcext:value-type="float">
            <text:p>0.0001823933</text:p>
          </table:table-cell>
          <table:table-cell table:number-columns-repeated="26"/>
        </table:table-row>
        <table:table-row table:style-name="ro1">
          <table:table-cell table:style-name="ce2" office:value-type="float" office:value="4093" calcext:value-type="float">
            <text:p>4093</text:p>
          </table:table-cell>
          <table:table-cell table:style-name="ce2" office:value-type="float" office:value="0.001876885" calcext:value-type="float">
            <text:p>0.001876885</text:p>
          </table:table-cell>
          <table:table-cell table:style-name="ce2" office:value-type="float" office:value="0.0005115529" calcext:value-type="float">
            <text:p>0.0005115529</text:p>
          </table:table-cell>
          <table:table-cell table:style-name="ce2" office:value-type="float" office:value="0.001347393" calcext:value-type="float">
            <text:p>0.001347393</text:p>
          </table:table-cell>
          <table:table-cell table:style-name="ce2" office:value-type="float" office:value="0.0005404209" calcext:value-type="float">
            <text:p>0.0005404209</text:p>
          </table:table-cell>
          <table:table-cell table:number-columns-repeated="26"/>
        </table:table-row>
        <table:table-row table:style-name="ro1">
          <table:table-cell table:style-name="ce2" office:value-type="float" office:value="16381" calcext:value-type="float">
            <text:p>16381</text:p>
          </table:table-cell>
          <table:table-cell table:style-name="ce2" office:value-type="float" office:value="0.002153724" calcext:value-type="float">
            <text:p>0.002153724</text:p>
          </table:table-cell>
          <table:table-cell table:style-name="ce2" office:value-type="float" office:value="0.001685583" calcext:value-type="float">
            <text:p>0.001685583</text:p>
          </table:table-cell>
          <table:table-cell table:style-name="ce2" office:value-type="float" office:value="0.001449467" calcext:value-type="float">
            <text:p>0.001449467</text:p>
          </table:table-cell>
          <table:table-cell table:style-name="ce2" office:value-type="float" office:value="0.001876291" calcext:value-type="float">
            <text:p>0.001876291</text:p>
          </table:table-cell>
          <table:table-cell table:number-columns-repeated="26"/>
        </table:table-row>
        <table:table-row table:style-name="ro1">
          <table:table-cell table:style-name="ce2" office:value-type="float" office:value="65521" calcext:value-type="float">
            <text:p>65521</text:p>
          </table:table-cell>
          <table:table-cell table:style-name="ce2" office:value-type="float" office:value="0.00395404" calcext:value-type="float">
            <text:p>0.00395404</text:p>
          </table:table-cell>
          <table:table-cell table:style-name="ce2" office:value-type="float" office:value="0.006341482" calcext:value-type="float">
            <text:p>0.006341482</text:p>
          </table:table-cell>
          <table:table-cell table:style-name="ce2" office:value-type="float" office:value="0.002152588" calcext:value-type="float">
            <text:p>0.002152588</text:p>
          </table:table-cell>
          <table:table-cell table:style-name="ce2" office:value-type="float" office:value="0.00733655" calcext:value-type="float">
            <text:p>0.00733655</text:p>
          </table:table-cell>
          <table:table-cell table:number-columns-repeated="26"/>
        </table:table-row>
        <table:table-row table:style-name="ro1">
          <table:table-cell table:style-name="ce2" office:value-type="float" office:value="262139" calcext:value-type="float">
            <text:p>262139</text:p>
          </table:table-cell>
          <table:table-cell table:style-name="ce2" office:value-type="float" office:value="0.006338417" calcext:value-type="float">
            <text:p>0.006338417</text:p>
          </table:table-cell>
          <table:table-cell table:style-name="ce2" office:value-type="float" office:value="0.02521296" calcext:value-type="float">
            <text:p>0.02521296</text:p>
          </table:table-cell>
          <table:table-cell table:style-name="ce2" office:value-type="float" office:value="0.004482225" calcext:value-type="float">
            <text:p>0.004482225</text:p>
          </table:table-cell>
          <table:table-cell table:style-name="ce2" office:value-type="float" office:value="0.02851099" calcext:value-type="float">
            <text:p>0.02851099</text:p>
          </table:table-cell>
          <table:table-cell table:number-columns-repeated="26"/>
        </table:table-row>
        <table:table-row table:style-name="ro1">
          <table:table-cell table:style-name="ce2" office:value-type="float" office:value="1048573" calcext:value-type="float">
            <text:p>1048573</text:p>
          </table:table-cell>
          <table:table-cell table:style-name="ce2" office:value-type="float" office:value="0.01600827" calcext:value-type="float">
            <text:p>0.01600827</text:p>
          </table:table-cell>
          <table:table-cell table:style-name="ce2" office:value-type="float" office:value="0.102668" calcext:value-type="float">
            <text:p>0.102668</text:p>
          </table:table-cell>
          <table:table-cell table:style-name="ce2" office:value-type="float" office:value="0.01220973" calcext:value-type="float">
            <text:p>0.01220973</text:p>
          </table:table-cell>
          <table:table-cell table:style-name="ce2" office:value-type="float" office:value="0.1167091" calcext:value-type="float">
            <text:p>0.1167091</text:p>
          </table:table-cell>
          <table:table-cell table:number-columns-repeated="26"/>
        </table:table-row>
        <table:table-row table:style-name="ro1">
          <table:table-cell table:style-name="ce2" office:value-type="float" office:value="4194301" calcext:value-type="float">
            <text:p>4194301</text:p>
          </table:table-cell>
          <table:table-cell table:style-name="ce2" office:value-type="float" office:value="0.05289682" calcext:value-type="float">
            <text:p>0.05289682</text:p>
          </table:table-cell>
          <table:table-cell table:style-name="ce2" office:value-type="float" office:value="0.4153481" calcext:value-type="float">
            <text:p>0.4153481</text:p>
          </table:table-cell>
          <table:table-cell table:style-name="ce2" office:value-type="float" office:value="0.04311107" calcext:value-type="float">
            <text:p>0.04311107</text:p>
          </table:table-cell>
          <table:table-cell table:style-name="ce2" office:value-type="float" office:value="0.4908622" calcext:value-type="float">
            <text:p>0.4908622</text:p>
          </table:table-cell>
          <table:table-cell table:number-columns-repeated="26"/>
        </table:table-row>
        <table:table-row table:style-name="ro1">
          <table:table-cell table:style-name="ce2" office:value-type="float" office:value="16777213" calcext:value-type="float">
            <text:p>16777213</text:p>
          </table:table-cell>
          <table:table-cell table:style-name="ce2" office:value-type="float" office:value="0.185721" calcext:value-type="float">
            <text:p>0.185721</text:p>
          </table:table-cell>
          <table:table-cell table:style-name="ce2" office:value-type="float" office:value="1.653112" calcext:value-type="float">
            <text:p>1.653112</text:p>
          </table:table-cell>
          <table:table-cell table:style-name="ce2" office:value-type="float" office:value="0.1636903" calcext:value-type="float">
            <text:p>0.1636903</text:p>
          </table:table-cell>
          <table:table-cell table:style-name="ce2" office:value-type="float" office:value="1.955366" calcext:value-type="float">
            <text:p>1.955366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1d-primes.dat</text:p>
          </table:table-cell>
          <table:table-cell table:number-columns-repeated="30"/>
        </table:table-row>
      </table:table>
      <table:table table:name="OPENACC 2D POW2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20851" calcext:value-type="float">
            <text:p>0.000120851</text:p>
          </table:table-cell>
          <table:table-cell table:style-name="ce6" office:value-type="float" office:value="0.00000148864405118" calcext:value-type="float">
            <text:p>1.49E-06</text:p>
          </table:table-cell>
          <table:table-cell office:value-type="float" office:value="0.001224568" calcext:value-type="float">
            <text:p>0.001224568</text:p>
          </table:table-cell>
          <table:table-cell table:style-name="ce6" office:value-type="float" office:value="0.0000267742358746" calcext:value-type="float">
            <text:p>2.68E-05</text:p>
          </table:table-cell>
          <table:table-cell office:value-type="float" office:value="0.0001524278" calcext:value-type="float">
            <text:p>0.0001524278</text:p>
          </table:table-cell>
          <table:table-cell table:style-name="ce6" office:value-type="float" office:value="0.00000277337887783" calcext:value-type="float">
            <text:p>2.77E-06</text:p>
          </table:table-cell>
          <table:table-cell office:value-type="float" office:value="0.001660181" calcext:value-type="float">
            <text:p>0.001660181</text:p>
          </table:table-cell>
          <table:table-cell office:value-type="float" office:value="0.000580607063999" calcext:value-type="float">
            <text:p>0.000580607063999</text:p>
          </table:table-cell>
          <table:table-cell table:style-name="ce11" office:value-type="float" office:value="0.01772151" calcext:value-type="float">
            <text:p>0.01772151</text:p>
          </table:table-cell>
          <table:table-cell office:value-type="float" office:value="0.00030129441655" calcext:value-type="float">
            <text:p>0.00030129441655</text:p>
          </table:table-cell>
          <table:table-cell table:style-name="ce11" office:value-type="float" office:value="0.003850649" calcext:value-type="float">
            <text:p>0.003850649</text:p>
          </table:table-cell>
          <table:table-cell table:style-name="ce6" office:value-type="float" office:value="0.0000746759663033" calcext:value-type="float">
            <text:p>7.47E-05</text:p>
          </table:table-cell>
          <table:table-cell table:style-name="ce11" office:value-type="float" office:value="0.01395195" calcext:value-type="float">
            <text:p>0.01395195</text:p>
          </table:table-cell>
          <table:table-cell office:value-type="float" office:value="0.000630932322925" calcext:value-type="float">
            <text:p>0.000630932322925</text:p>
          </table:table-cell>
          <table:table-cell table:style-name="ce11" office:value-type="float" office:value="0.004787118" calcext:value-type="float">
            <text:p>0.004787118</text:p>
          </table:table-cell>
          <table:table-cell office:value-type="float" office:value="0.0002778011207" calcext:value-type="float">
            <text:p>0.0002778011207</text:p>
          </table:table-cell>
          <table:table-cell office:value-type="float" office:value="0.02218639" calcext:value-type="float">
            <text:p>0.02218639</text:p>
          </table:table-cell>
          <table:table-cell office:value-type="float" office:value="0.00015960267646" calcext:value-type="float">
            <text:p>0.00015960267646</text:p>
          </table:table-cell>
          <table:table-cell office:value-type="float" office:value="0.003899965" calcext:value-type="float">
            <text:p>0.003899965</text:p>
          </table:table-cell>
          <table:table-cell office:value-type="float" office:value="0.000105946309804" calcext:value-type="float">
            <text:p>0.000105946309804</text:p>
          </table:table-cell>
          <table:table-cell office:value-type="float" office:value="0.0165046" calcext:value-type="float">
            <text:p>0.0165046</text:p>
          </table:table-cell>
          <table:table-cell table:style-name="ce6" office:value-type="float" office:value="0.0000826289564526" calcext:value-type="float">
            <text:p>8.26E-05</text:p>
          </table:table-cell>
          <table:table-cell office:value-type="float" office:value="0.004911155" calcext:value-type="float">
            <text:p>0.004911155</text:p>
          </table:table-cell>
          <table:table-cell table:style-name="ce6" office:value-type="float" office:value="0.0000985014159233" calcext:value-type="float">
            <text:p>9.85E-05</text:p>
          </table:table-cell>
          <table:table-cell office:value-type="float" office:value="0.2599919" calcext:value-type="float">
            <text:p>0.2599919</text:p>
          </table:table-cell>
          <table:table-cell office:value-type="float" office:value="0.00724077649995" calcext:value-type="float">
            <text:p>0.00724077649995</text:p>
          </table:table-cell>
          <table:table-cell table:style-name="ce6" office:value-type="float" office:value="0.0000166927" calcext:value-type="float">
            <text:p>1.67E-05</text:p>
          </table:table-cell>
          <table:table-cell table:style-name="ce6" office:value-type="float" office:value="0.000000356962509703" calcext:value-type="float">
            <text:p>3.57E-07</text:p>
          </table:table-cell>
          <table:table-cell table:style-name="ce6" office:value-type="float" office:value="0.0000240688" calcext:value-type="float">
            <text:p>2.41E-05</text:p>
          </table:table-cell>
          <table:table-cell table:style-name="ce6" office:value-type="float" office:value="0.00000328995764242" calcext:value-type="float">
            <text:p>3.29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811706" calcext:value-type="float">
            <text:p>0.0001811706</text:p>
          </table:table-cell>
          <table:table-cell table:style-name="ce6" office:value-type="float" office:value="0.00000490337344647" calcext:value-type="float">
            <text:p>4.90E-06</text:p>
          </table:table-cell>
          <table:table-cell office:value-type="float" office:value="0.001261293" calcext:value-type="float">
            <text:p>0.001261293</text:p>
          </table:table-cell>
          <table:table-cell table:style-name="ce6" office:value-type="float" office:value="0.0000571603133593" calcext:value-type="float">
            <text:p>5.72E-05</text:p>
          </table:table-cell>
          <table:table-cell office:value-type="float" office:value="0.0002041421" calcext:value-type="float">
            <text:p>0.0002041421</text:p>
          </table:table-cell>
          <table:table-cell table:style-name="ce6" office:value-type="float" office:value="0.00000473496808507" calcext:value-type="float">
            <text:p>4.73E-06</text:p>
          </table:table-cell>
          <table:table-cell office:value-type="float" office:value="0.001494912" calcext:value-type="float">
            <text:p>0.001494912</text:p>
          </table:table-cell>
          <table:table-cell table:style-name="ce6" office:value-type="float" office:value="0.0000603091242037" calcext:value-type="float">
            <text:p>6.03E-05</text:p>
          </table:table-cell>
          <table:table-cell table:style-name="ce11" office:value-type="float" office:value="0.06696097" calcext:value-type="float">
            <text:p>0.06696097</text:p>
          </table:table-cell>
          <table:table-cell office:value-type="float" office:value="0.000225798332097" calcext:value-type="float">
            <text:p>0.000225798332097</text:p>
          </table:table-cell>
          <table:table-cell table:style-name="ce11" office:value-type="float" office:value="0.0109386" calcext:value-type="float">
            <text:p>0.0109386</text:p>
          </table:table-cell>
          <table:table-cell office:value-type="float" office:value="0.000589904820948" calcext:value-type="float">
            <text:p>0.000589904820948</text:p>
          </table:table-cell>
          <table:table-cell table:style-name="ce11" office:value-type="float" office:value="0.05456041" calcext:value-type="float">
            <text:p>0.05456041</text:p>
          </table:table-cell>
          <table:table-cell office:value-type="float" office:value="0.000142771296913" calcext:value-type="float">
            <text:p>0.000142771296913</text:p>
          </table:table-cell>
          <table:table-cell table:style-name="ce11" office:value-type="float" office:value="0.01209347" calcext:value-type="float">
            <text:p>0.01209347</text:p>
          </table:table-cell>
          <table:table-cell office:value-type="float" office:value="0.000628518469719" calcext:value-type="float">
            <text:p>0.000628518469719</text:p>
          </table:table-cell>
          <table:table-cell office:value-type="float" office:value="0.09548118" calcext:value-type="float">
            <text:p>0.09548118</text:p>
          </table:table-cell>
          <table:table-cell office:value-type="float" office:value="0.000246985518244" calcext:value-type="float">
            <text:p>0.000246985518244</text:p>
          </table:table-cell>
          <table:table-cell office:value-type="float" office:value="0.01067971" calcext:value-type="float">
            <text:p>0.01067971</text:p>
          </table:table-cell>
          <table:table-cell table:style-name="ce6" office:value-type="float" office:value="0.0000697561219934" calcext:value-type="float">
            <text:p>6.98E-05</text:p>
          </table:table-cell>
          <table:table-cell office:value-type="float" office:value="0.06714984" calcext:value-type="float">
            <text:p>0.06714984</text:p>
          </table:table-cell>
          <table:table-cell office:value-type="float" office:value="0.00173077210465" calcext:value-type="float">
            <text:p>0.00173077210465</text:p>
          </table:table-cell>
          <table:table-cell office:value-type="float" office:value="0.01178649" calcext:value-type="float">
            <text:p>0.01178649</text:p>
          </table:table-cell>
          <table:table-cell office:value-type="float" office:value="0.000320553599089" calcext:value-type="float">
            <text:p>0.000320553599089</text:p>
          </table:table-cell>
          <table:table-cell office:value-type="float" office:value="0.2562027" calcext:value-type="float">
            <text:p>0.2562027</text:p>
          </table:table-cell>
          <table:table-cell office:value-type="float" office:value="0.00486580960604" calcext:value-type="float">
            <text:p>0.00486580960604</text:p>
          </table:table-cell>
          <table:table-cell table:style-name="ce6" office:value-type="float" office:value="0.0000302089" calcext:value-type="float">
            <text:p>3.02E-05</text:p>
          </table:table-cell>
          <table:table-cell table:style-name="ce6" office:value-type="float" office:value="0.00000038790676142" calcext:value-type="float">
            <text:p>3.88E-07</text:p>
          </table:table-cell>
          <table:table-cell table:style-name="ce6" office:value-type="float" office:value="0.0000358837" calcext:value-type="float">
            <text:p>3.59E-05</text:p>
          </table:table-cell>
          <table:table-cell table:style-name="ce6" office:value-type="float" office:value="0.0000162669760971" calcext:value-type="float">
            <text:p>1.63E-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948349" calcext:value-type="float">
            <text:p>0.0002948349</text:p>
          </table:table-cell>
          <table:table-cell table:style-name="ce6" office:value-type="float" office:value="0.00000622739668187" calcext:value-type="float">
            <text:p>6.23E-06</text:p>
          </table:table-cell>
          <table:table-cell office:value-type="float" office:value="0.001341148" calcext:value-type="float">
            <text:p>0.001341148</text:p>
          </table:table-cell>
          <table:table-cell office:value-type="float" office:value="0.000185457488318" calcext:value-type="float">
            <text:p>0.000185457488318</text:p>
          </table:table-cell>
          <table:table-cell office:value-type="float" office:value="0.0003161069" calcext:value-type="float">
            <text:p>0.0003161069</text:p>
          </table:table-cell>
          <table:table-cell table:style-name="ce6" office:value-type="float" office:value="0.0000130129816077" calcext:value-type="float">
            <text:p>1.30E-05</text:p>
          </table:table-cell>
          <table:table-cell office:value-type="float" office:value="0.001591178" calcext:value-type="float">
            <text:p>0.001591178</text:p>
          </table:table-cell>
          <table:table-cell office:value-type="float" office:value="0.000347363568351" calcext:value-type="float">
            <text:p>0.000347363568351</text:p>
          </table:table-cell>
          <table:table-cell table:style-name="ce11" office:value-type="float" office:value="0.3048807" calcext:value-type="float">
            <text:p>0.3048807</text:p>
          </table:table-cell>
          <table:table-cell office:value-type="float" office:value="0.00105513591015" calcext:value-type="float">
            <text:p>0.00105513591015</text:p>
          </table:table-cell>
          <table:table-cell table:style-name="ce11" office:value-type="float" office:value="0.03754451" calcext:value-type="float">
            <text:p>0.03754451</text:p>
          </table:table-cell>
          <table:table-cell office:value-type="float" office:value="0.000358914943344" calcext:value-type="float">
            <text:p>0.000358914943344</text:p>
          </table:table-cell>
          <table:table-cell table:style-name="ce11" office:value-type="float" office:value="0.2138484" calcext:value-type="float">
            <text:p>0.2138484</text:p>
          </table:table-cell>
          <table:table-cell office:value-type="float" office:value="0.00109915292637" calcext:value-type="float">
            <text:p>0.00109915292637</text:p>
          </table:table-cell>
          <table:table-cell table:style-name="ce11" office:value-type="float" office:value="0.03931861" calcext:value-type="float">
            <text:p>0.03931861</text:p>
          </table:table-cell>
          <table:table-cell office:value-type="float" office:value="0.000595504184984" calcext:value-type="float">
            <text:p>0.000595504184984</text:p>
          </table:table-cell>
          <table:table-cell office:value-type="float" office:value="0.377317" calcext:value-type="float">
            <text:p>0.377317</text:p>
          </table:table-cell>
          <table:table-cell office:value-type="float" office:value="0.000861834735382" calcext:value-type="float">
            <text:p>0.000861834735382</text:p>
          </table:table-cell>
          <table:table-cell office:value-type="float" office:value="0.03784056" calcext:value-type="float">
            <text:p>0.03784056</text:p>
          </table:table-cell>
          <table:table-cell office:value-type="float" office:value="0.000570340925724" calcext:value-type="float">
            <text:p>0.000570340925724</text:p>
          </table:table-cell>
          <table:table-cell office:value-type="float" office:value="0.2668649" calcext:value-type="float">
            <text:p>0.2668649</text:p>
          </table:table-cell>
          <table:table-cell office:value-type="float" office:value="0.00122273877014" calcext:value-type="float">
            <text:p>0.00122273877014</text:p>
          </table:table-cell>
          <table:table-cell office:value-type="float" office:value="0.03901307" calcext:value-type="float">
            <text:p>0.03901307</text:p>
          </table:table-cell>
          <table:table-cell office:value-type="float" office:value="0.000344489190445" calcext:value-type="float">
            <text:p>0.000344489190445</text:p>
          </table:table-cell>
          <table:table-cell office:value-type="float" office:value="0.2676754" calcext:value-type="float">
            <text:p>0.2676754</text:p>
          </table:table-cell>
          <table:table-cell office:value-type="float" office:value="0.0100852859729" calcext:value-type="float">
            <text:p>0.0100852859729</text:p>
          </table:table-cell>
          <table:table-cell table:style-name="ce6" office:value-type="float" office:value="0.0000586595" calcext:value-type="float">
            <text:p>5.87E-05</text:p>
          </table:table-cell>
          <table:table-cell table:style-name="ce6" office:value-type="float" office:value="0.0000029623168204" calcext:value-type="float">
            <text:p>2.96E-06</text:p>
          </table:table-cell>
          <table:table-cell table:style-name="ce6" office:value-type="float" office:value="0.0000570986" calcext:value-type="float">
            <text:p>5.71E-05</text:p>
          </table:table-cell>
          <table:table-cell table:style-name="ce6" office:value-type="float" office:value="0.0000177848245248" calcext:value-type="float">
            <text:p>1.78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120772" calcext:value-type="float">
            <text:p>0.0005120772</text:p>
          </table:table-cell>
          <table:table-cell table:style-name="ce6" office:value-type="float" office:value="0.0000123454643295" calcext:value-type="float">
            <text:p>1.23E-05</text:p>
          </table:table-cell>
          <table:table-cell office:value-type="float" office:value="0.001242892" calcext:value-type="float">
            <text:p>0.001242892</text:p>
          </table:table-cell>
          <table:table-cell table:style-name="ce6" office:value-type="float" office:value="0.0000271487960854" calcext:value-type="float">
            <text:p>2.71E-05</text:p>
          </table:table-cell>
          <table:table-cell office:value-type="float" office:value="0.0005044964" calcext:value-type="float">
            <text:p>0.0005044964</text:p>
          </table:table-cell>
          <table:table-cell table:style-name="ce6" office:value-type="float" office:value="0.0000204815884486" calcext:value-type="float">
            <text:p>2.05E-05</text:p>
          </table:table-cell>
          <table:table-cell office:value-type="float" office:value="0.001511902" calcext:value-type="float">
            <text:p>0.001511902</text:p>
          </table:table-cell>
          <table:table-cell table:style-name="ce6" office:value-type="float" office:value="0.0000645822691181" calcext:value-type="float">
            <text:p>6.46E-05</text:p>
          </table:table-cell>
          <table:table-cell table:style-name="ce11" office:value-type="float" office:value="1.20767" calcext:value-type="float">
            <text:p>1.20767</text:p>
          </table:table-cell>
          <table:table-cell office:value-type="float" office:value="0.00239710937033" calcext:value-type="float">
            <text:p>0.00239710937033</text:p>
          </table:table-cell>
          <table:table-cell table:style-name="ce11" office:value-type="float" office:value="0.1430974" calcext:value-type="float">
            <text:p>0.1430974</text:p>
          </table:table-cell>
          <table:table-cell office:value-type="float" office:value="0.00123072175752" calcext:value-type="float">
            <text:p>0.00123072175752</text:p>
          </table:table-cell>
          <table:table-cell table:style-name="ce11" office:value-type="float" office:value="0.8449217" calcext:value-type="float">
            <text:p>0.8449217</text:p>
          </table:table-cell>
          <table:table-cell office:value-type="float" office:value="0.00446672228945" calcext:value-type="float">
            <text:p>0.00446672228945</text:p>
          </table:table-cell>
          <table:table-cell table:style-name="ce11" office:value-type="float" office:value="0.1447787" calcext:value-type="float">
            <text:p>0.1447787</text:p>
          </table:table-cell>
          <table:table-cell office:value-type="float" office:value="0.00141783426786" calcext:value-type="float">
            <text:p>0.00141783426786</text:p>
          </table:table-cell>
          <table:table-cell office:value-type="float" office:value="1.496464" calcext:value-type="float">
            <text:p>1.496464</text:p>
          </table:table-cell>
          <table:table-cell office:value-type="float" office:value="0.00620029425825" calcext:value-type="float">
            <text:p>0.00620029425825</text:p>
          </table:table-cell>
          <table:table-cell office:value-type="float" office:value="0.1428161" calcext:value-type="float">
            <text:p>0.1428161</text:p>
          </table:table-cell>
          <table:table-cell office:value-type="float" office:value="0.00142638700141" calcext:value-type="float">
            <text:p>0.00142638700141</text:p>
          </table:table-cell>
          <table:table-cell office:value-type="float" office:value="1.053231" calcext:value-type="float">
            <text:p>1.053231</text:p>
          </table:table-cell>
          <table:table-cell office:value-type="float" office:value="0.00144713855591" calcext:value-type="float">
            <text:p>0.00144713855591</text:p>
          </table:table-cell>
          <table:table-cell office:value-type="float" office:value="0.1442685" calcext:value-type="float">
            <text:p>0.1442685</text:p>
          </table:table-cell>
          <table:table-cell office:value-type="float" office:value="0.00102295804736" calcext:value-type="float">
            <text:p>0.00102295804736</text:p>
          </table:table-cell>
          <table:table-cell office:value-type="float" office:value="0.2581826" calcext:value-type="float">
            <text:p>0.2581826</text:p>
          </table:table-cell>
          <table:table-cell office:value-type="float" office:value="0.0032565406731" calcext:value-type="float">
            <text:p>0.0032565406731</text:p>
          </table:table-cell>
          <table:table-cell office:value-type="float" office:value="0.0001137111" calcext:value-type="float">
            <text:p>0.0001137111</text:p>
          </table:table-cell>
          <table:table-cell table:style-name="ce6" office:value-type="float" office:value="0.00000333929039202" calcext:value-type="float">
            <text:p>3.34E-06</text:p>
          </table:table-cell>
          <table:table-cell table:style-name="ce6" office:value-type="float" office:value="0.0000838146" calcext:value-type="float">
            <text:p>8.38E-05</text:p>
          </table:table-cell>
          <table:table-cell table:style-name="ce6" office:value-type="float" office:value="0.00000699957537125" calcext:value-type="float">
            <text:p>7.00E-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652573" calcext:value-type="float">
            <text:p>0.0009652573</text:p>
          </table:table-cell>
          <table:table-cell table:style-name="ce6" office:value-type="float" office:value="0.0000165829628706" calcext:value-type="float">
            <text:p>1.66E-05</text:p>
          </table:table-cell>
          <table:table-cell office:value-type="float" office:value="0.001351729" calcext:value-type="float">
            <text:p>0.001351729</text:p>
          </table:table-cell>
          <table:table-cell office:value-type="float" office:value="0.000217011885105" calcext:value-type="float">
            <text:p>0.000217011885105</text:p>
          </table:table-cell>
          <table:table-cell office:value-type="float" office:value="0.0008974661" calcext:value-type="float">
            <text:p>0.0008974661</text:p>
          </table:table-cell>
          <table:table-cell table:style-name="ce6" office:value-type="float" office:value="0.0000283880184329" calcext:value-type="float">
            <text:p>2.84E-05</text:p>
          </table:table-cell>
          <table:table-cell office:value-type="float" office:value="0.001740654" calcext:value-type="float">
            <text:p>0.001740654</text:p>
          </table:table-cell>
          <table:table-cell office:value-type="float" office:value="0.000336509035315" calcext:value-type="float">
            <text:p>0.000336509035315</text:p>
          </table:table-cell>
          <table:table-cell table:style-name="ce11" office:value-type="float" office:value="4.732669" calcext:value-type="float">
            <text:p>4.732669</text:p>
          </table:table-cell>
          <table:table-cell office:value-type="float" office:value="0.0168681194697" calcext:value-type="float">
            <text:p>0.0168681194697</text:p>
          </table:table-cell>
          <table:table-cell table:style-name="ce11" office:value-type="float" office:value="0.5596425" calcext:value-type="float">
            <text:p>0.5596425</text:p>
          </table:table-cell>
          <table:table-cell office:value-type="float" office:value="0.00292113772546" calcext:value-type="float">
            <text:p>0.00292113772546</text:p>
          </table:table-cell>
          <table:table-cell table:style-name="ce11" office:value-type="float" office:value="3.273305" calcext:value-type="float">
            <text:p>3.273305</text:p>
          </table:table-cell>
          <table:table-cell office:value-type="float" office:value="0.0127251249721" calcext:value-type="float">
            <text:p>0.0127251249721</text:p>
          </table:table-cell>
          <table:table-cell table:style-name="ce11" office:value-type="float" office:value="0.5616723" calcext:value-type="float">
            <text:p>0.5616723</text:p>
          </table:table-cell>
          <table:table-cell office:value-type="float" office:value="0.00662203632746" calcext:value-type="float">
            <text:p>0.00662203632746</text:p>
          </table:table-cell>
          <table:table-cell office:value-type="float" office:value="5.872024" calcext:value-type="float">
            <text:p>5.872024</text:p>
          </table:table-cell>
          <table:table-cell office:value-type="float" office:value="0.00875592142496" calcext:value-type="float">
            <text:p>0.00875592142496</text:p>
          </table:table-cell>
          <table:table-cell office:value-type="float" office:value="0.5580081" calcext:value-type="float">
            <text:p>0.5580081</text:p>
          </table:table-cell>
          <table:table-cell office:value-type="float" office:value="0.00264408654464" calcext:value-type="float">
            <text:p>0.00264408654464</text:p>
          </table:table-cell>
          <table:table-cell office:value-type="float" office:value="4.11241" calcext:value-type="float">
            <text:p>4.11241</text:p>
          </table:table-cell>
          <table:table-cell office:value-type="float" office:value="0.0111881196911" calcext:value-type="float">
            <text:p>0.0111881196911</text:p>
          </table:table-cell>
          <table:table-cell office:value-type="float" office:value="0.564375" calcext:value-type="float">
            <text:p>0.564375</text:p>
          </table:table-cell>
          <table:table-cell office:value-type="float" office:value="0.0117315216783" calcext:value-type="float">
            <text:p>0.0117315216783</text:p>
          </table:table-cell>
          <table:table-cell office:value-type="float" office:value="0.2589257" calcext:value-type="float">
            <text:p>0.2589257</text:p>
          </table:table-cell>
          <table:table-cell office:value-type="float" office:value="0.00405592000935" calcext:value-type="float">
            <text:p>0.00405592000935</text:p>
          </table:table-cell>
          <table:table-cell office:value-type="float" office:value="0.0002264068" calcext:value-type="float">
            <text:p>0.0002264068</text:p>
          </table:table-cell>
          <table:table-cell table:style-name="ce6" office:value-type="float" office:value="0.000010035565652" calcext:value-type="float">
            <text:p>1.00E-05</text:p>
          </table:table-cell>
          <table:table-cell office:value-type="float" office:value="0.0001518195" calcext:value-type="float">
            <text:p>0.0001518195</text:p>
          </table:table-cell>
          <table:table-cell table:style-name="ce6" office:value-type="float" office:value="0.00000628338465496" calcext:value-type="float">
            <text:p>6.28E-06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04787118" calcext:value-type="float">
            <text:p>0.004787118</text:p>
          </table:table-cell>
          <table:table-cell table:style-name="ce2" office:value-type="float" office:value="0.01395195" calcext:value-type="float">
            <text:p>0.01395195</text:p>
          </table:table-cell>
          <table:table-cell table:style-name="ce2" office:value-type="float" office:value="0.003850649" calcext:value-type="float">
            <text:p>0.003850649</text:p>
          </table:table-cell>
          <table:table-cell table:style-name="ce2" office:value-type="float" office:value="0.01772151" calcext:value-type="float">
            <text:p>0.01772151</text:p>
          </table:table-cell>
          <table:table-cell table:number-columns-repeated="26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01209347" calcext:value-type="float">
            <text:p>0.01209347</text:p>
          </table:table-cell>
          <table:table-cell table:style-name="ce2" office:value-type="float" office:value="0.05456041" calcext:value-type="float">
            <text:p>0.05456041</text:p>
          </table:table-cell>
          <table:table-cell table:style-name="ce2" office:value-type="float" office:value="0.0109386" calcext:value-type="float">
            <text:p>0.0109386</text:p>
          </table:table-cell>
          <table:table-cell table:style-name="ce2" office:value-type="float" office:value="0.06696097" calcext:value-type="float">
            <text:p>0.06696097</text:p>
          </table:table-cell>
          <table:table-cell table:number-columns-repeated="26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03931861" calcext:value-type="float">
            <text:p>0.03931861</text:p>
          </table:table-cell>
          <table:table-cell table:style-name="ce2" office:value-type="float" office:value="0.2138484" calcext:value-type="float">
            <text:p>0.2138484</text:p>
          </table:table-cell>
          <table:table-cell table:style-name="ce2" office:value-type="float" office:value="0.03754451" calcext:value-type="float">
            <text:p>0.03754451</text:p>
          </table:table-cell>
          <table:table-cell table:style-name="ce2" office:value-type="float" office:value="0.3048807" calcext:value-type="float">
            <text:p>0.3048807</text:p>
          </table:table-cell>
          <table:table-cell table:number-columns-repeated="2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0.1447787" calcext:value-type="float">
            <text:p>0.1447787</text:p>
          </table:table-cell>
          <table:table-cell table:style-name="ce2" office:value-type="float" office:value="0.8449217" calcext:value-type="float">
            <text:p>0.8449217</text:p>
          </table:table-cell>
          <table:table-cell table:style-name="ce2" office:value-type="float" office:value="0.1430974" calcext:value-type="float">
            <text:p>0.1430974</text:p>
          </table:table-cell>
          <table:table-cell table:style-name="ce2" office:value-type="float" office:value="1.20767" calcext:value-type="float">
            <text:p>1.20767</text:p>
          </table:table-cell>
          <table:table-cell table:number-columns-repeated="26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0.5616723" calcext:value-type="float">
            <text:p>0.5616723</text:p>
          </table:table-cell>
          <table:table-cell table:style-name="ce2" office:value-type="float" office:value="3.273305" calcext:value-type="float">
            <text:p>3.273305</text:p>
          </table:table-cell>
          <table:table-cell table:style-name="ce2" office:value-type="float" office:value="0.5596425" calcext:value-type="float">
            <text:p>0.5596425</text:p>
          </table:table-cell>
          <table:table-cell table:style-name="ce2" office:value-type="float" office:value="4.732669" calcext:value-type="float">
            <text:p>4.732669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2d-pow2.dat</text:p>
          </table:table-cell>
          <table:table-cell table:number-columns-repeated="30"/>
        </table:table-row>
      </table:table>
      <table:table table:name="OPENACC 2D PRODINT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1204207" calcext:value-type="float">
            <text:p>0.0001204207</text:p>
          </table:table-cell>
          <table:table-cell table:style-name="ce6" office:value-type="float" office:value="0.00000194152082714" calcext:value-type="float">
            <text:p>1.94E-06</text:p>
          </table:table-cell>
          <table:table-cell office:value-type="float" office:value="0.001278175" calcext:value-type="float">
            <text:p>0.001278175</text:p>
          </table:table-cell>
          <table:table-cell table:style-name="ce6" office:value-type="float" office:value="0.0000757597200584" calcext:value-type="float">
            <text:p>7.58E-05</text:p>
          </table:table-cell>
          <table:table-cell office:value-type="float" office:value="0.0001547092" calcext:value-type="float">
            <text:p>0.0001547092</text:p>
          </table:table-cell>
          <table:table-cell table:style-name="ce6" office:value-type="float" office:value="0.00000380742510833" calcext:value-type="float">
            <text:p>3.81E-06</text:p>
          </table:table-cell>
          <table:table-cell office:value-type="float" office:value="0.0015229" calcext:value-type="float">
            <text:p>0.0015229</text:p>
          </table:table-cell>
          <table:table-cell table:style-name="ce6" office:value-type="float" office:value="0.0000439050958824" calcext:value-type="float">
            <text:p>4.39E-05</text:p>
          </table:table-cell>
          <table:table-cell table:style-name="ce11" office:value-type="float" office:value="0.01767236" calcext:value-type="float">
            <text:p>0.01767236</text:p>
          </table:table-cell>
          <table:table-cell office:value-type="float" office:value="0.000315477825246" calcext:value-type="float">
            <text:p>0.000315477825246</text:p>
          </table:table-cell>
          <table:table-cell table:style-name="ce11" office:value-type="float" office:value="0.003830351" calcext:value-type="float">
            <text:p>0.003830351</text:p>
          </table:table-cell>
          <table:table-cell table:style-name="ce6" office:value-type="float" office:value="0.0000256823586014" calcext:value-type="float">
            <text:p>2.57E-05</text:p>
          </table:table-cell>
          <table:table-cell table:style-name="ce11" office:value-type="float" office:value="0.01421099" calcext:value-type="float">
            <text:p>0.01421099</text:p>
          </table:table-cell>
          <table:table-cell office:value-type="float" office:value="0.000521187098949" calcext:value-type="float">
            <text:p>0.000521187098949</text:p>
          </table:table-cell>
          <table:table-cell table:style-name="ce11" office:value-type="float" office:value="0.004818472" calcext:value-type="float">
            <text:p>0.004818472</text:p>
          </table:table-cell>
          <table:table-cell office:value-type="float" office:value="0.000531694969943" calcext:value-type="float">
            <text:p>0.000531694969943</text:p>
          </table:table-cell>
          <table:table-cell office:value-type="float" office:value="0.02203963" calcext:value-type="float">
            <text:p>0.02203963</text:p>
          </table:table-cell>
          <table:table-cell office:value-type="float" office:value="0.000391999787557" calcext:value-type="float">
            <text:p>0.000391999787557</text:p>
          </table:table-cell>
          <table:table-cell office:value-type="float" office:value="0.004206577" calcext:value-type="float">
            <text:p>0.004206577</text:p>
          </table:table-cell>
          <table:table-cell office:value-type="float" office:value="0.00113578863527" calcext:value-type="float">
            <text:p>0.00113578863527</text:p>
          </table:table-cell>
          <table:table-cell office:value-type="float" office:value="0.01649965" calcext:value-type="float">
            <text:p>0.01649965</text:p>
          </table:table-cell>
          <table:table-cell office:value-type="float" office:value="0.000160755917465" calcext:value-type="float">
            <text:p>0.000160755917465</text:p>
          </table:table-cell>
          <table:table-cell office:value-type="float" office:value="0.005013315" calcext:value-type="float">
            <text:p>0.005013315</text:p>
          </table:table-cell>
          <table:table-cell office:value-type="float" office:value="0.000222917968731" calcext:value-type="float">
            <text:p>0.000222917968731</text:p>
          </table:table-cell>
          <table:table-cell office:value-type="float" office:value="0.2589898" calcext:value-type="float">
            <text:p>0.2589898</text:p>
          </table:table-cell>
          <table:table-cell office:value-type="float" office:value="0.00856865903939" calcext:value-type="float">
            <text:p>0.00856865903939</text:p>
          </table:table-cell>
          <table:table-cell table:style-name="ce6" office:value-type="float" office:value="0.0000165844" calcext:value-type="float">
            <text:p>1.66E-05</text:p>
          </table:table-cell>
          <table:table-cell table:style-name="ce6" office:value-type="float" office:value="0.000000369222065068" calcext:value-type="float">
            <text:p>3.69E-07</text:p>
          </table:table-cell>
          <table:table-cell table:style-name="ce6" office:value-type="float" office:value="0.0000272711" calcext:value-type="float">
            <text:p>2.73E-05</text:p>
          </table:table-cell>
          <table:table-cell table:style-name="ce6" office:value-type="float" office:value="0.00000580131455314" calcext:value-type="float">
            <text:p>5.80E-0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1836083" calcext:value-type="float">
            <text:p>0.0001836083</text:p>
          </table:table-cell>
          <table:table-cell table:style-name="ce6" office:value-type="float" office:value="0.00000448662758898" calcext:value-type="float">
            <text:p>4.49E-06</text:p>
          </table:table-cell>
          <table:table-cell office:value-type="float" office:value="0.001243912" calcext:value-type="float">
            <text:p>0.001243912</text:p>
          </table:table-cell>
          <table:table-cell table:style-name="ce6" office:value-type="float" office:value="0.0000114159730203" calcext:value-type="float">
            <text:p>1.14E-05</text:p>
          </table:table-cell>
          <table:table-cell office:value-type="float" office:value="0.0002111927" calcext:value-type="float">
            <text:p>0.0002111927</text:p>
          </table:table-cell>
          <table:table-cell table:style-name="ce6" office:value-type="float" office:value="0.00000385630168397" calcext:value-type="float">
            <text:p>3.86E-06</text:p>
          </table:table-cell>
          <table:table-cell office:value-type="float" office:value="0.001544525" calcext:value-type="float">
            <text:p>0.001544525</text:p>
          </table:table-cell>
          <table:table-cell table:style-name="ce6" office:value-type="float" office:value="0.0000608075891188" calcext:value-type="float">
            <text:p>6.08E-05</text:p>
          </table:table-cell>
          <table:table-cell table:style-name="ce11" office:value-type="float" office:value="0.07763318" calcext:value-type="float">
            <text:p>0.07763318</text:p>
          </table:table-cell>
          <table:table-cell office:value-type="float" office:value="0.00112845510303" calcext:value-type="float">
            <text:p>0.00112845510303</text:p>
          </table:table-cell>
          <table:table-cell table:style-name="ce11" office:value-type="float" office:value="0.01100353" calcext:value-type="float">
            <text:p>0.01100353</text:p>
          </table:table-cell>
          <table:table-cell office:value-type="float" office:value="0.000334809232748" calcext:value-type="float">
            <text:p>0.000334809232748</text:p>
          </table:table-cell>
          <table:table-cell table:style-name="ce11" office:value-type="float" office:value="0.06228971" calcext:value-type="float">
            <text:p>0.06228971</text:p>
          </table:table-cell>
          <table:table-cell office:value-type="float" office:value="0.000211071991142" calcext:value-type="float">
            <text:p>0.000211071991142</text:p>
          </table:table-cell>
          <table:table-cell table:style-name="ce11" office:value-type="float" office:value="0.01201593" calcext:value-type="float">
            <text:p>0.01201593</text:p>
          </table:table-cell>
          <table:table-cell table:style-name="ce6" office:value-type="float" office:value="0.0000880952268855" calcext:value-type="float">
            <text:p>8.81E-05</text:p>
          </table:table-cell>
          <table:table-cell office:value-type="float" office:value="0.09304325" calcext:value-type="float">
            <text:p>0.09304325</text:p>
          </table:table-cell>
          <table:table-cell office:value-type="float" office:value="0.000326851924509" calcext:value-type="float">
            <text:p>0.000326851924509</text:p>
          </table:table-cell>
          <table:table-cell office:value-type="float" office:value="0.01071023" calcext:value-type="float">
            <text:p>0.01071023</text:p>
          </table:table-cell>
          <table:table-cell table:style-name="ce6" office:value-type="float" office:value="0.0000368845661791" calcext:value-type="float">
            <text:p>3.69E-05</text:p>
          </table:table-cell>
          <table:table-cell office:value-type="float" office:value="0.07026385" calcext:value-type="float">
            <text:p>0.07026385</text:p>
          </table:table-cell>
          <table:table-cell office:value-type="float" office:value="0.000106539604008" calcext:value-type="float">
            <text:p>0.000106539604008</text:p>
          </table:table-cell>
          <table:table-cell office:value-type="float" office:value="0.01211348" calcext:value-type="float">
            <text:p>0.01211348</text:p>
          </table:table-cell>
          <table:table-cell office:value-type="float" office:value="0.000275590577165" calcext:value-type="float">
            <text:p>0.000275590577165</text:p>
          </table:table-cell>
          <table:table-cell office:value-type="float" office:value="0.2604915" calcext:value-type="float">
            <text:p>0.2604915</text:p>
          </table:table-cell>
          <table:table-cell office:value-type="float" office:value="0.00767658201213" calcext:value-type="float">
            <text:p>0.00767658201213</text:p>
          </table:table-cell>
          <table:table-cell table:style-name="ce6" office:value-type="float" office:value="0.0000306167" calcext:value-type="float">
            <text:p>3.06E-05</text:p>
          </table:table-cell>
          <table:table-cell table:style-name="ce6" office:value-type="float" office:value="0.000000832151835771" calcext:value-type="float">
            <text:p>8.32E-07</text:p>
          </table:table-cell>
          <table:table-cell table:style-name="ce6" office:value-type="float" office:value="0.0000499061" calcext:value-type="float">
            <text:p>4.99E-05</text:p>
          </table:table-cell>
          <table:table-cell table:style-name="ce6" office:value-type="float" office:value="0.0000258747977574" calcext:value-type="float">
            <text:p>2.59E-0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3056056" calcext:value-type="float">
            <text:p>0.0003056056</text:p>
          </table:table-cell>
          <table:table-cell table:style-name="ce6" office:value-type="float" office:value="0.00000972996902131" calcext:value-type="float">
            <text:p>9.73E-06</text:p>
          </table:table-cell>
          <table:table-cell office:value-type="float" office:value="0.001456115" calcext:value-type="float">
            <text:p>0.001456115</text:p>
          </table:table-cell>
          <table:table-cell office:value-type="float" office:value="0.000522315724044" calcext:value-type="float">
            <text:p>0.000522315724044</text:p>
          </table:table-cell>
          <table:table-cell office:value-type="float" office:value="0.0003204608" calcext:value-type="float">
            <text:p>0.0003204608</text:p>
          </table:table-cell>
          <table:table-cell table:style-name="ce6" office:value-type="float" office:value="0.0000097688614576" calcext:value-type="float">
            <text:p>9.77E-06</text:p>
          </table:table-cell>
          <table:table-cell office:value-type="float" office:value="0.00154075" calcext:value-type="float">
            <text:p>0.00154075</text:p>
          </table:table-cell>
          <table:table-cell table:style-name="ce6" office:value-type="float" office:value="0.0000614887126047" calcext:value-type="float">
            <text:p>6.15E-05</text:p>
          </table:table-cell>
          <table:table-cell table:style-name="ce11" office:value-type="float" office:value="0.3306224" calcext:value-type="float">
            <text:p>0.3306224</text:p>
          </table:table-cell>
          <table:table-cell office:value-type="float" office:value="0.00270798851959" calcext:value-type="float">
            <text:p>0.00270798851959</text:p>
          </table:table-cell>
          <table:table-cell table:style-name="ce11" office:value-type="float" office:value="0.03813897" calcext:value-type="float">
            <text:p>0.03813897</text:p>
          </table:table-cell>
          <table:table-cell office:value-type="float" office:value="0.000356416030473" calcext:value-type="float">
            <text:p>0.000356416030473</text:p>
          </table:table-cell>
          <table:table-cell table:style-name="ce11" office:value-type="float" office:value="0.238292" calcext:value-type="float">
            <text:p>0.238292</text:p>
          </table:table-cell>
          <table:table-cell office:value-type="float" office:value="0.00245670651257" calcext:value-type="float">
            <text:p>0.00245670651257</text:p>
          </table:table-cell>
          <table:table-cell table:style-name="ce11" office:value-type="float" office:value="0.0395007" calcext:value-type="float">
            <text:p>0.0395007</text:p>
          </table:table-cell>
          <table:table-cell office:value-type="float" office:value="0.000705162231925" calcext:value-type="float">
            <text:p>0.000705162231925</text:p>
          </table:table-cell>
          <table:table-cell office:value-type="float" office:value="0.4036955" calcext:value-type="float">
            <text:p>0.4036955</text:p>
          </table:table-cell>
          <table:table-cell office:value-type="float" office:value="0.000728113887612" calcext:value-type="float">
            <text:p>0.000728113887612</text:p>
          </table:table-cell>
          <table:table-cell office:value-type="float" office:value="0.03810583" calcext:value-type="float">
            <text:p>0.03810583</text:p>
          </table:table-cell>
          <table:table-cell office:value-type="float" office:value="0.000404361538038" calcext:value-type="float">
            <text:p>0.000404361538038</text:p>
          </table:table-cell>
          <table:table-cell office:value-type="float" office:value="0.2917513" calcext:value-type="float">
            <text:p>0.2917513</text:p>
          </table:table-cell>
          <table:table-cell office:value-type="float" office:value="0.00268815269284" calcext:value-type="float">
            <text:p>0.00268815269284</text:p>
          </table:table-cell>
          <table:table-cell office:value-type="float" office:value="0.0393903" calcext:value-type="float">
            <text:p>0.0393903</text:p>
          </table:table-cell>
          <table:table-cell office:value-type="float" office:value="0.000373298230493" calcext:value-type="float">
            <text:p>0.000373298230493</text:p>
          </table:table-cell>
          <table:table-cell office:value-type="float" office:value="0.2606592" calcext:value-type="float">
            <text:p>0.2606592</text:p>
          </table:table-cell>
          <table:table-cell office:value-type="float" office:value="0.0057514083454" calcext:value-type="float">
            <text:p>0.0057514083454</text:p>
          </table:table-cell>
          <table:table-cell table:style-name="ce6" office:value-type="float" office:value="0.0000590901" calcext:value-type="float">
            <text:p>5.91E-05</text:p>
          </table:table-cell>
          <table:table-cell table:style-name="ce6" office:value-type="float" office:value="0.00000175581228116" calcext:value-type="float">
            <text:p>1.76E-06</text:p>
          </table:table-cell>
          <table:table-cell table:style-name="ce6" office:value-type="float" office:value="0.0000496692" calcext:value-type="float">
            <text:p>4.97E-05</text:p>
          </table:table-cell>
          <table:table-cell table:style-name="ce6" office:value-type="float" office:value="0.00000556474778903" calcext:value-type="float">
            <text:p>5.56E-0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000527346" calcext:value-type="float">
            <text:p>0.000527346</text:p>
          </table:table-cell>
          <table:table-cell table:style-name="ce6" office:value-type="float" office:value="0.000013958982755" calcext:value-type="float">
            <text:p>1.40E-05</text:p>
          </table:table-cell>
          <table:table-cell office:value-type="float" office:value="0.00125474" calcext:value-type="float">
            <text:p>0.00125474</text:p>
          </table:table-cell>
          <table:table-cell table:style-name="ce6" office:value-type="float" office:value="0.0000169941650117" calcext:value-type="float">
            <text:p>1.70E-05</text:p>
          </table:table-cell>
          <table:table-cell office:value-type="float" office:value="0.0005138992" calcext:value-type="float">
            <text:p>0.0005138992</text:p>
          </table:table-cell>
          <table:table-cell table:style-name="ce6" office:value-type="float" office:value="0.0000161037859717" calcext:value-type="float">
            <text:p>1.61E-05</text:p>
          </table:table-cell>
          <table:table-cell office:value-type="float" office:value="0.001553581" calcext:value-type="float">
            <text:p>0.001553581</text:p>
          </table:table-cell>
          <table:table-cell table:style-name="ce6" office:value-type="float" office:value="0.0000543829745519" calcext:value-type="float">
            <text:p>5.44E-05</text:p>
          </table:table-cell>
          <table:table-cell table:style-name="ce11" office:value-type="float" office:value="1.235087" calcext:value-type="float">
            <text:p>1.235087</text:p>
          </table:table-cell>
          <table:table-cell office:value-type="float" office:value="0.00591830315396" calcext:value-type="float">
            <text:p>0.00591830315396</text:p>
          </table:table-cell>
          <table:table-cell table:style-name="ce11" office:value-type="float" office:value="0.1447342" calcext:value-type="float">
            <text:p>0.1447342</text:p>
          </table:table-cell>
          <table:table-cell office:value-type="float" office:value="0.00145601837595" calcext:value-type="float">
            <text:p>0.00145601837595</text:p>
          </table:table-cell>
          <table:table-cell table:style-name="ce11" office:value-type="float" office:value="0.8656913" calcext:value-type="float">
            <text:p>0.8656913</text:p>
          </table:table-cell>
          <table:table-cell office:value-type="float" office:value="0.00568546615014" calcext:value-type="float">
            <text:p>0.00568546615014</text:p>
          </table:table-cell>
          <table:table-cell table:style-name="ce11" office:value-type="float" office:value="0.1469944" calcext:value-type="float">
            <text:p>0.1469944</text:p>
          </table:table-cell>
          <table:table-cell office:value-type="float" office:value="0.000986705652383" calcext:value-type="float">
            <text:p>0.000986705652383</text:p>
          </table:table-cell>
          <table:table-cell office:value-type="float" office:value="1.522588" calcext:value-type="float">
            <text:p>1.522588</text:p>
          </table:table-cell>
          <table:table-cell office:value-type="float" office:value="0.0040319303345" calcext:value-type="float">
            <text:p>0.0040319303345</text:p>
          </table:table-cell>
          <table:table-cell office:value-type="float" office:value="0.1438425" calcext:value-type="float">
            <text:p>0.1438425</text:p>
          </table:table-cell>
          <table:table-cell office:value-type="float" office:value="0.00149364076077" calcext:value-type="float">
            <text:p>0.00149364076077</text:p>
          </table:table-cell>
          <table:table-cell office:value-type="float" office:value="1.077151" calcext:value-type="float">
            <text:p>1.077151</text:p>
          </table:table-cell>
          <table:table-cell office:value-type="float" office:value="0.00271792179595" calcext:value-type="float">
            <text:p>0.00271792179595</text:p>
          </table:table-cell>
          <table:table-cell office:value-type="float" office:value="0.1462894" calcext:value-type="float">
            <text:p>0.1462894</text:p>
          </table:table-cell>
          <table:table-cell office:value-type="float" office:value="0.00147151269108" calcext:value-type="float">
            <text:p>0.00147151269108</text:p>
          </table:table-cell>
          <table:table-cell office:value-type="float" office:value="0.2666447" calcext:value-type="float">
            <text:p>0.2666447</text:p>
          </table:table-cell>
          <table:table-cell office:value-type="float" office:value="0.0127013969752" calcext:value-type="float">
            <text:p>0.0127013969752</text:p>
          </table:table-cell>
          <table:table-cell office:value-type="float" office:value="0.0001146768" calcext:value-type="float">
            <text:p>0.0001146768</text:p>
          </table:table-cell>
          <table:table-cell table:style-name="ce6" office:value-type="float" office:value="0.00000384838461926" calcext:value-type="float">
            <text:p>3.85E-06</text:p>
          </table:table-cell>
          <table:table-cell table:style-name="ce6" office:value-type="float" office:value="0.0000811893" calcext:value-type="float">
            <text:p>8.12E-05</text:p>
          </table:table-cell>
          <table:table-cell table:style-name="ce6" office:value-type="float" office:value="0.00000354387891849" calcext:value-type="float">
            <text:p>3.54E-06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.0009912916" calcext:value-type="float">
            <text:p>0.0009912916</text:p>
          </table:table-cell>
          <table:table-cell table:style-name="ce6" office:value-type="float" office:value="0.0000272834965183" calcext:value-type="float">
            <text:p>2.73E-05</text:p>
          </table:table-cell>
          <table:table-cell office:value-type="float" office:value="0.001375449" calcext:value-type="float">
            <text:p>0.001375449</text:p>
          </table:table-cell>
          <table:table-cell office:value-type="float" office:value="0.000308209527917" calcext:value-type="float">
            <text:p>0.000308209527917</text:p>
          </table:table-cell>
          <table:table-cell office:value-type="float" office:value="0.0009127638" calcext:value-type="float">
            <text:p>0.0009127638</text:p>
          </table:table-cell>
          <table:table-cell table:style-name="ce6" office:value-type="float" office:value="0.0000307780684464" calcext:value-type="float">
            <text:p>3.08E-05</text:p>
          </table:table-cell>
          <table:table-cell office:value-type="float" office:value="0.0018976" calcext:value-type="float">
            <text:p>0.0018976</text:p>
          </table:table-cell>
          <table:table-cell office:value-type="float" office:value="0.000646045506877" calcext:value-type="float">
            <text:p>0.000646045506877</text:p>
          </table:table-cell>
          <table:table-cell table:style-name="ce11" office:value-type="float" office:value="4.8116" calcext:value-type="float">
            <text:p>4.8116</text:p>
          </table:table-cell>
          <table:table-cell office:value-type="float" office:value="0.0110593449675" calcext:value-type="float">
            <text:p>0.0110593449675</text:p>
          </table:table-cell>
          <table:table-cell table:style-name="ce11" office:value-type="float" office:value="0.5627408" calcext:value-type="float">
            <text:p>0.5627408</text:p>
          </table:table-cell>
          <table:table-cell office:value-type="float" office:value="0.00219835755862" calcext:value-type="float">
            <text:p>0.00219835755862</text:p>
          </table:table-cell>
          <table:table-cell table:style-name="ce11" office:value-type="float" office:value="3.340583" calcext:value-type="float">
            <text:p>3.340583</text:p>
          </table:table-cell>
          <table:table-cell office:value-type="float" office:value="0.00875921235678" calcext:value-type="float">
            <text:p>0.00875921235678</text:p>
          </table:table-cell>
          <table:table-cell table:style-name="ce11" office:value-type="float" office:value="0.5652771" calcext:value-type="float">
            <text:p>0.5652771</text:p>
          </table:table-cell>
          <table:table-cell office:value-type="float" office:value="0.00305873868158" calcext:value-type="float">
            <text:p>0.00305873868158</text:p>
          </table:table-cell>
          <table:table-cell office:value-type="float" office:value="5.969519" calcext:value-type="float">
            <text:p>5.969519</text:p>
          </table:table-cell>
          <table:table-cell office:value-type="float" office:value="0.0118155795927" calcext:value-type="float">
            <text:p>0.0118155795927</text:p>
          </table:table-cell>
          <table:table-cell office:value-type="float" office:value="0.564656" calcext:value-type="float">
            <text:p>0.564656</text:p>
          </table:table-cell>
          <table:table-cell office:value-type="float" office:value="0.00304767098691" calcext:value-type="float">
            <text:p>0.00304767098691</text:p>
          </table:table-cell>
          <table:table-cell office:value-type="float" office:value="4.194013" calcext:value-type="float">
            <text:p>4.194013</text:p>
          </table:table-cell>
          <table:table-cell office:value-type="float" office:value="0.0119020885656" calcext:value-type="float">
            <text:p>0.0119020885656</text:p>
          </table:table-cell>
          <table:table-cell office:value-type="float" office:value="0.566214" calcext:value-type="float">
            <text:p>0.566214</text:p>
          </table:table-cell>
          <table:table-cell office:value-type="float" office:value="0.00285558571536" calcext:value-type="float">
            <text:p>0.00285558571536</text:p>
          </table:table-cell>
          <table:table-cell office:value-type="float" office:value="0.2632922" calcext:value-type="float">
            <text:p>0.2632922</text:p>
          </table:table-cell>
          <table:table-cell office:value-type="float" office:value="0.00573381338688" calcext:value-type="float">
            <text:p>0.00573381338688</text:p>
          </table:table-cell>
          <table:table-cell office:value-type="float" office:value="0.0002255642" calcext:value-type="float">
            <text:p>0.0002255642</text:p>
          </table:table-cell>
          <table:table-cell table:style-name="ce6" office:value-type="float" office:value="0.00000687670962662" calcext:value-type="float">
            <text:p>6.88E-06</text:p>
          </table:table-cell>
          <table:table-cell office:value-type="float" office:value="0.0001531292" calcext:value-type="float">
            <text:p>0.0001531292</text:p>
          </table:table-cell>
          <table:table-cell table:style-name="ce6" office:value-type="float" office:value="0.00000478607087286" calcext:value-type="float">
            <text:p>4.79E-06</text:p>
          </table:table-cell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0.004818472" calcext:value-type="float">
            <text:p>0.004818472</text:p>
          </table:table-cell>
          <table:table-cell table:style-name="ce2" office:value-type="float" office:value="0.01421099" calcext:value-type="float">
            <text:p>0.01421099</text:p>
          </table:table-cell>
          <table:table-cell table:style-name="ce2" office:value-type="float" office:value="0.003830351" calcext:value-type="float">
            <text:p>0.003830351</text:p>
          </table:table-cell>
          <table:table-cell table:style-name="ce2" office:value-type="float" office:value="0.01767236" calcext:value-type="float">
            <text:p>0.01767236</text:p>
          </table:table-cell>
          <table:table-cell table:number-columns-repeated="26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0.01201593" calcext:value-type="float">
            <text:p>0.01201593</text:p>
          </table:table-cell>
          <table:table-cell table:style-name="ce2" office:value-type="float" office:value="0.06228971" calcext:value-type="float">
            <text:p>0.06228971</text:p>
          </table:table-cell>
          <table:table-cell table:style-name="ce2" office:value-type="float" office:value="0.01100353" calcext:value-type="float">
            <text:p>0.01100353</text:p>
          </table:table-cell>
          <table:table-cell table:style-name="ce2" office:value-type="float" office:value="0.07763318" calcext:value-type="float">
            <text:p>0.07763318</text:p>
          </table:table-cell>
          <table:table-cell table:number-columns-repeated="26"/>
        </table:table-row>
        <table:table-row table:style-name="ro1"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0.0395007" calcext:value-type="float">
            <text:p>0.0395007</text:p>
          </table:table-cell>
          <table:table-cell table:style-name="ce2" office:value-type="float" office:value="0.238292" calcext:value-type="float">
            <text:p>0.238292</text:p>
          </table:table-cell>
          <table:table-cell table:style-name="ce2" office:value-type="float" office:value="0.03813897" calcext:value-type="float">
            <text:p>0.03813897</text:p>
          </table:table-cell>
          <table:table-cell table:style-name="ce2" office:value-type="float" office:value="0.3306224" calcext:value-type="float">
            <text:p>0.3306224</text:p>
          </table:table-cell>
          <table:table-cell table:number-columns-repeated="26"/>
        </table:table-row>
        <table:table-row table:style-name="ro1">
          <table:table-cell table:style-name="ce2" office:value-type="float" office:value="4116" calcext:value-type="float">
            <text:p>4116</text:p>
          </table:table-cell>
          <table:table-cell table:style-name="ce2" office:value-type="float" office:value="0.1469944" calcext:value-type="float">
            <text:p>0.1469944</text:p>
          </table:table-cell>
          <table:table-cell table:style-name="ce2" office:value-type="float" office:value="0.8656913" calcext:value-type="float">
            <text:p>0.8656913</text:p>
          </table:table-cell>
          <table:table-cell table:style-name="ce2" office:value-type="float" office:value="0.1447342" calcext:value-type="float">
            <text:p>0.1447342</text:p>
          </table:table-cell>
          <table:table-cell table:style-name="ce2" office:value-type="float" office:value="1.235087" calcext:value-type="float">
            <text:p>1.235087</text:p>
          </table:table-cell>
          <table:table-cell table:number-columns-repeated="26"/>
        </table:table-row>
        <table:table-row table:style-name="ro1">
          <table:table-cell table:style-name="ce2" office:value-type="float" office:value="8232" calcext:value-type="float">
            <text:p>8232</text:p>
          </table:table-cell>
          <table:table-cell table:style-name="ce2" office:value-type="float" office:value="0.5652771" calcext:value-type="float">
            <text:p>0.5652771</text:p>
          </table:table-cell>
          <table:table-cell table:style-name="ce2" office:value-type="float" office:value="3.340583" calcext:value-type="float">
            <text:p>3.340583</text:p>
          </table:table-cell>
          <table:table-cell table:style-name="ce2" office:value-type="float" office:value="0.5627408" calcext:value-type="float">
            <text:p>0.5627408</text:p>
          </table:table-cell>
          <table:table-cell table:style-name="ce2" office:value-type="float" office:value="4.8116" calcext:value-type="float">
            <text:p>4.8116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2d-prodint.dat</text:p>
          </table:table-cell>
          <table:table-cell table:number-columns-repeated="30"/>
        </table:table-row>
      </table:table>
      <table:table table:name="OPENACC 2D PRIMES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276195" calcext:value-type="float">
            <text:p>0.0001276195</text:p>
          </table:table-cell>
          <table:table-cell table:style-name="ce6" office:value-type="float" office:value="0.00000404721282009" calcext:value-type="float">
            <text:p>4.05E-06</text:p>
          </table:table-cell>
          <table:table-cell office:value-type="float" office:value="0.001799259" calcext:value-type="float">
            <text:p>0.001799259</text:p>
          </table:table-cell>
          <table:table-cell table:style-name="ce6" office:value-type="float" office:value="0.0000633672836109" calcext:value-type="float">
            <text:p>6.34E-05</text:p>
          </table:table-cell>
          <table:table-cell office:value-type="float" office:value="0.0001495935" calcext:value-type="float">
            <text:p>0.0001495935</text:p>
          </table:table-cell>
          <table:table-cell table:style-name="ce6" office:value-type="float" office:value="0.00000180638855485" calcext:value-type="float">
            <text:p>1.81E-06</text:p>
          </table:table-cell>
          <table:table-cell office:value-type="float" office:value="0.002111772" calcext:value-type="float">
            <text:p>0.002111772</text:p>
          </table:table-cell>
          <table:table-cell table:style-name="ce6" office:value-type="float" office:value="0.0000580268818547" calcext:value-type="float">
            <text:p>5.80E-05</text:p>
          </table:table-cell>
          <table:table-cell table:style-name="ce11" office:value-type="float" office:value="0.02311182" calcext:value-type="float">
            <text:p>0.02311182</text:p>
          </table:table-cell>
          <table:table-cell office:value-type="float" office:value="0.00036494483845" calcext:value-type="float">
            <text:p>0.00036494483845</text:p>
          </table:table-cell>
          <table:table-cell table:style-name="ce11" office:value-type="float" office:value="0.004988219" calcext:value-type="float">
            <text:p>0.004988219</text:p>
          </table:table-cell>
          <table:table-cell table:style-name="ce6" office:value-type="float" office:value="0.0000988171009098" calcext:value-type="float">
            <text:p>9.88E-05</text:p>
          </table:table-cell>
          <table:table-cell table:style-name="ce11" office:value-type="float" office:value="0.01882555" calcext:value-type="float">
            <text:p>0.01882555</text:p>
          </table:table-cell>
          <table:table-cell office:value-type="float" office:value="0.000574397748854" calcext:value-type="float">
            <text:p>0.000574397748854</text:p>
          </table:table-cell>
          <table:table-cell table:style-name="ce11" office:value-type="float" office:value="0.006051123" calcext:value-type="float">
            <text:p>0.006051123</text:p>
          </table:table-cell>
          <table:table-cell office:value-type="float" office:value="0.000137798836638" calcext:value-type="float">
            <text:p>0.000137798836638</text:p>
          </table:table-cell>
          <table:table-cell office:value-type="float" office:value="0.02668177" calcext:value-type="float">
            <text:p>0.02668177</text:p>
          </table:table-cell>
          <table:table-cell table:style-name="ce6" office:value-type="float" office:value="0.0000706571227832" calcext:value-type="float">
            <text:p>7.07E-05</text:p>
          </table:table-cell>
          <table:table-cell office:value-type="float" office:value="0.004888119" calcext:value-type="float">
            <text:p>0.004888119</text:p>
          </table:table-cell>
          <table:table-cell table:style-name="ce6" office:value-type="float" office:value="0.000061144989156" calcext:value-type="float">
            <text:p>6.11E-05</text:p>
          </table:table-cell>
          <table:table-cell office:value-type="float" office:value="0.02117023" calcext:value-type="float">
            <text:p>0.02117023</text:p>
          </table:table-cell>
          <table:table-cell office:value-type="float" office:value="0.000109327286926" calcext:value-type="float">
            <text:p>0.000109327286926</text:p>
          </table:table-cell>
          <table:table-cell office:value-type="float" office:value="0.006234806" calcext:value-type="float">
            <text:p>0.006234806</text:p>
          </table:table-cell>
          <table:table-cell office:value-type="float" office:value="0.00013200204091" calcext:value-type="float">
            <text:p>0.00013200204091</text:p>
          </table:table-cell>
          <table:table-cell office:value-type="float" office:value="0.2546918" calcext:value-type="float">
            <text:p>0.2546918</text:p>
          </table:table-cell>
          <table:table-cell office:value-type="float" office:value="0.00429365699608" calcext:value-type="float">
            <text:p>0.00429365699608</text:p>
          </table:table-cell>
          <table:table-cell table:style-name="ce6" office:value-type="float" office:value="0.0000190957" calcext:value-type="float">
            <text:p>1.91E-05</text:p>
          </table:table-cell>
          <table:table-cell table:style-name="ce6" office:value-type="float" office:value="0.00000539361247835" calcext:value-type="float">
            <text:p>5.39E-06</text:p>
          </table:table-cell>
          <table:table-cell table:style-name="ce6" office:value-type="float" office:value="0.0000278446" calcext:value-type="float">
            <text:p>2.78E-05</text:p>
          </table:table-cell>
          <table:table-cell table:style-name="ce6" office:value-type="float" office:value="0.00000965806692414" calcext:value-type="float">
            <text:p>9.66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81791" calcext:value-type="float">
            <text:p>0.000181791</text:p>
          </table:table-cell>
          <table:table-cell table:style-name="ce6" office:value-type="float" office:value="0.00000260684087227" calcext:value-type="float">
            <text:p>2.61E-06</text:p>
          </table:table-cell>
          <table:table-cell office:value-type="float" office:value="0.001774576" calcext:value-type="float">
            <text:p>0.001774576</text:p>
          </table:table-cell>
          <table:table-cell table:style-name="ce6" office:value-type="float" office:value="0.0000314762726157" calcext:value-type="float">
            <text:p>3.15E-05</text:p>
          </table:table-cell>
          <table:table-cell office:value-type="float" office:value="0.0002035531" calcext:value-type="float">
            <text:p>0.0002035531</text:p>
          </table:table-cell>
          <table:table-cell table:style-name="ce6" office:value-type="float" office:value="0.00000276557289424" calcext:value-type="float">
            <text:p>2.77E-06</text:p>
          </table:table-cell>
          <table:table-cell office:value-type="float" office:value="0.002127695" calcext:value-type="float">
            <text:p>0.002127695</text:p>
          </table:table-cell>
          <table:table-cell table:style-name="ce6" office:value-type="float" office:value="0.0000472562379774" calcext:value-type="float">
            <text:p>4.73E-05</text:p>
          </table:table-cell>
          <table:table-cell table:style-name="ce11" office:value-type="float" office:value="0.07863052" calcext:value-type="float">
            <text:p>0.07863052</text:p>
          </table:table-cell>
          <table:table-cell office:value-type="float" office:value="0.000253340279729" calcext:value-type="float">
            <text:p>0.000253340279729</text:p>
          </table:table-cell>
          <table:table-cell table:style-name="ce11" office:value-type="float" office:value="0.01189735" calcext:value-type="float">
            <text:p>0.01189735</text:p>
          </table:table-cell>
          <table:table-cell office:value-type="float" office:value="0.000370041965338" calcext:value-type="float">
            <text:p>0.000370041965338</text:p>
          </table:table-cell>
          <table:table-cell table:style-name="ce11" office:value-type="float" office:value="0.06334953" calcext:value-type="float">
            <text:p>0.06334953</text:p>
          </table:table-cell>
          <table:table-cell office:value-type="float" office:value="0.000192239255154" calcext:value-type="float">
            <text:p>0.000192239255154</text:p>
          </table:table-cell>
          <table:table-cell table:style-name="ce11" office:value-type="float" office:value="0.0132493" calcext:value-type="float">
            <text:p>0.0132493</text:p>
          </table:table-cell>
          <table:table-cell office:value-type="float" office:value="0.00039429804294" calcext:value-type="float">
            <text:p>0.00039429804294</text:p>
          </table:table-cell>
          <table:table-cell office:value-type="float" office:value="0.09451561" calcext:value-type="float">
            <text:p>0.09451561</text:p>
          </table:table-cell>
          <table:table-cell office:value-type="float" office:value="0.0033348523557" calcext:value-type="float">
            <text:p>0.0033348523557</text:p>
          </table:table-cell>
          <table:table-cell office:value-type="float" office:value="0.01231433" calcext:value-type="float">
            <text:p>0.01231433</text:p>
          </table:table-cell>
          <table:table-cell office:value-type="float" office:value="0.00196858169195" calcext:value-type="float">
            <text:p>0.00196858169195</text:p>
          </table:table-cell>
          <table:table-cell office:value-type="float" office:value="0.07156218" calcext:value-type="float">
            <text:p>0.07156218</text:p>
          </table:table-cell>
          <table:table-cell office:value-type="float" office:value="0.00165419985478" calcext:value-type="float">
            <text:p>0.00165419985478</text:p>
          </table:table-cell>
          <table:table-cell office:value-type="float" office:value="0.01297812" calcext:value-type="float">
            <text:p>0.01297812</text:p>
          </table:table-cell>
          <table:table-cell table:style-name="ce6" office:value-type="float" office:value="0.0000660225853612" calcext:value-type="float">
            <text:p>6.60E-05</text:p>
          </table:table-cell>
          <table:table-cell office:value-type="float" office:value="0.2573551" calcext:value-type="float">
            <text:p>0.2573551</text:p>
          </table:table-cell>
          <table:table-cell office:value-type="float" office:value="0.00461427272348" calcext:value-type="float">
            <text:p>0.00461427272348</text:p>
          </table:table-cell>
          <table:table-cell table:style-name="ce6" office:value-type="float" office:value="0.0000319733" calcext:value-type="float">
            <text:p>3.20E-05</text:p>
          </table:table-cell>
          <table:table-cell table:style-name="ce6" office:value-type="float" office:value="0.00000358604536285" calcext:value-type="float">
            <text:p>3.59E-06</text:p>
          </table:table-cell>
          <table:table-cell table:style-name="ce6" office:value-type="float" office:value="0.000032667" calcext:value-type="float">
            <text:p>3.27E-05</text:p>
          </table:table-cell>
          <table:table-cell table:style-name="ce6" office:value-type="float" office:value="0.00000314696379247" calcext:value-type="float">
            <text:p>3.15E-0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3036988" calcext:value-type="float">
            <text:p>0.0003036988</text:p>
          </table:table-cell>
          <table:table-cell table:style-name="ce6" office:value-type="float" office:value="0.00000533352626318" calcext:value-type="float">
            <text:p>5.33E-06</text:p>
          </table:table-cell>
          <table:table-cell office:value-type="float" office:value="0.001790415" calcext:value-type="float">
            <text:p>0.001790415</text:p>
          </table:table-cell>
          <table:table-cell table:style-name="ce6" office:value-type="float" office:value="0.0000411999126887" calcext:value-type="float">
            <text:p>4.12E-05</text:p>
          </table:table-cell>
          <table:table-cell office:value-type="float" office:value="0.0003143452" calcext:value-type="float">
            <text:p>0.0003143452</text:p>
          </table:table-cell>
          <table:table-cell table:style-name="ce6" office:value-type="float" office:value="0.00000900790781974" calcext:value-type="float">
            <text:p>9.01E-06</text:p>
          </table:table-cell>
          <table:table-cell office:value-type="float" office:value="0.002426781" calcext:value-type="float">
            <text:p>0.002426781</text:p>
          </table:table-cell>
          <table:table-cell office:value-type="float" office:value="0.000319690948902" calcext:value-type="float">
            <text:p>0.000319690948902</text:p>
          </table:table-cell>
          <table:table-cell table:style-name="ce11" office:value-type="float" office:value="0.3346194" calcext:value-type="float">
            <text:p>0.3346194</text:p>
          </table:table-cell>
          <table:table-cell office:value-type="float" office:value="0.00287032108928" calcext:value-type="float">
            <text:p>0.00287032108928</text:p>
          </table:table-cell>
          <table:table-cell table:style-name="ce11" office:value-type="float" office:value="0.03815506" calcext:value-type="float">
            <text:p>0.03815506</text:p>
          </table:table-cell>
          <table:table-cell office:value-type="float" office:value="0.000287993326312" calcext:value-type="float">
            <text:p>0.000287993326312</text:p>
          </table:table-cell>
          <table:table-cell table:style-name="ce11" office:value-type="float" office:value="0.2457843" calcext:value-type="float">
            <text:p>0.2457843</text:p>
          </table:table-cell>
          <table:table-cell office:value-type="float" office:value="0.00263924033894" calcext:value-type="float">
            <text:p>0.00263924033894</text:p>
          </table:table-cell>
          <table:table-cell table:style-name="ce11" office:value-type="float" office:value="0.03985433" calcext:value-type="float">
            <text:p>0.03985433</text:p>
          </table:table-cell>
          <table:table-cell office:value-type="float" office:value="0.000400527166647" calcext:value-type="float">
            <text:p>0.000400527166647</text:p>
          </table:table-cell>
          <table:table-cell office:value-type="float" office:value="0.4053665" calcext:value-type="float">
            <text:p>0.4053665</text:p>
          </table:table-cell>
          <table:table-cell office:value-type="float" office:value="0.00213796259452" calcext:value-type="float">
            <text:p>0.00213796259452</text:p>
          </table:table-cell>
          <table:table-cell office:value-type="float" office:value="0.03814553" calcext:value-type="float">
            <text:p>0.03814553</text:p>
          </table:table-cell>
          <table:table-cell office:value-type="float" office:value="0.000435945141936" calcext:value-type="float">
            <text:p>0.000435945141936</text:p>
          </table:table-cell>
          <table:table-cell office:value-type="float" office:value="0.2977677" calcext:value-type="float">
            <text:p>0.2977677</text:p>
          </table:table-cell>
          <table:table-cell office:value-type="float" office:value="0.00208012820385" calcext:value-type="float">
            <text:p>0.00208012820385</text:p>
          </table:table-cell>
          <table:table-cell office:value-type="float" office:value="0.03968606" calcext:value-type="float">
            <text:p>0.03968606</text:p>
          </table:table-cell>
          <table:table-cell office:value-type="float" office:value="0.000258888664187" calcext:value-type="float">
            <text:p>0.000258888664187</text:p>
          </table:table-cell>
          <table:table-cell office:value-type="float" office:value="0.2623498" calcext:value-type="float">
            <text:p>0.2623498</text:p>
          </table:table-cell>
          <table:table-cell office:value-type="float" office:value="0.00550712477513" calcext:value-type="float">
            <text:p>0.00550712477513</text:p>
          </table:table-cell>
          <table:table-cell table:style-name="ce6" office:value-type="float" office:value="0.0000579207" calcext:value-type="float">
            <text:p>5.79E-05</text:p>
          </table:table-cell>
          <table:table-cell table:style-name="ce6" office:value-type="float" office:value="0.00000275160034445" calcext:value-type="float">
            <text:p>2.75E-06</text:p>
          </table:table-cell>
          <table:table-cell table:style-name="ce6" office:value-type="float" office:value="0.0000566051" calcext:value-type="float">
            <text:p>5.66E-05</text:p>
          </table:table-cell>
          <table:table-cell table:style-name="ce6" office:value-type="float" office:value="0.0000220338645244" calcext:value-type="float">
            <text:p>2.20E-0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5316085" calcext:value-type="float">
            <text:p>0.0005316085</text:p>
          </table:table-cell>
          <table:table-cell table:style-name="ce6" office:value-type="float" office:value="0.0000107932688926" calcext:value-type="float">
            <text:p>1.08E-05</text:p>
          </table:table-cell>
          <table:table-cell office:value-type="float" office:value="0.001363234" calcext:value-type="float">
            <text:p>0.001363234</text:p>
          </table:table-cell>
          <table:table-cell table:style-name="ce6" office:value-type="float" office:value="0.0000403171466693" calcext:value-type="float">
            <text:p>4.03E-05</text:p>
          </table:table-cell>
          <table:table-cell office:value-type="float" office:value="0.0005079726" calcext:value-type="float">
            <text:p>0.0005079726</text:p>
          </table:table-cell>
          <table:table-cell table:style-name="ce6" office:value-type="float" office:value="0.00000886965283299" calcext:value-type="float">
            <text:p>8.87E-06</text:p>
          </table:table-cell>
          <table:table-cell office:value-type="float" office:value="0.001871329" calcext:value-type="float">
            <text:p>0.001871329</text:p>
          </table:table-cell>
          <table:table-cell table:style-name="ce6" office:value-type="float" office:value="0.0000678041194176" calcext:value-type="float">
            <text:p>6.78E-05</text:p>
          </table:table-cell>
          <table:table-cell table:style-name="ce11" office:value-type="float" office:value="1.264053" calcext:value-type="float">
            <text:p>1.264053</text:p>
          </table:table-cell>
          <table:table-cell office:value-type="float" office:value="0.00139931769088" calcext:value-type="float">
            <text:p>0.00139931769088</text:p>
          </table:table-cell>
          <table:table-cell table:style-name="ce11" office:value-type="float" office:value="0.1424383" calcext:value-type="float">
            <text:p>0.1424383</text:p>
          </table:table-cell>
          <table:table-cell office:value-type="float" office:value="0.00146485797946" calcext:value-type="float">
            <text:p>0.00146485797946</text:p>
          </table:table-cell>
          <table:table-cell table:style-name="ce11" office:value-type="float" office:value="0.9076494" calcext:value-type="float">
            <text:p>0.9076494</text:p>
          </table:table-cell>
          <table:table-cell office:value-type="float" office:value="0.00152375188998" calcext:value-type="float">
            <text:p>0.00152375188998</text:p>
          </table:table-cell>
          <table:table-cell table:style-name="ce11" office:value-type="float" office:value="0.1431262" calcext:value-type="float">
            <text:p>0.1431262</text:p>
          </table:table-cell>
          <table:table-cell office:value-type="float" office:value="0.000858193943374" calcext:value-type="float">
            <text:p>0.000858193943374</text:p>
          </table:table-cell>
          <table:table-cell office:value-type="float" office:value="1.542678" calcext:value-type="float">
            <text:p>1.542678</text:p>
          </table:table-cell>
          <table:table-cell office:value-type="float" office:value="0.00160781977984" calcext:value-type="float">
            <text:p>0.00160781977984</text:p>
          </table:table-cell>
          <table:table-cell office:value-type="float" office:value="0.1414846" calcext:value-type="float">
            <text:p>0.1414846</text:p>
          </table:table-cell>
          <table:table-cell office:value-type="float" office:value="0.000999046345271" calcext:value-type="float">
            <text:p>0.000999046345271</text:p>
          </table:table-cell>
          <table:table-cell office:value-type="float" office:value="1.113588" calcext:value-type="float">
            <text:p>1.113588</text:p>
          </table:table-cell>
          <table:table-cell office:value-type="float" office:value="0.00238968524194" calcext:value-type="float">
            <text:p>0.00238968524194</text:p>
          </table:table-cell>
          <table:table-cell office:value-type="float" office:value="0.1431976" calcext:value-type="float">
            <text:p>0.1431976</text:p>
          </table:table-cell>
          <table:table-cell office:value-type="float" office:value="0.000795379741591" calcext:value-type="float">
            <text:p>0.000795379741591</text:p>
          </table:table-cell>
          <table:table-cell office:value-type="float" office:value="0.2588906" calcext:value-type="float">
            <text:p>0.2588906</text:p>
          </table:table-cell>
          <table:table-cell office:value-type="float" office:value="0.00595711192516" calcext:value-type="float">
            <text:p>0.00595711192516</text:p>
          </table:table-cell>
          <table:table-cell office:value-type="float" office:value="0.0001119742" calcext:value-type="float">
            <text:p>0.0001119742</text:p>
          </table:table-cell>
          <table:table-cell table:style-name="ce6" office:value-type="float" office:value="0.0000032707916405" calcext:value-type="float">
            <text:p>3.27E-06</text:p>
          </table:table-cell>
          <table:table-cell table:style-name="ce6" office:value-type="float" office:value="0.0000881411" calcext:value-type="float">
            <text:p>8.81E-05</text:p>
          </table:table-cell>
          <table:table-cell table:style-name="ce6" office:value-type="float" office:value="0.0000167505582822" calcext:value-type="float">
            <text:p>1.68E-05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0.006051123" calcext:value-type="float">
            <text:p>0.006051123</text:p>
          </table:table-cell>
          <table:table-cell table:style-name="ce2" office:value-type="float" office:value="0.01882555" calcext:value-type="float">
            <text:p>0.01882555</text:p>
          </table:table-cell>
          <table:table-cell table:style-name="ce2" office:value-type="float" office:value="0.004988219" calcext:value-type="float">
            <text:p>0.004988219</text:p>
          </table:table-cell>
          <table:table-cell table:style-name="ce2" office:value-type="float" office:value="0.02311182" calcext:value-type="float">
            <text:p>0.02311182</text:p>
          </table:table-cell>
          <table:table-cell table:number-columns-repeated="26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0.0132493" calcext:value-type="float">
            <text:p>0.0132493</text:p>
          </table:table-cell>
          <table:table-cell table:style-name="ce2" office:value-type="float" office:value="0.06334953" calcext:value-type="float">
            <text:p>0.06334953</text:p>
          </table:table-cell>
          <table:table-cell table:style-name="ce2" office:value-type="float" office:value="0.01189735" calcext:value-type="float">
            <text:p>0.01189735</text:p>
          </table:table-cell>
          <table:table-cell table:style-name="ce2" office:value-type="float" office:value="0.07863052" calcext:value-type="float">
            <text:p>0.07863052</text:p>
          </table:table-cell>
          <table:table-cell table:number-columns-repeated="26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0.03985433" calcext:value-type="float">
            <text:p>0.03985433</text:p>
          </table:table-cell>
          <table:table-cell table:style-name="ce2" office:value-type="float" office:value="0.2457843" calcext:value-type="float">
            <text:p>0.2457843</text:p>
          </table:table-cell>
          <table:table-cell table:style-name="ce2" office:value-type="float" office:value="0.03815506" calcext:value-type="float">
            <text:p>0.03815506</text:p>
          </table:table-cell>
          <table:table-cell table:style-name="ce2" office:value-type="float" office:value="0.3346194" calcext:value-type="float">
            <text:p>0.3346194</text:p>
          </table:table-cell>
          <table:table-cell table:number-columns-repeated="26"/>
        </table:table-row>
        <table:table-row table:style-name="ro1"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0.1431262" calcext:value-type="float">
            <text:p>0.1431262</text:p>
          </table:table-cell>
          <table:table-cell table:style-name="ce2" office:value-type="float" office:value="0.9076494" calcext:value-type="float">
            <text:p>0.9076494</text:p>
          </table:table-cell>
          <table:table-cell table:style-name="ce2" office:value-type="float" office:value="0.1424383" calcext:value-type="float">
            <text:p>0.1424383</text:p>
          </table:table-cell>
          <table:table-cell table:style-name="ce2" office:value-type="float" office:value="1.264053" calcext:value-type="float">
            <text:p>1.264053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2d-primes.dat</text:p>
          </table:table-cell>
          <table:table-cell table:number-columns-repeated="30"/>
        </table:table-row>
      </table:table>
      <table:table table:name="OPENACC 3D POW2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0000700517" calcext:value-type="float">
            <text:p>7.01E-05</text:p>
          </table:table-cell>
          <table:table-cell table:style-name="ce6" office:value-type="float" office:value="0.00000253842873754" calcext:value-type="float">
            <text:p>2.54E-06</text:p>
          </table:table-cell>
          <table:table-cell office:value-type="float" office:value="0.001407218" calcext:value-type="float">
            <text:p>0.001407218</text:p>
          </table:table-cell>
          <table:table-cell office:value-type="float" office:value="0.000533016229288" calcext:value-type="float">
            <text:p>0.000533016229288</text:p>
          </table:table-cell>
          <table:table-cell office:value-type="float" office:value="0.0001048081" calcext:value-type="float">
            <text:p>0.0001048081</text:p>
          </table:table-cell>
          <table:table-cell table:style-name="ce6" office:value-type="float" office:value="0.00000240782933365" calcext:value-type="float">
            <text:p>2.41E-06</text:p>
          </table:table-cell>
          <table:table-cell office:value-type="float" office:value="0.001619031" calcext:value-type="float">
            <text:p>0.001619031</text:p>
          </table:table-cell>
          <table:table-cell office:value-type="float" office:value="0.000406639647038" calcext:value-type="float">
            <text:p>0.000406639647038</text:p>
          </table:table-cell>
          <table:table-cell office:value-type="float" office:value="0.0002239261" calcext:value-type="float">
            <text:p>0.0002239261</text:p>
          </table:table-cell>
          <table:table-cell table:style-name="ce6" office:value-type="float" office:value="0.00000630630320394" calcext:value-type="float">
            <text:p>6.31E-06</text:p>
          </table:table-cell>
          <table:table-cell office:value-type="float" office:value="0.001219617" calcext:value-type="float">
            <text:p>0.001219617</text:p>
          </table:table-cell>
          <table:table-cell table:style-name="ce6" office:value-type="float" office:value="0.0000547372714884" calcext:value-type="float">
            <text:p>5.47E-05</text:p>
          </table:table-cell>
          <table:table-cell office:value-type="float" office:value="0.0002134606" calcext:value-type="float">
            <text:p>0.0002134606</text:p>
          </table:table-cell>
          <table:table-cell table:style-name="ce6" office:value-type="float" office:value="0.000006613733039" calcext:value-type="float">
            <text:p>6.61E-06</text:p>
          </table:table-cell>
          <table:table-cell office:value-type="float" office:value="0.002191757" calcext:value-type="float">
            <text:p>0.002191757</text:p>
          </table:table-cell>
          <table:table-cell office:value-type="float" office:value="0.000439728541339" calcext:value-type="float">
            <text:p>0.000439728541339</text:p>
          </table:table-cell>
          <table:table-cell table:style-name="ce11" office:value-type="float" office:value="0.002852004" calcext:value-type="float">
            <text:p>0.002852004</text:p>
          </table:table-cell>
          <table:table-cell office:value-type="float" office:value="0.000148997333623" calcext:value-type="float">
            <text:p>0.000148997333623</text:p>
          </table:table-cell>
          <table:table-cell table:style-name="ce11" office:value-type="float" office:value="0.001662439" calcext:value-type="float">
            <text:p>0.001662439</text:p>
          </table:table-cell>
          <table:table-cell office:value-type="float" office:value="0.000584359906497" calcext:value-type="float">
            <text:p>0.000584359906497</text:p>
          </table:table-cell>
          <table:table-cell table:style-name="ce11" office:value-type="float" office:value="0.002074009" calcext:value-type="float">
            <text:p>0.002074009</text:p>
          </table:table-cell>
          <table:table-cell table:style-name="ce6" office:value-type="float" office:value="0.0000978197417532" calcext:value-type="float">
            <text:p>9.78E-05</text:p>
          </table:table-cell>
          <table:table-cell table:style-name="ce11" office:value-type="float" office:value="0.002300435" calcext:value-type="float">
            <text:p>0.002300435</text:p>
          </table:table-cell>
          <table:table-cell table:style-name="ce6" office:value-type="float" office:value="0.0000700266727358" calcext:value-type="float">
            <text:p>7.00E-05</text:p>
          </table:table-cell>
          <table:table-cell office:value-type="float" office:value="0.2578177" calcext:value-type="float">
            <text:p>0.2578177</text:p>
          </table:table-cell>
          <table:table-cell office:value-type="float" office:value="0.00603868911547" calcext:value-type="float">
            <text:p>0.00603868911547</text:p>
          </table:table-cell>
          <table:table-cell table:style-name="ce6" office:value-type="float" office:value="0.0000078168" calcext:value-type="float">
            <text:p>7.82E-06</text:p>
          </table:table-cell>
          <table:table-cell table:style-name="ce6" office:value-type="float" office:value="0.00000253215076785" calcext:value-type="float">
            <text:p>2.53E-06</text:p>
          </table:table-cell>
          <table:table-cell table:style-name="ce6" office:value-type="float" office:value="0.0000143963" calcext:value-type="float">
            <text:p>1.44E-05</text:p>
          </table:table-cell>
          <table:table-cell table:style-name="ce6" office:value-type="float" office:value="0.00000193936456088" calcext:value-type="float">
            <text:p>1.94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0.0000737876" calcext:value-type="float">
            <text:p>7.38E-05</text:p>
          </table:table-cell>
          <table:table-cell table:style-name="ce6" office:value-type="float" office:value="0.00000201332142381" calcext:value-type="float">
            <text:p>2.01E-06</text:p>
          </table:table-cell>
          <table:table-cell office:value-type="float" office:value="0.001233793" calcext:value-type="float">
            <text:p>0.001233793</text:p>
          </table:table-cell>
          <table:table-cell table:style-name="ce6" office:value-type="float" office:value="0.000031696986555" calcext:value-type="float">
            <text:p>3.17E-05</text:p>
          </table:table-cell>
          <table:table-cell office:value-type="float" office:value="0.0001089118" calcext:value-type="float">
            <text:p>0.0001089118</text:p>
          </table:table-cell>
          <table:table-cell table:style-name="ce6" office:value-type="float" office:value="0.00000271899976707" calcext:value-type="float">
            <text:p>2.72E-06</text:p>
          </table:table-cell>
          <table:table-cell office:value-type="float" office:value="0.001480414" calcext:value-type="float">
            <text:p>0.001480414</text:p>
          </table:table-cell>
          <table:table-cell table:style-name="ce6" office:value-type="float" office:value="0.0000708236781184" calcext:value-type="float">
            <text:p>7.08E-05</text:p>
          </table:table-cell>
          <table:table-cell office:value-type="float" office:value="0.00050198" calcext:value-type="float">
            <text:p>0.00050198</text:p>
          </table:table-cell>
          <table:table-cell table:style-name="ce6" office:value-type="float" office:value="0.00000464966784955" calcext:value-type="float">
            <text:p>4.65E-06</text:p>
          </table:table-cell>
          <table:table-cell office:value-type="float" office:value="0.001192726" calcext:value-type="float">
            <text:p>0.001192726</text:p>
          </table:table-cell>
          <table:table-cell table:style-name="ce6" office:value-type="float" office:value="0.0000171910313827" calcext:value-type="float">
            <text:p>1.72E-05</text:p>
          </table:table-cell>
          <table:table-cell office:value-type="float" office:value="0.0004461734" calcext:value-type="float">
            <text:p>0.0004461734</text:p>
          </table:table-cell>
          <table:table-cell table:style-name="ce6" office:value-type="float" office:value="0.000012410026826" calcext:value-type="float">
            <text:p>1.24E-05</text:p>
          </table:table-cell>
          <table:table-cell office:value-type="float" office:value="0.002122056" calcext:value-type="float">
            <text:p>0.002122056</text:p>
          </table:table-cell>
          <table:table-cell table:style-name="ce6" office:value-type="float" office:value="0.0000947634713027" calcext:value-type="float">
            <text:p>9.48E-05</text:p>
          </table:table-cell>
          <table:table-cell table:style-name="ce11" office:value-type="float" office:value="0.02278708" calcext:value-type="float">
            <text:p>0.02278708</text:p>
          </table:table-cell>
          <table:table-cell office:value-type="float" office:value="0.000400516760088" calcext:value-type="float">
            <text:p>0.000400516760088</text:p>
          </table:table-cell>
          <table:table-cell table:style-name="ce11" office:value-type="float" office:value="0.004152019" calcext:value-type="float">
            <text:p>0.004152019</text:p>
          </table:table-cell>
          <table:table-cell office:value-type="float" office:value="0.000469892706795" calcext:value-type="float">
            <text:p>0.000469892706795</text:p>
          </table:table-cell>
          <table:table-cell table:style-name="ce11" office:value-type="float" office:value="0.01537853" calcext:value-type="float">
            <text:p>0.01537853</text:p>
          </table:table-cell>
          <table:table-cell office:value-type="float" office:value="0.000610092153422" calcext:value-type="float">
            <text:p>0.000610092153422</text:p>
          </table:table-cell>
          <table:table-cell table:style-name="ce11" office:value-type="float" office:value="0.003784097" calcext:value-type="float">
            <text:p>0.003784097</text:p>
          </table:table-cell>
          <table:table-cell table:style-name="ce6" office:value-type="float" office:value="0.0000792689710977" calcext:value-type="float">
            <text:p>7.93E-05</text:p>
          </table:table-cell>
          <table:table-cell office:value-type="float" office:value="0.2603148" calcext:value-type="float">
            <text:p>0.2603148</text:p>
          </table:table-cell>
          <table:table-cell office:value-type="float" office:value="0.00727637983554" calcext:value-type="float">
            <text:p>0.00727637983554</text:p>
          </table:table-cell>
          <table:table-cell table:style-name="ce6" office:value-type="float" office:value="0.0000045911" calcext:value-type="float">
            <text:p>4.59E-06</text:p>
          </table:table-cell>
          <table:table-cell table:style-name="ce6" office:value-type="float" office:value="0.000000304267955738" calcext:value-type="float">
            <text:p>3.04E-07</text:p>
          </table:table-cell>
          <table:table-cell table:style-name="ce6" office:value-type="float" office:value="0.0000164805" calcext:value-type="float">
            <text:p>1.65E-05</text:p>
          </table:table-cell>
          <table:table-cell table:style-name="ce6" office:value-type="float" office:value="0.0000014888914034" calcext:value-type="float">
            <text:p>1.49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0000820115" calcext:value-type="float">
            <text:p>8.20E-05</text:p>
          </table:table-cell>
          <table:table-cell table:style-name="ce6" office:value-type="float" office:value="0.000000651098089555" calcext:value-type="float">
            <text:p>6.51E-07</text:p>
          </table:table-cell>
          <table:table-cell office:value-type="float" office:value="0.001407409" calcext:value-type="float">
            <text:p>0.001407409</text:p>
          </table:table-cell>
          <table:table-cell office:value-type="float" office:value="0.00041738601937" calcext:value-type="float">
            <text:p>0.00041738601937</text:p>
          </table:table-cell>
          <table:table-cell office:value-type="float" office:value="0.0001179128" calcext:value-type="float">
            <text:p>0.0001179128</text:p>
          </table:table-cell>
          <table:table-cell table:style-name="ce6" office:value-type="float" office:value="0.00000285688143106" calcext:value-type="float">
            <text:p>2.86E-06</text:p>
          </table:table-cell>
          <table:table-cell office:value-type="float" office:value="0.001485403" calcext:value-type="float">
            <text:p>0.001485403</text:p>
          </table:table-cell>
          <table:table-cell table:style-name="ce6" office:value-type="float" office:value="0.0000728423317172" calcext:value-type="float">
            <text:p>7.28E-05</text:p>
          </table:table-cell>
          <table:table-cell office:value-type="float" office:value="0.001691983" calcext:value-type="float">
            <text:p>0.001691983</text:p>
          </table:table-cell>
          <table:table-cell table:style-name="ce6" office:value-type="float" office:value="0.0000154965387175" calcext:value-type="float">
            <text:p>1.55E-05</text:p>
          </table:table-cell>
          <table:table-cell office:value-type="float" office:value="0.001260044" calcext:value-type="float">
            <text:p>0.001260044</text:p>
          </table:table-cell>
          <table:table-cell table:style-name="ce6" office:value-type="float" office:value="0.0000387500328889" calcext:value-type="float">
            <text:p>3.88E-05</text:p>
          </table:table-cell>
          <table:table-cell office:value-type="float" office:value="0.001408517" calcext:value-type="float">
            <text:p>0.001408517</text:p>
          </table:table-cell>
          <table:table-cell table:style-name="ce6" office:value-type="float" office:value="0.0000104773141703" calcext:value-type="float">
            <text:p>1.05E-05</text:p>
          </table:table-cell>
          <table:table-cell office:value-type="float" office:value="0.002222488" calcext:value-type="float">
            <text:p>0.002222488</text:p>
          </table:table-cell>
          <table:table-cell table:style-name="ce6" office:value-type="float" office:value="0.0000971854873482" calcext:value-type="float">
            <text:p>9.72E-05</text:p>
          </table:table-cell>
          <table:table-cell table:style-name="ce11" office:value-type="float" office:value="0.1810485" calcext:value-type="float">
            <text:p>0.1810485</text:p>
          </table:table-cell>
          <table:table-cell office:value-type="float" office:value="0.000221271201119" calcext:value-type="float">
            <text:p>0.000221271201119</text:p>
          </table:table-cell>
          <table:table-cell table:style-name="ce11" office:value-type="float" office:value="0.01967922" calcext:value-type="float">
            <text:p>0.01967922</text:p>
          </table:table-cell>
          <table:table-cell office:value-type="float" office:value="0.000123283898201" calcext:value-type="float">
            <text:p>0.000123283898201</text:p>
          </table:table-cell>
          <table:table-cell table:style-name="ce11" office:value-type="float" office:value="0.1263786" calcext:value-type="float">
            <text:p>0.1263786</text:p>
          </table:table-cell>
          <table:table-cell office:value-type="float" office:value="0.00055187140209" calcext:value-type="float">
            <text:p>0.00055187140209</text:p>
          </table:table-cell>
          <table:table-cell table:style-name="ce11" office:value-type="float" office:value="0.01215666" calcext:value-type="float">
            <text:p>0.01215666</text:p>
          </table:table-cell>
          <table:table-cell table:style-name="ce6" office:value-type="float" office:value="0.0000865761732683" calcext:value-type="float">
            <text:p>8.66E-05</text:p>
          </table:table-cell>
          <table:table-cell office:value-type="float" office:value="0.2588387" calcext:value-type="float">
            <text:p>0.2588387</text:p>
          </table:table-cell>
          <table:table-cell office:value-type="float" office:value="0.00369990330354" calcext:value-type="float">
            <text:p>0.00369990330354</text:p>
          </table:table-cell>
          <table:table-cell table:style-name="ce6" office:value-type="float" office:value="0.0000062986" calcext:value-type="float">
            <text:p>6.30E-06</text:p>
          </table:table-cell>
          <table:table-cell table:style-name="ce6" office:value-type="float" office:value="0.000000333515017153" calcext:value-type="float">
            <text:p>3.34E-07</text:p>
          </table:table-cell>
          <table:table-cell table:style-name="ce6" office:value-type="float" office:value="0.0000169002" calcext:value-type="float">
            <text:p>1.69E-05</text:p>
          </table:table-cell>
          <table:table-cell table:style-name="ce6" office:value-type="float" office:value="0.00000205468623179" calcext:value-type="float">
            <text:p>2.05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float" office:value="0.0000961114" calcext:value-type="float">
            <text:p>9.61E-05</text:p>
          </table:table-cell>
          <table:table-cell table:style-name="ce6" office:value-type="float" office:value="0.00000166918704098" calcext:value-type="float">
            <text:p>1.67E-06</text:p>
          </table:table-cell>
          <table:table-cell office:value-type="float" office:value="0.00131682" calcext:value-type="float">
            <text:p>0.00131682</text:p>
          </table:table-cell>
          <table:table-cell office:value-type="float" office:value="0.000292278598221" calcext:value-type="float">
            <text:p>0.000292278598221</text:p>
          </table:table-cell>
          <table:table-cell office:value-type="float" office:value="0.0001319647" calcext:value-type="float">
            <text:p>0.0001319647</text:p>
          </table:table-cell>
          <table:table-cell table:style-name="ce6" office:value-type="float" office:value="0.00000673948366057" calcext:value-type="float">
            <text:p>6.74E-06</text:p>
          </table:table-cell>
          <table:table-cell office:value-type="float" office:value="0.001500225" calcext:value-type="float">
            <text:p>0.001500225</text:p>
          </table:table-cell>
          <table:table-cell table:style-name="ce6" office:value-type="float" office:value="0.0000748781750208" calcext:value-type="float">
            <text:p>7.49E-05</text:p>
          </table:table-cell>
          <table:table-cell office:value-type="float" office:value="0.005042808" calcext:value-type="float">
            <text:p>0.005042808</text:p>
          </table:table-cell>
          <table:table-cell table:style-name="ce6" office:value-type="float" office:value="0.0000917816395098" calcext:value-type="float">
            <text:p>9.18E-05</text:p>
          </table:table-cell>
          <table:table-cell office:value-type="float" office:value="0.001790813" calcext:value-type="float">
            <text:p>0.001790813</text:p>
          </table:table-cell>
          <table:table-cell office:value-type="float" office:value="0.000180260451388" calcext:value-type="float">
            <text:p>0.000180260451388</text:p>
          </table:table-cell>
          <table:table-cell office:value-type="float" office:value="0.003830704" calcext:value-type="float">
            <text:p>0.003830704</text:p>
          </table:table-cell>
          <table:table-cell office:value-type="float" office:value="0.000157088805825" calcext:value-type="float">
            <text:p>0.000157088805825</text:p>
          </table:table-cell>
          <table:table-cell office:value-type="float" office:value="0.002477815" calcext:value-type="float">
            <text:p>0.002477815</text:p>
          </table:table-cell>
          <table:table-cell table:style-name="ce6" office:value-type="float" office:value="0.0000742612779688" calcext:value-type="float">
            <text:p>7.43E-05</text:p>
          </table:table-cell>
          <table:table-cell table:style-name="ce11" office:value-type="float" office:value="1.439719" calcext:value-type="float">
            <text:p>1.439719</text:p>
          </table:table-cell>
          <table:table-cell office:value-type="float" office:value="0.00235529875435" calcext:value-type="float">
            <text:p>0.00235529875435</text:p>
          </table:table-cell>
          <table:table-cell table:style-name="ce11" office:value-type="float" office:value="0.1412857" calcext:value-type="float">
            <text:p>0.1412857</text:p>
          </table:table-cell>
          <table:table-cell office:value-type="float" office:value="0.000723451918083" calcext:value-type="float">
            <text:p>0.000723451918083</text:p>
          </table:table-cell>
          <table:table-cell table:style-name="ce11" office:value-type="float" office:value="0.9999859" calcext:value-type="float">
            <text:p>0.9999859</text:p>
          </table:table-cell>
          <table:table-cell office:value-type="float" office:value="0.00125056329086" calcext:value-type="float">
            <text:p>0.00125056329086</text:p>
          </table:table-cell>
          <table:table-cell table:style-name="ce11" office:value-type="float" office:value="0.07509095" calcext:value-type="float">
            <text:p>0.07509095</text:p>
          </table:table-cell>
          <table:table-cell office:value-type="float" office:value="0.000306297423539" calcext:value-type="float">
            <text:p>0.000306297423539</text:p>
          </table:table-cell>
          <table:table-cell office:value-type="float" office:value="0.2596889" calcext:value-type="float">
            <text:p>0.2596889</text:p>
          </table:table-cell>
          <table:table-cell office:value-type="float" office:value="0.00190508742582" calcext:value-type="float">
            <text:p>0.00190508742582</text:p>
          </table:table-cell>
          <table:table-cell table:style-name="ce6" office:value-type="float" office:value="0.0000100545" calcext:value-type="float">
            <text:p>1.01E-05</text:p>
          </table:table-cell>
          <table:table-cell table:style-name="ce6" office:value-type="float" office:value="0.000000397843143295" calcext:value-type="float">
            <text:p>3.98E-07</text:p>
          </table:table-cell>
          <table:table-cell table:style-name="ce6" office:value-type="float" office:value="0.0000211456" calcext:value-type="float">
            <text:p>2.11E-05</text:p>
          </table:table-cell>
          <table:table-cell table:style-name="ce6" office:value-type="float" office:value="0.00000611403853075" calcext:value-type="float">
            <text:p>6.11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222352" calcext:value-type="float">
            <text:p>0.0001222352</text:p>
          </table:table-cell>
          <table:table-cell table:style-name="ce6" office:value-type="float" office:value="0.00000306839117454" calcext:value-type="float">
            <text:p>3.07E-06</text:p>
          </table:table-cell>
          <table:table-cell office:value-type="float" office:value="0.001234108" calcext:value-type="float">
            <text:p>0.001234108</text:p>
          </table:table-cell>
          <table:table-cell table:style-name="ce6" office:value-type="float" office:value="0.0000481041240551" calcext:value-type="float">
            <text:p>4.81E-05</text:p>
          </table:table-cell>
          <table:table-cell office:value-type="float" office:value="0.0001530546" calcext:value-type="float">
            <text:p>0.0001530546</text:p>
          </table:table-cell>
          <table:table-cell table:style-name="ce6" office:value-type="float" office:value="0.00000343862234041" calcext:value-type="float">
            <text:p>3.44E-06</text:p>
          </table:table-cell>
          <table:table-cell office:value-type="float" office:value="0.001487182" calcext:value-type="float">
            <text:p>0.001487182</text:p>
          </table:table-cell>
          <table:table-cell table:style-name="ce6" office:value-type="float" office:value="0.0000668765793251" calcext:value-type="float">
            <text:p>6.69E-05</text:p>
          </table:table-cell>
          <table:table-cell office:value-type="float" office:value="0.01802545" calcext:value-type="float">
            <text:p>0.01802545</text:p>
          </table:table-cell>
          <table:table-cell office:value-type="float" office:value="0.000631342599809" calcext:value-type="float">
            <text:p>0.000631342599809</text:p>
          </table:table-cell>
          <table:table-cell office:value-type="float" office:value="0.004177317" calcext:value-type="float">
            <text:p>0.004177317</text:p>
          </table:table-cell>
          <table:table-cell office:value-type="float" office:value="0.000657688294323" calcext:value-type="float">
            <text:p>0.000657688294323</text:p>
          </table:table-cell>
          <table:table-cell office:value-type="float" office:value="0.0141075" calcext:value-type="float">
            <text:p>0.0141075</text:p>
          </table:table-cell>
          <table:table-cell office:value-type="float" office:value="0.000668397333594" calcext:value-type="float">
            <text:p>0.000668397333594</text:p>
          </table:table-cell>
          <table:table-cell office:value-type="float" office:value="0.004788664" calcext:value-type="float">
            <text:p>0.004788664</text:p>
          </table:table-cell>
          <table:table-cell office:value-type="float" office:value="0.000138456923763" calcext:value-type="float">
            <text:p>0.000138456923763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.979319" calcext:value-type="float">
            <text:p>7.979319</text:p>
          </table:table-cell>
          <table:table-cell office:value-type="float" office:value="0.00735417711992" calcext:value-type="float">
            <text:p>0.00735417711992</text:p>
          </table:table-cell>
          <table:table-cell table:style-name="ce11" office:value-type="float" office:value="0.5640159" calcext:value-type="float">
            <text:p>0.5640159</text:p>
          </table:table-cell>
          <table:table-cell office:value-type="float" office:value="0.0034633427799" calcext:value-type="float">
            <text:p>0.0034633427799</text:p>
          </table:table-cell>
          <table:table-cell office:value-type="float" office:value="0.2743083" calcext:value-type="float">
            <text:p>0.2743083</text:p>
          </table:table-cell>
          <table:table-cell office:value-type="float" office:value="0.00885508239563" calcext:value-type="float">
            <text:p>0.00885508239563</text:p>
          </table:table-cell>
          <table:table-cell table:style-name="ce6" office:value-type="float" office:value="0.000016791" calcext:value-type="float">
            <text:p>1.68E-05</text:p>
          </table:table-cell>
          <table:table-cell table:style-name="ce6" office:value-type="float" office:value="0.000000462812417004" calcext:value-type="float">
            <text:p>4.63E-07</text:p>
          </table:table-cell>
          <table:table-cell table:style-name="ce6" office:value-type="float" office:value="0.0000241407" calcext:value-type="float">
            <text:p>2.41E-05</text:p>
          </table:table-cell>
          <table:table-cell table:style-name="ce6" office:value-type="float" office:value="0.00000148952296987" calcext:value-type="float">
            <text:p>1.49E-06</text:p>
          </table:table-cell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2300435" calcext:value-type="float">
            <text:p>0.002300435</text:p>
          </table:table-cell>
          <table:table-cell table:style-name="ce2" office:value-type="float" office:value="0.002074009" calcext:value-type="float">
            <text:p>0.002074009</text:p>
          </table:table-cell>
          <table:table-cell table:style-name="ce2" office:value-type="float" office:value="0.001662439" calcext:value-type="float">
            <text:p>0.001662439</text:p>
          </table:table-cell>
          <table:table-cell table:style-name="ce2" office:value-type="float" office:value="0.002852004" calcext:value-type="float">
            <text:p>0.002852004</text:p>
          </table:table-cell>
          <table:table-cell table:number-columns-repeated="2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3784097" calcext:value-type="float">
            <text:p>0.003784097</text:p>
          </table:table-cell>
          <table:table-cell table:style-name="ce2" office:value-type="float" office:value="0.01537853" calcext:value-type="float">
            <text:p>0.01537853</text:p>
          </table:table-cell>
          <table:table-cell table:style-name="ce2" office:value-type="float" office:value="0.004152019" calcext:value-type="float">
            <text:p>0.004152019</text:p>
          </table:table-cell>
          <table:table-cell table:style-name="ce2" office:value-type="float" office:value="0.02278708" calcext:value-type="float">
            <text:p>0.02278708</text:p>
          </table:table-cell>
          <table:table-cell table:number-columns-repeated="2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1215666" calcext:value-type="float">
            <text:p>0.01215666</text:p>
          </table:table-cell>
          <table:table-cell table:style-name="ce2" office:value-type="float" office:value="0.1263786" calcext:value-type="float">
            <text:p>0.1263786</text:p>
          </table:table-cell>
          <table:table-cell table:style-name="ce2" office:value-type="float" office:value="0.01967922" calcext:value-type="float">
            <text:p>0.01967922</text:p>
          </table:table-cell>
          <table:table-cell table:style-name="ce2" office:value-type="float" office:value="0.1810485" calcext:value-type="float">
            <text:p>0.1810485</text:p>
          </table:table-cell>
          <table:table-cell table:number-columns-repeated="2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7509095" calcext:value-type="float">
            <text:p>0.07509095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1412857" calcext:value-type="float">
            <text:p>0.1412857</text:p>
          </table:table-cell>
          <table:table-cell table:style-name="ce2" office:value-type="float" office:value="1.439719" calcext:value-type="float">
            <text:p>1.439719</text:p>
          </table:table-cell>
          <table:table-cell table:number-columns-repeated="26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640159" calcext:value-type="float">
            <text:p>0.5640159</text:p>
          </table:table-cell>
          <table:table-cell table:style-name="ce2" office:value-type="float" office:value="7.979319" calcext:value-type="float">
            <text:p>7.979319</text:p>
          </table:table-cell>
          <table:table-cell table:style-name="ce2" table:number-columns-repeated="2"/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3d-pow2.dat</text:p>
          </table:table-cell>
          <table:table-cell table:number-columns-repeated="30"/>
        </table:table-row>
      </table:table>
      <table:table table:name="OPENACC 3D PRODINT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0000691559" calcext:value-type="float">
            <text:p>6.92E-05</text:p>
          </table:table-cell>
          <table:table-cell table:style-name="ce6" office:value-type="float" office:value="0.00000239753458786" calcext:value-type="float">
            <text:p>2.40E-06</text:p>
          </table:table-cell>
          <table:table-cell office:value-type="float" office:value="0.001240681" calcext:value-type="float">
            <text:p>0.001240681</text:p>
          </table:table-cell>
          <table:table-cell table:style-name="ce6" office:value-type="float" office:value="0.000021789863826" calcext:value-type="float">
            <text:p>2.18E-05</text:p>
          </table:table-cell>
          <table:table-cell office:value-type="float" office:value="0.0001046084" calcext:value-type="float">
            <text:p>0.0001046084</text:p>
          </table:table-cell>
          <table:table-cell table:style-name="ce6" office:value-type="float" office:value="0.00000225143431814" calcext:value-type="float">
            <text:p>2.25E-06</text:p>
          </table:table-cell>
          <table:table-cell office:value-type="float" office:value="0.001566793" calcext:value-type="float">
            <text:p>0.001566793</text:p>
          </table:table-cell>
          <table:table-cell office:value-type="float" office:value="0.000116506378943" calcext:value-type="float">
            <text:p>0.000116506378943</text:p>
          </table:table-cell>
          <table:table-cell office:value-type="float" office:value="0.0002080071" calcext:value-type="float">
            <text:p>0.0002080071</text:p>
          </table:table-cell>
          <table:table-cell table:style-name="ce6" office:value-type="float" office:value="0.00000400951804945" calcext:value-type="float">
            <text:p>4.01E-06</text:p>
          </table:table-cell>
          <table:table-cell office:value-type="float" office:value="0.001253354" calcext:value-type="float">
            <text:p>0.001253354</text:p>
          </table:table-cell>
          <table:table-cell table:style-name="ce6" office:value-type="float" office:value="0.0000535359750697" calcext:value-type="float">
            <text:p>5.35E-05</text:p>
          </table:table-cell>
          <table:table-cell office:value-type="float" office:value="0.0001944338" calcext:value-type="float">
            <text:p>0.0001944338</text:p>
          </table:table-cell>
          <table:table-cell table:style-name="ce6" office:value-type="float" office:value="0.0000036371737746" calcext:value-type="float">
            <text:p>3.64E-06</text:p>
          </table:table-cell>
          <table:table-cell office:value-type="float" office:value="0.002355807" calcext:value-type="float">
            <text:p>0.002355807</text:p>
          </table:table-cell>
          <table:table-cell office:value-type="float" office:value="0.000423348490045" calcext:value-type="float">
            <text:p>0.000423348490045</text:p>
          </table:table-cell>
          <table:table-cell table:style-name="ce11" office:value-type="float" office:value="0.002405893" calcext:value-type="float">
            <text:p>0.002405893</text:p>
          </table:table-cell>
          <table:table-cell office:value-type="float" office:value="0.000124913808511" calcext:value-type="float">
            <text:p>0.000124913808511</text:p>
          </table:table-cell>
          <table:table-cell table:style-name="ce11" office:value-type="float" office:value="0.0013806" calcext:value-type="float">
            <text:p>0.0013806</text:p>
          </table:table-cell>
          <table:table-cell table:style-name="ce6" office:value-type="float" office:value="0.0000516893341674" calcext:value-type="float">
            <text:p>5.17E-05</text:p>
          </table:table-cell>
          <table:table-cell table:style-name="ce11" office:value-type="float" office:value="0.001710625" calcext:value-type="float">
            <text:p>0.001710625</text:p>
          </table:table-cell>
          <table:table-cell table:style-name="ce6" office:value-type="float" office:value="0.0000497240052132" calcext:value-type="float">
            <text:p>4.97E-05</text:p>
          </table:table-cell>
          <table:table-cell table:style-name="ce11" office:value-type="float" office:value="0.002242883" calcext:value-type="float">
            <text:p>0.002242883</text:p>
          </table:table-cell>
          <table:table-cell table:style-name="ce6" office:value-type="float" office:value="0.0000543579245066" calcext:value-type="float">
            <text:p>5.44E-05</text:p>
          </table:table-cell>
          <table:table-cell office:value-type="float" office:value="0.2563027" calcext:value-type="float">
            <text:p>0.2563027</text:p>
          </table:table-cell>
          <table:table-cell office:value-type="float" office:value="0.00438421273941" calcext:value-type="float">
            <text:p>0.00438421273941</text:p>
          </table:table-cell>
          <table:table-cell table:style-name="ce6" office:value-type="float" office:value="0.0000036077" calcext:value-type="float">
            <text:p>3.61E-06</text:p>
          </table:table-cell>
          <table:table-cell table:style-name="ce6" office:value-type="float" office:value="0.000000286338979378" calcext:value-type="float">
            <text:p>2.86E-07</text:p>
          </table:table-cell>
          <table:table-cell table:style-name="ce6" office:value-type="float" office:value="0.0000137095" calcext:value-type="float">
            <text:p>1.37E-05</text:p>
          </table:table-cell>
          <table:table-cell table:style-name="ce6" office:value-type="float" office:value="0.000000757235505712" calcext:value-type="float">
            <text:p>7.57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0.0000743843" calcext:value-type="float">
            <text:p>7.44E-05</text:p>
          </table:table-cell>
          <table:table-cell table:style-name="ce6" office:value-type="float" office:value="0.00000143515884138" calcext:value-type="float">
            <text:p>1.44E-06</text:p>
          </table:table-cell>
          <table:table-cell office:value-type="float" office:value="0.001230026" calcext:value-type="float">
            <text:p>0.001230026</text:p>
          </table:table-cell>
          <table:table-cell table:style-name="ce6" office:value-type="float" office:value="0.0000133744791799" calcext:value-type="float">
            <text:p>1.34E-05</text:p>
          </table:table-cell>
          <table:table-cell office:value-type="float" office:value="0.000113478" calcext:value-type="float">
            <text:p>0.000113478</text:p>
          </table:table-cell>
          <table:table-cell table:style-name="ce6" office:value-type="float" office:value="0.00000449969384144" calcext:value-type="float">
            <text:p>4.50E-06</text:p>
          </table:table-cell>
          <table:table-cell office:value-type="float" office:value="0.001567904" calcext:value-type="float">
            <text:p>0.001567904</text:p>
          </table:table-cell>
          <table:table-cell table:style-name="ce6" office:value-type="float" office:value="0.0000433642792579" calcext:value-type="float">
            <text:p>4.34E-05</text:p>
          </table:table-cell>
          <table:table-cell office:value-type="float" office:value="0.0006267454" calcext:value-type="float">
            <text:p>0.0006267454</text:p>
          </table:table-cell>
          <table:table-cell table:style-name="ce6" office:value-type="float" office:value="0.0000069684803891" calcext:value-type="float">
            <text:p>6.97E-06</text:p>
          </table:table-cell>
          <table:table-cell office:value-type="float" office:value="0.001238443" calcext:value-type="float">
            <text:p>0.001238443</text:p>
          </table:table-cell>
          <table:table-cell table:style-name="ce6" office:value-type="float" office:value="0.0000625670461807" calcext:value-type="float">
            <text:p>6.26E-05</text:p>
          </table:table-cell>
          <table:table-cell office:value-type="float" office:value="0.0005482087" calcext:value-type="float">
            <text:p>0.0005482087</text:p>
          </table:table-cell>
          <table:table-cell table:style-name="ce6" office:value-type="float" office:value="0.0000110165828242" calcext:value-type="float">
            <text:p>1.10E-05</text:p>
          </table:table-cell>
          <table:table-cell office:value-type="float" office:value="0.002177304" calcext:value-type="float">
            <text:p>0.002177304</text:p>
          </table:table-cell>
          <table:table-cell office:value-type="float" office:value="0.000107840890946" calcext:value-type="float">
            <text:p>0.000107840890946</text:p>
          </table:table-cell>
          <table:table-cell table:style-name="ce11" office:value-type="float" office:value="0.02970786" calcext:value-type="float">
            <text:p>0.02970786</text:p>
          </table:table-cell>
          <table:table-cell office:value-type="float" office:value="0.000405792993751" calcext:value-type="float">
            <text:p>0.000405792993751</text:p>
          </table:table-cell>
          <table:table-cell table:style-name="ce11" office:value-type="float" office:value="0.004748405" calcext:value-type="float">
            <text:p>0.004748405</text:p>
          </table:table-cell>
          <table:table-cell table:style-name="ce6" office:value-type="float" office:value="0.0000530108526101" calcext:value-type="float">
            <text:p>5.30E-05</text:p>
          </table:table-cell>
          <table:table-cell table:style-name="ce11" office:value-type="float" office:value="0.02090412" calcext:value-type="float">
            <text:p>0.02090412</text:p>
          </table:table-cell>
          <table:table-cell office:value-type="float" office:value="0.000307684159127" calcext:value-type="float">
            <text:p>0.000307684159127</text:p>
          </table:table-cell>
          <table:table-cell table:style-name="ce11" office:value-type="float" office:value="0.004523463" calcext:value-type="float">
            <text:p>0.004523463</text:p>
          </table:table-cell>
          <table:table-cell office:value-type="float" office:value="0.00045141512836" calcext:value-type="float">
            <text:p>0.00045141512836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0092162779906" calcext:value-type="float">
            <text:p>0.0092162779906</text:p>
          </table:table-cell>
          <table:table-cell table:style-name="ce6" office:value-type="float" office:value="0.0000055221" calcext:value-type="float">
            <text:p>5.52E-06</text:p>
          </table:table-cell>
          <table:table-cell table:style-name="ce6" office:value-type="float" office:value="0.000002752197524" calcext:value-type="float">
            <text:p>2.75E-06</text:p>
          </table:table-cell>
          <table:table-cell table:style-name="ce6" office:value-type="float" office:value="0.0000159421" calcext:value-type="float">
            <text:p>1.59E-05</text:p>
          </table:table-cell>
          <table:table-cell table:style-name="ce6" office:value-type="float" office:value="0.000000982053568351" calcext:value-type="float">
            <text:p>9.8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0.0000779103" calcext:value-type="float">
            <text:p>7.79E-05</text:p>
          </table:table-cell>
          <table:table-cell table:style-name="ce6" office:value-type="float" office:value="0.000000922999464307" calcext:value-type="float">
            <text:p>9.23E-07</text:p>
          </table:table-cell>
          <table:table-cell office:value-type="float" office:value="0.001336164" calcext:value-type="float">
            <text:p>0.001336164</text:p>
          </table:table-cell>
          <table:table-cell office:value-type="float" office:value="0.000310320603112" calcext:value-type="float">
            <text:p>0.000310320603112</text:p>
          </table:table-cell>
          <table:table-cell office:value-type="float" office:value="0.0001146237" calcext:value-type="float">
            <text:p>0.0001146237</text:p>
          </table:table-cell>
          <table:table-cell table:style-name="ce6" office:value-type="float" office:value="0.00000316581820388" calcext:value-type="float">
            <text:p>3.17E-06</text:p>
          </table:table-cell>
          <table:table-cell office:value-type="float" office:value="0.001500748" calcext:value-type="float">
            <text:p>0.001500748</text:p>
          </table:table-cell>
          <table:table-cell table:style-name="ce6" office:value-type="float" office:value="0.0000208245708506" calcext:value-type="float">
            <text:p>2.08E-05</text:p>
          </table:table-cell>
          <table:table-cell office:value-type="float" office:value="0.001139953" calcext:value-type="float">
            <text:p>0.001139953</text:p>
          </table:table-cell>
          <table:table-cell table:style-name="ce6" office:value-type="float" office:value="0.0000227810794057" calcext:value-type="float">
            <text:p>2.28E-05</text:p>
          </table:table-cell>
          <table:table-cell office:value-type="float" office:value="0.001263902" calcext:value-type="float">
            <text:p>0.001263902</text:p>
          </table:table-cell>
          <table:table-cell table:style-name="ce6" office:value-type="float" office:value="0.0000499393331509" calcext:value-type="float">
            <text:p>4.99E-05</text:p>
          </table:table-cell>
          <table:table-cell office:value-type="float" office:value="0.0009745374" calcext:value-type="float">
            <text:p>0.0009745374</text:p>
          </table:table-cell>
          <table:table-cell table:style-name="ce6" office:value-type="float" office:value="0.0000342404231743" calcext:value-type="float">
            <text:p>3.42E-05</text:p>
          </table:table-cell>
          <table:table-cell office:value-type="float" office:value="0.002355284" calcext:value-type="float">
            <text:p>0.002355284</text:p>
          </table:table-cell>
          <table:table-cell office:value-type="float" office:value="0.000307414950739" calcext:value-type="float">
            <text:p>0.000307414950739</text:p>
          </table:table-cell>
          <table:table-cell table:style-name="ce11" office:value-type="float" office:value="0.09837262" calcext:value-type="float">
            <text:p>0.09837262</text:p>
          </table:table-cell>
          <table:table-cell office:value-type="float" office:value="0.00061370895708" calcext:value-type="float">
            <text:p>0.00061370895708</text:p>
          </table:table-cell>
          <table:table-cell table:style-name="ce11" office:value-type="float" office:value="0.01177591" calcext:value-type="float">
            <text:p>0.01177591</text:p>
          </table:table-cell>
          <table:table-cell office:value-type="float" office:value="0.000211024434867" calcext:value-type="float">
            <text:p>0.000211024434867</text:p>
          </table:table-cell>
          <table:table-cell table:style-name="ce11" office:value-type="float" office:value="0.07000479" calcext:value-type="float">
            <text:p>0.07000479</text:p>
          </table:table-cell>
          <table:table-cell table:style-name="ce6" office:value-type="float" office:value="0.0000659424066895" calcext:value-type="float">
            <text:p>6.59E-05</text:p>
          </table:table-cell>
          <table:table-cell table:style-name="ce11" office:value-type="float" office:value="0.008146585" calcext:value-type="float">
            <text:p>0.008146585</text:p>
          </table:table-cell>
          <table:table-cell table:style-name="ce6" office:value-type="float" office:value="0.0000805599528647" calcext:value-type="float">
            <text:p>8.06E-05</text:p>
          </table:table-cell>
          <table:table-cell office:value-type="float" office:value="0.2562308" calcext:value-type="float">
            <text:p>0.2562308</text:p>
          </table:table-cell>
          <table:table-cell office:value-type="float" office:value="0.00340008584205" calcext:value-type="float">
            <text:p>0.00340008584205</text:p>
          </table:table-cell>
          <table:table-cell table:style-name="ce6" office:value-type="float" office:value="0.0000056252" calcext:value-type="float">
            <text:p>5.63E-06</text:p>
          </table:table-cell>
          <table:table-cell table:style-name="ce6" office:value-type="float" office:value="0.000000394784835913" calcext:value-type="float">
            <text:p>3.95E-07</text:p>
          </table:table-cell>
          <table:table-cell table:style-name="ce6" office:value-type="float" office:value="0.0000156725" calcext:value-type="float">
            <text:p>1.57E-05</text:p>
          </table:table-cell>
          <table:table-cell table:style-name="ce6" office:value-type="float" office:value="0.00000156130623731" calcext:value-type="float">
            <text:p>1.56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float" office:value="0.000092379" calcext:value-type="float">
            <text:p>9.24E-05</text:p>
          </table:table-cell>
          <table:table-cell table:style-name="ce6" office:value-type="float" office:value="0.00000341307684583" calcext:value-type="float">
            <text:p>3.41E-06</text:p>
          </table:table-cell>
          <table:table-cell office:value-type="float" office:value="0.001247657" calcext:value-type="float">
            <text:p>0.001247657</text:p>
          </table:table-cell>
          <table:table-cell table:style-name="ce6" office:value-type="float" office:value="0.0000337491606645" calcext:value-type="float">
            <text:p>3.37E-05</text:p>
          </table:table-cell>
          <table:table-cell office:value-type="float" office:value="0.0001274596" calcext:value-type="float">
            <text:p>0.0001274596</text:p>
          </table:table-cell>
          <table:table-cell table:style-name="ce6" office:value-type="float" office:value="0.00000340842766618" calcext:value-type="float">
            <text:p>3.41E-06</text:p>
          </table:table-cell>
          <table:table-cell office:value-type="float" office:value="0.001508188" calcext:value-type="float">
            <text:p>0.001508188</text:p>
          </table:table-cell>
          <table:table-cell table:style-name="ce6" office:value-type="float" office:value="0.0000204926896451" calcext:value-type="float">
            <text:p>2.05E-05</text:p>
          </table:table-cell>
          <table:table-cell office:value-type="float" office:value="0.003713187" calcext:value-type="float">
            <text:p>0.003713187</text:p>
          </table:table-cell>
          <table:table-cell office:value-type="float" office:value="0.000131079074442" calcext:value-type="float">
            <text:p>0.000131079074442</text:p>
          </table:table-cell>
          <table:table-cell office:value-type="float" office:value="0.001651092" calcext:value-type="float">
            <text:p>0.001651092</text:p>
          </table:table-cell>
          <table:table-cell office:value-type="float" office:value="0.000244518104569" calcext:value-type="float">
            <text:p>0.000244518104569</text:p>
          </table:table-cell>
          <table:table-cell office:value-type="float" office:value="0.002975436" calcext:value-type="float">
            <text:p>0.002975436</text:p>
          </table:table-cell>
          <table:table-cell office:value-type="float" office:value="0.000133202744733" calcext:value-type="float">
            <text:p>0.000133202744733</text:p>
          </table:table-cell>
          <table:table-cell office:value-type="float" office:value="0.002612106" calcext:value-type="float">
            <text:p>0.002612106</text:p>
          </table:table-cell>
          <table:table-cell office:value-type="float" office:value="0.000308547346851" calcext:value-type="float">
            <text:p>0.000308547346851</text:p>
          </table:table-cell>
          <table:table-cell table:style-name="ce11" office:value-type="float" office:value="0.7981062" calcext:value-type="float">
            <text:p>0.7981062</text:p>
          </table:table-cell>
          <table:table-cell office:value-type="float" office:value="0.000893812408854" calcext:value-type="float">
            <text:p>0.000893812408854</text:p>
          </table:table-cell>
          <table:table-cell table:style-name="ce11" office:value-type="float" office:value="0.0800026" calcext:value-type="float">
            <text:p>0.0800026</text:p>
          </table:table-cell>
          <table:table-cell office:value-type="float" office:value="0.000668982177142" calcext:value-type="float">
            <text:p>0.000668982177142</text:p>
          </table:table-cell>
          <table:table-cell table:style-name="ce11" office:value-type="float" office:value="0.5544045" calcext:value-type="float">
            <text:p>0.5544045</text:p>
          </table:table-cell>
          <table:table-cell office:value-type="float" office:value="0.00076633793677" calcext:value-type="float">
            <text:p>0.00076633793677</text:p>
          </table:table-cell>
          <table:table-cell table:style-name="ce11" office:value-type="float" office:value="0.04360713" calcext:value-type="float">
            <text:p>0.04360713</text:p>
          </table:table-cell>
          <table:table-cell office:value-type="float" office:value="0.000474280667139" calcext:value-type="float">
            <text:p>0.000474280667139</text:p>
          </table:table-cell>
          <table:table-cell office:value-type="float" office:value="0.2603519" calcext:value-type="float">
            <text:p>0.2603519</text:p>
          </table:table-cell>
          <table:table-cell office:value-type="float" office:value="0.0065805209765" calcext:value-type="float">
            <text:p>0.0065805209765</text:p>
          </table:table-cell>
          <table:table-cell table:style-name="ce6" office:value-type="float" office:value="0.000009275" calcext:value-type="float">
            <text:p>9.28E-06</text:p>
          </table:table-cell>
          <table:table-cell table:style-name="ce6" office:value-type="float" office:value="0.00000262055278308" calcext:value-type="float">
            <text:p>2.62E-06</text:p>
          </table:table-cell>
          <table:table-cell table:style-name="ce6" office:value-type="float" office:value="0.0000179676" calcext:value-type="float">
            <text:p>1.80E-05</text:p>
          </table:table-cell>
          <table:table-cell table:style-name="ce6" office:value-type="float" office:value="0.00000118347259274" calcext:value-type="float">
            <text:p>1.18E-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1147399" calcext:value-type="float">
            <text:p>0.0001147399</text:p>
          </table:table-cell>
          <table:table-cell table:style-name="ce6" office:value-type="float" office:value="0.00000434667097265" calcext:value-type="float">
            <text:p>4.35E-06</text:p>
          </table:table-cell>
          <table:table-cell office:value-type="float" office:value="0.001256253" calcext:value-type="float">
            <text:p>0.001256253</text:p>
          </table:table-cell>
          <table:table-cell table:style-name="ce6" office:value-type="float" office:value="0.0000632283183831" calcext:value-type="float">
            <text:p>6.32E-05</text:p>
          </table:table-cell>
          <table:table-cell office:value-type="float" office:value="0.0001453974" calcext:value-type="float">
            <text:p>0.0001453974</text:p>
          </table:table-cell>
          <table:table-cell table:style-name="ce6" office:value-type="float" office:value="0.00000346134001669" calcext:value-type="float">
            <text:p>3.46E-06</text:p>
          </table:table-cell>
          <table:table-cell office:value-type="float" office:value="0.001544601" calcext:value-type="float">
            <text:p>0.001544601</text:p>
          </table:table-cell>
          <table:table-cell table:style-name="ce6" office:value-type="float" office:value="0.0000770605279346" calcext:value-type="float">
            <text:p>7.71E-05</text:p>
          </table:table-cell>
          <table:table-cell office:value-type="float" office:value="0.01286734" calcext:value-type="float">
            <text:p>0.01286734</text:p>
          </table:table-cell>
          <table:table-cell office:value-type="float" office:value="0.000368618125798" calcext:value-type="float">
            <text:p>0.000368618125798</text:p>
          </table:table-cell>
          <table:table-cell office:value-type="float" office:value="0.003180678" calcext:value-type="float">
            <text:p>0.003180678</text:p>
          </table:table-cell>
          <table:table-cell table:style-name="ce6" office:value-type="float" office:value="0.0000464566050321" calcext:value-type="float">
            <text:p>4.65E-05</text:p>
          </table:table-cell>
          <table:table-cell office:value-type="float" office:value="0.009964053" calcext:value-type="float">
            <text:p>0.009964053</text:p>
          </table:table-cell>
          <table:table-cell office:value-type="float" office:value="0.00047278523466" calcext:value-type="float">
            <text:p>0.00047278523466</text:p>
          </table:table-cell>
          <table:table-cell office:value-type="float" office:value="0.00390172" calcext:value-type="float">
            <text:p>0.00390172</text:p>
          </table:table-cell>
          <table:table-cell table:style-name="ce6" office:value-type="float" office:value="0.00003861877983" calcext:value-type="float">
            <text:p>3.86E-05</text:p>
          </table:table-cell>
          <table:table-cell table:style-name="ce11" office:value-type="float" office:value="6.35346" calcext:value-type="float">
            <text:p>6.35346</text:p>
          </table:table-cell>
          <table:table-cell office:value-type="float" office:value="0.00309490261918" calcext:value-type="float">
            <text:p>0.00309490261918</text:p>
          </table:table-cell>
          <table:table-cell table:style-name="ce11" office:value-type="float" office:value="0.7061994" calcext:value-type="float">
            <text:p>0.7061994</text:p>
          </table:table-cell>
          <table:table-cell office:value-type="float" office:value="0.00242406207291" calcext:value-type="float">
            <text:p>0.00242406207291</text:p>
          </table:table-cell>
          <table:table-cell table:style-name="ce11" office:value-type="float" office:value="4.408103" calcext:value-type="float">
            <text:p>4.408103</text:p>
          </table:table-cell>
          <table:table-cell office:value-type="float" office:value="0.00580607928525" calcext:value-type="float">
            <text:p>0.00580607928525</text:p>
          </table:table-cell>
          <table:table-cell table:style-name="ce11" office:value-type="float" office:value="0.3170828" calcext:value-type="float">
            <text:p>0.3170828</text:p>
          </table:table-cell>
          <table:table-cell office:value-type="float" office:value="0.011284767066" calcext:value-type="float">
            <text:p>0.011284767066</text:p>
          </table:table-cell>
          <table:table-cell office:value-type="float" office:value="0.2596528" calcext:value-type="float">
            <text:p>0.2596528</text:p>
          </table:table-cell>
          <table:table-cell office:value-type="float" office:value="0.0028497851303" calcext:value-type="float">
            <text:p>0.0028497851303</text:p>
          </table:table-cell>
          <table:table-cell table:style-name="ce6" office:value-type="float" office:value="0.0000141103" calcext:value-type="float">
            <text:p>1.41E-05</text:p>
          </table:table-cell>
          <table:table-cell table:style-name="ce6" office:value-type="float" office:value="0.000000344746299634" calcext:value-type="float">
            <text:p>3.45E-07</text:p>
          </table:table-cell>
          <table:table-cell table:style-name="ce6" office:value-type="float" office:value="0.000022752" calcext:value-type="float">
            <text:p>2.28E-05</text:p>
          </table:table-cell>
          <table:table-cell table:style-name="ce6" office:value-type="float" office:value="0.00000740967943526" calcext:value-type="float">
            <text:p>7.41E-06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2242883" calcext:value-type="float">
            <text:p>0.002242883</text:p>
          </table:table-cell>
          <table:table-cell table:style-name="ce2" office:value-type="float" office:value="0.001710625" calcext:value-type="float">
            <text:p>0.001710625</text:p>
          </table:table-cell>
          <table:table-cell table:style-name="ce2" office:value-type="float" office:value="0.0013806" calcext:value-type="float">
            <text:p>0.0013806</text:p>
          </table:table-cell>
          <table:table-cell table:style-name="ce2" office:value-type="float" office:value="0.002405893" calcext:value-type="float">
            <text:p>0.002405893</text:p>
          </table:table-cell>
          <table:table-cell table:number-columns-repeated="2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004523463" calcext:value-type="float">
            <text:p>0.004523463</text:p>
          </table:table-cell>
          <table:table-cell table:style-name="ce2" office:value-type="float" office:value="0.02090412" calcext:value-type="float">
            <text:p>0.02090412</text:p>
          </table:table-cell>
          <table:table-cell table:style-name="ce2" office:value-type="float" office:value="0.004748405" calcext:value-type="float">
            <text:p>0.004748405</text:p>
          </table:table-cell>
          <table:table-cell table:style-name="ce2" office:value-type="float" office:value="0.02970786" calcext:value-type="float">
            <text:p>0.02970786</text:p>
          </table:table-cell>
          <table:table-cell table:number-columns-repeated="2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008146585" calcext:value-type="float">
            <text:p>0.008146585</text:p>
          </table:table-cell>
          <table:table-cell table:style-name="ce2" office:value-type="float" office:value="0.07000479" calcext:value-type="float">
            <text:p>0.07000479</text:p>
          </table:table-cell>
          <table:table-cell table:style-name="ce2" office:value-type="float" office:value="0.01177591" calcext:value-type="float">
            <text:p>0.01177591</text:p>
          </table:table-cell>
          <table:table-cell table:style-name="ce2" office:value-type="float" office:value="0.09837262" calcext:value-type="float">
            <text:p>0.09837262</text:p>
          </table:table-cell>
          <table:table-cell table:number-columns-repeated="2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04360713" calcext:value-type="float">
            <text:p>0.04360713</text:p>
          </table:table-cell>
          <table:table-cell table:style-name="ce2" office:value-type="float" office:value="0.5544045" calcext:value-type="float">
            <text:p>0.5544045</text:p>
          </table:table-cell>
          <table:table-cell table:style-name="ce2" office:value-type="float" office:value="0.0800026" calcext:value-type="float">
            <text:p>0.0800026</text:p>
          </table:table-cell>
          <table:table-cell table:style-name="ce2" office:value-type="float" office:value="0.7981062" calcext:value-type="float">
            <text:p>0.7981062</text:p>
          </table:table-cell>
          <table:table-cell table:number-columns-repeated="26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3170828" calcext:value-type="float">
            <text:p>0.3170828</text:p>
          </table:table-cell>
          <table:table-cell table:style-name="ce2" office:value-type="float" office:value="4.408103" calcext:value-type="float">
            <text:p>4.408103</text:p>
          </table:table-cell>
          <table:table-cell table:style-name="ce2" office:value-type="float" office:value="0.7061994" calcext:value-type="float">
            <text:p>0.7061994</text:p>
          </table:table-cell>
          <table:table-cell table:style-name="ce2" office:value-type="float" office:value="6.35346" calcext:value-type="float">
            <text:p>6.35346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3d-prodint.dat</text:p>
          </table:table-cell>
          <table:table-cell table:number-columns-repeated="30"/>
        </table:table-row>
      </table:table>
      <table:table table:name="OPENACC 3D PRIMES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float" office:value="0.0000690681" calcext:value-type="float">
            <text:p>6.91E-05</text:p>
          </table:table-cell>
          <table:table-cell table:style-name="ce6" office:value-type="float" office:value="0.00000243598086336" calcext:value-type="float">
            <text:p>2.44E-06</text:p>
          </table:table-cell>
          <table:table-cell office:value-type="float" office:value="0.001285962" calcext:value-type="float">
            <text:p>0.001285962</text:p>
          </table:table-cell>
          <table:table-cell table:style-name="ce6" office:value-type="float" office:value="0.0000553740036881" calcext:value-type="float">
            <text:p>5.54E-05</text:p>
          </table:table-cell>
          <table:table-cell table:style-name="ce6" office:value-type="float" office:value="0.0000864959" calcext:value-type="float">
            <text:p>8.65E-05</text:p>
          </table:table-cell>
          <table:table-cell table:style-name="ce6" office:value-type="float" office:value="0.00000156950412905" calcext:value-type="float">
            <text:p>1.57E-06</text:p>
          </table:table-cell>
          <table:table-cell office:value-type="float" office:value="0.001619725" calcext:value-type="float">
            <text:p>0.001619725</text:p>
          </table:table-cell>
          <table:table-cell table:style-name="ce6" office:value-type="float" office:value="0.0000690925079151" calcext:value-type="float">
            <text:p>6.91E-05</text:p>
          </table:table-cell>
          <table:table-cell office:value-type="float" office:value="0.0002228958" calcext:value-type="float">
            <text:p>0.0002228958</text:p>
          </table:table-cell>
          <table:table-cell table:style-name="ce6" office:value-type="float" office:value="0.00000849635193349" calcext:value-type="float">
            <text:p>8.50E-06</text:p>
          </table:table-cell>
          <table:table-cell office:value-type="float" office:value="0.001248865" calcext:value-type="float">
            <text:p>0.001248865</text:p>
          </table:table-cell>
          <table:table-cell table:style-name="ce6" office:value-type="float" office:value="0.0000508882370713" calcext:value-type="float">
            <text:p>5.09E-05</text:p>
          </table:table-cell>
          <table:table-cell office:value-type="float" office:value="0.0002065374" calcext:value-type="float">
            <text:p>0.0002065374</text:p>
          </table:table-cell>
          <table:table-cell table:style-name="ce6" office:value-type="float" office:value="0.00000562918753167" calcext:value-type="float">
            <text:p>5.63E-06</text:p>
          </table:table-cell>
          <table:table-cell office:value-type="float" office:value="0.002306139" calcext:value-type="float">
            <text:p>0.002306139</text:p>
          </table:table-cell>
          <table:table-cell office:value-type="float" office:value="0.000126200201395" calcext:value-type="float">
            <text:p>0.000126200201395</text:p>
          </table:table-cell>
          <table:table-cell table:style-name="ce11" office:value-type="float" office:value="0.002536691" calcext:value-type="float">
            <text:p>0.002536691</text:p>
          </table:table-cell>
          <table:table-cell table:style-name="ce6" office:value-type="float" office:value="0.00007530604837" calcext:value-type="float">
            <text:p>7.53E-05</text:p>
          </table:table-cell>
          <table:table-cell table:style-name="ce11" office:value-type="float" office:value="0.001392105" calcext:value-type="float">
            <text:p>0.001392105</text:p>
          </table:table-cell>
          <table:table-cell table:style-name="ce6" office:value-type="float" office:value="0.0000907714759713" calcext:value-type="float">
            <text:p>9.08E-05</text:p>
          </table:table-cell>
          <table:table-cell table:style-name="ce11" office:value-type="float" office:value="0.00187594" calcext:value-type="float">
            <text:p>0.00187594</text:p>
          </table:table-cell>
          <table:table-cell table:style-name="ce6" office:value-type="float" office:value="0.0000546860583493" calcext:value-type="float">
            <text:p>5.47E-05</text:p>
          </table:table-cell>
          <table:table-cell table:style-name="ce11" office:value-type="float" office:value="0.002991179" calcext:value-type="float">
            <text:p>0.002991179</text:p>
          </table:table-cell>
          <table:table-cell office:value-type="float" office:value="0.00034630419372" calcext:value-type="float">
            <text:p>0.00034630419372</text:p>
          </table:table-cell>
          <table:table-cell office:value-type="float" office:value="0.2588164" calcext:value-type="float">
            <text:p>0.2588164</text:p>
          </table:table-cell>
          <table:table-cell office:value-type="float" office:value="0.00498852421285" calcext:value-type="float">
            <text:p>0.00498852421285</text:p>
          </table:table-cell>
          <table:table-cell table:style-name="ce6" office:value-type="float" office:value="0.0000034742" calcext:value-type="float">
            <text:p>3.47E-06</text:p>
          </table:table-cell>
          <table:table-cell table:style-name="ce6" office:value-type="float" office:value="0.000000344070664577" calcext:value-type="float">
            <text:p>3.44E-07</text:p>
          </table:table-cell>
          <table:table-cell table:style-name="ce6" office:value-type="float" office:value="0.0000152013" calcext:value-type="float">
            <text:p>1.52E-05</text:p>
          </table:table-cell>
          <table:table-cell table:style-name="ce6" office:value-type="float" office:value="0.00000207784022752" calcext:value-type="float">
            <text:p>2.08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0.0000736438" calcext:value-type="float">
            <text:p>7.36E-05</text:p>
          </table:table-cell>
          <table:table-cell table:style-name="ce6" office:value-type="float" office:value="0.00000156232496264" calcext:value-type="float">
            <text:p>1.56E-06</text:p>
          </table:table-cell>
          <table:table-cell office:value-type="float" office:value="0.001284716" calcext:value-type="float">
            <text:p>0.001284716</text:p>
          </table:table-cell>
          <table:table-cell table:style-name="ce6" office:value-type="float" office:value="0.0000860988925209" calcext:value-type="float">
            <text:p>8.61E-05</text:p>
          </table:table-cell>
          <table:table-cell table:style-name="ce6" office:value-type="float" office:value="0.0000920261" calcext:value-type="float">
            <text:p>9.20E-05</text:p>
          </table:table-cell>
          <table:table-cell table:style-name="ce6" office:value-type="float" office:value="0.00000269555508404" calcext:value-type="float">
            <text:p>2.70E-06</text:p>
          </table:table-cell>
          <table:table-cell office:value-type="float" office:value="0.001687933" calcext:value-type="float">
            <text:p>0.001687933</text:p>
          </table:table-cell>
          <table:table-cell office:value-type="float" office:value="0.000348896788624" calcext:value-type="float">
            <text:p>0.000348896788624</text:p>
          </table:table-cell>
          <table:table-cell office:value-type="float" office:value="0.0005456792" calcext:value-type="float">
            <text:p>0.0005456792</text:p>
          </table:table-cell>
          <table:table-cell table:style-name="ce6" office:value-type="float" office:value="0.00000958423312645" calcext:value-type="float">
            <text:p>9.58E-06</text:p>
          </table:table-cell>
          <table:table-cell office:value-type="float" office:value="0.00123985" calcext:value-type="float">
            <text:p>0.00123985</text:p>
          </table:table-cell>
          <table:table-cell table:style-name="ce6" office:value-type="float" office:value="0.0000423920980582" calcext:value-type="float">
            <text:p>4.24E-05</text:p>
          </table:table-cell>
          <table:table-cell office:value-type="float" office:value="0.000486632" calcext:value-type="float">
            <text:p>0.000486632</text:p>
          </table:table-cell>
          <table:table-cell table:style-name="ce6" office:value-type="float" office:value="0.0000115445116157" calcext:value-type="float">
            <text:p>1.15E-05</text:p>
          </table:table-cell>
          <table:table-cell office:value-type="float" office:value="0.002330566" calcext:value-type="float">
            <text:p>0.002330566</text:p>
          </table:table-cell>
          <table:table-cell office:value-type="float" office:value="0.000255310339574" calcext:value-type="float">
            <text:p>0.000255310339574</text:p>
          </table:table-cell>
          <table:table-cell table:style-name="ce11" office:value-type="float" office:value="0.01974328" calcext:value-type="float">
            <text:p>0.01974328</text:p>
          </table:table-cell>
          <table:table-cell office:value-type="float" office:value="0.000310867895487" calcext:value-type="float">
            <text:p>0.000310867895487</text:p>
          </table:table-cell>
          <table:table-cell table:style-name="ce11" office:value-type="float" office:value="0.003701301" calcext:value-type="float">
            <text:p>0.003701301</text:p>
          </table:table-cell>
          <table:table-cell office:value-type="float" office:value="0.000101051640313" calcext:value-type="float">
            <text:p>0.000101051640313</text:p>
          </table:table-cell>
          <table:table-cell table:style-name="ce11" office:value-type="float" office:value="0.01381626" calcext:value-type="float">
            <text:p>0.01381626</text:p>
          </table:table-cell>
          <table:table-cell office:value-type="float" office:value="0.00057075655289" calcext:value-type="float">
            <text:p>0.00057075655289</text:p>
          </table:table-cell>
          <table:table-cell table:style-name="ce11" office:value-type="float" office:value="0.004054174" calcext:value-type="float">
            <text:p>0.004054174</text:p>
          </table:table-cell>
          <table:table-cell office:value-type="float" office:value="0.000108510592028" calcext:value-type="float">
            <text:p>0.000108510592028</text:p>
          </table:table-cell>
          <table:table-cell office:value-type="float" office:value="0.2590309" calcext:value-type="float">
            <text:p>0.2590309</text:p>
          </table:table-cell>
          <table:table-cell office:value-type="float" office:value="0.00628019758093" calcext:value-type="float">
            <text:p>0.00628019758093</text:p>
          </table:table-cell>
          <table:table-cell table:style-name="ce6" office:value-type="float" office:value="0.000004128" calcext:value-type="float">
            <text:p>4.13E-06</text:p>
          </table:table-cell>
          <table:table-cell table:style-name="ce6" office:value-type="float" office:value="0.00000024767362036" calcext:value-type="float">
            <text:p>2.48E-07</text:p>
          </table:table-cell>
          <table:table-cell table:style-name="ce6" office:value-type="float" office:value="0.0000142495" calcext:value-type="float">
            <text:p>1.42E-05</text:p>
          </table:table-cell>
          <table:table-cell table:style-name="ce6" office:value-type="float" office:value="0.000000838776787948" calcext:value-type="float">
            <text:p>8.39E-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float" office:value="0.000082984" calcext:value-type="float">
            <text:p>8.30E-05</text:p>
          </table:table-cell>
          <table:table-cell table:style-name="ce6" office:value-type="float" office:value="0.00000615132175498" calcext:value-type="float">
            <text:p>6.15E-06</text:p>
          </table:table-cell>
          <table:table-cell office:value-type="float" office:value="0.001310586" calcext:value-type="float">
            <text:p>0.001310586</text:p>
          </table:table-cell>
          <table:table-cell office:value-type="float" office:value="0.000279304406545" calcext:value-type="float">
            <text:p>0.000279304406545</text:p>
          </table:table-cell>
          <table:table-cell table:style-name="ce6" office:value-type="float" office:value="0.0000994368" calcext:value-type="float">
            <text:p>9.94E-05</text:p>
          </table:table-cell>
          <table:table-cell table:style-name="ce6" office:value-type="float" office:value="0.00000206078015432" calcext:value-type="float">
            <text:p>2.06E-06</text:p>
          </table:table-cell>
          <table:table-cell office:value-type="float" office:value="0.001586893" calcext:value-type="float">
            <text:p>0.001586893</text:p>
          </table:table-cell>
          <table:table-cell table:style-name="ce6" office:value-type="float" office:value="0.0000343909245296" calcext:value-type="float">
            <text:p>3.44E-05</text:p>
          </table:table-cell>
          <table:table-cell office:value-type="float" office:value="0.001767555" calcext:value-type="float">
            <text:p>0.001767555</text:p>
          </table:table-cell>
          <table:table-cell table:style-name="ce6" office:value-type="float" office:value="0.0000176338382095" calcext:value-type="float">
            <text:p>1.76E-05</text:p>
          </table:table-cell>
          <table:table-cell office:value-type="float" office:value="0.001256704" calcext:value-type="float">
            <text:p>0.001256704</text:p>
          </table:table-cell>
          <table:table-cell table:style-name="ce6" office:value-type="float" office:value="0.0000374512166247" calcext:value-type="float">
            <text:p>3.75E-05</text:p>
          </table:table-cell>
          <table:table-cell office:value-type="float" office:value="0.001499435" calcext:value-type="float">
            <text:p>0.001499435</text:p>
          </table:table-cell>
          <table:table-cell table:style-name="ce6" office:value-type="float" office:value="0.0000298967483368" calcext:value-type="float">
            <text:p>2.99E-05</text:p>
          </table:table-cell>
          <table:table-cell office:value-type="float" office:value="0.002500946" calcext:value-type="float">
            <text:p>0.002500946</text:p>
          </table:table-cell>
          <table:table-cell table:style-name="ce6" office:value-type="float" office:value="0.0000773491899261" calcext:value-type="float">
            <text:p>7.73E-05</text:p>
          </table:table-cell>
          <table:table-cell table:style-name="ce11" office:value-type="float" office:value="0.1780816" calcext:value-type="float">
            <text:p>0.1780816</text:p>
          </table:table-cell>
          <table:table-cell office:value-type="float" office:value="0.000227319256651" calcext:value-type="float">
            <text:p>0.000227319256651</text:p>
          </table:table-cell>
          <table:table-cell table:style-name="ce11" office:value-type="float" office:value="0.01966761" calcext:value-type="float">
            <text:p>0.01966761</text:p>
          </table:table-cell>
          <table:table-cell office:value-type="float" office:value="0.00012109943068" calcext:value-type="float">
            <text:p>0.00012109943068</text:p>
          </table:table-cell>
          <table:table-cell table:style-name="ce11" office:value-type="float" office:value="0.1249172" calcext:value-type="float">
            <text:p>0.1249172</text:p>
          </table:table-cell>
          <table:table-cell office:value-type="float" office:value="0.000242872989212" calcext:value-type="float">
            <text:p>0.000242872989212</text:p>
          </table:table-cell>
          <table:table-cell table:style-name="ce11" office:value-type="float" office:value="0.01262848" calcext:value-type="float">
            <text:p>0.01262848</text:p>
          </table:table-cell>
          <table:table-cell table:style-name="ce6" office:value-type="float" office:value="0.0000707445294312" calcext:value-type="float">
            <text:p>7.07E-05</text:p>
          </table:table-cell>
          <table:table-cell office:value-type="float" office:value="0.2600826" calcext:value-type="float">
            <text:p>0.2600826</text:p>
          </table:table-cell>
          <table:table-cell office:value-type="float" office:value="0.00440986359577" calcext:value-type="float">
            <text:p>0.00440986359577</text:p>
          </table:table-cell>
          <table:table-cell table:style-name="ce6" office:value-type="float" office:value="0.0000059357" calcext:value-type="float">
            <text:p>5.94E-06</text:p>
          </table:table-cell>
          <table:table-cell table:style-name="ce6" office:value-type="float" office:value="0.000000316012675554" calcext:value-type="float">
            <text:p>3.16E-07</text:p>
          </table:table-cell>
          <table:table-cell table:style-name="ce6" office:value-type="float" office:value="0.0000222919" calcext:value-type="float">
            <text:p>2.23E-05</text:p>
          </table:table-cell>
          <table:table-cell table:style-name="ce6" office:value-type="float" office:value="0.00000542764570304" calcext:value-type="float">
            <text:p>5.43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1011166" calcext:value-type="float">
            <text:p>0.0001011166</text:p>
          </table:table-cell>
          <table:table-cell table:style-name="ce6" office:value-type="float" office:value="0.00000274241001878" calcext:value-type="float">
            <text:p>2.74E-06</text:p>
          </table:table-cell>
          <table:table-cell office:value-type="float" office:value="0.001754107" calcext:value-type="float">
            <text:p>0.001754107</text:p>
          </table:table-cell>
          <table:table-cell table:style-name="ce6" office:value-type="float" office:value="0.0000383901046423" calcext:value-type="float">
            <text:p>3.84E-05</text:p>
          </table:table-cell>
          <table:table-cell office:value-type="float" office:value="0.0001289322" calcext:value-type="float">
            <text:p>0.0001289322</text:p>
          </table:table-cell>
          <table:table-cell table:style-name="ce6" office:value-type="float" office:value="0.00000277565082658" calcext:value-type="float">
            <text:p>2.78E-06</text:p>
          </table:table-cell>
          <table:table-cell office:value-type="float" office:value="0.002174969" calcext:value-type="float">
            <text:p>0.002174969</text:p>
          </table:table-cell>
          <table:table-cell office:value-type="float" office:value="0.000323366647612" calcext:value-type="float">
            <text:p>0.000323366647612</text:p>
          </table:table-cell>
          <table:table-cell office:value-type="float" office:value="0.007504183" calcext:value-type="float">
            <text:p>0.007504183</text:p>
          </table:table-cell>
          <table:table-cell office:value-type="float" office:value="0.000189260325716" calcext:value-type="float">
            <text:p>0.000189260325716</text:p>
          </table:table-cell>
          <table:table-cell office:value-type="float" office:value="0.003504418" calcext:value-type="float">
            <text:p>0.003504418</text:p>
          </table:table-cell>
          <table:table-cell table:style-name="ce6" office:value-type="float" office:value="0.0000840471749542" calcext:value-type="float">
            <text:p>8.40E-05</text:p>
          </table:table-cell>
          <table:table-cell office:value-type="float" office:value="0.006374543" calcext:value-type="float">
            <text:p>0.006374543</text:p>
          </table:table-cell>
          <table:table-cell office:value-type="float" office:value="0.000244859466908" calcext:value-type="float">
            <text:p>0.000244859466908</text:p>
          </table:table-cell>
          <table:table-cell office:value-type="float" office:value="0.00454152" calcext:value-type="float">
            <text:p>0.00454152</text:p>
          </table:table-cell>
          <table:table-cell office:value-type="float" office:value="0.000144189382334" calcext:value-type="float">
            <text:p>0.000144189382334</text:p>
          </table:table-cell>
          <table:table-cell table:style-name="ce11" office:value-type="float" office:value="1.464487" calcext:value-type="float">
            <text:p>1.464487</text:p>
          </table:table-cell>
          <table:table-cell office:value-type="float" office:value="0.00144764214424" calcext:value-type="float">
            <text:p>0.00144764214424</text:p>
          </table:table-cell>
          <table:table-cell table:style-name="ce11" office:value-type="float" office:value="0.1507904" calcext:value-type="float">
            <text:p>0.1507904</text:p>
          </table:table-cell>
          <table:table-cell office:value-type="float" office:value="0.000962877770021" calcext:value-type="float">
            <text:p>0.000962877770021</text:p>
          </table:table-cell>
          <table:table-cell table:style-name="ce11" office:value-type="float" office:value="1.027437" calcext:value-type="float">
            <text:p>1.027437</text:p>
          </table:table-cell>
          <table:table-cell office:value-type="float" office:value="0.00188672585302" calcext:value-type="float">
            <text:p>0.00188672585302</text:p>
          </table:table-cell>
          <table:table-cell table:style-name="ce11" office:value-type="float" office:value="0.08346428" calcext:value-type="float">
            <text:p>0.08346428</text:p>
          </table:table-cell>
          <table:table-cell office:value-type="float" office:value="0.000806931511344" calcext:value-type="float">
            <text:p>0.000806931511344</text:p>
          </table:table-cell>
          <table:table-cell office:value-type="float" office:value="0.2581071" calcext:value-type="float">
            <text:p>0.2581071</text:p>
          </table:table-cell>
          <table:table-cell office:value-type="float" office:value="0.00300878880947" calcext:value-type="float">
            <text:p>0.00300878880947</text:p>
          </table:table-cell>
          <table:table-cell table:style-name="ce6" office:value-type="float" office:value="0.0000099995" calcext:value-type="float">
            <text:p>1.00E-05</text:p>
          </table:table-cell>
          <table:table-cell table:style-name="ce6" office:value-type="float" office:value="0.000000422870678945" calcext:value-type="float">
            <text:p>4.23E-07</text:p>
          </table:table-cell>
          <table:table-cell table:style-name="ce6" office:value-type="float" office:value="0.0000185264" calcext:value-type="float">
            <text:p>1.85E-05</text:p>
          </table:table-cell>
          <table:table-cell table:style-name="ce6" office:value-type="float" office:value="0.000000990243202451" calcext:value-type="float">
            <text:p>9.90E-07</text:p>
          </table:table-cell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2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table:style-name="ce2" office:value-type="string" calcext:value-type="string">
            <text:p>openacc_c_exec</text:p>
          </table:table-cell>
          <table:table-cell table:number-columns-repeated="2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02991179" calcext:value-type="float">
            <text:p>0.002991179</text:p>
          </table:table-cell>
          <table:table-cell table:style-name="ce2" office:value-type="float" office:value="0.00187594" calcext:value-type="float">
            <text:p>0.00187594</text:p>
          </table:table-cell>
          <table:table-cell table:style-name="ce2" office:value-type="float" office:value="0.001392105" calcext:value-type="float">
            <text:p>0.001392105</text:p>
          </table:table-cell>
          <table:table-cell table:style-name="ce2" office:value-type="float" office:value="0.002536691" calcext:value-type="float">
            <text:p>0.002536691</text:p>
          </table:table-cell>
          <table:table-cell table:number-columns-repeated="2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04054174" calcext:value-type="float">
            <text:p>0.004054174</text:p>
          </table:table-cell>
          <table:table-cell table:style-name="ce2" office:value-type="float" office:value="0.01381626" calcext:value-type="float">
            <text:p>0.01381626</text:p>
          </table:table-cell>
          <table:table-cell table:style-name="ce2" office:value-type="float" office:value="0.003701301" calcext:value-type="float">
            <text:p>0.003701301</text:p>
          </table:table-cell>
          <table:table-cell table:style-name="ce2" office:value-type="float" office:value="0.01974328" calcext:value-type="float">
            <text:p>0.01974328</text:p>
          </table:table-cell>
          <table:table-cell table:number-columns-repeated="2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1262848" calcext:value-type="float">
            <text:p>0.01262848</text:p>
          </table:table-cell>
          <table:table-cell table:style-name="ce2" office:value-type="float" office:value="0.1249172" calcext:value-type="float">
            <text:p>0.1249172</text:p>
          </table:table-cell>
          <table:table-cell table:style-name="ce2" office:value-type="float" office:value="0.01966761" calcext:value-type="float">
            <text:p>0.01966761</text:p>
          </table:table-cell>
          <table:table-cell table:style-name="ce2" office:value-type="float" office:value="0.1780816" calcext:value-type="float">
            <text:p>0.1780816</text:p>
          </table:table-cell>
          <table:table-cell table:number-columns-repeated="26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8346428" calcext:value-type="float">
            <text:p>0.08346428</text:p>
          </table:table-cell>
          <table:table-cell table:style-name="ce2" office:value-type="float" office:value="1.027437" calcext:value-type="float">
            <text:p>1.027437</text:p>
          </table:table-cell>
          <table:table-cell table:style-name="ce2" office:value-type="float" office:value="0.1507904" calcext:value-type="float">
            <text:p>0.1507904</text:p>
          </table:table-cell>
          <table:table-cell table:style-name="ce2" office:value-type="float" office:value="1.464487" calcext:value-type="float">
            <text:p>1.464487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fft-openacc-3d-primes.dat</text:p>
          </table:table-cell>
          <table:table-cell table:number-columns-repeated="30"/>
        </table:table-row>
      </table:table>
      <table:table table:name="KOKKO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PRODUCT1DCKOKKOSGPU_AVG</text:p>
          </table:table-cell>
          <table:table-cell office:value-type="string" calcext:value-type="string">
            <text:p>PRODUCT1DCKOKKOSGPU_STD</text:p>
          </table:table-cell>
          <table:table-cell table:style-name="Default" office:value-type="string" calcext:value-type="string">
            <text:p>PRODUCT1DCKOKKOSMT_AVG</text:p>
          </table:table-cell>
          <table:table-cell office:value-type="string" calcext:value-type="string">
            <text:p>PRODUCT1DCKOKKOSMT_STD</text:p>
          </table:table-cell>
          <table:table-cell office:value-type="string" calcext:value-type="string">
            <text:p>PRODUCT1DRKOKKOSGPU_AVG</text:p>
          </table:table-cell>
          <table:table-cell office:value-type="string" calcext:value-type="string">
            <text:p>PRODUCT1DRKOKKOSGPU_STD</text:p>
          </table:table-cell>
          <table:table-cell office:value-type="string" calcext:value-type="string">
            <text:p>PRODUCT1DRKOKKOSMT_AVG</text:p>
          </table:table-cell>
          <table:table-cell office:value-type="string" calcext:value-type="string">
            <text:p>PRODUCT1DRKOKKOSMT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4" office:value-type="float" office:value="0.0000632582" calcext:value-type="float">
            <text:p>6.33E-05</text:p>
          </table:table-cell>
          <table:table-cell table:style-name="ce6" office:value-type="float" office:value="0.00000615538977555" calcext:value-type="float">
            <text:p>6.16E-06</text:p>
          </table:table-cell>
          <table:table-cell office:value-type="float" office:value="0.0046691038" calcext:value-type="float">
            <text:p>0.0046691038</text:p>
          </table:table-cell>
          <table:table-cell office:value-type="float" office:value="0.0102890069578" calcext:value-type="float">
            <text:p>0.0102890069578</text:p>
          </table:table-cell>
          <table:table-cell table:style-name="ce14" office:value-type="float" office:value="0.0000429368" calcext:value-type="float">
            <text:p>4.29E-05</text:p>
          </table:table-cell>
          <table:table-cell table:style-name="ce6" office:value-type="float" office:value="0.00000272202183027" calcext:value-type="float">
            <text:p>2.72E-06</text:p>
          </table:table-cell>
          <table:table-cell table:style-name="ce11" office:value-type="float" office:value="0.0025308069" calcext:value-type="float">
            <text:p>0.0025308069</text:p>
          </table:table-cell>
          <table:table-cell office:value-type="float" office:value="0.00332445588015" calcext:value-type="float">
            <text:p>0.003324455880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4" office:value-type="float" office:value="0.0000720431" calcext:value-type="float">
            <text:p>7.20E-05</text:p>
          </table:table-cell>
          <table:table-cell table:style-name="ce6" office:value-type="float" office:value="0.000000935451222079" calcext:value-type="float">
            <text:p>9.35E-07</text:p>
          </table:table-cell>
          <table:table-cell table:style-name="ce14" office:value-type="float" office:value="0.0000082934" calcext:value-type="float">
            <text:p>8.29E-06</text:p>
          </table:table-cell>
          <table:table-cell table:style-name="ce6" office:value-type="float" office:value="0.000000359794756308" calcext:value-type="float">
            <text:p>3.60E-07</text:p>
          </table:table-cell>
          <table:table-cell table:style-name="ce14" office:value-type="float" office:value="0.0000494661" calcext:value-type="float">
            <text:p>4.95E-05</text:p>
          </table:table-cell>
          <table:table-cell table:style-name="ce6" office:value-type="float" office:value="0.000000947218084709" calcext:value-type="float">
            <text:p>9.47E-07</text:p>
          </table:table-cell>
          <table:table-cell table:style-name="ce11" office:value-type="float" office:value="0.0027934066" calcext:value-type="float">
            <text:p>0.0027934066</text:p>
          </table:table-cell>
          <table:table-cell office:value-type="float" office:value="0.0037575643192" calcext:value-type="float">
            <text:p>0.00375756431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1" office:value-type="float" office:value="0.0020106962" calcext:value-type="float">
            <text:p>0.0020106962</text:p>
          </table:table-cell>
          <table:table-cell office:value-type="float" office:value="0.00399515202137" calcext:value-type="float">
            <text:p>0.00399515202137</text:p>
          </table:table-cell>
          <table:table-cell office:value-type="float" office:value="0.0028653853" calcext:value-type="float">
            <text:p>0.0028653853</text:p>
          </table:table-cell>
          <table:table-cell office:value-type="float" office:value="0.00612789349264" calcext:value-type="float">
            <text:p>0.00612789349264</text:p>
          </table:table-cell>
          <table:table-cell table:style-name="ce11" office:value-type="float" office:value="0.0014986323" calcext:value-type="float">
            <text:p>0.0014986323</text:p>
          </table:table-cell>
          <table:table-cell office:value-type="float" office:value="0.00299371851245" calcext:value-type="float">
            <text:p>0.00299371851245</text:p>
          </table:table-cell>
          <table:table-cell table:style-name="ce11" office:value-type="float" office:value="0.0015265592" calcext:value-type="float">
            <text:p>0.0015265592</text:p>
          </table:table-cell>
          <table:table-cell office:value-type="float" office:value="0.00238440491156" calcext:value-type="float">
            <text:p>0.002384404911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1" office:value-type="float" office:value="0.0011412759" calcext:value-type="float">
            <text:p>0.0011412759</text:p>
          </table:table-cell>
          <table:table-cell office:value-type="float" office:value="0.00115261159852" calcext:value-type="float">
            <text:p>0.00115261159852</text:p>
          </table:table-cell>
          <table:table-cell office:value-type="float" office:value="0.0053564277" calcext:value-type="float">
            <text:p>0.0053564277</text:p>
          </table:table-cell>
          <table:table-cell office:value-type="float" office:value="0.00684323586609" calcext:value-type="float">
            <text:p>0.00684323586609</text:p>
          </table:table-cell>
          <table:table-cell table:style-name="ce11" office:value-type="float" office:value="0.0016913492" calcext:value-type="float">
            <text:p>0.0016913492</text:p>
          </table:table-cell>
          <table:table-cell office:value-type="float" office:value="0.00269225045501" calcext:value-type="float">
            <text:p>0.00269225045501</text:p>
          </table:table-cell>
          <table:table-cell table:style-name="ce11" office:value-type="float" office:value="0.001512524" calcext:value-type="float">
            <text:p>0.001512524</text:p>
          </table:table-cell>
          <table:table-cell office:value-type="float" office:value="0.00284784789048" calcext:value-type="float">
            <text:p>0.0028478478904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1" office:value-type="float" office:value="0.0008516096" calcext:value-type="float">
            <text:p>0.0008516096</text:p>
          </table:table-cell>
          <table:table-cell table:style-name="ce6" office:value-type="float" office:value="0.0000159351862256" calcext:value-type="float">
            <text:p>1.59E-05</text:p>
          </table:table-cell>
          <table:table-cell office:value-type="float" office:value="0.0014197553" calcext:value-type="float">
            <text:p>0.0014197553</text:p>
          </table:table-cell>
          <table:table-cell office:value-type="float" office:value="0.00350772829633" calcext:value-type="float">
            <text:p>0.00350772829633</text:p>
          </table:table-cell>
          <table:table-cell table:style-name="ce11" office:value-type="float" office:value="0.0005116551" calcext:value-type="float">
            <text:p>0.0005116551</text:p>
          </table:table-cell>
          <table:table-cell table:style-name="ce6" office:value-type="float" office:value="0.00000376271259864" calcext:value-type="float">
            <text:p>3.76E-06</text:p>
          </table:table-cell>
          <table:table-cell table:style-name="ce11" office:value-type="float" office:value="0.0004310928" calcext:value-type="float">
            <text:p>0.0004310928</text:p>
          </table:table-cell>
          <table:table-cell table:style-name="ce6" office:value-type="float" office:value="0.0000118051407333" calcext:value-type="float">
            <text:p>1.18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1" office:value-type="float" office:value="0.003232717" calcext:value-type="float">
            <text:p>0.003232717</text:p>
          </table:table-cell>
          <table:table-cell table:style-name="ce6" office:value-type="float" office:value="0.0000134105945266" calcext:value-type="float">
            <text:p>1.34E-05</text:p>
          </table:table-cell>
          <table:table-cell office:value-type="float" office:value="0.001559817" calcext:value-type="float">
            <text:p>0.001559817</text:p>
          </table:table-cell>
          <table:table-cell table:style-name="ce6" office:value-type="float" office:value="0.0000616047492848" calcext:value-type="float">
            <text:p>6.16E-05</text:p>
          </table:table-cell>
          <table:table-cell table:style-name="ce11" office:value-type="float" office:value="0.001887734" calcext:value-type="float">
            <text:p>0.001887734</text:p>
          </table:table-cell>
          <table:table-cell table:style-name="ce6" office:value-type="float" office:value="0.0000117577569667" calcext:value-type="float">
            <text:p>1.18E-05</text:p>
          </table:table-cell>
          <table:table-cell table:style-name="ce11" office:value-type="float" office:value="0.001599302" calcext:value-type="float">
            <text:p>0.001599302</text:p>
          </table:table-cell>
          <table:table-cell table:style-name="ce6" office:value-type="float" office:value="0.0000322207882516" calcext:value-type="float">
            <text:p>3.22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11" office:value-type="float" office:value="0.01197966" calcext:value-type="float">
            <text:p>0.01197966</text:p>
          </table:table-cell>
          <table:table-cell office:value-type="float" office:value="0.00013646157131" calcext:value-type="float">
            <text:p>0.00013646157131</text:p>
          </table:table-cell>
          <table:table-cell office:value-type="float" office:value="0.007195962" calcext:value-type="float">
            <text:p>0.007195962</text:p>
          </table:table-cell>
          <table:table-cell table:style-name="ce6" office:value-type="float" office:value="0.0000462035671543" calcext:value-type="float">
            <text:p>4.62E-05</text:p>
          </table:table-cell>
          <table:table-cell table:style-name="ce11" office:value-type="float" office:value="0.007313638" calcext:value-type="float">
            <text:p>0.007313638</text:p>
          </table:table-cell>
          <table:table-cell table:style-name="ce6" office:value-type="float" office:value="0.0000909559959297" calcext:value-type="float">
            <text:p>9.10E-05</text:p>
          </table:table-cell>
          <table:table-cell table:style-name="ce11" office:value-type="float" office:value="0.006663695" calcext:value-type="float">
            <text:p>0.006663695</text:p>
          </table:table-cell>
          <table:table-cell office:value-type="float" office:value="0.000146712661519" calcext:value-type="float">
            <text:p>0.00014671266151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1" office:value-type="float" office:value="0.04449193" calcext:value-type="float">
            <text:p>0.04449193</text:p>
          </table:table-cell>
          <table:table-cell office:value-type="float" office:value="0.000119517744382" calcext:value-type="float">
            <text:p>0.000119517744382</text:p>
          </table:table-cell>
          <table:table-cell office:value-type="float" office:value="0.05599909" calcext:value-type="float">
            <text:p>0.05599909</text:p>
          </table:table-cell>
          <table:table-cell office:value-type="float" office:value="0.001150601757" calcext:value-type="float">
            <text:p>0.001150601757</text:p>
          </table:table-cell>
          <table:table-cell table:style-name="ce11" office:value-type="float" office:value="0.02682859" calcext:value-type="float">
            <text:p>0.02682859</text:p>
          </table:table-cell>
          <table:table-cell office:value-type="float" office:value="0.000108318598485" calcext:value-type="float">
            <text:p>0.000108318598485</text:p>
          </table:table-cell>
          <table:table-cell table:style-name="ce11" office:value-type="float" office:value="0.03376247" calcext:value-type="float">
            <text:p>0.03376247</text:p>
          </table:table-cell>
          <table:table-cell office:value-type="float" office:value="0.00108054607496" calcext:value-type="float">
            <text:p>0.001080546074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1" office:value-type="float" office:value="0.174438" calcext:value-type="float">
            <text:p>0.174438</text:p>
          </table:table-cell>
          <table:table-cell office:value-type="float" office:value="0.000554315193129" calcext:value-type="float">
            <text:p>0.000554315193129</text:p>
          </table:table-cell>
          <table:table-cell office:value-type="float" office:value="0.2039303" calcext:value-type="float">
            <text:p>0.2039303</text:p>
          </table:table-cell>
          <table:table-cell office:value-type="float" office:value="0.000951263493115" calcext:value-type="float">
            <text:p>0.000951263493115</text:p>
          </table:table-cell>
          <table:table-cell table:style-name="ce11" office:value-type="float" office:value="0.1048181" calcext:value-type="float">
            <text:p>0.1048181</text:p>
          </table:table-cell>
          <table:table-cell office:value-type="float" office:value="0.000482878740242" calcext:value-type="float">
            <text:p>0.000482878740242</text:p>
          </table:table-cell>
          <table:table-cell table:style-name="ce11" office:value-type="float" office:value="0.1244091" calcext:value-type="float">
            <text:p>0.1244091</text:p>
          </table:table-cell>
          <table:table-cell office:value-type="float" office:value="0.0010785626701" calcext:value-type="float">
            <text:p>0.001078562670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style-name="ce11" office:value-type="float" office:value="0.6925047" calcext:value-type="float">
            <text:p>0.6925047</text:p>
          </table:table-cell>
          <table:table-cell office:value-type="float" office:value="0.00255738608088" calcext:value-type="float">
            <text:p>0.00255738608088</text:p>
          </table:table-cell>
          <table:table-cell office:value-type="float" office:value="0.7994784" calcext:value-type="float">
            <text:p>0.7994784</text:p>
          </table:table-cell>
          <table:table-cell office:value-type="float" office:value="0.0159802457303" calcext:value-type="float">
            <text:p>0.0159802457303</text:p>
          </table:table-cell>
          <table:table-cell table:style-name="ce11" office:value-type="float" office:value="0.4203687" calcext:value-type="float">
            <text:p>0.4203687</text:p>
          </table:table-cell>
          <table:table-cell office:value-type="float" office:value="0.0113698267167" calcext:value-type="float">
            <text:p>0.0113698267167</text:p>
          </table:table-cell>
          <table:table-cell table:style-name="ce11" office:value-type="float" office:value="0.479776" calcext:value-type="float">
            <text:p>0.479776</text:p>
          </table:table-cell>
          <table:table-cell office:value-type="float" office:value="0.0112207934261" calcext:value-type="float">
            <text:p>0.0112207934261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Kokkos MT</text:p>
          </table:table-cell>
          <table:table-cell table:style-name="ce1"/>
          <table:table-cell table:style-name="ce1" office:value-type="string" calcext:value-type="string">
            <text:p>Kokkos GPU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N_point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office:value-type="string" calcext:value-type="string">
            <text:p>kokkos_mt_r</text:p>
          </table:table-cell>
          <table:table-cell table:style-name="ce2" office:value-type="string" calcext:value-type="string">
            <text:p>kokkos_mt_c</text:p>
          </table:table-cell>
          <table:table-cell table:style-name="ce2" office:value-type="string" calcext:value-type="string">
            <text:p>kokkos_gpu_r</text:p>
          </table:table-cell>
          <table:table-cell table:style-name="ce2" office:value-type="string" calcext:value-type="string">
            <text:p>kokkos_gpu_c</text:p>
          </table:table-cell>
          <table:table-cell table:number-columns-repeated="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0.0025308069" calcext:value-type="float">
            <text:p>0.0025308069</text:p>
          </table:table-cell>
          <table:table-cell table:style-name="ce2" office:value-type="float" office:value="0.0046691038" calcext:value-type="float">
            <text:p>0.0046691038</text:p>
          </table:table-cell>
          <table:table-cell table:style-name="ce7" office:value-type="float" office:value="0.0000429368" calcext:value-type="float">
            <text:p>4.29E-05</text:p>
          </table:table-cell>
          <table:table-cell table:style-name="ce7" office:value-type="float" office:value="0.0000632582" calcext:value-type="float">
            <text:p>6.33E-05</text:p>
          </table:table-cell>
          <table:table-cell table:number-columns-repeated="4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0.0027934066" calcext:value-type="float">
            <text:p>0.0027934066</text:p>
          </table:table-cell>
          <table:table-cell table:style-name="ce7" office:value-type="float" office:value="0.0000082934" calcext:value-type="float">
            <text:p>8.29E-06</text:p>
          </table:table-cell>
          <table:table-cell table:style-name="ce7" office:value-type="float" office:value="0.0000494661" calcext:value-type="float">
            <text:p>4.95E-05</text:p>
          </table:table-cell>
          <table:table-cell table:style-name="ce7" office:value-type="float" office:value="0.0000720431" calcext:value-type="float">
            <text:p>7.20E-05</text:p>
          </table:table-cell>
          <table:table-cell table:number-columns-repeated="4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0.0015265592" calcext:value-type="float">
            <text:p>0.0015265592</text:p>
          </table:table-cell>
          <table:table-cell table:style-name="ce2" office:value-type="float" office:value="0.0028653853" calcext:value-type="float">
            <text:p>0.0028653853</text:p>
          </table:table-cell>
          <table:table-cell table:style-name="ce2" office:value-type="float" office:value="0.0014986323" calcext:value-type="float">
            <text:p>0.0014986323</text:p>
          </table:table-cell>
          <table:table-cell table:style-name="ce2" office:value-type="float" office:value="0.0020106962" calcext:value-type="float">
            <text:p>0.0020106962</text:p>
          </table:table-cell>
          <table:table-cell table:number-columns-repeated="4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1512524" calcext:value-type="float">
            <text:p>0.001512524</text:p>
          </table:table-cell>
          <table:table-cell table:style-name="ce2" office:value-type="float" office:value="0.0053564277" calcext:value-type="float">
            <text:p>0.0053564277</text:p>
          </table:table-cell>
          <table:table-cell table:style-name="ce2" office:value-type="float" office:value="0.0016913492" calcext:value-type="float">
            <text:p>0.0016913492</text:p>
          </table:table-cell>
          <table:table-cell table:style-name="ce2" office:value-type="float" office:value="0.0011412759" calcext:value-type="float">
            <text:p>0.0011412759</text:p>
          </table:table-cell>
          <table:table-cell table:number-columns-repeated="4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04310928" calcext:value-type="float">
            <text:p>0.0004310928</text:p>
          </table:table-cell>
          <table:table-cell table:style-name="ce2" office:value-type="float" office:value="0.0014197553" calcext:value-type="float">
            <text:p>0.0014197553</text:p>
          </table:table-cell>
          <table:table-cell table:style-name="ce2" office:value-type="float" office:value="0.0005116551" calcext:value-type="float">
            <text:p>0.0005116551</text:p>
          </table:table-cell>
          <table:table-cell table:style-name="ce2" office:value-type="float" office:value="0.0008516096" calcext:value-type="float">
            <text:p>0.0008516096</text:p>
          </table:table-cell>
          <table:table-cell table:number-columns-repeated="4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1599302" calcext:value-type="float">
            <text:p>0.001599302</text:p>
          </table:table-cell>
          <table:table-cell table:style-name="ce2" office:value-type="float" office:value="0.001559817" calcext:value-type="float">
            <text:p>0.001559817</text:p>
          </table:table-cell>
          <table:table-cell table:style-name="ce2" office:value-type="float" office:value="0.001887734" calcext:value-type="float">
            <text:p>0.001887734</text:p>
          </table:table-cell>
          <table:table-cell table:style-name="ce2" office:value-type="float" office:value="0.003232717" calcext:value-type="float">
            <text:p>0.003232717</text:p>
          </table:table-cell>
          <table:table-cell table:number-columns-repeated="4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06663695" calcext:value-type="float">
            <text:p>0.006663695</text:p>
          </table:table-cell>
          <table:table-cell table:style-name="ce2" office:value-type="float" office:value="0.007195962" calcext:value-type="float">
            <text:p>0.007195962</text:p>
          </table:table-cell>
          <table:table-cell table:style-name="ce2" office:value-type="float" office:value="0.007313638" calcext:value-type="float">
            <text:p>0.007313638</text:p>
          </table:table-cell>
          <table:table-cell table:style-name="ce2" office:value-type="float" office:value="0.01197966" calcext:value-type="float">
            <text:p>0.01197966</text:p>
          </table:table-cell>
          <table:table-cell table:number-columns-repeated="4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3376247" calcext:value-type="float">
            <text:p>0.03376247</text:p>
          </table:table-cell>
          <table:table-cell table:style-name="ce2" office:value-type="float" office:value="0.05599909" calcext:value-type="float">
            <text:p>0.05599909</text:p>
          </table:table-cell>
          <table:table-cell table:style-name="ce2" office:value-type="float" office:value="0.02682859" calcext:value-type="float">
            <text:p>0.02682859</text:p>
          </table:table-cell>
          <table:table-cell table:style-name="ce2" office:value-type="float" office:value="0.04449193" calcext:value-type="float">
            <text:p>0.04449193</text:p>
          </table:table-cell>
          <table:table-cell table:number-columns-repeated="4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1244091" calcext:value-type="float">
            <text:p>0.1244091</text:p>
          </table:table-cell>
          <table:table-cell table:style-name="ce2" office:value-type="float" office:value="0.2039303" calcext:value-type="float">
            <text:p>0.2039303</text:p>
          </table:table-cell>
          <table:table-cell table:style-name="ce2" office:value-type="float" office:value="0.1048181" calcext:value-type="float">
            <text:p>0.1048181</text:p>
          </table:table-cell>
          <table:table-cell table:style-name="ce2" office:value-type="float" office:value="0.174438" calcext:value-type="float">
            <text:p>0.174438</text:p>
          </table:table-cell>
          <table:table-cell table:number-columns-repeated="4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office:value-type="float" office:value="0.479776" calcext:value-type="float">
            <text:p>0.479776</text:p>
          </table:table-cell>
          <table:table-cell table:style-name="ce2" office:value-type="float" office:value="0.7994784" calcext:value-type="float">
            <text:p>0.7994784</text:p>
          </table:table-cell>
          <table:table-cell table:style-name="ce2" office:value-type="float" office:value="0.4203687" calcext:value-type="float">
            <text:p>0.4203687</text:p>
          </table:table-cell>
          <table:table-cell table:style-name="ce2" office:value-type="float" office:value="0.6925047" calcext:value-type="float">
            <text:p>0.6925047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kokkos.dat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</table:table>
      <table:table table:name="OPENMP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table:style-name="ce16"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4" office:value-type="float" office:value="0.0000044144" calcext:value-type="float">
            <text:p>4.41E-06</text:p>
          </table:table-cell>
          <table:table-cell table:style-name="ce6" office:value-type="float" office:value="0.00000111733494431" calcext:value-type="float">
            <text:p>1.12E-06</text:p>
          </table:table-cell>
          <table:table-cell table:style-name="ce14" office:value-type="float" office:value="0.0000008889" calcext:value-type="float">
            <text:p>8.89E-07</text:p>
          </table:table-cell>
          <table:table-cell table:style-name="ce6" office:value-type="float" office:value="0.000000255099740842" calcext:value-type="float">
            <text:p>2.55E-07</text:p>
          </table:table-cell>
          <table:table-cell table:style-name="ce14" office:value-type="float" office:value="0.0000008752" calcext:value-type="float">
            <text:p>8.75E-07</text:p>
          </table:table-cell>
          <table:table-cell table:style-name="ce6" office:value-type="float" office:value="0.000000245195069735" calcext:value-type="float">
            <text:p>2.45E-07</text:p>
          </table:table-cell>
          <table:table-cell table:style-name="ce14" office:value-type="float" office:value="0.0000035789" calcext:value-type="float">
            <text:p>3.58E-06</text:p>
          </table:table-cell>
          <table:table-cell table:style-name="ce6" office:value-type="float" office:value="0.000000895746671777" calcext:value-type="float">
            <text:p>8.96E-07</text:p>
          </table:table-cell>
          <table:table-cell table:style-name="ce14" office:value-type="float" office:value="0.0000007818" calcext:value-type="float">
            <text:p>7.82E-07</text:p>
          </table:table-cell>
          <table:table-cell table:style-name="ce6" office:value-type="float" office:value="0.000000204498193418" calcext:value-type="float">
            <text:p>2.04E-07</text:p>
          </table:table-cell>
          <table:table-cell table:style-name="ce14" office:value-type="float" office:value="0.0000008683" calcext:value-type="float">
            <text:p>8.68E-07</text:p>
          </table:table-cell>
          <table:table-cell table:style-name="ce6" office:value-type="float" office:value="0.000000234618389921" calcext:value-type="float">
            <text:p>2.35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4" office:value-type="float" office:value="0.0000254455" calcext:value-type="float">
            <text:p>2.54E-05</text:p>
          </table:table-cell>
          <table:table-cell table:style-name="ce6" office:value-type="float" office:value="0.00000241353996583" calcext:value-type="float">
            <text:p>2.41E-06</text:p>
          </table:table-cell>
          <table:table-cell table:style-name="ce14" office:value-type="float" office:value="0.0000049212" calcext:value-type="float">
            <text:p>4.92E-06</text:p>
          </table:table-cell>
          <table:table-cell table:style-name="ce6" office:value-type="float" office:value="0.000000556594965442" calcext:value-type="float">
            <text:p>5.57E-07</text:p>
          </table:table-cell>
          <table:table-cell table:style-name="ce14" office:value-type="float" office:value="0.000006257" calcext:value-type="float">
            <text:p>6.26E-06</text:p>
          </table:table-cell>
          <table:table-cell table:style-name="ce6" office:value-type="float" office:value="0.00000449376731336" calcext:value-type="float">
            <text:p>4.49E-06</text:p>
          </table:table-cell>
          <table:table-cell table:style-name="ce14" office:value-type="float" office:value="0.0000289877" calcext:value-type="float">
            <text:p>2.90E-05</text:p>
          </table:table-cell>
          <table:table-cell table:style-name="ce6" office:value-type="float" office:value="0.00000727683800455" calcext:value-type="float">
            <text:p>7.28E-06</text:p>
          </table:table-cell>
          <table:table-cell table:style-name="ce14" office:value-type="float" office:value="0.0000042553" calcext:value-type="float">
            <text:p>4.26E-06</text:p>
          </table:table-cell>
          <table:table-cell table:style-name="ce6" office:value-type="float" office:value="0.000000413531954966" calcext:value-type="float">
            <text:p>4.14E-07</text:p>
          </table:table-cell>
          <table:table-cell table:style-name="ce14" office:value-type="float" office:value="0.0000049836" calcext:value-type="float">
            <text:p>4.98E-06</text:p>
          </table:table-cell>
          <table:table-cell table:style-name="ce6" office:value-type="float" office:value="0.000000481548474542" calcext:value-type="float">
            <text:p>4.82E-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4" office:value-type="float" office:value="0.0000896473" calcext:value-type="float">
            <text:p>8.96E-05</text:p>
          </table:table-cell>
          <table:table-cell table:style-name="ce6" office:value-type="float" office:value="0.0000108546848058" calcext:value-type="float">
            <text:p>1.09E-05</text:p>
          </table:table-cell>
          <table:table-cell table:style-name="ce14" office:value-type="float" office:value="0.0000189872" calcext:value-type="float">
            <text:p>1.90E-05</text:p>
          </table:table-cell>
          <table:table-cell table:style-name="ce6" office:value-type="float" office:value="0.00000184713855583" calcext:value-type="float">
            <text:p>1.85E-06</text:p>
          </table:table-cell>
          <table:table-cell table:style-name="ce14" office:value-type="float" office:value="0.0000181123" calcext:value-type="float">
            <text:p>1.81E-05</text:p>
          </table:table-cell>
          <table:table-cell table:style-name="ce6" office:value-type="float" office:value="0.00000188437021899" calcext:value-type="float">
            <text:p>1.88E-06</text:p>
          </table:table-cell>
          <table:table-cell table:style-name="ce14" office:value-type="float" office:value="0.0000765571" calcext:value-type="float">
            <text:p>7.66E-05</text:p>
          </table:table-cell>
          <table:table-cell table:style-name="ce6" office:value-type="float" office:value="0.00000920227969883" calcext:value-type="float">
            <text:p>9.20E-06</text:p>
          </table:table-cell>
          <table:table-cell table:style-name="ce14" office:value-type="float" office:value="0.0000151463" calcext:value-type="float">
            <text:p>1.51E-05</text:p>
          </table:table-cell>
          <table:table-cell table:style-name="ce6" office:value-type="float" office:value="0.00000158995206427" calcext:value-type="float">
            <text:p>1.59E-06</text:p>
          </table:table-cell>
          <table:table-cell table:style-name="ce14" office:value-type="float" office:value="0.0000180319" calcext:value-type="float">
            <text:p>1.80E-05</text:p>
          </table:table-cell>
          <table:table-cell table:style-name="ce6" office:value-type="float" office:value="0.00000188493002817" calcext:value-type="float">
            <text:p>1.88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1" office:value-type="float" office:value="0.0003726332" calcext:value-type="float">
            <text:p>0.0003726332</text:p>
          </table:table-cell>
          <table:table-cell table:style-name="ce6" office:value-type="float" office:value="0.0000176227843354" calcext:value-type="float">
            <text:p>1.76E-05</text:p>
          </table:table-cell>
          <table:table-cell table:style-name="ce14" office:value-type="float" office:value="0.0000487632" calcext:value-type="float">
            <text:p>4.88E-05</text:p>
          </table:table-cell>
          <table:table-cell table:style-name="ce6" office:value-type="float" office:value="0.00000248226736853" calcext:value-type="float">
            <text:p>2.48E-06</text:p>
          </table:table-cell>
          <table:table-cell table:style-name="ce14" office:value-type="float" office:value="0.0000486073" calcext:value-type="float">
            <text:p>4.86E-05</text:p>
          </table:table-cell>
          <table:table-cell table:style-name="ce6" office:value-type="float" office:value="0.0000025425710107" calcext:value-type="float">
            <text:p>2.54E-06</text:p>
          </table:table-cell>
          <table:table-cell table:style-name="ce11" office:value-type="float" office:value="0.000225883" calcext:value-type="float">
            <text:p>0.000225883</text:p>
          </table:table-cell>
          <table:table-cell table:style-name="ce6" office:value-type="float" office:value="0.0000133791650877" calcext:value-type="float">
            <text:p>1.34E-05</text:p>
          </table:table-cell>
          <table:table-cell table:style-name="ce14" office:value-type="float" office:value="0.0000412158" calcext:value-type="float">
            <text:p>4.12E-05</text:p>
          </table:table-cell>
          <table:table-cell table:style-name="ce6" office:value-type="float" office:value="0.00000263390436003" calcext:value-type="float">
            <text:p>2.63E-06</text:p>
          </table:table-cell>
          <table:table-cell table:style-name="ce14" office:value-type="float" office:value="0.0000491303" calcext:value-type="float">
            <text:p>4.91E-05</text:p>
          </table:table-cell>
          <table:table-cell table:style-name="ce6" office:value-type="float" office:value="0.00000320629381235" calcext:value-type="float">
            <text:p>3.21E-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1" office:value-type="float" office:value="0.001276859" calcext:value-type="float">
            <text:p>0.001276859</text:p>
          </table:table-cell>
          <table:table-cell table:style-name="ce6" office:value-type="float" office:value="0.0000659397633282" calcext:value-type="float">
            <text:p>6.59E-05</text:p>
          </table:table-cell>
          <table:table-cell table:style-name="ce11" office:value-type="float" office:value="0.0002172834" calcext:value-type="float">
            <text:p>0.0002172834</text:p>
          </table:table-cell>
          <table:table-cell table:style-name="ce6" office:value-type="float" office:value="0.0000047368897719" calcext:value-type="float">
            <text:p>4.74E-06</text:p>
          </table:table-cell>
          <table:table-cell table:style-name="ce11" office:value-type="float" office:value="0.0002125681" calcext:value-type="float">
            <text:p>0.0002125681</text:p>
          </table:table-cell>
          <table:table-cell table:style-name="ce6" office:value-type="float" office:value="0.00000437676281819" calcext:value-type="float">
            <text:p>4.38E-06</text:p>
          </table:table-cell>
          <table:table-cell table:style-name="ce11" office:value-type="float" office:value="0.0006499263" calcext:value-type="float">
            <text:p>0.0006499263</text:p>
          </table:table-cell>
          <table:table-cell table:style-name="ce6" office:value-type="float" office:value="0.000065750590147" calcext:value-type="float">
            <text:p>6.58E-05</text:p>
          </table:table-cell>
          <table:table-cell table:style-name="ce11" office:value-type="float" office:value="0.0001290589" calcext:value-type="float">
            <text:p>0.0001290589</text:p>
          </table:table-cell>
          <table:table-cell table:style-name="ce6" office:value-type="float" office:value="0.00000971186618352" calcext:value-type="float">
            <text:p>9.71E-06</text:p>
          </table:table-cell>
          <table:table-cell table:style-name="ce11" office:value-type="float" office:value="0.000146448" calcext:value-type="float">
            <text:p>0.000146448</text:p>
          </table:table-cell>
          <table:table-cell table:style-name="ce6" office:value-type="float" office:value="0.0000142437961388" calcext:value-type="float">
            <text:p>1.42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1" office:value-type="float" office:value="0.00421066" calcext:value-type="float">
            <text:p>0.00421066</text:p>
          </table:table-cell>
          <table:table-cell office:value-type="float" office:value="0.000327933021651" calcext:value-type="float">
            <text:p>0.000327933021651</text:p>
          </table:table-cell>
          <table:table-cell table:style-name="ce11" office:value-type="float" office:value="0.0008139276" calcext:value-type="float">
            <text:p>0.0008139276</text:p>
          </table:table-cell>
          <table:table-cell office:value-type="float" office:value="0.000113354394028" calcext:value-type="float">
            <text:p>0.000113354394028</text:p>
          </table:table-cell>
          <table:table-cell table:style-name="ce11" office:value-type="float" office:value="0.0007877715" calcext:value-type="float">
            <text:p>0.0007877715</text:p>
          </table:table-cell>
          <table:table-cell office:value-type="float" office:value="0.000101855862883" calcext:value-type="float">
            <text:p>0.000101855862883</text:p>
          </table:table-cell>
          <table:table-cell table:style-name="ce11" office:value-type="float" office:value="0.00231192" calcext:value-type="float">
            <text:p>0.00231192</text:p>
          </table:table-cell>
          <table:table-cell office:value-type="float" office:value="0.000248751389678" calcext:value-type="float">
            <text:p>0.000248751389678</text:p>
          </table:table-cell>
          <table:table-cell table:style-name="ce11" office:value-type="float" office:value="0.0005421138" calcext:value-type="float">
            <text:p>0.0005421138</text:p>
          </table:table-cell>
          <table:table-cell table:style-name="ce6" office:value-type="float" office:value="0.0000661400976191" calcext:value-type="float">
            <text:p>6.61E-05</text:p>
          </table:table-cell>
          <table:table-cell table:style-name="ce11" office:value-type="float" office:value="0.0005253202" calcext:value-type="float">
            <text:p>0.0005253202</text:p>
          </table:table-cell>
          <table:table-cell table:style-name="ce6" office:value-type="float" office:value="0.0000520051812308" calcext:value-type="float">
            <text:p>5.20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11" office:value-type="float" office:value="0.01572035" calcext:value-type="float">
            <text:p>0.01572035</text:p>
          </table:table-cell>
          <table:table-cell table:style-name="ce6" office:value-type="float" office:value="0.0000842386457895" calcext:value-type="float">
            <text:p>8.42E-05</text:p>
          </table:table-cell>
          <table:table-cell table:style-name="ce11" office:value-type="float" office:value="0.003299786" calcext:value-type="float">
            <text:p>0.003299786</text:p>
          </table:table-cell>
          <table:table-cell table:style-name="ce6" office:value-type="float" office:value="0.0000336604717733" calcext:value-type="float">
            <text:p>3.37E-05</text:p>
          </table:table-cell>
          <table:table-cell table:style-name="ce11" office:value-type="float" office:value="0.003254007" calcext:value-type="float">
            <text:p>0.003254007</text:p>
          </table:table-cell>
          <table:table-cell table:style-name="ce6" office:value-type="float" office:value="0.0000190148976974" calcext:value-type="float">
            <text:p>1.90E-05</text:p>
          </table:table-cell>
          <table:table-cell table:style-name="ce11" office:value-type="float" office:value="0.008280145" calcext:value-type="float">
            <text:p>0.008280145</text:p>
          </table:table-cell>
          <table:table-cell table:style-name="ce6" office:value-type="float" office:value="0.0000968698700147" calcext:value-type="float">
            <text:p>9.69E-05</text:p>
          </table:table-cell>
          <table:table-cell table:style-name="ce11" office:value-type="float" office:value="0.002105474" calcext:value-type="float">
            <text:p>0.002105474</text:p>
          </table:table-cell>
          <table:table-cell table:style-name="ce6" office:value-type="float" office:value="0.0000316577812797" calcext:value-type="float">
            <text:p>3.17E-05</text:p>
          </table:table-cell>
          <table:table-cell table:style-name="ce11" office:value-type="float" office:value="0.002166341" calcext:value-type="float">
            <text:p>0.002166341</text:p>
          </table:table-cell>
          <table:table-cell table:style-name="ce6" office:value-type="float" office:value="0.0000322534947116" calcext:value-type="float">
            <text:p>3.23E-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1" office:value-type="float" office:value="0.06700668" calcext:value-type="float">
            <text:p>0.06700668</text:p>
          </table:table-cell>
          <table:table-cell office:value-type="float" office:value="0.000205485499894" calcext:value-type="float">
            <text:p>0.000205485499894</text:p>
          </table:table-cell>
          <table:table-cell table:style-name="ce11" office:value-type="float" office:value="0.01317998" calcext:value-type="float">
            <text:p>0.01317998</text:p>
          </table:table-cell>
          <table:table-cell table:style-name="ce6" office:value-type="float" office:value="0.000046473667574" calcext:value-type="float">
            <text:p>4.65E-05</text:p>
          </table:table-cell>
          <table:table-cell table:style-name="ce11" office:value-type="float" office:value="0.01305172" calcext:value-type="float">
            <text:p>0.01305172</text:p>
          </table:table-cell>
          <table:table-cell table:style-name="ce6" office:value-type="float" office:value="0.0000519863614593" calcext:value-type="float">
            <text:p>5.20E-05</text:p>
          </table:table-cell>
          <table:table-cell table:style-name="ce11" office:value-type="float" office:value="0.03215794" calcext:value-type="float">
            <text:p>0.03215794</text:p>
          </table:table-cell>
          <table:table-cell office:value-type="float" office:value="0.000176198134686" calcext:value-type="float">
            <text:p>0.000176198134686</text:p>
          </table:table-cell>
          <table:table-cell table:style-name="ce11" office:value-type="float" office:value="0.00868784" calcext:value-type="float">
            <text:p>0.00868784</text:p>
          </table:table-cell>
          <table:table-cell table:style-name="ce6" office:value-type="float" office:value="0.0000717929826345" calcext:value-type="float">
            <text:p>7.18E-05</text:p>
          </table:table-cell>
          <table:table-cell table:style-name="ce11" office:value-type="float" office:value="0.008993119" calcext:value-type="float">
            <text:p>0.008993119</text:p>
          </table:table-cell>
          <table:table-cell table:style-name="ce6" office:value-type="float" office:value="0.0000679888757976" calcext:value-type="float">
            <text:p>6.80E-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1" office:value-type="float" office:value="0.2664231" calcext:value-type="float">
            <text:p>0.2664231</text:p>
          </table:table-cell>
          <table:table-cell office:value-type="float" office:value="0.0015434211962" calcext:value-type="float">
            <text:p>0.0015434211962</text:p>
          </table:table-cell>
          <table:table-cell table:style-name="ce11" office:value-type="float" office:value="0.05308155" calcext:value-type="float">
            <text:p>0.05308155</text:p>
          </table:table-cell>
          <table:table-cell office:value-type="float" office:value="0.00016836524615" calcext:value-type="float">
            <text:p>0.00016836524615</text:p>
          </table:table-cell>
          <table:table-cell table:style-name="ce11" office:value-type="float" office:value="0.05280166" calcext:value-type="float">
            <text:p>0.05280166</text:p>
          </table:table-cell>
          <table:table-cell table:style-name="ce6" office:value-type="float" office:value="0.000077603324671" calcext:value-type="float">
            <text:p>7.76E-05</text:p>
          </table:table-cell>
          <table:table-cell table:style-name="ce11" office:value-type="float" office:value="0.1262979" calcext:value-type="float">
            <text:p>0.1262979</text:p>
          </table:table-cell>
          <table:table-cell office:value-type="float" office:value="0.000522820863734" calcext:value-type="float">
            <text:p>0.000522820863734</text:p>
          </table:table-cell>
          <table:table-cell table:style-name="ce11" office:value-type="float" office:value="0.03504552" calcext:value-type="float">
            <text:p>0.03504552</text:p>
          </table:table-cell>
          <table:table-cell table:style-name="ce6" office:value-type="float" office:value="0.0000978126531238" calcext:value-type="float">
            <text:p>9.78E-05</text:p>
          </table:table-cell>
          <table:table-cell table:style-name="ce11" office:value-type="float" office:value="0.03635863" calcext:value-type="float">
            <text:p>0.03635863</text:p>
          </table:table-cell>
          <table:table-cell office:value-type="float" office:value="0.000107726949584" calcext:value-type="float">
            <text:p>0.000107726949584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style-name="ce11" office:value-type="float" office:value="1.037456" calcext:value-type="float">
            <text:p>1.037456</text:p>
          </table:table-cell>
          <table:table-cell office:value-type="float" office:value="0.003720442626" calcext:value-type="float">
            <text:p>0.003720442626</text:p>
          </table:table-cell>
          <table:table-cell table:style-name="ce11" office:value-type="float" office:value="0.2150794" calcext:value-type="float">
            <text:p>0.2150794</text:p>
          </table:table-cell>
          <table:table-cell office:value-type="float" office:value="0.00113407183782" calcext:value-type="float">
            <text:p>0.00113407183782</text:p>
          </table:table-cell>
          <table:table-cell table:style-name="ce11" office:value-type="float" office:value="0.2137073" calcext:value-type="float">
            <text:p>0.2137073</text:p>
          </table:table-cell>
          <table:table-cell office:value-type="float" office:value="0.000732622238568" calcext:value-type="float">
            <text:p>0.000732622238568</text:p>
          </table:table-cell>
          <table:table-cell table:style-name="ce11" office:value-type="float" office:value="0.5006595" calcext:value-type="float">
            <text:p>0.5006595</text:p>
          </table:table-cell>
          <table:table-cell office:value-type="float" office:value="0.00180495375441" calcext:value-type="float">
            <text:p>0.00180495375441</text:p>
          </table:table-cell>
          <table:table-cell table:style-name="ce11" office:value-type="float" office:value="0.1407148" calcext:value-type="float">
            <text:p>0.1407148</text:p>
          </table:table-cell>
          <table:table-cell office:value-type="float" office:value="0.000775358812995" calcext:value-type="float">
            <text:p>0.000775358812995</text:p>
          </table:table-cell>
          <table:table-cell table:style-name="ce11" office:value-type="float" office:value="0.1458742" calcext:value-type="float">
            <text:p>0.1458742</text:p>
          </table:table-cell>
          <table:table-cell office:value-type="float" office:value="0.000458796444818" calcext:value-type="float">
            <text:p>0.000458796444818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/>
          <table:table-cell table:style-name="ce1" office:value-type="string" calcext:value-type="string">
            <text:p>OpenMP MT</text:p>
          </table:table-cell>
          <table:table-cell table:style-name="ce1"/>
          <table:table-cell table:style-name="ce1" office:value-type="string" calcext:value-type="string">
            <text:p>OpenMP GPU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N_point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pu_r</text:p>
          </table:table-cell>
          <table:table-cell table:style-name="ce2" office:value-type="string" calcext:value-type="string">
            <text:p>cpu_c</text:p>
          </table:table-cell>
          <table:table-cell table:style-name="ce2" office:value-type="string" calcext:value-type="string">
            <text:p>openmp_mt_r</text:p>
          </table:table-cell>
          <table:table-cell table:style-name="ce2" office:value-type="string" calcext:value-type="string">
            <text:p>openmp_mt_c</text:p>
          </table:table-cell>
          <table:table-cell table:style-name="ce2" office:value-type="string" calcext:value-type="string">
            <text:p>openmp_gpu_r</text:p>
          </table:table-cell>
          <table:table-cell table:style-name="ce2" office:value-type="string" calcext:value-type="string">
            <text:p>openmp_gpu_c</text:p>
          </table:table-cell>
          <table:table-cell table:number-columns-repeated="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float" office:value="0.0000035789" calcext:value-type="float">
            <text:p>3.58E-06</text:p>
          </table:table-cell>
          <table:table-cell table:style-name="ce7" office:value-type="float" office:value="0.0000044144" calcext:value-type="float">
            <text:p>4.41E-06</text:p>
          </table:table-cell>
          <table:table-cell table:style-name="ce7" office:value-type="float" office:value="0.0000007818" calcext:value-type="float">
            <text:p>7.82E-07</text:p>
          </table:table-cell>
          <table:table-cell table:style-name="ce7" office:value-type="float" office:value="0.0000008889" calcext:value-type="float">
            <text:p>8.89E-07</text:p>
          </table:table-cell>
          <table:table-cell table:style-name="ce7" office:value-type="float" office:value="0.0000008683" calcext:value-type="float">
            <text:p>8.68E-07</text:p>
          </table:table-cell>
          <table:table-cell table:style-name="ce7" office:value-type="float" office:value="0.0000008752" calcext:value-type="float">
            <text:p>8.75E-07</text:p>
          </table:table-cell>
          <table:table-cell table:number-columns-repeated="6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7" office:value-type="float" office:value="0.0000289877" calcext:value-type="float">
            <text:p>2.90E-05</text:p>
          </table:table-cell>
          <table:table-cell table:style-name="ce7" office:value-type="float" office:value="0.0000254455" calcext:value-type="float">
            <text:p>2.54E-05</text:p>
          </table:table-cell>
          <table:table-cell table:style-name="ce7" office:value-type="float" office:value="0.0000042553" calcext:value-type="float">
            <text:p>4.26E-06</text:p>
          </table:table-cell>
          <table:table-cell table:style-name="ce7" office:value-type="float" office:value="0.0000049212" calcext:value-type="float">
            <text:p>4.92E-06</text:p>
          </table:table-cell>
          <table:table-cell table:style-name="ce7" office:value-type="float" office:value="0.0000049836" calcext:value-type="float">
            <text:p>4.98E-06</text:p>
          </table:table-cell>
          <table:table-cell table:style-name="ce7" office:value-type="float" office:value="0.000006257" calcext:value-type="float">
            <text:p>6.26E-06</text:p>
          </table:table-cell>
          <table:table-cell table:number-columns-repeated="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7" office:value-type="float" office:value="0.0000765571" calcext:value-type="float">
            <text:p>7.66E-05</text:p>
          </table:table-cell>
          <table:table-cell table:style-name="ce7" office:value-type="float" office:value="0.0000896473" calcext:value-type="float">
            <text:p>8.96E-05</text:p>
          </table:table-cell>
          <table:table-cell table:style-name="ce7" office:value-type="float" office:value="0.0000151463" calcext:value-type="float">
            <text:p>1.51E-05</text:p>
          </table:table-cell>
          <table:table-cell table:style-name="ce7" office:value-type="float" office:value="0.0000189872" calcext:value-type="float">
            <text:p>1.90E-05</text:p>
          </table:table-cell>
          <table:table-cell table:style-name="ce7" office:value-type="float" office:value="0.0000180319" calcext:value-type="float">
            <text:p>1.80E-05</text:p>
          </table:table-cell>
          <table:table-cell table:style-name="ce7" office:value-type="float" office:value="0.0000181123" calcext:value-type="float">
            <text:p>1.81E-05</text:p>
          </table:table-cell>
          <table:table-cell table:number-columns-repeated="6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0.000225883" calcext:value-type="float">
            <text:p>0.000225883</text:p>
          </table:table-cell>
          <table:table-cell table:style-name="ce2" office:value-type="float" office:value="0.0003726332" calcext:value-type="float">
            <text:p>0.0003726332</text:p>
          </table:table-cell>
          <table:table-cell table:style-name="ce7" office:value-type="float" office:value="0.0000412158" calcext:value-type="float">
            <text:p>4.12E-05</text:p>
          </table:table-cell>
          <table:table-cell table:style-name="ce7" office:value-type="float" office:value="0.0000487632" calcext:value-type="float">
            <text:p>4.88E-05</text:p>
          </table:table-cell>
          <table:table-cell table:style-name="ce7" office:value-type="float" office:value="0.0000491303" calcext:value-type="float">
            <text:p>4.91E-05</text:p>
          </table:table-cell>
          <table:table-cell table:style-name="ce7" office:value-type="float" office:value="0.0000486073" calcext:value-type="float">
            <text:p>4.86E-05</text:p>
          </table:table-cell>
          <table:table-cell table:number-columns-repeated="6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0.0006499263" calcext:value-type="float">
            <text:p>0.0006499263</text:p>
          </table:table-cell>
          <table:table-cell table:style-name="ce2" office:value-type="float" office:value="0.001276859" calcext:value-type="float">
            <text:p>0.001276859</text:p>
          </table:table-cell>
          <table:table-cell table:style-name="ce2" office:value-type="float" office:value="0.0001290589" calcext:value-type="float">
            <text:p>0.0001290589</text:p>
          </table:table-cell>
          <table:table-cell table:style-name="ce2" office:value-type="float" office:value="0.0002172834" calcext:value-type="float">
            <text:p>0.0002172834</text:p>
          </table:table-cell>
          <table:table-cell table:style-name="ce2" office:value-type="float" office:value="0.000146448" calcext:value-type="float">
            <text:p>0.000146448</text:p>
          </table:table-cell>
          <table:table-cell table:style-name="ce2" office:value-type="float" office:value="0.0002125681" calcext:value-type="float">
            <text:p>0.0002125681</text:p>
          </table:table-cell>
          <table:table-cell table:number-columns-repeated="6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0.00231192" calcext:value-type="float">
            <text:p>0.00231192</text:p>
          </table:table-cell>
          <table:table-cell table:style-name="ce2" office:value-type="float" office:value="0.00421066" calcext:value-type="float">
            <text:p>0.00421066</text:p>
          </table:table-cell>
          <table:table-cell table:style-name="ce2" office:value-type="float" office:value="0.0005421138" calcext:value-type="float">
            <text:p>0.0005421138</text:p>
          </table:table-cell>
          <table:table-cell table:style-name="ce2" office:value-type="float" office:value="0.0008139276" calcext:value-type="float">
            <text:p>0.0008139276</text:p>
          </table:table-cell>
          <table:table-cell table:style-name="ce2" office:value-type="float" office:value="0.0005253202" calcext:value-type="float">
            <text:p>0.0005253202</text:p>
          </table:table-cell>
          <table:table-cell table:style-name="ce2" office:value-type="float" office:value="0.0007877715" calcext:value-type="float">
            <text:p>0.0007877715</text:p>
          </table:table-cell>
          <table:table-cell table:number-columns-repeated="6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2" office:value-type="float" office:value="0.008280145" calcext:value-type="float">
            <text:p>0.008280145</text:p>
          </table:table-cell>
          <table:table-cell table:style-name="ce2" office:value-type="float" office:value="0.01572035" calcext:value-type="float">
            <text:p>0.01572035</text:p>
          </table:table-cell>
          <table:table-cell table:style-name="ce2" office:value-type="float" office:value="0.002105474" calcext:value-type="float">
            <text:p>0.002105474</text:p>
          </table:table-cell>
          <table:table-cell table:style-name="ce2" office:value-type="float" office:value="0.003299786" calcext:value-type="float">
            <text:p>0.003299786</text:p>
          </table:table-cell>
          <table:table-cell table:style-name="ce2" office:value-type="float" office:value="0.002166341" calcext:value-type="float">
            <text:p>0.002166341</text:p>
          </table:table-cell>
          <table:table-cell table:style-name="ce2" office:value-type="float" office:value="0.003254007" calcext:value-type="float">
            <text:p>0.003254007</text:p>
          </table:table-cell>
          <table:table-cell table:number-columns-repeated="6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0.03215794" calcext:value-type="float">
            <text:p>0.03215794</text:p>
          </table:table-cell>
          <table:table-cell table:style-name="ce2" office:value-type="float" office:value="0.06700668" calcext:value-type="float">
            <text:p>0.06700668</text:p>
          </table:table-cell>
          <table:table-cell table:style-name="ce2" office:value-type="float" office:value="0.00868784" calcext:value-type="float">
            <text:p>0.00868784</text:p>
          </table:table-cell>
          <table:table-cell table:style-name="ce2" office:value-type="float" office:value="0.01317998" calcext:value-type="float">
            <text:p>0.01317998</text:p>
          </table:table-cell>
          <table:table-cell table:style-name="ce2" office:value-type="float" office:value="0.008993119" calcext:value-type="float">
            <text:p>0.008993119</text:p>
          </table:table-cell>
          <table:table-cell table:style-name="ce2" office:value-type="float" office:value="0.01305172" calcext:value-type="float">
            <text:p>0.01305172</text:p>
          </table:table-cell>
          <table:table-cell table:number-columns-repeated="6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2" office:value-type="float" office:value="0.1262979" calcext:value-type="float">
            <text:p>0.1262979</text:p>
          </table:table-cell>
          <table:table-cell table:style-name="ce2" office:value-type="float" office:value="0.2664231" calcext:value-type="float">
            <text:p>0.2664231</text:p>
          </table:table-cell>
          <table:table-cell table:style-name="ce2" office:value-type="float" office:value="0.03504552" calcext:value-type="float">
            <text:p>0.03504552</text:p>
          </table:table-cell>
          <table:table-cell table:style-name="ce2" office:value-type="float" office:value="0.05308155" calcext:value-type="float">
            <text:p>0.05308155</text:p>
          </table:table-cell>
          <table:table-cell table:style-name="ce2" office:value-type="float" office:value="0.03635863" calcext:value-type="float">
            <text:p>0.03635863</text:p>
          </table:table-cell>
          <table:table-cell table:style-name="ce2" office:value-type="float" office:value="0.05280166" calcext:value-type="float">
            <text:p>0.05280166</text:p>
          </table:table-cell>
          <table:table-cell table:number-columns-repeated="6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2" office:value-type="float" office:value="0.5006595" calcext:value-type="float">
            <text:p>0.5006595</text:p>
          </table:table-cell>
          <table:table-cell table:style-name="ce2" office:value-type="float" office:value="1.037456" calcext:value-type="float">
            <text:p>1.037456</text:p>
          </table:table-cell>
          <table:table-cell table:style-name="ce2" office:value-type="float" office:value="0.1407148" calcext:value-type="float">
            <text:p>0.1407148</text:p>
          </table:table-cell>
          <table:table-cell table:style-name="ce2" office:value-type="float" office:value="0.2150794" calcext:value-type="float">
            <text:p>0.2150794</text:p>
          </table:table-cell>
          <table:table-cell table:style-name="ce2" office:value-type="float" office:value="0.1458742" calcext:value-type="float">
            <text:p>0.1458742</text:p>
          </table:table-cell>
          <table:table-cell table:style-name="ce2" office:value-type="float" office:value="0.2137073" calcext:value-type="float">
            <text:p>0.2137073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openmp.dat</text:p>
          </table:table-cell>
          <table:table-cell table:number-columns-repeated="12"/>
        </table:table-row>
      </table:table>
      <table:table table:name="CCPPETMR CUDA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CUDA_AVG</text:p>
          </table:table-cell>
          <table:table-cell office:value-type="string" calcext:value-type="string">
            <text:p>FFT1DCEXECCUDA_STD</text:p>
          </table:table-cell>
          <table:table-cell office:value-type="string" calcext:value-type="string">
            <text:p>FFT1DCINITCUDA_AVG</text:p>
          </table:table-cell>
          <table:table-cell office:value-type="string" calcext:value-type="string">
            <text:p>FFT1DCINITCUDA_STD</text:p>
          </table:table-cell>
          <table:table-cell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65456" calcext:value-type="float">
            <text:p>0.00065456</text:p>
          </table:table-cell>
          <table:table-cell table:style-name="ce6" office:value-type="float" office:value="0.0000437650793492" calcext:value-type="float">
            <text:p>4.38E-05</text:p>
          </table:table-cell>
          <table:table-cell office:value-type="float" office:value="0.0003203298" calcext:value-type="float">
            <text:p>0.0003203298</text:p>
          </table:table-cell>
          <table:table-cell table:style-name="ce6" office:value-type="float" office:value="0.0000212708681158" calcext:value-type="float">
            <text:p>2.13E-05</text:p>
          </table:table-cell>
          <table:table-cell office:value-type="float" office:value="0.0006743568" calcext:value-type="float">
            <text:p>0.0006743568</text:p>
          </table:table-cell>
          <table:table-cell table:style-name="ce6" office:value-type="float" office:value="0.00000981790076906" calcext:value-type="float">
            <text:p>9.82E-06</text:p>
          </table:table-cell>
          <table:table-cell office:value-type="float" office:value="0.0002077477" calcext:value-type="float">
            <text:p>0.0002077477</text:p>
          </table:table-cell>
          <table:table-cell table:style-name="ce6" office:value-type="float" office:value="0.0000111526231897" calcext:value-type="float">
            <text:p>1.12E-05</text:p>
          </table:table-cell>
          <table:table-cell table:style-name="ce11" office:value-type="float" office:value="0.02246024" calcext:value-type="float">
            <text:p>0.02246024</text:p>
          </table:table-cell>
          <table:table-cell office:value-type="float" office:value="0.000137740845229" calcext:value-type="float">
            <text:p>0.000137740845229</text:p>
          </table:table-cell>
          <table:table-cell table:style-name="ce11" office:value-type="float" office:value="0.0004235499" calcext:value-type="float">
            <text:p>0.0004235499</text:p>
          </table:table-cell>
          <table:table-cell table:style-name="ce6" office:value-type="float" office:value="0.0000104864897469" calcext:value-type="float">
            <text:p>1.05E-05</text:p>
          </table:table-cell>
          <table:table-cell office:value-type="float" office:value="0.01269774" calcext:value-type="float">
            <text:p>0.01269774</text:p>
          </table:table-cell>
          <table:table-cell table:style-name="ce6" office:value-type="float" office:value="0.0000642997874543" calcext:value-type="float">
            <text:p>6.43E-05</text:p>
          </table:table-cell>
          <table:table-cell office:value-type="float" office:value="0.0003567367" calcext:value-type="float">
            <text:p>0.0003567367</text:p>
          </table:table-cell>
          <table:table-cell table:style-name="ce6" office:value-type="float" office:value="0.0000128530468766" calcext:value-type="float">
            <text:p>1.29E-05</text:p>
          </table:table-cell>
          <table:table-cell office:value-type="float" office:value="0.02290439" calcext:value-type="float">
            <text:p>0.02290439</text:p>
          </table:table-cell>
          <table:table-cell office:value-type="float" office:value="0.000156779919703" calcext:value-type="float">
            <text:p>0.000156779919703</text:p>
          </table:table-cell>
          <table:table-cell office:value-type="float" office:value="0.0004392623" calcext:value-type="float">
            <text:p>0.0004392623</text:p>
          </table:table-cell>
          <table:table-cell table:style-name="ce6" office:value-type="float" office:value="0.0000403509478893" calcext:value-type="float">
            <text:p>4.04E-05</text:p>
          </table:table-cell>
          <table:table-cell office:value-type="float" office:value="0.02047797" calcext:value-type="float">
            <text:p>0.02047797</text:p>
          </table:table-cell>
          <table:table-cell office:value-type="float" office:value="0.000135316813852" calcext:value-type="float">
            <text:p>0.000135316813852</text:p>
          </table:table-cell>
          <table:table-cell office:value-type="float" office:value="0.0005061016" calcext:value-type="float">
            <text:p>0.0005061016</text:p>
          </table:table-cell>
          <table:table-cell table:style-name="ce6" office:value-type="float" office:value="0.0000206215740438" calcext:value-type="float">
            <text:p>2.06E-05</text:p>
          </table:table-cell>
          <table:table-cell office:value-type="float" office:value="0.1610923" calcext:value-type="float">
            <text:p>0.1610923</text:p>
          </table:table-cell>
          <table:table-cell office:value-type="float" office:value="0.0123543277442" calcext:value-type="float">
            <text:p>0.0123543277442</text:p>
          </table:table-cell>
          <table:table-cell table:style-name="ce6" office:value-type="float" office:value="0.0000400758" calcext:value-type="float">
            <text:p>4.01E-05</text:p>
          </table:table-cell>
          <table:table-cell table:style-name="ce6" office:value-type="float" office:value="0.000000181029647664" calcext:value-type="float">
            <text:p>1.81E-07</text:p>
          </table:table-cell>
          <table:table-cell office:value-type="float" office:value="0.007025377" calcext:value-type="float">
            <text:p>0.007025377</text:p>
          </table:table-cell>
          <table:table-cell office:value-type="float" office:value="0.000382996705122" calcext:value-type="float">
            <text:p>0.000382996705122</text:p>
          </table:table-cell>
          <table:table-cell office:value-type="float" office:value="0.230745" calcext:value-type="float">
            <text:p>0.230745</text:p>
          </table:table-cell>
          <table:table-cell office:value-type="float" office:value="0.00113250459896" calcext:value-type="float">
            <text:p>0.00113250459896</text:p>
          </table:table-cell>
          <table:table-cell table:style-name="ce6" office:value-type="float" office:value="0.0000150155" calcext:value-type="float">
            <text:p>1.50E-05</text:p>
          </table:table-cell>
          <table:table-cell table:style-name="ce6" office:value-type="float" office:value="0.0000000517370488356" calcext:value-type="float">
            <text:p>5.17E-08</text:p>
          </table:table-cell>
          <table:table-cell table:style-name="ce6" office:value-type="float" office:value="0.0000129608" calcext:value-type="float">
            <text:p>1.30E-05</text:p>
          </table:table-cell>
          <table:table-cell table:style-name="ce6" office:value-type="float" office:value="0.0000000218469423236" calcext:value-type="float">
            <text:p>2.18E-08</text:p>
          </table:table-cell>
          <table:table-cell table:style-name="ce6" office:value-type="float" office:value="0.0000406693" calcext:value-type="float">
            <text:p>4.07E-05</text:p>
          </table:table-cell>
          <table:table-cell table:style-name="ce6" office:value-type="float" office:value="0.00000776221433255" calcext:value-type="float">
            <text:p>7.76E-06</text:p>
          </table:table-cell>
          <table:table-cell office:value-type="float" office:value="0.1122944" calcext:value-type="float">
            <text:p>0.1122944</text:p>
          </table:table-cell>
          <table:table-cell office:value-type="float" office:value="0.0282364719161" calcext:value-type="float">
            <text:p>0.0282364719161</text:p>
          </table:table-cell>
          <table:table-cell office:value-type="float" office:value="0.2059852" calcext:value-type="float">
            <text:p>0.2059852</text:p>
          </table:table-cell>
          <table:table-cell office:value-type="float" office:value="0.0319968152401" calcext:value-type="float">
            <text:p>0.0319968152401</text:p>
          </table:table-cell>
          <table:table-cell table:style-name="ce6" office:value-type="float" office:value="0.0000177253" calcext:value-type="float">
            <text:p>1.77E-05</text:p>
          </table:table-cell>
          <table:table-cell table:style-name="ce6" office:value-type="float" office:value="0.00000383920200186" calcext:value-type="float">
            <text:p>3.84E-06</text:p>
          </table:table-cell>
          <table:table-cell table:style-name="ce6" office:value-type="float" office:value="0.0000176737" calcext:value-type="float">
            <text:p>1.77E-05</text:p>
          </table:table-cell>
          <table:table-cell table:style-name="ce6" office:value-type="float" office:value="0.0000035656157969" calcext:value-type="float">
            <text:p>3.57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316622" calcext:value-type="float">
            <text:p>0.0005316622</text:p>
          </table:table-cell>
          <table:table-cell table:style-name="ce6" office:value-type="float" office:value="0.00000454597127624" calcext:value-type="float">
            <text:p>4.55E-06</text:p>
          </table:table-cell>
          <table:table-cell office:value-type="float" office:value="0.0003221951" calcext:value-type="float">
            <text:p>0.0003221951</text:p>
          </table:table-cell>
          <table:table-cell table:style-name="ce6" office:value-type="float" office:value="0.0000301894325089" calcext:value-type="float">
            <text:p>3.02E-05</text:p>
          </table:table-cell>
          <table:table-cell office:value-type="float" office:value="0.0006645404" calcext:value-type="float">
            <text:p>0.0006645404</text:p>
          </table:table-cell>
          <table:table-cell table:style-name="ce6" office:value-type="float" office:value="0.00000713531673672" calcext:value-type="float">
            <text:p>7.14E-06</text:p>
          </table:table-cell>
          <table:table-cell office:value-type="float" office:value="0.0001954378" calcext:value-type="float">
            <text:p>0.0001954378</text:p>
          </table:table-cell>
          <table:table-cell table:style-name="ce6" office:value-type="float" office:value="0.00000866015487159" calcext:value-type="float">
            <text:p>8.66E-06</text:p>
          </table:table-cell>
          <table:table-cell table:style-name="ce11" office:value-type="float" office:value="0.02329644" calcext:value-type="float">
            <text:p>0.02329644</text:p>
          </table:table-cell>
          <table:table-cell office:value-type="float" office:value="0.000200964691205" calcext:value-type="float">
            <text:p>0.000200964691205</text:p>
          </table:table-cell>
          <table:table-cell table:style-name="ce11" office:value-type="float" office:value="0.0004068046" calcext:value-type="float">
            <text:p>0.0004068046</text:p>
          </table:table-cell>
          <table:table-cell table:style-name="ce6" office:value-type="float" office:value="0.00000671599997022" calcext:value-type="float">
            <text:p>6.72E-06</text:p>
          </table:table-cell>
          <table:table-cell office:value-type="float" office:value="0.01309348" calcext:value-type="float">
            <text:p>0.01309348</text:p>
          </table:table-cell>
          <table:table-cell office:value-type="float" office:value="0.000119805535023" calcext:value-type="float">
            <text:p>0.000119805535023</text:p>
          </table:table-cell>
          <table:table-cell office:value-type="float" office:value="0.0003300059" calcext:value-type="float">
            <text:p>0.0003300059</text:p>
          </table:table-cell>
          <table:table-cell table:style-name="ce6" office:value-type="float" office:value="0.00000850114579794" calcext:value-type="float">
            <text:p>8.50E-06</text:p>
          </table:table-cell>
          <table:table-cell office:value-type="float" office:value="0.02389019" calcext:value-type="float">
            <text:p>0.02389019</text:p>
          </table:table-cell>
          <table:table-cell office:value-type="float" office:value="0.000171165608241" calcext:value-type="float">
            <text:p>0.000171165608241</text:p>
          </table:table-cell>
          <table:table-cell office:value-type="float" office:value="0.0004188156" calcext:value-type="float">
            <text:p>0.0004188156</text:p>
          </table:table-cell>
          <table:table-cell table:style-name="ce6" office:value-type="float" office:value="0.0000165880903609" calcext:value-type="float">
            <text:p>1.66E-05</text:p>
          </table:table-cell>
          <table:table-cell office:value-type="float" office:value="0.02094448" calcext:value-type="float">
            <text:p>0.02094448</text:p>
          </table:table-cell>
          <table:table-cell office:value-type="float" office:value="0.000308396436065" calcext:value-type="float">
            <text:p>0.000308396436065</text:p>
          </table:table-cell>
          <table:table-cell office:value-type="float" office:value="0.0004957878" calcext:value-type="float">
            <text:p>0.0004957878</text:p>
          </table:table-cell>
          <table:table-cell table:style-name="ce6" office:value-type="float" office:value="0.0000189107102622" calcext:value-type="float">
            <text:p>1.89E-05</text:p>
          </table:table-cell>
          <table:table-cell office:value-type="float" office:value="0.1559412" calcext:value-type="float">
            <text:p>0.1559412</text:p>
          </table:table-cell>
          <table:table-cell office:value-type="float" office:value="0.0019369058831" calcext:value-type="float">
            <text:p>0.0019369058831</text:p>
          </table:table-cell>
          <table:table-cell table:style-name="ce6" office:value-type="float" office:value="0.0000447986" calcext:value-type="float">
            <text:p>4.48E-05</text:p>
          </table:table-cell>
          <table:table-cell table:style-name="ce6" office:value-type="float" office:value="0.00000695963476372" calcext:value-type="float">
            <text:p>6.96E-06</text:p>
          </table:table-cell>
          <table:table-cell office:value-type="float" office:value="0.006890179" calcext:value-type="float">
            <text:p>0.006890179</text:p>
          </table:table-cell>
          <table:table-cell office:value-type="float" office:value="0.000448854717784" calcext:value-type="float">
            <text:p>0.000448854717784</text:p>
          </table:table-cell>
          <table:table-cell office:value-type="float" office:value="0.2303692" calcext:value-type="float">
            <text:p>0.2303692</text:p>
          </table:table-cell>
          <table:table-cell office:value-type="float" office:value="0.00235107213368" calcext:value-type="float">
            <text:p>0.00235107213368</text:p>
          </table:table-cell>
          <table:table-cell table:style-name="ce6" office:value-type="float" office:value="0.0000153734" calcext:value-type="float">
            <text:p>1.54E-05</text:p>
          </table:table-cell>
          <table:table-cell table:style-name="ce6" office:value-type="float" office:value="0.000000263794617079" calcext:value-type="float">
            <text:p>2.64E-07</text:p>
          </table:table-cell>
          <table:table-cell table:style-name="ce6" office:value-type="float" office:value="0.0000147915" calcext:value-type="float">
            <text:p>1.48E-05</text:p>
          </table:table-cell>
          <table:table-cell table:style-name="ce6" office:value-type="float" office:value="0.00000490978307396" calcext:value-type="float">
            <text:p>4.91E-06</text:p>
          </table:table-cell>
          <table:table-cell table:style-name="ce6" office:value-type="float" office:value="0.0000419077" calcext:value-type="float">
            <text:p>4.19E-05</text:p>
          </table:table-cell>
          <table:table-cell table:style-name="ce6" office:value-type="float" office:value="0.0000096856032113" calcext:value-type="float">
            <text:p>9.69E-06</text:p>
          </table:table-cell>
          <table:table-cell office:value-type="float" office:value="0.1028165" calcext:value-type="float">
            <text:p>0.1028165</text:p>
          </table:table-cell>
          <table:table-cell office:value-type="float" office:value="0.00136301758772" calcext:value-type="float">
            <text:p>0.00136301758772</text:p>
          </table:table-cell>
          <table:table-cell office:value-type="float" office:value="0.1951051" calcext:value-type="float">
            <text:p>0.1951051</text:p>
          </table:table-cell>
          <table:table-cell office:value-type="float" office:value="0.000904270909505" calcext:value-type="float">
            <text:p>0.000904270909505</text:p>
          </table:table-cell>
          <table:table-cell table:style-name="ce6" office:value-type="float" office:value="0.0000189939" calcext:value-type="float">
            <text:p>1.90E-05</text:p>
          </table:table-cell>
          <table:table-cell table:style-name="ce6" office:value-type="float" office:value="0.00000468942466146" calcext:value-type="float">
            <text:p>4.69E-06</text:p>
          </table:table-cell>
          <table:table-cell table:style-name="ce6" office:value-type="float" office:value="0.0000183472" calcext:value-type="float">
            <text:p>1.83E-05</text:p>
          </table:table-cell>
          <table:table-cell table:style-name="ce6" office:value-type="float" office:value="0.00000437599346942" calcext:value-type="float">
            <text:p>4.38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9716391" calcext:value-type="float">
            <text:p>0.0009716391</text:p>
          </table:table-cell>
          <table:table-cell table:style-name="ce6" office:value-type="float" office:value="0.0000239281932988" calcext:value-type="float">
            <text:p>2.39E-05</text:p>
          </table:table-cell>
          <table:table-cell office:value-type="float" office:value="0.0009412604" calcext:value-type="float">
            <text:p>0.0009412604</text:p>
          </table:table-cell>
          <table:table-cell office:value-type="float" office:value="0.000294260032158" calcext:value-type="float">
            <text:p>0.000294260032158</text:p>
          </table:table-cell>
          <table:table-cell office:value-type="float" office:value="0.001159036" calcext:value-type="float">
            <text:p>0.001159036</text:p>
          </table:table-cell>
          <table:table-cell table:style-name="ce6" office:value-type="float" office:value="0.0000142924177256" calcext:value-type="float">
            <text:p>1.43E-05</text:p>
          </table:table-cell>
          <table:table-cell office:value-type="float" office:value="0.0002418632" calcext:value-type="float">
            <text:p>0.0002418632</text:p>
          </table:table-cell>
          <table:table-cell table:style-name="ce6" office:value-type="float" office:value="0.0000102850427731" calcext:value-type="float">
            <text:p>1.03E-05</text:p>
          </table:table-cell>
          <table:table-cell table:style-name="ce11" office:value-type="float" office:value="0.0243851" calcext:value-type="float">
            <text:p>0.0243851</text:p>
          </table:table-cell>
          <table:table-cell office:value-type="float" office:value="0.000246350197889" calcext:value-type="float">
            <text:p>0.000246350197889</text:p>
          </table:table-cell>
          <table:table-cell table:style-name="ce11" office:value-type="float" office:value="0.001611954" calcext:value-type="float">
            <text:p>0.001611954</text:p>
          </table:table-cell>
          <table:table-cell office:value-type="float" office:value="0.000297089715713" calcext:value-type="float">
            <text:p>0.000297089715713</text:p>
          </table:table-cell>
          <table:table-cell office:value-type="float" office:value="0.0152209" calcext:value-type="float">
            <text:p>0.0152209</text:p>
          </table:table-cell>
          <table:table-cell table:style-name="ce6" office:value-type="float" office:value="0.0000745211826709" calcext:value-type="float">
            <text:p>7.45E-05</text:p>
          </table:table-cell>
          <table:table-cell office:value-type="float" office:value="0.0005281166" calcext:value-type="float">
            <text:p>0.0005281166</text:p>
          </table:table-cell>
          <table:table-cell table:style-name="ce6" office:value-type="float" office:value="0.0000174026161009" calcext:value-type="float">
            <text:p>1.74E-05</text:p>
          </table:table-cell>
          <table:table-cell office:value-type="float" office:value="0.02486922" calcext:value-type="float">
            <text:p>0.02486922</text:p>
          </table:table-cell>
          <table:table-cell office:value-type="float" office:value="0.000156767122403" calcext:value-type="float">
            <text:p>0.000156767122403</text:p>
          </table:table-cell>
          <table:table-cell office:value-type="float" office:value="0.001593249" calcext:value-type="float">
            <text:p>0.001593249</text:p>
          </table:table-cell>
          <table:table-cell table:style-name="ce6" office:value-type="float" office:value="0.0000863471630429" calcext:value-type="float">
            <text:p>8.63E-05</text:p>
          </table:table-cell>
          <table:table-cell office:value-type="float" office:value="0.02219085" calcext:value-type="float">
            <text:p>0.02219085</text:p>
          </table:table-cell>
          <table:table-cell office:value-type="float" office:value="0.00017380284648" calcext:value-type="float">
            <text:p>0.00017380284648</text:p>
          </table:table-cell>
          <table:table-cell office:value-type="float" office:value="0.0006001093" calcext:value-type="float">
            <text:p>0.0006001093</text:p>
          </table:table-cell>
          <table:table-cell table:style-name="ce6" office:value-type="float" office:value="0.0000172330923906" calcext:value-type="float">
            <text:p>1.72E-05</text:p>
          </table:table-cell>
          <table:table-cell office:value-type="float" office:value="0.1565858" calcext:value-type="float">
            <text:p>0.1565858</text:p>
          </table:table-cell>
          <table:table-cell office:value-type="float" office:value="0.00221051727481" calcext:value-type="float">
            <text:p>0.00221051727481</text:p>
          </table:table-cell>
          <table:table-cell table:style-name="ce6" office:value-type="float" office:value="0.0000415336" calcext:value-type="float">
            <text:p>4.15E-05</text:p>
          </table:table-cell>
          <table:table-cell table:style-name="ce6" office:value-type="float" office:value="0.00000148882020405" calcext:value-type="float">
            <text:p>1.49E-06</text:p>
          </table:table-cell>
          <table:table-cell office:value-type="float" office:value="0.006912633" calcext:value-type="float">
            <text:p>0.006912633</text:p>
          </table:table-cell>
          <table:table-cell office:value-type="float" office:value="0.000136800169026" calcext:value-type="float">
            <text:p>0.000136800169026</text:p>
          </table:table-cell>
          <table:table-cell office:value-type="float" office:value="0.2363492" calcext:value-type="float">
            <text:p>0.2363492</text:p>
          </table:table-cell>
          <table:table-cell office:value-type="float" office:value="0.0156379897955" calcext:value-type="float">
            <text:p>0.0156379897955</text:p>
          </table:table-cell>
          <table:table-cell table:style-name="ce6" office:value-type="float" office:value="0.0000152796" calcext:value-type="float">
            <text:p>1.53E-05</text:p>
          </table:table-cell>
          <table:table-cell table:style-name="ce6" office:value-type="float" office:value="0.0000000149903672774" calcext:value-type="float">
            <text:p>1.50E-08</text:p>
          </table:table-cell>
          <table:table-cell table:style-name="ce6" office:value-type="float" office:value="0.0000131849" calcext:value-type="float">
            <text:p>1.32E-05</text:p>
          </table:table-cell>
          <table:table-cell table:style-name="ce6" office:value-type="float" office:value="0.0000000277226341541" calcext:value-type="float">
            <text:p>2.77E-08</text:p>
          </table:table-cell>
          <table:table-cell table:style-name="ce6" office:value-type="float" office:value="0.0000400189" calcext:value-type="float">
            <text:p>4.00E-05</text:p>
          </table:table-cell>
          <table:table-cell table:style-name="ce6" office:value-type="float" office:value="0.00000855751546822" calcext:value-type="float">
            <text:p>8.56E-06</text:p>
          </table:table-cell>
          <table:table-cell office:value-type="float" office:value="0.1064584" calcext:value-type="float">
            <text:p>0.1064584</text:p>
          </table:table-cell>
          <table:table-cell office:value-type="float" office:value="0.00494648432278" calcext:value-type="float">
            <text:p>0.00494648432278</text:p>
          </table:table-cell>
          <table:table-cell office:value-type="float" office:value="0.1958158" calcext:value-type="float">
            <text:p>0.1958158</text:p>
          </table:table-cell>
          <table:table-cell office:value-type="float" office:value="0.00503137005419" calcext:value-type="float">
            <text:p>0.00503137005419</text:p>
          </table:table-cell>
          <table:table-cell table:style-name="ce6" office:value-type="float" office:value="0.000017681" calcext:value-type="float">
            <text:p>1.77E-05</text:p>
          </table:table-cell>
          <table:table-cell table:style-name="ce6" office:value-type="float" office:value="0.00000451970581639" calcext:value-type="float">
            <text:p>4.52E-06</text:p>
          </table:table-cell>
          <table:table-cell table:style-name="ce6" office:value-type="float" office:value="0.0000186239" calcext:value-type="float">
            <text:p>1.86E-05</text:p>
          </table:table-cell>
          <table:table-cell table:style-name="ce6" office:value-type="float" office:value="0.00000527687867441" calcext:value-type="float">
            <text:p>5.28E-06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FFT 2D C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table:style-name="ce1" office:value-type="string" calcext:value-type="string">
            <text:p>N_points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cuda_init_c</text:p>
          </table:table-cell>
          <table:table-cell table:style-name="ce2" office:value-type="string" calcext:value-type="string">
            <text:p>cuda_exec_c</text:p>
          </table:table-cell>
          <table:table-cell table:number-columns-repeated="4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.0004235499" calcext:value-type="float">
            <text:p>0.0004235499</text:p>
          </table:table-cell>
          <table:table-cell table:style-name="ce2" office:value-type="float" office:value="0.02246024" calcext:value-type="float">
            <text:p>0.02246024</text:p>
          </table:table-cell>
          <table:table-cell table:number-columns-repeated="4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004068046" calcext:value-type="float">
            <text:p>0.0004068046</text:p>
          </table:table-cell>
          <table:table-cell table:style-name="ce2" office:value-type="float" office:value="0.02329644" calcext:value-type="float">
            <text:p>0.02329644</text:p>
          </table:table-cell>
          <table:table-cell table:number-columns-repeated="44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01611954" calcext:value-type="float">
            <text:p>0.001611954</text:p>
          </table:table-cell>
          <table:table-cell table:style-name="ce2" office:value-type="float" office:value="0.0243851" calcext:value-type="float">
            <text:p>0.0243851</text:p>
          </table:table-cell>
          <table:table-cell table:number-columns-repeated="44"/>
        </table:table-row>
        <table:table-row table:style-name="ro1">
          <table:table-cell table:style-name="ce18" office:value-type="string" calcext:value-type="string">
            <text:p>ccppetmr-cuda.dat</text:p>
          </table:table-cell>
          <table:table-cell table:number-columns-repeated="46"/>
        </table:table-row>
      </table:table>
      <table:table table:name="CCPPETMR OPENCL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CL_AVG</text:p>
          </table:table-cell>
          <table:table-cell office:value-type="string" calcext:value-type="string">
            <text:p>FFT1DCEXECOPENCL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1384686" calcext:value-type="float">
            <text:p>0.001384686</text:p>
          </table:table-cell>
          <table:table-cell table:style-name="ce6" office:value-type="float" office:value="0.0000102463350629" calcext:value-type="float">
            <text:p>1.02E-05</text:p>
          </table:table-cell>
          <table:table-cell office:value-type="float" office:value="0.07890638" calcext:value-type="float">
            <text:p>0.07890638</text:p>
          </table:table-cell>
          <table:table-cell table:style-name="ce6" office:value-type="float" office:value="0.00147000454935" calcext:value-type="float">
            <text:p>1.47E-03</text:p>
          </table:table-cell>
          <table:table-cell office:value-type="float" office:value="0.001374367" calcext:value-type="float">
            <text:p>0.001374367</text:p>
          </table:table-cell>
          <table:table-cell table:style-name="ce6" office:value-type="float" office:value="0.0000127217818895" calcext:value-type="float">
            <text:p>1.27E-05</text:p>
          </table:table-cell>
          <table:table-cell office:value-type="float" office:value="0.07094533" calcext:value-type="float">
            <text:p>0.07094533</text:p>
          </table:table-cell>
          <table:table-cell table:style-name="ce6" office:value-type="float" office:value="0.00351530530492" calcext:value-type="float">
            <text:p>3.52E-03</text:p>
          </table:table-cell>
          <table:table-cell table:style-name="ce11" office:value-type="float" office:value="0.02498492" calcext:value-type="float">
            <text:p>0.02498492</text:p>
          </table:table-cell>
          <table:table-cell office:value-type="float" office:value="0.00023648625424" calcext:value-type="float">
            <text:p>0.00023648625424</text:p>
          </table:table-cell>
          <table:table-cell table:style-name="ce11" office:value-type="float" office:value="0.1058767" calcext:value-type="float">
            <text:p>0.1058767</text:p>
          </table:table-cell>
          <table:table-cell table:style-name="ce6" office:value-type="float" office:value="0.00145826845951" calcext:value-type="float">
            <text:p>1.46E-03</text:p>
          </table:table-cell>
          <table:table-cell office:value-type="float" office:value="0.01708709" calcext:value-type="float">
            <text:p>0.01708709</text:p>
          </table:table-cell>
          <table:table-cell table:style-name="ce6" office:value-type="float" office:value="0.000165863360431" calcext:value-type="float">
            <text:p>1.66E-04</text:p>
          </table:table-cell>
          <table:table-cell office:value-type="float" office:value="0.08606453" calcext:value-type="float">
            <text:p>0.08606453</text:p>
          </table:table-cell>
          <table:table-cell table:style-name="ce6" office:value-type="float" office:value="0.00479001165507" calcext:value-type="float">
            <text:p>4.79E-03</text:p>
          </table:table-cell>
          <table:table-cell office:value-type="float" office:value="0.02600628" calcext:value-type="float">
            <text:p>0.02600628</text:p>
          </table:table-cell>
          <table:table-cell office:value-type="float" office:value="0.000201403551773" calcext:value-type="float">
            <text:p>0.000201403551773</text:p>
          </table:table-cell>
          <table:table-cell office:value-type="float" office:value="0.1151594" calcext:value-type="float">
            <text:p>0.1151594</text:p>
          </table:table-cell>
          <table:table-cell table:style-name="ce6" office:value-type="float" office:value="0.00263439464689" calcext:value-type="float">
            <text:p>2.63E-03</text:p>
          </table:table-cell>
          <table:table-cell office:value-type="float" office:value="0.02731165" calcext:value-type="float">
            <text:p>0.02731165</text:p>
          </table:table-cell>
          <table:table-cell office:value-type="float" office:value="0.000207628312403" calcext:value-type="float">
            <text:p>0.000207628312403</text:p>
          </table:table-cell>
          <table:table-cell office:value-type="float" office:value="0.10133631" calcext:value-type="float">
            <text:p>0.10133631</text:p>
          </table:table-cell>
          <table:table-cell table:style-name="ce6" office:value-type="float" office:value="0.00186324422115" calcext:value-type="float">
            <text:p>1.86E-03</text:p>
          </table:table-cell>
          <table:table-cell office:value-type="float" office:value="0.07383444" calcext:value-type="float">
            <text:p>0.07383444</text:p>
          </table:table-cell>
          <table:table-cell office:value-type="float" office:value="0.00415916747604" calcext:value-type="float">
            <text:p>0.00415916747604</text:p>
          </table:table-cell>
          <table:table-cell table:style-name="ce6" office:value-type="float" office:value="0.001704845" calcext:value-type="float">
            <text:p>1.70E-03</text:p>
          </table:table-cell>
          <table:table-cell table:style-name="ce6" office:value-type="float" office:value="0.0000568093490448" calcext:value-type="float">
            <text:p>5.68E-05</text:p>
          </table:table-cell>
          <table:table-cell office:value-type="float" office:value="0.006304351" calcext:value-type="float">
            <text:p>0.006304351</text:p>
          </table:table-cell>
          <table:table-cell table:style-name="ce6" office:value-type="float" office:value="0.000043029157156" calcext:value-type="float">
            <text:p>4.30E-05</text:p>
          </table:table-cell>
          <table:table-cell office:value-type="float" office:value="0.001186149" calcext:value-type="float">
            <text:p>0.001186149</text:p>
          </table:table-cell>
          <table:table-cell office:value-type="float" office:value="0.000171136536293" calcext:value-type="float">
            <text:p>0.000171136536293</text:p>
          </table:table-cell>
          <table:table-cell table:style-name="ce6" office:value-type="float" office:value="0.004149011" calcext:value-type="float">
            <text:p>4.15E-03</text:p>
          </table:table-cell>
          <table:table-cell table:style-name="ce6" office:value-type="float" office:value="0.0000319478354162" calcext:value-type="float">
            <text:p>3.19E-05</text:p>
          </table:table-cell>
          <table:table-cell table:style-name="ce6" table:number-columns-repeated="4"/>
          <table:table-cell table:number-columns-repeated="4"/>
          <table:table-cell table:style-name="ce6"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158397" calcext:value-type="float">
            <text:p>0.001158397</text:p>
          </table:table-cell>
          <table:table-cell table:style-name="ce6" office:value-type="float" office:value="0.00000813047087607" calcext:value-type="float">
            <text:p>8.13E-06</text:p>
          </table:table-cell>
          <table:table-cell office:value-type="float" office:value="0.07432567" calcext:value-type="float">
            <text:p>0.07432567</text:p>
          </table:table-cell>
          <table:table-cell table:style-name="ce6" office:value-type="float" office:value="0.00123107866348" calcext:value-type="float">
            <text:p>1.23E-03</text:p>
          </table:table-cell>
          <table:table-cell office:value-type="float" office:value="0.001117668" calcext:value-type="float">
            <text:p>0.001117668</text:p>
          </table:table-cell>
          <table:table-cell table:style-name="ce6" office:value-type="float" office:value="0.00000520667050789" calcext:value-type="float">
            <text:p>5.21E-06</text:p>
          </table:table-cell>
          <table:table-cell office:value-type="float" office:value="0.0673378" calcext:value-type="float">
            <text:p>0.0673378</text:p>
          </table:table-cell>
          <table:table-cell table:style-name="ce6" office:value-type="float" office:value="0.00141860461644" calcext:value-type="float">
            <text:p>1.42E-03</text:p>
          </table:table-cell>
          <table:table-cell table:style-name="ce11" office:value-type="float" office:value="0.02539668" calcext:value-type="float">
            <text:p>0.02539668</text:p>
          </table:table-cell>
          <table:table-cell office:value-type="float" office:value="0.00019195505724" calcext:value-type="float">
            <text:p>0.00019195505724</text:p>
          </table:table-cell>
          <table:table-cell table:style-name="ce11" office:value-type="float" office:value="0.09754472" calcext:value-type="float">
            <text:p>0.09754472</text:p>
          </table:table-cell>
          <table:table-cell table:style-name="ce6" office:value-type="float" office:value="0.000986570285608" calcext:value-type="float">
            <text:p>9.87E-04</text:p>
          </table:table-cell>
          <table:table-cell office:value-type="float" office:value="0.01710698" calcext:value-type="float">
            <text:p>0.01710698</text:p>
          </table:table-cell>
          <table:table-cell office:value-type="float" office:value="0.000107901403554" calcext:value-type="float">
            <text:p>0.000107901403554</text:p>
          </table:table-cell>
          <table:table-cell office:value-type="float" office:value="0.07850106" calcext:value-type="float">
            <text:p>0.07850106</text:p>
          </table:table-cell>
          <table:table-cell table:style-name="ce6" office:value-type="float" office:value="0.00169856133779" calcext:value-type="float">
            <text:p>1.70E-03</text:p>
          </table:table-cell>
          <table:table-cell office:value-type="float" office:value="0.02641052" calcext:value-type="float">
            <text:p>0.02641052</text:p>
          </table:table-cell>
          <table:table-cell office:value-type="float" office:value="0.00015365379411" calcext:value-type="float">
            <text:p>0.00015365379411</text:p>
          </table:table-cell>
          <table:table-cell office:value-type="float" office:value="0.10569" calcext:value-type="float">
            <text:p>0.10569</text:p>
          </table:table-cell>
          <table:table-cell table:style-name="ce6" office:value-type="float" office:value="0.00163303031203" calcext:value-type="float">
            <text:p>1.63E-03</text:p>
          </table:table-cell>
          <table:table-cell office:value-type="float" office:value="0.02777397" calcext:value-type="float">
            <text:p>0.02777397</text:p>
          </table:table-cell>
          <table:table-cell office:value-type="float" office:value="0.000940184770316" calcext:value-type="float">
            <text:p>0.000940184770316</text:p>
          </table:table-cell>
          <table:table-cell office:value-type="float" office:value="0.09430602" calcext:value-type="float">
            <text:p>0.09430602</text:p>
          </table:table-cell>
          <table:table-cell table:style-name="ce6" office:value-type="float" office:value="0.00288866253512" calcext:value-type="float">
            <text:p>2.89E-03</text:p>
          </table:table-cell>
          <table:table-cell office:value-type="float" office:value="0.0713304" calcext:value-type="float">
            <text:p>0.0713304</text:p>
          </table:table-cell>
          <table:table-cell office:value-type="float" office:value="0.00588816675054" calcext:value-type="float">
            <text:p>0.00588816675054</text:p>
          </table:table-cell>
          <table:table-cell table:style-name="ce6" office:value-type="float" office:value="0.001692517" calcext:value-type="float">
            <text:p>1.69E-03</text:p>
          </table:table-cell>
          <table:table-cell table:style-name="ce6" office:value-type="float" office:value="0.0000397139726461" calcext:value-type="float">
            <text:p>3.97E-05</text:p>
          </table:table-cell>
          <table:table-cell office:value-type="float" office:value="0.006297762" calcext:value-type="float">
            <text:p>0.006297762</text:p>
          </table:table-cell>
          <table:table-cell table:style-name="ce6" office:value-type="float" office:value="0.0000816346905835" calcext:value-type="float">
            <text:p>8.16E-05</text:p>
          </table:table-cell>
          <table:table-cell office:value-type="float" office:value="0.001120196" calcext:value-type="float">
            <text:p>0.001120196</text:p>
          </table:table-cell>
          <table:table-cell table:style-name="ce6" office:value-type="float" office:value="0.0000163882269396" calcext:value-type="float">
            <text:p>1.64E-05</text:p>
          </table:table-cell>
          <table:table-cell table:style-name="ce6" office:value-type="float" office:value="0.004128805" calcext:value-type="float">
            <text:p>4.13E-03</text:p>
          </table:table-cell>
          <table:table-cell table:style-name="ce6" office:value-type="float" office:value="0.0000554635869037" calcext:value-type="float">
            <text:p>5.55E-05</text:p>
          </table:table-cell>
          <table:table-cell table:style-name="ce6" table:number-columns-repeated="4"/>
          <table:table-cell table:number-columns-repeated="4"/>
          <table:table-cell table:style-name="ce6"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9605575" calcext:value-type="float">
            <text:p>0.0009605575</text:p>
          </table:table-cell>
          <table:table-cell table:style-name="ce6" office:value-type="float" office:value="0.000454573361996" calcext:value-type="float">
            <text:p>4.55E-04</text:p>
          </table:table-cell>
          <table:table-cell office:value-type="float" office:value="0.06568531" calcext:value-type="float">
            <text:p>0.06568531</text:p>
          </table:table-cell>
          <table:table-cell office:value-type="float" office:value="0.00437095406556" calcext:value-type="float">
            <text:p>0.00437095406556</text:p>
          </table:table-cell>
          <table:table-cell office:value-type="float" office:value="0.0007459213" calcext:value-type="float">
            <text:p>0.0007459213</text:p>
          </table:table-cell>
          <table:table-cell table:style-name="ce6" office:value-type="float" office:value="0.0000105007888598" calcext:value-type="float">
            <text:p>1.05E-05</text:p>
          </table:table-cell>
          <table:table-cell office:value-type="float" office:value="0.06559033" calcext:value-type="float">
            <text:p>0.06559033</text:p>
          </table:table-cell>
          <table:table-cell table:style-name="ce6" office:value-type="float" office:value="0.00124330577454" calcext:value-type="float">
            <text:p>1.24E-03</text:p>
          </table:table-cell>
          <table:table-cell table:style-name="ce11" office:value-type="float" office:value="0.02447301" calcext:value-type="float">
            <text:p>0.02447301</text:p>
          </table:table-cell>
          <table:table-cell office:value-type="float" office:value="0.000144683596936" calcext:value-type="float">
            <text:p>0.000144683596936</text:p>
          </table:table-cell>
          <table:table-cell table:style-name="ce11" office:value-type="float" office:value="0.06819839" calcext:value-type="float">
            <text:p>0.06819839</text:p>
          </table:table-cell>
          <table:table-cell office:value-type="float" office:value="0.00731922436851" calcext:value-type="float">
            <text:p>0.00731922436851</text:p>
          </table:table-cell>
          <table:table-cell office:value-type="float" office:value="0.01627707" calcext:value-type="float">
            <text:p>0.01627707</text:p>
          </table:table-cell>
          <table:table-cell table:style-name="ce6" office:value-type="float" office:value="0.000145377761176" calcext:value-type="float">
            <text:p>1.45E-04</text:p>
          </table:table-cell>
          <table:table-cell office:value-type="float" office:value="0.06180803" calcext:value-type="float">
            <text:p>0.06180803</text:p>
          </table:table-cell>
          <table:table-cell table:style-name="ce6" office:value-type="float" office:value="0.00464550141345" calcext:value-type="float">
            <text:p>4.65E-03</text:p>
          </table:table-cell>
          <table:table-cell office:value-type="float" office:value="0.02538189" calcext:value-type="float">
            <text:p>0.02538189</text:p>
          </table:table-cell>
          <table:table-cell office:value-type="float" office:value="0.000212108313264" calcext:value-type="float">
            <text:p>0.000212108313264</text:p>
          </table:table-cell>
          <table:table-cell office:value-type="float" office:value="0.06064392" calcext:value-type="float">
            <text:p>0.06064392</text:p>
          </table:table-cell>
          <table:table-cell table:style-name="ce6" office:value-type="float" office:value="0.00676899553123" calcext:value-type="float">
            <text:p>6.77E-03</text:p>
          </table:table-cell>
          <table:table-cell office:value-type="float" office:value="0.02663207" calcext:value-type="float">
            <text:p>0.02663207</text:p>
          </table:table-cell>
          <table:table-cell office:value-type="float" office:value="0.0002676658242" calcext:value-type="float">
            <text:p>0.0002676658242</text:p>
          </table:table-cell>
          <table:table-cell office:value-type="float" office:value="0.05852516" calcext:value-type="float">
            <text:p>0.05852516</text:p>
          </table:table-cell>
          <table:table-cell table:style-name="ce6" office:value-type="float" office:value="0.00117288393307" calcext:value-type="float">
            <text:p>1.17E-03</text:p>
          </table:table-cell>
          <table:table-cell office:value-type="float" office:value="0.07161528" calcext:value-type="float">
            <text:p>0.07161528</text:p>
          </table:table-cell>
          <table:table-cell office:value-type="float" office:value="0.00554830773576" calcext:value-type="float">
            <text:p>0.00554830773576</text:p>
          </table:table-cell>
          <table:table-cell table:style-name="ce6" office:value-type="float" office:value="0.002001344" calcext:value-type="float">
            <text:p>2.00E-03</text:p>
          </table:table-cell>
          <table:table-cell table:style-name="ce6" office:value-type="float" office:value="0.00030344918759" calcext:value-type="float">
            <text:p>3.03E-04</text:p>
          </table:table-cell>
          <table:table-cell office:value-type="float" office:value="0.00629551" calcext:value-type="float">
            <text:p>0.00629551</text:p>
          </table:table-cell>
          <table:table-cell table:style-name="ce6" office:value-type="float" office:value="0.0000542906001686" calcext:value-type="float">
            <text:p>5.43E-05</text:p>
          </table:table-cell>
          <table:table-cell office:value-type="float" office:value="0.001333477" calcext:value-type="float">
            <text:p>0.001333477</text:p>
          </table:table-cell>
          <table:table-cell table:style-name="ce6" office:value-type="float" office:value="0.0000238663510454" calcext:value-type="float">
            <text:p>2.39E-05</text:p>
          </table:table-cell>
          <table:table-cell table:style-name="ce6" office:value-type="float" office:value="0.004132683" calcext:value-type="float">
            <text:p>4.13E-03</text:p>
          </table:table-cell>
          <table:table-cell table:style-name="ce6" office:value-type="float" office:value="0.0000599435226878" calcext:value-type="float">
            <text:p>5.99E-05</text:p>
          </table:table-cell>
          <table:table-cell table:style-name="ce6" table:number-columns-repeated="4"/>
          <table:table-cell table:number-columns-repeated="4"/>
          <table:table-cell table:style-name="ce6" table:number-columns-repeated="4"/>
        </table:table-row>
        <table:table-row table:style-name="ro1" table:number-rows-repeated="6">
          <table:table-cell table:number-columns-repeated="47"/>
        </table:table-row>
        <table:table-row table:style-name="ro1">
          <table:table-cell table:style-name="ce1" office:value-type="string" calcext:value-type="string">
            <text:p>FFT 2D C</text:p>
          </table:table-cell>
          <table:table-cell table:style-name="ce1" table:number-columns-repeated="2"/>
          <table:table-cell table:number-columns-repeated="44"/>
        </table:table-row>
        <table:table-row table:style-name="ro1">
          <table:table-cell table:style-name="ce1" office:value-type="string" calcext:value-type="string">
            <text:p>N_points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cl_init_c</text:p>
          </table:table-cell>
          <table:table-cell table:style-name="ce2" office:value-type="string" calcext:value-type="string">
            <text:p>opencl_exec_c</text:p>
          </table:table-cell>
          <table:table-cell table:number-columns-repeated="4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.1058767" calcext:value-type="float">
            <text:p>0.1058767</text:p>
          </table:table-cell>
          <table:table-cell table:style-name="ce2" office:value-type="float" office:value="0.02498492" calcext:value-type="float">
            <text:p>0.02498492</text:p>
          </table:table-cell>
          <table:table-cell table:number-columns-repeated="4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9754472" calcext:value-type="float">
            <text:p>0.09754472</text:p>
          </table:table-cell>
          <table:table-cell table:style-name="ce2" office:value-type="float" office:value="0.02539668" calcext:value-type="float">
            <text:p>0.02539668</text:p>
          </table:table-cell>
          <table:table-cell table:number-columns-repeated="44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6819839" calcext:value-type="float">
            <text:p>0.06819839</text:p>
          </table:table-cell>
          <table:table-cell table:style-name="ce2" office:value-type="float" office:value="0.02447301" calcext:value-type="float">
            <text:p>0.02447301</text:p>
          </table:table-cell>
          <table:table-cell table:number-columns-repeated="44"/>
        </table:table-row>
        <table:table-row table:style-name="ro1">
          <table:table-cell table:style-name="ce18" office:value-type="string" calcext:value-type="string">
            <text:p>ccppetmr-opencl.dat</text:p>
          </table:table-cell>
          <table:table-cell table:number-columns-repeated="46"/>
        </table:table-row>
      </table:table>
      <table:table table:name="CCPPETMR OPENACC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EXECOPENACC_AVG</text:p>
          </table:table-cell>
          <table:table-cell office:value-type="string" calcext:value-type="string">
            <text:p>FFT1DCEXECOPENACC_STD</text:p>
          </table:table-cell>
          <table:table-cell office:value-type="string" calcext:value-type="string">
            <text:p>FFT1DCINITOPENACC_AVG</text:p>
          </table:table-cell>
          <table:table-cell office:value-type="string" calcext:value-type="string">
            <text:p>FFT1DCINITOPENACC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356681" calcext:value-type="float">
            <text:p>0.002356681</text:p>
          </table:table-cell>
          <table:table-cell table:style-name="ce6" office:value-type="float" office:value="0.0000364288592709" calcext:value-type="float">
            <text:p>3.64E-05</text:p>
          </table:table-cell>
          <table:table-cell office:value-type="float" office:value="0.001471694" calcext:value-type="float">
            <text:p>0.001471694</text:p>
          </table:table-cell>
          <table:table-cell office:value-type="float" office:value="0.000391131334612" calcext:value-type="float">
            <text:p>0.000391131334612</text:p>
          </table:table-cell>
          <table:table-cell office:value-type="float" office:value="0.002250567" calcext:value-type="float">
            <text:p>0.002250567</text:p>
          </table:table-cell>
          <table:table-cell table:style-name="ce6" office:value-type="float" office:value="0.0000249654490357" calcext:value-type="float">
            <text:p>2.50E-05</text:p>
          </table:table-cell>
          <table:table-cell office:value-type="float" office:value="0.001508657" calcext:value-type="float">
            <text:p>0.001508657</text:p>
          </table:table-cell>
          <table:table-cell table:style-name="ce6" office:value-type="float" office:value="0.0000445066594393" calcext:value-type="float">
            <text:p>4.45E-05</text:p>
          </table:table-cell>
          <table:table-cell table:style-name="ce11" office:value-type="float" office:value="0.156487" calcext:value-type="float">
            <text:p>0.156487</text:p>
          </table:table-cell>
          <table:table-cell office:value-type="float" office:value="0.00046911642715" calcext:value-type="float">
            <text:p>0.00046911642715</text:p>
          </table:table-cell>
          <table:table-cell table:style-name="ce11" office:value-type="float" office:value="0.001816164" calcext:value-type="float">
            <text:p>0.001816164</text:p>
          </table:table-cell>
          <table:table-cell table:style-name="ce6" office:value-type="float" office:value="0.0000428341497198" calcext:value-type="float">
            <text:p>4.28E-05</text:p>
          </table:table-cell>
          <table:table-cell office:value-type="float" office:value="0.1199601" calcext:value-type="float">
            <text:p>0.1199601</text:p>
          </table:table-cell>
          <table:table-cell office:value-type="float" office:value="0.000168543729901" calcext:value-type="float">
            <text:p>0.000168543729901</text:p>
          </table:table-cell>
          <table:table-cell office:value-type="float" office:value="0.003064991" calcext:value-type="float">
            <text:p>0.003064991</text:p>
          </table:table-cell>
          <table:table-cell office:value-type="float" office:value="0.000338695384755" calcext:value-type="float">
            <text:p>0.000338695384755</text:p>
          </table:table-cell>
          <table:table-cell office:value-type="float" office:value="0.1919634" calcext:value-type="float">
            <text:p>0.1919634</text:p>
          </table:table-cell>
          <table:table-cell office:value-type="float" office:value="0.00082592321408" calcext:value-type="float">
            <text:p>0.00082592321408</text:p>
          </table:table-cell>
          <table:table-cell office:value-type="float" office:value="0.001881427" calcext:value-type="float">
            <text:p>0.001881427</text:p>
          </table:table-cell>
          <table:table-cell office:value-type="float" office:value="0.000209368662414" calcext:value-type="float">
            <text:p>0.000209368662414</text:p>
          </table:table-cell>
          <table:table-cell office:value-type="float" office:value="0.1454984" calcext:value-type="float">
            <text:p>0.1454984</text:p>
          </table:table-cell>
          <table:table-cell office:value-type="float" office:value="0.000188459957433" calcext:value-type="float">
            <text:p>0.000188459957433</text:p>
          </table:table-cell>
          <table:table-cell office:value-type="float" office:value="0.002991996" calcext:value-type="float">
            <text:p>0.002991996</text:p>
          </table:table-cell>
          <table:table-cell office:value-type="float" office:value="0.00036568763918" calcext:value-type="float">
            <text:p>0.00036568763918</text:p>
          </table:table-cell>
          <table:table-cell office:value-type="float" office:value="0.2627258" calcext:value-type="float">
            <text:p>0.2627258</text:p>
          </table:table-cell>
          <table:table-cell office:value-type="float" office:value="0.00634078978256" calcext:value-type="float">
            <text:p>0.00634078978256</text:p>
          </table:table-cell>
          <table:table-cell office:value-type="float" office:value="0.0002318946" calcext:value-type="float">
            <text:p>0.0002318946</text:p>
          </table:table-cell>
          <table:table-cell table:style-name="ce6" office:value-type="float" office:value="0.00000887590471382" calcext:value-type="float">
            <text:p>8.88E-06</text:p>
          </table:table-cell>
          <table:table-cell office:value-type="float" office:value="0.0001275537" calcext:value-type="float">
            <text:p>0.0001275537</text:p>
          </table:table-cell>
          <table:table-cell table:style-name="ce6" office:value-type="float" office:value="0.0000212946867293" calcext:value-type="float">
            <text:p>2.13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2331917" calcext:value-type="float">
            <text:p>0.002331917</text:p>
          </table:table-cell>
          <table:table-cell table:style-name="ce6" office:value-type="float" office:value="0.0000310779225139" calcext:value-type="float">
            <text:p>3.11E-05</text:p>
          </table:table-cell>
          <table:table-cell office:value-type="float" office:value="0.001232418" calcext:value-type="float">
            <text:p>0.001232418</text:p>
          </table:table-cell>
          <table:table-cell table:style-name="ce6" office:value-type="float" office:value="0.0000291542014506" calcext:value-type="float">
            <text:p>2.92E-05</text:p>
          </table:table-cell>
          <table:table-cell office:value-type="float" office:value="0.002241196" calcext:value-type="float">
            <text:p>0.002241196</text:p>
          </table:table-cell>
          <table:table-cell table:style-name="ce6" office:value-type="float" office:value="0.0000282039450353" calcext:value-type="float">
            <text:p>2.82E-05</text:p>
          </table:table-cell>
          <table:table-cell office:value-type="float" office:value="0.001465672" calcext:value-type="float">
            <text:p>0.001465672</text:p>
          </table:table-cell>
          <table:table-cell table:style-name="ce6" office:value-type="float" office:value="0.0000217762014849" calcext:value-type="float">
            <text:p>2.18E-05</text:p>
          </table:table-cell>
          <table:table-cell table:style-name="ce11" office:value-type="float" office:value="0.1554789" calcext:value-type="float">
            <text:p>0.1554789</text:p>
          </table:table-cell>
          <table:table-cell office:value-type="float" office:value="0.000603955011202" calcext:value-type="float">
            <text:p>0.000603955011202</text:p>
          </table:table-cell>
          <table:table-cell table:style-name="ce11" office:value-type="float" office:value="0.00186978" calcext:value-type="float">
            <text:p>0.00186978</text:p>
          </table:table-cell>
          <table:table-cell table:style-name="ce6" office:value-type="float" office:value="0.0000461888238045" calcext:value-type="float">
            <text:p>4.62E-05</text:p>
          </table:table-cell>
          <table:table-cell office:value-type="float" office:value="0.1178881" calcext:value-type="float">
            <text:p>0.1178881</text:p>
          </table:table-cell>
          <table:table-cell office:value-type="float" office:value="0.000293683673363" calcext:value-type="float">
            <text:p>0.000293683673363</text:p>
          </table:table-cell>
          <table:table-cell office:value-type="float" office:value="0.002975224" calcext:value-type="float">
            <text:p>0.002975224</text:p>
          </table:table-cell>
          <table:table-cell office:value-type="float" office:value="0.000339590313342" calcext:value-type="float">
            <text:p>0.000339590313342</text:p>
          </table:table-cell>
          <table:table-cell office:value-type="float" office:value="0.191935" calcext:value-type="float">
            <text:p>0.191935</text:p>
          </table:table-cell>
          <table:table-cell office:value-type="float" office:value="0.000536057832701" calcext:value-type="float">
            <text:p>0.000536057832701</text:p>
          </table:table-cell>
          <table:table-cell office:value-type="float" office:value="0.002005056" calcext:value-type="float">
            <text:p>0.002005056</text:p>
          </table:table-cell>
          <table:table-cell office:value-type="float" office:value="0.000313461992493" calcext:value-type="float">
            <text:p>0.000313461992493</text:p>
          </table:table-cell>
          <table:table-cell office:value-type="float" office:value="0.1439749" calcext:value-type="float">
            <text:p>0.1439749</text:p>
          </table:table-cell>
          <table:table-cell office:value-type="float" office:value="0.000339302699993" calcext:value-type="float">
            <text:p>0.000339302699993</text:p>
          </table:table-cell>
          <table:table-cell office:value-type="float" office:value="0.002788648" calcext:value-type="float">
            <text:p>0.002788648</text:p>
          </table:table-cell>
          <table:table-cell table:style-name="ce6" office:value-type="float" office:value="0.000080290334246" calcext:value-type="float">
            <text:p>8.03E-05</text:p>
          </table:table-cell>
          <table:table-cell office:value-type="float" office:value="0.2567912" calcext:value-type="float">
            <text:p>0.2567912</text:p>
          </table:table-cell>
          <table:table-cell office:value-type="float" office:value="0.00293486883296" calcext:value-type="float">
            <text:p>0.00293486883296</text:p>
          </table:table-cell>
          <table:table-cell office:value-type="float" office:value="0.0002345242" calcext:value-type="float">
            <text:p>0.0002345242</text:p>
          </table:table-cell>
          <table:table-cell table:style-name="ce6" office:value-type="float" office:value="0.00000595393464302" calcext:value-type="float">
            <text:p>5.95E-06</text:p>
          </table:table-cell>
          <table:table-cell office:value-type="float" office:value="0.000117745" calcext:value-type="float">
            <text:p>0.000117745</text:p>
          </table:table-cell>
          <table:table-cell table:style-name="ce6" office:value-type="float" office:value="0.0000023437501763" calcext:value-type="float">
            <text:p>2.34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2641298" calcext:value-type="float">
            <text:p>0.002641298</text:p>
          </table:table-cell>
          <table:table-cell table:style-name="ce6" office:value-type="float" office:value="0.0000337868080108" calcext:value-type="float">
            <text:p>3.38E-05</text:p>
          </table:table-cell>
          <table:table-cell office:value-type="float" office:value="0.001873028" calcext:value-type="float">
            <text:p>0.001873028</text:p>
          </table:table-cell>
          <table:table-cell office:value-type="float" office:value="0.000300298751165" calcext:value-type="float">
            <text:p>0.000300298751165</text:p>
          </table:table-cell>
          <table:table-cell office:value-type="float" office:value="0.00253391" calcext:value-type="float">
            <text:p>0.00253391</text:p>
          </table:table-cell>
          <table:table-cell table:style-name="ce6" office:value-type="float" office:value="0.0000160755438823" calcext:value-type="float">
            <text:p>1.61E-05</text:p>
          </table:table-cell>
          <table:table-cell office:value-type="float" office:value="0.00210856" calcext:value-type="float">
            <text:p>0.00210856</text:p>
          </table:table-cell>
          <table:table-cell table:style-name="ce6" office:value-type="float" office:value="0.0000704063927022" calcext:value-type="float">
            <text:p>7.04E-05</text:p>
          </table:table-cell>
          <table:table-cell table:style-name="ce11" office:value-type="float" office:value="0.2343816" calcext:value-type="float">
            <text:p>0.2343816</text:p>
          </table:table-cell>
          <table:table-cell office:value-type="float" office:value="0.000492031886952" calcext:value-type="float">
            <text:p>0.000492031886952</text:p>
          </table:table-cell>
          <table:table-cell table:style-name="ce11" office:value-type="float" office:value="0.003988454" calcext:value-type="float">
            <text:p>0.003988454</text:p>
          </table:table-cell>
          <table:table-cell office:value-type="float" office:value="0.000448193943491" calcext:value-type="float">
            <text:p>0.000448193943491</text:p>
          </table:table-cell>
          <table:table-cell office:value-type="float" office:value="0.1964023" calcext:value-type="float">
            <text:p>0.1964023</text:p>
          </table:table-cell>
          <table:table-cell office:value-type="float" office:value="0.000527604660497" calcext:value-type="float">
            <text:p>0.000527604660497</text:p>
          </table:table-cell>
          <table:table-cell office:value-type="float" office:value="0.005019666" calcext:value-type="float">
            <text:p>0.005019666</text:p>
          </table:table-cell>
          <table:table-cell office:value-type="float" office:value="0.000342329982496" calcext:value-type="float">
            <text:p>0.000342329982496</text:p>
          </table:table-cell>
          <table:table-cell office:value-type="float" office:value="0.2711668" calcext:value-type="float">
            <text:p>0.2711668</text:p>
          </table:table-cell>
          <table:table-cell office:value-type="float" office:value="0.000640801373282" calcext:value-type="float">
            <text:p>0.000640801373282</text:p>
          </table:table-cell>
          <table:table-cell office:value-type="float" office:value="0.003737055" calcext:value-type="float">
            <text:p>0.003737055</text:p>
          </table:table-cell>
          <table:table-cell table:style-name="ce6" office:value-type="float" office:value="0.0000991602961819" calcext:value-type="float">
            <text:p>9.92E-05</text:p>
          </table:table-cell>
          <table:table-cell office:value-type="float" office:value="0.2227458" calcext:value-type="float">
            <text:p>0.2227458</text:p>
          </table:table-cell>
          <table:table-cell office:value-type="float" office:value="0.000607366775515" calcext:value-type="float">
            <text:p>0.000607366775515</text:p>
          </table:table-cell>
          <table:table-cell office:value-type="float" office:value="0.005098143" calcext:value-type="float">
            <text:p>0.005098143</text:p>
          </table:table-cell>
          <table:table-cell office:value-type="float" office:value="0.000347345084992" calcext:value-type="float">
            <text:p>0.000347345084992</text:p>
          </table:table-cell>
          <table:table-cell office:value-type="float" office:value="0.2574806" calcext:value-type="float">
            <text:p>0.2574806</text:p>
          </table:table-cell>
          <table:table-cell office:value-type="float" office:value="0.00248546768235" calcext:value-type="float">
            <text:p>0.00248546768235</text:p>
          </table:table-cell>
          <table:table-cell office:value-type="float" office:value="0.0002342593" calcext:value-type="float">
            <text:p>0.0002342593</text:p>
          </table:table-cell>
          <table:table-cell table:style-name="ce6" office:value-type="float" office:value="0.00000328856929547" calcext:value-type="float">
            <text:p>3.29E-06</text:p>
          </table:table-cell>
          <table:table-cell office:value-type="float" office:value="0.0001300043" calcext:value-type="float">
            <text:p>0.0001300043</text:p>
          </table:table-cell>
          <table:table-cell table:style-name="ce6" office:value-type="float" office:value="0.0000249695846183" calcext:value-type="float">
            <text:p>2.50E-05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style-name="ce1" office:value-type="string" calcext:value-type="string">
            <text:p>FFT 2D C</text:p>
          </table:table-cell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office:value-type="string" calcext:value-type="string">
            <text:p>N_points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#n_points</text:p>
          </table:table-cell>
          <table:table-cell table:style-name="ce2" office:value-type="string" calcext:value-type="string">
            <text:p>openacc_init_c</text:p>
          </table:table-cell>
          <table:table-cell table:style-name="ce2" office:value-type="string" calcext:value-type="string">
            <text:p>openacc_exec_c</text:p>
          </table:table-cell>
          <table:table-cell table:number-columns-repeated="2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.001816164" calcext:value-type="float">
            <text:p>0.001816164</text:p>
          </table:table-cell>
          <table:table-cell table:style-name="ce2" office:value-type="float" office:value="0.156487" calcext:value-type="float">
            <text:p>0.156487</text:p>
          </table:table-cell>
          <table:table-cell table:number-columns-repeated="2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0186978" calcext:value-type="float">
            <text:p>0.00186978</text:p>
          </table:table-cell>
          <table:table-cell table:style-name="ce2" office:value-type="float" office:value="0.1554789" calcext:value-type="float">
            <text:p>0.1554789</text:p>
          </table:table-cell>
          <table:table-cell table:number-columns-repeated="2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.003988454" calcext:value-type="float">
            <text:p>0.003988454</text:p>
          </table:table-cell>
          <table:table-cell table:style-name="ce2" office:value-type="float" office:value="0.2343816" calcext:value-type="float">
            <text:p>0.2343816</text:p>
          </table:table-cell>
          <table:table-cell table:number-columns-repeated="28"/>
        </table:table-row>
        <table:table-row table:style-name="ro1">
          <table:table-cell table:style-name="ce18" office:value-type="string" calcext:value-type="string">
            <text:p>ccppetmr-openacc.dat</text:p>
          </table:table-cell>
          <table:table-cell table:number-columns-repeated="30"/>
        </table:table-row>
      </table:table>
      <table:table table:name="FLATNESS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97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EXECCUDA_AVG</text:p>
          </table:table-cell>
          <table:table-cell table:style-name="Default" office:value-type="string" calcext:value-type="string">
            <text:p>FFT1DCEXECCUDA_STD</text:p>
          </table:table-cell>
          <table:table-cell table:style-name="Default" office:value-type="string" calcext:value-type="string">
            <text:p>FFT1DCEXECOPENACC_AVG</text:p>
          </table:table-cell>
          <table:table-cell table:style-name="Default" office:value-type="string" calcext:value-type="string">
            <text:p>FFT1DCEXECOPENACC_STD</text:p>
          </table:table-cell>
          <table:table-cell table:style-name="Default" office:value-type="string" calcext:value-type="string">
            <text:p>FFT1DCEXECOPENCL_AVG</text:p>
          </table:table-cell>
          <table:table-cell table:style-name="Default" office:value-type="string" calcext:value-type="string">
            <text:p>FFT1DCEXECOPENCL_STD</text:p>
          </table:table-cell>
          <table:table-cell office:value-type="string" calcext:value-type="string">
            <text:p>FFT1DCINITCUDA_AVG</text:p>
          </table:table-cell>
          <table:table-cell table:style-name="Default" office:value-type="string" calcext:value-type="string">
            <text:p>FFT1DCINITCUDA_STD</text:p>
          </table:table-cell>
          <table:table-cell office:value-type="string" calcext:value-type="string">
            <text:p>FFT1DCINITOPENACC_AVG</text:p>
          </table:table-cell>
          <table:table-cell table:style-name="Default" office:value-type="string" calcext:value-type="string">
            <text:p>FFT1DCINITOPENACC_STD</text:p>
          </table:table-cell>
          <table:table-cell office:value-type="string" calcext:value-type="string">
            <text:p>FFT1DCINITOPENCL_AVG</text:p>
          </table:table-cell>
          <table:table-cell office:value-type="string" calcext:value-type="string">
            <text:p>FFT1DCINITOPENCL_STD</text:p>
          </table:table-cell>
          <table:table-cell table:style-name="Default" office:value-type="string" calcext:value-type="string">
            <text:p>FFT1DREXECCUDA_AVG</text:p>
          </table:table-cell>
          <table:table-cell office:value-type="string" calcext:value-type="string">
            <text:p>FFT1DREXECCUDA_STD</text:p>
          </table:table-cell>
          <table:table-cell office:value-type="string" calcext:value-type="string">
            <text:p>FFT1DREXECOPENACC_AVG</text:p>
          </table:table-cell>
          <table:table-cell office:value-type="string" calcext:value-type="string">
            <text:p>FFT1DREXECOPENACC_STD</text:p>
          </table:table-cell>
          <table:table-cell office:value-type="string" calcext:value-type="string">
            <text:p>FFT1DREXECOPENCL_AVG</text:p>
          </table:table-cell>
          <table:table-cell office:value-type="string" calcext:value-type="string">
            <text:p>FFT1DREXECOPENCL_STD</text:p>
          </table:table-cell>
          <table:table-cell office:value-type="string" calcext:value-type="string">
            <text:p>FFT1DRINITCUDA_AVG</text:p>
          </table:table-cell>
          <table:table-cell office:value-type="string" calcext:value-type="string">
            <text:p>FFT1DRINITCUDA_STD</text:p>
          </table:table-cell>
          <table:table-cell office:value-type="string" calcext:value-type="string">
            <text:p>FFT1DRINITOPENACC_AVG</text:p>
          </table:table-cell>
          <table:table-cell office:value-type="string" calcext:value-type="string">
            <text:p>FFT1DRINITOPENACC_STD</text:p>
          </table:table-cell>
          <table:table-cell office:value-type="string" calcext:value-type="string">
            <text:p>FFT1DRINITOPENCL_AVG</text:p>
          </table:table-cell>
          <table:table-cell office:value-type="string" calcext:value-type="string">
            <text:p>FFT1DRINITOPENCL_STD</text:p>
          </table:table-cell>
          <table:table-cell office:value-type="string" calcext:value-type="string">
            <text:p>FFT2DCEXECCUDA_AVG</text:p>
          </table:table-cell>
          <table:table-cell office:value-type="string" calcext:value-type="string">
            <text:p>FFT2DCEXECCUDA_STD</text:p>
          </table:table-cell>
          <table:table-cell office:value-type="string" calcext:value-type="string">
            <text:p>FFT2DCEXECOPENACC_AVG</text:p>
          </table:table-cell>
          <table:table-cell office:value-type="string" calcext:value-type="string">
            <text:p>FFT2DCEXECOPENACC_STD</text:p>
          </table:table-cell>
          <table:table-cell office:value-type="string" calcext:value-type="string">
            <text:p>FFT2DCEXECOPENCL_AVG</text:p>
          </table:table-cell>
          <table:table-cell office:value-type="string" calcext:value-type="string">
            <text:p>FFT2DCEXECOPENCL_STD</text:p>
          </table:table-cell>
          <table:table-cell office:value-type="string" calcext:value-type="string">
            <text:p>FFT2DCINITCUDA_AVG</text:p>
          </table:table-cell>
          <table:table-cell office:value-type="string" calcext:value-type="string">
            <text:p>FFT2DCINITCUDA_STD</text:p>
          </table:table-cell>
          <table:table-cell office:value-type="string" calcext:value-type="string">
            <text:p>FFT2DCINITOPENACC_AVG</text:p>
          </table:table-cell>
          <table:table-cell office:value-type="string" calcext:value-type="string">
            <text:p>FFT2DCINITOPENACC_STD</text:p>
          </table:table-cell>
          <table:table-cell office:value-type="string" calcext:value-type="string">
            <text:p>FFT2DCINITOPENCL_AVG</text:p>
          </table:table-cell>
          <table:table-cell office:value-type="string" calcext:value-type="string">
            <text:p>FFT2DCINITOPENCL_STD</text:p>
          </table:table-cell>
          <table:table-cell office:value-type="string" calcext:value-type="string">
            <text:p>FFT2DREXECCUDA_AVG</text:p>
          </table:table-cell>
          <table:table-cell office:value-type="string" calcext:value-type="string">
            <text:p>FFT2DREXECCUDA_STD</text:p>
          </table:table-cell>
          <table:table-cell office:value-type="string" calcext:value-type="string">
            <text:p>FFT2DREXECOPENACC_AVG</text:p>
          </table:table-cell>
          <table:table-cell office:value-type="string" calcext:value-type="string">
            <text:p>FFT2DREXECOPENACC_STD</text:p>
          </table:table-cell>
          <table:table-cell office:value-type="string" calcext:value-type="string">
            <text:p>FFT2DREXECOPENCL_AVG</text:p>
          </table:table-cell>
          <table:table-cell office:value-type="string" calcext:value-type="string">
            <text:p>FFT2DREXECOPENCL_STD</text:p>
          </table:table-cell>
          <table:table-cell office:value-type="string" calcext:value-type="string">
            <text:p>FFT2DRINITCUDA_AVG</text:p>
          </table:table-cell>
          <table:table-cell office:value-type="string" calcext:value-type="string">
            <text:p>FFT2DRINITCUDA_STD</text:p>
          </table:table-cell>
          <table:table-cell office:value-type="string" calcext:value-type="string">
            <text:p>FFT2DRINITOPENACC_AVG</text:p>
          </table:table-cell>
          <table:table-cell office:value-type="string" calcext:value-type="string">
            <text:p>FFT2DRINITOPENACC_STD</text:p>
          </table:table-cell>
          <table:table-cell office:value-type="string" calcext:value-type="string">
            <text:p>FFT2DRINITOPENCL_AVG</text:p>
          </table:table-cell>
          <table:table-cell office:value-type="string" calcext:value-type="string">
            <text:p>FFT2DRINITOPENCL_STD</text:p>
          </table:table-cell>
          <table:table-cell office:value-type="string" calcext:value-type="string">
            <text:p>FFT3DCEXECCUDA_AVG</text:p>
          </table:table-cell>
          <table:table-cell office:value-type="string" calcext:value-type="string">
            <text:p>FFT3DCEXECCUDA_STD</text:p>
          </table:table-cell>
          <table:table-cell office:value-type="string" calcext:value-type="string">
            <text:p>FFT3DCEXECOPENACC_AVG</text:p>
          </table:table-cell>
          <table:table-cell office:value-type="string" calcext:value-type="string">
            <text:p>FFT3DCEXECOPENACC_STD</text:p>
          </table:table-cell>
          <table:table-cell office:value-type="string" calcext:value-type="string">
            <text:p>FFT3DCEXECOPENCL_AVG</text:p>
          </table:table-cell>
          <table:table-cell office:value-type="string" calcext:value-type="string">
            <text:p>FFT3DCEXECOPENCL_STD</text:p>
          </table:table-cell>
          <table:table-cell office:value-type="string" calcext:value-type="string">
            <text:p>FFT3DCINITCUDA_AVG</text:p>
          </table:table-cell>
          <table:table-cell office:value-type="string" calcext:value-type="string">
            <text:p>FFT3DCINITCUDA_STD</text:p>
          </table:table-cell>
          <table:table-cell office:value-type="string" calcext:value-type="string">
            <text:p>FFT3DCINITOPENACC_AVG</text:p>
          </table:table-cell>
          <table:table-cell office:value-type="string" calcext:value-type="string">
            <text:p>FFT3DCINITOPENACC_STD</text:p>
          </table:table-cell>
          <table:table-cell office:value-type="string" calcext:value-type="string">
            <text:p>FFT3DCINITOPENCL_AVG</text:p>
          </table:table-cell>
          <table:table-cell office:value-type="string" calcext:value-type="string">
            <text:p>FFT3DCINITOPENCL_STD</text:p>
          </table:table-cell>
          <table:table-cell office:value-type="string" calcext:value-type="string">
            <text:p>FFT3DREXECCUDA_AVG</text:p>
          </table:table-cell>
          <table:table-cell office:value-type="string" calcext:value-type="string">
            <text:p>FFT3DREXECCUDA_STD</text:p>
          </table:table-cell>
          <table:table-cell office:value-type="string" calcext:value-type="string">
            <text:p>FFT3DREXECOPENACC_AVG</text:p>
          </table:table-cell>
          <table:table-cell office:value-type="string" calcext:value-type="string">
            <text:p>FFT3DREXECOPENACC_STD</text:p>
          </table:table-cell>
          <table:table-cell office:value-type="string" calcext:value-type="string">
            <text:p>FFT3DREXECOPENCL_AVG</text:p>
          </table:table-cell>
          <table:table-cell office:value-type="string" calcext:value-type="string">
            <text:p>FFT3DREXECOPENCL_STD</text:p>
          </table:table-cell>
          <table:table-cell office:value-type="string" calcext:value-type="string">
            <text:p>FFT3DRINITCUDA_AVG</text:p>
          </table:table-cell>
          <table:table-cell office:value-type="string" calcext:value-type="string">
            <text:p>FFT3DRINITCUDA_STD</text:p>
          </table:table-cell>
          <table:table-cell office:value-type="string" calcext:value-type="string">
            <text:p>FFT3DRINITOPENACC_AVG</text:p>
          </table:table-cell>
          <table:table-cell office:value-type="string" calcext:value-type="string">
            <text:p>FFT3DRINITOPENACC_STD</text:p>
          </table:table-cell>
          <table:table-cell office:value-type="string" calcext:value-type="string">
            <text:p>FFT3DRINITOPENCL_AVG</text:p>
          </table:table-cell>
          <table:table-cell office:value-type="string" calcext:value-type="string">
            <text:p>FFT3DRINITOPENCL_STD</text:p>
          </table:table-cell>
          <table:table-cell office:value-type="string" calcext:value-type="string">
            <text:p>FFTCUDAFIRSTINIT_AVG</text:p>
          </table:table-cell>
          <table:table-cell office:value-type="string" calcext:value-type="string">
            <text:p>FFTCUDAFIRSTINIT_STD</text:p>
          </table:table-cell>
          <table:table-cell office:value-type="string" calcext:value-type="string">
            <text:p>FFTOPENACCFIRSTINIT_AVG</text:p>
          </table:table-cell>
          <table:table-cell office:value-type="string" calcext:value-type="string">
            <text:p>FFTOPENACCFIRSTINIT_STD</text:p>
          </table:table-cell>
          <table:table-cell office:value-type="string" calcext:value-type="string">
            <text:p>FFTOPENCLFIRSTINIT_AVG</text:p>
          </table:table-cell>
          <table:table-cell office:value-type="string" calcext:value-type="string">
            <text:p>FFTOPENCLFIRSTINIT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000277734" calcext:value-type="float">
            <text:p>2.78E-05</text:p>
          </table:table-cell>
          <table:table-cell table:style-name="ce6" office:value-type="float" office:value="0.000000955318585604" calcext:value-type="float">
            <text:p>9.55E-07</text:p>
          </table:table-cell>
          <table:table-cell table:style-name="ce6" office:value-type="float" office:value="0.0000630269" calcext:value-type="float">
            <text:p>6.30E-05</text:p>
          </table:table-cell>
          <table:table-cell table:style-name="ce6" office:value-type="float" office:value="0.000000827439887041" calcext:value-type="float">
            <text:p>8.27E-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2696035" calcext:value-type="float">
            <text:p>0.0002696035</text:p>
          </table:table-cell>
          <table:table-cell table:style-name="ce6" office:value-type="float" office:value="0.000013831235843" calcext:value-type="float">
            <text:p>1.38E-05</text:p>
          </table:table-cell>
          <table:table-cell office:value-type="float" office:value="0.0012236" calcext:value-type="float">
            <text:p>0.0012236</text:p>
          </table:table-cell>
          <table:table-cell table:style-name="ce6" office:value-type="float" office:value="0.0000115666810759" calcext:value-type="float">
            <text:p>1.16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42905" calcext:value-type="float">
            <text:p>4.43E-05</text:p>
          </table:table-cell>
          <table:table-cell table:style-name="ce6" office:value-type="float" office:value="0.00000128102547897" calcext:value-type="float">
            <text:p>1.28E-06</text:p>
          </table:table-cell>
          <table:table-cell table:style-name="ce6" office:value-type="float" office:value="0.0000985745" calcext:value-type="float">
            <text:p>9.86E-05</text:p>
          </table:table-cell>
          <table:table-cell table:style-name="ce6" office:value-type="float" office:value="0.00000899244876117" calcext:value-type="float">
            <text:p>8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56206" calcext:value-type="float">
            <text:p>0.0001956206</text:p>
          </table:table-cell>
          <table:table-cell table:style-name="ce6" office:value-type="float" office:value="0.00000951913316782" calcext:value-type="float">
            <text:p>9.52E-06</text:p>
          </table:table-cell>
          <table:table-cell office:value-type="float" office:value="0.001510713" calcext:value-type="float">
            <text:p>0.001510713</text:p>
          </table:table-cell>
          <table:table-cell office:value-type="float" office:value="0.000125518604911" calcext:value-type="float">
            <text:p>0.0001255186049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10368" calcext:value-type="float">
            <text:p>3.10E-05</text:p>
          </table:table-cell>
          <table:table-cell table:style-name="ce6" office:value-type="float" office:value="0.00000740896770137" calcext:value-type="float">
            <text:p>7.41E-06</text:p>
          </table:table-cell>
          <table:table-cell table:style-name="ce6" office:value-type="float" office:value="0.0000598877" calcext:value-type="float">
            <text:p>5.99E-05</text:p>
          </table:table-cell>
          <table:table-cell table:style-name="ce6" office:value-type="float" office:value="0.00000195158625226" calcext:value-type="float">
            <text:p>1.9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622455" calcext:value-type="float">
            <text:p>0.0003622455</text:p>
          </table:table-cell>
          <table:table-cell office:value-type="float" office:value="0.000274546025808" calcext:value-type="float">
            <text:p>0.000274546025808</text:p>
          </table:table-cell>
          <table:table-cell office:value-type="float" office:value="0.001183435" calcext:value-type="float">
            <text:p>0.001183435</text:p>
          </table:table-cell>
          <table:table-cell table:style-name="ce6" office:value-type="float" office:value="0.0000217893991809" calcext:value-type="float">
            <text:p>2.18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511" calcext:value-type="float">
            <text:p>2.51E-05</text:p>
          </table:table-cell>
          <table:table-cell table:style-name="ce6" office:value-type="float" office:value="0.000000893980611274" calcext:value-type="float">
            <text:p>8.94E-07</text:p>
          </table:table-cell>
          <table:table-cell table:style-name="ce6" office:value-type="float" office:value="0.0000596441" calcext:value-type="float">
            <text:p>5.96E-05</text:p>
          </table:table-cell>
          <table:table-cell table:style-name="ce6" office:value-type="float" office:value="0.0000011586670934" calcext:value-type="float">
            <text:p>1.1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11834" calcext:value-type="float">
            <text:p>0.0002711834</text:p>
          </table:table-cell>
          <table:table-cell table:style-name="ce6" office:value-type="float" office:value="0.0000170036382852" calcext:value-type="float">
            <text:p>1.70E-05</text:p>
          </table:table-cell>
          <table:table-cell office:value-type="float" office:value="0.002115304" calcext:value-type="float">
            <text:p>0.002115304</text:p>
          </table:table-cell>
          <table:table-cell office:value-type="float" office:value="0.000221968557843" calcext:value-type="float">
            <text:p>0.0002219685578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13813" calcext:value-type="float">
            <text:p>0.3113813</text:p>
          </table:table-cell>
          <table:table-cell office:value-type="float" office:value="0.00071391565795" calcext:value-type="float">
            <text:p>0.00071391565795</text:p>
          </table:table-cell>
          <table:table-cell table:style-name="ce11" office:value-type="float" office:value="1.439765" calcext:value-type="float">
            <text:p>1.439765</text:p>
          </table:table-cell>
          <table:table-cell office:value-type="float" office:value="0.00420646394123" calcext:value-type="float">
            <text:p>0.00420646394123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114066" calcext:value-type="float">
            <text:p>0.00114066</text:p>
          </table:table-cell>
          <table:table-cell table:style-name="ce6" office:value-type="float" office:value="0.0000240578289406" calcext:value-type="float">
            <text:p>2.41E-05</text:p>
          </table:table-cell>
          <table:table-cell table:style-name="ce11" office:value-type="float" office:value="0.1412715" calcext:value-type="float">
            <text:p>0.1412715</text:p>
          </table:table-cell>
          <table:table-cell office:value-type="float" office:value="0.000957785205565" calcext:value-type="float">
            <text:p>0.00095778520556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1702121" calcext:value-type="float">
            <text:p>0.1702121</text:p>
          </table:table-cell>
          <table:table-cell office:value-type="float" office:value="0.000325864815188" calcext:value-type="float">
            <text:p>0.000325864815188</text:p>
          </table:table-cell>
          <table:table-cell table:style-name="ce11" office:value-type="float" office:value="0.9992241" calcext:value-type="float">
            <text:p>0.9992241</text:p>
          </table:table-cell>
          <table:table-cell office:value-type="float" office:value="0.00220904672502" calcext:value-type="float">
            <text:p>0.0022090467250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8865153" calcext:value-type="float">
            <text:p>0.0008865153</text:p>
          </table:table-cell>
          <table:table-cell table:style-name="ce6" office:value-type="float" office:value="0.0000346081687051" calcext:value-type="float">
            <text:p>3.46E-05</text:p>
          </table:table-cell>
          <table:table-cell table:style-name="ce11" office:value-type="float" office:value="0.1426938" calcext:value-type="float">
            <text:p>0.1426938</text:p>
          </table:table-cell>
          <table:table-cell office:value-type="float" office:value="0.00111798686138" calcext:value-type="float">
            <text:p>0.0011179868613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54065" calcext:value-type="float">
            <text:p>0.1554065</text:p>
          </table:table-cell>
          <table:table-cell office:value-type="float" office:value="0.00284994499947" calcext:value-type="float">
            <text:p>0.00284994499947</text:p>
          </table:table-cell>
          <table:table-cell office:value-type="float" office:value="0.2663397" calcext:value-type="float">
            <text:p>0.2663397</text:p>
          </table:table-cell>
          <table:table-cell office:value-type="float" office:value="0.0160448832138" calcext:value-type="float">
            <text:p>0.01604488321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0739" calcext:value-type="float">
            <text:p>7.39E-07</text:p>
          </table:table-cell>
          <table:table-cell table:style-name="ce6" office:value-type="float" office:value="0.000000152620080228" calcext:value-type="float">
            <text:p>1.53E-07</text:p>
          </table:table-cell>
          <table:table-cell office:value-type="float" office:value="0.0002698531" calcext:value-type="float">
            <text:p>0.0002698531</text:p>
          </table:table-cell>
          <table:table-cell table:style-name="ce6" office:value-type="float" office:value="0.00000419792931628" calcext:value-type="float">
            <text:p>4.20E-06</text:p>
          </table:table-cell>
          <table:table-cell office:value-type="float" office:value="0.0004605089" calcext:value-type="float">
            <text:p>0.0004605089</text:p>
          </table:table-cell>
          <table:table-cell table:style-name="ce6" office:value-type="float" office:value="0.0000315311948621" calcext:value-type="float">
            <text:p>3.15E-05</text:p>
          </table:table-cell>
          <table:table-cell table:style-name="ce6" office:value-type="float" office:value="0.0000027434" calcext:value-type="float">
            <text:p>2.74E-06</text:p>
          </table:table-cell>
          <table:table-cell table:style-name="ce6" office:value-type="float" office:value="0.000000355567215087" calcext:value-type="float">
            <text:p>3.56E-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0000000949" calcext:value-type="float">
            <text:p>9.49E-08</text:p>
          </table:table-cell>
          <table:table-cell table:style-name="ce6" office:value-type="float" office:value="0.0000000712888490579" calcext:value-type="float">
            <text:p>7.13E-08</text:p>
          </table:table-cell>
          <table:table-cell table:style-name="ce6" office:value-type="float" office:value="0.0000001138" calcext:value-type="float">
            <text:p>1.14E-07</text:p>
          </table:table-cell>
          <table:table-cell table:style-name="ce6" office:value-type="float" office:value="0.0000000823903985776" calcext:value-type="float">
            <text:p>8.24E-08</text:p>
          </table:table-cell>
          <table:table-cell table:style-name="ce6" office:value-type="float" office:value="0.0000019603" calcext:value-type="float">
            <text:p>1.96E-06</text:p>
          </table:table-cell>
          <table:table-cell table:style-name="ce6" office:value-type="float" office:value="0.000000616479980751" calcext:value-type="float">
            <text:p>6.16E-07</text:p>
          </table:table-cell>
          <table:table-cell office:value-type="float" office:value="0.10204686" calcext:value-type="float">
            <text:p>0.10204686</text:p>
          </table:table-cell>
          <table:table-cell office:value-type="float" office:value="0.00843138582206" calcext:value-type="float">
            <text:p>0.00843138582206</text:p>
          </table:table-cell>
          <table:table-cell office:value-type="float" office:value="0.0004162793" calcext:value-type="float">
            <text:p>0.0004162793</text:p>
          </table:table-cell>
          <table:table-cell table:style-name="ce6" office:value-type="float" office:value="0.0000144312355369" calcext:value-type="float">
            <text:p>1.44E-05</text:p>
          </table:table-cell>
          <table:table-cell table:style-name="ce6" office:value-type="float" office:value="0.0000162169" calcext:value-type="float">
            <text:p>1.62E-05</text:p>
          </table:table-cell>
          <table:table-cell table:style-name="ce6" office:value-type="float" office:value="0.00000614896469063" calcext:value-type="float">
            <text:p>6.15E-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0000001279" calcext:value-type="float">
            <text:p>1.28E-07</text:p>
          </table:table-cell>
          <table:table-cell table:style-name="ce6" office:value-type="float" office:value="0.0000000665038845983" calcext:value-type="float">
            <text:p>6.65E-08</text:p>
          </table:table-cell>
          <table:table-cell table:style-name="ce6" office:value-type="float" office:value="0.0000001189" calcext:value-type="float">
            <text:p>1.19E-07</text:p>
          </table:table-cell>
          <table:table-cell table:style-name="ce6" office:value-type="float" office:value="0.0000000441070667052" calcext:value-type="float">
            <text:p>4.41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000291882" calcext:value-type="float">
            <text:p>2.92E-05</text:p>
          </table:table-cell>
          <table:table-cell table:style-name="ce6" office:value-type="float" office:value="0.00000121611382874" calcext:value-type="float">
            <text:p>1.22E-06</text:p>
          </table:table-cell>
          <table:table-cell table:style-name="ce6" office:value-type="float" office:value="0.0000653198" calcext:value-type="float">
            <text:p>6.53E-05</text:p>
          </table:table-cell>
          <table:table-cell table:style-name="ce6" office:value-type="float" office:value="0.00000161099119247" calcext:value-type="float">
            <text:p>1.61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3000667" calcext:value-type="float">
            <text:p>0.0003000667</text:p>
          </table:table-cell>
          <table:table-cell table:style-name="ce6" office:value-type="float" office:value="0.0000341570154208" calcext:value-type="float">
            <text:p>3.42E-05</text:p>
          </table:table-cell>
          <table:table-cell office:value-type="float" office:value="0.001228616" calcext:value-type="float">
            <text:p>0.001228616</text:p>
          </table:table-cell>
          <table:table-cell table:style-name="ce6" office:value-type="float" office:value="0.0000173765424255" calcext:value-type="float">
            <text:p>1.74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5044" calcext:value-type="float">
            <text:p>4.50E-05</text:p>
          </table:table-cell>
          <table:table-cell table:style-name="ce6" office:value-type="float" office:value="0.00000121895711346" calcext:value-type="float">
            <text:p>1.22E-06</text:p>
          </table:table-cell>
          <table:table-cell table:style-name="ce6" office:value-type="float" office:value="0.000083371" calcext:value-type="float">
            <text:p>8.34E-05</text:p>
          </table:table-cell>
          <table:table-cell table:style-name="ce6" office:value-type="float" office:value="0.00000306596477475" calcext:value-type="float">
            <text:p>3.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83846" calcext:value-type="float">
            <text:p>0.0002383846</text:p>
          </table:table-cell>
          <table:table-cell table:style-name="ce6" office:value-type="float" office:value="0.00000222483258796" calcext:value-type="float">
            <text:p>2.22E-06</text:p>
          </table:table-cell>
          <table:table-cell office:value-type="float" office:value="0.001641978" calcext:value-type="float">
            <text:p>0.001641978</text:p>
          </table:table-cell>
          <table:table-cell office:value-type="float" office:value="0.000105015089794" calcext:value-type="float">
            <text:p>0.0001050150897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0885" calcext:value-type="float">
            <text:p>3.09E-05</text:p>
          </table:table-cell>
          <table:table-cell table:style-name="ce6" office:value-type="float" office:value="0.000000966437788996" calcext:value-type="float">
            <text:p>9.66E-07</text:p>
          </table:table-cell>
          <table:table-cell table:style-name="ce6" office:value-type="float" office:value="0.0000693159" calcext:value-type="float">
            <text:p>6.93E-05</text:p>
          </table:table-cell>
          <table:table-cell table:style-name="ce6" office:value-type="float" office:value="0.00000111800521267" calcext:value-type="float">
            <text:p>1.1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97637" calcext:value-type="float">
            <text:p>0.0002797637</text:p>
          </table:table-cell>
          <table:table-cell table:style-name="ce6" office:value-type="float" office:value="0.00000408726270939" calcext:value-type="float">
            <text:p>4.09E-06</text:p>
          </table:table-cell>
          <table:table-cell office:value-type="float" office:value="0.001192392" calcext:value-type="float">
            <text:p>0.001192392</text:p>
          </table:table-cell>
          <table:table-cell table:style-name="ce6" office:value-type="float" office:value="0.0000272070390402" calcext:value-type="float">
            <text:p>2.72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61598" calcext:value-type="float">
            <text:p>4.62E-05</text:p>
          </table:table-cell>
          <table:table-cell table:style-name="ce6" office:value-type="float" office:value="0.000000978489970425" calcext:value-type="float">
            <text:p>9.78E-07</text:p>
          </table:table-cell>
          <table:table-cell table:style-name="ce6" office:value-type="float" office:value="0.000070833" calcext:value-type="float">
            <text:p>7.08E-05</text:p>
          </table:table-cell>
          <table:table-cell table:style-name="ce6" office:value-type="float" office:value="0.00000140689287281" calcext:value-type="float">
            <text:p>1.4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16675" calcext:value-type="float">
            <text:p>0.0003816675</text:p>
          </table:table-cell>
          <table:table-cell table:style-name="ce6" office:value-type="float" office:value="0.0000185681919257" calcext:value-type="float">
            <text:p>1.86E-05</text:p>
          </table:table-cell>
          <table:table-cell office:value-type="float" office:value="0.002311149" calcext:value-type="float">
            <text:p>0.002311149</text:p>
          </table:table-cell>
          <table:table-cell office:value-type="float" office:value="0.000136306984043" calcext:value-type="float">
            <text:p>0.0001363069840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27658" calcext:value-type="float">
            <text:p>0.3127658</text:p>
          </table:table-cell>
          <table:table-cell office:value-type="float" office:value="0.000458671705399" calcext:value-type="float">
            <text:p>0.000458671705399</text:p>
          </table:table-cell>
          <table:table-cell table:style-name="ce11" office:value-type="float" office:value="1.440545" calcext:value-type="float">
            <text:p>1.440545</text:p>
          </table:table-cell>
          <table:table-cell office:value-type="float" office:value="0.00194807169615" calcext:value-type="float">
            <text:p>0.001948071696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1137397" calcext:value-type="float">
            <text:p>0.001137397</text:p>
          </table:table-cell>
          <table:table-cell table:style-name="ce6" office:value-type="float" office:value="0.0000168775498814" calcext:value-type="float">
            <text:p>1.69E-05</text:p>
          </table:table-cell>
          <table:table-cell table:style-name="ce11" office:value-type="float" office:value="0.147245" calcext:value-type="float">
            <text:p>0.147245</text:p>
          </table:table-cell>
          <table:table-cell office:value-type="float" office:value="0.00136863687254" calcext:value-type="float">
            <text:p>0.0013686368725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1711289" calcext:value-type="float">
            <text:p>0.1711289</text:p>
          </table:table-cell>
          <table:table-cell office:value-type="float" office:value="0.000382676959792" calcext:value-type="float">
            <text:p>0.000382676959792</text:p>
          </table:table-cell>
          <table:table-cell table:style-name="ce11" office:value-type="float" office:value="1.0001566" calcext:value-type="float">
            <text:p>1.0001566</text:p>
          </table:table-cell>
          <table:table-cell office:value-type="float" office:value="0.00234550350908" calcext:value-type="float">
            <text:p>0.002345503509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8833883" calcext:value-type="float">
            <text:p>0.0008833883</text:p>
          </table:table-cell>
          <table:table-cell table:style-name="ce6" office:value-type="float" office:value="0.0000240685626587" calcext:value-type="float">
            <text:p>2.41E-05</text:p>
          </table:table-cell>
          <table:table-cell table:style-name="ce11" office:value-type="float" office:value="0.1492228" calcext:value-type="float">
            <text:p>0.1492228</text:p>
          </table:table-cell>
          <table:table-cell office:value-type="float" office:value="0.00105963513637" calcext:value-type="float">
            <text:p>0.00105963513637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66612" calcext:value-type="float">
            <text:p>0.1566612</text:p>
          </table:table-cell>
          <table:table-cell office:value-type="float" office:value="0.00308521876768" calcext:value-type="float">
            <text:p>0.00308521876768</text:p>
          </table:table-cell>
          <table:table-cell office:value-type="float" office:value="0.2589385" calcext:value-type="float">
            <text:p>0.2589385</text:p>
          </table:table-cell>
          <table:table-cell office:value-type="float" office:value="0.00874899782515" calcext:value-type="float">
            <text:p>0.008748997825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07719" calcext:value-type="float">
            <text:p>7.72E-07</text:p>
          </table:table-cell>
          <table:table-cell table:style-name="ce6" office:value-type="float" office:value="0.000000192044815372" calcext:value-type="float">
            <text:p>1.92E-07</text:p>
          </table:table-cell>
          <table:table-cell office:value-type="float" office:value="0.0002765446" calcext:value-type="float">
            <text:p>0.0002765446</text:p>
          </table:table-cell>
          <table:table-cell table:style-name="ce6" office:value-type="float" office:value="0.0000106007506569" calcext:value-type="float">
            <text:p>1.06E-05</text:p>
          </table:table-cell>
          <table:table-cell office:value-type="float" office:value="0.0004579182" calcext:value-type="float">
            <text:p>0.0004579182</text:p>
          </table:table-cell>
          <table:table-cell table:style-name="ce6" office:value-type="float" office:value="0.0000305024490303" calcext:value-type="float">
            <text:p>3.05E-05</text:p>
          </table:table-cell>
          <table:table-cell table:style-name="ce6" office:value-type="float" office:value="0.0000025957" calcext:value-type="float">
            <text:p>2.60E-06</text:p>
          </table:table-cell>
          <table:table-cell table:style-name="ce6" office:value-type="float" office:value="0.000000362728870278" calcext:value-type="float">
            <text:p>3.63E-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0000000746" calcext:value-type="float">
            <text:p>7.46E-08</text:p>
          </table:table-cell>
          <table:table-cell table:style-name="ce6" office:value-type="float" office:value="0.00000000646701030015" calcext:value-type="float">
            <text:p>6.47E-09</text:p>
          </table:table-cell>
          <table:table-cell table:style-name="ce6" office:value-type="float" office:value="0.0000000812" calcext:value-type="float">
            <text:p>8.12E-08</text:p>
          </table:table-cell>
          <table:table-cell table:style-name="ce6" office:value-type="float" office:value="0.00000000740570350773" calcext:value-type="float">
            <text:p>7.41E-09</text:p>
          </table:table-cell>
          <table:table-cell table:style-name="ce6" office:value-type="float" office:value="0.0000017104" calcext:value-type="float">
            <text:p>1.71E-06</text:p>
          </table:table-cell>
          <table:table-cell table:style-name="ce6" office:value-type="float" office:value="0.000000350339581295" calcext:value-type="float">
            <text:p>3.50E-07</text:p>
          </table:table-cell>
          <table:table-cell office:value-type="float" office:value="0.10076722" calcext:value-type="float">
            <text:p>0.10076722</text:p>
          </table:table-cell>
          <table:table-cell office:value-type="float" office:value="0.00815236509634" calcext:value-type="float">
            <text:p>0.00815236509634</text:p>
          </table:table-cell>
          <table:table-cell office:value-type="float" office:value="0.0004218643" calcext:value-type="float">
            <text:p>0.0004218643</text:p>
          </table:table-cell>
          <table:table-cell table:style-name="ce6" office:value-type="float" office:value="0.0000255642981174" calcext:value-type="float">
            <text:p>2.56E-05</text:p>
          </table:table-cell>
          <table:table-cell table:style-name="ce6" office:value-type="float" office:value="0.0000141671" calcext:value-type="float">
            <text:p>1.42E-05</text:p>
          </table:table-cell>
          <table:table-cell table:style-name="ce6" office:value-type="float" office:value="0.00000112414337263" calcext:value-type="float">
            <text:p>1.12E-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0000001575" calcext:value-type="float">
            <text:p>1.58E-07</text:p>
          </table:table-cell>
          <table:table-cell table:style-name="ce6" office:value-type="float" office:value="0.000000118786690238" calcext:value-type="float">
            <text:p>1.19E-07</text:p>
          </table:table-cell>
          <table:table-cell table:style-name="ce6" office:value-type="float" office:value="0.000000131" calcext:value-type="float">
            <text:p>1.31E-07</text:p>
          </table:table-cell>
          <table:table-cell table:style-name="ce6" office:value-type="float" office:value="0.000000077237008976" calcext:value-type="float">
            <text:p>7.72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0000311665" calcext:value-type="float">
            <text:p>3.12E-05</text:p>
          </table:table-cell>
          <table:table-cell table:style-name="ce6" office:value-type="float" office:value="0.00000929591823508" calcext:value-type="float">
            <text:p>9.30E-06</text:p>
          </table:table-cell>
          <table:table-cell table:style-name="ce6" office:value-type="float" office:value="0.0000669301" calcext:value-type="float">
            <text:p>6.69E-05</text:p>
          </table:table-cell>
          <table:table-cell table:style-name="ce6" office:value-type="float" office:value="0.00000218922875562" calcext:value-type="float">
            <text:p>2.19E-06</text:p>
          </table:table-cell>
          <table:table-cell table:style-name="ce6" office:value-type="float" office:value="0.0000568975" calcext:value-type="float">
            <text:p>5.69E-05</text:p>
          </table:table-cell>
          <table:table-cell table:style-name="ce6" office:value-type="float" office:value="0.000000904478640495" calcext:value-type="float">
            <text:p>9.04E-07</text:p>
          </table:table-cell>
          <table:table-cell office:value-type="float" office:value="0.0002788817" calcext:value-type="float">
            <text:p>0.0002788817</text:p>
          </table:table-cell>
          <table:table-cell table:style-name="ce6" office:value-type="float" office:value="0.00000214987224685" calcext:value-type="float">
            <text:p>2.15E-06</text:p>
          </table:table-cell>
          <table:table-cell office:value-type="float" office:value="0.001358967" calcext:value-type="float">
            <text:p>0.001358967</text:p>
          </table:table-cell>
          <table:table-cell table:style-name="Default" office:value-type="float" office:value="0.000231710930738" calcext:value-type="float">
            <text:p>0.000231710930738</text:p>
          </table:table-cell>
          <table:table-cell office:value-type="float" office:value="0.0757165" calcext:value-type="float">
            <text:p>0.0757165</text:p>
          </table:table-cell>
          <table:table-cell office:value-type="float" office:value="0.00388015136016" calcext:value-type="float">
            <text:p>0.00388015136016</text:p>
          </table:table-cell>
          <table:table-cell table:style-name="ce6" office:value-type="float" office:value="0.0000468479" calcext:value-type="float">
            <text:p>4.68E-05</text:p>
          </table:table-cell>
          <table:table-cell table:style-name="ce6" office:value-type="float" office:value="0.00000431599782334" calcext:value-type="float">
            <text:p>4.32E-06</text:p>
          </table:table-cell>
          <table:table-cell table:style-name="ce6" office:value-type="float" office:value="0.0000833926" calcext:value-type="float">
            <text:p>8.34E-05</text:p>
          </table:table-cell>
          <table:table-cell table:style-name="ce6" office:value-type="float" office:value="0.00000472686767791" calcext:value-type="float">
            <text:p>4.73E-06</text:p>
          </table:table-cell>
          <table:table-cell table:style-name="ce6" office:value-type="float" office:value="0.000065098" calcext:value-type="float">
            <text:p>6.51E-05</text:p>
          </table:table-cell>
          <table:table-cell table:style-name="ce6" office:value-type="float" office:value="0.00000189929811597" calcext:value-type="float">
            <text:p>1.90E-06</text:p>
          </table:table-cell>
          <table:table-cell office:value-type="float" office:value="0.0002535709" calcext:value-type="float">
            <text:p>0.0002535709</text:p>
          </table:table-cell>
          <table:table-cell table:style-name="ce6" office:value-type="float" office:value="0.00000986419068539" calcext:value-type="float">
            <text:p>9.86E-06</text:p>
          </table:table-cell>
          <table:table-cell office:value-type="float" office:value="0.001664028" calcext:value-type="float">
            <text:p>0.001664028</text:p>
          </table:table-cell>
          <table:table-cell office:value-type="float" office:value="0.000214087865285" calcext:value-type="float">
            <text:p>0.000214087865285</text:p>
          </table:table-cell>
          <table:table-cell office:value-type="float" office:value="0.06683725" calcext:value-type="float">
            <text:p>0.06683725</text:p>
          </table:table-cell>
          <table:table-cell office:value-type="float" office:value="0.00195414559804" calcext:value-type="float">
            <text:p>0.00195414559804</text:p>
          </table:table-cell>
          <table:table-cell table:style-name="ce6" office:value-type="float" office:value="0.0000421317" calcext:value-type="float">
            <text:p>4.21E-05</text:p>
          </table:table-cell>
          <table:table-cell table:style-name="ce6" office:value-type="float" office:value="0.00000304704837324" calcext:value-type="float">
            <text:p>3.05E-06</text:p>
          </table:table-cell>
          <table:table-cell table:style-name="ce6" office:value-type="float" office:value="0.0000819662" calcext:value-type="float">
            <text:p>8.20E-05</text:p>
          </table:table-cell>
          <table:table-cell table:style-name="ce6" office:value-type="float" office:value="0.00000189632415185" calcext:value-type="float">
            <text:p>1.90E-06</text:p>
          </table:table-cell>
          <table:table-cell table:style-name="ce6" office:value-type="float" office:value="0.0000733966" calcext:value-type="float">
            <text:p>7.34E-05</text:p>
          </table:table-cell>
          <table:table-cell table:style-name="ce6" office:value-type="float" office:value="0.00000156827273705" calcext:value-type="float">
            <text:p>1.57E-06</text:p>
          </table:table-cell>
          <table:table-cell office:value-type="float" office:value="0.0002987471" calcext:value-type="float">
            <text:p>0.0002987471</text:p>
          </table:table-cell>
          <table:table-cell table:style-name="ce6" office:value-type="float" office:value="0.0000176838007255" calcext:value-type="float">
            <text:p>1.77E-05</text:p>
          </table:table-cell>
          <table:table-cell office:value-type="float" office:value="0.001237879" calcext:value-type="float">
            <text:p>0.001237879</text:p>
          </table:table-cell>
          <table:table-cell table:style-name="ce6" office:value-type="float" office:value="0.0000340527331094" calcext:value-type="float">
            <text:p>3.41E-05</text:p>
          </table:table-cell>
          <table:table-cell office:value-type="float" office:value="0.0954076" calcext:value-type="float">
            <text:p>0.0954076</text:p>
          </table:table-cell>
          <table:table-cell office:value-type="float" office:value="0.00123437126956" calcext:value-type="float">
            <text:p>0.00123437126956</text:p>
          </table:table-cell>
          <table:table-cell table:style-name="ce6" office:value-type="float" office:value="0.000043852" calcext:value-type="float">
            <text:p>4.39E-05</text:p>
          </table:table-cell>
          <table:table-cell table:style-name="ce6" office:value-type="float" office:value="0.00000490097956195" calcext:value-type="float">
            <text:p>4.90E-06</text:p>
          </table:table-cell>
          <table:table-cell table:style-name="ce6" office:value-type="float" office:value="0.0000941501" calcext:value-type="float">
            <text:p>9.42E-05</text:p>
          </table:table-cell>
          <table:table-cell table:style-name="ce6" office:value-type="float" office:value="0.00000565805462151" calcext:value-type="float">
            <text:p>5.66E-06</text:p>
          </table:table-cell>
          <table:table-cell table:style-name="ce6" office:value-type="float" office:value="0.0000698355" calcext:value-type="float">
            <text:p>6.98E-05</text:p>
          </table:table-cell>
          <table:table-cell table:style-name="ce6" office:value-type="float" office:value="0.00000388025263353" calcext:value-type="float">
            <text:p>3.88E-06</text:p>
          </table:table-cell>
          <table:table-cell office:value-type="float" office:value="0.0003498836" calcext:value-type="float">
            <text:p>0.0003498836</text:p>
          </table:table-cell>
          <table:table-cell table:style-name="ce6" office:value-type="float" office:value="0.000035421643309" calcext:value-type="float">
            <text:p>3.54E-05</text:p>
          </table:table-cell>
          <table:table-cell office:value-type="float" office:value="0.002284995" calcext:value-type="float">
            <text:p>0.002284995</text:p>
          </table:table-cell>
          <table:table-cell table:style-name="ce6" office:value-type="float" office:value="0.0000829433267358" calcext:value-type="float">
            <text:p>8.29E-05</text:p>
          </table:table-cell>
          <table:table-cell office:value-type="float" office:value="0.0757101" calcext:value-type="float">
            <text:p>0.0757101</text:p>
          </table:table-cell>
          <table:table-cell office:value-type="float" office:value="0.00223508722574" calcext:value-type="float">
            <text:p>0.00223508722574</text:p>
          </table:table-cell>
          <table:table-cell table:style-name="ce11" office:value-type="float" office:value="0.3135572" calcext:value-type="float">
            <text:p>0.3135572</text:p>
          </table:table-cell>
          <table:table-cell office:value-type="float" office:value="0.000964463212823" calcext:value-type="float">
            <text:p>0.000964463212823</text:p>
          </table:table-cell>
          <table:table-cell table:style-name="ce11" office:value-type="float" office:value="1.441439" calcext:value-type="float">
            <text:p>1.441439</text:p>
          </table:table-cell>
          <table:table-cell office:value-type="float" office:value="0.00283705422343" calcext:value-type="float">
            <text:p>0.00283705422343</text:p>
          </table:table-cell>
          <table:table-cell table:style-name="ce11" office:value-type="float" office:value="0.2369117" calcext:value-type="float">
            <text:p>0.2369117</text:p>
          </table:table-cell>
          <table:table-cell office:value-type="float" office:value="0.000953501273087" calcext:value-type="float">
            <text:p>0.000953501273087</text:p>
          </table:table-cell>
          <table:table-cell table:style-name="ce11" office:value-type="float" office:value="0.001145221" calcext:value-type="float">
            <text:p>0.001145221</text:p>
          </table:table-cell>
          <table:table-cell table:style-name="ce6" office:value-type="float" office:value="0.0000288522305897" calcext:value-type="float">
            <text:p>2.89E-05</text:p>
          </table:table-cell>
          <table:table-cell table:style-name="ce11" office:value-type="float" office:value="0.1441789" calcext:value-type="float">
            <text:p>0.1441789</text:p>
          </table:table-cell>
          <table:table-cell office:value-type="float" office:value="0.000842862905684" calcext:value-type="float">
            <text:p>0.000842862905684</text:p>
          </table:table-cell>
          <table:table-cell table:style-name="ce11" office:value-type="float" office:value="0.1092202" calcext:value-type="float">
            <text:p>0.1092202</text:p>
          </table:table-cell>
          <table:table-cell office:value-type="float" office:value="0.001267453247" calcext:value-type="float">
            <text:p>0.001267453247</text:p>
          </table:table-cell>
          <table:table-cell table:style-name="ce11" office:value-type="float" office:value="0.171228" calcext:value-type="float">
            <text:p>0.171228</text:p>
          </table:table-cell>
          <table:table-cell office:value-type="float" office:value="0.000461624185771" calcext:value-type="float">
            <text:p>0.000461624185771</text:p>
          </table:table-cell>
          <table:table-cell table:style-name="ce11" office:value-type="float" office:value="0.9995315" calcext:value-type="float">
            <text:p>0.9995315</text:p>
          </table:table-cell>
          <table:table-cell office:value-type="float" office:value="0.00151064807653" calcext:value-type="float">
            <text:p>0.00151064807653</text:p>
          </table:table-cell>
          <table:table-cell table:style-name="ce11" office:value-type="float" office:value="0.1556209" calcext:value-type="float">
            <text:p>0.1556209</text:p>
          </table:table-cell>
          <table:table-cell office:value-type="float" office:value="0.00123174144563" calcext:value-type="float">
            <text:p>0.00123174144563</text:p>
          </table:table-cell>
          <table:table-cell table:style-name="ce11" office:value-type="float" office:value="0.0008837593" calcext:value-type="float">
            <text:p>0.0008837593</text:p>
          </table:table-cell>
          <table:table-cell table:style-name="ce6" office:value-type="float" office:value="0.0000156137000957" calcext:value-type="float">
            <text:p>1.56E-05</text:p>
          </table:table-cell>
          <table:table-cell table:style-name="ce11" office:value-type="float" office:value="0.1120344" calcext:value-type="float">
            <text:p>0.1120344</text:p>
          </table:table-cell>
          <table:table-cell office:value-type="float" office:value="0.000881705443382" calcext:value-type="float">
            <text:p>0.000881705443382</text:p>
          </table:table-cell>
          <table:table-cell table:style-name="ce11" office:value-type="float" office:value="0.09892983" calcext:value-type="float">
            <text:p>0.09892983</text:p>
          </table:table-cell>
          <table:table-cell office:value-type="float" office:value="0.00245080194723" calcext:value-type="float">
            <text:p>0.00245080194723</text:p>
          </table:table-cell>
          <table:table-cell office:value-type="float" office:value="0.1565456" calcext:value-type="float">
            <text:p>0.1565456</text:p>
          </table:table-cell>
          <table:table-cell office:value-type="float" office:value="0.0020144433033" calcext:value-type="float">
            <text:p>0.0020144433033</text:p>
          </table:table-cell>
          <table:table-cell office:value-type="float" office:value="0.2608524" calcext:value-type="float">
            <text:p>0.2608524</text:p>
          </table:table-cell>
          <table:table-cell office:value-type="float" office:value="0.00502799017059" calcext:value-type="float">
            <text:p>0.00502799017059</text:p>
          </table:table-cell>
          <table:table-cell office:value-type="float" office:value="0.06984383" calcext:value-type="float">
            <text:p>0.06984383</text:p>
          </table:table-cell>
          <table:table-cell office:value-type="float" office:value="0.0058359350362" calcext:value-type="float">
            <text:p>0.0058359350362</text:p>
          </table:table-cell>
          <table:table-cell table:style-name="ce6" office:value-type="float" office:value="0.0000008166" calcext:value-type="float">
            <text:p>8.17E-07</text:p>
          </table:table-cell>
          <table:table-cell table:style-name="ce6" office:value-type="float" office:value="0.000000193970329919" calcext:value-type="float">
            <text:p>1.94E-07</text:p>
          </table:table-cell>
          <table:table-cell office:value-type="float" office:value="0.0002743146" calcext:value-type="float">
            <text:p>0.0002743146</text:p>
          </table:table-cell>
          <table:table-cell table:style-name="ce6" office:value-type="float" office:value="0.00000692778316635" calcext:value-type="float">
            <text:p>6.93E-06</text:p>
          </table:table-cell>
          <table:table-cell office:value-type="float" office:value="0.0004484793" calcext:value-type="float">
            <text:p>0.0004484793</text:p>
          </table:table-cell>
          <table:table-cell table:style-name="ce6" office:value-type="float" office:value="0.0000126355534201" calcext:value-type="float">
            <text:p>1.26E-05</text:p>
          </table:table-cell>
          <table:table-cell table:style-name="ce6" office:value-type="float" office:value="0.0000027402" calcext:value-type="float">
            <text:p>2.74E-06</text:p>
          </table:table-cell>
          <table:table-cell table:style-name="ce6" office:value-type="float" office:value="0.000000183360482838" calcext:value-type="float">
            <text:p>1.83E-07</text:p>
          </table:table-cell>
          <table:table-cell office:value-type="float" office:value="0.0002504337" calcext:value-type="float">
            <text:p>0.0002504337</text:p>
          </table:table-cell>
          <table:table-cell table:style-name="ce6" office:value-type="float" office:value="0.0000362007747862" calcext:value-type="float">
            <text:p>3.62E-05</text:p>
          </table:table-cell>
          <table:table-cell office:value-type="float" office:value="0.0008452178" calcext:value-type="float">
            <text:p>0.0008452178</text:p>
          </table:table-cell>
          <table:table-cell office:value-type="float" office:value="0.000850742367543" calcext:value-type="float">
            <text:p>0.000850742367543</text:p>
          </table:table-cell>
          <table:table-cell table:style-name="ce6" office:value-type="float" office:value="0.0000001359" calcext:value-type="float">
            <text:p>1.36E-07</text:p>
          </table:table-cell>
          <table:table-cell table:style-name="ce6" office:value-type="float" office:value="0.000000155927654165" calcext:value-type="float">
            <text:p>1.56E-07</text:p>
          </table:table-cell>
          <table:table-cell table:style-name="ce6" office:value-type="float" office:value="0.0000001405" calcext:value-type="float">
            <text:p>1.41E-07</text:p>
          </table:table-cell>
          <table:table-cell table:style-name="ce6" office:value-type="float" office:value="0.000000116185914235" calcext:value-type="float">
            <text:p>1.16E-07</text:p>
          </table:table-cell>
          <table:table-cell table:style-name="ce6" office:value-type="float" office:value="0.0000018131" calcext:value-type="float">
            <text:p>1.81E-06</text:p>
          </table:table-cell>
          <table:table-cell table:style-name="ce6" office:value-type="float" office:value="0.000000355192107645" calcext:value-type="float">
            <text:p>3.55E-07</text:p>
          </table:table-cell>
          <table:table-cell office:value-type="float" office:value="0.10535696" calcext:value-type="float">
            <text:p>0.10535696</text:p>
          </table:table-cell>
          <table:table-cell office:value-type="float" office:value="0.00883437846625" calcext:value-type="float">
            <text:p>0.00883437846625</text:p>
          </table:table-cell>
          <table:table-cell office:value-type="float" office:value="0.0004177489" calcext:value-type="float">
            <text:p>0.0004177489</text:p>
          </table:table-cell>
          <table:table-cell table:style-name="ce6" office:value-type="float" office:value="0.00000580994466315" calcext:value-type="float">
            <text:p>5.81E-06</text:p>
          </table:table-cell>
          <table:table-cell table:style-name="ce6" office:value-type="float" office:value="0.0000157596" calcext:value-type="float">
            <text:p>1.58E-05</text:p>
          </table:table-cell>
          <table:table-cell table:style-name="ce6" office:value-type="float" office:value="0.00000339140017626" calcext:value-type="float">
            <text:p>3.39E-06</text:p>
          </table:table-cell>
          <table:table-cell office:value-type="float" office:value="0.000222094" calcext:value-type="float">
            <text:p>0.000222094</text:p>
          </table:table-cell>
          <table:table-cell table:style-name="ce6" office:value-type="float" office:value="0.00000855146632001" calcext:value-type="float">
            <text:p>8.55E-06</text:p>
          </table:table-cell>
          <table:table-cell office:value-type="float" office:value="0.0003348416" calcext:value-type="float">
            <text:p>0.0003348416</text:p>
          </table:table-cell>
          <table:table-cell table:style-name="ce6" office:value-type="float" office:value="0.00000365194524116" calcext:value-type="float">
            <text:p>3.65E-06</text:p>
          </table:table-cell>
          <table:table-cell table:style-name="ce6" office:value-type="float" office:value="0.0000001393" calcext:value-type="float">
            <text:p>1.39E-07</text:p>
          </table:table-cell>
          <table:table-cell table:style-name="ce6" office:value-type="float" office:value="0.000000080349306849" calcext:value-type="float">
            <text:p>8.03E-08</text:p>
          </table:table-cell>
          <table:table-cell table:style-name="ce6" office:value-type="float" office:value="0.0000001198" calcext:value-type="float">
            <text:p>1.20E-07</text:p>
          </table:table-cell>
          <table:table-cell table:style-name="ce6" office:value-type="float" office:value="0.0000000433020399827" calcext:value-type="float">
            <text:p>4.33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0.000030398" calcext:value-type="float">
            <text:p>3.04E-05</text:p>
          </table:table-cell>
          <table:table-cell table:style-name="ce6" office:value-type="float" office:value="0.00000186429647142" calcext:value-type="float">
            <text:p>1.86E-06</text:p>
          </table:table-cell>
          <table:table-cell table:style-name="ce6" office:value-type="float" office:value="0.0000697737" calcext:value-type="float">
            <text:p>6.98E-05</text:p>
          </table:table-cell>
          <table:table-cell table:style-name="ce6" office:value-type="float" office:value="0.00000205370013228" calcext:value-type="float">
            <text:p>2.05E-06</text:p>
          </table:table-cell>
          <table:table-cell table:style-name="ce6" office:value-type="float" office:value="0.000056732" calcext:value-type="float">
            <text:p>5.67E-05</text:p>
          </table:table-cell>
          <table:table-cell table:style-name="ce6" office:value-type="float" office:value="0.00000041398201786" calcext:value-type="float">
            <text:p>4.14E-07</text:p>
          </table:table-cell>
          <table:table-cell office:value-type="float" office:value="0.0002963246" calcext:value-type="float">
            <text:p>0.0002963246</text:p>
          </table:table-cell>
          <table:table-cell table:style-name="ce6" office:value-type="float" office:value="0.0000322560799375" calcext:value-type="float">
            <text:p>3.23E-05</text:p>
          </table:table-cell>
          <table:table-cell office:value-type="float" office:value="0.001265185" calcext:value-type="float">
            <text:p>0.001265185</text:p>
          </table:table-cell>
          <table:table-cell table:style-name="ce6" office:value-type="float" office:value="0.0000377223150138" calcext:value-type="float">
            <text:p>3.77E-05</text:p>
          </table:table-cell>
          <table:table-cell office:value-type="float" office:value="0.07628098" calcext:value-type="float">
            <text:p>0.07628098</text:p>
          </table:table-cell>
          <table:table-cell office:value-type="float" office:value="0.00195668979873" calcext:value-type="float">
            <text:p>0.00195668979873</text:p>
          </table:table-cell>
          <table:table-cell table:style-name="ce6" office:value-type="float" office:value="0.0000576658" calcext:value-type="float">
            <text:p>5.77E-05</text:p>
          </table:table-cell>
          <table:table-cell table:style-name="ce6" office:value-type="float" office:value="0.00000299875751307" calcext:value-type="float">
            <text:p>3.00E-06</text:p>
          </table:table-cell>
          <table:table-cell office:value-type="float" office:value="0.000101057" calcext:value-type="float">
            <text:p>0.000101057</text:p>
          </table:table-cell>
          <table:table-cell table:style-name="ce6" office:value-type="float" office:value="0.00000268139167846" calcext:value-type="float">
            <text:p>2.68E-06</text:p>
          </table:table-cell>
          <table:table-cell table:style-name="ce6" office:value-type="float" office:value="0.0000655159" calcext:value-type="float">
            <text:p>6.55E-05</text:p>
          </table:table-cell>
          <table:table-cell table:style-name="ce6" office:value-type="float" office:value="0.00000149782616185" calcext:value-type="float">
            <text:p>1.50E-06</text:p>
          </table:table-cell>
          <table:table-cell office:value-type="float" office:value="0.0002071962" calcext:value-type="float">
            <text:p>0.0002071962</text:p>
          </table:table-cell>
          <table:table-cell table:style-name="ce6" office:value-type="float" office:value="0.0000173323396113" calcext:value-type="float">
            <text:p>1.73E-05</text:p>
          </table:table-cell>
          <table:table-cell office:value-type="float" office:value="0.001515008" calcext:value-type="float">
            <text:p>0.001515008</text:p>
          </table:table-cell>
          <table:table-cell table:style-name="ce6" office:value-type="float" office:value="0.0000618677404361" calcext:value-type="float">
            <text:p>6.19E-05</text:p>
          </table:table-cell>
          <table:table-cell office:value-type="float" office:value="0.06764582" calcext:value-type="float">
            <text:p>0.06764582</text:p>
          </table:table-cell>
          <table:table-cell office:value-type="float" office:value="0.00130448514731" calcext:value-type="float">
            <text:p>0.00130448514731</text:p>
          </table:table-cell>
          <table:table-cell table:style-name="ce6" office:value-type="float" office:value="0.0000291478" calcext:value-type="float">
            <text:p>2.91E-05</text:p>
          </table:table-cell>
          <table:table-cell table:style-name="ce6" office:value-type="float" office:value="0.00000094016485552" calcext:value-type="float">
            <text:p>9.40E-07</text:p>
          </table:table-cell>
          <table:table-cell table:style-name="ce6" office:value-type="float" office:value="0.0000921476" calcext:value-type="float">
            <text:p>9.21E-05</text:p>
          </table:table-cell>
          <table:table-cell table:style-name="ce6" office:value-type="float" office:value="0.00000594581218076" calcext:value-type="float">
            <text:p>5.95E-06</text:p>
          </table:table-cell>
          <table:table-cell table:style-name="ce6" office:value-type="float" office:value="0.0000731555" calcext:value-type="float">
            <text:p>7.32E-05</text:p>
          </table:table-cell>
          <table:table-cell table:style-name="ce6" office:value-type="float" office:value="0.00000132968051718" calcext:value-type="float">
            <text:p>1.33E-06</text:p>
          </table:table-cell>
          <table:table-cell office:value-type="float" office:value="0.0002715447" calcext:value-type="float">
            <text:p>0.0002715447</text:p>
          </table:table-cell>
          <table:table-cell table:style-name="ce6" office:value-type="float" office:value="0.000011196221506" calcext:value-type="float">
            <text:p>1.12E-05</text:p>
          </table:table-cell>
          <table:table-cell office:value-type="float" office:value="0.00160083" calcext:value-type="float">
            <text:p>0.00160083</text:p>
          </table:table-cell>
          <table:table-cell office:value-type="float" office:value="0.000696979932327" calcext:value-type="float">
            <text:p>0.000696979932327</text:p>
          </table:table-cell>
          <table:table-cell office:value-type="float" office:value="0.09897976" calcext:value-type="float">
            <text:p>0.09897976</text:p>
          </table:table-cell>
          <table:table-cell office:value-type="float" office:value="0.00227244376838" calcext:value-type="float">
            <text:p>0.00227244376838</text:p>
          </table:table-cell>
          <table:table-cell table:style-name="ce6" office:value-type="float" office:value="0.0000384009" calcext:value-type="float">
            <text:p>3.84E-05</text:p>
          </table:table-cell>
          <table:table-cell table:style-name="ce6" office:value-type="float" office:value="0.00000229085629066" calcext:value-type="float">
            <text:p>2.29E-06</text:p>
          </table:table-cell>
          <table:table-cell table:style-name="ce6" office:value-type="float" office:value="0.00009661" calcext:value-type="float">
            <text:p>9.66E-05</text:p>
          </table:table-cell>
          <table:table-cell table:style-name="ce6" office:value-type="float" office:value="0.00000504417747948" calcext:value-type="float">
            <text:p>5.04E-06</text:p>
          </table:table-cell>
          <table:table-cell table:style-name="ce6" office:value-type="float" office:value="0.0000704987" calcext:value-type="float">
            <text:p>7.05E-05</text:p>
          </table:table-cell>
          <table:table-cell table:style-name="ce6" office:value-type="float" office:value="0.00000221682776608" calcext:value-type="float">
            <text:p>2.22E-06</text:p>
          </table:table-cell>
          <table:table-cell office:value-type="float" office:value="0.0002925028" calcext:value-type="float">
            <text:p>0.0002925028</text:p>
          </table:table-cell>
          <table:table-cell table:style-name="ce6" office:value-type="float" office:value="0.0000325082529856" calcext:value-type="float">
            <text:p>3.25E-05</text:p>
          </table:table-cell>
          <table:table-cell office:value-type="float" office:value="0.002117152" calcext:value-type="float">
            <text:p>0.002117152</text:p>
          </table:table-cell>
          <table:table-cell office:value-type="float" office:value="0.000121908261301" calcext:value-type="float">
            <text:p>0.000121908261301</text:p>
          </table:table-cell>
          <table:table-cell office:value-type="float" office:value="0.07704012" calcext:value-type="float">
            <text:p>0.07704012</text:p>
          </table:table-cell>
          <table:table-cell office:value-type="float" office:value="0.00229650064315" calcext:value-type="float">
            <text:p>0.00229650064315</text:p>
          </table:table-cell>
          <table:table-cell table:style-name="ce11" office:value-type="float" office:value="0.3122713" calcext:value-type="float">
            <text:p>0.3122713</text:p>
          </table:table-cell>
          <table:table-cell office:value-type="float" office:value="0.00117113924118" calcext:value-type="float">
            <text:p>0.00117113924118</text:p>
          </table:table-cell>
          <table:table-cell table:style-name="ce11" office:value-type="float" office:value="1.440444" calcext:value-type="float">
            <text:p>1.440444</text:p>
          </table:table-cell>
          <table:table-cell office:value-type="float" office:value="0.00222547972357" calcext:value-type="float">
            <text:p>0.00222547972357</text:p>
          </table:table-cell>
          <table:table-cell table:style-name="ce11" office:value-type="float" office:value="0.2333713" calcext:value-type="float">
            <text:p>0.2333713</text:p>
          </table:table-cell>
          <table:table-cell office:value-type="float" office:value="0.00224257198819" calcext:value-type="float">
            <text:p>0.00224257198819</text:p>
          </table:table-cell>
          <table:table-cell table:style-name="ce11" office:value-type="float" office:value="0.001130934" calcext:value-type="float">
            <text:p>0.001130934</text:p>
          </table:table-cell>
          <table:table-cell table:style-name="ce6" office:value-type="float" office:value="0.0000113783802792" calcext:value-type="float">
            <text:p>1.14E-05</text:p>
          </table:table-cell>
          <table:table-cell table:style-name="ce11" office:value-type="float" office:value="0.143147" calcext:value-type="float">
            <text:p>0.143147</text:p>
          </table:table-cell>
          <table:table-cell office:value-type="float" office:value="0.00140377570225" calcext:value-type="float">
            <text:p>0.00140377570225</text:p>
          </table:table-cell>
          <table:table-cell table:style-name="ce11" office:value-type="float" office:value="0.1090237" calcext:value-type="float">
            <text:p>0.1090237</text:p>
          </table:table-cell>
          <table:table-cell office:value-type="float" office:value="0.00283715393582" calcext:value-type="float">
            <text:p>0.00283715393582</text:p>
          </table:table-cell>
          <table:table-cell table:style-name="ce11" office:value-type="float" office:value="0.1705263" calcext:value-type="float">
            <text:p>0.1705263</text:p>
          </table:table-cell>
          <table:table-cell office:value-type="float" office:value="0.000396023582351" calcext:value-type="float">
            <text:p>0.000396023582351</text:p>
          </table:table-cell>
          <table:table-cell table:style-name="ce11" office:value-type="float" office:value="0.9995028" calcext:value-type="float">
            <text:p>0.9995028</text:p>
          </table:table-cell>
          <table:table-cell office:value-type="float" office:value="0.00222536053508" calcext:value-type="float">
            <text:p>0.00222536053508</text:p>
          </table:table-cell>
          <table:table-cell table:style-name="ce11" office:value-type="float" office:value="0.1504865" calcext:value-type="float">
            <text:p>0.1504865</text:p>
          </table:table-cell>
          <table:table-cell office:value-type="float" office:value="0.00123043454384" calcext:value-type="float">
            <text:p>0.00123043454384</text:p>
          </table:table-cell>
          <table:table-cell table:style-name="ce11" office:value-type="float" office:value="0.0008807362" calcext:value-type="float">
            <text:p>0.0008807362</text:p>
          </table:table-cell>
          <table:table-cell table:style-name="ce6" office:value-type="float" office:value="0.0000185209361882" calcext:value-type="float">
            <text:p>1.85E-05</text:p>
          </table:table-cell>
          <table:table-cell table:style-name="ce11" office:value-type="float" office:value="0.09309806" calcext:value-type="float">
            <text:p>0.09309806</text:p>
          </table:table-cell>
          <table:table-cell office:value-type="float" office:value="0.000965234215906" calcext:value-type="float">
            <text:p>0.000965234215906</text:p>
          </table:table-cell>
          <table:table-cell table:style-name="ce11" office:value-type="float" office:value="0.09811303" calcext:value-type="float">
            <text:p>0.09811303</text:p>
          </table:table-cell>
          <table:table-cell office:value-type="float" office:value="0.00228704190218" calcext:value-type="float">
            <text:p>0.00228704190218</text:p>
          </table:table-cell>
          <table:table-cell office:value-type="float" office:value="0.1552361" calcext:value-type="float">
            <text:p>0.1552361</text:p>
          </table:table-cell>
          <table:table-cell office:value-type="float" office:value="0.00286775864667" calcext:value-type="float">
            <text:p>0.00286775864667</text:p>
          </table:table-cell>
          <table:table-cell office:value-type="float" office:value="0.2627951" calcext:value-type="float">
            <text:p>0.2627951</text:p>
          </table:table-cell>
          <table:table-cell office:value-type="float" office:value="0.00843949113066" calcext:value-type="float">
            <text:p>0.00843949113066</text:p>
          </table:table-cell>
          <table:table-cell office:value-type="float" office:value="0.07476296" calcext:value-type="float">
            <text:p>0.07476296</text:p>
          </table:table-cell>
          <table:table-cell office:value-type="float" office:value="0.00773241064067" calcext:value-type="float">
            <text:p>0.00773241064067</text:p>
          </table:table-cell>
          <table:table-cell table:style-name="ce6" office:value-type="float" office:value="0.0000008169" calcext:value-type="float">
            <text:p>8.17E-07</text:p>
          </table:table-cell>
          <table:table-cell table:style-name="ce6" office:value-type="float" office:value="0.000000107904741941" calcext:value-type="float">
            <text:p>1.08E-07</text:p>
          </table:table-cell>
          <table:table-cell office:value-type="float" office:value="0.0002751546" calcext:value-type="float">
            <text:p>0.0002751546</text:p>
          </table:table-cell>
          <table:table-cell table:style-name="ce6" office:value-type="float" office:value="0.0000104905783995" calcext:value-type="float">
            <text:p>1.05E-05</text:p>
          </table:table-cell>
          <table:table-cell office:value-type="float" office:value="0.0005463991" calcext:value-type="float">
            <text:p>0.0005463991</text:p>
          </table:table-cell>
          <table:table-cell office:value-type="float" office:value="0.000321313234229" calcext:value-type="float">
            <text:p>0.000321313234229</text:p>
          </table:table-cell>
          <table:table-cell table:style-name="ce6" office:value-type="float" office:value="0.0000028458" calcext:value-type="float">
            <text:p>2.85E-06</text:p>
          </table:table-cell>
          <table:table-cell table:style-name="ce6" office:value-type="float" office:value="0.000000150889068892" calcext:value-type="float">
            <text:p>1.51E-07</text:p>
          </table:table-cell>
          <table:table-cell office:value-type="float" office:value="0.0003647044" calcext:value-type="float">
            <text:p>0.0003647044</text:p>
          </table:table-cell>
          <table:table-cell office:value-type="float" office:value="0.000422448488861" calcext:value-type="float">
            <text:p>0.000422448488861</text:p>
          </table:table-cell>
          <table:table-cell office:value-type="float" office:value="0.0004104161" calcext:value-type="float">
            <text:p>0.0004104161</text:p>
          </table:table-cell>
          <table:table-cell table:style-name="ce6" office:value-type="float" office:value="0.00000803377892886" calcext:value-type="float">
            <text:p>8.03E-06</text:p>
          </table:table-cell>
          <table:table-cell table:style-name="ce6" office:value-type="float" office:value="0.0000001196" calcext:value-type="float">
            <text:p>1.20E-07</text:p>
          </table:table-cell>
          <table:table-cell table:style-name="ce6" office:value-type="float" office:value="0.0000000526016476295" calcext:value-type="float">
            <text:p>5.26E-08</text:p>
          </table:table-cell>
          <table:table-cell table:style-name="ce6" office:value-type="float" office:value="0.00000012" calcext:value-type="float">
            <text:p>1.20E-07</text:p>
          </table:table-cell>
          <table:table-cell table:style-name="ce6" office:value-type="float" office:value="0.0000000528141395209" calcext:value-type="float">
            <text:p>5.28E-08</text:p>
          </table:table-cell>
          <table:table-cell table:style-name="ce6" office:value-type="float" office:value="0.0000017174" calcext:value-type="float">
            <text:p>1.72E-06</text:p>
          </table:table-cell>
          <table:table-cell table:style-name="ce6" office:value-type="float" office:value="0.000000144386210483" calcext:value-type="float">
            <text:p>1.44E-07</text:p>
          </table:table-cell>
          <table:table-cell office:value-type="float" office:value="0.0986292" calcext:value-type="float">
            <text:p>0.0986292</text:p>
          </table:table-cell>
          <table:table-cell office:value-type="float" office:value="0.00347858581227" calcext:value-type="float">
            <text:p>0.00347858581227</text:p>
          </table:table-cell>
          <table:table-cell office:value-type="float" office:value="0.0004137252" calcext:value-type="float">
            <text:p>0.0004137252</text:p>
          </table:table-cell>
          <table:table-cell table:style-name="ce6" office:value-type="float" office:value="0.0000162244794869" calcext:value-type="float">
            <text:p>1.62E-05</text:p>
          </table:table-cell>
          <table:table-cell table:style-name="ce6" office:value-type="float" office:value="0.0000134039" calcext:value-type="float">
            <text:p>1.34E-05</text:p>
          </table:table-cell>
          <table:table-cell table:style-name="ce6" office:value-type="float" office:value="0.000000540549607139" calcext:value-type="float">
            <text:p>5.41E-07</text:p>
          </table:table-cell>
          <table:table-cell office:value-type="float" office:value="0.0007021179" calcext:value-type="float">
            <text:p>0.0007021179</text:p>
          </table:table-cell>
          <table:table-cell office:value-type="float" office:value="0.00151092956885" calcext:value-type="float">
            <text:p>0.00151092956885</text:p>
          </table:table-cell>
          <table:table-cell office:value-type="float" office:value="0.0003384029" calcext:value-type="float">
            <text:p>0.0003384029</text:p>
          </table:table-cell>
          <table:table-cell table:style-name="ce6" office:value-type="float" office:value="0.00000445169646689" calcext:value-type="float">
            <text:p>4.45E-06</text:p>
          </table:table-cell>
          <table:table-cell table:style-name="ce6" office:value-type="float" office:value="0.0000001256" calcext:value-type="float">
            <text:p>1.26E-07</text:p>
          </table:table-cell>
          <table:table-cell table:style-name="ce6" office:value-type="float" office:value="0.0000000110272390017" calcext:value-type="float">
            <text:p>1.10E-08</text:p>
          </table:table-cell>
          <table:table-cell table:style-name="ce6" office:value-type="float" office:value="0.0000001268" calcext:value-type="float">
            <text:p>1.27E-07</text:p>
          </table:table-cell>
          <table:table-cell table:style-name="ce6" office:value-type="float" office:value="0.0000000258706182549" calcext:value-type="float">
            <text:p>2.59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0.000029143" calcext:value-type="float">
            <text:p>2.91E-05</text:p>
          </table:table-cell>
          <table:table-cell table:style-name="ce6" office:value-type="float" office:value="0.000000735407370102" calcext:value-type="float">
            <text:p>7.35E-07</text:p>
          </table:table-cell>
          <table:table-cell table:style-name="ce6" office:value-type="float" office:value="0.0000677566" calcext:value-type="float">
            <text:p>6.78E-05</text:p>
          </table:table-cell>
          <table:table-cell table:style-name="ce6" office:value-type="float" office:value="0.00000208436029089" calcext:value-type="float">
            <text:p>2.08E-06</text:p>
          </table:table-cell>
          <table:table-cell table:style-name="ce6" office:value-type="float" office:value="0.0000573879" calcext:value-type="float">
            <text:p>5.74E-05</text:p>
          </table:table-cell>
          <table:table-cell table:style-name="ce6" office:value-type="float" office:value="0.00000154575795504" calcext:value-type="float">
            <text:p>1.55E-06</text:p>
          </table:table-cell>
          <table:table-cell office:value-type="float" office:value="0.0002877447" calcext:value-type="float">
            <text:p>0.0002877447</text:p>
          </table:table-cell>
          <table:table-cell table:style-name="ce6" office:value-type="float" office:value="0.0000213847472333" calcext:value-type="float">
            <text:p>2.14E-05</text:p>
          </table:table-cell>
          <table:table-cell office:value-type="float" office:value="0.001239135" calcext:value-type="float">
            <text:p>0.001239135</text:p>
          </table:table-cell>
          <table:table-cell table:style-name="ce6" office:value-type="float" office:value="0.0000183901817102" calcext:value-type="float">
            <text:p>1.84E-05</text:p>
          </table:table-cell>
          <table:table-cell office:value-type="float" office:value="0.07612609" calcext:value-type="float">
            <text:p>0.07612609</text:p>
          </table:table-cell>
          <table:table-cell office:value-type="float" office:value="0.00234154558475" calcext:value-type="float">
            <text:p>0.00234154558475</text:p>
          </table:table-cell>
          <table:table-cell table:style-name="ce6" office:value-type="float" office:value="0.0000605487" calcext:value-type="float">
            <text:p>6.05E-05</text:p>
          </table:table-cell>
          <table:table-cell table:style-name="ce6" office:value-type="float" office:value="0.00000658170827285" calcext:value-type="float">
            <text:p>6.58E-06</text:p>
          </table:table-cell>
          <table:table-cell office:value-type="float" office:value="0.0001087268" calcext:value-type="float">
            <text:p>0.0001087268</text:p>
          </table:table-cell>
          <table:table-cell table:style-name="ce6" office:value-type="float" office:value="0.00000746004074758" calcext:value-type="float">
            <text:p>7.46E-06</text:p>
          </table:table-cell>
          <table:table-cell table:style-name="ce6" office:value-type="float" office:value="0.0000668754" calcext:value-type="float">
            <text:p>6.69E-05</text:p>
          </table:table-cell>
          <table:table-cell table:style-name="ce6" office:value-type="float" office:value="0.00000228814039973" calcext:value-type="float">
            <text:p>2.29E-06</text:p>
          </table:table-cell>
          <table:table-cell office:value-type="float" office:value="0.0003760329" calcext:value-type="float">
            <text:p>0.0003760329</text:p>
          </table:table-cell>
          <table:table-cell office:value-type="float" office:value="0.000551638147352" calcext:value-type="float">
            <text:p>0.000551638147352</text:p>
          </table:table-cell>
          <table:table-cell office:value-type="float" office:value="0.001498896" calcext:value-type="float">
            <text:p>0.001498896</text:p>
          </table:table-cell>
          <table:table-cell table:style-name="ce6" office:value-type="float" office:value="0.000043000479894" calcext:value-type="float">
            <text:p>4.30E-05</text:p>
          </table:table-cell>
          <table:table-cell office:value-type="float" office:value="0.06783021" calcext:value-type="float">
            <text:p>0.06783021</text:p>
          </table:table-cell>
          <table:table-cell office:value-type="float" office:value="0.00153008620342" calcext:value-type="float">
            <text:p>0.00153008620342</text:p>
          </table:table-cell>
          <table:table-cell table:style-name="ce6" office:value-type="float" office:value="0.0000319749" calcext:value-type="float">
            <text:p>3.20E-05</text:p>
          </table:table-cell>
          <table:table-cell table:style-name="ce6" office:value-type="float" office:value="0.00000126845596867" calcext:value-type="float">
            <text:p>1.27E-06</text:p>
          </table:table-cell>
          <table:table-cell office:value-type="float" office:value="0.0001250785" calcext:value-type="float">
            <text:p>0.0001250785</text:p>
          </table:table-cell>
          <table:table-cell table:style-name="ce6" office:value-type="float" office:value="0.00000658113572181" calcext:value-type="float">
            <text:p>6.58E-06</text:p>
          </table:table-cell>
          <table:table-cell table:style-name="ce6" office:value-type="float" office:value="0.0000747739" calcext:value-type="float">
            <text:p>7.48E-05</text:p>
          </table:table-cell>
          <table:table-cell table:style-name="ce6" office:value-type="float" office:value="0.0000015028466655" calcext:value-type="float">
            <text:p>1.50E-06</text:p>
          </table:table-cell>
          <table:table-cell office:value-type="float" office:value="0.0002741206" calcext:value-type="float">
            <text:p>0.0002741206</text:p>
          </table:table-cell>
          <table:table-cell table:style-name="ce6" office:value-type="float" office:value="0.0000103476365976" calcext:value-type="float">
            <text:p>1.03E-05</text:p>
          </table:table-cell>
          <table:table-cell office:value-type="float" office:value="0.001202027" calcext:value-type="float">
            <text:p>0.001202027</text:p>
          </table:table-cell>
          <table:table-cell table:style-name="ce6" office:value-type="float" office:value="0.0000323029520667" calcext:value-type="float">
            <text:p>3.23E-05</text:p>
          </table:table-cell>
          <table:table-cell office:value-type="float" office:value="0.09974759" calcext:value-type="float">
            <text:p>0.09974759</text:p>
          </table:table-cell>
          <table:table-cell office:value-type="float" office:value="0.00373005250438" calcext:value-type="float">
            <text:p>0.00373005250438</text:p>
          </table:table-cell>
          <table:table-cell table:style-name="ce6" office:value-type="float" office:value="0.0000383327" calcext:value-type="float">
            <text:p>3.83E-05</text:p>
          </table:table-cell>
          <table:table-cell table:style-name="ce6" office:value-type="float" office:value="0.000000975384488292" calcext:value-type="float">
            <text:p>9.75E-07</text:p>
          </table:table-cell>
          <table:table-cell office:value-type="float" office:value="0.0001209378" calcext:value-type="float">
            <text:p>0.0001209378</text:p>
          </table:table-cell>
          <table:table-cell table:style-name="ce6" office:value-type="float" office:value="0.00000379651345316" calcext:value-type="float">
            <text:p>3.80E-06</text:p>
          </table:table-cell>
          <table:table-cell table:style-name="ce6" office:value-type="float" office:value="0.0000731004" calcext:value-type="float">
            <text:p>7.31E-05</text:p>
          </table:table-cell>
          <table:table-cell table:style-name="ce6" office:value-type="float" office:value="0.00000230909507046" calcext:value-type="float">
            <text:p>2.31E-06</text:p>
          </table:table-cell>
          <table:table-cell office:value-type="float" office:value="0.0002875294" calcext:value-type="float">
            <text:p>0.0002875294</text:p>
          </table:table-cell>
          <table:table-cell table:style-name="ce6" office:value-type="float" office:value="0.0000170135613895" calcext:value-type="float">
            <text:p>1.70E-05</text:p>
          </table:table-cell>
          <table:table-cell office:value-type="float" office:value="0.00210178" calcext:value-type="float">
            <text:p>0.00210178</text:p>
          </table:table-cell>
          <table:table-cell table:style-name="ce6" office:value-type="float" office:value="0.000092378401035" calcext:value-type="float">
            <text:p>9.24E-05</text:p>
          </table:table-cell>
          <table:table-cell office:value-type="float" office:value="0.07781045" calcext:value-type="float">
            <text:p>0.07781045</text:p>
          </table:table-cell>
          <table:table-cell office:value-type="float" office:value="0.00326536903589" calcext:value-type="float">
            <text:p>0.00326536903589</text:p>
          </table:table-cell>
          <table:table-cell table:style-name="ce11" office:value-type="float" office:value="0.3126475" calcext:value-type="float">
            <text:p>0.3126475</text:p>
          </table:table-cell>
          <table:table-cell office:value-type="float" office:value="0.0014785851533" calcext:value-type="float">
            <text:p>0.0014785851533</text:p>
          </table:table-cell>
          <table:table-cell table:style-name="ce11" office:value-type="float" office:value="1.438806" calcext:value-type="float">
            <text:p>1.438806</text:p>
          </table:table-cell>
          <table:table-cell office:value-type="float" office:value="0.00165906399314" calcext:value-type="float">
            <text:p>0.00165906399314</text:p>
          </table:table-cell>
          <table:table-cell table:style-name="ce11" office:value-type="float" office:value="0.2308338" calcext:value-type="float">
            <text:p>0.2308338</text:p>
          </table:table-cell>
          <table:table-cell office:value-type="float" office:value="0.00250670867873" calcext:value-type="float">
            <text:p>0.00250670867873</text:p>
          </table:table-cell>
          <table:table-cell table:style-name="ce11" office:value-type="float" office:value="0.00114299" calcext:value-type="float">
            <text:p>0.00114299</text:p>
          </table:table-cell>
          <table:table-cell table:style-name="ce6" office:value-type="float" office:value="0.0000351717301252" calcext:value-type="float">
            <text:p>3.52E-05</text:p>
          </table:table-cell>
          <table:table-cell table:style-name="ce11" office:value-type="float" office:value="0.1416292" calcext:value-type="float">
            <text:p>0.1416292</text:p>
          </table:table-cell>
          <table:table-cell office:value-type="float" office:value="0.000714902137825" calcext:value-type="float">
            <text:p>0.000714902137825</text:p>
          </table:table-cell>
          <table:table-cell table:style-name="ce11" office:value-type="float" office:value="0.1083968" calcext:value-type="float">
            <text:p>0.1083968</text:p>
          </table:table-cell>
          <table:table-cell office:value-type="float" office:value="0.00248789865817" calcext:value-type="float">
            <text:p>0.00248789865817</text:p>
          </table:table-cell>
          <table:table-cell table:style-name="ce11" office:value-type="float" office:value="0.170826" calcext:value-type="float">
            <text:p>0.170826</text:p>
          </table:table-cell>
          <table:table-cell office:value-type="float" office:value="0.000314981480937" calcext:value-type="float">
            <text:p>0.000314981480937</text:p>
          </table:table-cell>
          <table:table-cell table:style-name="ce11" office:value-type="float" office:value="0.9985877" calcext:value-type="float">
            <text:p>0.9985877</text:p>
          </table:table-cell>
          <table:table-cell office:value-type="float" office:value="0.00152054296223" calcext:value-type="float">
            <text:p>0.00152054296223</text:p>
          </table:table-cell>
          <table:table-cell table:style-name="ce11" office:value-type="float" office:value="0.1471434" calcext:value-type="float">
            <text:p>0.1471434</text:p>
          </table:table-cell>
          <table:table-cell office:value-type="float" office:value="0.00116391391434" calcext:value-type="float">
            <text:p>0.00116391391434</text:p>
          </table:table-cell>
          <table:table-cell table:style-name="ce11" office:value-type="float" office:value="0.0010991892" calcext:value-type="float">
            <text:p>0.0010991892</text:p>
          </table:table-cell>
          <table:table-cell office:value-type="float" office:value="0.000439779652105" calcext:value-type="float">
            <text:p>0.000439779652105</text:p>
          </table:table-cell>
          <table:table-cell table:style-name="ce11" office:value-type="float" office:value="0.0837919" calcext:value-type="float">
            <text:p>0.0837919</text:p>
          </table:table-cell>
          <table:table-cell office:value-type="float" office:value="0.00083843446441" calcext:value-type="float">
            <text:p>0.00083843446441</text:p>
          </table:table-cell>
          <table:table-cell table:style-name="ce11" office:value-type="float" office:value="0.09695843" calcext:value-type="float">
            <text:p>0.09695843</text:p>
          </table:table-cell>
          <table:table-cell office:value-type="float" office:value="0.00164113174571" calcext:value-type="float">
            <text:p>0.00164113174571</text:p>
          </table:table-cell>
          <table:table-cell office:value-type="float" office:value="0.1566973" calcext:value-type="float">
            <text:p>0.1566973</text:p>
          </table:table-cell>
          <table:table-cell office:value-type="float" office:value="0.00267027647549" calcext:value-type="float">
            <text:p>0.00267027647549</text:p>
          </table:table-cell>
          <table:table-cell office:value-type="float" office:value="0.2606633" calcext:value-type="float">
            <text:p>0.2606633</text:p>
          </table:table-cell>
          <table:table-cell office:value-type="float" office:value="0.0045911677781" calcext:value-type="float">
            <text:p>0.0045911677781</text:p>
          </table:table-cell>
          <table:table-cell office:value-type="float" office:value="0.075731" calcext:value-type="float">
            <text:p>0.075731</text:p>
          </table:table-cell>
          <table:table-cell office:value-type="float" office:value="0.00997926696028" calcext:value-type="float">
            <text:p>0.00997926696028</text:p>
          </table:table-cell>
          <table:table-cell table:style-name="ce6" office:value-type="float" office:value="0.0000009277" calcext:value-type="float">
            <text:p>9.28E-07</text:p>
          </table:table-cell>
          <table:table-cell table:style-name="ce6" office:value-type="float" office:value="0.000000171358655716" calcext:value-type="float">
            <text:p>1.71E-07</text:p>
          </table:table-cell>
          <table:table-cell office:value-type="float" office:value="0.0002808675" calcext:value-type="float">
            <text:p>0.0002808675</text:p>
          </table:table-cell>
          <table:table-cell table:style-name="ce6" office:value-type="float" office:value="0.0000158550619975" calcext:value-type="float">
            <text:p>1.59E-05</text:p>
          </table:table-cell>
          <table:table-cell office:value-type="float" office:value="0.0004614748" calcext:value-type="float">
            <text:p>0.0004614748</text:p>
          </table:table-cell>
          <table:table-cell table:style-name="ce6" office:value-type="float" office:value="0.0000306345539684" calcext:value-type="float">
            <text:p>3.06E-05</text:p>
          </table:table-cell>
          <table:table-cell table:style-name="ce6" office:value-type="float" office:value="0.0000032126" calcext:value-type="float">
            <text:p>3.21E-06</text:p>
          </table:table-cell>
          <table:table-cell table:style-name="ce6" office:value-type="float" office:value="0.000000242791726017" calcext:value-type="float">
            <text:p>2.43E-07</text:p>
          </table:table-cell>
          <table:table-cell office:value-type="float" office:value="0.000321341" calcext:value-type="float">
            <text:p>0.000321341</text:p>
          </table:table-cell>
          <table:table-cell office:value-type="float" office:value="0.000262760004784" calcext:value-type="float">
            <text:p>0.000262760004784</text:p>
          </table:table-cell>
          <table:table-cell office:value-type="float" office:value="0.0004990007" calcext:value-type="float">
            <text:p>0.0004990007</text:p>
          </table:table-cell>
          <table:table-cell office:value-type="float" office:value="0.000300554699992" calcext:value-type="float">
            <text:p>0.000300554699992</text:p>
          </table:table-cell>
          <table:table-cell table:style-name="ce6" office:value-type="float" office:value="0.0000001129" calcext:value-type="float">
            <text:p>1.13E-07</text:p>
          </table:table-cell>
          <table:table-cell table:style-name="ce6" office:value-type="float" office:value="0.0000000160100662779" calcext:value-type="float">
            <text:p>1.60E-08</text:p>
          </table:table-cell>
          <table:table-cell table:style-name="ce6" office:value-type="float" office:value="0.0000001297" calcext:value-type="float">
            <text:p>1.30E-07</text:p>
          </table:table-cell>
          <table:table-cell table:style-name="ce6" office:value-type="float" office:value="0.0000000755499099198" calcext:value-type="float">
            <text:p>7.55E-08</text:p>
          </table:table-cell>
          <table:table-cell table:style-name="ce6" office:value-type="float" office:value="0.0000034323" calcext:value-type="float">
            <text:p>3.43E-06</text:p>
          </table:table-cell>
          <table:table-cell table:style-name="ce6" office:value-type="float" office:value="0.000000881166405019" calcext:value-type="float">
            <text:p>8.81E-07</text:p>
          </table:table-cell>
          <table:table-cell office:value-type="float" office:value="0.10268191" calcext:value-type="float">
            <text:p>0.10268191</text:p>
          </table:table-cell>
          <table:table-cell office:value-type="float" office:value="0.00726626848473" calcext:value-type="float">
            <text:p>0.00726626848473</text:p>
          </table:table-cell>
          <table:table-cell office:value-type="float" office:value="0.0004240869" calcext:value-type="float">
            <text:p>0.0004240869</text:p>
          </table:table-cell>
          <table:table-cell table:style-name="ce6" office:value-type="float" office:value="0.0000147300462204" calcext:value-type="float">
            <text:p>1.47E-05</text:p>
          </table:table-cell>
          <table:table-cell table:style-name="ce6" office:value-type="float" office:value="0.0000151456" calcext:value-type="float">
            <text:p>1.51E-05</text:p>
          </table:table-cell>
          <table:table-cell table:style-name="ce6" office:value-type="float" office:value="0.00000138936006052" calcext:value-type="float">
            <text:p>1.39E-06</text:p>
          </table:table-cell>
          <table:table-cell office:value-type="float" office:value="0.0002271994" calcext:value-type="float">
            <text:p>0.0002271994</text:p>
          </table:table-cell>
          <table:table-cell table:style-name="ce6" office:value-type="float" office:value="0.0000061269787951" calcext:value-type="float">
            <text:p>6.13E-06</text:p>
          </table:table-cell>
          <table:table-cell office:value-type="float" office:value="0.000372483" calcext:value-type="float">
            <text:p>0.000372483</text:p>
          </table:table-cell>
          <table:table-cell office:value-type="float" office:value="0.000107487761073" calcext:value-type="float">
            <text:p>0.000107487761073</text:p>
          </table:table-cell>
          <table:table-cell table:style-name="ce6" office:value-type="float" office:value="0.0000001706" calcext:value-type="float">
            <text:p>1.71E-07</text:p>
          </table:table-cell>
          <table:table-cell table:style-name="ce6" office:value-type="float" office:value="0.0000000630206315424" calcext:value-type="float">
            <text:p>6.30E-08</text:p>
          </table:table-cell>
          <table:table-cell table:style-name="ce6" office:value-type="float" office:value="0.0000001519" calcext:value-type="float">
            <text:p>1.52E-07</text:p>
          </table:table-cell>
          <table:table-cell table:style-name="ce6" office:value-type="float" office:value="0.000000054419053036" calcext:value-type="float">
            <text:p>5.44E-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0000292671" calcext:value-type="float">
            <text:p>2.93E-05</text:p>
          </table:table-cell>
          <table:table-cell table:style-name="ce6" office:value-type="float" office:value="0.000000758068078151" calcext:value-type="float">
            <text:p>7.58E-07</text:p>
          </table:table-cell>
          <table:table-cell table:style-name="ce6" office:value-type="float" office:value="0.0000713169" calcext:value-type="float">
            <text:p>7.13E-05</text:p>
          </table:table-cell>
          <table:table-cell table:style-name="ce6" office:value-type="float" office:value="0.00000187925785884" calcext:value-type="float">
            <text:p>1.88E-06</text:p>
          </table:table-cell>
          <table:table-cell table:style-name="ce6" office:value-type="float" office:value="0.0000588517" calcext:value-type="float">
            <text:p>5.89E-05</text:p>
          </table:table-cell>
          <table:table-cell table:style-name="ce6" office:value-type="float" office:value="0.000000764839133413" calcext:value-type="float">
            <text:p>7.65E-07</text:p>
          </table:table-cell>
          <table:table-cell office:value-type="float" office:value="0.0002804959" calcext:value-type="float">
            <text:p>0.0002804959</text:p>
          </table:table-cell>
          <table:table-cell table:style-name="ce6" office:value-type="float" office:value="0.000012129827941" calcext:value-type="float">
            <text:p>1.21E-05</text:p>
          </table:table-cell>
          <table:table-cell office:value-type="float" office:value="0.001240134" calcext:value-type="float">
            <text:p>0.001240134</text:p>
          </table:table-cell>
          <table:table-cell table:style-name="ce6" office:value-type="float" office:value="0.0000415466570924" calcext:value-type="float">
            <text:p>4.15E-05</text:p>
          </table:table-cell>
          <table:table-cell office:value-type="float" office:value="0.07600302" calcext:value-type="float">
            <text:p>0.07600302</text:p>
          </table:table-cell>
          <table:table-cell office:value-type="float" office:value="0.00153531027179" calcext:value-type="float">
            <text:p>0.00153531027179</text:p>
          </table:table-cell>
          <table:table-cell table:style-name="ce6" office:value-type="float" office:value="0.0000600734" calcext:value-type="float">
            <text:p>6.01E-05</text:p>
          </table:table-cell>
          <table:table-cell table:style-name="ce6" office:value-type="float" office:value="0.00000730045944064" calcext:value-type="float">
            <text:p>7.30E-06</text:p>
          </table:table-cell>
          <table:table-cell office:value-type="float" office:value="0.0001050511" calcext:value-type="float">
            <text:p>0.0001050511</text:p>
          </table:table-cell>
          <table:table-cell table:style-name="ce6" office:value-type="float" office:value="0.00000245046745881" calcext:value-type="float">
            <text:p>2.45E-06</text:p>
          </table:table-cell>
          <table:table-cell table:style-name="ce6" office:value-type="float" office:value="0.0000671829" calcext:value-type="float">
            <text:p>6.72E-05</text:p>
          </table:table-cell>
          <table:table-cell table:style-name="ce6" office:value-type="float" office:value="0.0000015385488437" calcext:value-type="float">
            <text:p>1.54E-06</text:p>
          </table:table-cell>
          <table:table-cell office:value-type="float" office:value="0.0003714926" calcext:value-type="float">
            <text:p>0.0003714926</text:p>
          </table:table-cell>
          <table:table-cell office:value-type="float" office:value="0.00054493110651" calcext:value-type="float">
            <text:p>0.00054493110651</text:p>
          </table:table-cell>
          <table:table-cell office:value-type="float" office:value="0.001492597" calcext:value-type="float">
            <text:p>0.001492597</text:p>
          </table:table-cell>
          <table:table-cell table:style-name="ce6" office:value-type="float" office:value="0.0000650614992911" calcext:value-type="float">
            <text:p>6.51E-05</text:p>
          </table:table-cell>
          <table:table-cell office:value-type="float" office:value="0.0682347" calcext:value-type="float">
            <text:p>0.0682347</text:p>
          </table:table-cell>
          <table:table-cell office:value-type="float" office:value="0.00159454665379" calcext:value-type="float">
            <text:p>0.00159454665379</text:p>
          </table:table-cell>
          <table:table-cell table:style-name="ce6" office:value-type="float" office:value="0.0000479751" calcext:value-type="float">
            <text:p>4.80E-05</text:p>
          </table:table-cell>
          <table:table-cell table:style-name="ce6" office:value-type="float" office:value="0.00000159660657159" calcext:value-type="float">
            <text:p>1.60E-06</text:p>
          </table:table-cell>
          <table:table-cell office:value-type="float" office:value="0.0002369266" calcext:value-type="float">
            <text:p>0.0002369266</text:p>
          </table:table-cell>
          <table:table-cell table:style-name="ce6" office:value-type="float" office:value="0.0000124733356779" calcext:value-type="float">
            <text:p>1.25E-05</text:p>
          </table:table-cell>
          <table:table-cell table:style-name="ce6" office:value-type="float" office:value="0.0000906971" calcext:value-type="float">
            <text:p>9.07E-05</text:p>
          </table:table-cell>
          <table:table-cell table:style-name="ce6" office:value-type="float" office:value="0.00000622222619057" calcext:value-type="float">
            <text:p>6.22E-06</text:p>
          </table:table-cell>
          <table:table-cell office:value-type="float" office:value="0.000279036" calcext:value-type="float">
            <text:p>0.000279036</text:p>
          </table:table-cell>
          <table:table-cell table:style-name="ce6" office:value-type="float" office:value="0.0000158664200681" calcext:value-type="float">
            <text:p>1.59E-05</text:p>
          </table:table-cell>
          <table:table-cell office:value-type="float" office:value="0.00145403" calcext:value-type="float">
            <text:p>0.00145403</text:p>
          </table:table-cell>
          <table:table-cell office:value-type="float" office:value="0.000490551185686" calcext:value-type="float">
            <text:p>0.000490551185686</text:p>
          </table:table-cell>
          <table:table-cell office:value-type="float" office:value="0.0997894" calcext:value-type="float">
            <text:p>0.0997894</text:p>
          </table:table-cell>
          <table:table-cell office:value-type="float" office:value="0.00321616074605" calcext:value-type="float">
            <text:p>0.00321616074605</text:p>
          </table:table-cell>
          <table:table-cell table:style-name="ce6" office:value-type="float" office:value="0.0000494073" calcext:value-type="float">
            <text:p>4.94E-05</text:p>
          </table:table-cell>
          <table:table-cell table:style-name="ce6" office:value-type="float" office:value="0.00000361995119826" calcext:value-type="float">
            <text:p>3.62E-06</text:p>
          </table:table-cell>
          <table:table-cell office:value-type="float" office:value="0.0002230068" calcext:value-type="float">
            <text:p>0.0002230068</text:p>
          </table:table-cell>
          <table:table-cell table:style-name="ce6" office:value-type="float" office:value="0.0000102907776059" calcext:value-type="float">
            <text:p>1.03E-05</text:p>
          </table:table-cell>
          <table:table-cell table:style-name="ce6" office:value-type="float" office:value="0.0000790375" calcext:value-type="float">
            <text:p>7.90E-05</text:p>
          </table:table-cell>
          <table:table-cell table:style-name="ce6" office:value-type="float" office:value="0.00000118020565534" calcext:value-type="float">
            <text:p>1.18E-06</text:p>
          </table:table-cell>
          <table:table-cell office:value-type="float" office:value="0.0002780323" calcext:value-type="float">
            <text:p>0.0002780323</text:p>
          </table:table-cell>
          <table:table-cell table:style-name="ce6" office:value-type="float" office:value="0.00000553342098425" calcext:value-type="float">
            <text:p>5.53E-06</text:p>
          </table:table-cell>
          <table:table-cell office:value-type="float" office:value="0.002038051" calcext:value-type="float">
            <text:p>0.002038051</text:p>
          </table:table-cell>
          <table:table-cell table:style-name="ce6" office:value-type="float" office:value="0.000005737981546" calcext:value-type="float">
            <text:p>5.74E-06</text:p>
          </table:table-cell>
          <table:table-cell office:value-type="float" office:value="0.07765763" calcext:value-type="float">
            <text:p>0.07765763</text:p>
          </table:table-cell>
          <table:table-cell office:value-type="float" office:value="0.00247022393454" calcext:value-type="float">
            <text:p>0.00247022393454</text:p>
          </table:table-cell>
          <table:table-cell table:style-name="ce11" office:value-type="float" office:value="0.3125299" calcext:value-type="float">
            <text:p>0.3125299</text:p>
          </table:table-cell>
          <table:table-cell office:value-type="float" office:value="0.000838796022086" calcext:value-type="float">
            <text:p>0.000838796022086</text:p>
          </table:table-cell>
          <table:table-cell table:style-name="ce11" office:value-type="float" office:value="1.440291" calcext:value-type="float">
            <text:p>1.440291</text:p>
          </table:table-cell>
          <table:table-cell office:value-type="float" office:value="0.00222962602744" calcext:value-type="float">
            <text:p>0.00222962602744</text:p>
          </table:table-cell>
          <table:table-cell table:style-name="ce11" office:value-type="float" office:value="0.2283961" calcext:value-type="float">
            <text:p>0.2283961</text:p>
          </table:table-cell>
          <table:table-cell office:value-type="float" office:value="0.001487954558" calcext:value-type="float">
            <text:p>0.001487954558</text:p>
          </table:table-cell>
          <table:table-cell table:style-name="ce11" office:value-type="float" office:value="0.001187102" calcext:value-type="float">
            <text:p>0.001187102</text:p>
          </table:table-cell>
          <table:table-cell table:style-name="ce6" office:value-type="float" office:value="0.0000996984110873" calcext:value-type="float">
            <text:p>9.97E-05</text:p>
          </table:table-cell>
          <table:table-cell table:style-name="ce11" office:value-type="float" office:value="0.142283" calcext:value-type="float">
            <text:p>0.142283</text:p>
          </table:table-cell>
          <table:table-cell office:value-type="float" office:value="0.0012437627498" calcext:value-type="float">
            <text:p>0.0012437627498</text:p>
          </table:table-cell>
          <table:table-cell table:style-name="ce11" office:value-type="float" office:value="0.1094907" calcext:value-type="float">
            <text:p>0.1094907</text:p>
          </table:table-cell>
          <table:table-cell office:value-type="float" office:value="0.00403426763421" calcext:value-type="float">
            <text:p>0.00403426763421</text:p>
          </table:table-cell>
          <table:table-cell table:style-name="ce11" office:value-type="float" office:value="0.1707989" calcext:value-type="float">
            <text:p>0.1707989</text:p>
          </table:table-cell>
          <table:table-cell office:value-type="float" office:value="0.00039489476798" calcext:value-type="float">
            <text:p>0.00039489476798</text:p>
          </table:table-cell>
          <table:table-cell table:style-name="ce11" office:value-type="float" office:value="0.9997471" calcext:value-type="float">
            <text:p>0.9997471</text:p>
          </table:table-cell>
          <table:table-cell office:value-type="float" office:value="0.00215143773375" calcext:value-type="float">
            <text:p>0.00215143773375</text:p>
          </table:table-cell>
          <table:table-cell table:style-name="ce11" office:value-type="float" office:value="0.1447659" calcext:value-type="float">
            <text:p>0.1447659</text:p>
          </table:table-cell>
          <table:table-cell office:value-type="float" office:value="0.00106749774395" calcext:value-type="float">
            <text:p>0.00106749774395</text:p>
          </table:table-cell>
          <table:table-cell table:style-name="ce11" office:value-type="float" office:value="0.0008954063" calcext:value-type="float">
            <text:p>0.0008954063</text:p>
          </table:table-cell>
          <table:table-cell table:style-name="ce6" office:value-type="float" office:value="0.0000298010628075" calcext:value-type="float">
            <text:p>2.98E-05</text:p>
          </table:table-cell>
          <table:table-cell table:style-name="ce11" office:value-type="float" office:value="0.07968093" calcext:value-type="float">
            <text:p>0.07968093</text:p>
          </table:table-cell>
          <table:table-cell office:value-type="float" office:value="0.000757839071234" calcext:value-type="float">
            <text:p>0.000757839071234</text:p>
          </table:table-cell>
          <table:table-cell table:style-name="ce11" office:value-type="float" office:value="0.09701868" calcext:value-type="float">
            <text:p>0.09701868</text:p>
          </table:table-cell>
          <table:table-cell office:value-type="float" office:value="0.00132825878904" calcext:value-type="float">
            <text:p>0.00132825878904</text:p>
          </table:table-cell>
          <table:table-cell office:value-type="float" office:value="0.1575735" calcext:value-type="float">
            <text:p>0.1575735</text:p>
          </table:table-cell>
          <table:table-cell office:value-type="float" office:value="0.00203461785929" calcext:value-type="float">
            <text:p>0.00203461785929</text:p>
          </table:table-cell>
          <table:table-cell office:value-type="float" office:value="0.2673893" calcext:value-type="float">
            <text:p>0.2673893</text:p>
          </table:table-cell>
          <table:table-cell office:value-type="float" office:value="0.0158411058259" calcext:value-type="float">
            <text:p>0.0158411058259</text:p>
          </table:table-cell>
          <table:table-cell office:value-type="float" office:value="0.07176254" calcext:value-type="float">
            <text:p>0.07176254</text:p>
          </table:table-cell>
          <table:table-cell office:value-type="float" office:value="0.00408421300598" calcext:value-type="float">
            <text:p>0.00408421300598</text:p>
          </table:table-cell>
          <table:table-cell table:style-name="ce6" office:value-type="float" office:value="0.0000009628" calcext:value-type="float">
            <text:p>9.63E-07</text:p>
          </table:table-cell>
          <table:table-cell table:style-name="ce6" office:value-type="float" office:value="0.0000000925548486034" calcext:value-type="float">
            <text:p>9.26E-08</text:p>
          </table:table-cell>
          <table:table-cell office:value-type="float" office:value="0.0002739285" calcext:value-type="float">
            <text:p>0.0002739285</text:p>
          </table:table-cell>
          <table:table-cell table:style-name="ce6" office:value-type="float" office:value="0.00000322331751978" calcext:value-type="float">
            <text:p>3.22E-06</text:p>
          </table:table-cell>
          <table:table-cell office:value-type="float" office:value="0.007117183" calcext:value-type="float">
            <text:p>0.007117183</text:p>
          </table:table-cell>
          <table:table-cell office:value-type="float" office:value="0.000500556050675" calcext:value-type="float">
            <text:p>0.000500556050675</text:p>
          </table:table-cell>
          <table:table-cell table:style-name="ce6" office:value-type="float" office:value="0.0000073094" calcext:value-type="float">
            <text:p>7.31E-06</text:p>
          </table:table-cell>
          <table:table-cell table:style-name="ce6" office:value-type="float" office:value="0.000000726941874491" calcext:value-type="float">
            <text:p>7.27E-07</text:p>
          </table:table-cell>
          <table:table-cell office:value-type="float" office:value="0.0002290432" calcext:value-type="float">
            <text:p>0.0002290432</text:p>
          </table:table-cell>
          <table:table-cell table:style-name="ce6" office:value-type="float" office:value="0.00000614039109866" calcext:value-type="float">
            <text:p>6.14E-06</text:p>
          </table:table-cell>
          <table:table-cell office:value-type="float" office:value="0.0004051896" calcext:value-type="float">
            <text:p>0.0004051896</text:p>
          </table:table-cell>
          <table:table-cell table:style-name="ce6" office:value-type="float" office:value="0.0000103975081545" calcext:value-type="float">
            <text:p>1.04E-05</text:p>
          </table:table-cell>
          <table:table-cell table:style-name="ce6" office:value-type="float" office:value="0.0000001536" calcext:value-type="float">
            <text:p>1.54E-07</text:p>
          </table:table-cell>
          <table:table-cell table:style-name="ce6" office:value-type="float" office:value="0.0000000324797372732" calcext:value-type="float">
            <text:p>3.25E-08</text:p>
          </table:table-cell>
          <table:table-cell table:style-name="ce6" office:value-type="float" office:value="0.0000001737" calcext:value-type="float">
            <text:p>1.74E-07</text:p>
          </table:table-cell>
          <table:table-cell table:style-name="ce6" office:value-type="float" office:value="0.0000000667167312016" calcext:value-type="float">
            <text:p>6.67E-08</text:p>
          </table:table-cell>
          <table:table-cell table:style-name="ce6" office:value-type="float" office:value="0.0000021389" calcext:value-type="float">
            <text:p>2.14E-06</text:p>
          </table:table-cell>
          <table:table-cell table:style-name="ce6" office:value-type="float" office:value="0.000000349014310436" calcext:value-type="float">
            <text:p>3.49E-07</text:p>
          </table:table-cell>
          <table:table-cell office:value-type="float" office:value="0.100241" calcext:value-type="float">
            <text:p>0.100241</text:p>
          </table:table-cell>
          <table:table-cell office:value-type="float" office:value="0.00269978763527" calcext:value-type="float">
            <text:p>0.00269978763527</text:p>
          </table:table-cell>
          <table:table-cell office:value-type="float" office:value="0.006071599" calcext:value-type="float">
            <text:p>0.006071599</text:p>
          </table:table-cell>
          <table:table-cell office:value-type="float" office:value="0.000388265876872" calcext:value-type="float">
            <text:p>0.000388265876872</text:p>
          </table:table-cell>
          <table:table-cell table:style-name="ce6" office:value-type="float" office:value="0.0000162375" calcext:value-type="float">
            <text:p>1.62E-05</text:p>
          </table:table-cell>
          <table:table-cell table:style-name="ce6" office:value-type="float" office:value="0.00000544769048415" calcext:value-type="float">
            <text:p>5.45E-06</text:p>
          </table:table-cell>
          <table:table-cell office:value-type="float" office:value="0.0002141414" calcext:value-type="float">
            <text:p>0.0002141414</text:p>
          </table:table-cell>
          <table:table-cell table:style-name="ce6" office:value-type="float" office:value="0.00000581165388967" calcext:value-type="float">
            <text:p>5.81E-06</text:p>
          </table:table-cell>
          <table:table-cell office:value-type="float" office:value="0.0003381629" calcext:value-type="float">
            <text:p>0.0003381629</text:p>
          </table:table-cell>
          <table:table-cell table:style-name="ce6" office:value-type="float" office:value="0.0000116594839265" calcext:value-type="float">
            <text:p>1.17E-05</text:p>
          </table:table-cell>
          <table:table-cell table:style-name="ce6" office:value-type="float" office:value="0.000000222" calcext:value-type="float">
            <text:p>2.22E-07</text:p>
          </table:table-cell>
          <table:table-cell table:style-name="ce6" office:value-type="float" office:value="0.0000000459492473642" calcext:value-type="float">
            <text:p>4.59E-08</text:p>
          </table:table-cell>
          <table:table-cell table:style-name="ce6" office:value-type="float" office:value="0.0000002292" calcext:value-type="float">
            <text:p>2.29E-07</text:p>
          </table:table-cell>
          <table:table-cell table:style-name="ce6" office:value-type="float" office:value="0.0000000640187472542" calcext:value-type="float">
            <text:p>6.40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0.0000313171" calcext:value-type="float">
            <text:p>3.13E-05</text:p>
          </table:table-cell>
          <table:table-cell table:style-name="ce6" office:value-type="float" office:value="0.00000298131016874" calcext:value-type="float">
            <text:p>2.98E-06</text:p>
          </table:table-cell>
          <table:table-cell table:style-name="ce6" office:value-type="float" office:value="0.000074492" calcext:value-type="float">
            <text:p>7.45E-05</text:p>
          </table:table-cell>
          <table:table-cell table:style-name="ce6" office:value-type="float" office:value="0.00000113651396824" calcext:value-type="float">
            <text:p>1.14E-06</text:p>
          </table:table-cell>
          <table:table-cell table:style-name="ce6" office:value-type="float" office:value="0.0000605829" calcext:value-type="float">
            <text:p>6.06E-05</text:p>
          </table:table-cell>
          <table:table-cell table:style-name="ce6" office:value-type="float" office:value="0.0000022499304409" calcext:value-type="float">
            <text:p>2.25E-06</text:p>
          </table:table-cell>
          <table:table-cell office:value-type="float" office:value="0.0002802235" calcext:value-type="float">
            <text:p>0.0002802235</text:p>
          </table:table-cell>
          <table:table-cell table:style-name="ce6" office:value-type="float" office:value="0.0000133831691335" calcext:value-type="float">
            <text:p>1.34E-05</text:p>
          </table:table-cell>
          <table:table-cell office:value-type="float" office:value="0.001230449" calcext:value-type="float">
            <text:p>0.001230449</text:p>
          </table:table-cell>
          <table:table-cell table:style-name="ce6" office:value-type="float" office:value="0.0000165055387673" calcext:value-type="float">
            <text:p>1.65E-05</text:p>
          </table:table-cell>
          <table:table-cell office:value-type="float" office:value="0.07488433" calcext:value-type="float">
            <text:p>0.07488433</text:p>
          </table:table-cell>
          <table:table-cell office:value-type="float" office:value="0.00224740073668" calcext:value-type="float">
            <text:p>0.00224740073668</text:p>
          </table:table-cell>
          <table:table-cell table:style-name="ce6" office:value-type="float" office:value="0.0000597735" calcext:value-type="float">
            <text:p>5.98E-05</text:p>
          </table:table-cell>
          <table:table-cell table:style-name="ce6" office:value-type="float" office:value="0.00000387098610032" calcext:value-type="float">
            <text:p>3.87E-06</text:p>
          </table:table-cell>
          <table:table-cell office:value-type="float" office:value="0.0001105017" calcext:value-type="float">
            <text:p>0.0001105017</text:p>
          </table:table-cell>
          <table:table-cell table:style-name="ce6" office:value-type="float" office:value="0.00000325688890576" calcext:value-type="float">
            <text:p>3.26E-06</text:p>
          </table:table-cell>
          <table:table-cell table:style-name="ce6" office:value-type="float" office:value="0.0000694046" calcext:value-type="float">
            <text:p>6.94E-05</text:p>
          </table:table-cell>
          <table:table-cell table:style-name="ce6" office:value-type="float" office:value="0.00000244619092559" calcext:value-type="float">
            <text:p>2.45E-06</text:p>
          </table:table-cell>
          <table:table-cell office:value-type="float" office:value="0.00019826" calcext:value-type="float">
            <text:p>0.00019826</text:p>
          </table:table-cell>
          <table:table-cell table:style-name="ce6" office:value-type="float" office:value="0.000024753594271" calcext:value-type="float">
            <text:p>2.48E-05</text:p>
          </table:table-cell>
          <table:table-cell office:value-type="float" office:value="0.001493569" calcext:value-type="float">
            <text:p>0.001493569</text:p>
          </table:table-cell>
          <table:table-cell table:style-name="ce6" office:value-type="float" office:value="0.0000720964300935" calcext:value-type="float">
            <text:p>7.21E-05</text:p>
          </table:table-cell>
          <table:table-cell office:value-type="float" office:value="0.0678275" calcext:value-type="float">
            <text:p>0.0678275</text:p>
          </table:table-cell>
          <table:table-cell office:value-type="float" office:value="0.00144388314162" calcext:value-type="float">
            <text:p>0.00144388314162</text:p>
          </table:table-cell>
          <table:table-cell table:style-name="ce6" office:value-type="float" office:value="0.0000876133" calcext:value-type="float">
            <text:p>8.76E-05</text:p>
          </table:table-cell>
          <table:table-cell table:style-name="ce6" office:value-type="float" office:value="0.000021298150066" calcext:value-type="float">
            <text:p>2.13E-05</text:p>
          </table:table-cell>
          <table:table-cell office:value-type="float" office:value="0.000532045" calcext:value-type="float">
            <text:p>0.000532045</text:p>
          </table:table-cell>
          <table:table-cell table:style-name="ce6" office:value-type="float" office:value="0.0000168828561894" calcext:value-type="float">
            <text:p>1.69E-05</text:p>
          </table:table-cell>
          <table:table-cell office:value-type="float" office:value="0.0001398124" calcext:value-type="float">
            <text:p>0.0001398124</text:p>
          </table:table-cell>
          <table:table-cell table:style-name="ce6" office:value-type="float" office:value="0.00000780847344876" calcext:value-type="float">
            <text:p>7.81E-06</text:p>
          </table:table-cell>
          <table:table-cell office:value-type="float" office:value="0.0002763222" calcext:value-type="float">
            <text:p>0.0002763222</text:p>
          </table:table-cell>
          <table:table-cell table:style-name="ce6" office:value-type="float" office:value="0.000013516943185" calcext:value-type="float">
            <text:p>1.35E-05</text:p>
          </table:table-cell>
          <table:table-cell office:value-type="float" office:value="0.001232359" calcext:value-type="float">
            <text:p>0.001232359</text:p>
          </table:table-cell>
          <table:table-cell table:style-name="ce6" office:value-type="float" office:value="0.000054312049502" calcext:value-type="float">
            <text:p>5.43E-05</text:p>
          </table:table-cell>
          <table:table-cell office:value-type="float" office:value="0.1016642" calcext:value-type="float">
            <text:p>0.1016642</text:p>
          </table:table-cell>
          <table:table-cell office:value-type="float" office:value="0.00785724432398" calcext:value-type="float">
            <text:p>0.00785724432398</text:p>
          </table:table-cell>
          <table:table-cell table:style-name="ce6" office:value-type="float" office:value="0.0000698497" calcext:value-type="float">
            <text:p>6.98E-05</text:p>
          </table:table-cell>
          <table:table-cell table:style-name="ce6" office:value-type="float" office:value="0.00000241054397042" calcext:value-type="float">
            <text:p>2.41E-06</text:p>
          </table:table-cell>
          <table:table-cell office:value-type="float" office:value="0.0004677779" calcext:value-type="float">
            <text:p>0.0004677779</text:p>
          </table:table-cell>
          <table:table-cell table:style-name="ce6" office:value-type="float" office:value="0.0000225104588701" calcext:value-type="float">
            <text:p>2.25E-05</text:p>
          </table:table-cell>
          <table:table-cell office:value-type="float" office:value="0.0001067278" calcext:value-type="float">
            <text:p>0.0001067278</text:p>
          </table:table-cell>
          <table:table-cell table:style-name="ce6" office:value-type="float" office:value="0.00000172776643226" calcext:value-type="float">
            <text:p>1.73E-06</text:p>
          </table:table-cell>
          <table:table-cell office:value-type="float" office:value="0.0002855957" calcext:value-type="float">
            <text:p>0.0002855957</text:p>
          </table:table-cell>
          <table:table-cell table:style-name="ce6" office:value-type="float" office:value="0.0000157793755971" calcext:value-type="float">
            <text:p>1.58E-05</text:p>
          </table:table-cell>
          <table:table-cell office:value-type="float" office:value="0.002051656" calcext:value-type="float">
            <text:p>0.002051656</text:p>
          </table:table-cell>
          <table:table-cell table:style-name="ce6" office:value-type="float" office:value="0.0000282885207186" calcext:value-type="float">
            <text:p>2.83E-05</text:p>
          </table:table-cell>
          <table:table-cell office:value-type="float" office:value="0.07775856" calcext:value-type="float">
            <text:p>0.07775856</text:p>
          </table:table-cell>
          <table:table-cell office:value-type="float" office:value="0.00288203090399" calcext:value-type="float">
            <text:p>0.00288203090399</text:p>
          </table:table-cell>
          <table:table-cell table:style-name="ce11" office:value-type="float" office:value="0.3114435" calcext:value-type="float">
            <text:p>0.3114435</text:p>
          </table:table-cell>
          <table:table-cell office:value-type="float" office:value="0.000425157291155" calcext:value-type="float">
            <text:p>0.000425157291155</text:p>
          </table:table-cell>
          <table:table-cell table:style-name="ce11" office:value-type="float" office:value="1.438239" calcext:value-type="float">
            <text:p>1.438239</text:p>
          </table:table-cell>
          <table:table-cell office:value-type="float" office:value="0.00224130641467" calcext:value-type="float">
            <text:p>0.00224130641467</text:p>
          </table:table-cell>
          <table:table-cell table:style-name="ce11" office:value-type="float" office:value="0.2250061" calcext:value-type="float">
            <text:p>0.2250061</text:p>
          </table:table-cell>
          <table:table-cell office:value-type="float" office:value="0.00265505879617" calcext:value-type="float">
            <text:p>0.00265505879617</text:p>
          </table:table-cell>
          <table:table-cell table:style-name="ce11" office:value-type="float" office:value="0.001240931" calcext:value-type="float">
            <text:p>0.001240931</text:p>
          </table:table-cell>
          <table:table-cell office:value-type="float" office:value="0.000280159123335" calcext:value-type="float">
            <text:p>0.000280159123335</text:p>
          </table:table-cell>
          <table:table-cell table:style-name="ce11" office:value-type="float" office:value="0.1415158" calcext:value-type="float">
            <text:p>0.1415158</text:p>
          </table:table-cell>
          <table:table-cell office:value-type="float" office:value="0.000826820120166" calcext:value-type="float">
            <text:p>0.000826820120166</text:p>
          </table:table-cell>
          <table:table-cell table:style-name="ce11" office:value-type="float" office:value="0.1072805" calcext:value-type="float">
            <text:p>0.1072805</text:p>
          </table:table-cell>
          <table:table-cell office:value-type="float" office:value="0.00222281729394" calcext:value-type="float">
            <text:p>0.00222281729394</text:p>
          </table:table-cell>
          <table:table-cell table:style-name="ce11" office:value-type="float" office:value="0.1705323" calcext:value-type="float">
            <text:p>0.1705323</text:p>
          </table:table-cell>
          <table:table-cell office:value-type="float" office:value="0.000321904419907" calcext:value-type="float">
            <text:p>0.000321904419907</text:p>
          </table:table-cell>
          <table:table-cell table:style-name="ce11" office:value-type="float" office:value="0.998559" calcext:value-type="float">
            <text:p>0.998559</text:p>
          </table:table-cell>
          <table:table-cell office:value-type="float" office:value="0.00182067765162" calcext:value-type="float">
            <text:p>0.00182067765162</text:p>
          </table:table-cell>
          <table:table-cell table:style-name="ce11" office:value-type="float" office:value="0.1436672" calcext:value-type="float">
            <text:p>0.1436672</text:p>
          </table:table-cell>
          <table:table-cell office:value-type="float" office:value="0.00108917030604" calcext:value-type="float">
            <text:p>0.00108917030604</text:p>
          </table:table-cell>
          <table:table-cell table:style-name="ce11" office:value-type="float" office:value="0.0008749755" calcext:value-type="float">
            <text:p>0.0008749755</text:p>
          </table:table-cell>
          <table:table-cell table:style-name="ce6" office:value-type="float" office:value="0.000024260450542" calcext:value-type="float">
            <text:p>2.43E-05</text:p>
          </table:table-cell>
          <table:table-cell table:style-name="ce11" office:value-type="float" office:value="0.07723649" calcext:value-type="float">
            <text:p>0.07723649</text:p>
          </table:table-cell>
          <table:table-cell office:value-type="float" office:value="0.00062670265402" calcext:value-type="float">
            <text:p>0.00062670265402</text:p>
          </table:table-cell>
          <table:table-cell table:style-name="ce11" office:value-type="float" office:value="0.09763278" calcext:value-type="float">
            <text:p>0.09763278</text:p>
          </table:table-cell>
          <table:table-cell office:value-type="float" office:value="0.00322283374336" calcext:value-type="float">
            <text:p>0.00322283374336</text:p>
          </table:table-cell>
          <table:table-cell office:value-type="float" office:value="0.155287" calcext:value-type="float">
            <text:p>0.155287</text:p>
          </table:table-cell>
          <table:table-cell office:value-type="float" office:value="0.00192713973431" calcext:value-type="float">
            <text:p>0.00192713973431</text:p>
          </table:table-cell>
          <table:table-cell office:value-type="float" office:value="0.2644815" calcext:value-type="float">
            <text:p>0.2644815</text:p>
          </table:table-cell>
          <table:table-cell office:value-type="float" office:value="0.0100565276562" calcext:value-type="float">
            <text:p>0.0100565276562</text:p>
          </table:table-cell>
          <table:table-cell office:value-type="float" office:value="0.07007973" calcext:value-type="float">
            <text:p>0.07007973</text:p>
          </table:table-cell>
          <table:table-cell office:value-type="float" office:value="0.00298758052315" calcext:value-type="float">
            <text:p>0.00298758052315</text:p>
          </table:table-cell>
          <table:table-cell table:style-name="ce6" office:value-type="float" office:value="0.0000012601" calcext:value-type="float">
            <text:p>1.26E-06</text:p>
          </table:table-cell>
          <table:table-cell table:style-name="ce6" office:value-type="float" office:value="0.000000228049921435" calcext:value-type="float">
            <text:p>2.28E-07</text:p>
          </table:table-cell>
          <table:table-cell office:value-type="float" office:value="0.0002745468" calcext:value-type="float">
            <text:p>0.0002745468</text:p>
          </table:table-cell>
          <table:table-cell table:style-name="ce6" office:value-type="float" office:value="0.0000366957088917" calcext:value-type="float">
            <text:p>3.67E-05</text:p>
          </table:table-cell>
          <table:table-cell office:value-type="float" office:value="0.008045529" calcext:value-type="float">
            <text:p>0.008045529</text:p>
          </table:table-cell>
          <table:table-cell office:value-type="float" office:value="0.0022863445207" calcext:value-type="float">
            <text:p>0.0022863445207</text:p>
          </table:table-cell>
          <table:table-cell table:style-name="ce6" office:value-type="float" office:value="0.0000047003" calcext:value-type="float">
            <text:p>4.70E-06</text:p>
          </table:table-cell>
          <table:table-cell table:style-name="ce6" office:value-type="float" office:value="0.000000354107657829" calcext:value-type="float">
            <text:p>3.54E-07</text:p>
          </table:table-cell>
          <table:table-cell office:value-type="float" office:value="0.0002181394" calcext:value-type="float">
            <text:p>0.0002181394</text:p>
          </table:table-cell>
          <table:table-cell table:style-name="ce6" office:value-type="float" office:value="0.00000627684409733" calcext:value-type="float">
            <text:p>6.28E-06</text:p>
          </table:table-cell>
          <table:table-cell office:value-type="float" office:value="0.0003972251" calcext:value-type="float">
            <text:p>0.0003972251</text:p>
          </table:table-cell>
          <table:table-cell table:style-name="ce6" office:value-type="float" office:value="0.00000740413121094" calcext:value-type="float">
            <text:p>7.40E-06</text:p>
          </table:table-cell>
          <table:table-cell table:style-name="ce6" office:value-type="float" office:value="0.0000002561" calcext:value-type="float">
            <text:p>2.56E-07</text:p>
          </table:table-cell>
          <table:table-cell table:style-name="ce6" office:value-type="float" office:value="0.0000000907247975412" calcext:value-type="float">
            <text:p>9.07E-08</text:p>
          </table:table-cell>
          <table:table-cell table:style-name="ce6" office:value-type="float" office:value="0.0000001975" calcext:value-type="float">
            <text:p>1.98E-07</text:p>
          </table:table-cell>
          <table:table-cell table:style-name="ce6" office:value-type="float" office:value="0.0000000321981711006" calcext:value-type="float">
            <text:p>3.22E-08</text:p>
          </table:table-cell>
          <table:table-cell table:style-name="ce6" office:value-type="float" office:value="0.0000022916" calcext:value-type="float">
            <text:p>2.29E-06</text:p>
          </table:table-cell>
          <table:table-cell table:style-name="ce6" office:value-type="float" office:value="0.00000078153043589" calcext:value-type="float">
            <text:p>7.82E-07</text:p>
          </table:table-cell>
          <table:table-cell office:value-type="float" office:value="0.10066903" calcext:value-type="float">
            <text:p>0.10066903</text:p>
          </table:table-cell>
          <table:table-cell office:value-type="float" office:value="0.0043149108321" calcext:value-type="float">
            <text:p>0.0043149108321</text:p>
          </table:table-cell>
          <table:table-cell office:value-type="float" office:value="0.006277019" calcext:value-type="float">
            <text:p>0.006277019</text:p>
          </table:table-cell>
          <table:table-cell office:value-type="float" office:value="0.000643188592845" calcext:value-type="float">
            <text:p>0.000643188592845</text:p>
          </table:table-cell>
          <table:table-cell table:style-name="ce6" office:value-type="float" office:value="0.0000165294" calcext:value-type="float">
            <text:p>1.65E-05</text:p>
          </table:table-cell>
          <table:table-cell table:style-name="ce6" office:value-type="float" office:value="0.00000267539808876" calcext:value-type="float">
            <text:p>2.68E-06</text:p>
          </table:table-cell>
          <table:table-cell office:value-type="float" office:value="0.0002134906" calcext:value-type="float">
            <text:p>0.0002134906</text:p>
          </table:table-cell>
          <table:table-cell table:style-name="ce6" office:value-type="float" office:value="0.0000105577953107" calcext:value-type="float">
            <text:p>1.06E-05</text:p>
          </table:table-cell>
          <table:table-cell office:value-type="float" office:value="0.0003340844" calcext:value-type="float">
            <text:p>0.0003340844</text:p>
          </table:table-cell>
          <table:table-cell table:style-name="ce6" office:value-type="float" office:value="0.00000420871501107" calcext:value-type="float">
            <text:p>4.21E-06</text:p>
          </table:table-cell>
          <table:table-cell table:style-name="ce6" office:value-type="float" office:value="0.0000003456" calcext:value-type="float">
            <text:p>3.46E-07</text:p>
          </table:table-cell>
          <table:table-cell table:style-name="ce6" office:value-type="float" office:value="0.000000245845570317" calcext:value-type="float">
            <text:p>2.46E-07</text:p>
          </table:table-cell>
          <table:table-cell table:style-name="ce6" office:value-type="float" office:value="0.0000003175" calcext:value-type="float">
            <text:p>3.18E-07</text:p>
          </table:table-cell>
          <table:table-cell table:style-name="ce6" office:value-type="float" office:value="0.000000168121153405" calcext:value-type="float">
            <text:p>1.68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0000386788" calcext:value-type="float">
            <text:p>3.87E-05</text:p>
          </table:table-cell>
          <table:table-cell table:style-name="ce6" office:value-type="float" office:value="0.00000127176446107" calcext:value-type="float">
            <text:p>1.27E-06</text:p>
          </table:table-cell>
          <table:table-cell table:style-name="ce6" office:value-type="float" office:value="0.0000837943" calcext:value-type="float">
            <text:p>8.38E-05</text:p>
          </table:table-cell>
          <table:table-cell table:style-name="ce6" office:value-type="float" office:value="0.00000123578747274" calcext:value-type="float">
            <text:p>1.24E-06</text:p>
          </table:table-cell>
          <table:table-cell table:style-name="ce6" office:value-type="float" office:value="0.0000647169" calcext:value-type="float">
            <text:p>6.47E-05</text:p>
          </table:table-cell>
          <table:table-cell table:style-name="ce6" office:value-type="float" office:value="0.000000878201248766" calcext:value-type="float">
            <text:p>8.78E-07</text:p>
          </table:table-cell>
          <table:table-cell office:value-type="float" office:value="0.0002852207" calcext:value-type="float">
            <text:p>0.0002852207</text:p>
          </table:table-cell>
          <table:table-cell table:style-name="ce6" office:value-type="float" office:value="0.0000230938266068" calcext:value-type="float">
            <text:p>2.31E-05</text:p>
          </table:table-cell>
          <table:table-cell office:value-type="float" office:value="0.001334733" calcext:value-type="float">
            <text:p>0.001334733</text:p>
          </table:table-cell>
          <table:table-cell table:style-name="Default" office:value-type="float" office:value="0.000302638359214" calcext:value-type="float">
            <text:p>0.000302638359214</text:p>
          </table:table-cell>
          <table:table-cell office:value-type="float" office:value="0.07701784" calcext:value-type="float">
            <text:p>0.07701784</text:p>
          </table:table-cell>
          <table:table-cell office:value-type="float" office:value="0.00282852001356" calcext:value-type="float">
            <text:p>0.00282852001356</text:p>
          </table:table-cell>
          <table:table-cell table:style-name="ce6" office:value-type="float" office:value="0.0000577835" calcext:value-type="float">
            <text:p>5.78E-05</text:p>
          </table:table-cell>
          <table:table-cell table:style-name="ce6" office:value-type="float" office:value="0.00000154754675033" calcext:value-type="float">
            <text:p>1.55E-06</text:p>
          </table:table-cell>
          <table:table-cell office:value-type="float" office:value="0.0001202991" calcext:value-type="float">
            <text:p>0.0001202991</text:p>
          </table:table-cell>
          <table:table-cell table:style-name="ce6" office:value-type="float" office:value="0.00000265632475633" calcext:value-type="float">
            <text:p>2.66E-06</text:p>
          </table:table-cell>
          <table:table-cell table:style-name="ce6" office:value-type="float" office:value="0.000072616" calcext:value-type="float">
            <text:p>7.26E-05</text:p>
          </table:table-cell>
          <table:table-cell table:style-name="ce6" office:value-type="float" office:value="0.00000138294854086" calcext:value-type="float">
            <text:p>1.38E-06</text:p>
          </table:table-cell>
          <table:table-cell office:value-type="float" office:value="0.0001943045" calcext:value-type="float">
            <text:p>0.0001943045</text:p>
          </table:table-cell>
          <table:table-cell table:style-name="ce6" office:value-type="float" office:value="0.0000108197068994" calcext:value-type="float">
            <text:p>1.08E-05</text:p>
          </table:table-cell>
          <table:table-cell office:value-type="float" office:value="0.001592207" calcext:value-type="float">
            <text:p>0.001592207</text:p>
          </table:table-cell>
          <table:table-cell office:value-type="float" office:value="0.000285945810836" calcext:value-type="float">
            <text:p>0.000285945810836</text:p>
          </table:table-cell>
          <table:table-cell office:value-type="float" office:value="0.07013128" calcext:value-type="float">
            <text:p>0.07013128</text:p>
          </table:table-cell>
          <table:table-cell office:value-type="float" office:value="0.00622672891703" calcext:value-type="float">
            <text:p>0.00622672891703</text:p>
          </table:table-cell>
          <table:table-cell office:value-type="float" office:value="0.0002116447" calcext:value-type="float">
            <text:p>0.0002116447</text:p>
          </table:table-cell>
          <table:table-cell table:style-name="ce6" office:value-type="float" office:value="0.00001759984154" calcext:value-type="float">
            <text:p>1.76E-05</text:p>
          </table:table-cell>
          <table:table-cell office:value-type="float" office:value="0.001788246" calcext:value-type="float">
            <text:p>0.001788246</text:p>
          </table:table-cell>
          <table:table-cell table:style-name="ce6" office:value-type="float" office:value="0.0000656779095621" calcext:value-type="float">
            <text:p>6.57E-05</text:p>
          </table:table-cell>
          <table:table-cell office:value-type="float" office:value="0.0002841692" calcext:value-type="float">
            <text:p>0.0002841692</text:p>
          </table:table-cell>
          <table:table-cell table:style-name="ce6" office:value-type="float" office:value="0.00000587745568158" calcext:value-type="float">
            <text:p>5.88E-06</text:p>
          </table:table-cell>
          <table:table-cell office:value-type="float" office:value="0.0002800817" calcext:value-type="float">
            <text:p>0.0002800817</text:p>
          </table:table-cell>
          <table:table-cell table:style-name="ce6" office:value-type="float" office:value="0.0000119799294939" calcext:value-type="float">
            <text:p>1.20E-05</text:p>
          </table:table-cell>
          <table:table-cell office:value-type="float" office:value="0.001235826" calcext:value-type="float">
            <text:p>0.001235826</text:p>
          </table:table-cell>
          <table:table-cell table:style-name="ce6" office:value-type="float" office:value="0.000017051118699" calcext:value-type="float">
            <text:p>1.71E-05</text:p>
          </table:table-cell>
          <table:table-cell office:value-type="float" office:value="0.10212374" calcext:value-type="float">
            <text:p>0.10212374</text:p>
          </table:table-cell>
          <table:table-cell office:value-type="float" office:value="0.00416278521644" calcext:value-type="float">
            <text:p>0.00416278521644</text:p>
          </table:table-cell>
          <table:table-cell office:value-type="float" office:value="0.0001365344" calcext:value-type="float">
            <text:p>0.0001365344</text:p>
          </table:table-cell>
          <table:table-cell table:style-name="ce6" office:value-type="float" office:value="0.00000258421783568" calcext:value-type="float">
            <text:p>2.58E-06</text:p>
          </table:table-cell>
          <table:table-cell office:value-type="float" office:value="0.001503538" calcext:value-type="float">
            <text:p>0.001503538</text:p>
          </table:table-cell>
          <table:table-cell table:style-name="ce6" office:value-type="float" office:value="0.0000539452580142" calcext:value-type="float">
            <text:p>5.39E-05</text:p>
          </table:table-cell>
          <table:table-cell office:value-type="float" office:value="0.0002055664" calcext:value-type="float">
            <text:p>0.0002055664</text:p>
          </table:table-cell>
          <table:table-cell table:style-name="ce6" office:value-type="float" office:value="0.0000032888099908" calcext:value-type="float">
            <text:p>3.29E-06</text:p>
          </table:table-cell>
          <table:table-cell office:value-type="float" office:value="0.0004513609" calcext:value-type="float">
            <text:p>0.0004513609</text:p>
          </table:table-cell>
          <table:table-cell office:value-type="float" office:value="0.000532838344982" calcext:value-type="float">
            <text:p>0.000532838344982</text:p>
          </table:table-cell>
          <table:table-cell office:value-type="float" office:value="0.002223138" calcext:value-type="float">
            <text:p>0.002223138</text:p>
          </table:table-cell>
          <table:table-cell table:style-name="ce6" office:value-type="float" office:value="0.0000738279701288" calcext:value-type="float">
            <text:p>7.38E-05</text:p>
          </table:table-cell>
          <table:table-cell office:value-type="float" office:value="0.07906175" calcext:value-type="float">
            <text:p>0.07906175</text:p>
          </table:table-cell>
          <table:table-cell office:value-type="float" office:value="0.00341494016647" calcext:value-type="float">
            <text:p>0.00341494016647</text:p>
          </table:table-cell>
          <table:table-cell table:style-name="ce11" office:value-type="float" office:value="0.3112769" calcext:value-type="float">
            <text:p>0.3112769</text:p>
          </table:table-cell>
          <table:table-cell office:value-type="float" office:value="0.00102273994196" calcext:value-type="float">
            <text:p>0.00102273994196</text:p>
          </table:table-cell>
          <table:table-cell table:style-name="ce11" office:value-type="float" office:value="1.439707" calcext:value-type="float">
            <text:p>1.439707</text:p>
          </table:table-cell>
          <table:table-cell office:value-type="float" office:value="0.00250125324143" calcext:value-type="float">
            <text:p>0.00250125324143</text:p>
          </table:table-cell>
          <table:table-cell table:style-name="ce11" office:value-type="float" office:value="0.2236552" calcext:value-type="float">
            <text:p>0.2236552</text:p>
          </table:table-cell>
          <table:table-cell office:value-type="float" office:value="0.00245607866324" calcext:value-type="float">
            <text:p>0.00245607866324</text:p>
          </table:table-cell>
          <table:table-cell table:style-name="ce11" office:value-type="float" office:value="0.001141138" calcext:value-type="float">
            <text:p>0.001141138</text:p>
          </table:table-cell>
          <table:table-cell table:style-name="ce6" office:value-type="float" office:value="0.0000234602556584" calcext:value-type="float">
            <text:p>2.35E-05</text:p>
          </table:table-cell>
          <table:table-cell table:style-name="ce11" office:value-type="float" office:value="0.1422304" calcext:value-type="float">
            <text:p>0.1422304</text:p>
          </table:table-cell>
          <table:table-cell office:value-type="float" office:value="0.001167813836" calcext:value-type="float">
            <text:p>0.001167813836</text:p>
          </table:table-cell>
          <table:table-cell table:style-name="ce11" office:value-type="float" office:value="0.1094868" calcext:value-type="float">
            <text:p>0.1094868</text:p>
          </table:table-cell>
          <table:table-cell office:value-type="float" office:value="0.00419050028305" calcext:value-type="float">
            <text:p>0.00419050028305</text:p>
          </table:table-cell>
          <table:table-cell table:style-name="ce11" office:value-type="float" office:value="0.1703444" calcext:value-type="float">
            <text:p>0.1703444</text:p>
          </table:table-cell>
          <table:table-cell office:value-type="float" office:value="0.000408691190129" calcext:value-type="float">
            <text:p>0.000408691190129</text:p>
          </table:table-cell>
          <table:table-cell table:style-name="ce11" office:value-type="float" office:value="0.9996747" calcext:value-type="float">
            <text:p>0.9996747</text:p>
          </table:table-cell>
          <table:table-cell office:value-type="float" office:value="0.00233250609384" calcext:value-type="float">
            <text:p>0.00233250609384</text:p>
          </table:table-cell>
          <table:table-cell table:style-name="ce11" office:value-type="float" office:value="0.1428444" calcext:value-type="float">
            <text:p>0.1428444</text:p>
          </table:table-cell>
          <table:table-cell office:value-type="float" office:value="0.00106485045377" calcext:value-type="float">
            <text:p>0.00106485045377</text:p>
          </table:table-cell>
          <table:table-cell table:style-name="ce11" office:value-type="float" office:value="0.0008772629" calcext:value-type="float">
            <text:p>0.0008772629</text:p>
          </table:table-cell>
          <table:table-cell table:style-name="ce6" office:value-type="float" office:value="0.0000240149235474" calcext:value-type="float">
            <text:p>2.40E-05</text:p>
          </table:table-cell>
          <table:table-cell table:style-name="ce11" office:value-type="float" office:value="0.07612454" calcext:value-type="float">
            <text:p>0.07612454</text:p>
          </table:table-cell>
          <table:table-cell office:value-type="float" office:value="0.000694994291264" calcext:value-type="float">
            <text:p>0.000694994291264</text:p>
          </table:table-cell>
          <table:table-cell table:style-name="ce11" office:value-type="float" office:value="0.098022" calcext:value-type="float">
            <text:p>0.098022</text:p>
          </table:table-cell>
          <table:table-cell office:value-type="float" office:value="0.00272899719067" calcext:value-type="float">
            <text:p>0.00272899719067</text:p>
          </table:table-cell>
          <table:table-cell office:value-type="float" office:value="0.1571544" calcext:value-type="float">
            <text:p>0.1571544</text:p>
          </table:table-cell>
          <table:table-cell office:value-type="float" office:value="0.00206198255193" calcext:value-type="float">
            <text:p>0.00206198255193</text:p>
          </table:table-cell>
          <table:table-cell office:value-type="float" office:value="0.2633453" calcext:value-type="float">
            <text:p>0.2633453</text:p>
          </table:table-cell>
          <table:table-cell office:value-type="float" office:value="0.00596835825276" calcext:value-type="float">
            <text:p>0.00596835825276</text:p>
          </table:table-cell>
          <table:table-cell office:value-type="float" office:value="0.07761522" calcext:value-type="float">
            <text:p>0.07761522</text:p>
          </table:table-cell>
          <table:table-cell office:value-type="float" office:value="0.00891769734626" calcext:value-type="float">
            <text:p>0.00891769734626</text:p>
          </table:table-cell>
          <table:table-cell table:style-name="ce6" office:value-type="float" office:value="0.0000016416" calcext:value-type="float">
            <text:p>1.64E-06</text:p>
          </table:table-cell>
          <table:table-cell table:style-name="ce6" office:value-type="float" office:value="0.000000181040940735" calcext:value-type="float">
            <text:p>1.81E-07</text:p>
          </table:table-cell>
          <table:table-cell office:value-type="float" office:value="0.0003636013" calcext:value-type="float">
            <text:p>0.0003636013</text:p>
          </table:table-cell>
          <table:table-cell office:value-type="float" office:value="0.000310387733213" calcext:value-type="float">
            <text:p>0.000310387733213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0674845331909" calcext:value-type="float">
            <text:p>0.000674845331909</text:p>
          </table:table-cell>
          <table:table-cell table:style-name="ce6" office:value-type="float" office:value="0.0000062815" calcext:value-type="float">
            <text:p>6.28E-06</text:p>
          </table:table-cell>
          <table:table-cell table:style-name="ce6" office:value-type="float" office:value="0.00000042371590325" calcext:value-type="float">
            <text:p>4.24E-07</text:p>
          </table:table-cell>
          <table:table-cell office:value-type="float" office:value="0.0003931876" calcext:value-type="float">
            <text:p>0.0003931876</text:p>
          </table:table-cell>
          <table:table-cell office:value-type="float" office:value="0.000533576616621" calcext:value-type="float">
            <text:p>0.000533576616621</text:p>
          </table:table-cell>
          <table:table-cell office:value-type="float" office:value="0.0003964187" calcext:value-type="float">
            <text:p>0.0003964187</text:p>
          </table:table-cell>
          <table:table-cell table:style-name="ce6" office:value-type="float" office:value="0.0000709684827669" calcext:value-type="float">
            <text:p>7.10E-05</text:p>
          </table:table-cell>
          <table:table-cell table:style-name="ce6" office:value-type="float" office:value="0.0000003451" calcext:value-type="float">
            <text:p>3.45E-07</text:p>
          </table:table-cell>
          <table:table-cell table:style-name="ce6" office:value-type="float" office:value="0.0000000950584031004" calcext:value-type="float">
            <text:p>9.51E-08</text:p>
          </table:table-cell>
          <table:table-cell table:style-name="ce6" office:value-type="float" office:value="0.000000278" calcext:value-type="float">
            <text:p>2.78E-07</text:p>
          </table:table-cell>
          <table:table-cell table:style-name="ce6" office:value-type="float" office:value="0.00000000459468291736" calcext:value-type="float">
            <text:p>4.59E-09</text:p>
          </table:table-cell>
          <table:table-cell table:style-name="ce6" office:value-type="float" office:value="0.0000021862" calcext:value-type="float">
            <text:p>2.19E-06</text:p>
          </table:table-cell>
          <table:table-cell table:style-name="ce6" office:value-type="float" office:value="0.000000470593903724" calcext:value-type="float">
            <text:p>4.71E-07</text:p>
          </table:table-cell>
          <table:table-cell office:value-type="float" office:value="0.10383187" calcext:value-type="float">
            <text:p>0.10383187</text:p>
          </table:table-cell>
          <table:table-cell office:value-type="float" office:value="0.00514793816117" calcext:value-type="float">
            <text:p>0.00514793816117</text:p>
          </table:table-cell>
          <table:table-cell office:value-type="float" office:value="0.006081313" calcext:value-type="float">
            <text:p>0.006081313</text:p>
          </table:table-cell>
          <table:table-cell office:value-type="float" office:value="0.000445572862306" calcext:value-type="float">
            <text:p>0.000445572862306</text:p>
          </table:table-cell>
          <table:table-cell table:style-name="ce6" office:value-type="float" office:value="0.0000192172" calcext:value-type="float">
            <text:p>1.92E-05</text:p>
          </table:table-cell>
          <table:table-cell table:style-name="ce6" office:value-type="float" office:value="0.00000910936439788" calcext:value-type="float">
            <text:p>9.11E-06</text:p>
          </table:table-cell>
          <table:table-cell office:value-type="float" office:value="0.0002915178" calcext:value-type="float">
            <text:p>0.0002915178</text:p>
          </table:table-cell>
          <table:table-cell office:value-type="float" office:value="0.000229849312816" calcext:value-type="float">
            <text:p>0.000229849312816</text:p>
          </table:table-cell>
          <table:table-cell office:value-type="float" office:value="0.000406016" calcext:value-type="float">
            <text:p>0.000406016</text:p>
          </table:table-cell>
          <table:table-cell office:value-type="float" office:value="0.00031745977325" calcext:value-type="float">
            <text:p>0.00031745977325</text:p>
          </table:table-cell>
          <table:table-cell table:style-name="ce6" office:value-type="float" office:value="0.0000003704" calcext:value-type="float">
            <text:p>3.70E-07</text:p>
          </table:table-cell>
          <table:table-cell table:style-name="ce6" office:value-type="float" office:value="0.0000000748067138995" calcext:value-type="float">
            <text:p>7.48E-08</text:p>
          </table:table-cell>
          <table:table-cell table:style-name="ce6" office:value-type="float" office:value="0.0000003616" calcext:value-type="float">
            <text:p>3.62E-07</text:p>
          </table:table-cell>
          <table:table-cell table:style-name="ce6" office:value-type="float" office:value="0.0000000782690516388" calcext:value-type="float">
            <text:p>7.83E-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float" office:value="0.0000413113" calcext:value-type="float">
            <text:p>4.13E-05</text:p>
          </table:table-cell>
          <table:table-cell table:style-name="ce6" office:value-type="float" office:value="0.00000561512358724" calcext:value-type="float">
            <text:p>5.62E-06</text:p>
          </table:table-cell>
          <table:table-cell table:style-name="ce6" office:value-type="float" office:value="0.0000975852" calcext:value-type="float">
            <text:p>9.76E-05</text:p>
          </table:table-cell>
          <table:table-cell table:style-name="ce6" office:value-type="float" office:value="0.00000294816232027" calcext:value-type="float">
            <text:p>2.95E-06</text:p>
          </table:table-cell>
          <table:table-cell table:style-name="ce6" office:value-type="float" office:value="0.0000691863" calcext:value-type="float">
            <text:p>6.92E-05</text:p>
          </table:table-cell>
          <table:table-cell table:style-name="ce6" office:value-type="float" office:value="0.0000017560187325" calcext:value-type="float">
            <text:p>1.76E-06</text:p>
          </table:table-cell>
          <table:table-cell office:value-type="float" office:value="0.0002816343" calcext:value-type="float">
            <text:p>0.0002816343</text:p>
          </table:table-cell>
          <table:table-cell table:style-name="ce6" office:value-type="float" office:value="0.0000121748204281" calcext:value-type="float">
            <text:p>1.22E-05</text:p>
          </table:table-cell>
          <table:table-cell office:value-type="float" office:value="0.001263033" calcext:value-type="float">
            <text:p>0.001263033</text:p>
          </table:table-cell>
          <table:table-cell table:style-name="ce6" office:value-type="float" office:value="0.0000600239178347" calcext:value-type="float">
            <text:p>6.00E-05</text:p>
          </table:table-cell>
          <table:table-cell office:value-type="float" office:value="0.07669336" calcext:value-type="float">
            <text:p>0.07669336</text:p>
          </table:table-cell>
          <table:table-cell office:value-type="float" office:value="0.0024324527709" calcext:value-type="float">
            <text:p>0.0024324527709</text:p>
          </table:table-cell>
          <table:table-cell table:style-name="ce6" office:value-type="float" office:value="0.0000584334" calcext:value-type="float">
            <text:p>5.84E-05</text:p>
          </table:table-cell>
          <table:table-cell table:style-name="ce6" office:value-type="float" office:value="0.0000014616170041" calcext:value-type="float">
            <text:p>1.46E-06</text:p>
          </table:table-cell>
          <table:table-cell office:value-type="float" office:value="0.0001298098" calcext:value-type="float">
            <text:p>0.0001298098</text:p>
          </table:table-cell>
          <table:table-cell table:style-name="ce6" office:value-type="float" office:value="0.00000226167223286" calcext:value-type="float">
            <text:p>2.26E-06</text:p>
          </table:table-cell>
          <table:table-cell table:style-name="ce6" office:value-type="float" office:value="0.0000766356" calcext:value-type="float">
            <text:p>7.66E-05</text:p>
          </table:table-cell>
          <table:table-cell table:style-name="ce6" office:value-type="float" office:value="0.00000228383800749" calcext:value-type="float">
            <text:p>2.28E-06</text:p>
          </table:table-cell>
          <table:table-cell office:value-type="float" office:value="0.0001988865" calcext:value-type="float">
            <text:p>0.0001988865</text:p>
          </table:table-cell>
          <table:table-cell table:style-name="ce6" office:value-type="float" office:value="0.0000138759211126" calcext:value-type="float">
            <text:p>1.39E-05</text:p>
          </table:table-cell>
          <table:table-cell office:value-type="float" office:value="0.001477163" calcext:value-type="float">
            <text:p>0.001477163</text:p>
          </table:table-cell>
          <table:table-cell table:style-name="ce6" office:value-type="float" office:value="0.0000522740084236" calcext:value-type="float">
            <text:p>5.23E-05</text:p>
          </table:table-cell>
          <table:table-cell office:value-type="float" office:value="0.06842583" calcext:value-type="float">
            <text:p>0.06842583</text:p>
          </table:table-cell>
          <table:table-cell office:value-type="float" office:value="0.00215297432201" calcext:value-type="float">
            <text:p>0.00215297432201</text:p>
          </table:table-cell>
          <table:table-cell office:value-type="float" office:value="0.0007402069" calcext:value-type="float">
            <text:p>0.0007402069</text:p>
          </table:table-cell>
          <table:table-cell table:style-name="ce6" office:value-type="float" office:value="0.0000646558792161" calcext:value-type="float">
            <text:p>6.47E-05</text:p>
          </table:table-cell>
          <table:table-cell office:value-type="float" office:value="0.005082586" calcext:value-type="float">
            <text:p>0.005082586</text:p>
          </table:table-cell>
          <table:table-cell table:style-name="ce6" office:value-type="float" office:value="0.0000727151699288" calcext:value-type="float">
            <text:p>7.27E-05</text:p>
          </table:table-cell>
          <table:table-cell office:value-type="float" office:value="0.0010116876" calcext:value-type="float">
            <text:p>0.0010116876</text:p>
          </table:table-cell>
          <table:table-cell table:style-name="ce6" office:value-type="float" office:value="0.0000165024367507" calcext:value-type="float">
            <text:p>1.65E-05</text:p>
          </table:table-cell>
          <table:table-cell office:value-type="float" office:value="0.0003863689" calcext:value-type="float">
            <text:p>0.0003863689</text:p>
          </table:table-cell>
          <table:table-cell table:style-name="ce6" office:value-type="float" office:value="0.0000252728459834" calcext:value-type="float">
            <text:p>2.53E-05</text:p>
          </table:table-cell>
          <table:table-cell office:value-type="float" office:value="0.001719646" calcext:value-type="float">
            <text:p>0.001719646</text:p>
          </table:table-cell>
          <table:table-cell table:style-name="ce6" office:value-type="float" office:value="0.0000377901157565" calcext:value-type="float">
            <text:p>3.78E-05</text:p>
          </table:table-cell>
          <table:table-cell office:value-type="float" office:value="0.10007225" calcext:value-type="float">
            <text:p>0.10007225</text:p>
          </table:table-cell>
          <table:table-cell office:value-type="float" office:value="0.00438978078755" calcext:value-type="float">
            <text:p>0.00438978078755</text:p>
          </table:table-cell>
          <table:table-cell office:value-type="float" office:value="0.0004231757" calcext:value-type="float">
            <text:p>0.0004231757</text:p>
          </table:table-cell>
          <table:table-cell table:style-name="ce6" office:value-type="float" office:value="0.0000117610929769" calcext:value-type="float">
            <text:p>1.18E-05</text:p>
          </table:table-cell>
          <table:table-cell office:value-type="float" office:value="0.003927677" calcext:value-type="float">
            <text:p>0.003927677</text:p>
          </table:table-cell>
          <table:table-cell office:value-type="float" office:value="0.000167957716706" calcext:value-type="float">
            <text:p>0.000167957716706</text:p>
          </table:table-cell>
          <table:table-cell office:value-type="float" office:value="0.000583917" calcext:value-type="float">
            <text:p>0.000583917</text:p>
          </table:table-cell>
          <table:table-cell table:style-name="ce6" office:value-type="float" office:value="0.00000704423890692" calcext:value-type="float">
            <text:p>7.04E-06</text:p>
          </table:table-cell>
          <table:table-cell office:value-type="float" office:value="0.0003036819" calcext:value-type="float">
            <text:p>0.0003036819</text:p>
          </table:table-cell>
          <table:table-cell table:style-name="ce6" office:value-type="float" office:value="0.0000579783188757" calcext:value-type="float">
            <text:p>5.80E-05</text:p>
          </table:table-cell>
          <table:table-cell office:value-type="float" office:value="0.00245699" calcext:value-type="float">
            <text:p>0.00245699</text:p>
          </table:table-cell>
          <table:table-cell table:style-name="ce6" office:value-type="float" office:value="0.0000349684864477" calcext:value-type="float">
            <text:p>3.50E-05</text:p>
          </table:table-cell>
          <table:table-cell office:value-type="float" office:value="0.07988759" calcext:value-type="float">
            <text:p>0.07988759</text:p>
          </table:table-cell>
          <table:table-cell office:value-type="float" office:value="0.0027129776632" calcext:value-type="float">
            <text:p>0.0027129776632</text:p>
          </table:table-cell>
          <table:table-cell table:style-name="ce11" office:value-type="float" office:value="0.3111335" calcext:value-type="float">
            <text:p>0.3111335</text:p>
          </table:table-cell>
          <table:table-cell office:value-type="float" office:value="0.000562419821446" calcext:value-type="float">
            <text:p>0.000562419821446</text:p>
          </table:table-cell>
          <table:table-cell table:style-name="ce11" office:value-type="float" office:value="1.439559" calcext:value-type="float">
            <text:p>1.439559</text:p>
          </table:table-cell>
          <table:table-cell office:value-type="float" office:value="0.00232076831148" calcext:value-type="float">
            <text:p>0.00232076831148</text:p>
          </table:table-cell>
          <table:table-cell table:style-name="ce11" office:value-type="float" office:value="0.2281481" calcext:value-type="float">
            <text:p>0.2281481</text:p>
          </table:table-cell>
          <table:table-cell office:value-type="float" office:value="0.00157312000319" calcext:value-type="float">
            <text:p>0.00157312000319</text:p>
          </table:table-cell>
          <table:table-cell table:style-name="ce11" office:value-type="float" office:value="0.001319207" calcext:value-type="float">
            <text:p>0.001319207</text:p>
          </table:table-cell>
          <table:table-cell office:value-type="float" office:value="0.000578049718528" calcext:value-type="float">
            <text:p>0.000578049718528</text:p>
          </table:table-cell>
          <table:table-cell table:style-name="ce11" office:value-type="float" office:value="0.1419908" calcext:value-type="float">
            <text:p>0.1419908</text:p>
          </table:table-cell>
          <table:table-cell office:value-type="float" office:value="0.000978109037321" calcext:value-type="float">
            <text:p>0.000978109037321</text:p>
          </table:table-cell>
          <table:table-cell table:style-name="ce11" office:value-type="float" office:value="0.1043476" calcext:value-type="float">
            <text:p>0.1043476</text:p>
          </table:table-cell>
          <table:table-cell office:value-type="float" office:value="0.00258494681656" calcext:value-type="float">
            <text:p>0.00258494681656</text:p>
          </table:table-cell>
          <table:table-cell table:style-name="ce11" office:value-type="float" office:value="0.170646" calcext:value-type="float">
            <text:p>0.170646</text:p>
          </table:table-cell>
          <table:table-cell office:value-type="float" office:value="0.000565279282007" calcext:value-type="float">
            <text:p>0.000565279282007</text:p>
          </table:table-cell>
          <table:table-cell table:style-name="ce11" office:value-type="float" office:value="1.0000401" calcext:value-type="float">
            <text:p>1.0000401</text:p>
          </table:table-cell>
          <table:table-cell office:value-type="float" office:value="0.002165715404" calcext:value-type="float">
            <text:p>0.002165715404</text:p>
          </table:table-cell>
          <table:table-cell table:style-name="ce11" office:value-type="float" office:value="0.1434848" calcext:value-type="float">
            <text:p>0.1434848</text:p>
          </table:table-cell>
          <table:table-cell office:value-type="float" office:value="0.0011918160559" calcext:value-type="float">
            <text:p>0.0011918160559</text:p>
          </table:table-cell>
          <table:table-cell table:style-name="ce11" office:value-type="float" office:value="0.0009811992" calcext:value-type="float">
            <text:p>0.0009811992</text:p>
          </table:table-cell>
          <table:table-cell office:value-type="float" office:value="0.000333863038633" calcext:value-type="float">
            <text:p>0.000333863038633</text:p>
          </table:table-cell>
          <table:table-cell table:style-name="ce11" office:value-type="float" office:value="0.07497936" calcext:value-type="float">
            <text:p>0.07497936</text:p>
          </table:table-cell>
          <table:table-cell office:value-type="float" office:value="0.000521441425708" calcext:value-type="float">
            <text:p>0.000521441425708</text:p>
          </table:table-cell>
          <table:table-cell table:style-name="ce11" office:value-type="float" office:value="0.09595199" calcext:value-type="float">
            <text:p>0.09595199</text:p>
          </table:table-cell>
          <table:table-cell office:value-type="float" office:value="0.00103885605617" calcext:value-type="float">
            <text:p>0.00103885605617</text:p>
          </table:table-cell>
          <table:table-cell office:value-type="float" office:value="0.1563519" calcext:value-type="float">
            <text:p>0.1563519</text:p>
          </table:table-cell>
          <table:table-cell office:value-type="float" office:value="0.00206250782894" calcext:value-type="float">
            <text:p>0.00206250782894</text:p>
          </table:table-cell>
          <table:table-cell office:value-type="float" office:value="0.2606496" calcext:value-type="float">
            <text:p>0.2606496</text:p>
          </table:table-cell>
          <table:table-cell office:value-type="float" office:value="0.00401036986934" calcext:value-type="float">
            <text:p>0.00401036986934</text:p>
          </table:table-cell>
          <table:table-cell office:value-type="float" office:value="0.07421375" calcext:value-type="float">
            <text:p>0.07421375</text:p>
          </table:table-cell>
          <table:table-cell office:value-type="float" office:value="0.00411812074165" calcext:value-type="float">
            <text:p>0.00411812074165</text:p>
          </table:table-cell>
          <table:table-cell table:style-name="ce6" office:value-type="float" office:value="0.0000021407" calcext:value-type="float">
            <text:p>2.14E-06</text:p>
          </table:table-cell>
          <table:table-cell table:style-name="ce6" office:value-type="float" office:value="0.000000179065506325" calcext:value-type="float">
            <text:p>1.79E-07</text:p>
          </table:table-cell>
          <table:table-cell office:value-type="float" office:value="0.000281061" calcext:value-type="float">
            <text:p>0.000281061</text:p>
          </table:table-cell>
          <table:table-cell table:style-name="ce6" office:value-type="float" office:value="0.0000326524753971" calcext:value-type="float">
            <text:p>3.27E-05</text:p>
          </table:table-cell>
          <table:table-cell office:value-type="float" office:value="0.007082934" calcext:value-type="float">
            <text:p>0.007082934</text:p>
          </table:table-cell>
          <table:table-cell office:value-type="float" office:value="0.000331758461374" calcext:value-type="float">
            <text:p>0.000331758461374</text:p>
          </table:table-cell>
          <table:table-cell table:style-name="ce6" office:value-type="float" office:value="0.0000106171" calcext:value-type="float">
            <text:p>1.06E-05</text:p>
          </table:table-cell>
          <table:table-cell table:style-name="ce6" office:value-type="float" office:value="0.000001982144655" calcext:value-type="float">
            <text:p>1.98E-06</text:p>
          </table:table-cell>
          <table:table-cell office:value-type="float" office:value="0.0003945214" calcext:value-type="float">
            <text:p>0.0003945214</text:p>
          </table:table-cell>
          <table:table-cell office:value-type="float" office:value="0.000541514372248" calcext:value-type="float">
            <text:p>0.000541514372248</text:p>
          </table:table-cell>
          <table:table-cell office:value-type="float" office:value="0.0003831667" calcext:value-type="float">
            <text:p>0.0003831667</text:p>
          </table:table-cell>
          <table:table-cell table:style-name="ce6" office:value-type="float" office:value="0.0000351137209556" calcext:value-type="float">
            <text:p>3.51E-05</text:p>
          </table:table-cell>
          <table:table-cell table:style-name="ce6" office:value-type="float" office:value="0.0000005509" calcext:value-type="float">
            <text:p>5.51E-07</text:p>
          </table:table-cell>
          <table:table-cell table:style-name="ce6" office:value-type="float" office:value="0.0000000249819935153" calcext:value-type="float">
            <text:p>2.50E-08</text:p>
          </table:table-cell>
          <table:table-cell table:style-name="ce6" office:value-type="float" office:value="0.0000004845" calcext:value-type="float">
            <text:p>4.85E-07</text:p>
          </table:table-cell>
          <table:table-cell table:style-name="ce6" office:value-type="float" office:value="0.0000000208553217296" calcext:value-type="float">
            <text:p>2.09E-08</text:p>
          </table:table-cell>
          <table:table-cell table:style-name="ce6" office:value-type="float" office:value="0.0000045528" calcext:value-type="float">
            <text:p>4.55E-06</text:p>
          </table:table-cell>
          <table:table-cell table:style-name="ce6" office:value-type="float" office:value="0.0000010726859124" calcext:value-type="float">
            <text:p>1.07E-06</text:p>
          </table:table-cell>
          <table:table-cell office:value-type="float" office:value="0.10551572" calcext:value-type="float">
            <text:p>0.10551572</text:p>
          </table:table-cell>
          <table:table-cell office:value-type="float" office:value="0.00805174798355" calcext:value-type="float">
            <text:p>0.00805174798355</text:p>
          </table:table-cell>
          <table:table-cell office:value-type="float" office:value="0.006074641" calcext:value-type="float">
            <text:p>0.006074641</text:p>
          </table:table-cell>
          <table:table-cell office:value-type="float" office:value="0.000542769224737" calcext:value-type="float">
            <text:p>0.000542769224737</text:p>
          </table:table-cell>
          <table:table-cell table:style-name="ce6" office:value-type="float" office:value="0.0000231222" calcext:value-type="float">
            <text:p>2.31E-05</text:p>
          </table:table-cell>
          <table:table-cell table:style-name="ce6" office:value-type="float" office:value="0.00000802520199538" calcext:value-type="float">
            <text:p>8.03E-06</text:p>
          </table:table-cell>
          <table:table-cell office:value-type="float" office:value="0.0002161174" calcext:value-type="float">
            <text:p>0.0002161174</text:p>
          </table:table-cell>
          <table:table-cell table:style-name="ce6" office:value-type="float" office:value="0.00000575795199316" calcext:value-type="float">
            <text:p>5.76E-06</text:p>
          </table:table-cell>
          <table:table-cell office:value-type="float" office:value="0.0005822929" calcext:value-type="float">
            <text:p>0.0005822929</text:p>
          </table:table-cell>
          <table:table-cell office:value-type="float" office:value="0.000870155397824" calcext:value-type="float">
            <text:p>0.000870155397824</text:p>
          </table:table-cell>
          <table:table-cell table:style-name="ce6" office:value-type="float" office:value="0.0000007127" calcext:value-type="float">
            <text:p>7.13E-07</text:p>
          </table:table-cell>
          <table:table-cell table:style-name="ce6" office:value-type="float" office:value="0.000000179712146377" calcext:value-type="float">
            <text:p>1.80E-07</text:p>
          </table:table-cell>
          <table:table-cell table:style-name="ce6" office:value-type="float" office:value="0.0000007096" calcext:value-type="float">
            <text:p>7.10E-07</text:p>
          </table:table-cell>
          <table:table-cell table:style-name="ce6" office:value-type="float" office:value="0.00000016992887401" calcext:value-type="float">
            <text:p>1.70E-07</text:p>
          </table:table-cell>
        </table:table-row>
        <table:table-row table:style-name="ro1" table:number-rows-repeated="5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7"/>
        </table:table-row>
        <table:table-row table:style-name="ro1">
          <table:table-cell table:style-name="ce1" office:value-type="string" calcext:value-type="string">
            <text:p>n_x</text:p>
          </table:table-cell>
          <table:table-cell table:style-name="ce1" office:value-type="string" calcext:value-type="string">
            <text:p>flatness</text:p>
          </table:table-cell>
          <table:table-cell table:style-name="ce1" office:value-type="string" calcext:value-type="string">
            <text:p>CUDA</text:p>
          </table:table-cell>
          <table:table-cell table:style-name="ce1" table:number-columns-repeated="3"/>
          <table:table-cell table:style-name="ce1" office:value-type="string" calcext:value-type="string">
            <text:p>OPENCL</text:p>
          </table:table-cell>
          <table:table-cell table:style-name="ce1" table:number-columns-repeated="3"/>
          <table:table-cell table:style-name="ce1" office:value-type="string" calcext:value-type="string">
            <text:p>OPENACC</text:p>
          </table:table-cell>
          <table:table-cell table:style-name="ce1" table:number-columns-repeated="3"/>
          <table:table-cell table:number-columns-repeated="9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number-columns-repeated="9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97"/>
        </table:table-row>
        <table:table-row table:style-name="ro1">
          <table:table-cell table:style-name="ce2" office:value-type="string" calcext:value-type="string">
            <text:p>#n_x</text:p>
          </table:table-cell>
          <table:table-cell office:value-type="string" calcext:value-type="string">
            <text:p>flatness</text:p>
          </table:table-cell>
          <table:table-cell office:value-type="string" calcext:value-type="string">
            <text:p>cuda_r_init</text:p>
          </table:table-cell>
          <table:table-cell office:value-type="string" calcext:value-type="string">
            <text:p>cuda_r_exec</text:p>
          </table:table-cell>
          <table:table-cell office:value-type="string" calcext:value-type="string">
            <text:p>cuda_c_init</text:p>
          </table:table-cell>
          <table:table-cell office:value-type="string" calcext:value-type="string">
            <text:p>cuda_c_exec</text:p>
          </table:table-cell>
          <table:table-cell office:value-type="string" calcext:value-type="string">
            <text:p>opencl_r_init</text:p>
          </table:table-cell>
          <table:table-cell table:style-name="ce2" office:value-type="string" calcext:value-type="string">
            <text:p>opencl_r_exec</text:p>
          </table:table-cell>
          <table:table-cell office:value-type="string" calcext:value-type="string">
            <text:p>opencl_c_init</text:p>
          </table:table-cell>
          <table:table-cell table:style-name="ce2" office:value-type="string" calcext:value-type="string">
            <text:p>opencl_c_exec</text:p>
          </table:table-cell>
          <table:table-cell office:value-type="string" calcext:value-type="string">
            <text:p>openacc_r_init</text:p>
          </table:table-cell>
          <table:table-cell table:style-name="ce2" office:value-type="string" calcext:value-type="string">
            <text:p>openacc_r_exec</text:p>
          </table:table-cell>
          <table:table-cell table:style-name="ce2" office:value-type="string" calcext:value-type="string">
            <text:p>openacc_c_init</text:p>
          </table:table-cell>
          <table:table-cell office:value-type="string" calcext:value-type="string">
            <text:p>openacc_c_exec</text:p>
          </table:table-cell>
          <table:table-cell table:number-columns-repeated="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([.A20]/256)^3" office:value-type="float" office:value="0.0000000596046447753906" calcext:value-type="float">
            <text:p>5.96046447753906E-08</text:p>
          </table:table-cell>
          <table:table-cell office:value-type="float" office:value="0.0008865153" calcext:value-type="float">
            <text:p>0.0008865153</text:p>
          </table:table-cell>
          <table:table-cell office:value-type="float" office:value="0.1702121" calcext:value-type="float">
            <text:p>0.1702121</text:p>
          </table:table-cell>
          <table:table-cell office:value-type="float" office:value="0.00114066" calcext:value-type="float">
            <text:p>0.00114066</text:p>
          </table:table-cell>
          <table:table-cell office:value-type="float" office:value="0.3113813" calcext:value-type="float">
            <text:p>0.31138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26938" calcext:value-type="float">
            <text:p>0.1426938</text:p>
          </table:table-cell>
          <table:table-cell table:style-name="ce2" office:value-type="float" office:value="0.9992241" calcext:value-type="float">
            <text:p>0.9992241</text:p>
          </table:table-cell>
          <table:table-cell table:style-name="ce2" office:value-type="float" office:value="0.1412715" calcext:value-type="float">
            <text:p>0.1412715</text:p>
          </table:table-cell>
          <table:table-cell office:value-type="float" office:value="1.439765" calcext:value-type="float">
            <text:p>1.439765</text:p>
          </table:table-cell>
          <table:table-cell table:number-columns-repeated="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([.A21]/256)^3" office:value-type="float" office:value="0.000000476837158203125" calcext:value-type="float">
            <text:p>4.76837158203125E-07</text:p>
          </table:table-cell>
          <table:table-cell office:value-type="float" office:value="0.0008833883" calcext:value-type="float">
            <text:p>0.0008833883</text:p>
          </table:table-cell>
          <table:table-cell office:value-type="float" office:value="0.1711289" calcext:value-type="float">
            <text:p>0.1711289</text:p>
          </table:table-cell>
          <table:table-cell office:value-type="float" office:value="0.001137397" calcext:value-type="float">
            <text:p>0.001137397</text:p>
          </table:table-cell>
          <table:table-cell office:value-type="float" office:value="0.3127658" calcext:value-type="float">
            <text:p>0.31276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92228" calcext:value-type="float">
            <text:p>0.1492228</text:p>
          </table:table-cell>
          <table:table-cell table:style-name="ce2" office:value-type="float" office:value="1.0001566" calcext:value-type="float">
            <text:p>1.0001566</text:p>
          </table:table-cell>
          <table:table-cell table:style-name="ce2" office:value-type="float" office:value="0.147245" calcext:value-type="float">
            <text:p>0.147245</text:p>
          </table:table-cell>
          <table:table-cell office:value-type="float" office:value="1.440545" calcext:value-type="float">
            <text:p>1.440545</text:p>
          </table:table-cell>
          <table:table-cell table:number-columns-repeated="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([.A22]/256)^3" office:value-type="float" office:value="0.000003814697265625" calcext:value-type="float">
            <text:p>3.814697265625E-06</text:p>
          </table:table-cell>
          <table:table-cell office:value-type="float" office:value="0.0008837593" calcext:value-type="float">
            <text:p>0.0008837593</text:p>
          </table:table-cell>
          <table:table-cell office:value-type="float" office:value="0.171228" calcext:value-type="float">
            <text:p>0.171228</text:p>
          </table:table-cell>
          <table:table-cell office:value-type="float" office:value="0.001145221" calcext:value-type="float">
            <text:p>0.001145221</text:p>
          </table:table-cell>
          <table:table-cell office:value-type="float" office:value="0.3135572" calcext:value-type="float">
            <text:p>0.3135572</text:p>
          </table:table-cell>
          <table:table-cell office:value-type="float" office:value="0.09892983" calcext:value-type="float">
            <text:p>0.09892983</text:p>
          </table:table-cell>
          <table:table-cell table:style-name="ce2" office:value-type="float" office:value="0.1556209" calcext:value-type="float">
            <text:p>0.1556209</text:p>
          </table:table-cell>
          <table:table-cell office:value-type="float" office:value="0.1092202" calcext:value-type="float">
            <text:p>0.1092202</text:p>
          </table:table-cell>
          <table:table-cell table:style-name="ce2" office:value-type="float" office:value="0.2369117" calcext:value-type="float">
            <text:p>0.2369117</text:p>
          </table:table-cell>
          <table:table-cell office:value-type="float" office:value="0.1120344" calcext:value-type="float">
            <text:p>0.1120344</text:p>
          </table:table-cell>
          <table:table-cell table:style-name="ce2" office:value-type="float" office:value="0.9995315" calcext:value-type="float">
            <text:p>0.9995315</text:p>
          </table:table-cell>
          <table:table-cell table:style-name="ce2" office:value-type="float" office:value="0.1441789" calcext:value-type="float">
            <text:p>0.1441789</text:p>
          </table:table-cell>
          <table:table-cell office:value-type="float" office:value="1.441439" calcext:value-type="float">
            <text:p>1.441439</text:p>
          </table:table-cell>
          <table:table-cell table:number-columns-repeated="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([.A23]/256)^3" office:value-type="float" office:value="0.000030517578125" calcext:value-type="float">
            <text:p>3.0517578125E-05</text:p>
          </table:table-cell>
          <table:table-cell office:value-type="float" office:value="0.0008807362" calcext:value-type="float">
            <text:p>0.0008807362</text:p>
          </table:table-cell>
          <table:table-cell office:value-type="float" office:value="0.1705263" calcext:value-type="float">
            <text:p>0.1705263</text:p>
          </table:table-cell>
          <table:table-cell office:value-type="float" office:value="0.001130934" calcext:value-type="float">
            <text:p>0.001130934</text:p>
          </table:table-cell>
          <table:table-cell office:value-type="float" office:value="0.3122713" calcext:value-type="float">
            <text:p>0.3122713</text:p>
          </table:table-cell>
          <table:table-cell office:value-type="float" office:value="0.09811303" calcext:value-type="float">
            <text:p>0.09811303</text:p>
          </table:table-cell>
          <table:table-cell table:style-name="ce2" office:value-type="float" office:value="0.1504865" calcext:value-type="float">
            <text:p>0.1504865</text:p>
          </table:table-cell>
          <table:table-cell office:value-type="float" office:value="0.1090237" calcext:value-type="float">
            <text:p>0.1090237</text:p>
          </table:table-cell>
          <table:table-cell table:style-name="ce2" office:value-type="float" office:value="0.2333713" calcext:value-type="float">
            <text:p>0.2333713</text:p>
          </table:table-cell>
          <table:table-cell office:value-type="float" office:value="0.09309806" calcext:value-type="float">
            <text:p>0.09309806</text:p>
          </table:table-cell>
          <table:table-cell table:style-name="ce2" office:value-type="float" office:value="0.9995028" calcext:value-type="float">
            <text:p>0.9995028</text:p>
          </table:table-cell>
          <table:table-cell table:style-name="ce2" office:value-type="float" office:value="0.143147" calcext:value-type="float">
            <text:p>0.143147</text:p>
          </table:table-cell>
          <table:table-cell office:value-type="float" office:value="1.440444" calcext:value-type="float">
            <text:p>1.440444</text:p>
          </table:table-cell>
          <table:table-cell table:number-columns-repeated="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([.A24]/256)^3" office:value-type="float" office:value="0.000244140625" calcext:value-type="float">
            <text:p>0.000244140625</text:p>
          </table:table-cell>
          <table:table-cell office:value-type="float" office:value="0.0010991892" calcext:value-type="float">
            <text:p>0.0010991892</text:p>
          </table:table-cell>
          <table:table-cell office:value-type="float" office:value="0.170826" calcext:value-type="float">
            <text:p>0.170826</text:p>
          </table:table-cell>
          <table:table-cell office:value-type="float" office:value="0.00114299" calcext:value-type="float">
            <text:p>0.00114299</text:p>
          </table:table-cell>
          <table:table-cell office:value-type="float" office:value="0.3126475" calcext:value-type="float">
            <text:p>0.3126475</text:p>
          </table:table-cell>
          <table:table-cell office:value-type="float" office:value="0.09695843" calcext:value-type="float">
            <text:p>0.09695843</text:p>
          </table:table-cell>
          <table:table-cell table:style-name="ce2" office:value-type="float" office:value="0.1471434" calcext:value-type="float">
            <text:p>0.1471434</text:p>
          </table:table-cell>
          <table:table-cell office:value-type="float" office:value="0.1083968" calcext:value-type="float">
            <text:p>0.1083968</text:p>
          </table:table-cell>
          <table:table-cell table:style-name="ce2" office:value-type="float" office:value="0.2308338" calcext:value-type="float">
            <text:p>0.2308338</text:p>
          </table:table-cell>
          <table:table-cell office:value-type="float" office:value="0.0837919" calcext:value-type="float">
            <text:p>0.0837919</text:p>
          </table:table-cell>
          <table:table-cell table:style-name="ce2" office:value-type="float" office:value="0.9985877" calcext:value-type="float">
            <text:p>0.9985877</text:p>
          </table:table-cell>
          <table:table-cell table:style-name="ce2" office:value-type="float" office:value="0.1416292" calcext:value-type="float">
            <text:p>0.1416292</text:p>
          </table:table-cell>
          <table:table-cell office:value-type="float" office:value="1.438806" calcext:value-type="float">
            <text:p>1.438806</text:p>
          </table:table-cell>
          <table:table-cell table:number-columns-repeated="9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([.A25]/256)^3" office:value-type="float" office:value="0.001953125" calcext:value-type="float">
            <text:p>0.001953125</text:p>
          </table:table-cell>
          <table:table-cell office:value-type="float" office:value="0.0008954063" calcext:value-type="float">
            <text:p>0.0008954063</text:p>
          </table:table-cell>
          <table:table-cell office:value-type="float" office:value="0.1707989" calcext:value-type="float">
            <text:p>0.1707989</text:p>
          </table:table-cell>
          <table:table-cell office:value-type="float" office:value="0.001187102" calcext:value-type="float">
            <text:p>0.001187102</text:p>
          </table:table-cell>
          <table:table-cell office:value-type="float" office:value="0.3125299" calcext:value-type="float">
            <text:p>0.3125299</text:p>
          </table:table-cell>
          <table:table-cell office:value-type="float" office:value="0.09701868" calcext:value-type="float">
            <text:p>0.09701868</text:p>
          </table:table-cell>
          <table:table-cell table:style-name="ce2" office:value-type="float" office:value="0.1447659" calcext:value-type="float">
            <text:p>0.1447659</text:p>
          </table:table-cell>
          <table:table-cell office:value-type="float" office:value="0.1094907" calcext:value-type="float">
            <text:p>0.1094907</text:p>
          </table:table-cell>
          <table:table-cell table:style-name="ce2" office:value-type="float" office:value="0.2283961" calcext:value-type="float">
            <text:p>0.2283961</text:p>
          </table:table-cell>
          <table:table-cell office:value-type="float" office:value="0.07968093" calcext:value-type="float">
            <text:p>0.07968093</text:p>
          </table:table-cell>
          <table:table-cell table:style-name="ce2" office:value-type="float" office:value="0.9997471" calcext:value-type="float">
            <text:p>0.9997471</text:p>
          </table:table-cell>
          <table:table-cell table:style-name="ce2" office:value-type="float" office:value="0.142283" calcext:value-type="float">
            <text:p>0.142283</text:p>
          </table:table-cell>
          <table:table-cell office:value-type="float" office:value="1.440291" calcext:value-type="float">
            <text:p>1.440291</text:p>
          </table:table-cell>
          <table:table-cell table:number-columns-repeated="9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([.A26]/256)^3" office:value-type="float" office:value="0.015625" calcext:value-type="float">
            <text:p>0.015625</text:p>
          </table:table-cell>
          <table:table-cell office:value-type="float" office:value="0.0008749755" calcext:value-type="float">
            <text:p>0.0008749755</text:p>
          </table:table-cell>
          <table:table-cell office:value-type="float" office:value="0.1705323" calcext:value-type="float">
            <text:p>0.1705323</text:p>
          </table:table-cell>
          <table:table-cell office:value-type="float" office:value="0.001240931" calcext:value-type="float">
            <text:p>0.001240931</text:p>
          </table:table-cell>
          <table:table-cell office:value-type="float" office:value="0.3114435" calcext:value-type="float">
            <text:p>0.3114435</text:p>
          </table:table-cell>
          <table:table-cell office:value-type="float" office:value="0.09763278" calcext:value-type="float">
            <text:p>0.09763278</text:p>
          </table:table-cell>
          <table:table-cell table:style-name="ce2" office:value-type="float" office:value="0.1436672" calcext:value-type="float">
            <text:p>0.1436672</text:p>
          </table:table-cell>
          <table:table-cell office:value-type="float" office:value="0.1072805" calcext:value-type="float">
            <text:p>0.1072805</text:p>
          </table:table-cell>
          <table:table-cell table:style-name="ce2" office:value-type="float" office:value="0.2250061" calcext:value-type="float">
            <text:p>0.2250061</text:p>
          </table:table-cell>
          <table:table-cell office:value-type="float" office:value="0.07723649" calcext:value-type="float">
            <text:p>0.07723649</text:p>
          </table:table-cell>
          <table:table-cell table:style-name="ce2" office:value-type="float" office:value="0.998559" calcext:value-type="float">
            <text:p>0.998559</text:p>
          </table:table-cell>
          <table:table-cell table:style-name="ce2" office:value-type="float" office:value="0.1415158" calcext:value-type="float">
            <text:p>0.1415158</text:p>
          </table:table-cell>
          <table:table-cell office:value-type="float" office:value="1.438239" calcext:value-type="float">
            <text:p>1.438239</text:p>
          </table:table-cell>
          <table:table-cell table:number-columns-repeated="9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formula="of:=([.A27]/256)^3" office:value-type="float" office:value="0.125" calcext:value-type="float">
            <text:p>0.125</text:p>
          </table:table-cell>
          <table:table-cell office:value-type="float" office:value="0.0008772629" calcext:value-type="float">
            <text:p>0.0008772629</text:p>
          </table:table-cell>
          <table:table-cell office:value-type="float" office:value="0.1703444" calcext:value-type="float">
            <text:p>0.1703444</text:p>
          </table:table-cell>
          <table:table-cell office:value-type="float" office:value="0.001141138" calcext:value-type="float">
            <text:p>0.001141138</text:p>
          </table:table-cell>
          <table:table-cell office:value-type="float" office:value="0.3112769" calcext:value-type="float">
            <text:p>0.3112769</text:p>
          </table:table-cell>
          <table:table-cell office:value-type="float" office:value="0.098022" calcext:value-type="float">
            <text:p>0.098022</text:p>
          </table:table-cell>
          <table:table-cell table:style-name="ce2" office:value-type="float" office:value="0.1428444" calcext:value-type="float">
            <text:p>0.1428444</text:p>
          </table:table-cell>
          <table:table-cell office:value-type="float" office:value="0.1094868" calcext:value-type="float">
            <text:p>0.1094868</text:p>
          </table:table-cell>
          <table:table-cell table:style-name="ce2" office:value-type="float" office:value="0.2236552" calcext:value-type="float">
            <text:p>0.2236552</text:p>
          </table:table-cell>
          <table:table-cell office:value-type="float" office:value="0.07612454" calcext:value-type="float">
            <text:p>0.07612454</text:p>
          </table:table-cell>
          <table:table-cell table:style-name="ce2" office:value-type="float" office:value="0.9996747" calcext:value-type="float">
            <text:p>0.9996747</text:p>
          </table:table-cell>
          <table:table-cell table:style-name="ce2" office:value-type="float" office:value="0.1422304" calcext:value-type="float">
            <text:p>0.1422304</text:p>
          </table:table-cell>
          <table:table-cell office:value-type="float" office:value="1.439707" calcext:value-type="float">
            <text:p>1.439707</text:p>
          </table:table-cell>
          <table:table-cell table:number-columns-repeated="97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formula="of:=([.A28]/256)^3" office:value-type="float" office:value="1" calcext:value-type="float">
            <text:p>1</text:p>
          </table:table-cell>
          <table:table-cell office:value-type="float" office:value="0.0009811992" calcext:value-type="float">
            <text:p>0.0009811992</text:p>
          </table:table-cell>
          <table:table-cell office:value-type="float" office:value="0.170646" calcext:value-type="float">
            <text:p>0.170646</text:p>
          </table:table-cell>
          <table:table-cell office:value-type="float" office:value="0.001319207" calcext:value-type="float">
            <text:p>0.001319207</text:p>
          </table:table-cell>
          <table:table-cell office:value-type="float" office:value="0.3111335" calcext:value-type="float">
            <text:p>0.3111335</text:p>
          </table:table-cell>
          <table:table-cell office:value-type="float" office:value="0.09595199" calcext:value-type="float">
            <text:p>0.09595199</text:p>
          </table:table-cell>
          <table:table-cell table:style-name="ce2" office:value-type="float" office:value="0.1434848" calcext:value-type="float">
            <text:p>0.1434848</text:p>
          </table:table-cell>
          <table:table-cell office:value-type="float" office:value="0.1043476" calcext:value-type="float">
            <text:p>0.1043476</text:p>
          </table:table-cell>
          <table:table-cell table:style-name="ce2" office:value-type="float" office:value="0.2281481" calcext:value-type="float">
            <text:p>0.2281481</text:p>
          </table:table-cell>
          <table:table-cell office:value-type="float" office:value="0.07497936" calcext:value-type="float">
            <text:p>0.07497936</text:p>
          </table:table-cell>
          <table:table-cell table:style-name="ce2" office:value-type="float" office:value="1.0000401" calcext:value-type="float">
            <text:p>1.0000401</text:p>
          </table:table-cell>
          <table:table-cell table:style-name="ce2" office:value-type="float" office:value="0.1419908" calcext:value-type="float">
            <text:p>0.1419908</text:p>
          </table:table-cell>
          <table:table-cell office:value-type="float" office:value="1.439559" calcext:value-type="float">
            <text:p>1.439559</text:p>
          </table:table-cell>
          <table:table-cell table:number-columns-repeated="97"/>
        </table:table-row>
        <table:table-row table:style-name="ro1">
          <table:table-cell table:style-name="ce18" office:value-type="string" calcext:value-type="string">
            <text:p>flatness.dat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09:48:24.708545993</meta:creation-date>
    <dc:date>2019-06-24T15:44:01.870460885</dc:date>
    <meta:editing-duration>PT2H59S</meta:editing-duration>
    <meta:editing-cycles>31</meta:editing-cycles>
    <meta:generator>LibreOffice/6.1.3.2$Linux_X86_64 LibreOffice_project/10$Build-2</meta:generator>
    <meta:document-statistic meta:table-count="33" meta:cell-count="11695" meta:object-count="0"/>
  </office:meta>
</office:document-meta>
</file>